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" style:display-name="TBL_0_1" style:family="table" style:master-page-name="master_5f_0">
      <style:table-properties style:width="58.242cm" style:page-number="auto" fo:break-before="page" table:align="left"/>
    </style:style>
    <style:style style:name="TBL_5f_0_5f_1.A" style:display-name="TBL_0_1.A" style:family="table-column">
      <style:table-column-properties style:column-width="3.494cm"/>
    </style:style>
    <style:style style:name="TBL_5f_0_5f_1.B" style:display-name="TBL_0_1.B" style:family="table-column">
      <style:table-column-properties style:column-width="8.802cm"/>
    </style:style>
    <style:style style:name="TBL_5f_0_5f_1.C" style:display-name="TBL_0_1.C" style:family="table-column">
      <style:table-column-properties style:column-width="9.031cm"/>
    </style:style>
    <style:style style:name="TBL_5f_0_5f_1.D" style:display-name="TBL_0_1.D" style:family="table-column">
      <style:table-column-properties style:column-width="13.342cm"/>
    </style:style>
    <style:style style:name="TBL_5f_0_5f_1.E" style:display-name="TBL_0_1.E" style:family="table-column">
      <style:table-column-properties style:column-width="1.607cm"/>
    </style:style>
    <style:style style:name="TBL_5f_0_5f_1.F" style:display-name="TBL_0_1.F" style:family="table-column">
      <style:table-column-properties style:column-width="2.32cm"/>
    </style:style>
    <style:style style:name="TBL_5f_0_5f_1.G" style:display-name="TBL_0_1.G" style:family="table-column">
      <style:table-column-properties style:column-width="2.193cm"/>
    </style:style>
    <style:style style:name="TBL_5f_0_5f_1.H" style:display-name="TBL_0_1.H" style:family="table-column">
      <style:table-column-properties style:column-width="1.427cm"/>
    </style:style>
    <style:style style:name="TBL_5f_0_5f_1.I" style:display-name="TBL_0_1.I" style:family="table-column">
      <style:table-column-properties style:column-width="1.785cm"/>
    </style:style>
    <style:style style:name="TBL_5f_0_5f_1.J" style:display-name="TBL_0_1.J" style:family="table-column">
      <style:table-column-properties style:column-width="1.683cm"/>
    </style:style>
    <style:style style:name="TBL_5f_0_5f_1.L" style:display-name="TBL_0_1.L" style:family="table-column">
      <style:table-column-properties style:column-width="1.554cm"/>
    </style:style>
    <style:style style:name="TBL_5f_0_5f_1.O" style:display-name="TBL_0_1.O" style:family="table-column">
      <style:table-column-properties style:column-width="1.58cm"/>
    </style:style>
    <style:style style:name="TBL_5f_0_5f_1.P" style:display-name="TBL_0_1.P" style:family="table-column">
      <style:table-column-properties style:column-width="1.658cm"/>
    </style:style>
    <style:style style:name="TBL_5f_0_5f_1.Q" style:display-name="TBL_0_1.Q" style:family="table-column">
      <style:table-column-properties style:column-width="1.402cm"/>
    </style:style>
    <style:style style:name="TBL_5f_0_5f_1.R" style:display-name="TBL_0_1.R" style:family="table-column">
      <style:table-column-properties style:column-width="1.52cm"/>
    </style:style>
    <style:style style:name="TBL_5f_0_5f_1.1" style:display-name="TBL_0_1.1" style:family="table-row">
      <style:table-row-properties style:row-height="0.457cm" style:use-optimal-row-height="false"/>
    </style:style>
    <style:style style:name="TBL_5f_0_5f_1.A1" style:display-name="TBL_0_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.B1" style:display-name="TBL_0_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E1" style:display-name="TBL_0_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" style:display-name="TBL_0_2" style:family="table" style:master-page-name="master_5f_0">
      <style:table-properties style:width="58.242cm" style:page-number="auto" fo:break-before="page" table:align="left"/>
    </style:style>
    <style:style style:name="TBL_5f_0_5f_2.A" style:display-name="TBL_0_2.A" style:family="table-column">
      <style:table-column-properties style:column-width="3.494cm"/>
    </style:style>
    <style:style style:name="TBL_5f_0_5f_2.B" style:display-name="TBL_0_2.B" style:family="table-column">
      <style:table-column-properties style:column-width="8.802cm"/>
    </style:style>
    <style:style style:name="TBL_5f_0_5f_2.C" style:display-name="TBL_0_2.C" style:family="table-column">
      <style:table-column-properties style:column-width="9.031cm"/>
    </style:style>
    <style:style style:name="TBL_5f_0_5f_2.D" style:display-name="TBL_0_2.D" style:family="table-column">
      <style:table-column-properties style:column-width="13.342cm"/>
    </style:style>
    <style:style style:name="TBL_5f_0_5f_2.E" style:display-name="TBL_0_2.E" style:family="table-column">
      <style:table-column-properties style:column-width="1.607cm"/>
    </style:style>
    <style:style style:name="TBL_5f_0_5f_2.F" style:display-name="TBL_0_2.F" style:family="table-column">
      <style:table-column-properties style:column-width="2.32cm"/>
    </style:style>
    <style:style style:name="TBL_5f_0_5f_2.G" style:display-name="TBL_0_2.G" style:family="table-column">
      <style:table-column-properties style:column-width="2.193cm"/>
    </style:style>
    <style:style style:name="TBL_5f_0_5f_2.H" style:display-name="TBL_0_2.H" style:family="table-column">
      <style:table-column-properties style:column-width="1.427cm"/>
    </style:style>
    <style:style style:name="TBL_5f_0_5f_2.I" style:display-name="TBL_0_2.I" style:family="table-column">
      <style:table-column-properties style:column-width="1.785cm"/>
    </style:style>
    <style:style style:name="TBL_5f_0_5f_2.J" style:display-name="TBL_0_2.J" style:family="table-column">
      <style:table-column-properties style:column-width="1.683cm"/>
    </style:style>
    <style:style style:name="TBL_5f_0_5f_2.L" style:display-name="TBL_0_2.L" style:family="table-column">
      <style:table-column-properties style:column-width="1.554cm"/>
    </style:style>
    <style:style style:name="TBL_5f_0_5f_2.O" style:display-name="TBL_0_2.O" style:family="table-column">
      <style:table-column-properties style:column-width="1.58cm"/>
    </style:style>
    <style:style style:name="TBL_5f_0_5f_2.P" style:display-name="TBL_0_2.P" style:family="table-column">
      <style:table-column-properties style:column-width="1.658cm"/>
    </style:style>
    <style:style style:name="TBL_5f_0_5f_2.Q" style:display-name="TBL_0_2.Q" style:family="table-column">
      <style:table-column-properties style:column-width="1.402cm"/>
    </style:style>
    <style:style style:name="TBL_5f_0_5f_2.R" style:display-name="TBL_0_2.R" style:family="table-column">
      <style:table-column-properties style:column-width="1.52cm"/>
    </style:style>
    <style:style style:name="TBL_5f_0_5f_2.1" style:display-name="TBL_0_2.1" style:family="table-row">
      <style:table-row-properties style:row-height="0.457cm" style:use-optimal-row-height="false"/>
    </style:style>
    <style:style style:name="TBL_5f_0_5f_2.A1" style:display-name="TBL_0_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.B1" style:display-name="TBL_0_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E1" style:display-name="TBL_0_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" style:display-name="TBL_0_3" style:family="table" style:master-page-name="master_5f_0">
      <style:table-properties style:width="58.242cm" style:page-number="auto" fo:break-before="page" table:align="left"/>
    </style:style>
    <style:style style:name="TBL_5f_0_5f_3.A" style:display-name="TBL_0_3.A" style:family="table-column">
      <style:table-column-properties style:column-width="3.494cm"/>
    </style:style>
    <style:style style:name="TBL_5f_0_5f_3.B" style:display-name="TBL_0_3.B" style:family="table-column">
      <style:table-column-properties style:column-width="8.802cm"/>
    </style:style>
    <style:style style:name="TBL_5f_0_5f_3.C" style:display-name="TBL_0_3.C" style:family="table-column">
      <style:table-column-properties style:column-width="9.031cm"/>
    </style:style>
    <style:style style:name="TBL_5f_0_5f_3.D" style:display-name="TBL_0_3.D" style:family="table-column">
      <style:table-column-properties style:column-width="13.342cm"/>
    </style:style>
    <style:style style:name="TBL_5f_0_5f_3.E" style:display-name="TBL_0_3.E" style:family="table-column">
      <style:table-column-properties style:column-width="1.607cm"/>
    </style:style>
    <style:style style:name="TBL_5f_0_5f_3.F" style:display-name="TBL_0_3.F" style:family="table-column">
      <style:table-column-properties style:column-width="2.32cm"/>
    </style:style>
    <style:style style:name="TBL_5f_0_5f_3.G" style:display-name="TBL_0_3.G" style:family="table-column">
      <style:table-column-properties style:column-width="2.193cm"/>
    </style:style>
    <style:style style:name="TBL_5f_0_5f_3.H" style:display-name="TBL_0_3.H" style:family="table-column">
      <style:table-column-properties style:column-width="1.427cm"/>
    </style:style>
    <style:style style:name="TBL_5f_0_5f_3.I" style:display-name="TBL_0_3.I" style:family="table-column">
      <style:table-column-properties style:column-width="1.785cm"/>
    </style:style>
    <style:style style:name="TBL_5f_0_5f_3.J" style:display-name="TBL_0_3.J" style:family="table-column">
      <style:table-column-properties style:column-width="1.683cm"/>
    </style:style>
    <style:style style:name="TBL_5f_0_5f_3.L" style:display-name="TBL_0_3.L" style:family="table-column">
      <style:table-column-properties style:column-width="1.554cm"/>
    </style:style>
    <style:style style:name="TBL_5f_0_5f_3.O" style:display-name="TBL_0_3.O" style:family="table-column">
      <style:table-column-properties style:column-width="1.58cm"/>
    </style:style>
    <style:style style:name="TBL_5f_0_5f_3.P" style:display-name="TBL_0_3.P" style:family="table-column">
      <style:table-column-properties style:column-width="1.658cm"/>
    </style:style>
    <style:style style:name="TBL_5f_0_5f_3.Q" style:display-name="TBL_0_3.Q" style:family="table-column">
      <style:table-column-properties style:column-width="1.402cm"/>
    </style:style>
    <style:style style:name="TBL_5f_0_5f_3.R" style:display-name="TBL_0_3.R" style:family="table-column">
      <style:table-column-properties style:column-width="1.52cm"/>
    </style:style>
    <style:style style:name="TBL_5f_0_5f_3.1" style:display-name="TBL_0_3.1" style:family="table-row">
      <style:table-row-properties style:row-height="0.457cm" style:use-optimal-row-height="false"/>
    </style:style>
    <style:style style:name="TBL_5f_0_5f_3.A1" style:display-name="TBL_0_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3.B1" style:display-name="TBL_0_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E1" style:display-name="TBL_0_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" style:display-name="TBL_0_4" style:family="table" style:master-page-name="master_5f_0">
      <style:table-properties style:width="58.242cm" style:page-number="auto" fo:break-before="page" table:align="left"/>
    </style:style>
    <style:style style:name="TBL_5f_0_5f_4.A" style:display-name="TBL_0_4.A" style:family="table-column">
      <style:table-column-properties style:column-width="3.494cm"/>
    </style:style>
    <style:style style:name="TBL_5f_0_5f_4.B" style:display-name="TBL_0_4.B" style:family="table-column">
      <style:table-column-properties style:column-width="8.802cm"/>
    </style:style>
    <style:style style:name="TBL_5f_0_5f_4.C" style:display-name="TBL_0_4.C" style:family="table-column">
      <style:table-column-properties style:column-width="9.031cm"/>
    </style:style>
    <style:style style:name="TBL_5f_0_5f_4.D" style:display-name="TBL_0_4.D" style:family="table-column">
      <style:table-column-properties style:column-width="13.342cm"/>
    </style:style>
    <style:style style:name="TBL_5f_0_5f_4.E" style:display-name="TBL_0_4.E" style:family="table-column">
      <style:table-column-properties style:column-width="1.607cm"/>
    </style:style>
    <style:style style:name="TBL_5f_0_5f_4.F" style:display-name="TBL_0_4.F" style:family="table-column">
      <style:table-column-properties style:column-width="2.32cm"/>
    </style:style>
    <style:style style:name="TBL_5f_0_5f_4.G" style:display-name="TBL_0_4.G" style:family="table-column">
      <style:table-column-properties style:column-width="2.193cm"/>
    </style:style>
    <style:style style:name="TBL_5f_0_5f_4.H" style:display-name="TBL_0_4.H" style:family="table-column">
      <style:table-column-properties style:column-width="1.427cm"/>
    </style:style>
    <style:style style:name="TBL_5f_0_5f_4.I" style:display-name="TBL_0_4.I" style:family="table-column">
      <style:table-column-properties style:column-width="1.785cm"/>
    </style:style>
    <style:style style:name="TBL_5f_0_5f_4.J" style:display-name="TBL_0_4.J" style:family="table-column">
      <style:table-column-properties style:column-width="1.683cm"/>
    </style:style>
    <style:style style:name="TBL_5f_0_5f_4.L" style:display-name="TBL_0_4.L" style:family="table-column">
      <style:table-column-properties style:column-width="1.554cm"/>
    </style:style>
    <style:style style:name="TBL_5f_0_5f_4.O" style:display-name="TBL_0_4.O" style:family="table-column">
      <style:table-column-properties style:column-width="1.58cm"/>
    </style:style>
    <style:style style:name="TBL_5f_0_5f_4.P" style:display-name="TBL_0_4.P" style:family="table-column">
      <style:table-column-properties style:column-width="1.658cm"/>
    </style:style>
    <style:style style:name="TBL_5f_0_5f_4.Q" style:display-name="TBL_0_4.Q" style:family="table-column">
      <style:table-column-properties style:column-width="1.402cm"/>
    </style:style>
    <style:style style:name="TBL_5f_0_5f_4.R" style:display-name="TBL_0_4.R" style:family="table-column">
      <style:table-column-properties style:column-width="1.52cm"/>
    </style:style>
    <style:style style:name="TBL_5f_0_5f_4.1" style:display-name="TBL_0_4.1" style:family="table-row">
      <style:table-row-properties style:row-height="0.457cm" style:use-optimal-row-height="false"/>
    </style:style>
    <style:style style:name="TBL_5f_0_5f_4.A1" style:display-name="TBL_0_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4.B1" style:display-name="TBL_0_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E1" style:display-name="TBL_0_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" style:display-name="TBL_0_5" style:family="table" style:master-page-name="master_5f_0">
      <style:table-properties style:width="58.242cm" style:page-number="auto" fo:break-before="page" table:align="left"/>
    </style:style>
    <style:style style:name="TBL_5f_0_5f_5.A" style:display-name="TBL_0_5.A" style:family="table-column">
      <style:table-column-properties style:column-width="3.494cm"/>
    </style:style>
    <style:style style:name="TBL_5f_0_5f_5.B" style:display-name="TBL_0_5.B" style:family="table-column">
      <style:table-column-properties style:column-width="8.802cm"/>
    </style:style>
    <style:style style:name="TBL_5f_0_5f_5.C" style:display-name="TBL_0_5.C" style:family="table-column">
      <style:table-column-properties style:column-width="9.031cm"/>
    </style:style>
    <style:style style:name="TBL_5f_0_5f_5.D" style:display-name="TBL_0_5.D" style:family="table-column">
      <style:table-column-properties style:column-width="13.342cm"/>
    </style:style>
    <style:style style:name="TBL_5f_0_5f_5.E" style:display-name="TBL_0_5.E" style:family="table-column">
      <style:table-column-properties style:column-width="1.607cm"/>
    </style:style>
    <style:style style:name="TBL_5f_0_5f_5.F" style:display-name="TBL_0_5.F" style:family="table-column">
      <style:table-column-properties style:column-width="2.32cm"/>
    </style:style>
    <style:style style:name="TBL_5f_0_5f_5.G" style:display-name="TBL_0_5.G" style:family="table-column">
      <style:table-column-properties style:column-width="2.193cm"/>
    </style:style>
    <style:style style:name="TBL_5f_0_5f_5.H" style:display-name="TBL_0_5.H" style:family="table-column">
      <style:table-column-properties style:column-width="1.427cm"/>
    </style:style>
    <style:style style:name="TBL_5f_0_5f_5.I" style:display-name="TBL_0_5.I" style:family="table-column">
      <style:table-column-properties style:column-width="1.785cm"/>
    </style:style>
    <style:style style:name="TBL_5f_0_5f_5.J" style:display-name="TBL_0_5.J" style:family="table-column">
      <style:table-column-properties style:column-width="1.683cm"/>
    </style:style>
    <style:style style:name="TBL_5f_0_5f_5.L" style:display-name="TBL_0_5.L" style:family="table-column">
      <style:table-column-properties style:column-width="1.554cm"/>
    </style:style>
    <style:style style:name="TBL_5f_0_5f_5.O" style:display-name="TBL_0_5.O" style:family="table-column">
      <style:table-column-properties style:column-width="1.58cm"/>
    </style:style>
    <style:style style:name="TBL_5f_0_5f_5.P" style:display-name="TBL_0_5.P" style:family="table-column">
      <style:table-column-properties style:column-width="1.658cm"/>
    </style:style>
    <style:style style:name="TBL_5f_0_5f_5.Q" style:display-name="TBL_0_5.Q" style:family="table-column">
      <style:table-column-properties style:column-width="1.402cm"/>
    </style:style>
    <style:style style:name="TBL_5f_0_5f_5.R" style:display-name="TBL_0_5.R" style:family="table-column">
      <style:table-column-properties style:column-width="1.52cm"/>
    </style:style>
    <style:style style:name="TBL_5f_0_5f_5.1" style:display-name="TBL_0_5.1" style:family="table-row">
      <style:table-row-properties style:row-height="0.457cm" style:use-optimal-row-height="false"/>
    </style:style>
    <style:style style:name="TBL_5f_0_5f_5.A1" style:display-name="TBL_0_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5.B1" style:display-name="TBL_0_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E1" style:display-name="TBL_0_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" style:display-name="TBL_0_6" style:family="table" style:master-page-name="master_5f_0">
      <style:table-properties style:width="58.242cm" style:page-number="auto" fo:break-before="page" table:align="left"/>
    </style:style>
    <style:style style:name="TBL_5f_0_5f_6.A" style:display-name="TBL_0_6.A" style:family="table-column">
      <style:table-column-properties style:column-width="3.494cm"/>
    </style:style>
    <style:style style:name="TBL_5f_0_5f_6.B" style:display-name="TBL_0_6.B" style:family="table-column">
      <style:table-column-properties style:column-width="8.802cm"/>
    </style:style>
    <style:style style:name="TBL_5f_0_5f_6.C" style:display-name="TBL_0_6.C" style:family="table-column">
      <style:table-column-properties style:column-width="9.031cm"/>
    </style:style>
    <style:style style:name="TBL_5f_0_5f_6.D" style:display-name="TBL_0_6.D" style:family="table-column">
      <style:table-column-properties style:column-width="13.342cm"/>
    </style:style>
    <style:style style:name="TBL_5f_0_5f_6.E" style:display-name="TBL_0_6.E" style:family="table-column">
      <style:table-column-properties style:column-width="1.607cm"/>
    </style:style>
    <style:style style:name="TBL_5f_0_5f_6.F" style:display-name="TBL_0_6.F" style:family="table-column">
      <style:table-column-properties style:column-width="2.32cm"/>
    </style:style>
    <style:style style:name="TBL_5f_0_5f_6.G" style:display-name="TBL_0_6.G" style:family="table-column">
      <style:table-column-properties style:column-width="2.193cm"/>
    </style:style>
    <style:style style:name="TBL_5f_0_5f_6.H" style:display-name="TBL_0_6.H" style:family="table-column">
      <style:table-column-properties style:column-width="1.427cm"/>
    </style:style>
    <style:style style:name="TBL_5f_0_5f_6.I" style:display-name="TBL_0_6.I" style:family="table-column">
      <style:table-column-properties style:column-width="1.785cm"/>
    </style:style>
    <style:style style:name="TBL_5f_0_5f_6.J" style:display-name="TBL_0_6.J" style:family="table-column">
      <style:table-column-properties style:column-width="1.683cm"/>
    </style:style>
    <style:style style:name="TBL_5f_0_5f_6.L" style:display-name="TBL_0_6.L" style:family="table-column">
      <style:table-column-properties style:column-width="1.554cm"/>
    </style:style>
    <style:style style:name="TBL_5f_0_5f_6.O" style:display-name="TBL_0_6.O" style:family="table-column">
      <style:table-column-properties style:column-width="1.58cm"/>
    </style:style>
    <style:style style:name="TBL_5f_0_5f_6.P" style:display-name="TBL_0_6.P" style:family="table-column">
      <style:table-column-properties style:column-width="1.658cm"/>
    </style:style>
    <style:style style:name="TBL_5f_0_5f_6.Q" style:display-name="TBL_0_6.Q" style:family="table-column">
      <style:table-column-properties style:column-width="1.402cm"/>
    </style:style>
    <style:style style:name="TBL_5f_0_5f_6.R" style:display-name="TBL_0_6.R" style:family="table-column">
      <style:table-column-properties style:column-width="1.52cm"/>
    </style:style>
    <style:style style:name="TBL_5f_0_5f_6.1" style:display-name="TBL_0_6.1" style:family="table-row">
      <style:table-row-properties style:row-height="0.457cm" style:use-optimal-row-height="false"/>
    </style:style>
    <style:style style:name="TBL_5f_0_5f_6.A1" style:display-name="TBL_0_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6.B1" style:display-name="TBL_0_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E1" style:display-name="TBL_0_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" style:display-name="TBL_0_7" style:family="table" style:master-page-name="master_5f_0">
      <style:table-properties style:width="58.242cm" style:page-number="auto" fo:break-before="page" table:align="left"/>
    </style:style>
    <style:style style:name="TBL_5f_0_5f_7.A" style:display-name="TBL_0_7.A" style:family="table-column">
      <style:table-column-properties style:column-width="3.494cm"/>
    </style:style>
    <style:style style:name="TBL_5f_0_5f_7.B" style:display-name="TBL_0_7.B" style:family="table-column">
      <style:table-column-properties style:column-width="8.802cm"/>
    </style:style>
    <style:style style:name="TBL_5f_0_5f_7.C" style:display-name="TBL_0_7.C" style:family="table-column">
      <style:table-column-properties style:column-width="9.031cm"/>
    </style:style>
    <style:style style:name="TBL_5f_0_5f_7.D" style:display-name="TBL_0_7.D" style:family="table-column">
      <style:table-column-properties style:column-width="13.342cm"/>
    </style:style>
    <style:style style:name="TBL_5f_0_5f_7.E" style:display-name="TBL_0_7.E" style:family="table-column">
      <style:table-column-properties style:column-width="1.607cm"/>
    </style:style>
    <style:style style:name="TBL_5f_0_5f_7.F" style:display-name="TBL_0_7.F" style:family="table-column">
      <style:table-column-properties style:column-width="2.32cm"/>
    </style:style>
    <style:style style:name="TBL_5f_0_5f_7.G" style:display-name="TBL_0_7.G" style:family="table-column">
      <style:table-column-properties style:column-width="2.193cm"/>
    </style:style>
    <style:style style:name="TBL_5f_0_5f_7.H" style:display-name="TBL_0_7.H" style:family="table-column">
      <style:table-column-properties style:column-width="1.427cm"/>
    </style:style>
    <style:style style:name="TBL_5f_0_5f_7.I" style:display-name="TBL_0_7.I" style:family="table-column">
      <style:table-column-properties style:column-width="1.785cm"/>
    </style:style>
    <style:style style:name="TBL_5f_0_5f_7.J" style:display-name="TBL_0_7.J" style:family="table-column">
      <style:table-column-properties style:column-width="1.683cm"/>
    </style:style>
    <style:style style:name="TBL_5f_0_5f_7.L" style:display-name="TBL_0_7.L" style:family="table-column">
      <style:table-column-properties style:column-width="1.554cm"/>
    </style:style>
    <style:style style:name="TBL_5f_0_5f_7.O" style:display-name="TBL_0_7.O" style:family="table-column">
      <style:table-column-properties style:column-width="1.58cm"/>
    </style:style>
    <style:style style:name="TBL_5f_0_5f_7.P" style:display-name="TBL_0_7.P" style:family="table-column">
      <style:table-column-properties style:column-width="1.658cm"/>
    </style:style>
    <style:style style:name="TBL_5f_0_5f_7.Q" style:display-name="TBL_0_7.Q" style:family="table-column">
      <style:table-column-properties style:column-width="1.402cm"/>
    </style:style>
    <style:style style:name="TBL_5f_0_5f_7.R" style:display-name="TBL_0_7.R" style:family="table-column">
      <style:table-column-properties style:column-width="1.52cm"/>
    </style:style>
    <style:style style:name="TBL_5f_0_5f_7.1" style:display-name="TBL_0_7.1" style:family="table-row">
      <style:table-row-properties style:row-height="0.457cm" style:use-optimal-row-height="false"/>
    </style:style>
    <style:style style:name="TBL_5f_0_5f_7.A1" style:display-name="TBL_0_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7.B1" style:display-name="TBL_0_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E1" style:display-name="TBL_0_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" style:display-name="TBL_0_8" style:family="table" style:master-page-name="master_5f_0">
      <style:table-properties style:width="58.242cm" style:page-number="auto" fo:break-before="page" table:align="left"/>
    </style:style>
    <style:style style:name="TBL_5f_0_5f_8.A" style:display-name="TBL_0_8.A" style:family="table-column">
      <style:table-column-properties style:column-width="3.494cm"/>
    </style:style>
    <style:style style:name="TBL_5f_0_5f_8.B" style:display-name="TBL_0_8.B" style:family="table-column">
      <style:table-column-properties style:column-width="8.802cm"/>
    </style:style>
    <style:style style:name="TBL_5f_0_5f_8.C" style:display-name="TBL_0_8.C" style:family="table-column">
      <style:table-column-properties style:column-width="9.031cm"/>
    </style:style>
    <style:style style:name="TBL_5f_0_5f_8.D" style:display-name="TBL_0_8.D" style:family="table-column">
      <style:table-column-properties style:column-width="13.342cm"/>
    </style:style>
    <style:style style:name="TBL_5f_0_5f_8.E" style:display-name="TBL_0_8.E" style:family="table-column">
      <style:table-column-properties style:column-width="1.607cm"/>
    </style:style>
    <style:style style:name="TBL_5f_0_5f_8.F" style:display-name="TBL_0_8.F" style:family="table-column">
      <style:table-column-properties style:column-width="2.32cm"/>
    </style:style>
    <style:style style:name="TBL_5f_0_5f_8.G" style:display-name="TBL_0_8.G" style:family="table-column">
      <style:table-column-properties style:column-width="2.193cm"/>
    </style:style>
    <style:style style:name="TBL_5f_0_5f_8.H" style:display-name="TBL_0_8.H" style:family="table-column">
      <style:table-column-properties style:column-width="1.427cm"/>
    </style:style>
    <style:style style:name="TBL_5f_0_5f_8.I" style:display-name="TBL_0_8.I" style:family="table-column">
      <style:table-column-properties style:column-width="1.785cm"/>
    </style:style>
    <style:style style:name="TBL_5f_0_5f_8.J" style:display-name="TBL_0_8.J" style:family="table-column">
      <style:table-column-properties style:column-width="1.683cm"/>
    </style:style>
    <style:style style:name="TBL_5f_0_5f_8.L" style:display-name="TBL_0_8.L" style:family="table-column">
      <style:table-column-properties style:column-width="1.554cm"/>
    </style:style>
    <style:style style:name="TBL_5f_0_5f_8.O" style:display-name="TBL_0_8.O" style:family="table-column">
      <style:table-column-properties style:column-width="1.58cm"/>
    </style:style>
    <style:style style:name="TBL_5f_0_5f_8.P" style:display-name="TBL_0_8.P" style:family="table-column">
      <style:table-column-properties style:column-width="1.658cm"/>
    </style:style>
    <style:style style:name="TBL_5f_0_5f_8.Q" style:display-name="TBL_0_8.Q" style:family="table-column">
      <style:table-column-properties style:column-width="1.402cm"/>
    </style:style>
    <style:style style:name="TBL_5f_0_5f_8.R" style:display-name="TBL_0_8.R" style:family="table-column">
      <style:table-column-properties style:column-width="1.52cm"/>
    </style:style>
    <style:style style:name="TBL_5f_0_5f_8.1" style:display-name="TBL_0_8.1" style:family="table-row">
      <style:table-row-properties style:row-height="0.457cm" style:use-optimal-row-height="false"/>
    </style:style>
    <style:style style:name="TBL_5f_0_5f_8.A1" style:display-name="TBL_0_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8.B1" style:display-name="TBL_0_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E1" style:display-name="TBL_0_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" style:display-name="TBL_0_9" style:family="table" style:master-page-name="master_5f_0">
      <style:table-properties style:width="58.242cm" style:page-number="auto" fo:break-before="page" table:align="left"/>
    </style:style>
    <style:style style:name="TBL_5f_0_5f_9.A" style:display-name="TBL_0_9.A" style:family="table-column">
      <style:table-column-properties style:column-width="3.494cm"/>
    </style:style>
    <style:style style:name="TBL_5f_0_5f_9.B" style:display-name="TBL_0_9.B" style:family="table-column">
      <style:table-column-properties style:column-width="8.802cm"/>
    </style:style>
    <style:style style:name="TBL_5f_0_5f_9.C" style:display-name="TBL_0_9.C" style:family="table-column">
      <style:table-column-properties style:column-width="9.031cm"/>
    </style:style>
    <style:style style:name="TBL_5f_0_5f_9.D" style:display-name="TBL_0_9.D" style:family="table-column">
      <style:table-column-properties style:column-width="13.342cm"/>
    </style:style>
    <style:style style:name="TBL_5f_0_5f_9.E" style:display-name="TBL_0_9.E" style:family="table-column">
      <style:table-column-properties style:column-width="1.607cm"/>
    </style:style>
    <style:style style:name="TBL_5f_0_5f_9.F" style:display-name="TBL_0_9.F" style:family="table-column">
      <style:table-column-properties style:column-width="2.32cm"/>
    </style:style>
    <style:style style:name="TBL_5f_0_5f_9.G" style:display-name="TBL_0_9.G" style:family="table-column">
      <style:table-column-properties style:column-width="2.193cm"/>
    </style:style>
    <style:style style:name="TBL_5f_0_5f_9.H" style:display-name="TBL_0_9.H" style:family="table-column">
      <style:table-column-properties style:column-width="1.427cm"/>
    </style:style>
    <style:style style:name="TBL_5f_0_5f_9.I" style:display-name="TBL_0_9.I" style:family="table-column">
      <style:table-column-properties style:column-width="1.785cm"/>
    </style:style>
    <style:style style:name="TBL_5f_0_5f_9.J" style:display-name="TBL_0_9.J" style:family="table-column">
      <style:table-column-properties style:column-width="1.683cm"/>
    </style:style>
    <style:style style:name="TBL_5f_0_5f_9.L" style:display-name="TBL_0_9.L" style:family="table-column">
      <style:table-column-properties style:column-width="1.554cm"/>
    </style:style>
    <style:style style:name="TBL_5f_0_5f_9.O" style:display-name="TBL_0_9.O" style:family="table-column">
      <style:table-column-properties style:column-width="1.58cm"/>
    </style:style>
    <style:style style:name="TBL_5f_0_5f_9.P" style:display-name="TBL_0_9.P" style:family="table-column">
      <style:table-column-properties style:column-width="1.658cm"/>
    </style:style>
    <style:style style:name="TBL_5f_0_5f_9.Q" style:display-name="TBL_0_9.Q" style:family="table-column">
      <style:table-column-properties style:column-width="1.402cm"/>
    </style:style>
    <style:style style:name="TBL_5f_0_5f_9.R" style:display-name="TBL_0_9.R" style:family="table-column">
      <style:table-column-properties style:column-width="1.52cm"/>
    </style:style>
    <style:style style:name="TBL_5f_0_5f_9.1" style:display-name="TBL_0_9.1" style:family="table-row">
      <style:table-row-properties style:row-height="0.457cm" style:use-optimal-row-height="false"/>
    </style:style>
    <style:style style:name="TBL_5f_0_5f_9.A1" style:display-name="TBL_0_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9.B1" style:display-name="TBL_0_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E1" style:display-name="TBL_0_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" style:display-name="TBL_0_10" style:family="table" style:master-page-name="master_5f_0">
      <style:table-properties style:width="58.242cm" style:page-number="auto" fo:break-before="page" table:align="left"/>
    </style:style>
    <style:style style:name="TBL_5f_0_5f_10.A" style:display-name="TBL_0_10.A" style:family="table-column">
      <style:table-column-properties style:column-width="3.494cm"/>
    </style:style>
    <style:style style:name="TBL_5f_0_5f_10.B" style:display-name="TBL_0_10.B" style:family="table-column">
      <style:table-column-properties style:column-width="8.802cm"/>
    </style:style>
    <style:style style:name="TBL_5f_0_5f_10.C" style:display-name="TBL_0_10.C" style:family="table-column">
      <style:table-column-properties style:column-width="9.031cm"/>
    </style:style>
    <style:style style:name="TBL_5f_0_5f_10.D" style:display-name="TBL_0_10.D" style:family="table-column">
      <style:table-column-properties style:column-width="13.342cm"/>
    </style:style>
    <style:style style:name="TBL_5f_0_5f_10.E" style:display-name="TBL_0_10.E" style:family="table-column">
      <style:table-column-properties style:column-width="1.607cm"/>
    </style:style>
    <style:style style:name="TBL_5f_0_5f_10.F" style:display-name="TBL_0_10.F" style:family="table-column">
      <style:table-column-properties style:column-width="2.32cm"/>
    </style:style>
    <style:style style:name="TBL_5f_0_5f_10.G" style:display-name="TBL_0_10.G" style:family="table-column">
      <style:table-column-properties style:column-width="2.193cm"/>
    </style:style>
    <style:style style:name="TBL_5f_0_5f_10.H" style:display-name="TBL_0_10.H" style:family="table-column">
      <style:table-column-properties style:column-width="1.427cm"/>
    </style:style>
    <style:style style:name="TBL_5f_0_5f_10.I" style:display-name="TBL_0_10.I" style:family="table-column">
      <style:table-column-properties style:column-width="1.785cm"/>
    </style:style>
    <style:style style:name="TBL_5f_0_5f_10.J" style:display-name="TBL_0_10.J" style:family="table-column">
      <style:table-column-properties style:column-width="1.683cm"/>
    </style:style>
    <style:style style:name="TBL_5f_0_5f_10.L" style:display-name="TBL_0_10.L" style:family="table-column">
      <style:table-column-properties style:column-width="1.554cm"/>
    </style:style>
    <style:style style:name="TBL_5f_0_5f_10.O" style:display-name="TBL_0_10.O" style:family="table-column">
      <style:table-column-properties style:column-width="1.58cm"/>
    </style:style>
    <style:style style:name="TBL_5f_0_5f_10.P" style:display-name="TBL_0_10.P" style:family="table-column">
      <style:table-column-properties style:column-width="1.658cm"/>
    </style:style>
    <style:style style:name="TBL_5f_0_5f_10.Q" style:display-name="TBL_0_10.Q" style:family="table-column">
      <style:table-column-properties style:column-width="1.402cm"/>
    </style:style>
    <style:style style:name="TBL_5f_0_5f_10.R" style:display-name="TBL_0_10.R" style:family="table-column">
      <style:table-column-properties style:column-width="1.52cm"/>
    </style:style>
    <style:style style:name="TBL_5f_0_5f_10.1" style:display-name="TBL_0_10.1" style:family="table-row">
      <style:table-row-properties style:row-height="0.457cm" style:use-optimal-row-height="false"/>
    </style:style>
    <style:style style:name="TBL_5f_0_5f_10.A1" style:display-name="TBL_0_1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0.B1" style:display-name="TBL_0_1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E1" style:display-name="TBL_0_1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" style:display-name="TBL_0_11" style:family="table" style:master-page-name="master_5f_0">
      <style:table-properties style:width="58.242cm" style:page-number="auto" fo:break-before="page" table:align="left"/>
    </style:style>
    <style:style style:name="TBL_5f_0_5f_11.A" style:display-name="TBL_0_11.A" style:family="table-column">
      <style:table-column-properties style:column-width="3.494cm"/>
    </style:style>
    <style:style style:name="TBL_5f_0_5f_11.B" style:display-name="TBL_0_11.B" style:family="table-column">
      <style:table-column-properties style:column-width="8.802cm"/>
    </style:style>
    <style:style style:name="TBL_5f_0_5f_11.C" style:display-name="TBL_0_11.C" style:family="table-column">
      <style:table-column-properties style:column-width="9.031cm"/>
    </style:style>
    <style:style style:name="TBL_5f_0_5f_11.D" style:display-name="TBL_0_11.D" style:family="table-column">
      <style:table-column-properties style:column-width="13.342cm"/>
    </style:style>
    <style:style style:name="TBL_5f_0_5f_11.E" style:display-name="TBL_0_11.E" style:family="table-column">
      <style:table-column-properties style:column-width="1.607cm"/>
    </style:style>
    <style:style style:name="TBL_5f_0_5f_11.F" style:display-name="TBL_0_11.F" style:family="table-column">
      <style:table-column-properties style:column-width="2.32cm"/>
    </style:style>
    <style:style style:name="TBL_5f_0_5f_11.G" style:display-name="TBL_0_11.G" style:family="table-column">
      <style:table-column-properties style:column-width="2.193cm"/>
    </style:style>
    <style:style style:name="TBL_5f_0_5f_11.H" style:display-name="TBL_0_11.H" style:family="table-column">
      <style:table-column-properties style:column-width="1.427cm"/>
    </style:style>
    <style:style style:name="TBL_5f_0_5f_11.I" style:display-name="TBL_0_11.I" style:family="table-column">
      <style:table-column-properties style:column-width="1.785cm"/>
    </style:style>
    <style:style style:name="TBL_5f_0_5f_11.J" style:display-name="TBL_0_11.J" style:family="table-column">
      <style:table-column-properties style:column-width="1.683cm"/>
    </style:style>
    <style:style style:name="TBL_5f_0_5f_11.L" style:display-name="TBL_0_11.L" style:family="table-column">
      <style:table-column-properties style:column-width="1.554cm"/>
    </style:style>
    <style:style style:name="TBL_5f_0_5f_11.O" style:display-name="TBL_0_11.O" style:family="table-column">
      <style:table-column-properties style:column-width="1.58cm"/>
    </style:style>
    <style:style style:name="TBL_5f_0_5f_11.P" style:display-name="TBL_0_11.P" style:family="table-column">
      <style:table-column-properties style:column-width="1.658cm"/>
    </style:style>
    <style:style style:name="TBL_5f_0_5f_11.Q" style:display-name="TBL_0_11.Q" style:family="table-column">
      <style:table-column-properties style:column-width="1.402cm"/>
    </style:style>
    <style:style style:name="TBL_5f_0_5f_11.R" style:display-name="TBL_0_11.R" style:family="table-column">
      <style:table-column-properties style:column-width="1.52cm"/>
    </style:style>
    <style:style style:name="TBL_5f_0_5f_11.1" style:display-name="TBL_0_11.1" style:family="table-row">
      <style:table-row-properties style:row-height="0.457cm" style:use-optimal-row-height="false"/>
    </style:style>
    <style:style style:name="TBL_5f_0_5f_11.A1" style:display-name="TBL_0_1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1.B1" style:display-name="TBL_0_1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E1" style:display-name="TBL_0_1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" style:display-name="TBL_0_12" style:family="table" style:master-page-name="master_5f_0">
      <style:table-properties style:width="58.242cm" style:page-number="auto" fo:break-before="page" table:align="left"/>
    </style:style>
    <style:style style:name="TBL_5f_0_5f_12.A" style:display-name="TBL_0_12.A" style:family="table-column">
      <style:table-column-properties style:column-width="3.494cm"/>
    </style:style>
    <style:style style:name="TBL_5f_0_5f_12.B" style:display-name="TBL_0_12.B" style:family="table-column">
      <style:table-column-properties style:column-width="8.802cm"/>
    </style:style>
    <style:style style:name="TBL_5f_0_5f_12.C" style:display-name="TBL_0_12.C" style:family="table-column">
      <style:table-column-properties style:column-width="9.031cm"/>
    </style:style>
    <style:style style:name="TBL_5f_0_5f_12.D" style:display-name="TBL_0_12.D" style:family="table-column">
      <style:table-column-properties style:column-width="13.342cm"/>
    </style:style>
    <style:style style:name="TBL_5f_0_5f_12.E" style:display-name="TBL_0_12.E" style:family="table-column">
      <style:table-column-properties style:column-width="1.607cm"/>
    </style:style>
    <style:style style:name="TBL_5f_0_5f_12.F" style:display-name="TBL_0_12.F" style:family="table-column">
      <style:table-column-properties style:column-width="2.32cm"/>
    </style:style>
    <style:style style:name="TBL_5f_0_5f_12.G" style:display-name="TBL_0_12.G" style:family="table-column">
      <style:table-column-properties style:column-width="2.193cm"/>
    </style:style>
    <style:style style:name="TBL_5f_0_5f_12.H" style:display-name="TBL_0_12.H" style:family="table-column">
      <style:table-column-properties style:column-width="1.427cm"/>
    </style:style>
    <style:style style:name="TBL_5f_0_5f_12.I" style:display-name="TBL_0_12.I" style:family="table-column">
      <style:table-column-properties style:column-width="1.785cm"/>
    </style:style>
    <style:style style:name="TBL_5f_0_5f_12.J" style:display-name="TBL_0_12.J" style:family="table-column">
      <style:table-column-properties style:column-width="1.683cm"/>
    </style:style>
    <style:style style:name="TBL_5f_0_5f_12.L" style:display-name="TBL_0_12.L" style:family="table-column">
      <style:table-column-properties style:column-width="1.554cm"/>
    </style:style>
    <style:style style:name="TBL_5f_0_5f_12.O" style:display-name="TBL_0_12.O" style:family="table-column">
      <style:table-column-properties style:column-width="1.58cm"/>
    </style:style>
    <style:style style:name="TBL_5f_0_5f_12.P" style:display-name="TBL_0_12.P" style:family="table-column">
      <style:table-column-properties style:column-width="1.658cm"/>
    </style:style>
    <style:style style:name="TBL_5f_0_5f_12.Q" style:display-name="TBL_0_12.Q" style:family="table-column">
      <style:table-column-properties style:column-width="1.402cm"/>
    </style:style>
    <style:style style:name="TBL_5f_0_5f_12.R" style:display-name="TBL_0_12.R" style:family="table-column">
      <style:table-column-properties style:column-width="1.52cm"/>
    </style:style>
    <style:style style:name="TBL_5f_0_5f_12.1" style:display-name="TBL_0_12.1" style:family="table-row">
      <style:table-row-properties style:row-height="0.457cm" style:use-optimal-row-height="false"/>
    </style:style>
    <style:style style:name="TBL_5f_0_5f_12.A1" style:display-name="TBL_0_1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2.B1" style:display-name="TBL_0_1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E1" style:display-name="TBL_0_1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" style:display-name="TBL_0_13" style:family="table" style:master-page-name="master_5f_0">
      <style:table-properties style:width="58.242cm" style:page-number="auto" fo:break-before="page" table:align="left"/>
    </style:style>
    <style:style style:name="TBL_5f_0_5f_13.A" style:display-name="TBL_0_13.A" style:family="table-column">
      <style:table-column-properties style:column-width="3.494cm"/>
    </style:style>
    <style:style style:name="TBL_5f_0_5f_13.B" style:display-name="TBL_0_13.B" style:family="table-column">
      <style:table-column-properties style:column-width="8.802cm"/>
    </style:style>
    <style:style style:name="TBL_5f_0_5f_13.C" style:display-name="TBL_0_13.C" style:family="table-column">
      <style:table-column-properties style:column-width="9.031cm"/>
    </style:style>
    <style:style style:name="TBL_5f_0_5f_13.D" style:display-name="TBL_0_13.D" style:family="table-column">
      <style:table-column-properties style:column-width="13.342cm"/>
    </style:style>
    <style:style style:name="TBL_5f_0_5f_13.E" style:display-name="TBL_0_13.E" style:family="table-column">
      <style:table-column-properties style:column-width="1.607cm"/>
    </style:style>
    <style:style style:name="TBL_5f_0_5f_13.F" style:display-name="TBL_0_13.F" style:family="table-column">
      <style:table-column-properties style:column-width="2.32cm"/>
    </style:style>
    <style:style style:name="TBL_5f_0_5f_13.G" style:display-name="TBL_0_13.G" style:family="table-column">
      <style:table-column-properties style:column-width="2.193cm"/>
    </style:style>
    <style:style style:name="TBL_5f_0_5f_13.H" style:display-name="TBL_0_13.H" style:family="table-column">
      <style:table-column-properties style:column-width="1.427cm"/>
    </style:style>
    <style:style style:name="TBL_5f_0_5f_13.I" style:display-name="TBL_0_13.I" style:family="table-column">
      <style:table-column-properties style:column-width="1.785cm"/>
    </style:style>
    <style:style style:name="TBL_5f_0_5f_13.J" style:display-name="TBL_0_13.J" style:family="table-column">
      <style:table-column-properties style:column-width="1.683cm"/>
    </style:style>
    <style:style style:name="TBL_5f_0_5f_13.L" style:display-name="TBL_0_13.L" style:family="table-column">
      <style:table-column-properties style:column-width="1.554cm"/>
    </style:style>
    <style:style style:name="TBL_5f_0_5f_13.O" style:display-name="TBL_0_13.O" style:family="table-column">
      <style:table-column-properties style:column-width="1.58cm"/>
    </style:style>
    <style:style style:name="TBL_5f_0_5f_13.P" style:display-name="TBL_0_13.P" style:family="table-column">
      <style:table-column-properties style:column-width="1.658cm"/>
    </style:style>
    <style:style style:name="TBL_5f_0_5f_13.Q" style:display-name="TBL_0_13.Q" style:family="table-column">
      <style:table-column-properties style:column-width="1.402cm"/>
    </style:style>
    <style:style style:name="TBL_5f_0_5f_13.R" style:display-name="TBL_0_13.R" style:family="table-column">
      <style:table-column-properties style:column-width="1.52cm"/>
    </style:style>
    <style:style style:name="TBL_5f_0_5f_13.1" style:display-name="TBL_0_13.1" style:family="table-row">
      <style:table-row-properties style:row-height="0.457cm" style:use-optimal-row-height="false"/>
    </style:style>
    <style:style style:name="TBL_5f_0_5f_13.A1" style:display-name="TBL_0_1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3.B1" style:display-name="TBL_0_1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E1" style:display-name="TBL_0_1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" style:display-name="TBL_0_14" style:family="table" style:master-page-name="master_5f_0">
      <style:table-properties style:width="58.242cm" style:page-number="auto" fo:break-before="page" table:align="left"/>
    </style:style>
    <style:style style:name="TBL_5f_0_5f_14.A" style:display-name="TBL_0_14.A" style:family="table-column">
      <style:table-column-properties style:column-width="3.494cm"/>
    </style:style>
    <style:style style:name="TBL_5f_0_5f_14.B" style:display-name="TBL_0_14.B" style:family="table-column">
      <style:table-column-properties style:column-width="8.802cm"/>
    </style:style>
    <style:style style:name="TBL_5f_0_5f_14.C" style:display-name="TBL_0_14.C" style:family="table-column">
      <style:table-column-properties style:column-width="9.031cm"/>
    </style:style>
    <style:style style:name="TBL_5f_0_5f_14.D" style:display-name="TBL_0_14.D" style:family="table-column">
      <style:table-column-properties style:column-width="13.342cm"/>
    </style:style>
    <style:style style:name="TBL_5f_0_5f_14.E" style:display-name="TBL_0_14.E" style:family="table-column">
      <style:table-column-properties style:column-width="1.607cm"/>
    </style:style>
    <style:style style:name="TBL_5f_0_5f_14.F" style:display-name="TBL_0_14.F" style:family="table-column">
      <style:table-column-properties style:column-width="2.32cm"/>
    </style:style>
    <style:style style:name="TBL_5f_0_5f_14.G" style:display-name="TBL_0_14.G" style:family="table-column">
      <style:table-column-properties style:column-width="2.193cm"/>
    </style:style>
    <style:style style:name="TBL_5f_0_5f_14.H" style:display-name="TBL_0_14.H" style:family="table-column">
      <style:table-column-properties style:column-width="1.427cm"/>
    </style:style>
    <style:style style:name="TBL_5f_0_5f_14.I" style:display-name="TBL_0_14.I" style:family="table-column">
      <style:table-column-properties style:column-width="1.785cm"/>
    </style:style>
    <style:style style:name="TBL_5f_0_5f_14.J" style:display-name="TBL_0_14.J" style:family="table-column">
      <style:table-column-properties style:column-width="1.683cm"/>
    </style:style>
    <style:style style:name="TBL_5f_0_5f_14.L" style:display-name="TBL_0_14.L" style:family="table-column">
      <style:table-column-properties style:column-width="1.554cm"/>
    </style:style>
    <style:style style:name="TBL_5f_0_5f_14.O" style:display-name="TBL_0_14.O" style:family="table-column">
      <style:table-column-properties style:column-width="1.58cm"/>
    </style:style>
    <style:style style:name="TBL_5f_0_5f_14.P" style:display-name="TBL_0_14.P" style:family="table-column">
      <style:table-column-properties style:column-width="1.658cm"/>
    </style:style>
    <style:style style:name="TBL_5f_0_5f_14.Q" style:display-name="TBL_0_14.Q" style:family="table-column">
      <style:table-column-properties style:column-width="1.402cm"/>
    </style:style>
    <style:style style:name="TBL_5f_0_5f_14.R" style:display-name="TBL_0_14.R" style:family="table-column">
      <style:table-column-properties style:column-width="1.52cm"/>
    </style:style>
    <style:style style:name="TBL_5f_0_5f_14.1" style:display-name="TBL_0_14.1" style:family="table-row">
      <style:table-row-properties style:row-height="0.457cm" style:use-optimal-row-height="false"/>
    </style:style>
    <style:style style:name="TBL_5f_0_5f_14.A1" style:display-name="TBL_0_1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4.B1" style:display-name="TBL_0_1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E1" style:display-name="TBL_0_1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" style:display-name="TBL_0_15" style:family="table" style:master-page-name="master_5f_0">
      <style:table-properties style:width="58.242cm" style:page-number="auto" fo:break-before="page" table:align="left"/>
    </style:style>
    <style:style style:name="TBL_5f_0_5f_15.A" style:display-name="TBL_0_15.A" style:family="table-column">
      <style:table-column-properties style:column-width="3.494cm"/>
    </style:style>
    <style:style style:name="TBL_5f_0_5f_15.B" style:display-name="TBL_0_15.B" style:family="table-column">
      <style:table-column-properties style:column-width="8.802cm"/>
    </style:style>
    <style:style style:name="TBL_5f_0_5f_15.C" style:display-name="TBL_0_15.C" style:family="table-column">
      <style:table-column-properties style:column-width="9.031cm"/>
    </style:style>
    <style:style style:name="TBL_5f_0_5f_15.D" style:display-name="TBL_0_15.D" style:family="table-column">
      <style:table-column-properties style:column-width="13.342cm"/>
    </style:style>
    <style:style style:name="TBL_5f_0_5f_15.E" style:display-name="TBL_0_15.E" style:family="table-column">
      <style:table-column-properties style:column-width="1.607cm"/>
    </style:style>
    <style:style style:name="TBL_5f_0_5f_15.F" style:display-name="TBL_0_15.F" style:family="table-column">
      <style:table-column-properties style:column-width="2.32cm"/>
    </style:style>
    <style:style style:name="TBL_5f_0_5f_15.G" style:display-name="TBL_0_15.G" style:family="table-column">
      <style:table-column-properties style:column-width="2.193cm"/>
    </style:style>
    <style:style style:name="TBL_5f_0_5f_15.H" style:display-name="TBL_0_15.H" style:family="table-column">
      <style:table-column-properties style:column-width="1.427cm"/>
    </style:style>
    <style:style style:name="TBL_5f_0_5f_15.I" style:display-name="TBL_0_15.I" style:family="table-column">
      <style:table-column-properties style:column-width="1.785cm"/>
    </style:style>
    <style:style style:name="TBL_5f_0_5f_15.J" style:display-name="TBL_0_15.J" style:family="table-column">
      <style:table-column-properties style:column-width="1.683cm"/>
    </style:style>
    <style:style style:name="TBL_5f_0_5f_15.L" style:display-name="TBL_0_15.L" style:family="table-column">
      <style:table-column-properties style:column-width="1.554cm"/>
    </style:style>
    <style:style style:name="TBL_5f_0_5f_15.O" style:display-name="TBL_0_15.O" style:family="table-column">
      <style:table-column-properties style:column-width="1.58cm"/>
    </style:style>
    <style:style style:name="TBL_5f_0_5f_15.P" style:display-name="TBL_0_15.P" style:family="table-column">
      <style:table-column-properties style:column-width="1.658cm"/>
    </style:style>
    <style:style style:name="TBL_5f_0_5f_15.Q" style:display-name="TBL_0_15.Q" style:family="table-column">
      <style:table-column-properties style:column-width="1.402cm"/>
    </style:style>
    <style:style style:name="TBL_5f_0_5f_15.R" style:display-name="TBL_0_15.R" style:family="table-column">
      <style:table-column-properties style:column-width="1.52cm"/>
    </style:style>
    <style:style style:name="TBL_5f_0_5f_15.1" style:display-name="TBL_0_15.1" style:family="table-row">
      <style:table-row-properties style:row-height="0.457cm" style:use-optimal-row-height="false"/>
    </style:style>
    <style:style style:name="TBL_5f_0_5f_15.A1" style:display-name="TBL_0_1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5.B1" style:display-name="TBL_0_1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E1" style:display-name="TBL_0_1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" style:display-name="TBL_0_16" style:family="table" style:master-page-name="master_5f_0">
      <style:table-properties style:width="58.242cm" style:page-number="auto" fo:break-before="page" table:align="left"/>
    </style:style>
    <style:style style:name="TBL_5f_0_5f_16.A" style:display-name="TBL_0_16.A" style:family="table-column">
      <style:table-column-properties style:column-width="3.494cm"/>
    </style:style>
    <style:style style:name="TBL_5f_0_5f_16.B" style:display-name="TBL_0_16.B" style:family="table-column">
      <style:table-column-properties style:column-width="8.802cm"/>
    </style:style>
    <style:style style:name="TBL_5f_0_5f_16.C" style:display-name="TBL_0_16.C" style:family="table-column">
      <style:table-column-properties style:column-width="9.031cm"/>
    </style:style>
    <style:style style:name="TBL_5f_0_5f_16.D" style:display-name="TBL_0_16.D" style:family="table-column">
      <style:table-column-properties style:column-width="13.342cm"/>
    </style:style>
    <style:style style:name="TBL_5f_0_5f_16.E" style:display-name="TBL_0_16.E" style:family="table-column">
      <style:table-column-properties style:column-width="1.607cm"/>
    </style:style>
    <style:style style:name="TBL_5f_0_5f_16.F" style:display-name="TBL_0_16.F" style:family="table-column">
      <style:table-column-properties style:column-width="2.32cm"/>
    </style:style>
    <style:style style:name="TBL_5f_0_5f_16.G" style:display-name="TBL_0_16.G" style:family="table-column">
      <style:table-column-properties style:column-width="2.193cm"/>
    </style:style>
    <style:style style:name="TBL_5f_0_5f_16.H" style:display-name="TBL_0_16.H" style:family="table-column">
      <style:table-column-properties style:column-width="1.427cm"/>
    </style:style>
    <style:style style:name="TBL_5f_0_5f_16.I" style:display-name="TBL_0_16.I" style:family="table-column">
      <style:table-column-properties style:column-width="1.785cm"/>
    </style:style>
    <style:style style:name="TBL_5f_0_5f_16.J" style:display-name="TBL_0_16.J" style:family="table-column">
      <style:table-column-properties style:column-width="1.683cm"/>
    </style:style>
    <style:style style:name="TBL_5f_0_5f_16.L" style:display-name="TBL_0_16.L" style:family="table-column">
      <style:table-column-properties style:column-width="1.554cm"/>
    </style:style>
    <style:style style:name="TBL_5f_0_5f_16.O" style:display-name="TBL_0_16.O" style:family="table-column">
      <style:table-column-properties style:column-width="1.58cm"/>
    </style:style>
    <style:style style:name="TBL_5f_0_5f_16.P" style:display-name="TBL_0_16.P" style:family="table-column">
      <style:table-column-properties style:column-width="1.658cm"/>
    </style:style>
    <style:style style:name="TBL_5f_0_5f_16.Q" style:display-name="TBL_0_16.Q" style:family="table-column">
      <style:table-column-properties style:column-width="1.402cm"/>
    </style:style>
    <style:style style:name="TBL_5f_0_5f_16.R" style:display-name="TBL_0_16.R" style:family="table-column">
      <style:table-column-properties style:column-width="1.52cm"/>
    </style:style>
    <style:style style:name="TBL_5f_0_5f_16.1" style:display-name="TBL_0_16.1" style:family="table-row">
      <style:table-row-properties style:row-height="0.457cm" style:use-optimal-row-height="false"/>
    </style:style>
    <style:style style:name="TBL_5f_0_5f_16.A1" style:display-name="TBL_0_1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6.B1" style:display-name="TBL_0_1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E1" style:display-name="TBL_0_1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" style:display-name="TBL_0_17" style:family="table" style:master-page-name="master_5f_0">
      <style:table-properties style:width="58.242cm" style:page-number="auto" fo:break-before="page" table:align="left"/>
    </style:style>
    <style:style style:name="TBL_5f_0_5f_17.A" style:display-name="TBL_0_17.A" style:family="table-column">
      <style:table-column-properties style:column-width="3.494cm"/>
    </style:style>
    <style:style style:name="TBL_5f_0_5f_17.B" style:display-name="TBL_0_17.B" style:family="table-column">
      <style:table-column-properties style:column-width="8.802cm"/>
    </style:style>
    <style:style style:name="TBL_5f_0_5f_17.C" style:display-name="TBL_0_17.C" style:family="table-column">
      <style:table-column-properties style:column-width="9.031cm"/>
    </style:style>
    <style:style style:name="TBL_5f_0_5f_17.D" style:display-name="TBL_0_17.D" style:family="table-column">
      <style:table-column-properties style:column-width="13.342cm"/>
    </style:style>
    <style:style style:name="TBL_5f_0_5f_17.E" style:display-name="TBL_0_17.E" style:family="table-column">
      <style:table-column-properties style:column-width="1.607cm"/>
    </style:style>
    <style:style style:name="TBL_5f_0_5f_17.F" style:display-name="TBL_0_17.F" style:family="table-column">
      <style:table-column-properties style:column-width="2.32cm"/>
    </style:style>
    <style:style style:name="TBL_5f_0_5f_17.G" style:display-name="TBL_0_17.G" style:family="table-column">
      <style:table-column-properties style:column-width="2.193cm"/>
    </style:style>
    <style:style style:name="TBL_5f_0_5f_17.H" style:display-name="TBL_0_17.H" style:family="table-column">
      <style:table-column-properties style:column-width="1.427cm"/>
    </style:style>
    <style:style style:name="TBL_5f_0_5f_17.I" style:display-name="TBL_0_17.I" style:family="table-column">
      <style:table-column-properties style:column-width="1.785cm"/>
    </style:style>
    <style:style style:name="TBL_5f_0_5f_17.J" style:display-name="TBL_0_17.J" style:family="table-column">
      <style:table-column-properties style:column-width="1.683cm"/>
    </style:style>
    <style:style style:name="TBL_5f_0_5f_17.L" style:display-name="TBL_0_17.L" style:family="table-column">
      <style:table-column-properties style:column-width="1.554cm"/>
    </style:style>
    <style:style style:name="TBL_5f_0_5f_17.O" style:display-name="TBL_0_17.O" style:family="table-column">
      <style:table-column-properties style:column-width="1.58cm"/>
    </style:style>
    <style:style style:name="TBL_5f_0_5f_17.P" style:display-name="TBL_0_17.P" style:family="table-column">
      <style:table-column-properties style:column-width="1.658cm"/>
    </style:style>
    <style:style style:name="TBL_5f_0_5f_17.Q" style:display-name="TBL_0_17.Q" style:family="table-column">
      <style:table-column-properties style:column-width="1.402cm"/>
    </style:style>
    <style:style style:name="TBL_5f_0_5f_17.R" style:display-name="TBL_0_17.R" style:family="table-column">
      <style:table-column-properties style:column-width="1.52cm"/>
    </style:style>
    <style:style style:name="TBL_5f_0_5f_17.1" style:display-name="TBL_0_17.1" style:family="table-row">
      <style:table-row-properties style:row-height="0.457cm" style:use-optimal-row-height="false"/>
    </style:style>
    <style:style style:name="TBL_5f_0_5f_17.A1" style:display-name="TBL_0_1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7.B1" style:display-name="TBL_0_1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E1" style:display-name="TBL_0_1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" style:display-name="TBL_0_18" style:family="table" style:master-page-name="master_5f_0">
      <style:table-properties style:width="58.242cm" style:page-number="auto" fo:break-before="page" table:align="left"/>
    </style:style>
    <style:style style:name="TBL_5f_0_5f_18.A" style:display-name="TBL_0_18.A" style:family="table-column">
      <style:table-column-properties style:column-width="3.494cm"/>
    </style:style>
    <style:style style:name="TBL_5f_0_5f_18.B" style:display-name="TBL_0_18.B" style:family="table-column">
      <style:table-column-properties style:column-width="8.802cm"/>
    </style:style>
    <style:style style:name="TBL_5f_0_5f_18.C" style:display-name="TBL_0_18.C" style:family="table-column">
      <style:table-column-properties style:column-width="9.031cm"/>
    </style:style>
    <style:style style:name="TBL_5f_0_5f_18.D" style:display-name="TBL_0_18.D" style:family="table-column">
      <style:table-column-properties style:column-width="13.342cm"/>
    </style:style>
    <style:style style:name="TBL_5f_0_5f_18.E" style:display-name="TBL_0_18.E" style:family="table-column">
      <style:table-column-properties style:column-width="1.607cm"/>
    </style:style>
    <style:style style:name="TBL_5f_0_5f_18.F" style:display-name="TBL_0_18.F" style:family="table-column">
      <style:table-column-properties style:column-width="2.32cm"/>
    </style:style>
    <style:style style:name="TBL_5f_0_5f_18.G" style:display-name="TBL_0_18.G" style:family="table-column">
      <style:table-column-properties style:column-width="2.193cm"/>
    </style:style>
    <style:style style:name="TBL_5f_0_5f_18.H" style:display-name="TBL_0_18.H" style:family="table-column">
      <style:table-column-properties style:column-width="1.427cm"/>
    </style:style>
    <style:style style:name="TBL_5f_0_5f_18.I" style:display-name="TBL_0_18.I" style:family="table-column">
      <style:table-column-properties style:column-width="1.785cm"/>
    </style:style>
    <style:style style:name="TBL_5f_0_5f_18.J" style:display-name="TBL_0_18.J" style:family="table-column">
      <style:table-column-properties style:column-width="1.683cm"/>
    </style:style>
    <style:style style:name="TBL_5f_0_5f_18.L" style:display-name="TBL_0_18.L" style:family="table-column">
      <style:table-column-properties style:column-width="1.554cm"/>
    </style:style>
    <style:style style:name="TBL_5f_0_5f_18.O" style:display-name="TBL_0_18.O" style:family="table-column">
      <style:table-column-properties style:column-width="1.58cm"/>
    </style:style>
    <style:style style:name="TBL_5f_0_5f_18.P" style:display-name="TBL_0_18.P" style:family="table-column">
      <style:table-column-properties style:column-width="1.658cm"/>
    </style:style>
    <style:style style:name="TBL_5f_0_5f_18.Q" style:display-name="TBL_0_18.Q" style:family="table-column">
      <style:table-column-properties style:column-width="1.402cm"/>
    </style:style>
    <style:style style:name="TBL_5f_0_5f_18.R" style:display-name="TBL_0_18.R" style:family="table-column">
      <style:table-column-properties style:column-width="1.52cm"/>
    </style:style>
    <style:style style:name="TBL_5f_0_5f_18.1" style:display-name="TBL_0_18.1" style:family="table-row">
      <style:table-row-properties style:row-height="0.457cm" style:use-optimal-row-height="false"/>
    </style:style>
    <style:style style:name="TBL_5f_0_5f_18.A1" style:display-name="TBL_0_1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8.B1" style:display-name="TBL_0_1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E1" style:display-name="TBL_0_1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" style:display-name="TBL_0_19" style:family="table" style:master-page-name="master_5f_0">
      <style:table-properties style:width="58.242cm" style:page-number="auto" fo:break-before="page" table:align="left"/>
    </style:style>
    <style:style style:name="TBL_5f_0_5f_19.A" style:display-name="TBL_0_19.A" style:family="table-column">
      <style:table-column-properties style:column-width="3.494cm"/>
    </style:style>
    <style:style style:name="TBL_5f_0_5f_19.B" style:display-name="TBL_0_19.B" style:family="table-column">
      <style:table-column-properties style:column-width="8.802cm"/>
    </style:style>
    <style:style style:name="TBL_5f_0_5f_19.C" style:display-name="TBL_0_19.C" style:family="table-column">
      <style:table-column-properties style:column-width="9.031cm"/>
    </style:style>
    <style:style style:name="TBL_5f_0_5f_19.D" style:display-name="TBL_0_19.D" style:family="table-column">
      <style:table-column-properties style:column-width="13.342cm"/>
    </style:style>
    <style:style style:name="TBL_5f_0_5f_19.E" style:display-name="TBL_0_19.E" style:family="table-column">
      <style:table-column-properties style:column-width="1.607cm"/>
    </style:style>
    <style:style style:name="TBL_5f_0_5f_19.F" style:display-name="TBL_0_19.F" style:family="table-column">
      <style:table-column-properties style:column-width="2.32cm"/>
    </style:style>
    <style:style style:name="TBL_5f_0_5f_19.G" style:display-name="TBL_0_19.G" style:family="table-column">
      <style:table-column-properties style:column-width="2.193cm"/>
    </style:style>
    <style:style style:name="TBL_5f_0_5f_19.H" style:display-name="TBL_0_19.H" style:family="table-column">
      <style:table-column-properties style:column-width="1.427cm"/>
    </style:style>
    <style:style style:name="TBL_5f_0_5f_19.I" style:display-name="TBL_0_19.I" style:family="table-column">
      <style:table-column-properties style:column-width="1.785cm"/>
    </style:style>
    <style:style style:name="TBL_5f_0_5f_19.J" style:display-name="TBL_0_19.J" style:family="table-column">
      <style:table-column-properties style:column-width="1.683cm"/>
    </style:style>
    <style:style style:name="TBL_5f_0_5f_19.L" style:display-name="TBL_0_19.L" style:family="table-column">
      <style:table-column-properties style:column-width="1.554cm"/>
    </style:style>
    <style:style style:name="TBL_5f_0_5f_19.O" style:display-name="TBL_0_19.O" style:family="table-column">
      <style:table-column-properties style:column-width="1.58cm"/>
    </style:style>
    <style:style style:name="TBL_5f_0_5f_19.P" style:display-name="TBL_0_19.P" style:family="table-column">
      <style:table-column-properties style:column-width="1.658cm"/>
    </style:style>
    <style:style style:name="TBL_5f_0_5f_19.Q" style:display-name="TBL_0_19.Q" style:family="table-column">
      <style:table-column-properties style:column-width="1.402cm"/>
    </style:style>
    <style:style style:name="TBL_5f_0_5f_19.R" style:display-name="TBL_0_19.R" style:family="table-column">
      <style:table-column-properties style:column-width="1.52cm"/>
    </style:style>
    <style:style style:name="TBL_5f_0_5f_19.1" style:display-name="TBL_0_19.1" style:family="table-row">
      <style:table-row-properties style:row-height="0.457cm" style:use-optimal-row-height="false"/>
    </style:style>
    <style:style style:name="TBL_5f_0_5f_19.A1" style:display-name="TBL_0_1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9.B1" style:display-name="TBL_0_1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E1" style:display-name="TBL_0_1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" style:display-name="TBL_0_20" style:family="table" style:master-page-name="master_5f_0">
      <style:table-properties style:width="58.242cm" style:page-number="auto" fo:break-before="page" table:align="left"/>
    </style:style>
    <style:style style:name="TBL_5f_0_5f_20.A" style:display-name="TBL_0_20.A" style:family="table-column">
      <style:table-column-properties style:column-width="3.494cm"/>
    </style:style>
    <style:style style:name="TBL_5f_0_5f_20.B" style:display-name="TBL_0_20.B" style:family="table-column">
      <style:table-column-properties style:column-width="8.802cm"/>
    </style:style>
    <style:style style:name="TBL_5f_0_5f_20.C" style:display-name="TBL_0_20.C" style:family="table-column">
      <style:table-column-properties style:column-width="9.031cm"/>
    </style:style>
    <style:style style:name="TBL_5f_0_5f_20.D" style:display-name="TBL_0_20.D" style:family="table-column">
      <style:table-column-properties style:column-width="13.342cm"/>
    </style:style>
    <style:style style:name="TBL_5f_0_5f_20.E" style:display-name="TBL_0_20.E" style:family="table-column">
      <style:table-column-properties style:column-width="1.607cm"/>
    </style:style>
    <style:style style:name="TBL_5f_0_5f_20.F" style:display-name="TBL_0_20.F" style:family="table-column">
      <style:table-column-properties style:column-width="2.32cm"/>
    </style:style>
    <style:style style:name="TBL_5f_0_5f_20.G" style:display-name="TBL_0_20.G" style:family="table-column">
      <style:table-column-properties style:column-width="2.193cm"/>
    </style:style>
    <style:style style:name="TBL_5f_0_5f_20.H" style:display-name="TBL_0_20.H" style:family="table-column">
      <style:table-column-properties style:column-width="1.427cm"/>
    </style:style>
    <style:style style:name="TBL_5f_0_5f_20.I" style:display-name="TBL_0_20.I" style:family="table-column">
      <style:table-column-properties style:column-width="1.785cm"/>
    </style:style>
    <style:style style:name="TBL_5f_0_5f_20.J" style:display-name="TBL_0_20.J" style:family="table-column">
      <style:table-column-properties style:column-width="1.683cm"/>
    </style:style>
    <style:style style:name="TBL_5f_0_5f_20.L" style:display-name="TBL_0_20.L" style:family="table-column">
      <style:table-column-properties style:column-width="1.554cm"/>
    </style:style>
    <style:style style:name="TBL_5f_0_5f_20.O" style:display-name="TBL_0_20.O" style:family="table-column">
      <style:table-column-properties style:column-width="1.58cm"/>
    </style:style>
    <style:style style:name="TBL_5f_0_5f_20.P" style:display-name="TBL_0_20.P" style:family="table-column">
      <style:table-column-properties style:column-width="1.658cm"/>
    </style:style>
    <style:style style:name="TBL_5f_0_5f_20.Q" style:display-name="TBL_0_20.Q" style:family="table-column">
      <style:table-column-properties style:column-width="1.402cm"/>
    </style:style>
    <style:style style:name="TBL_5f_0_5f_20.R" style:display-name="TBL_0_20.R" style:family="table-column">
      <style:table-column-properties style:column-width="1.52cm"/>
    </style:style>
    <style:style style:name="TBL_5f_0_5f_20.1" style:display-name="TBL_0_20.1" style:family="table-row">
      <style:table-row-properties style:row-height="0.457cm" style:use-optimal-row-height="false"/>
    </style:style>
    <style:style style:name="TBL_5f_0_5f_20.A1" style:display-name="TBL_0_2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0.B1" style:display-name="TBL_0_2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E1" style:display-name="TBL_0_2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26" style:display-name="TBL_0_20.26" style:family="table-row">
      <style:table-row-properties style:row-height="0.762cm" style:use-optimal-row-height="false"/>
    </style:style>
    <style:style style:name="TBL_5f_0_5f_20.A26" style:display-name="TBL_0_20.A26" style:family="table-cell">
      <style:table-cell-properties style:vertical-align="middle" fo:padding="0cm" fo:border-left="0.5pt solid #000000" fo:border-right="0.5pt solid #000000" fo:border-top="none" fo:border-bottom="0.5pt solid #000000" fo:wrap-option="wrap" style:shrink-to-fit="false"/>
    </style:style>
    <style:style style:name="TBL_5f_0_5f_20.C26" style:display-name="TBL_0_20.C26" style:family="table-cell">
      <style:table-cell-properties style:vertical-align="middle" fo:padding="0cm" fo:border-left="none" fo:border-right="0.5pt solid #000000" fo:border-top="none" fo:border-bottom="0.5pt solid #000000" fo:wrap-option="wrap" style:shrink-to-fit="false"/>
    </style:style>
    <style:style style:name="TBL_5f_0_5f_20.27" style:display-name="TBL_0_20.27" style:family="table-row">
      <style:table-row-properties style:row-height="0.508cm" style:use-optimal-row-height="false"/>
    </style:style>
    <style:style style:name="TBL_5f_0_5f_20.A27" style:display-name="TBL_0_20.A27" style:family="table-cell">
      <style:table-cell-properties style:vertical-align="top" fo:padding="0cm" fo:border="none" fo:wrap-option="wrap" style:shrink-to-fit="false"/>
    </style:style>
    <style:style style:name="TBL_5f_0_5f_20.28" style:display-name="TBL_0_20.28" style:family="table-row">
      <style:table-row-properties style:row-height="4.75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2"><text:bookmark text:name="JR_PAGE_ANCHOR_0_1"/>Mês/Ano de Referencia:</text:p>
          </table:table-cell>
          <table:table-cell table:style-name="TBL_5f_0_5f_0.A1" table:number-columns-spanned="17" office:value-type="string">
            <text:p text:style-name="P2">Mar/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7">1741</text:p>
          </table:table-cell>
          <table:table-cell table:style-name="TBL_5f_0_5f_0.B5" office:value-type="string">
            <text:p text:style-name="P7">ADEILDO JOSE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PERICIA CONTABIL - GAAE</text:p>
          </table:table-cell>
          <table:table-cell table:style-name="TBL_5f_0_5f_0.E5" office:value-type="string">
            <text:p text:style-name="P8">5.062,24</text:p>
          </table:table-cell>
          <table:table-cell table:style-name="TBL_5f_0_5f_0.E5" office:value-type="string">
            <text:p text:style-name="P8">2.024,9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9.471,21</text:p>
          </table:table-cell>
          <table:table-cell table:style-name="TBL_5f_0_5f_0.E5" office:value-type="string">
            <text:p text:style-name="P8">992,20</text:p>
          </table:table-cell>
          <table:table-cell table:style-name="TBL_5f_0_5f_0.E5" office:value-type="string">
            <text:p text:style-name="P8">702,4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94,67</text:p>
          </table:table-cell>
          <table:table-cell table:style-name="TBL_5f_0_5f_0.E5" office:value-type="string">
            <text:p text:style-name="P8">7.776,54</text:p>
          </table:table-cell>
        </table:table-row>
        <table:table-row table:style-name="TBL_5f_0_5f_0.2">
          <table:table-cell table:style-name="TBL_5f_0_5f_0.A5" office:value-type="string">
            <text:p text:style-name="P7">1436</text:p>
          </table:table-cell>
          <table:table-cell table:style-name="TBL_5f_0_5f_0.B5" office:value-type="string">
            <text:p text:style-name="P7">ADEILTON CARLOS DOS SANTOS</text:p>
          </table:table-cell>
          <table:table-cell table:style-name="TBL_5f_0_5f_0.B5" office:value-type="string">
            <text:p text:style-name="P7">AUXILIAR DE SERVIÇOS GERAIS - requisitado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10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2.298,00</text:p>
          </table:table-cell>
          <table:table-cell table:style-name="TBL_5f_0_5f_0.E5" office:value-type="string">
            <text:p text:style-name="P8">95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5,28</text:p>
          </table:table-cell>
          <table:table-cell table:style-name="TBL_5f_0_5f_0.E5" office:value-type="string">
            <text:p text:style-name="P8">2.202,72</text:p>
          </table:table-cell>
        </table:table-row>
        <table:table-row table:style-name="TBL_5f_0_5f_0.2">
          <table:table-cell table:style-name="TBL_5f_0_5f_0.A5" office:value-type="string">
            <text:p text:style-name="P7">2235</text:p>
          </table:table-cell>
          <table:table-cell table:style-name="TBL_5f_0_5f_0.B5" office:value-type="string">
            <text:p text:style-name="P7">ADEILTON DE OLIVEIRA FIEL</text:p>
          </table:table-cell>
          <table:table-cell table:style-name="TBL_5f_0_5f_0.B5" office:value-type="string">
            <text:p text:style-name="P7">1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4.542,50</text:p>
          </table:table-cell>
          <table:table-cell table:style-name="TBL_5f_0_5f_0.E5" office:value-type="string">
            <text:p text:style-name="P8">130,4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0,41</text:p>
          </table:table-cell>
          <table:table-cell table:style-name="TBL_5f_0_5f_0.E5" office:value-type="string">
            <text:p text:style-name="P8">4.412,09</text:p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323,4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47.588,21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8.395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.111,63</text:p>
          </table:table-cell>
          <table:table-cell table:style-name="TBL_5f_0_5f_0.E5" office:value-type="string">
            <text:p text:style-name="P8">34.476,58</text:p>
          </table:table-cell>
        </table:table-row>
        <table:table-row table:style-name="TBL_5f_0_5f_0.2">
          <table:table-cell table:style-name="TBL_5f_0_5f_0.A5" office:value-type="string">
            <text:p text:style-name="P7">66</text:p>
          </table:table-cell>
          <table:table-cell table:style-name="TBL_5f_0_5f_0.B5" office:value-type="string">
            <text:p text:style-name="P7">ADERBAL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1875</text:p>
          </table:table-cell>
          <table:table-cell table:style-name="TBL_5f_0_5f_0.B5" office:value-type="string">
            <text:p text:style-name="P7">ADIEL FEITOSA LEITE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NINDE DO SAO FRANCISCO </text:p>
          </table:table-cell>
          <table:table-cell table:style-name="TBL_5f_0_5f_0.E5" office:value-type="string">
            <text:p text:style-name="P8">4.425,27</text:p>
          </table:table-cell>
          <table:table-cell table:style-name="TBL_5f_0_5f_0.E5" office:value-type="string">
            <text:p text:style-name="P8">465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121,43</text:p>
          </table:table-cell>
          <table:table-cell table:style-name="TBL_5f_0_5f_0.E5" office:value-type="string">
            <text:p text:style-name="P8">8.012,24</text:p>
          </table:table-cell>
          <table:table-cell table:style-name="TBL_5f_0_5f_0.E5" office:value-type="string">
            <text:p text:style-name="P8">684,71</text:p>
          </table:table-cell>
          <table:table-cell table:style-name="TBL_5f_0_5f_0.E5" office:value-type="string">
            <text:p text:style-name="P8">141,7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826,42</text:p>
          </table:table-cell>
          <table:table-cell table:style-name="TBL_5f_0_5f_0.E5" office:value-type="string">
            <text:p text:style-name="P8">7.185,82</text:p>
          </table:table-cell>
        </table:table-row>
        <table:table-row table:style-name="TBL_5f_0_5f_0.2">
          <table:table-cell table:style-name="TBL_5f_0_5f_0.A5" office:value-type="string">
            <text:p text:style-name="P7">2042</text:p>
          </table:table-cell>
          <table:table-cell table:style-name="TBL_5f_0_5f_0.B5" office:value-type="string">
            <text:p text:style-name="P7">ADLER DE OLIVEIRA SANTOS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ROD. DE SOFTWARE/DTI</text:p>
          </table:table-cell>
          <table:table-cell table:style-name="TBL_5f_0_5f_0.E5" office:value-type="string">
            <text:p text:style-name="P8">7.611,74</text:p>
          </table:table-cell>
          <table:table-cell table:style-name="TBL_5f_0_5f_0.E5" office:value-type="string">
            <text:p text:style-name="P8">600,5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0.121,30</text:p>
          </table:table-cell>
          <table:table-cell table:style-name="TBL_5f_0_5f_0.E5" office:value-type="string">
            <text:p text:style-name="P8">1.149,72</text:p>
          </table:table-cell>
          <table:table-cell table:style-name="TBL_5f_0_5f_0.E5" office:value-type="string">
            <text:p text:style-name="P8">1.072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22,57</text:p>
          </table:table-cell>
          <table:table-cell table:style-name="TBL_5f_0_5f_0.E5" office:value-type="string">
            <text:p text:style-name="P8">7.898,73</text:p>
          </table:table-cell>
        </table:table-row>
        <table:table-row table:style-name="TBL_5f_0_5f_0.2">
          <table:table-cell table:style-name="TBL_5f_0_5f_0.A5" office:value-type="string">
            <text:p text:style-name="P7">1409</text:p>
          </table:table-cell>
          <table:table-cell table:style-name="TBL_5f_0_5f_0.B5" office:value-type="string">
            <text:p text:style-name="P7">ADNA CRISTINA DE CARVALHO VILANO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TURMA RECURSAL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2.334,55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1.596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55,86</text:p>
          </table:table-cell>
          <table:table-cell table:style-name="TBL_5f_0_5f_0.E5" office:value-type="string">
            <text:p text:style-name="P8">9.278,69</text:p>
          </table:table-cell>
        </table:table-row>
        <table:table-row table:style-name="TBL_5f_0_5f_0.2">
          <table:table-cell table:style-name="TBL_5f_0_5f_0.A5" office:value-type="string">
            <text:p text:style-name="P7">247</text:p>
          </table:table-cell>
          <table:table-cell table:style-name="TBL_5f_0_5f_0.B5" office:value-type="string">
            <text:p text:style-name="P7">ADRIANA DOS SANTOS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MARUIM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04,42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3.034,56</text:p>
          </table:table-cell>
        </table:table-row>
        <table:table-row table:style-name="TBL_5f_0_5f_0.2">
          <table:table-cell table:style-name="TBL_5f_0_5f_0.A5" office:value-type="string">
            <text:p text:style-name="P7">1435</text:p>
          </table:table-cell>
          <table:table-cell table:style-name="TBL_5f_0_5f_0.B5" office:value-type="string">
            <text:p text:style-name="P7">ADRIANA FREIRE DE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- CAPELA</text:p>
          </table:table-cell>
          <table:table-cell table:style-name="TBL_5f_0_5f_0.E5" office:value-type="string">
            <text:p text:style-name="P8">7.180,89</text:p>
          </table:table-cell>
          <table:table-cell table:style-name="TBL_5f_0_5f_0.E5" office:value-type="string">
            <text:p text:style-name="P8">1.436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36,29</text:p>
          </table:table-cell>
          <table:table-cell table:style-name="TBL_5f_0_5f_0.E5" office:value-type="string">
            <text:p text:style-name="P8">11.453,36</text:p>
          </table:table-cell>
          <table:table-cell table:style-name="TBL_5f_0_5f_0.E5" office:value-type="string">
            <text:p text:style-name="P8">1.206,39</text:p>
          </table:table-cell>
          <table:table-cell table:style-name="TBL_5f_0_5f_0.E5" office:value-type="string">
            <text:p text:style-name="P8">1.168,5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74,97</text:p>
          </table:table-cell>
          <table:table-cell table:style-name="TBL_5f_0_5f_0.E5" office:value-type="string">
            <text:p text:style-name="P8">9.078,39</text:p>
          </table:table-cell>
        </table:table-row>
        <table:table-row table:style-name="TBL_5f_0_5f_0.2">
          <table:table-cell table:style-name="TBL_5f_0_5f_0.A5" office:value-type="string">
            <text:p text:style-name="P7">2000</text:p>
          </table:table-cell>
          <table:table-cell table:style-name="TBL_5f_0_5f_0.B5" office:value-type="string">
            <text:p text:style-name="P7">ADRIANA NUNES SANTOS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2ª PROMOTORIA DE JUSTICA - ITABAIANA</text:p>
          </table:table-cell>
          <table:table-cell table:style-name="TBL_5f_0_5f_0.E5" office:value-type="string">
            <text:p text:style-name="P8">3.938,47</text:p>
          </table:table-cell>
          <table:table-cell table:style-name="TBL_5f_0_5f_0.E5" office:value-type="string">
            <text:p text:style-name="P8">310,74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17,20</text:p>
          </table:table-cell>
          <table:table-cell table:style-name="TBL_5f_0_5f_0.E5" office:value-type="string">
            <text:p text:style-name="P8">7.904,91</text:p>
          </table:table-cell>
          <table:table-cell table:style-name="TBL_5f_0_5f_0.E5" office:value-type="string">
            <text:p text:style-name="P8">594,89</text:p>
          </table:table-cell>
          <table:table-cell table:style-name="TBL_5f_0_5f_0.E5" office:value-type="string">
            <text:p text:style-name="P8">448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43,56</text:p>
          </table:table-cell>
          <table:table-cell table:style-name="TBL_5f_0_5f_0.E5" office:value-type="string">
            <text:p text:style-name="P8">6.861,35</text:p>
          </table:table-cell>
        </table:table-row>
        <table:table-row table:style-name="TBL_5f_0_5f_0.2">
          <table:table-cell table:style-name="TBL_5f_0_5f_0.A5" office:value-type="string">
            <text:p text:style-name="P7">623</text:p>
          </table:table-cell>
          <table:table-cell table:style-name="TBL_5f_0_5f_0.B5" office:value-type="string">
            <text:p text:style-name="P7">ADRIANA RIBEIRO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ÇA AUXILIAR DE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23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6.985,0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406,9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123,42</text:p>
          </table:table-cell>
          <table:table-cell table:style-name="TBL_5f_0_5f_0.E5" office:value-type="string">
            <text:p text:style-name="P8">24.861,61</text:p>
          </table:table-cell>
        </table:table-row>
        <table:table-row table:style-name="TBL_5f_0_5f_0.2">
          <table:table-cell table:style-name="TBL_5f_0_5f_0.A5" office:value-type="string">
            <text:p text:style-name="P7">1781</text:p>
          </table:table-cell>
          <table:table-cell table:style-name="TBL_5f_0_5f_0.B5" office:value-type="string">
            <text:p text:style-name="P7">ADRIANA SICUPIRA PEREGRINO BRAGA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ONSELHO NACIONAL DO MINISTÉRIO PÚBLIC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1.317,6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8.761,13</text:p>
          </table:table-cell>
          <table:table-cell table:style-name="TBL_5f_0_5f_0.E5" office:value-type="string">
            <text:p text:style-name="P8">922,35</text:p>
          </table:table-cell>
          <table:table-cell table:style-name="TBL_5f_0_5f_0.E5" office:value-type="string">
            <text:p text:style-name="P8">688,7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11,10</text:p>
          </table:table-cell>
          <table:table-cell table:style-name="TBL_5f_0_5f_0.E5" office:value-type="string">
            <text:p text:style-name="P8">7.150,03</text:p>
          </table:table-cell>
        </table:table-row>
        <table:table-row table:style-name="TBL_5f_0_5f_0.2">
          <table:table-cell table:style-name="TBL_5f_0_5f_0.A5" office:value-type="string">
            <text:p text:style-name="P7">1230</text:p>
          </table:table-cell>
          <table:table-cell table:style-name="TBL_5f_0_5f_0.B5" office:value-type="string">
            <text:p text:style-name="P7">ADRIANO CARVALHO SOUZ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3ª PROCURADORIA DE JUSTICA (2ª CAMARA CIVEL)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10.673,6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3.272,08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4.427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886,83</text:p>
          </table:table-cell>
          <table:table-cell table:style-name="TBL_5f_0_5f_0.E5" office:value-type="string">
            <text:p text:style-name="P8">17.385,25</text:p>
          </table:table-cell>
        </table:table-row>
        <table:table-row table:style-name="TBL_5f_0_5f_0.2">
          <table:table-cell table:style-name="TBL_5f_0_5f_0.A5" office:value-type="string">
            <text:p text:style-name="P7">359</text:p>
          </table:table-cell>
          <table:table-cell table:style-name="TBL_5f_0_5f_0.B5" office:value-type="string">
            <text:p text:style-name="P7">ADRIANO SANTOS DE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04,42</text:p>
          </table:table-cell>
          <table:table-cell table:style-name="TBL_5f_0_5f_0.E5" office:value-type="string">
            <text:p text:style-name="P8">67,3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7,33</text:p>
          </table:table-cell>
          <table:table-cell table:style-name="TBL_5f_0_5f_0.E5" office:value-type="string">
            <text:p text:style-name="P8">3.037,09</text:p>
          </table:table-cell>
        </table:table-row>
        <table:table-row table:style-name="TBL_5f_0_5f_0.2">
          <table:table-cell table:style-name="TBL_5f_0_5f_0.A5" office:value-type="string">
            <text:p text:style-name="P7">1667</text:p>
          </table:table-cell>
          <table:table-cell table:style-name="TBL_5f_0_5f_0.B5" office:value-type="string">
            <text:p text:style-name="P7">ADRIANO ULISSES DEDA CHAGAS DE MEL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GRUPO DE APOIO OPERACIONAL - SEC. GERAL</text:p>
          </table:table-cell>
          <table:table-cell table:style-name="TBL_5f_0_5f_0.E5" office:value-type="string">
            <text:p text:style-name="P8">3.119,64</text:p>
          </table:table-cell>
          <table:table-cell table:style-name="TBL_5f_0_5f_0.E5" office:value-type="string">
            <text:p text:style-name="P8">328,18</text:p>
          </table:table-cell>
          <table:table-cell table:style-name="TBL_5f_0_5f_0.E5" office:value-type="string">
            <text:p text:style-name="P8">5.632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0.989,40</text:p>
          </table:table-cell>
          <table:table-cell table:style-name="TBL_5f_0_5f_0.E5" office:value-type="string">
            <text:p text:style-name="P8">482,69</text:p>
          </table:table-cell>
          <table:table-cell table:style-name="TBL_5f_0_5f_0.E5" office:value-type="string">
            <text:p text:style-name="P8">1.442,8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25,57</text:p>
          </table:table-cell>
          <table:table-cell table:style-name="TBL_5f_0_5f_0.E5" office:value-type="string">
            <text:p text:style-name="P8">9.063,83</text:p>
          </table:table-cell>
        </table:table-row>
        <table:table-row table:style-name="TBL_5f_0_5f_0.2">
          <table:table-cell table:style-name="TBL_5f_0_5f_0.A5" office:value-type="string">
            <text:p text:style-name="P7">712</text:p>
          </table:table-cell>
          <table:table-cell table:style-name="TBL_5f_0_5f_0.B5" office:value-type="string">
            <text:p text:style-name="P7">ADSON ALBERTO CARDOSO DE CARVALH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LAGARTO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17.145,86</text:p>
          </table:table-cell>
          <table:table-cell table:style-name="TBL_5f_0_5f_0.E5" office:value-type="string">
            <text:p text:style-name="P8">65.433,58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10.157,7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4.874,25</text:p>
          </table:table-cell>
          <table:table-cell table:style-name="TBL_5f_0_5f_0.E5" office:value-type="string">
            <text:p text:style-name="P8">50.559,33</text:p>
          </table:table-cell>
        </table:table-row>
        <table:table-row table:style-name="TBL_5f_0_5f_0.2">
          <table:table-cell table:style-name="TBL_5f_0_5f_0.A5" office:value-type="string">
            <text:p text:style-name="P7">511</text:p>
          </table:table-cell>
          <table:table-cell table:style-name="TBL_5f_0_5f_0.B5" office:value-type="string">
            <text:p text:style-name="P7">AGMARIO FABIANO SANTOS CONCEICAO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94,4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521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521,39</text:p>
          </table:table-cell>
        </table:table-row>
        <table:table-row table:style-name="TBL_5f_0_5f_0.2">
          <table:table-cell table:style-name="TBL_5f_0_5f_0.A5" office:value-type="string">
            <text:p text:style-name="P7">1493</text:p>
          </table:table-cell>
          <table:table-cell table:style-name="TBL_5f_0_5f_0.B5" office:value-type="string">
            <text:p text:style-name="P7">AGNALDO SILVA SANTOS</text:p>
          </table:table-cell>
          <table:table-cell table:style-name="TBL_5f_0_5f_0.B5" office:value-type="string">
            <text:p text:style-name="P7">MOTORISTA OFICI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2183</text:p>
          </table:table-cell>
          <table:table-cell table:style-name="TBL_5f_0_5f_0.B5" office:value-type="string">
            <text:p text:style-name="P7">AILA BATISTA DE OLIVEIRA</text:p>
          </table:table-cell>
          <table:table-cell table:style-name="TBL_5f_0_5f_0.B5" office:value-type="string">
            <text:p text:style-name="P7">ASSESSOR DE PROCURADOR DE JUSTIÇA</text:p>
          </table:table-cell>
          <table:table-cell table:style-name="TBL_5f_0_5f_0.B5" office:value-type="string">
            <text:p text:style-name="P7">5ª PROCURADORIA DE JUSTICA (1ª CAMARA CIVEL)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315,6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4.224,68</text:p>
          </table:table-cell>
          <table:table-cell table:style-name="TBL_5f_0_5f_0.E5" office:value-type="string">
            <text:p text:style-name="P8">751,97</text:p>
          </table:table-cell>
          <table:table-cell table:style-name="TBL_5f_0_5f_0.E5" office:value-type="string">
            <text:p text:style-name="P8">2.258,5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10,50</text:p>
          </table:table-cell>
          <table:table-cell table:style-name="TBL_5f_0_5f_0.E5" office:value-type="string">
            <text:p text:style-name="P8">11.214,18</text:p>
          </table:table-cell>
        </table:table-row>
        <table:table-row table:style-name="TBL_5f_0_5f_0.2">
          <table:table-cell table:style-name="TBL_5f_0_5f_0.A5" office:value-type="string">
            <text:p text:style-name="P7">1149</text:p>
          </table:table-cell>
          <table:table-cell table:style-name="TBL_5f_0_5f_0.B5" office:value-type="string">
            <text:p text:style-name="P7">ALAN FERREIRA HO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2.840,49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2.770,63</text:p>
          </table:table-cell>
        </table:table-row>
        <table:table-row table:style-name="TBL_5f_0_5f_0.2">
          <table:table-cell table:style-name="TBL_5f_0_5f_0.A5" office:value-type="string">
            <text:p text:style-name="P7">2138</text:p>
          </table:table-cell>
          <table:table-cell table:style-name="TBL_5f_0_5f_0.B5" office:value-type="string">
            <text:p text:style-name="P7">ALAN VICTOR BATISTA DOS SANTOS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GRUPO DE ATUACAO ESPECIAL DE COMBATE AO CRIME ORGANIZADO (GAECO)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4.274,4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,6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,61</text:p>
          </table:table-cell>
          <table:table-cell table:style-name="TBL_5f_0_5f_0.E5" office:value-type="string">
            <text:p text:style-name="P8">4.239,81</text:p>
          </table:table-cell>
        </table:table-row>
        <table:table-row table:style-name="TBL_5f_0_5f_0.2">
          <table:table-cell table:style-name="TBL_5f_0_5f_0.A5" office:value-type="string">
            <text:p text:style-name="P7">1930</text:p>
          </table:table-cell>
          <table:table-cell table:style-name="TBL_5f_0_5f_0.B5" office:value-type="string">
            <text:p text:style-name="P7">ALANNA CORREIA SILVA DE CARVALH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CRIMINAL - NOSSA SENHORA DO SOCORRO</text:p>
          </table:table-cell>
          <table:table-cell table:style-name="TBL_5f_0_5f_0.E5" office:value-type="string">
            <text:p text:style-name="P8">8.816,26</text:p>
          </table:table-cell>
          <table:table-cell table:style-name="TBL_5f_0_5f_0.E5" office:value-type="string">
            <text:p text:style-name="P8">600,5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46,44</text:p>
          </table:table-cell>
          <table:table-cell table:style-name="TBL_5f_0_5f_0.E5" office:value-type="string">
            <text:p text:style-name="P8">11.563,27</text:p>
          </table:table-cell>
          <table:table-cell table:style-name="TBL_5f_0_5f_0.E5" office:value-type="string">
            <text:p text:style-name="P8">1.318,36</text:p>
          </table:table-cell>
          <table:table-cell table:style-name="TBL_5f_0_5f_0.E5" office:value-type="string">
            <text:p text:style-name="P8">1.357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676,08</text:p>
          </table:table-cell>
          <table:table-cell table:style-name="TBL_5f_0_5f_0.E5" office:value-type="string">
            <text:p text:style-name="P8">8.887,19</text:p>
          </table:table-cell>
        </table:table-row>
        <table:table-row table:style-name="TBL_5f_0_5f_0.2">
          <table:table-cell table:style-name="TBL_5f_0_5f_0.A5" office:value-type="string">
            <text:p text:style-name="P7">1445</text:p>
          </table:table-cell>
          <table:table-cell table:style-name="TBL_5f_0_5f_0.B5" office:value-type="string">
            <text:p text:style-name="P7">ALBERTO RODRIGUES CARDOSO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CONTROLE INTERNO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2.334,55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1.596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55,86</text:p>
          </table:table-cell>
          <table:table-cell table:style-name="TBL_5f_0_5f_0.E5" office:value-type="string">
            <text:p text:style-name="P8">9.278,69</text:p>
          </table:table-cell>
        </table:table-row>
        <table:table-row table:style-name="TBL_5f_0_5f_0.2">
          <table:table-cell table:style-name="TBL_5f_0_5f_0.A5" office:value-type="string">
            <text:p text:style-name="P7">214</text:p>
          </table:table-cell>
          <table:table-cell table:style-name="TBL_5f_0_5f_0.B5" office:value-type="string">
            <text:p text:style-name="P7">ALBERTO VINICIUS DE MELO SANTOS</text:p>
          </table:table-cell>
          <table:table-cell table:style-name="TBL_5f_0_5f_0.B5" office:value-type="string">
            <text:p text:style-name="P7">PROGRAMADOR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4.644,3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12.774,06</text:p>
          </table:table-cell>
          <table:table-cell table:style-name="TBL_5f_0_5f_0.E5" office:value-type="string">
            <text:p text:style-name="P8">1.388,09</text:p>
          </table:table-cell>
          <table:table-cell table:style-name="TBL_5f_0_5f_0.E5" office:value-type="string">
            <text:p text:style-name="P8">1.032,6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20,78</text:p>
          </table:table-cell>
          <table:table-cell table:style-name="TBL_5f_0_5f_0.E5" office:value-type="string">
            <text:p text:style-name="P8">10.353,28</text:p>
          </table:table-cell>
        </table:table-row>
        <table:table-row table:style-name="TBL_5f_0_5f_0.2">
          <table:table-cell table:style-name="TBL_5f_0_5f_0.A5" office:value-type="string">
            <text:p text:style-name="P7">1471</text:p>
          </table:table-cell>
          <table:table-cell table:style-name="TBL_5f_0_5f_0.B5" office:value-type="string">
            <text:p text:style-name="P7">ALDELEINE MELHOR BARBOSA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RIACHUEL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799,1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200,47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43.177,23</text:p>
          </table:table-cell>
          <table:table-cell table:style-name="TBL_5f_0_5f_0.E5" office:value-type="string">
            <text:p text:style-name="P8">4.480,65</text:p>
          </table:table-cell>
          <table:table-cell table:style-name="TBL_5f_0_5f_0.E5" office:value-type="string">
            <text:p text:style-name="P8">7.527,7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008,38</text:p>
          </table:table-cell>
          <table:table-cell table:style-name="TBL_5f_0_5f_0.E5" office:value-type="string">
            <text:p text:style-name="P8">31.168,85</text:p>
          </table:table-cell>
        </table:table-row>
        <table:table-row table:style-name="TBL_5f_0_5f_0.2">
          <table:table-cell table:style-name="TBL_5f_0_5f_0.A5" office:value-type="string">
            <text:p text:style-name="P7">162</text:p>
          </table:table-cell>
          <table:table-cell table:style-name="TBL_5f_0_5f_0.B5" office:value-type="string">
            <text:p text:style-name="P7">ALDO SOUZA ARAGA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CA DISTRITAL -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36.073,18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098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14,59</text:p>
          </table:table-cell>
          <table:table-cell table:style-name="TBL_5f_0_5f_0.E5" office:value-type="string">
            <text:p text:style-name="P8">24.258,59</text:p>
          </table:table-cell>
        </table:table-row>
        <table:table-row table:style-name="TBL_5f_0_5f_0.2">
          <table:table-cell table:style-name="TBL_5f_0_5f_0.A5" office:value-type="string">
            <text:p text:style-name="P7">1287</text:p>
          </table:table-cell>
          <table:table-cell table:style-name="TBL_5f_0_5f_0.B5" office:value-type="string">
            <text:p text:style-name="P7">ALESSANDRA ALVES DE OLIVEIRA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- ESTANCIA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2.993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81,13</text:p>
          </table:table-cell>
          <table:table-cell table:style-name="TBL_5f_0_5f_0.E5" office:value-type="string">
            <text:p text:style-name="P8">14.327,07</text:p>
          </table:table-cell>
          <table:table-cell table:style-name="TBL_5f_0_5f_0.E5" office:value-type="string">
            <text:p text:style-name="P8">1.616,43</text:p>
          </table:table-cell>
          <table:table-cell table:style-name="TBL_5f_0_5f_0.E5" office:value-type="string">
            <text:p text:style-name="P8">1.756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73,41</text:p>
          </table:table-cell>
          <table:table-cell table:style-name="TBL_5f_0_5f_0.E5" office:value-type="string">
            <text:p text:style-name="P8">10.953,66</text:p>
          </table:table-cell>
        </table:table-row>
        <table:table-row table:style-name="TBL_5f_0_5f_0.2">
          <table:table-cell table:style-name="TBL_5f_0_5f_0.A5" office:value-type="string">
            <text:p text:style-name="P7">826</text:p>
          </table:table-cell>
          <table:table-cell table:style-name="TBL_5f_0_5f_0.B5" office:value-type="string">
            <text:p text:style-name="P7">ALESSANDRA PEDRAL DE SANTANA SUZART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CRIMINAL - LAGARTO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24,6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6.086,6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107,7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24,22</text:p>
          </table:table-cell>
          <table:table-cell table:style-name="TBL_5f_0_5f_0.E5" office:value-type="string">
            <text:p text:style-name="P8">24.262,41</text:p>
          </table:table-cell>
        </table:table-row>
        <table:table-row table:style-name="TBL_5f_0_5f_0.2">
          <table:table-cell table:style-name="TBL_5f_0_5f_0.A5" office:value-type="string">
            <text:p text:style-name="P7">1561</text:p>
          </table:table-cell>
          <table:table-cell table:style-name="TBL_5f_0_5f_0.B5" office:value-type="string">
            <text:p text:style-name="P7">ALESSANDRA SOUZA DE SANTAN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LANEJAMENTO ESTRATEGICO E PROJETOS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899,73</text:p>
          </table:table-cell>
          <table:table-cell table:style-name="TBL_5f_0_5f_0.E5" office:value-type="string">
            <text:p text:style-name="P8">5.632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17.257,79</text:p>
          </table:table-cell>
          <table:table-cell table:style-name="TBL_5f_0_5f_0.E5" office:value-type="string">
            <text:p text:style-name="P8">1.323,32</text:p>
          </table:table-cell>
          <table:table-cell table:style-name="TBL_5f_0_5f_0.E5" office:value-type="string">
            <text:p text:style-name="P8">2.915,0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238,39</text:p>
          </table:table-cell>
          <table:table-cell table:style-name="TBL_5f_0_5f_0.E5" office:value-type="string">
            <text:p text:style-name="P8">13.019,40</text:p>
          </table:table-cell>
        </table:table-row>
        <table:table-row table:style-name="TBL_5f_0_5f_0.2">
          <table:table-cell table:style-name="TBL_5f_0_5f_0.A5" office:value-type="string">
            <text:p text:style-name="P7">1326</text:p>
          </table:table-cell>
          <table:table-cell table:style-name="TBL_5f_0_5f_0.B5" office:value-type="string">
            <text:p text:style-name="P7">ALEX ESTEVAM DE SOUZA LEITE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6ª PROMOTORIA DE JUSTICA CRIMINAL - ARACAJU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.527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3.623,14</text:p>
          </table:table-cell>
          <table:table-cell table:style-name="TBL_5f_0_5f_0.E5" office:value-type="string">
            <text:p text:style-name="P8">1.639,98</text:p>
          </table:table-cell>
          <table:table-cell table:style-name="TBL_5f_0_5f_0.E5" office:value-type="string">
            <text:p text:style-name="P8">1.796,7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436,74</text:p>
          </table:table-cell>
          <table:table-cell table:style-name="TBL_5f_0_5f_0.E5" office:value-type="string">
            <text:p text:style-name="P8">10.186,40</text:p>
          </table:table-cell>
        </table:table-row>
        <table:table-row table:style-name="TBL_5f_0_5f_0.2">
          <table:table-cell table:style-name="TBL_5f_0_5f_0.A5" office:value-type="string">
            <text:p text:style-name="P7">656</text:p>
          </table:table-cell>
          <table:table-cell table:style-name="TBL_5f_0_5f_0.B5" office:value-type="string">
            <text:p text:style-name="P7">ALEX MAIA ESMERALDO DE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- NOSSA SENHORA DA GLORIA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9.230,94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972,4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688,91</text:p>
          </table:table-cell>
          <table:table-cell table:style-name="TBL_5f_0_5f_0.E5" office:value-type="string">
            <text:p text:style-name="P8">26.542,03</text:p>
          </table:table-cell>
        </table:table-row>
        <table:table-row table:style-name="TBL_5f_0_5f_0.2">
          <table:table-cell table:style-name="TBL_5f_0_5f_0.A5" office:value-type="string">
            <text:p text:style-name="P7">2197</text:p>
          </table:table-cell>
          <table:table-cell table:style-name="TBL_5f_0_5f_0.B5" office:value-type="string">
            <text:p text:style-name="P7">ALEX SANTOS DO CARMO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2104</text:p>
          </table:table-cell>
          <table:table-cell table:style-name="TBL_5f_0_5f_0.B5" office:value-type="string">
            <text:p text:style-name="P7">ALEXANDER REZENDE LIMA</text:p>
          </table:table-cell>
          <table:table-cell table:style-name="TBL_5f_0_5f_0.B5" office:value-type="string">
            <text:p text:style-name="P7">TÉCNICO DO MP - Manut. Sup. Eq. de Inf. e Software</text:p>
          </table:table-cell>
          <table:table-cell table:style-name="TBL_5f_0_5f_0.B5" office:value-type="string">
            <text:p text:style-name="P7">DIVISAO DE SUPORTE</text:p>
          </table:table-cell>
          <table:table-cell table:style-name="TBL_5f_0_5f_0.E5" office:value-type="string">
            <text:p text:style-name="P8">3.715,54</text:p>
          </table:table-cell>
          <table:table-cell table:style-name="TBL_5f_0_5f_0.E5" office:value-type="string">
            <text:p text:style-name="P8">185,7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6.074,24</text:p>
          </table:table-cell>
          <table:table-cell table:style-name="TBL_5f_0_5f_0.E5" office:value-type="string">
            <text:p text:style-name="P8">546,18</text:p>
          </table:table-cell>
          <table:table-cell table:style-name="TBL_5f_0_5f_0.E5" office:value-type="string">
            <text:p text:style-name="P8">91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37,77</text:p>
          </table:table-cell>
          <table:table-cell table:style-name="TBL_5f_0_5f_0.E5" office:value-type="string">
            <text:p text:style-name="P8">5.436,47</text:p>
          </table:table-cell>
        </table:table-row>
        <table:table-row table:style-name="TBL_5f_0_5f_0.2">
          <table:table-cell table:style-name="TBL_5f_0_5f_0.A5" office:value-type="string">
            <text:p text:style-name="P7">625</text:p>
          </table:table-cell>
          <table:table-cell table:style-name="TBL_5f_0_5f_0.B5" office:value-type="string">
            <text:p text:style-name="P7">ALEXANDRE ALBAGLI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9.230,94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920,2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636,77</text:p>
          </table:table-cell>
          <table:table-cell table:style-name="TBL_5f_0_5f_0.E5" office:value-type="string">
            <text:p text:style-name="P8">26.594,17</text:p>
          </table:table-cell>
        </table:table-row>
        <table:table-row table:style-name="TBL_5f_0_5f_0.2">
          <table:table-cell table:style-name="TBL_5f_0_5f_0.A5" office:value-type="string">
            <text:p text:style-name="P7">176</text:p>
          </table:table-cell>
          <table:table-cell table:style-name="TBL_5f_0_5f_0.B5" office:value-type="string">
            <text:p text:style-name="P7">ALEXANDRE ANDRADE DE SOUZA</text:p>
          </table:table-cell>
          <table:table-cell table:style-name="TBL_5f_0_5f_0.B5" office:value-type="string">
            <text:p text:style-name="P7">ANALISTA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6.717,0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9.076,19</text:p>
          </table:table-cell>
          <table:table-cell table:style-name="TBL_5f_0_5f_0.E5" office:value-type="string">
            <text:p text:style-name="P8">3.766,46</text:p>
          </table:table-cell>
          <table:table-cell table:style-name="TBL_5f_0_5f_0.E5" office:value-type="string">
            <text:p text:style-name="P8">5.441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207,59</text:p>
          </table:table-cell>
          <table:table-cell table:style-name="TBL_5f_0_5f_0.E5" office:value-type="string">
            <text:p text:style-name="P8">19.868,60</text:p>
          </table:table-cell>
        </table:table-row>
        <table:table-row table:style-name="TBL_5f_0_5f_0.2">
          <table:table-cell table:style-name="TBL_5f_0_5f_0.A5" office:value-type="string">
            <text:p text:style-name="P7">1568</text:p>
          </table:table-cell>
          <table:table-cell table:style-name="TBL_5f_0_5f_0.B5" office:value-type="string">
            <text:p text:style-name="P7">ALEXANDRE FRANCO BARRET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ENTRO DE APOIO OPERACIONAL DE PROTECAO AO RIO SAO FRANCISCO E AS NASCENTES</text:p>
          </table:table-cell>
          <table:table-cell table:style-name="TBL_5f_0_5f_0.E5" office:value-type="string">
            <text:p text:style-name="P8">4.425,27</text:p>
          </table:table-cell>
          <table:table-cell table:style-name="TBL_5f_0_5f_0.E5" office:value-type="string">
            <text:p text:style-name="P8">1.106,3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0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8.104,51</text:p>
          </table:table-cell>
          <table:table-cell table:style-name="TBL_5f_0_5f_0.E5" office:value-type="string">
            <text:p text:style-name="P8">774,42</text:p>
          </table:table-cell>
          <table:table-cell table:style-name="TBL_5f_0_5f_0.E5" office:value-type="string">
            <text:p text:style-name="P8">548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23,28</text:p>
          </table:table-cell>
          <table:table-cell table:style-name="TBL_5f_0_5f_0.E5" office:value-type="string">
            <text:p text:style-name="P8">6.781,23</text:p>
          </table:table-cell>
        </table:table-row>
        <table:table-row table:style-name="TBL_5f_0_5f_0.2">
          <table:table-cell table:style-name="TBL_5f_0_5f_0.A5" office:value-type="string">
            <text:p text:style-name="P7">1694</text:p>
          </table:table-cell>
          <table:table-cell table:style-name="TBL_5f_0_5f_0.B5" office:value-type="string">
            <text:p text:style-name="P7">ALEXANDRE GONCALVES SIL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2ª PROMOTORIA DE JUSTICA - LAGARTO </text:p>
          </table:table-cell>
          <table:table-cell table:style-name="TBL_5f_0_5f_0.E5" office:value-type="string">
            <text:p text:style-name="P8">7.611,74</text:p>
          </table:table-cell>
          <table:table-cell table:style-name="TBL_5f_0_5f_0.E5" office:value-type="string">
            <text:p text:style-name="P8">1.522,3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72,36</text:p>
          </table:table-cell>
          <table:table-cell table:style-name="TBL_5f_0_5f_0.E5" office:value-type="string">
            <text:p text:style-name="P8">11.706,45</text:p>
          </table:table-cell>
          <table:table-cell table:style-name="TBL_5f_0_5f_0.E5" office:value-type="string">
            <text:p text:style-name="P8">1.278,77</text:p>
          </table:table-cell>
          <table:table-cell table:style-name="TBL_5f_0_5f_0.E5" office:value-type="string">
            <text:p text:style-name="P8">1.290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69,62</text:p>
          </table:table-cell>
          <table:table-cell table:style-name="TBL_5f_0_5f_0.E5" office:value-type="string">
            <text:p text:style-name="P8">9.136,83</text:p>
          </table:table-cell>
        </table:table-row>
      </table:table>
      <table:table table:name="TBL_0_1" table:style-name="TBL_5f_0_5f_1">
        <table:table-column table:style-name="TBL_5f_0_5f_1.A"/>
        <table:table-column table:style-name="TBL_5f_0_5f_1.B"/>
        <table:table-column table:style-name="TBL_5f_0_5f_1.C"/>
        <table:table-column table:style-name="TBL_5f_0_5f_1.D"/>
        <table:table-column table:style-name="TBL_5f_0_5f_1.E"/>
        <table:table-column table:style-name="TBL_5f_0_5f_1.F"/>
        <table:table-column table:style-name="TBL_5f_0_5f_1.G"/>
        <table:table-column table:style-name="TBL_5f_0_5f_1.H"/>
        <table:table-column table:style-name="TBL_5f_0_5f_1.I"/>
        <table:table-column table:style-name="TBL_5f_0_5f_1.J"/>
        <table:table-column table:style-name="TBL_5f_0_5f_1.E"/>
        <table:table-column table:style-name="TBL_5f_0_5f_1.L" table:number-columns-repeated="2"/>
        <table:table-column table:style-name="TBL_5f_0_5f_1.J"/>
        <table:table-column table:style-name="TBL_5f_0_5f_1.O"/>
        <table:table-column table:style-name="TBL_5f_0_5f_1.P"/>
        <table:table-column table:style-name="TBL_5f_0_5f_1.Q"/>
        <table:table-column table:style-name="TBL_5f_0_5f_1.R"/>
        <table:table-row table:style-name="TBL_5f_0_5f_1.1">
          <table:table-cell table:style-name="TBL_5f_0_5f_1.A1" office:value-type="string">
            <text:p text:style-name="P7"><text:bookmark text:name="JR_PAGE_ANCHOR_0_2"/>1530</text:p>
          </table:table-cell>
          <table:table-cell table:style-name="TBL_5f_0_5f_1.B1" office:value-type="string">
            <text:p text:style-name="P7">ALEXANDRE MENDONCA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8ª PROMOTORIA DE JUSTICA DOS DIREITOS DO CIDAD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744,42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1.404,5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1,54</text:p>
          </table:table-cell>
          <table:table-cell table:style-name="TBL_5f_0_5f_1.E1" office:value-type="string">
            <text:p text:style-name="P8">8.962,88</text:p>
          </table:table-cell>
        </table:table-row>
        <table:table-row table:style-name="TBL_5f_0_5f_1.1">
          <table:table-cell table:style-name="TBL_5f_0_5f_1.A1" office:value-type="string">
            <text:p text:style-name="P7">660</text:p>
          </table:table-cell>
          <table:table-cell table:style-name="TBL_5f_0_5f_1.B1" office:value-type="string">
            <text:p text:style-name="P7">ALEXANDRO SAMPAIO SANTAN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CRIMINAL - SAO CRISTOV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9.230,94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920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636,77</text:p>
          </table:table-cell>
          <table:table-cell table:style-name="TBL_5f_0_5f_1.E1" office:value-type="string">
            <text:p text:style-name="P8">26.594,17</text:p>
          </table:table-cell>
        </table:table-row>
        <table:table-row table:style-name="TBL_5f_0_5f_1.1">
          <table:table-cell table:style-name="TBL_5f_0_5f_1.A1" office:value-type="string">
            <text:p text:style-name="P7">1738</text:p>
          </table:table-cell>
          <table:table-cell table:style-name="TBL_5f_0_5f_1.B1" office:value-type="string">
            <text:p text:style-name="P7">ALEXSANDRO AZEVEDO GUIMARA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ESPECIAL CIVEL E CRIMINAL - SAO CRISTOVAO 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6.020,42</text:p>
          </table:table-cell>
          <table:table-cell table:style-name="TBL_5f_0_5f_1.E1" office:value-type="string">
            <text:p text:style-name="P8">542,36</text:p>
          </table:table-cell>
          <table:table-cell table:style-name="TBL_5f_0_5f_1.E1" office:value-type="string">
            <text:p text:style-name="P8">116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58,86</text:p>
          </table:table-cell>
          <table:table-cell table:style-name="TBL_5f_0_5f_1.E1" office:value-type="string">
            <text:p text:style-name="P8">5.361,56</text:p>
          </table:table-cell>
        </table:table-row>
        <table:table-row table:style-name="TBL_5f_0_5f_1.1">
          <table:table-cell table:style-name="TBL_5f_0_5f_1.A1" office:value-type="string">
            <text:p text:style-name="P7">2131</text:p>
          </table:table-cell>
          <table:table-cell table:style-name="TBL_5f_0_5f_1.B1" office:value-type="string">
            <text:p text:style-name="P7">ALEXSANDRO CARLOS DE JESUS</text:p>
          </table:table-cell>
          <table:table-cell table:style-name="TBL_5f_0_5f_1.B1" office:value-type="string">
            <text:p text:style-name="P7">ASSESSOR OPERACIONAL</text:p>
          </table:table-cell>
          <table:table-cell table:style-name="TBL_5f_0_5f_1.B1" office:value-type="string">
            <text:p text:style-name="P7">DIVISAO DE APOIO ADMINISTRATIVO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92,6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27,78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.629,38</text:p>
          </table:table-cell>
          <table:table-cell table:style-name="TBL_5f_0_5f_1.E1" office:value-type="string">
            <text:p text:style-name="P8">243,8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43,84</text:p>
          </table:table-cell>
          <table:table-cell table:style-name="TBL_5f_0_5f_1.E1" office:value-type="string">
            <text:p text:style-name="P8">4.385,54</text:p>
          </table:table-cell>
        </table:table-row>
        <table:table-row table:style-name="TBL_5f_0_5f_1.1">
          <table:table-cell table:style-name="TBL_5f_0_5f_1.A1" office:value-type="string">
            <text:p text:style-name="P7">1329</text:p>
          </table:table-cell>
          <table:table-cell table:style-name="TBL_5f_0_5f_1.B1" office:value-type="string">
            <text:p text:style-name="P7">ALEXSANDRO DE ARAUJO TRINDAD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CRIMINAL - LAGARTO </text:p>
          </table:table-cell>
          <table:table-cell table:style-name="TBL_5f_0_5f_1.E1" office:value-type="string">
            <text:p text:style-name="P8">8.068,44</text:p>
          </table:table-cell>
          <table:table-cell table:style-name="TBL_5f_0_5f_1.E1" office:value-type="string">
            <text:p text:style-name="P8">1.613,6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0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2.654,49</text:p>
          </table:table-cell>
          <table:table-cell table:style-name="TBL_5f_0_5f_1.E1" office:value-type="string">
            <text:p text:style-name="P8">1.355,50</text:p>
          </table:table-cell>
          <table:table-cell table:style-name="TBL_5f_0_5f_1.E1" office:value-type="string">
            <text:p text:style-name="P8">1.530,4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85,96</text:p>
          </table:table-cell>
          <table:table-cell table:style-name="TBL_5f_0_5f_1.E1" office:value-type="string">
            <text:p text:style-name="P8">9.768,53</text:p>
          </table:table-cell>
        </table:table-row>
        <table:table-row table:style-name="TBL_5f_0_5f_1.1">
          <table:table-cell table:style-name="TBL_5f_0_5f_1.A1" office:value-type="string">
            <text:p text:style-name="P7">1802</text:p>
          </table:table-cell>
          <table:table-cell table:style-name="TBL_5f_0_5f_1.B1" office:value-type="string">
            <text:p text:style-name="P7">ALFRAN PEREIRA JUNIOR</text:p>
          </table:table-cell>
          <table:table-cell table:style-name="TBL_5f_0_5f_1.B1" office:value-type="string">
            <text:p text:style-name="P7">ANALISTA DO MP -Informática - G. e A.de P.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899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361,27</text:p>
          </table:table-cell>
          <table:table-cell table:style-name="TBL_5f_0_5f_1.E1" office:value-type="string">
            <text:p text:style-name="P8">1.323,32</text:p>
          </table:table-cell>
          <table:table-cell table:style-name="TBL_5f_0_5f_1.E1" office:value-type="string">
            <text:p text:style-name="P8">1.261,8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85,15</text:p>
          </table:table-cell>
          <table:table-cell table:style-name="TBL_5f_0_5f_1.E1" office:value-type="string">
            <text:p text:style-name="P8">8.776,12</text:p>
          </table:table-cell>
        </table:table-row>
        <table:table-row table:style-name="TBL_5f_0_5f_1.1">
          <table:table-cell table:style-name="TBL_5f_0_5f_1.A1" office:value-type="string">
            <text:p text:style-name="P7">2124</text:p>
          </table:table-cell>
          <table:table-cell table:style-name="TBL_5f_0_5f_1.B1" office:value-type="string">
            <text:p text:style-name="P7">ALFREDO ALVES DE OLIVEIRA</text:p>
          </table:table-cell>
          <table:table-cell table:style-name="TBL_5f_0_5f_1.B1" office:value-type="string">
            <text:p text:style-name="P7">1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822</text:p>
          </table:table-cell>
          <table:table-cell table:style-name="TBL_5f_0_5f_1.B1" office:value-type="string">
            <text:p text:style-name="P7">ALICE REGINA LOUREDO NASCIMEN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DAS EXECUCOES CRIMINAIS - ARACAJU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439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6.522,96</text:p>
          </table:table-cell>
          <table:table-cell table:style-name="TBL_5f_0_5f_1.E1" office:value-type="string">
            <text:p text:style-name="P8">645,96</text:p>
          </table:table-cell>
          <table:table-cell table:style-name="TBL_5f_0_5f_1.E1" office:value-type="string">
            <text:p text:style-name="P8">256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02,63</text:p>
          </table:table-cell>
          <table:table-cell table:style-name="TBL_5f_0_5f_1.E1" office:value-type="string">
            <text:p text:style-name="P8">5.620,33</text:p>
          </table:table-cell>
        </table:table-row>
        <table:table-row table:style-name="TBL_5f_0_5f_1.1">
          <table:table-cell table:style-name="TBL_5f_0_5f_1.A1" office:value-type="string">
            <text:p text:style-name="P7">1403</text:p>
          </table:table-cell>
          <table:table-cell table:style-name="TBL_5f_0_5f_1.B1" office:value-type="string">
            <text:p text:style-name="P7">ALINE BARBOZA ALCANTARA DE CARVALHO LEIT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ORDENADORIA GERAL / MP</text:p>
          </table:table-cell>
          <table:table-cell table:style-name="TBL_5f_0_5f_1.E1" office:value-type="string">
            <text:p text:style-name="P8">5.270,57</text:p>
          </table:table-cell>
          <table:table-cell table:style-name="TBL_5f_0_5f_1.E1" office:value-type="string">
            <text:p text:style-name="P8">790,59</text:p>
          </table:table-cell>
          <table:table-cell table:style-name="TBL_5f_0_5f_1.E1" office:value-type="string">
            <text:p text:style-name="P8">5.632,5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602,74</text:p>
          </table:table-cell>
          <table:table-cell table:style-name="TBL_5f_0_5f_1.E1" office:value-type="string">
            <text:p text:style-name="P8">848,56</text:p>
          </table:table-cell>
          <table:table-cell table:style-name="TBL_5f_0_5f_1.E1" office:value-type="string">
            <text:p text:style-name="P8">2.113,0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61,63</text:p>
          </table:table-cell>
          <table:table-cell table:style-name="TBL_5f_0_5f_1.E1" office:value-type="string">
            <text:p text:style-name="P8">10.641,11</text:p>
          </table:table-cell>
        </table:table-row>
        <table:table-row table:style-name="TBL_5f_0_5f_1.1">
          <table:table-cell table:style-name="TBL_5f_0_5f_1.A1" office:value-type="string">
            <text:p text:style-name="P7">1853</text:p>
          </table:table-cell>
          <table:table-cell table:style-name="TBL_5f_0_5f_1.B1" office:value-type="string">
            <text:p text:style-name="P7">ALINE MARIA DOS SANTOS</text:p>
          </table:table-cell>
          <table:table-cell table:style-name="TBL_5f_0_5f_1.B1" office:value-type="string">
            <text:p text:style-name="P7">TÉCNICO DO MP - Manut. Sup. Eq. de Inf. e Software</text:p>
          </table:table-cell>
          <table:table-cell table:style-name="TBL_5f_0_5f_1.B1" office:value-type="string">
            <text:p text:style-name="P7">DIVISAO DE SUPORTE</text:p>
          </table:table-cell>
          <table:table-cell table:style-name="TBL_5f_0_5f_1.E1" office:value-type="string">
            <text:p text:style-name="P8">3.938,47</text:p>
          </table:table-cell>
          <table:table-cell table:style-name="TBL_5f_0_5f_1.E1" office:value-type="string">
            <text:p text:style-name="P8">414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91,8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7.417,61</text:p>
          </table:table-cell>
          <table:table-cell table:style-name="TBL_5f_0_5f_1.E1" office:value-type="string">
            <text:p text:style-name="P8">609,39</text:p>
          </table:table-cell>
          <table:table-cell table:style-name="TBL_5f_0_5f_1.E1" office:value-type="string">
            <text:p text:style-name="P8">178,2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87,66</text:p>
          </table:table-cell>
          <table:table-cell table:style-name="TBL_5f_0_5f_1.E1" office:value-type="string">
            <text:p text:style-name="P8">6.629,95</text:p>
          </table:table-cell>
        </table:table-row>
        <table:table-row table:style-name="TBL_5f_0_5f_1.1">
          <table:table-cell table:style-name="TBL_5f_0_5f_1.A1" office:value-type="string">
            <text:p text:style-name="P7">1280</text:p>
          </table:table-cell>
          <table:table-cell table:style-name="TBL_5f_0_5f_1.B1" office:value-type="string">
            <text:p text:style-name="P7">ALINE NUNES VASCONCEL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DISTRITAL - NOSSA SENHORA DO SOCORRO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13.860,59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796,7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36,74</text:p>
          </table:table-cell>
          <table:table-cell table:style-name="TBL_5f_0_5f_1.E1" office:value-type="string">
            <text:p text:style-name="P8">10.423,85</text:p>
          </table:table-cell>
        </table:table-row>
        <table:table-row table:style-name="TBL_5f_0_5f_1.1">
          <table:table-cell table:style-name="TBL_5f_0_5f_1.A1" office:value-type="string">
            <text:p text:style-name="P7">1559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5.436,73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2.367,8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744,79</text:p>
          </table:table-cell>
          <table:table-cell table:style-name="TBL_5f_0_5f_1.E1" office:value-type="string">
            <text:p text:style-name="P8">11.691,94</text:p>
          </table:table-cell>
        </table:table-row>
        <table:table-row table:style-name="TBL_5f_0_5f_1.1">
          <table:table-cell table:style-name="TBL_5f_0_5f_1.A1" office:value-type="string">
            <text:p text:style-name="P7">1314</text:p>
          </table:table-cell>
          <table:table-cell table:style-name="TBL_5f_0_5f_1.B1" office:value-type="string">
            <text:p text:style-name="P7">ALINE WILTSHIRE CARVALHO RODRIGUES MACHADO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CA DISTRIT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3.887,07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848,9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88,88</text:p>
          </table:table-cell>
          <table:table-cell table:style-name="TBL_5f_0_5f_1.E1" office:value-type="string">
            <text:p text:style-name="P8">10.398,19</text:p>
          </table:table-cell>
        </table:table-row>
        <table:table-row table:style-name="TBL_5f_0_5f_1.1">
          <table:table-cell table:style-name="TBL_5f_0_5f_1.A1" office:value-type="string">
            <text:p text:style-name="P7">2177</text:p>
          </table:table-cell>
          <table:table-cell table:style-name="TBL_5f_0_5f_1.B1" office:value-type="string">
            <text:p text:style-name="P7">ALISSON SANTANA DOS SANTOS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NUCLEO DE INTELIGENCIA OPERACIONAL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773</text:p>
          </table:table-cell>
          <table:table-cell table:style-name="TBL_5f_0_5f_1.B1" office:value-type="string">
            <text:p text:style-name="P7">ALLAN DAVIS CARVALHO MACHAD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NOSSA SENHORA DO SOCORRO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465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7.037,25</text:p>
          </table:table-cell>
          <table:table-cell table:style-name="TBL_5f_0_5f_1.E1" office:value-type="string">
            <text:p text:style-name="P8">684,71</text:p>
          </table:table-cell>
          <table:table-cell table:style-name="TBL_5f_0_5f_1.E1" office:value-type="string">
            <text:p text:style-name="P8">310,2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94,95</text:p>
          </table:table-cell>
          <table:table-cell table:style-name="TBL_5f_0_5f_1.E1" office:value-type="string">
            <text:p text:style-name="P8">6.042,30</text:p>
          </table:table-cell>
        </table:table-row>
        <table:table-row table:style-name="TBL_5f_0_5f_1.1">
          <table:table-cell table:style-name="TBL_5f_0_5f_1.A1" office:value-type="string">
            <text:p text:style-name="P7">1987</text:p>
          </table:table-cell>
          <table:table-cell table:style-name="TBL_5f_0_5f_1.B1" office:value-type="string">
            <text:p text:style-name="P7">ALLAN SILVEIRA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RQUIVO CENTRAL DO MINISTERIO PUBLICO</text:p>
          </table:table-cell>
          <table:table-cell table:style-name="TBL_5f_0_5f_1.E1" office:value-type="string">
            <text:p text:style-name="P8">2.776,47</text:p>
          </table:table-cell>
          <table:table-cell table:style-name="TBL_5f_0_5f_1.E1" office:value-type="string">
            <text:p text:style-name="P8">219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.904,52</text:p>
          </table:table-cell>
          <table:table-cell table:style-name="TBL_5f_0_5f_1.E1" office:value-type="string">
            <text:p text:style-name="P8">419,37</text:p>
          </table:table-cell>
          <table:table-cell table:style-name="TBL_5f_0_5f_1.E1" office:value-type="string">
            <text:p text:style-name="P8">50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69,78</text:p>
          </table:table-cell>
          <table:table-cell table:style-name="TBL_5f_0_5f_1.E1" office:value-type="string">
            <text:p text:style-name="P8">4.434,74</text:p>
          </table:table-cell>
        </table:table-row>
        <table:table-row table:style-name="TBL_5f_0_5f_1.1">
          <table:table-cell table:style-name="TBL_5f_0_5f_1.A1" office:value-type="string">
            <text:p text:style-name="P7">1900</text:p>
          </table:table-cell>
          <table:table-cell table:style-name="TBL_5f_0_5f_1.B1" office:value-type="string">
            <text:p text:style-name="P7">ALLANA BRUNA ANDRADE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ESPECIAL CIVEL E CRIMINAL - LAGARTO 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600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0.784,67</text:p>
          </table:table-cell>
          <table:table-cell table:style-name="TBL_5f_0_5f_1.E1" office:value-type="string">
            <text:p text:style-name="P8">1.149,72</text:p>
          </table:table-cell>
          <table:table-cell table:style-name="TBL_5f_0_5f_1.E1" office:value-type="string">
            <text:p text:style-name="P8">1.072,8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22,57</text:p>
          </table:table-cell>
          <table:table-cell table:style-name="TBL_5f_0_5f_1.E1" office:value-type="string">
            <text:p text:style-name="P8">8.562,10</text:p>
          </table:table-cell>
        </table:table-row>
        <table:table-row table:style-name="TBL_5f_0_5f_1.1">
          <table:table-cell table:style-name="TBL_5f_0_5f_1.A1" office:value-type="string">
            <text:p text:style-name="P7">621</text:p>
          </table:table-cell>
          <table:table-cell table:style-name="TBL_5f_0_5f_1.B1" office:value-type="string">
            <text:p text:style-name="P7">ALLANA RACHEL MONTEIRO BATISTA SOARES COST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- ITABAIANA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5.862,03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098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814,59</text:p>
          </table:table-cell>
          <table:table-cell table:style-name="TBL_5f_0_5f_1.E1" office:value-type="string">
            <text:p text:style-name="P8">24.047,44</text:p>
          </table:table-cell>
        </table:table-row>
        <table:table-row table:style-name="TBL_5f_0_5f_1.1">
          <table:table-cell table:style-name="TBL_5f_0_5f_1.A1" office:value-type="string">
            <text:p text:style-name="P7">1572</text:p>
          </table:table-cell>
          <table:table-cell table:style-name="TBL_5f_0_5f_1.B1" office:value-type="string">
            <text:p text:style-name="P7">ALLIUSKA CAROLINE DA SILVA OLIVEIRA SOBRAL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0.690,36</text:p>
          </table:table-cell>
          <table:table-cell table:style-name="TBL_5f_0_5f_1.E1" office:value-type="string">
            <text:p text:style-name="P8">712,47</text:p>
          </table:table-cell>
          <table:table-cell table:style-name="TBL_5f_0_5f_1.E1" office:value-type="string">
            <text:p text:style-name="P8">1.297,4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09,92</text:p>
          </table:table-cell>
          <table:table-cell table:style-name="TBL_5f_0_5f_1.E1" office:value-type="string">
            <text:p text:style-name="P8">8.680,44</text:p>
          </table:table-cell>
        </table:table-row>
        <table:table-row table:style-name="TBL_5f_0_5f_1.1">
          <table:table-cell table:style-name="TBL_5f_0_5f_1.A1" office:value-type="string">
            <text:p text:style-name="P7">1751</text:p>
          </table:table-cell>
          <table:table-cell table:style-name="TBL_5f_0_5f_1.B1" office:value-type="string">
            <text:p text:style-name="P7">ALONSO GOMES CAMPOS FI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INATIV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</table:table-row>
        <table:table-row table:style-name="TBL_5f_0_5f_1.1">
          <table:table-cell table:style-name="TBL_5f_0_5f_1.A1" office:value-type="string">
            <text:p text:style-name="P7">1850</text:p>
          </table:table-cell>
          <table:table-cell table:style-name="TBL_5f_0_5f_1.B1" office:value-type="string">
            <text:p text:style-name="P7">ALVINO AQUINO SANTOS JUNIOR</text:p>
          </table:table-cell>
          <table:table-cell table:style-name="TBL_5f_0_5f_1.B1" office:value-type="string">
            <text:p text:style-name="P7">2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804</text:p>
          </table:table-cell>
          <table:table-cell table:style-name="TBL_5f_0_5f_1.B1" office:value-type="string">
            <text:p text:style-name="P7">AMANDA CARVALHO PAIVA DE ALMEIDA ANDRAD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4ª PROMOTORIA DE JUSTICA DISTRITAL - ARACAJU</text:p>
          </table:table-cell>
          <table:table-cell table:style-name="TBL_5f_0_5f_1.E1" office:value-type="string">
            <text:p text:style-name="P8">3.119,64</text:p>
          </table:table-cell>
          <table:table-cell table:style-name="TBL_5f_0_5f_1.E1" office:value-type="string">
            <text:p text:style-name="P8">328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5.356,81</text:p>
          </table:table-cell>
          <table:table-cell table:style-name="TBL_5f_0_5f_1.E1" office:value-type="string">
            <text:p text:style-name="P8">482,69</text:p>
          </table:table-cell>
          <table:table-cell table:style-name="TBL_5f_0_5f_1.E1" office:value-type="string">
            <text:p text:style-name="P8">89,9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72,66</text:p>
          </table:table-cell>
          <table:table-cell table:style-name="TBL_5f_0_5f_1.E1" office:value-type="string">
            <text:p text:style-name="P8">4.784,15</text:p>
          </table:table-cell>
        </table:table-row>
        <table:table-row table:style-name="TBL_5f_0_5f_1.1">
          <table:table-cell table:style-name="TBL_5f_0_5f_1.A1" office:value-type="string">
            <text:p text:style-name="P7">1707</text:p>
          </table:table-cell>
          <table:table-cell table:style-name="TBL_5f_0_5f_1.B1" office:value-type="string">
            <text:p text:style-name="P7">AMILTON NEVES BRITO FILHO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PROMOTORIA DE JUSTICA - CARMOPOLI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668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4.581,86</text:p>
          </table:table-cell>
          <table:table-cell table:style-name="TBL_5f_0_5f_1.E1" office:value-type="string">
            <text:p text:style-name="P8">4.480,65</text:p>
          </table:table-cell>
          <table:table-cell table:style-name="TBL_5f_0_5f_1.E1" office:value-type="string">
            <text:p text:style-name="P8">9.581,3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4.062,01</text:p>
          </table:table-cell>
          <table:table-cell table:style-name="TBL_5f_0_5f_1.E1" office:value-type="string">
            <text:p text:style-name="P8">30.519,85</text:p>
          </table:table-cell>
        </table:table-row>
        <table:table-row table:style-name="TBL_5f_0_5f_1.1">
          <table:table-cell table:style-name="TBL_5f_0_5f_1.A1" office:value-type="string">
            <text:p text:style-name="P7">1739</text:p>
          </table:table-cell>
          <table:table-cell table:style-name="TBL_5f_0_5f_1.B1" office:value-type="string">
            <text:p text:style-name="P7">ANA CARLA MORAIS DE SOUZA MEL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ORDENADORIA DE DOCUMENTACAO E DE MEMORIA DO MP</text:p>
          </table:table-cell>
          <table:table-cell table:style-name="TBL_5f_0_5f_1.E1" office:value-type="string">
            <text:p text:style-name="P8">4.972,24</text:p>
          </table:table-cell>
          <table:table-cell table:style-name="TBL_5f_0_5f_1.E1" office:value-type="string">
            <text:p text:style-name="P8">523,08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1.360,55</text:p>
          </table:table-cell>
          <table:table-cell table:style-name="TBL_5f_0_5f_1.E1" office:value-type="string">
            <text:p text:style-name="P8">769,34</text:p>
          </table:table-cell>
          <table:table-cell table:style-name="TBL_5f_0_5f_1.E1" office:value-type="string">
            <text:p text:style-name="P8">1.393,5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62,87</text:p>
          </table:table-cell>
          <table:table-cell table:style-name="TBL_5f_0_5f_1.E1" office:value-type="string">
            <text:p text:style-name="P8">9.197,68</text:p>
          </table:table-cell>
        </table:table-row>
        <table:table-row table:style-name="TBL_5f_0_5f_1.1">
          <table:table-cell table:style-name="TBL_5f_0_5f_1.A1" office:value-type="string">
            <text:p text:style-name="P7">1680</text:p>
          </table:table-cell>
          <table:table-cell table:style-name="TBL_5f_0_5f_1.B1" office:value-type="string">
            <text:p text:style-name="P7">ANA CAROLINA OLIVEIRA DAVIL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800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0.321,48</text:p>
          </table:table-cell>
          <table:table-cell table:style-name="TBL_5f_0_5f_1.E1" office:value-type="string">
            <text:p text:style-name="P8">1.177,75</text:p>
          </table:table-cell>
          <table:table-cell table:style-name="TBL_5f_0_5f_1.E1" office:value-type="string">
            <text:p text:style-name="P8">1.068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45,81</text:p>
          </table:table-cell>
          <table:table-cell table:style-name="TBL_5f_0_5f_1.E1" office:value-type="string">
            <text:p text:style-name="P8">8.075,67</text:p>
          </table:table-cell>
        </table:table-row>
        <table:table-row table:style-name="TBL_5f_0_5f_1.1">
          <table:table-cell table:style-name="TBL_5f_0_5f_1.A1" office:value-type="string">
            <text:p text:style-name="P7">1690</text:p>
          </table:table-cell>
          <table:table-cell table:style-name="TBL_5f_0_5f_1.B1" office:value-type="string">
            <text:p text:style-name="P7">ANA CELIA BARBOSA MATIA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626,22</text:p>
          </table:table-cell>
          <table:table-cell table:style-name="TBL_5f_0_5f_1.E1" office:value-type="string">
            <text:p text:style-name="P8">1.138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52,43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9.364,85</text:p>
          </table:table-cell>
          <table:table-cell table:style-name="TBL_5f_0_5f_1.E1" office:value-type="string">
            <text:p text:style-name="P8">672,14</text:p>
          </table:table-cell>
          <table:table-cell table:style-name="TBL_5f_0_5f_1.E1" office:value-type="string">
            <text:p text:style-name="P8">819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491,45</text:p>
          </table:table-cell>
          <table:table-cell table:style-name="TBL_5f_0_5f_1.E1" office:value-type="string">
            <text:p text:style-name="P8">7.873,40</text:p>
          </table:table-cell>
        </table:table-row>
        <table:table-row table:style-name="TBL_5f_0_5f_1.1">
          <table:table-cell table:style-name="TBL_5f_0_5f_1.A1" office:value-type="string">
            <text:p text:style-name="P7">1513</text:p>
          </table:table-cell>
          <table:table-cell table:style-name="TBL_5f_0_5f_1.B1" office:value-type="string">
            <text:p text:style-name="P7">ANA CELIA GUIMARAES PRADO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ÇA DA VIOLENCIA DOMESTICA E FAMILIAR CONTRA MULHER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744,42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1.456,7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33,68</text:p>
          </table:table-cell>
          <table:table-cell table:style-name="TBL_5f_0_5f_1.E1" office:value-type="string">
            <text:p text:style-name="P8">8.910,74</text:p>
          </table:table-cell>
        </table:table-row>
        <table:table-row table:style-name="TBL_5f_0_5f_1.1">
          <table:table-cell table:style-name="TBL_5f_0_5f_1.A1" office:value-type="string">
            <text:p text:style-name="P7">17</text:p>
          </table:table-cell>
          <table:table-cell table:style-name="TBL_5f_0_5f_1.B1" office:value-type="string">
            <text:p text:style-name="P7">ANA CHRISTINA SOUZA BRANDI</text:p>
          </table:table-cell>
          <table:table-cell table:style-name="TBL_5f_0_5f_1.B1" office:value-type="string">
            <text:p text:style-name="P7">PROCURADOR DE JUSTIÇA</text:p>
          </table:table-cell>
          <table:table-cell table:style-name="TBL_5f_0_5f_1.B1" office:value-type="string">
            <text:p text:style-name="P7">11ª PROCURADORIA DE JUSTICA (CAMARA CRIMINAL)</text:p>
          </table:table-cell>
          <table:table-cell table:style-name="TBL_5f_0_5f_1.E1" office:value-type="string">
            <text:p text:style-name="P8">35.462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964,71</text:p>
          </table:table-cell>
          <table:table-cell table:style-name="TBL_5f_0_5f_1.E1" office:value-type="string">
            <text:p text:style-name="P8">3.546,22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46.832,28</text:p>
          </table:table-cell>
          <table:table-cell table:style-name="TBL_5f_0_5f_1.E1" office:value-type="string">
            <text:p text:style-name="P8">4.964,71</text:p>
          </table:table-cell>
          <table:table-cell table:style-name="TBL_5f_0_5f_1.E1" office:value-type="string">
            <text:p text:style-name="P8">9.857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4.822,67</text:p>
          </table:table-cell>
          <table:table-cell table:style-name="TBL_5f_0_5f_1.E1" office:value-type="string">
            <text:p text:style-name="P8">32.009,61</text:p>
          </table:table-cell>
        </table:table-row>
        <table:table-row table:style-name="TBL_5f_0_5f_1.1">
          <table:table-cell table:style-name="TBL_5f_0_5f_1.A1" office:value-type="string">
            <text:p text:style-name="P7">346</text:p>
          </table:table-cell>
          <table:table-cell table:style-name="TBL_5f_0_5f_1.B1" office:value-type="string">
            <text:p text:style-name="P7">ANA CLAUDIA MACHADO COSTA MOR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6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6.073,18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098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814,59</text:p>
          </table:table-cell>
          <table:table-cell table:style-name="TBL_5f_0_5f_1.E1" office:value-type="string">
            <text:p text:style-name="P8">24.258,59</text:p>
          </table:table-cell>
        </table:table-row>
        <table:table-row table:style-name="TBL_5f_0_5f_1.1">
          <table:table-cell table:style-name="TBL_5f_0_5f_1.A1" office:value-type="string">
            <text:p text:style-name="P7">2178</text:p>
          </table:table-cell>
          <table:table-cell table:style-name="TBL_5f_0_5f_1.B1" office:value-type="string">
            <text:p text:style-name="P7">ANA CONCEICAO LIMA ALMEIDA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40</text:p>
          </table:table-cell>
          <table:table-cell table:style-name="TBL_5f_0_5f_1.B1" office:value-type="string">
            <text:p text:style-name="P7">ANA CRISTINA ARAGAO DE CARVA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CA DISTRITAL - ARACAJU 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41.264,72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8.343,0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.059,49</text:p>
          </table:table-cell>
          <table:table-cell table:style-name="TBL_5f_0_5f_1.E1" office:value-type="string">
            <text:p text:style-name="P8">28.205,23</text:p>
          </table:table-cell>
        </table:table-row>
        <table:table-row table:style-name="TBL_5f_0_5f_1.1">
          <table:table-cell table:style-name="TBL_5f_0_5f_1.A1" office:value-type="string">
            <text:p text:style-name="P7">839</text:p>
          </table:table-cell>
          <table:table-cell table:style-name="TBL_5f_0_5f_1.B1" office:value-type="string">
            <text:p text:style-name="P7">ANA CRISTINA CARVALHO BARROS</text:p>
          </table:table-cell>
          <table:table-cell table:style-name="TBL_5f_0_5f_1.B1" office:value-type="string">
            <text:p text:style-name="P7">ENFERMEIRA - requisitado</text:p>
          </table:table-cell>
          <table:table-cell table:style-name="TBL_5f_0_5f_1.B1" office:value-type="string">
            <text:p text:style-name="P7">CENTRO MEDICO/SG</text:p>
          </table:table-cell>
          <table:table-cell table:style-name="TBL_5f_0_5f_1.E1" office:value-type="string">
            <text:p text:style-name="P8">3.420,68</text:p>
          </table:table-cell>
          <table:table-cell table:style-name="TBL_5f_0_5f_1.E1" office:value-type="string">
            <text:p text:style-name="P8">1.281,70</text:p>
          </table:table-cell>
          <table:table-cell table:style-name="TBL_5f_0_5f_1.E1" office:value-type="string">
            <text:p text:style-name="P8">1.255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86,56</text:p>
          </table:table-cell>
          <table:table-cell table:style-name="TBL_5f_0_5f_1.E1" office:value-type="string">
            <text:p text:style-name="P8">334,67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9.163,25</text:p>
          </table:table-cell>
          <table:table-cell table:style-name="TBL_5f_0_5f_1.E1" office:value-type="string">
            <text:p text:style-name="P8">486,56</text:p>
          </table:table-cell>
          <table:table-cell table:style-name="TBL_5f_0_5f_1.E1" office:value-type="string">
            <text:p text:style-name="P8">806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92,67</text:p>
          </table:table-cell>
          <table:table-cell table:style-name="TBL_5f_0_5f_1.E1" office:value-type="string">
            <text:p text:style-name="P8">7.870,58</text:p>
          </table:table-cell>
        </table:table-row>
        <table:table-row table:style-name="TBL_5f_0_5f_1.1">
          <table:table-cell table:style-name="TBL_5f_0_5f_1.A1" office:value-type="string">
            <text:p text:style-name="P7">337</text:p>
          </table:table-cell>
          <table:table-cell table:style-name="TBL_5f_0_5f_1.B1" office:value-type="string">
            <text:p text:style-name="P7">ANA GALGANE P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56,00</text:p>
          </table:table-cell>
          <table:table-cell table:style-name="TBL_5f_0_5f_1.E1" office:value-type="string">
            <text:p text:style-name="P8">39.461,59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8.395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.111,63</text:p>
          </table:table-cell>
          <table:table-cell table:style-name="TBL_5f_0_5f_1.E1" office:value-type="string">
            <text:p text:style-name="P8">26.349,96</text:p>
          </table:table-cell>
        </table:table-row>
        <table:table-row table:style-name="TBL_5f_0_5f_1.1">
          <table:table-cell table:style-name="TBL_5f_0_5f_1.A1" office:value-type="string">
            <text:p text:style-name="P7">642</text:p>
          </table:table-cell>
          <table:table-cell table:style-name="TBL_5f_0_5f_1.B1" office:value-type="string">
            <text:p text:style-name="P7">ANA KARLA LIMA SANTOS</text:p>
          </table:table-cell>
          <table:table-cell table:style-name="TBL_5f_0_5f_1.B1" office:value-type="string">
            <text:p text:style-name="P7">ASSESSOR DE APOIO OPERACIONAL </text:p>
          </table:table-cell>
          <table:table-cell table:style-name="TBL_5f_0_5f_1.B1" office:value-type="string">
            <text:p text:style-name="P7">DIVISAO DE MATERIAL/DM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051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5.224,46</text:p>
          </table:table-cell>
          <table:table-cell table:style-name="TBL_5f_0_5f_1.E1" office:value-type="string">
            <text:p text:style-name="P8">283,58</text:p>
          </table:table-cell>
          <table:table-cell table:style-name="TBL_5f_0_5f_1.E1" office:value-type="string">
            <text:p text:style-name="P8">64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48,38</text:p>
          </table:table-cell>
          <table:table-cell table:style-name="TBL_5f_0_5f_1.E1" office:value-type="string">
            <text:p text:style-name="P8">4.876,08</text:p>
          </table:table-cell>
        </table:table-row>
        <table:table-row table:style-name="TBL_5f_0_5f_1.1">
          <table:table-cell table:style-name="TBL_5f_0_5f_1.A1" office:value-type="string">
            <text:p text:style-name="P7">638</text:p>
          </table:table-cell>
          <table:table-cell table:style-name="TBL_5f_0_5f_1.B1" office:value-type="string">
            <text:p text:style-name="P7">ANA LEILA COSTA GARCEZ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ÇA AUXILIAR DE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47.302,88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045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762,46</text:p>
          </table:table-cell>
          <table:table-cell table:style-name="TBL_5f_0_5f_1.E1" office:value-type="string">
            <text:p text:style-name="P8">35.540,42</text:p>
          </table:table-cell>
        </table:table-row>
        <table:table-row table:style-name="TBL_5f_0_5f_1.1">
          <table:table-cell table:style-name="TBL_5f_0_5f_1.A1" office:value-type="string">
            <text:p text:style-name="P7">2248</text:p>
          </table:table-cell>
          <table:table-cell table:style-name="TBL_5f_0_5f_1.B1" office:value-type="string">
            <text:p text:style-name="P7">ANA LUIZA OLIVEIRA SOBRAL</text:p>
          </table:table-cell>
          <table:table-cell table:style-name="TBL_5f_0_5f_1.B1" office:value-type="string">
            <text:p text:style-name="P7">PSICOLOGO-requisitad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671,72</text:p>
          </table:table-cell>
          <table:table-cell table:style-name="TBL_5f_0_5f_1.E1" office:value-type="string">
            <text:p text:style-name="P8">8.590,96</text:p>
          </table:table-cell>
          <table:table-cell table:style-name="TBL_5f_0_5f_1.E1" office:value-type="string">
            <text:p text:style-name="P8">368,20</text:p>
          </table:table-cell>
          <table:table-cell table:style-name="TBL_5f_0_5f_1.E1" office:value-type="string">
            <text:p text:style-name="P8">302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70,74</text:p>
          </table:table-cell>
          <table:table-cell table:style-name="TBL_5f_0_5f_1.E1" office:value-type="string">
            <text:p text:style-name="P8">7.920,22</text:p>
          </table:table-cell>
        </table:table-row>
        <table:table-row table:style-name="TBL_5f_0_5f_1.1">
          <table:table-cell table:style-name="TBL_5f_0_5f_1.A1" office:value-type="string">
            <text:p text:style-name="P7">1713</text:p>
          </table:table-cell>
          <table:table-cell table:style-name="TBL_5f_0_5f_1.B1" office:value-type="string">
            <text:p text:style-name="P7">ANA MARIA MENEZES SANTOS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ITABAIANA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1,13</text:p>
          </table:table-cell>
          <table:table-cell table:style-name="TBL_5f_0_5f_1.E1" office:value-type="string">
            <text:p text:style-name="P8">7.870,19</text:p>
          </table:table-cell>
          <table:table-cell table:style-name="TBL_5f_0_5f_1.E1" office:value-type="string">
            <text:p text:style-name="P8">712,47</text:p>
          </table:table-cell>
          <table:table-cell table:style-name="TBL_5f_0_5f_1.E1" office:value-type="string">
            <text:p text:style-name="P8">263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75,76</text:p>
          </table:table-cell>
          <table:table-cell table:style-name="TBL_5f_0_5f_1.E1" office:value-type="string">
            <text:p text:style-name="P8">6.894,43</text:p>
          </table:table-cell>
        </table:table-row>
        <table:table-row table:style-name="TBL_5f_0_5f_1.1">
          <table:table-cell table:style-name="TBL_5f_0_5f_1.A1" office:value-type="string">
            <text:p text:style-name="P7">1730</text:p>
          </table:table-cell>
          <table:table-cell table:style-name="TBL_5f_0_5f_1.B1" office:value-type="string">
            <text:p text:style-name="P7">ANA MARIA MENEZES TAPIOC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885,0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7.694,39</text:p>
          </table:table-cell>
          <table:table-cell table:style-name="TBL_5f_0_5f_1.E1" office:value-type="string">
            <text:p text:style-name="P8">743,44</text:p>
          </table:table-cell>
          <table:table-cell table:style-name="TBL_5f_0_5f_1.E1" office:value-type="string">
            <text:p text:style-name="P8">391,4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34,86</text:p>
          </table:table-cell>
          <table:table-cell table:style-name="TBL_5f_0_5f_1.E1" office:value-type="string">
            <text:p text:style-name="P8">6.559,53</text:p>
          </table:table-cell>
        </table:table-row>
        <table:table-row table:style-name="TBL_5f_0_5f_1.1">
          <table:table-cell table:style-name="TBL_5f_0_5f_1.A1" office:value-type="string">
            <text:p text:style-name="P7">1321</text:p>
          </table:table-cell>
          <table:table-cell table:style-name="TBL_5f_0_5f_1.B1" office:value-type="string">
            <text:p text:style-name="P7">ANA PATRICIA FONTES DA SILVA VILLACORT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ESPECIAL CRIMIN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623,14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901,0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541,02</text:p>
          </table:table-cell>
          <table:table-cell table:style-name="TBL_5f_0_5f_1.E1" office:value-type="string">
            <text:p text:style-name="P8">10.082,12</text:p>
          </table:table-cell>
        </table:table-row>
        <table:table-row table:style-name="TBL_5f_0_5f_1.1">
          <table:table-cell table:style-name="TBL_5f_0_5f_1.A1" office:value-type="string">
            <text:p text:style-name="P7">1343</text:p>
          </table:table-cell>
          <table:table-cell table:style-name="TBL_5f_0_5f_1.B1" office:value-type="string">
            <text:p text:style-name="P7">ANA PAULA DE JESUS PASSOS LUN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GRUPO DE APOIO OPERACIONAL - SEC. GERAL</text:p>
          </table:table-cell>
          <table:table-cell table:style-name="TBL_5f_0_5f_1.E1" office:value-type="string">
            <text:p text:style-name="P8">9.609,64</text:p>
          </table:table-cell>
          <table:table-cell table:style-name="TBL_5f_0_5f_1.E1" office:value-type="string">
            <text:p text:style-name="P8">1.921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3.704,49</text:p>
          </table:table-cell>
          <table:table-cell table:style-name="TBL_5f_0_5f_1.E1" office:value-type="string">
            <text:p text:style-name="P8">1.614,42</text:p>
          </table:table-cell>
          <table:table-cell table:style-name="TBL_5f_0_5f_1.E1" office:value-type="string">
            <text:p text:style-name="P8">1.857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72,28</text:p>
          </table:table-cell>
          <table:table-cell table:style-name="TBL_5f_0_5f_1.E1" office:value-type="string">
            <text:p text:style-name="P8">10.232,21</text:p>
          </table:table-cell>
        </table:table-row>
        <table:table-row table:style-name="TBL_5f_0_5f_1.1">
          <table:table-cell table:style-name="TBL_5f_0_5f_1.A1" office:value-type="string">
            <text:p text:style-name="P7">194</text:p>
          </table:table-cell>
          <table:table-cell table:style-name="TBL_5f_0_5f_1.B1" office:value-type="string">
            <text:p text:style-name="P7">ANA PAULA MACHADO COSTA MENES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5ª PROMOTORIA DE JUSTICA DOS DIREITOS DO CIDAD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9.230,94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972,4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688,91</text:p>
          </table:table-cell>
          <table:table-cell table:style-name="TBL_5f_0_5f_1.E1" office:value-type="string">
            <text:p text:style-name="P8">26.542,03</text:p>
          </table:table-cell>
        </table:table-row>
        <table:table-row table:style-name="TBL_5f_0_5f_1.1">
          <table:table-cell table:style-name="TBL_5f_0_5f_1.A1" office:value-type="string">
            <text:p text:style-name="P7">1705</text:p>
          </table:table-cell>
          <table:table-cell table:style-name="TBL_5f_0_5f_1.B1" office:value-type="string">
            <text:p text:style-name="P7">ANA PAULA PEREIRA LIM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SSESSORIA DA CORREGEDORIA GERAL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1.255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7.302,47</text:p>
          </table:table-cell>
          <table:table-cell table:style-name="TBL_5f_0_5f_1.E1" office:value-type="string">
            <text:p text:style-name="P8">542,36</text:p>
          </table:table-cell>
          <table:table-cell table:style-name="TBL_5f_0_5f_1.E1" office:value-type="string">
            <text:p text:style-name="P8">353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95,69</text:p>
          </table:table-cell>
          <table:table-cell table:style-name="TBL_5f_0_5f_1.E1" office:value-type="string">
            <text:p text:style-name="P8">6.406,78</text:p>
          </table:table-cell>
        </table:table-row>
        <table:table-row table:style-name="TBL_5f_0_5f_1.1">
          <table:table-cell table:style-name="TBL_5f_0_5f_1.A1" office:value-type="string">
            <text:p text:style-name="P7">637</text:p>
          </table:table-cell>
          <table:table-cell table:style-name="TBL_5f_0_5f_1.B1" office:value-type="string">
            <text:p text:style-name="P7">ANA PAULA SOUZA VIANA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1ª PROMOTORIA DE JUSTICA - BARRA DOS COQUEIRO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4.177,57</text:p>
          </table:table-cell>
          <table:table-cell table:style-name="TBL_5f_0_5f_1.E1" office:value-type="string">
            <text:p text:style-name="P8">4.480,65</text:p>
          </table:table-cell>
          <table:table-cell table:style-name="TBL_5f_0_5f_1.E1" office:value-type="string">
            <text:p text:style-name="P8">6.647,6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128,25</text:p>
          </table:table-cell>
          <table:table-cell table:style-name="TBL_5f_0_5f_1.E1" office:value-type="string">
            <text:p text:style-name="P8">23.049,32</text:p>
          </table:table-cell>
        </table:table-row>
        <table:table-row table:style-name="TBL_5f_0_5f_1.1">
          <table:table-cell table:style-name="TBL_5f_0_5f_1.A1" office:value-type="string">
            <text:p text:style-name="P7">252</text:p>
          </table:table-cell>
          <table:table-cell table:style-name="TBL_5f_0_5f_1.B1" office:value-type="string">
            <text:p text:style-name="P7">ANA SOARES DE SOUZA</text:p>
          </table:table-cell>
          <table:table-cell table:style-name="TBL_5f_0_5f_1.B1" office:value-type="string">
            <text:p text:style-name="P7">SECRETÁRIA - requisitado</text:p>
          </table:table-cell>
          <table:table-cell table:style-name="TBL_5f_0_5f_1.B1" office:value-type="string">
            <text:p text:style-name="P7">PROMOTORIA DE JUSTICA - ITABAIANINHA 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31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.315,57</text:p>
          </table:table-cell>
          <table:table-cell table:style-name="TBL_5f_0_5f_1.E1" office:value-type="string">
            <text:p text:style-name="P8">67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7,33</text:p>
          </table:table-cell>
          <table:table-cell table:style-name="TBL_5f_0_5f_1.E1" office:value-type="string">
            <text:p text:style-name="P8">3.248,24</text:p>
          </table:table-cell>
        </table:table-row>
      </table:table>
      <table:table table:name="TBL_0_2" table:style-name="TBL_5f_0_5f_2">
        <table:table-column table:style-name="TBL_5f_0_5f_2.A"/>
        <table:table-column table:style-name="TBL_5f_0_5f_2.B"/>
        <table:table-column table:style-name="TBL_5f_0_5f_2.C"/>
        <table:table-column table:style-name="TBL_5f_0_5f_2.D"/>
        <table:table-column table:style-name="TBL_5f_0_5f_2.E"/>
        <table:table-column table:style-name="TBL_5f_0_5f_2.F"/>
        <table:table-column table:style-name="TBL_5f_0_5f_2.G"/>
        <table:table-column table:style-name="TBL_5f_0_5f_2.H"/>
        <table:table-column table:style-name="TBL_5f_0_5f_2.I"/>
        <table:table-column table:style-name="TBL_5f_0_5f_2.J"/>
        <table:table-column table:style-name="TBL_5f_0_5f_2.E"/>
        <table:table-column table:style-name="TBL_5f_0_5f_2.L" table:number-columns-repeated="2"/>
        <table:table-column table:style-name="TBL_5f_0_5f_2.J"/>
        <table:table-column table:style-name="TBL_5f_0_5f_2.O"/>
        <table:table-column table:style-name="TBL_5f_0_5f_2.P"/>
        <table:table-column table:style-name="TBL_5f_0_5f_2.Q"/>
        <table:table-column table:style-name="TBL_5f_0_5f_2.R"/>
        <table:table-row table:style-name="TBL_5f_0_5f_2.1">
          <table:table-cell table:style-name="TBL_5f_0_5f_2.A1" office:value-type="string">
            <text:p text:style-name="P7"><text:bookmark text:name="JR_PAGE_ANCHOR_0_3"/>2239</text:p>
          </table:table-cell>
          <table:table-cell table:style-name="TBL_5f_0_5f_2.B1" office:value-type="string">
            <text:p text:style-name="P7">ANDERSON BARRETO DE JESUS</text:p>
          </table:table-cell>
          <table:table-cell table:style-name="TBL_5f_0_5f_2.B1" office:value-type="string">
            <text:p text:style-name="P7">2º TENENTE - requisi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443</text:p>
          </table:table-cell>
          <table:table-cell table:style-name="TBL_5f_0_5f_2.B1" office:value-type="string">
            <text:p text:style-name="P7">ANDERSON ESTEVAM DE SOUZA LEITE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1.077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167,01</text:p>
          </table:table-cell>
          <table:table-cell table:style-name="TBL_5f_0_5f_2.E1" office:value-type="string">
            <text:p text:style-name="P8">1.156,12</text:p>
          </table:table-cell>
          <table:table-cell table:style-name="TBL_5f_0_5f_2.E1" office:value-type="string">
            <text:p text:style-name="P8">979,3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35,51</text:p>
          </table:table-cell>
          <table:table-cell table:style-name="TBL_5f_0_5f_2.E1" office:value-type="string">
            <text:p text:style-name="P8">8.031,50</text:p>
          </table:table-cell>
        </table:table-row>
        <table:table-row table:style-name="TBL_5f_0_5f_2.1">
          <table:table-cell table:style-name="TBL_5f_0_5f_2.A1" office:value-type="string">
            <text:p text:style-name="P7">434</text:p>
          </table:table-cell>
          <table:table-cell table:style-name="TBL_5f_0_5f_2.B1" office:value-type="string">
            <text:p text:style-name="P7">ANDERSON NASCIMENTO</text:p>
          </table:table-cell>
          <table:table-cell table:style-name="TBL_5f_0_5f_2.B1" office:value-type="string">
            <text:p text:style-name="P7">ASSISTENTE DE ADMINISTRAÇÃO - requisitado</text:p>
          </table:table-cell>
          <table:table-cell table:style-name="TBL_5f_0_5f_2.B1" office:value-type="string">
            <text:p text:style-name="P7">PROMOTORIA DE JUSTICA - JAPARATUBA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.104,42</text:p>
          </table:table-cell>
          <table:table-cell table:style-name="TBL_5f_0_5f_2.E1" office:value-type="string">
            <text:p text:style-name="P8">67,3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7,33</text:p>
          </table:table-cell>
          <table:table-cell table:style-name="TBL_5f_0_5f_2.E1" office:value-type="string">
            <text:p text:style-name="P8">3.037,09</text:p>
          </table:table-cell>
        </table:table-row>
        <table:table-row table:style-name="TBL_5f_0_5f_2.1">
          <table:table-cell table:style-name="TBL_5f_0_5f_2.A1" office:value-type="string">
            <text:p text:style-name="P7">2209</text:p>
          </table:table-cell>
          <table:table-cell table:style-name="TBL_5f_0_5f_2.B1" office:value-type="string">
            <text:p text:style-name="P7">ANDERSON OLIVEIRA SANTO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593</text:p>
          </table:table-cell>
          <table:table-cell table:style-name="TBL_5f_0_5f_2.B1" office:value-type="string">
            <text:p text:style-name="P7">ANDERSON VIANA SOUZA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2ª PROMOTORIA DE JUSTICA CRIMINAL DE ESTANCIA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368,91</text:p>
          </table:table-cell>
          <table:table-cell table:style-name="TBL_5f_0_5f_2.E1" office:value-type="string">
            <text:p text:style-name="P8">17.145,86</text:p>
          </table:table-cell>
          <table:table-cell table:style-name="TBL_5f_0_5f_2.E1" office:value-type="string">
            <text:p text:style-name="P8">54.203,88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8.024,5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2.741,04</text:p>
          </table:table-cell>
          <table:table-cell table:style-name="TBL_5f_0_5f_2.E1" office:value-type="string">
            <text:p text:style-name="P8">41.462,84</text:p>
          </table:table-cell>
        </table:table-row>
        <table:table-row table:style-name="TBL_5f_0_5f_2.1">
          <table:table-cell table:style-name="TBL_5f_0_5f_2.A1" office:value-type="string">
            <text:p text:style-name="P7">568</text:p>
          </table:table-cell>
          <table:table-cell table:style-name="TBL_5f_0_5f_2.B1" office:value-type="string">
            <text:p text:style-name="P7">ANDRE ARAGAO DA FONSECA </text:p>
          </table:table-cell>
          <table:table-cell table:style-name="TBL_5f_0_5f_2.B1" office:value-type="string">
            <text:p text:style-name="P7">Assessor Adjunto da Dir. Plan. Or. e P. Contábil</text:p>
          </table:table-cell>
          <table:table-cell table:style-name="TBL_5f_0_5f_2.B1" office:value-type="string">
            <text:p text:style-name="P7">DIRETORIA DE PLANEJAMENTO ORCAMENTO E PERICIA CONTABI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8.883,21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385,0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37,01</text:p>
          </table:table-cell>
          <table:table-cell table:style-name="TBL_5f_0_5f_2.E1" office:value-type="string">
            <text:p text:style-name="P8">7.746,20</text:p>
          </table:table-cell>
        </table:table-row>
        <table:table-row table:style-name="TBL_5f_0_5f_2.1">
          <table:table-cell table:style-name="TBL_5f_0_5f_2.A1" office:value-type="string">
            <text:p text:style-name="P7">315</text:p>
          </table:table-cell>
          <table:table-cell table:style-name="TBL_5f_0_5f_2.B1" office:value-type="string">
            <text:p text:style-name="P7">ANDRE DOS SANTOS SOUZA</text:p>
          </table:table-cell>
          <table:table-cell table:style-name="TBL_5f_0_5f_2.B1" office:value-type="string">
            <text:p text:style-name="P7">ASSESSOR DE APOIO OPERACIONAL </text:p>
          </table:table-cell>
          <table:table-cell table:style-name="TBL_5f_0_5f_2.B1" office:value-type="string">
            <text:p text:style-name="P7">DIVISAO DE GESTAO DE PESSOAS - INSTITUCION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51,5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5.224,46</text:p>
          </table:table-cell>
          <table:table-cell table:style-name="TBL_5f_0_5f_2.E1" office:value-type="string">
            <text:p text:style-name="P8">283,58</text:p>
          </table:table-cell>
          <table:table-cell table:style-name="TBL_5f_0_5f_2.E1" office:value-type="string">
            <text:p text:style-name="P8">50,5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4,16</text:p>
          </table:table-cell>
          <table:table-cell table:style-name="TBL_5f_0_5f_2.E1" office:value-type="string">
            <text:p text:style-name="P8">4.890,30</text:p>
          </table:table-cell>
        </table:table-row>
        <table:table-row table:style-name="TBL_5f_0_5f_2.1">
          <table:table-cell table:style-name="TBL_5f_0_5f_2.A1" office:value-type="string">
            <text:p text:style-name="P7">2181</text:p>
          </table:table-cell>
          <table:table-cell table:style-name="TBL_5f_0_5f_2.B1" office:value-type="string">
            <text:p text:style-name="P7">ANDRE LIMA FEITOZA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01,6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3.829,77</text:p>
          </table:table-cell>
        </table:table-row>
        <table:table-row table:style-name="TBL_5f_0_5f_2.1">
          <table:table-cell table:style-name="TBL_5f_0_5f_2.A1" office:value-type="string">
            <text:p text:style-name="P7">2028</text:p>
          </table:table-cell>
          <table:table-cell table:style-name="TBL_5f_0_5f_2.B1" office:value-type="string">
            <text:p text:style-name="P7">ANDRE LUCAS ALMADA MARINHO PONT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CA CRIMINAL - ITABAIANA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33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17,20</text:p>
          </table:table-cell>
          <table:table-cell table:style-name="TBL_5f_0_5f_2.E1" office:value-type="string">
            <text:p text:style-name="P8">9.244,32</text:p>
          </table:table-cell>
          <table:table-cell table:style-name="TBL_5f_0_5f_2.E1" office:value-type="string">
            <text:p text:style-name="P8">941,80</text:p>
          </table:table-cell>
          <table:table-cell table:style-name="TBL_5f_0_5f_2.E1" office:value-type="string">
            <text:p text:style-name="P8">721,6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63,40</text:p>
          </table:table-cell>
          <table:table-cell table:style-name="TBL_5f_0_5f_2.E1" office:value-type="string">
            <text:p text:style-name="P8">7.580,92</text:p>
          </table:table-cell>
        </table:table-row>
        <table:table-row table:style-name="TBL_5f_0_5f_2.1">
          <table:table-cell table:style-name="TBL_5f_0_5f_2.A1" office:value-type="string">
            <text:p text:style-name="P7">2238</text:p>
          </table:table-cell>
          <table:table-cell table:style-name="TBL_5f_0_5f_2.B1" office:value-type="string">
            <text:p text:style-name="P7">ANDRE LUIZ BARBOSA SANTOS</text:p>
          </table:table-cell>
          <table:table-cell table:style-name="TBL_5f_0_5f_2.B1" office:value-type="string">
            <text:p text:style-name="P7">SOLDADO - requis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534,8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602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9,0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9,08</text:p>
          </table:table-cell>
          <table:table-cell table:style-name="TBL_5f_0_5f_2.E1" office:value-type="string">
            <text:p text:style-name="P8">4.583,18</text:p>
          </table:table-cell>
        </table:table-row>
        <table:table-row table:style-name="TBL_5f_0_5f_2.1">
          <table:table-cell table:style-name="TBL_5f_0_5f_2.A1" office:value-type="string">
            <text:p text:style-name="P7">419</text:p>
          </table:table-cell>
          <table:table-cell table:style-name="TBL_5f_0_5f_2.B1" office:value-type="string">
            <text:p text:style-name="P7">ANDRE LUIZ MENEZES GUIMARAES</text:p>
          </table:table-cell>
          <table:table-cell table:style-name="TBL_5f_0_5f_2.B1" office:value-type="string">
            <text:p text:style-name="P7">Chefe do Núcleo de Empenho</text:p>
          </table:table-cell>
          <table:table-cell table:style-name="TBL_5f_0_5f_2.B1" office:value-type="string">
            <text:p text:style-name="P7">DIVISAO FINANCEIRA/DF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871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7.353,09</text:p>
          </table:table-cell>
          <table:table-cell table:style-name="TBL_5f_0_5f_2.E1" office:value-type="string">
            <text:p text:style-name="P8">454,46</text:p>
          </table:table-cell>
          <table:table-cell table:style-name="TBL_5f_0_5f_2.E1" office:value-type="string">
            <text:p text:style-name="P8">194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49,32</text:p>
          </table:table-cell>
          <table:table-cell table:style-name="TBL_5f_0_5f_2.E1" office:value-type="string">
            <text:p text:style-name="P8">6.703,77</text:p>
          </table:table-cell>
        </table:table-row>
        <table:table-row table:style-name="TBL_5f_0_5f_2.1">
          <table:table-cell table:style-name="TBL_5f_0_5f_2.A1" office:value-type="string">
            <text:p text:style-name="P7">1847</text:p>
          </table:table-cell>
          <table:table-cell table:style-name="TBL_5f_0_5f_2.B1" office:value-type="string">
            <text:p text:style-name="P7">ANDRE ROLLEMBERG MENDONCA</text:p>
          </table:table-cell>
          <table:table-cell table:style-name="TBL_5f_0_5f_2.B1" office:value-type="string">
            <text:p text:style-name="P7">COORDENADOR DA CENTRAL DE DILIGÊNCIAS</text:p>
          </table:table-cell>
          <table:table-cell table:style-name="TBL_5f_0_5f_2.B1" office:value-type="string">
            <text:p text:style-name="P7">CENTRAL DE NOTIFICACOES E INTIMACOE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8.672,06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317,0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69,02</text:p>
          </table:table-cell>
          <table:table-cell table:style-name="TBL_5f_0_5f_2.E1" office:value-type="string">
            <text:p text:style-name="P8">7.603,04</text:p>
          </table:table-cell>
        </table:table-row>
        <table:table-row table:style-name="TBL_5f_0_5f_2.1">
          <table:table-cell table:style-name="TBL_5f_0_5f_2.A1" office:value-type="string">
            <text:p text:style-name="P7">1203</text:p>
          </table:table-cell>
          <table:table-cell table:style-name="TBL_5f_0_5f_2.B1" office:value-type="string">
            <text:p text:style-name="P7">ANDREA DOS ANJOS OLIVEIRA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9.609,64</text:p>
          </table:table-cell>
          <table:table-cell table:style-name="TBL_5f_0_5f_2.E1" office:value-type="string">
            <text:p text:style-name="P8">1.441,4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3.224,01</text:p>
          </table:table-cell>
          <table:table-cell table:style-name="TBL_5f_0_5f_2.E1" office:value-type="string">
            <text:p text:style-name="P8">1.547,15</text:p>
          </table:table-cell>
          <table:table-cell table:style-name="TBL_5f_0_5f_2.E1" office:value-type="string">
            <text:p text:style-name="P8">1.744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291,37</text:p>
          </table:table-cell>
          <table:table-cell table:style-name="TBL_5f_0_5f_2.E1" office:value-type="string">
            <text:p text:style-name="P8">9.932,64</text:p>
          </table:table-cell>
        </table:table-row>
        <table:table-row table:style-name="TBL_5f_0_5f_2.1">
          <table:table-cell table:style-name="TBL_5f_0_5f_2.A1" office:value-type="string">
            <text:p text:style-name="P7">1953</text:p>
          </table:table-cell>
          <table:table-cell table:style-name="TBL_5f_0_5f_2.B1" office:value-type="string">
            <text:p text:style-name="P7">ANDREA LEITE TORR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CARIRA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600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97,74</text:p>
          </table:table-cell>
          <table:table-cell table:style-name="TBL_5f_0_5f_2.E1" office:value-type="string">
            <text:p text:style-name="P8">11.110,05</text:p>
          </table:table-cell>
          <table:table-cell table:style-name="TBL_5f_0_5f_2.E1" office:value-type="string">
            <text:p text:style-name="P8">1.149,72</text:p>
          </table:table-cell>
          <table:table-cell table:style-name="TBL_5f_0_5f_2.E1" office:value-type="string">
            <text:p text:style-name="P8">1.072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22,57</text:p>
          </table:table-cell>
          <table:table-cell table:style-name="TBL_5f_0_5f_2.E1" office:value-type="string">
            <text:p text:style-name="P8">8.887,48</text:p>
          </table:table-cell>
        </table:table-row>
        <table:table-row table:style-name="TBL_5f_0_5f_2.1">
          <table:table-cell table:style-name="TBL_5f_0_5f_2.A1" office:value-type="string">
            <text:p text:style-name="P7">1096</text:p>
          </table:table-cell>
          <table:table-cell table:style-name="TBL_5f_0_5f_2.B1" office:value-type="string">
            <text:p text:style-name="P7">ANDREA MARIA PRATA MARTINS</text:p>
          </table:table-cell>
          <table:table-cell table:style-name="TBL_5f_0_5f_2.B1" office:value-type="string">
            <text:p text:style-name="P7">ASSESSOR DE PROCURADOR DE JUSTIÇA</text:p>
          </table:table-cell>
          <table:table-cell table:style-name="TBL_5f_0_5f_2.B1" office:value-type="string">
            <text:p text:style-name="P7">9ª PROCURADORIA DE JUSTICA (CAMARA CRIMINAL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2.315,6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4.699,76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2.310,6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62,63</text:p>
          </table:table-cell>
          <table:table-cell table:style-name="TBL_5f_0_5f_2.E1" office:value-type="string">
            <text:p text:style-name="P8">11.637,13</text:p>
          </table:table-cell>
        </table:table-row>
        <table:table-row table:style-name="TBL_5f_0_5f_2.1">
          <table:table-cell table:style-name="TBL_5f_0_5f_2.A1" office:value-type="string">
            <text:p text:style-name="P7">1337</text:p>
          </table:table-cell>
          <table:table-cell table:style-name="TBL_5f_0_5f_2.B1" office:value-type="string">
            <text:p text:style-name="P7">ANDRESSA PEDRAL DE SANTAN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4.690,79</text:p>
          </table:table-cell>
          <table:table-cell table:style-name="TBL_5f_0_5f_2.E1" office:value-type="string">
            <text:p text:style-name="P8">703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8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9.101,54</text:p>
          </table:table-cell>
          <table:table-cell table:style-name="TBL_5f_0_5f_2.E1" office:value-type="string">
            <text:p text:style-name="P8">755,22</text:p>
          </table:table-cell>
          <table:table-cell table:style-name="TBL_5f_0_5f_2.E1" office:value-type="string">
            <text:p text:style-name="P8">900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56,13</text:p>
          </table:table-cell>
          <table:table-cell table:style-name="TBL_5f_0_5f_2.E1" office:value-type="string">
            <text:p text:style-name="P8">7.445,41</text:p>
          </table:table-cell>
        </table:table-row>
        <table:table-row table:style-name="TBL_5f_0_5f_2.1">
          <table:table-cell table:style-name="TBL_5f_0_5f_2.A1" office:value-type="string">
            <text:p text:style-name="P7">1385</text:p>
          </table:table-cell>
          <table:table-cell table:style-name="TBL_5f_0_5f_2.B1" office:value-type="string">
            <text:p text:style-name="P7">ANGELO MARCIO ARAGAO MACED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SAO CRISTOVAO 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1.710,5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30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10,37</text:p>
          </table:table-cell>
          <table:table-cell table:style-name="TBL_5f_0_5f_2.E1" office:value-type="string">
            <text:p text:style-name="P8">14.503,56</text:p>
          </table:table-cell>
          <table:table-cell table:style-name="TBL_5f_0_5f_2.E1" office:value-type="string">
            <text:p text:style-name="P8">1.436,83</text:p>
          </table:table-cell>
          <table:table-cell table:style-name="TBL_5f_0_5f_2.E1" office:value-type="string">
            <text:p text:style-name="P8">1.505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942,55</text:p>
          </table:table-cell>
          <table:table-cell table:style-name="TBL_5f_0_5f_2.E1" office:value-type="string">
            <text:p text:style-name="P8">11.561,01</text:p>
          </table:table-cell>
        </table:table-row>
        <table:table-row table:style-name="TBL_5f_0_5f_2.1">
          <table:table-cell table:style-name="TBL_5f_0_5f_2.A1" office:value-type="string">
            <text:p text:style-name="P7">2004</text:p>
          </table:table-cell>
          <table:table-cell table:style-name="TBL_5f_0_5f_2.B1" office:value-type="string">
            <text:p text:style-name="P7">ANITA SANTIAGO ROCH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ABINETE DO PROCURADOR GERAL DE JUSTICA/PGJ/MP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01,6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1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3,09</text:p>
          </table:table-cell>
          <table:table-cell table:style-name="TBL_5f_0_5f_2.E1" office:value-type="string">
            <text:p text:style-name="P8">3.828,51</text:p>
          </table:table-cell>
        </table:table-row>
        <table:table-row table:style-name="TBL_5f_0_5f_2.1">
          <table:table-cell table:style-name="TBL_5f_0_5f_2.A1" office:value-type="string">
            <text:p text:style-name="P7">1637</text:p>
          </table:table-cell>
          <table:table-cell table:style-name="TBL_5f_0_5f_2.B1" office:value-type="string">
            <text:p text:style-name="P7">ANNA CARLA ANDRADE DA SILVA</text:p>
          </table:table-cell>
          <table:table-cell table:style-name="TBL_5f_0_5f_2.B1" office:value-type="string">
            <text:p text:style-name="P7">AGENTE ADMINISTRATIVO - requisitado</text:p>
          </table:table-cell>
          <table:table-cell table:style-name="TBL_5f_0_5f_2.B1" office:value-type="string">
            <text:p text:style-name="P7">GRUPO DE APOIO OPERACIONAL - SEC. GER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217,46</text:p>
          </table:table-cell>
          <table:table-cell table:style-name="TBL_5f_0_5f_2.E1" office:value-type="string">
            <text:p text:style-name="P8">454,46</text:p>
          </table:table-cell>
          <table:table-cell table:style-name="TBL_5f_0_5f_2.E1" office:value-type="string">
            <text:p text:style-name="P8">231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85,48</text:p>
          </table:table-cell>
          <table:table-cell table:style-name="TBL_5f_0_5f_2.E1" office:value-type="string">
            <text:p text:style-name="P8">5.531,98</text:p>
          </table:table-cell>
        </table:table-row>
        <table:table-row table:style-name="TBL_5f_0_5f_2.1">
          <table:table-cell table:style-name="TBL_5f_0_5f_2.A1" office:value-type="string">
            <text:p text:style-name="P7">1893</text:p>
          </table:table-cell>
          <table:table-cell table:style-name="TBL_5f_0_5f_2.B1" office:value-type="string">
            <text:p text:style-name="P7">ANNA CAROLINA SANTOS NUN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ÇA DA CURADORIA DA INFÂNCIA E DA ADOLESCÊNCIA - ARACAJU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755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9.845,31</text:p>
          </table:table-cell>
          <table:table-cell table:style-name="TBL_5f_0_5f_2.E1" office:value-type="string">
            <text:p text:style-name="P8">1.111,08</text:p>
          </table:table-cell>
          <table:table-cell table:style-name="TBL_5f_0_5f_2.E1" office:value-type="string">
            <text:p text:style-name="P8">1.007,5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18,66</text:p>
          </table:table-cell>
          <table:table-cell table:style-name="TBL_5f_0_5f_2.E1" office:value-type="string">
            <text:p text:style-name="P8">7.726,65</text:p>
          </table:table-cell>
        </table:table-row>
        <table:table-row table:style-name="TBL_5f_0_5f_2.1">
          <table:table-cell table:style-name="TBL_5f_0_5f_2.A1" office:value-type="string">
            <text:p text:style-name="P7">1984</text:p>
          </table:table-cell>
          <table:table-cell table:style-name="TBL_5f_0_5f_2.B1" office:value-type="string">
            <text:p text:style-name="P7">ANNA KARINA ROLIM CARTAX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ARAUA 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504,2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36,29</text:p>
          </table:table-cell>
          <table:table-cell table:style-name="TBL_5f_0_5f_2.E1" office:value-type="string">
            <text:p text:style-name="P8">9.731,50</text:p>
          </table:table-cell>
          <table:table-cell table:style-name="TBL_5f_0_5f_2.E1" office:value-type="string">
            <text:p text:style-name="P8">965,33</text:p>
          </table:table-cell>
          <table:table-cell table:style-name="TBL_5f_0_5f_2.E1" office:value-type="string">
            <text:p text:style-name="P8">761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26,69</text:p>
          </table:table-cell>
          <table:table-cell table:style-name="TBL_5f_0_5f_2.E1" office:value-type="string">
            <text:p text:style-name="P8">8.004,81</text:p>
          </table:table-cell>
        </table:table-row>
        <table:table-row table:style-name="TBL_5f_0_5f_2.1">
          <table:table-cell table:style-name="TBL_5f_0_5f_2.A1" office:value-type="string">
            <text:p text:style-name="P7">1965</text:p>
          </table:table-cell>
          <table:table-cell table:style-name="TBL_5f_0_5f_2.B1" office:value-type="string">
            <text:p text:style-name="P7">ANNE CAROLYNE OLIVEIRA SANTOS</text:p>
          </table:table-cell>
          <table:table-cell table:style-name="TBL_5f_0_5f_2.B1" office:value-type="string">
            <text:p text:style-name="P7">ASSESSOR INSTITUCIONAL OPERACIONAL</text:p>
          </table:table-cell>
          <table:table-cell table:style-name="TBL_5f_0_5f_2.B1" office:value-type="string">
            <text:p text:style-name="P7">PROMOTORIA DE JUSTICA ESPECIAL CIVEL E CRIMINAL - ITABAIAN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408,13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711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463,08</text:p>
          </table:table-cell>
          <table:table-cell table:style-name="TBL_5f_0_5f_2.E1" office:value-type="string">
            <text:p text:style-name="P8">6.945,05</text:p>
          </table:table-cell>
        </table:table-row>
        <table:table-row table:style-name="TBL_5f_0_5f_2.1">
          <table:table-cell table:style-name="TBL_5f_0_5f_2.A1" office:value-type="string">
            <text:p text:style-name="P7">2229</text:p>
          </table:table-cell>
          <table:table-cell table:style-name="TBL_5f_0_5f_2.B1" office:value-type="string">
            <text:p text:style-name="P7">ANNY THAIS DE MENEZES SANTOS</text:p>
          </table:table-cell>
          <table:table-cell table:style-name="TBL_5f_0_5f_2.B1" office:value-type="string">
            <text:p text:style-name="P7">SOLDADO - requis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852</text:p>
          </table:table-cell>
          <table:table-cell table:style-name="TBL_5f_0_5f_2.B1" office:value-type="string">
            <text:p text:style-name="P7">ANTONIO AUTRAN SANTOS ALVE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538,3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605,8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,86</text:p>
          </table:table-cell>
          <table:table-cell table:style-name="TBL_5f_0_5f_2.E1" office:value-type="string">
            <text:p text:style-name="P8">4.600,95</text:p>
          </table:table-cell>
        </table:table-row>
        <table:table-row table:style-name="TBL_5f_0_5f_2.1">
          <table:table-cell table:style-name="TBL_5f_0_5f_2.A1" office:value-type="string">
            <text:p text:style-name="P7">1943</text:p>
          </table:table-cell>
          <table:table-cell table:style-name="TBL_5f_0_5f_2.B1" office:value-type="string">
            <text:p text:style-name="P7">ANTONIO CARLOS ANDRADE DE CARVALH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PROMOTORIA DE NOSSA SENHORA DO SOCORRO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310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46,44</text:p>
          </table:table-cell>
          <table:table-cell table:style-name="TBL_5f_0_5f_2.E1" office:value-type="string">
            <text:p text:style-name="P8">6.395,65</text:p>
          </table:table-cell>
          <table:table-cell table:style-name="TBL_5f_0_5f_2.E1" office:value-type="string">
            <text:p text:style-name="P8">594,89</text:p>
          </table:table-cell>
          <table:table-cell table:style-name="TBL_5f_0_5f_2.E1" office:value-type="string">
            <text:p text:style-name="P8">193,3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88,24</text:p>
          </table:table-cell>
          <table:table-cell table:style-name="TBL_5f_0_5f_2.E1" office:value-type="string">
            <text:p text:style-name="P8">5.607,41</text:p>
          </table:table-cell>
        </table:table-row>
        <table:table-row table:style-name="TBL_5f_0_5f_2.1">
          <table:table-cell table:style-name="TBL_5f_0_5f_2.A1" office:value-type="string">
            <text:p text:style-name="P7">180</text:p>
          </table:table-cell>
          <table:table-cell table:style-name="TBL_5f_0_5f_2.B1" office:value-type="string">
            <text:p text:style-name="P7">ANTONIO CARLOS NASCIMENTO SANTOS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PROMOTORIA DE JUSTICA ESPECIAL CIVEL E CRIMINAL - LAGARTO 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1.264,72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3.873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590,33</text:p>
          </table:table-cell>
          <table:table-cell table:style-name="TBL_5f_0_5f_2.E1" office:value-type="string">
            <text:p text:style-name="P8">32.674,39</text:p>
          </table:table-cell>
        </table:table-row>
        <table:table-row table:style-name="TBL_5f_0_5f_2.1">
          <table:table-cell table:style-name="TBL_5f_0_5f_2.A1" office:value-type="string">
            <text:p text:style-name="P7">2035</text:p>
          </table:table-cell>
          <table:table-cell table:style-name="TBL_5f_0_5f_2.B1" office:value-type="string">
            <text:p text:style-name="P7">ANTONIO CARLOS SILV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08,9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5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5,91</text:p>
          </table:table-cell>
        </table:table-row>
        <table:table-row table:style-name="TBL_5f_0_5f_2.1">
          <table:table-cell table:style-name="TBL_5f_0_5f_2.A1" office:value-type="string">
            <text:p text:style-name="P7">2167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705</text:p>
          </table:table-cell>
          <table:table-cell table:style-name="TBL_5f_0_5f_2.B1" office:value-type="string">
            <text:p text:style-name="P7">ANTONIO DIEGO CARDOSO VIANA</text:p>
          </table:table-cell>
          <table:table-cell table:style-name="TBL_5f_0_5f_2.B1" office:value-type="string">
            <text:p text:style-name="P7">Coordenador da Div. de C. e G. de Estagiários</text:p>
          </table:table-cell>
          <table:table-cell table:style-name="TBL_5f_0_5f_2.B1" office:value-type="string">
            <text:p text:style-name="P7">DIRETORIA DE RECURS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16,72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9.324,85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806,8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58,77</text:p>
          </table:table-cell>
          <table:table-cell table:style-name="TBL_5f_0_5f_2.E1" office:value-type="string">
            <text:p text:style-name="P8">7.766,08</text:p>
          </table:table-cell>
        </table:table-row>
        <table:table-row table:style-name="TBL_5f_0_5f_2.1">
          <table:table-cell table:style-name="TBL_5f_0_5f_2.A1" office:value-type="string">
            <text:p text:style-name="P7">1863</text:p>
          </table:table-cell>
          <table:table-cell table:style-name="TBL_5f_0_5f_2.B1" office:value-type="string">
            <text:p text:style-name="P7">ANTONIO FERNANDES DA SILVA JUNIOR</text:p>
          </table:table-cell>
          <table:table-cell table:style-name="TBL_5f_0_5f_2.B1" office:value-type="string">
            <text:p text:style-name="P7">PROMOTOR DE JUSTIÇA DE ENTR. INICIAL</text:p>
          </table:table-cell>
          <table:table-cell table:style-name="TBL_5f_0_5f_2.B1" office:value-type="string">
            <text:p text:style-name="P7">PROMOTORIA DE JUSTICA - GARARU </text:p>
          </table:table-cell>
          <table:table-cell table:style-name="TBL_5f_0_5f_2.E1" office:value-type="string">
            <text:p text:style-name="P8">30.404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449,8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640,67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2.667,84</text:p>
          </table:table-cell>
          <table:table-cell table:style-name="TBL_5f_0_5f_2.E1" office:value-type="string">
            <text:p text:style-name="P8">4.256,62</text:p>
          </table:table-cell>
          <table:table-cell table:style-name="TBL_5f_0_5f_2.E1" office:value-type="string">
            <text:p text:style-name="P8">7.388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645,54</text:p>
          </table:table-cell>
          <table:table-cell table:style-name="TBL_5f_0_5f_2.E1" office:value-type="string">
            <text:p text:style-name="P8">31.022,30</text:p>
          </table:table-cell>
        </table:table-row>
        <table:table-row table:style-name="TBL_5f_0_5f_2.1">
          <table:table-cell table:style-name="TBL_5f_0_5f_2.A1" office:value-type="string">
            <text:p text:style-name="P7">2110</text:p>
          </table:table-cell>
          <table:table-cell table:style-name="TBL_5f_0_5f_2.B1" office:value-type="string">
            <text:p text:style-name="P7">ANTONIO JOSE FERREIR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44</text:p>
          </table:table-cell>
          <table:table-cell table:style-name="TBL_5f_0_5f_2.B1" office:value-type="string">
            <text:p text:style-name="P7">ANTONIO RESENDE NETO</text:p>
          </table:table-cell>
          <table:table-cell table:style-name="TBL_5f_0_5f_2.B1" office:value-type="string">
            <text:p text:style-name="P7">TÉCNICO EM CONTABILIDADE</text:p>
          </table:table-cell>
          <table:table-cell table:style-name="TBL_5f_0_5f_2.B1" office:value-type="string">
            <text:p text:style-name="P7">SETOR DE ALMOXARIFADO/DM//DA/SG</text:p>
          </table:table-cell>
          <table:table-cell table:style-name="TBL_5f_0_5f_2.E1" office:value-type="string">
            <text:p text:style-name="P8">5.270,57</text:p>
          </table:table-cell>
          <table:table-cell table:style-name="TBL_5f_0_5f_2.E1" office:value-type="string">
            <text:p text:style-name="P8">3.03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27,06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1.214,47</text:p>
          </table:table-cell>
          <table:table-cell table:style-name="TBL_5f_0_5f_2.E1" office:value-type="string">
            <text:p text:style-name="P8">1.162,47</text:p>
          </table:table-cell>
          <table:table-cell table:style-name="TBL_5f_0_5f_2.E1" office:value-type="string">
            <text:p text:style-name="P8">1.239,3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01,79</text:p>
          </table:table-cell>
          <table:table-cell table:style-name="TBL_5f_0_5f_2.E1" office:value-type="string">
            <text:p text:style-name="P8">8.812,68</text:p>
          </table:table-cell>
        </table:table-row>
        <table:table-row table:style-name="TBL_5f_0_5f_2.1">
          <table:table-cell table:style-name="TBL_5f_0_5f_2.A1" office:value-type="string">
            <text:p text:style-name="P7">1983</text:p>
          </table:table-cell>
          <table:table-cell table:style-name="TBL_5f_0_5f_2.B1" office:value-type="string">
            <text:p text:style-name="P7">ANTONIO RICARDO MENDONCA DE ALMEID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DIVISAO DE MATERIAL/DM/DA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.265,53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1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3,09</text:p>
          </table:table-cell>
          <table:table-cell table:style-name="TBL_5f_0_5f_2.E1" office:value-type="string">
            <text:p text:style-name="P8">4.092,44</text:p>
          </table:table-cell>
        </table:table-row>
        <table:table-row table:style-name="TBL_5f_0_5f_2.1">
          <table:table-cell table:style-name="TBL_5f_0_5f_2.A1" office:value-type="string">
            <text:p text:style-name="P7">1531</text:p>
          </table:table-cell>
          <table:table-cell table:style-name="TBL_5f_0_5f_2.B1" office:value-type="string">
            <text:p text:style-name="P7">ANTONIO SERGIO CARVALHO SOUZA FILHO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1.141,7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662,49</text:p>
          </table:table-cell>
          <table:table-cell table:style-name="TBL_5f_0_5f_2.E1" office:value-type="string">
            <text:p text:style-name="P8">1.225,49</text:p>
          </table:table-cell>
          <table:table-cell table:style-name="TBL_5f_0_5f_2.E1" office:value-type="string">
            <text:p text:style-name="P8">1.200,8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26,33</text:p>
          </table:table-cell>
          <table:table-cell table:style-name="TBL_5f_0_5f_2.E1" office:value-type="string">
            <text:p text:style-name="P8">8.236,16</text:p>
          </table:table-cell>
        </table:table-row>
        <table:table-row table:style-name="TBL_5f_0_5f_2.1">
          <table:table-cell table:style-name="TBL_5f_0_5f_2.A1" office:value-type="string">
            <text:p text:style-name="P7">1716</text:p>
          </table:table-cell>
          <table:table-cell table:style-name="TBL_5f_0_5f_2.B1" office:value-type="string">
            <text:p text:style-name="P7">ANTONIO TELES LEITE NET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- NOSSA SENHORA DAS DORES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800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55,7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12.540,56</text:p>
          </table:table-cell>
          <table:table-cell table:style-name="TBL_5f_0_5f_2.E1" office:value-type="string">
            <text:p text:style-name="P8">1.177,75</text:p>
          </table:table-cell>
          <table:table-cell table:style-name="TBL_5f_0_5f_2.E1" office:value-type="string">
            <text:p text:style-name="P8">1.015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93,67</text:p>
          </table:table-cell>
          <table:table-cell table:style-name="TBL_5f_0_5f_2.E1" office:value-type="string">
            <text:p text:style-name="P8">10.346,89</text:p>
          </table:table-cell>
        </table:table-row>
        <table:table-row table:style-name="TBL_5f_0_5f_2.1">
          <table:table-cell table:style-name="TBL_5f_0_5f_2.A1" office:value-type="string">
            <text:p text:style-name="P7">143</text:p>
          </table:table-cell>
          <table:table-cell table:style-name="TBL_5f_0_5f_2.B1" office:value-type="string">
            <text:p text:style-name="P7">ANTONIO VIANA</text:p>
          </table:table-cell>
          <table:table-cell table:style-name="TBL_5f_0_5f_2.B1" office:value-type="string">
            <text:p text:style-name="P7">MOTORISTA OFICI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1966</text:p>
          </table:table-cell>
          <table:table-cell table:style-name="TBL_5f_0_5f_2.B1" office:value-type="string">
            <text:p text:style-name="P7">ARACELE GUIMARAES DOS SANTOS</text:p>
          </table:table-cell>
          <table:table-cell table:style-name="TBL_5f_0_5f_2.B1" office:value-type="string">
            <text:p text:style-name="P7">ASSESSOR OPERACIONAL FUNCIONAL </text:p>
          </table:table-cell>
          <table:table-cell table:style-name="TBL_5f_0_5f_2.B1" office:value-type="string">
            <text:p text:style-name="P7">CENTRO DE APOIO OPERACIONAL DA INFANCIA E DA ADOLESCENCI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60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169,35</text:p>
          </table:table-cell>
          <table:table-cell table:style-name="TBL_5f_0_5f_2.E1" office:value-type="string">
            <text:p text:style-name="P8">447,73</text:p>
          </table:table-cell>
          <table:table-cell table:style-name="TBL_5f_0_5f_2.E1" office:value-type="string">
            <text:p text:style-name="P8">188,6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36,39</text:p>
          </table:table-cell>
          <table:table-cell table:style-name="TBL_5f_0_5f_2.E1" office:value-type="string">
            <text:p text:style-name="P8">5.532,96</text:p>
          </table:table-cell>
        </table:table-row>
        <table:table-row table:style-name="TBL_5f_0_5f_2.1">
          <table:table-cell table:style-name="TBL_5f_0_5f_2.A1" office:value-type="string">
            <text:p text:style-name="P7">2084</text:p>
          </table:table-cell>
          <table:table-cell table:style-name="TBL_5f_0_5f_2.B1" office:value-type="string">
            <text:p text:style-name="P7">ARANDA GOMES DE LIM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1ª PROMOTORIA DE JUSTICA - LARANJEIRAS</text:p>
          </table:table-cell>
          <table:table-cell table:style-name="TBL_5f_0_5f_2.E1" office:value-type="string">
            <text:p text:style-name="P8">2.943,06</text:p>
          </table:table-cell>
          <table:table-cell table:style-name="TBL_5f_0_5f_2.E1" office:value-type="string">
            <text:p text:style-name="P8">147,1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30,0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89,20</text:p>
          </table:table-cell>
          <table:table-cell table:style-name="TBL_5f_0_5f_2.E1" office:value-type="string">
            <text:p text:style-name="P8">6.709,48</text:p>
          </table:table-cell>
          <table:table-cell table:style-name="TBL_5f_0_5f_2.E1" office:value-type="string">
            <text:p text:style-name="P8">432,63</text:p>
          </table:table-cell>
          <table:table-cell table:style-name="TBL_5f_0_5f_2.E1" office:value-type="string">
            <text:p text:style-name="P8">198,3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30,98</text:p>
          </table:table-cell>
          <table:table-cell table:style-name="TBL_5f_0_5f_2.E1" office:value-type="string">
            <text:p text:style-name="P8">6.078,50</text:p>
          </table:table-cell>
        </table:table-row>
        <table:table-row table:style-name="TBL_5f_0_5f_2.1">
          <table:table-cell table:style-name="TBL_5f_0_5f_2.A1" office:value-type="string">
            <text:p text:style-name="P7">1904</text:p>
          </table:table-cell>
          <table:table-cell table:style-name="TBL_5f_0_5f_2.B1" office:value-type="string">
            <text:p text:style-name="P7">ARIELE ROCHA FELICIO CAVALCANTI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5.687,93</text:p>
          </table:table-cell>
          <table:table-cell table:style-name="TBL_5f_0_5f_2.E1" office:value-type="string">
            <text:p text:style-name="P8">448,7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045,70</text:p>
          </table:table-cell>
          <table:table-cell table:style-name="TBL_5f_0_5f_2.E1" office:value-type="string">
            <text:p text:style-name="P8">859,14</text:p>
          </table:table-cell>
          <table:table-cell table:style-name="TBL_5f_0_5f_2.E1" office:value-type="string">
            <text:p text:style-name="P8">581,9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441,11</text:p>
          </table:table-cell>
          <table:table-cell table:style-name="TBL_5f_0_5f_2.E1" office:value-type="string">
            <text:p text:style-name="P8">6.604,59</text:p>
          </table:table-cell>
        </table:table-row>
        <table:table-row table:style-name="TBL_5f_0_5f_2.1">
          <table:table-cell table:style-name="TBL_5f_0_5f_2.A1" office:value-type="string">
            <text:p text:style-name="P7">1176</text:p>
          </table:table-cell>
          <table:table-cell table:style-name="TBL_5f_0_5f_2.B1" office:value-type="string">
            <text:p text:style-name="P7">ARILMA VIANA DA FONSECA</text:p>
          </table:table-cell>
          <table:table-cell table:style-name="TBL_5f_0_5f_2.B1" office:value-type="string">
            <text:p text:style-name="P7">ANALISTA DO MP - SERVIÇO SOCIAL</text:p>
          </table:table-cell>
          <table:table-cell table:style-name="TBL_5f_0_5f_2.B1" office:value-type="string">
            <text:p text:style-name="P7">DIVISAO DE SERVICO SOCIAL/CAO/CG - GAAE</text:p>
          </table:table-cell>
          <table:table-cell table:style-name="TBL_5f_0_5f_2.E1" office:value-type="string">
            <text:p text:style-name="P8">11.635,73</text:p>
          </table:table-cell>
          <table:table-cell table:style-name="TBL_5f_0_5f_2.E1" office:value-type="string">
            <text:p text:style-name="P8">2.402,4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369,15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9.580,21</text:p>
          </table:table-cell>
          <table:table-cell table:style-name="TBL_5f_0_5f_2.E1" office:value-type="string">
            <text:p text:style-name="P8">1.965,34</text:p>
          </table:table-cell>
          <table:table-cell table:style-name="TBL_5f_0_5f_2.E1" office:value-type="string">
            <text:p text:style-name="P8">3.272,9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238,24</text:p>
          </table:table-cell>
          <table:table-cell table:style-name="TBL_5f_0_5f_2.E1" office:value-type="string">
            <text:p text:style-name="P8">14.341,97</text:p>
          </table:table-cell>
        </table:table-row>
        <table:table-row table:style-name="TBL_5f_0_5f_2.1">
          <table:table-cell table:style-name="TBL_5f_0_5f_2.A1" office:value-type="string">
            <text:p text:style-name="P7">1213</text:p>
          </table:table-cell>
          <table:table-cell table:style-name="TBL_5f_0_5f_2.B1" office:value-type="string">
            <text:p text:style-name="P7">ARNALDO BARRETTO NET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TRIAGEM TECNICA - COORDENADORIA-GERAL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590,77</text:p>
          </table:table-cell>
          <table:table-cell table:style-name="TBL_5f_0_5f_2.E1" office:value-type="string">
            <text:p text:style-name="P8">1.138,50</text:p>
          </table:table-cell>
          <table:table-cell table:style-name="TBL_5f_0_5f_2.E1" office:value-type="string">
            <text:p text:style-name="P8">1.073,0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9.124,82</text:p>
          </table:table-cell>
          <table:table-cell table:style-name="TBL_5f_0_5f_2.E1" office:value-type="string">
            <text:p text:style-name="P8">634,09</text:p>
          </table:table-cell>
          <table:table-cell table:style-name="TBL_5f_0_5f_2.E1" office:value-type="string">
            <text:p text:style-name="P8">514,8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48,98</text:p>
          </table:table-cell>
          <table:table-cell table:style-name="TBL_5f_0_5f_2.E1" office:value-type="string">
            <text:p text:style-name="P8">7.975,84</text:p>
          </table:table-cell>
        </table:table-row>
        <table:table-row table:style-name="TBL_5f_0_5f_2.1">
          <table:table-cell table:style-name="TBL_5f_0_5f_2.A1" office:value-type="string">
            <text:p text:style-name="P7">163</text:p>
          </table:table-cell>
          <table:table-cell table:style-name="TBL_5f_0_5f_2.B1" office:value-type="string">
            <text:p text:style-name="P7">ARNALDO FIGUEIREDO SOBRAL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4ª PROMOTORIA DE JUSTICA DOS DIREITOS DO CIDADAO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1.264,72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8.395,1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3.111,63</text:p>
          </table:table-cell>
          <table:table-cell table:style-name="TBL_5f_0_5f_2.E1" office:value-type="string">
            <text:p text:style-name="P8">28.153,09</text:p>
          </table:table-cell>
        </table:table-row>
        <table:table-row table:style-name="TBL_5f_0_5f_2.1">
          <table:table-cell table:style-name="TBL_5f_0_5f_2.A1" office:value-type="string">
            <text:p text:style-name="P7">2189</text:p>
          </table:table-cell>
          <table:table-cell table:style-name="TBL_5f_0_5f_2.B1" office:value-type="string">
            <text:p text:style-name="P7">ARNALDO JOSE DE SANTAN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693</text:p>
          </table:table-cell>
          <table:table-cell table:style-name="TBL_5f_0_5f_2.B1" office:value-type="string">
            <text:p text:style-name="P7">AROLDINA ARAGAO SOUZA DUARTE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</table:table>
      <table:table table:name="TBL_0_3" table:style-name="TBL_5f_0_5f_3">
        <table:table-column table:style-name="TBL_5f_0_5f_3.A"/>
        <table:table-column table:style-name="TBL_5f_0_5f_3.B"/>
        <table:table-column table:style-name="TBL_5f_0_5f_3.C"/>
        <table:table-column table:style-name="TBL_5f_0_5f_3.D"/>
        <table:table-column table:style-name="TBL_5f_0_5f_3.E"/>
        <table:table-column table:style-name="TBL_5f_0_5f_3.F"/>
        <table:table-column table:style-name="TBL_5f_0_5f_3.G"/>
        <table:table-column table:style-name="TBL_5f_0_5f_3.H"/>
        <table:table-column table:style-name="TBL_5f_0_5f_3.I"/>
        <table:table-column table:style-name="TBL_5f_0_5f_3.J"/>
        <table:table-column table:style-name="TBL_5f_0_5f_3.E"/>
        <table:table-column table:style-name="TBL_5f_0_5f_3.L" table:number-columns-repeated="2"/>
        <table:table-column table:style-name="TBL_5f_0_5f_3.J"/>
        <table:table-column table:style-name="TBL_5f_0_5f_3.O"/>
        <table:table-column table:style-name="TBL_5f_0_5f_3.P"/>
        <table:table-column table:style-name="TBL_5f_0_5f_3.Q"/>
        <table:table-column table:style-name="TBL_5f_0_5f_3.R"/>
        <table:table-row table:style-name="TBL_5f_0_5f_3.1">
          <table:table-cell table:style-name="TBL_5f_0_5f_3.A1" office:value-type="string">
            <text:p text:style-name="P7"><text:bookmark text:name="JR_PAGE_ANCHOR_0_4"/>123</text:p>
          </table:table-cell>
          <table:table-cell table:style-name="TBL_5f_0_5f_3.B1" office:value-type="string">
            <text:p text:style-name="P7">AROLDO LUIZ NOGUEIRA SOARES JUNIOR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DIVISAO DE ENGENHARIA E MANUTENCAO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15.157,9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22.812,63</text:p>
          </table:table-cell>
          <table:table-cell table:style-name="TBL_5f_0_5f_3.E1" office:value-type="string">
            <text:p text:style-name="P8">2.860,00</text:p>
          </table:table-cell>
          <table:table-cell table:style-name="TBL_5f_0_5f_3.E1" office:value-type="string">
            <text:p text:style-name="P8">3.90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769,86</text:p>
          </table:table-cell>
          <table:table-cell table:style-name="TBL_5f_0_5f_3.E1" office:value-type="string">
            <text:p text:style-name="P8">16.042,77</text:p>
          </table:table-cell>
        </table:table-row>
        <table:table-row table:style-name="TBL_5f_0_5f_3.1">
          <table:table-cell table:style-name="TBL_5f_0_5f_3.A1" office:value-type="string">
            <text:p text:style-name="P7">2027</text:p>
          </table:table-cell>
          <table:table-cell table:style-name="TBL_5f_0_5f_3.B1" office:value-type="string">
            <text:p text:style-name="P7">AROLDO VIEIRA FREITAS</text:p>
          </table:table-cell>
          <table:table-cell table:style-name="TBL_5f_0_5f_3.B1" office:value-type="string">
            <text:p text:style-name="P7">CAB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2065</text:p>
          </table:table-cell>
          <table:table-cell table:style-name="TBL_5f_0_5f_3.B1" office:value-type="string">
            <text:p text:style-name="P7">ARTUR LEANDRO DA COSTA OLIVEIRA</text:p>
          </table:table-cell>
          <table:table-cell table:style-name="TBL_5f_0_5f_3.B1" office:value-type="string">
            <text:p text:style-name="P7">ANALISTA DO MP -Informática - G. e A.de P. de Sistemas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7.611,74</text:p>
          </table:table-cell>
          <table:table-cell table:style-name="TBL_5f_0_5f_3.E1" office:value-type="string">
            <text:p text:style-name="P8">600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121,30</text:p>
          </table:table-cell>
          <table:table-cell table:style-name="TBL_5f_0_5f_3.E1" office:value-type="string">
            <text:p text:style-name="P8">1.149,72</text:p>
          </table:table-cell>
          <table:table-cell table:style-name="TBL_5f_0_5f_3.E1" office:value-type="string">
            <text:p text:style-name="P8">1.072,8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22,57</text:p>
          </table:table-cell>
          <table:table-cell table:style-name="TBL_5f_0_5f_3.E1" office:value-type="string">
            <text:p text:style-name="P8">7.898,73</text:p>
          </table:table-cell>
        </table:table-row>
        <table:table-row table:style-name="TBL_5f_0_5f_3.1">
          <table:table-cell table:style-name="TBL_5f_0_5f_3.A1" office:value-type="string">
            <text:p text:style-name="P7">1653</text:p>
          </table:table-cell>
          <table:table-cell table:style-name="TBL_5f_0_5f_3.B1" office:value-type="string">
            <text:p text:style-name="P7">ARTUR OSCAR NABUCO DAVILA</text:p>
          </table:table-cell>
          <table:table-cell table:style-name="TBL_5f_0_5f_3.B1" office:value-type="string">
            <text:p text:style-name="P7">REDATOR TÉCNIC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999</text:p>
          </table:table-cell>
          <table:table-cell table:style-name="TBL_5f_0_5f_3.B1" office:value-type="string">
            <text:p text:style-name="P7">ARTUR PEREIRA DOS REIS BARBOS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OORDENADORIA GERAL / MP</text:p>
          </table:table-cell>
          <table:table-cell table:style-name="TBL_5f_0_5f_3.E1" office:value-type="string">
            <text:p text:style-name="P8">2.943,06</text:p>
          </table:table-cell>
          <table:table-cell table:style-name="TBL_5f_0_5f_3.E1" office:value-type="string">
            <text:p text:style-name="P8">232,20</text:p>
          </table:table-cell>
          <table:table-cell table:style-name="TBL_5f_0_5f_3.E1" office:value-type="string">
            <text:p text:style-name="P8">3.692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776,56</text:p>
          </table:table-cell>
          <table:table-cell table:style-name="TBL_5f_0_5f_3.E1" office:value-type="string">
            <text:p text:style-name="P8">444,54</text:p>
          </table:table-cell>
          <table:table-cell table:style-name="TBL_5f_0_5f_3.E1" office:value-type="string">
            <text:p text:style-name="P8">896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41,51</text:p>
          </table:table-cell>
          <table:table-cell table:style-name="TBL_5f_0_5f_3.E1" office:value-type="string">
            <text:p text:style-name="P8">7.435,05</text:p>
          </table:table-cell>
        </table:table-row>
        <table:table-row table:style-name="TBL_5f_0_5f_3.1">
          <table:table-cell table:style-name="TBL_5f_0_5f_3.A1" office:value-type="string">
            <text:p text:style-name="P7">1408</text:p>
          </table:table-cell>
          <table:table-cell table:style-name="TBL_5f_0_5f_3.B1" office:value-type="string">
            <text:p text:style-name="P7">ATHOS BRITO DO AMOR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FREI PAULO</text:p>
          </table:table-cell>
          <table:table-cell table:style-name="TBL_5f_0_5f_3.E1" office:value-type="string">
            <text:p text:style-name="P8">8.552,55</text:p>
          </table:table-cell>
          <table:table-cell table:style-name="TBL_5f_0_5f_3.E1" office:value-type="string">
            <text:p text:style-name="P8">1.282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00,00</text:p>
          </table:table-cell>
          <table:table-cell table:style-name="TBL_5f_0_5f_3.E1" office:value-type="string">
            <text:p text:style-name="P8">2.517,20</text:p>
          </table:table-cell>
          <table:table-cell table:style-name="TBL_5f_0_5f_3.E1" office:value-type="string">
            <text:p text:style-name="P8">12.552,63</text:p>
          </table:table-cell>
          <table:table-cell table:style-name="TBL_5f_0_5f_3.E1" office:value-type="string">
            <text:p text:style-name="P8">1.376,96</text:p>
          </table:table-cell>
          <table:table-cell table:style-name="TBL_5f_0_5f_3.E1" office:value-type="string">
            <text:p text:style-name="P8">1.511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88,68</text:p>
          </table:table-cell>
          <table:table-cell table:style-name="TBL_5f_0_5f_3.E1" office:value-type="string">
            <text:p text:style-name="P8">9.663,95</text:p>
          </table:table-cell>
        </table:table-row>
        <table:table-row table:style-name="TBL_5f_0_5f_3.1">
          <table:table-cell table:style-name="TBL_5f_0_5f_3.A1" office:value-type="string">
            <text:p text:style-name="P7">578</text:p>
          </table:table-cell>
          <table:table-cell table:style-name="TBL_5f_0_5f_3.B1" office:value-type="string">
            <text:p text:style-name="P7">AUGUSTO CESAR LEITE DE RESENDE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SAO CRISTOVAO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9.230,94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972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688,91</text:p>
          </table:table-cell>
          <table:table-cell table:style-name="TBL_5f_0_5f_3.E1" office:value-type="string">
            <text:p text:style-name="P8">26.542,03</text:p>
          </table:table-cell>
        </table:table-row>
        <table:table-row table:style-name="TBL_5f_0_5f_3.1">
          <table:table-cell table:style-name="TBL_5f_0_5f_3.A1" office:value-type="string">
            <text:p text:style-name="P7">2215</text:p>
          </table:table-cell>
          <table:table-cell table:style-name="TBL_5f_0_5f_3.B1" office:value-type="string">
            <text:p text:style-name="P7">AUGUSTO CESAR LOBAO MOREIR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317</text:p>
          </table:table-cell>
          <table:table-cell table:style-name="TBL_5f_0_5f_3.B1" office:value-type="string">
            <text:p text:style-name="P7">AYMIR RALIN PIRES ATHAYDE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6ª PROMOTORIA DE JUSTICA DOS DIREITOS DO CIDADAO</text:p>
          </table:table-cell>
          <table:table-cell table:style-name="TBL_5f_0_5f_3.E1" office:value-type="string">
            <text:p text:style-name="P8">9.065,70</text:p>
          </table:table-cell>
          <table:table-cell table:style-name="TBL_5f_0_5f_3.E1" office:value-type="string">
            <text:p text:style-name="P8">1.35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2.598,48</text:p>
          </table:table-cell>
          <table:table-cell table:style-name="TBL_5f_0_5f_3.E1" office:value-type="string">
            <text:p text:style-name="P8">1.459,58</text:p>
          </table:table-cell>
          <table:table-cell table:style-name="TBL_5f_0_5f_3.E1" office:value-type="string">
            <text:p text:style-name="P8">1.596,2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055,86</text:p>
          </table:table-cell>
          <table:table-cell table:style-name="TBL_5f_0_5f_3.E1" office:value-type="string">
            <text:p text:style-name="P8">9.542,62</text:p>
          </table:table-cell>
        </table:table-row>
        <table:table-row table:style-name="TBL_5f_0_5f_3.1">
          <table:table-cell table:style-name="TBL_5f_0_5f_3.A1" office:value-type="string">
            <text:p text:style-name="P7">1998</text:p>
          </table:table-cell>
          <table:table-cell table:style-name="TBL_5f_0_5f_3.B1" office:value-type="string">
            <text:p text:style-name="P7">BARBARA FERREIRA DOS REIS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CRIMINAL - NOSSA SENHORA DO SOCORRO</text:p>
          </table:table-cell>
          <table:table-cell table:style-name="TBL_5f_0_5f_3.E1" office:value-type="string">
            <text:p text:style-name="P8">7.611,74</text:p>
          </table:table-cell>
          <table:table-cell table:style-name="TBL_5f_0_5f_3.E1" office:value-type="string">
            <text:p text:style-name="P8">800,7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46,44</text:p>
          </table:table-cell>
          <table:table-cell table:style-name="TBL_5f_0_5f_3.E1" office:value-type="string">
            <text:p text:style-name="P8">10.558,93</text:p>
          </table:table-cell>
          <table:table-cell table:style-name="TBL_5f_0_5f_3.E1" office:value-type="string">
            <text:p text:style-name="P8">1.177,75</text:p>
          </table:table-cell>
          <table:table-cell table:style-name="TBL_5f_0_5f_3.E1" office:value-type="string">
            <text:p text:style-name="P8">1.120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97,94</text:p>
          </table:table-cell>
          <table:table-cell table:style-name="TBL_5f_0_5f_3.E1" office:value-type="string">
            <text:p text:style-name="P8">8.260,99</text:p>
          </table:table-cell>
        </table:table-row>
        <table:table-row table:style-name="TBL_5f_0_5f_3.1">
          <table:table-cell table:style-name="TBL_5f_0_5f_3.A1" office:value-type="string">
            <text:p text:style-name="P7">428</text:p>
          </table:table-cell>
          <table:table-cell table:style-name="TBL_5f_0_5f_3.B1" office:value-type="string">
            <text:p text:style-name="P7">BELARMINO ALVES DOS ANJOS N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LAGART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8.114,02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8.024,5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741,04</text:p>
          </table:table-cell>
          <table:table-cell table:style-name="TBL_5f_0_5f_3.E1" office:value-type="string">
            <text:p text:style-name="P8">25.372,98</text:p>
          </table:table-cell>
        </table:table-row>
        <table:table-row table:style-name="TBL_5f_0_5f_3.1">
          <table:table-cell table:style-name="TBL_5f_0_5f_3.A1" office:value-type="string">
            <text:p text:style-name="P7">2184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154</text:p>
          </table:table-cell>
          <table:table-cell table:style-name="TBL_5f_0_5f_3.B1" office:value-type="string">
            <text:p text:style-name="P7">BILLY CARDOSO SOARES</text:p>
          </table:table-cell>
          <table:table-cell table:style-name="TBL_5f_0_5f_3.B1" office:value-type="string">
            <text:p text:style-name="P7">ASSISTENTE TECNICO-ADMINISTRATIVO requisitado</text:p>
          </table:table-cell>
          <table:table-cell table:style-name="TBL_5f_0_5f_3.B1" office:value-type="string">
            <text:p text:style-name="P7">2ª PROMOTORIA DE JUSTICA CRIMINAL - SAO CRISTOVAO 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931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.214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214,43</text:p>
          </table:table-cell>
        </table:table-row>
        <table:table-row table:style-name="TBL_5f_0_5f_3.1">
          <table:table-cell table:style-name="TBL_5f_0_5f_3.A1" office:value-type="string">
            <text:p text:style-name="P7">1803</text:p>
          </table:table-cell>
          <table:table-cell table:style-name="TBL_5f_0_5f_3.B1" office:value-type="string">
            <text:p text:style-name="P7">BRENO AMORIM DE BRI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ITABAIANINHA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74,5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8.763,14</text:p>
          </table:table-cell>
          <table:table-cell table:style-name="TBL_5f_0_5f_3.E1" office:value-type="string">
            <text:p text:style-name="P8">684,71</text:p>
          </table:table-cell>
          <table:table-cell table:style-name="TBL_5f_0_5f_3.E1" office:value-type="string">
            <text:p text:style-name="P8">310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95</text:p>
          </table:table-cell>
          <table:table-cell table:style-name="TBL_5f_0_5f_3.E1" office:value-type="string">
            <text:p text:style-name="P8">7.768,19</text:p>
          </table:table-cell>
        </table:table-row>
        <table:table-row table:style-name="TBL_5f_0_5f_3.1">
          <table:table-cell table:style-name="TBL_5f_0_5f_3.A1" office:value-type="string">
            <text:p text:style-name="P7">1970</text:p>
          </table:table-cell>
          <table:table-cell table:style-name="TBL_5f_0_5f_3.B1" office:value-type="string">
            <text:p text:style-name="P7">BRUNA BARRETO NUNES MENEZE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ESPECIAL CRIMINAL - ARACAJU</text:p>
          </table:table-cell>
          <table:table-cell table:style-name="TBL_5f_0_5f_3.E1" office:value-type="string">
            <text:p text:style-name="P8">3.306,82</text:p>
          </table:table-cell>
          <table:table-cell table:style-name="TBL_5f_0_5f_3.E1" office:value-type="string">
            <text:p text:style-name="P8">260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5.476,72</text:p>
          </table:table-cell>
          <table:table-cell table:style-name="TBL_5f_0_5f_3.E1" office:value-type="string">
            <text:p text:style-name="P8">499,48</text:p>
          </table:table-cell>
          <table:table-cell table:style-name="TBL_5f_0_5f_3.E1" office:value-type="string">
            <text:p text:style-name="P8">10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04,92</text:p>
          </table:table-cell>
          <table:table-cell table:style-name="TBL_5f_0_5f_3.E1" office:value-type="string">
            <text:p text:style-name="P8">4.871,80</text:p>
          </table:table-cell>
        </table:table-row>
        <table:table-row table:style-name="TBL_5f_0_5f_3.1">
          <table:table-cell table:style-name="TBL_5f_0_5f_3.A1" office:value-type="string">
            <text:p text:style-name="P7">2006</text:p>
          </table:table-cell>
          <table:table-cell table:style-name="TBL_5f_0_5f_3.B1" office:value-type="string">
            <text:p text:style-name="P7">BRUNA KAROLINE ALVES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AQUIDABA </text:p>
          </table:table-cell>
          <table:table-cell table:style-name="TBL_5f_0_5f_3.E1" office:value-type="string">
            <text:p text:style-name="P8">6.774,42</text:p>
          </table:table-cell>
          <table:table-cell table:style-name="TBL_5f_0_5f_3.E1" office:value-type="string">
            <text:p text:style-name="P8">534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9.881,28</text:p>
          </table:table-cell>
          <table:table-cell table:style-name="TBL_5f_0_5f_3.E1" office:value-type="string">
            <text:p text:style-name="P8">1.023,25</text:p>
          </table:table-cell>
          <table:table-cell table:style-name="TBL_5f_0_5f_3.E1" office:value-type="string">
            <text:p text:style-name="P8">859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82,45</text:p>
          </table:table-cell>
          <table:table-cell table:style-name="TBL_5f_0_5f_3.E1" office:value-type="string">
            <text:p text:style-name="P8">7.998,83</text:p>
          </table:table-cell>
        </table:table-row>
        <table:table-row table:style-name="TBL_5f_0_5f_3.1">
          <table:table-cell table:style-name="TBL_5f_0_5f_3.A1" office:value-type="string">
            <text:p text:style-name="P7">1881</text:p>
          </table:table-cell>
          <table:table-cell table:style-name="TBL_5f_0_5f_3.B1" office:value-type="string">
            <text:p text:style-name="P7">BRUNA TAYNARA DA SILVA NASCIMEN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CRIMINAL - LAGARTO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7.463,17</text:p>
          </table:table-cell>
          <table:table-cell table:style-name="TBL_5f_0_5f_3.E1" office:value-type="string">
            <text:p text:style-name="P8">684,71</text:p>
          </table:table-cell>
          <table:table-cell table:style-name="TBL_5f_0_5f_3.E1" office:value-type="string">
            <text:p text:style-name="P8">310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95</text:p>
          </table:table-cell>
          <table:table-cell table:style-name="TBL_5f_0_5f_3.E1" office:value-type="string">
            <text:p text:style-name="P8">6.468,22</text:p>
          </table:table-cell>
        </table:table-row>
        <table:table-row table:style-name="TBL_5f_0_5f_3.1">
          <table:table-cell table:style-name="TBL_5f_0_5f_3.A1" office:value-type="string">
            <text:p text:style-name="P7">1944</text:p>
          </table:table-cell>
          <table:table-cell table:style-name="TBL_5f_0_5f_3.B1" office:value-type="string">
            <text:p text:style-name="P7">BRUNO CARVALHO DE ALENCAR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CEDRO DE SAO JOAO</text:p>
          </table:table-cell>
          <table:table-cell table:style-name="TBL_5f_0_5f_3.E1" office:value-type="string">
            <text:p text:style-name="P8">3.119,64</text:p>
          </table:table-cell>
          <table:table-cell table:style-name="TBL_5f_0_5f_3.E1" office:value-type="string">
            <text:p text:style-name="P8">246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06,4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6.970,00</text:p>
          </table:table-cell>
          <table:table-cell table:style-name="TBL_5f_0_5f_3.E1" office:value-type="string">
            <text:p text:style-name="P8">471,21</text:p>
          </table:table-cell>
          <table:table-cell table:style-name="TBL_5f_0_5f_3.E1" office:value-type="string">
            <text:p text:style-name="P8">79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50,60</text:p>
          </table:table-cell>
          <table:table-cell table:style-name="TBL_5f_0_5f_3.E1" office:value-type="string">
            <text:p text:style-name="P8">6.419,40</text:p>
          </table:table-cell>
        </table:table-row>
        <table:table-row table:style-name="TBL_5f_0_5f_3.1">
          <table:table-cell table:style-name="TBL_5f_0_5f_3.A1" office:value-type="string">
            <text:p text:style-name="P7">1336</text:p>
          </table:table-cell>
          <table:table-cell table:style-name="TBL_5f_0_5f_3.B1" office:value-type="string">
            <text:p text:style-name="P7">BRUNO GARCIA CRUZ DE HOLANDA CAVALCANTE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DIVISAO DE GESTAO DE PESSOAS - SERVIDORES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790,59</text:p>
          </table:table-cell>
          <table:table-cell table:style-name="TBL_5f_0_5f_3.E1" office:value-type="string">
            <text:p text:style-name="P8">2.050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020,94</text:p>
          </table:table-cell>
          <table:table-cell table:style-name="TBL_5f_0_5f_3.E1" office:value-type="string">
            <text:p text:style-name="P8">848,56</text:p>
          </table:table-cell>
          <table:table-cell table:style-name="TBL_5f_0_5f_3.E1" office:value-type="string">
            <text:p text:style-name="P8">1.075,9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24,50</text:p>
          </table:table-cell>
          <table:table-cell table:style-name="TBL_5f_0_5f_3.E1" office:value-type="string">
            <text:p text:style-name="P8">8.096,44</text:p>
          </table:table-cell>
        </table:table-row>
        <table:table-row table:style-name="TBL_5f_0_5f_3.1">
          <table:table-cell table:style-name="TBL_5f_0_5f_3.A1" office:value-type="string">
            <text:p text:style-name="P7">2185</text:p>
          </table:table-cell>
          <table:table-cell table:style-name="TBL_5f_0_5f_3.B1" office:value-type="string">
            <text:p text:style-name="P7">BRUNO GOMES FERREIRA</text:p>
          </table:table-cell>
          <table:table-cell table:style-name="TBL_5f_0_5f_3.B1" office:value-type="string">
            <text:p text:style-name="P7">SOLDADO - requis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08,9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5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5,91</text:p>
          </table:table-cell>
        </table:table-row>
        <table:table-row table:style-name="TBL_5f_0_5f_3.1">
          <table:table-cell table:style-name="TBL_5f_0_5f_3.A1" office:value-type="string">
            <text:p text:style-name="P7">1618</text:p>
          </table:table-cell>
          <table:table-cell table:style-name="TBL_5f_0_5f_3.B1" office:value-type="string">
            <text:p text:style-name="P7">BRUNO LEMOS SILVA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- ITAPORANGA D'AJUDA</text:p>
          </table:table-cell>
          <table:table-cell table:style-name="TBL_5f_0_5f_3.E1" office:value-type="string">
            <text:p text:style-name="P8">6.029,21</text:p>
          </table:table-cell>
          <table:table-cell table:style-name="TBL_5f_0_5f_3.E1" office:value-type="string">
            <text:p text:style-name="P8">904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9.258,86</text:p>
          </table:table-cell>
          <table:table-cell table:style-name="TBL_5f_0_5f_3.E1" office:value-type="string">
            <text:p text:style-name="P8">970,70</text:p>
          </table:table-cell>
          <table:table-cell table:style-name="TBL_5f_0_5f_3.E1" office:value-type="string">
            <text:p text:style-name="P8">393,5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64,21</text:p>
          </table:table-cell>
          <table:table-cell table:style-name="TBL_5f_0_5f_3.E1" office:value-type="string">
            <text:p text:style-name="P8">7.894,65</text:p>
          </table:table-cell>
        </table:table-row>
        <table:table-row table:style-name="TBL_5f_0_5f_3.1">
          <table:table-cell table:style-name="TBL_5f_0_5f_3.A1" office:value-type="string">
            <text:p text:style-name="P7">1468</text:p>
          </table:table-cell>
          <table:table-cell table:style-name="TBL_5f_0_5f_3.B1" office:value-type="string">
            <text:p text:style-name="P7">BRUNO MELO MOURA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4.177,57</text:p>
          </table:table-cell>
          <table:table-cell table:style-name="TBL_5f_0_5f_3.E1" office:value-type="string">
            <text:p text:style-name="P8">4.480,65</text:p>
          </table:table-cell>
          <table:table-cell table:style-name="TBL_5f_0_5f_3.E1" office:value-type="string">
            <text:p text:style-name="P8">6.647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128,25</text:p>
          </table:table-cell>
          <table:table-cell table:style-name="TBL_5f_0_5f_3.E1" office:value-type="string">
            <text:p text:style-name="P8">23.049,32</text:p>
          </table:table-cell>
        </table:table-row>
        <table:table-row table:style-name="TBL_5f_0_5f_3.1">
          <table:table-cell table:style-name="TBL_5f_0_5f_3.A1" office:value-type="string">
            <text:p text:style-name="P7">1330</text:p>
          </table:table-cell>
          <table:table-cell table:style-name="TBL_5f_0_5f_3.B1" office:value-type="string">
            <text:p text:style-name="P7">BRUNO OLIVEIRA FALCA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2ª PROCURADORIA DE JUSTICA (CAMARA CRIMINAL)</text:p>
          </table:table-cell>
          <table:table-cell table:style-name="TBL_5f_0_5f_3.E1" office:value-type="string">
            <text:p text:style-name="P8">8.068,44</text:p>
          </table:table-cell>
          <table:table-cell table:style-name="TBL_5f_0_5f_3.E1" office:value-type="string">
            <text:p text:style-name="P8">3.635,33</text:p>
          </table:table-cell>
          <table:table-cell table:style-name="TBL_5f_0_5f_3.E1" office:value-type="string">
            <text:p text:style-name="P8">8.248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1.861,30</text:p>
          </table:table-cell>
          <table:table-cell table:style-name="TBL_5f_0_5f_3.E1" office:value-type="string">
            <text:p text:style-name="P8">1.638,53</text:p>
          </table:table-cell>
          <table:table-cell table:style-name="TBL_5f_0_5f_3.E1" office:value-type="string">
            <text:p text:style-name="P8">4.114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753,32</text:p>
          </table:table-cell>
          <table:table-cell table:style-name="TBL_5f_0_5f_3.E1" office:value-type="string">
            <text:p text:style-name="P8">16.107,98</text:p>
          </table:table-cell>
        </table:table-row>
        <table:table-row table:style-name="TBL_5f_0_5f_3.1">
          <table:table-cell table:style-name="TBL_5f_0_5f_3.A1" office:value-type="string">
            <text:p text:style-name="P7">1748</text:p>
          </table:table-cell>
          <table:table-cell table:style-name="TBL_5f_0_5f_3.B1" office:value-type="string">
            <text:p text:style-name="P7">BRUNO RAMOS ELOY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8ª PROCURADORIA DE JUSTICA (2ª CAMARA CIVEL)</text:p>
          </table:table-cell>
          <table:table-cell table:style-name="TBL_5f_0_5f_3.E1" office:value-type="string">
            <text:p text:style-name="P8">4.144,81</text:p>
          </table:table-cell>
          <table:table-cell table:style-name="TBL_5f_0_5f_3.E1" office:value-type="string">
            <text:p text:style-name="P8">8.976,04</text:p>
          </table:table-cell>
          <table:table-cell table:style-name="TBL_5f_0_5f_3.E1" office:value-type="string">
            <text:p text:style-name="P8">4.665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9.695,16</text:p>
          </table:table-cell>
          <table:table-cell table:style-name="TBL_5f_0_5f_3.E1" office:value-type="string">
            <text:p text:style-name="P8">1.665,15</text:p>
          </table:table-cell>
          <table:table-cell table:style-name="TBL_5f_0_5f_3.E1" office:value-type="string">
            <text:p text:style-name="P8">3.563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229,07</text:p>
          </table:table-cell>
          <table:table-cell table:style-name="TBL_5f_0_5f_3.E1" office:value-type="string">
            <text:p text:style-name="P8">14.466,09</text:p>
          </table:table-cell>
        </table:table-row>
        <table:table-row table:style-name="TBL_5f_0_5f_3.1">
          <table:table-cell table:style-name="TBL_5f_0_5f_3.A1" office:value-type="string">
            <text:p text:style-name="P7">1249</text:p>
          </table:table-cell>
          <table:table-cell table:style-name="TBL_5f_0_5f_3.B1" office:value-type="string">
            <text:p text:style-name="P7">CAIO NABUCO DAVILA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ENTRO DE APOIO OPERACIONAL DO MEIO AMBIENTE, URBANISMO, PATRIMONIO SOCIAL E CULTURAL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1.317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26,62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923,82</text:p>
          </table:table-cell>
          <table:table-cell table:style-name="TBL_5f_0_5f_3.E1" office:value-type="string">
            <text:p text:style-name="P8">922,35</text:p>
          </table:table-cell>
          <table:table-cell table:style-name="TBL_5f_0_5f_3.E1" office:value-type="string">
            <text:p text:style-name="P8">806,0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28,42</text:p>
          </table:table-cell>
          <table:table-cell table:style-name="TBL_5f_0_5f_3.E1" office:value-type="string">
            <text:p text:style-name="P8">7.195,40</text:p>
          </table:table-cell>
        </table:table-row>
        <table:table-row table:style-name="TBL_5f_0_5f_3.1">
          <table:table-cell table:style-name="TBL_5f_0_5f_3.A1" office:value-type="string">
            <text:p text:style-name="P7">1633</text:p>
          </table:table-cell>
          <table:table-cell table:style-name="TBL_5f_0_5f_3.B1" office:value-type="string">
            <text:p text:style-name="P7">CAMILA MEDEIROS DE SOUZA MELO VILA NOV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OS DIREITOS DO CIDADAO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663,79</text:p>
          </table:table-cell>
          <table:table-cell table:style-name="TBL_5f_0_5f_3.E1" office:value-type="string">
            <text:p text:style-name="P8">1.255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253,62</text:p>
          </table:table-cell>
          <table:table-cell table:style-name="TBL_5f_0_5f_3.E1" office:value-type="string">
            <text:p text:style-name="P8">712,47</text:p>
          </table:table-cell>
          <table:table-cell table:style-name="TBL_5f_0_5f_3.E1" office:value-type="string">
            <text:p text:style-name="P8">627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39,82</text:p>
          </table:table-cell>
          <table:table-cell table:style-name="TBL_5f_0_5f_3.E1" office:value-type="string">
            <text:p text:style-name="P8">6.913,80</text:p>
          </table:table-cell>
        </table:table-row>
        <table:table-row table:style-name="TBL_5f_0_5f_3.1">
          <table:table-cell table:style-name="TBL_5f_0_5f_3.A1" office:value-type="string">
            <text:p text:style-name="P7">1277</text:p>
          </table:table-cell>
          <table:table-cell table:style-name="TBL_5f_0_5f_3.B1" office:value-type="string">
            <text:p text:style-name="P7">CAMILA NUNES D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RUPO DE APOIO OPERACIONAL - SEC. GERAL</text:p>
          </table:table-cell>
          <table:table-cell table:style-name="TBL_5f_0_5f_3.E1" office:value-type="string">
            <text:p text:style-name="P8">10.186,22</text:p>
          </table:table-cell>
          <table:table-cell table:style-name="TBL_5f_0_5f_3.E1" office:value-type="string">
            <text:p text:style-name="P8">1.527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79,93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3.903,07</text:p>
          </table:table-cell>
          <table:table-cell table:style-name="TBL_5f_0_5f_3.E1" office:value-type="string">
            <text:p text:style-name="P8">1.639,98</text:p>
          </table:table-cell>
          <table:table-cell table:style-name="TBL_5f_0_5f_3.E1" office:value-type="string">
            <text:p text:style-name="P8">1.978,0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618,00</text:p>
          </table:table-cell>
          <table:table-cell table:style-name="TBL_5f_0_5f_3.E1" office:value-type="string">
            <text:p text:style-name="P8">10.285,07</text:p>
          </table:table-cell>
        </table:table-row>
        <table:table-row table:style-name="TBL_5f_0_5f_3.1">
          <table:table-cell table:style-name="TBL_5f_0_5f_3.A1" office:value-type="string">
            <text:p text:style-name="P7">2094</text:p>
          </table:table-cell>
          <table:table-cell table:style-name="TBL_5f_0_5f_3.B1" office:value-type="string">
            <text:p text:style-name="P7">CARINA ALVES DE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130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5.075,55</text:p>
          </table:table-cell>
          <table:table-cell table:style-name="TBL_5f_0_5f_3.E1" office:value-type="string">
            <text:p text:style-name="P8">385,04</text:p>
          </table:table-cell>
          <table:table-cell table:style-name="TBL_5f_0_5f_3.E1" office:value-type="string">
            <text:p text:style-name="P8">34,5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19,63</text:p>
          </table:table-cell>
          <table:table-cell table:style-name="TBL_5f_0_5f_3.E1" office:value-type="string">
            <text:p text:style-name="P8">4.655,92</text:p>
          </table:table-cell>
        </table:table-row>
        <table:table-row table:style-name="TBL_5f_0_5f_3.1">
          <table:table-cell table:style-name="TBL_5f_0_5f_3.A1" office:value-type="string">
            <text:p text:style-name="P7">584</text:p>
          </table:table-cell>
          <table:table-cell table:style-name="TBL_5f_0_5f_3.B1" office:value-type="string">
            <text:p text:style-name="P7">CARLA ROCHA BARRETO HORA DE LIM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NOSSA SENHORA DO SOCORR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118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45.349,29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868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584,63</text:p>
          </table:table-cell>
          <table:table-cell table:style-name="TBL_5f_0_5f_3.E1" office:value-type="string">
            <text:p text:style-name="P8">32.764,66</text:p>
          </table:table-cell>
        </table:table-row>
        <table:table-row table:style-name="TBL_5f_0_5f_3.1">
          <table:table-cell table:style-name="TBL_5f_0_5f_3.A1" office:value-type="string">
            <text:p text:style-name="P7">155</text:p>
          </table:table-cell>
          <table:table-cell table:style-name="TBL_5f_0_5f_3.B1" office:value-type="string">
            <text:p text:style-name="P7">CARLOS AUGUSTO ALCANTARA MACHADO</text:p>
          </table:table-cell>
          <table:table-cell table:style-name="TBL_5f_0_5f_3.B1" office:value-type="string">
            <text:p text:style-name="P7">PROCURADOR DE JUSTIÇA</text:p>
          </table:table-cell>
          <table:table-cell table:style-name="TBL_5f_0_5f_3.B1" office:value-type="string">
            <text:p text:style-name="P7">14ª PROCURADORIA DE JUSTICA (CAMARA CRIMINAL)</text:p>
          </table:table-cell>
          <table:table-cell table:style-name="TBL_5f_0_5f_3.E1" office:value-type="string">
            <text:p text:style-name="P8">35.462,22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170,29</text:p>
          </table:table-cell>
          <table:table-cell table:style-name="TBL_5f_0_5f_3.E1" office:value-type="string">
            <text:p text:style-name="P8">5.111,5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56.176,75</text:p>
          </table:table-cell>
          <table:table-cell table:style-name="TBL_5f_0_5f_3.E1" office:value-type="string">
            <text:p text:style-name="P8">5.111,52</text:p>
          </table:table-cell>
          <table:table-cell table:style-name="TBL_5f_0_5f_3.E1" office:value-type="string">
            <text:p text:style-name="P8">12.517,9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7.629,48</text:p>
          </table:table-cell>
          <table:table-cell table:style-name="TBL_5f_0_5f_3.E1" office:value-type="string">
            <text:p text:style-name="P8">38.547,27</text:p>
          </table:table-cell>
        </table:table-row>
        <table:table-row table:style-name="TBL_5f_0_5f_3.1">
          <table:table-cell table:style-name="TBL_5f_0_5f_3.A1" office:value-type="string">
            <text:p text:style-name="P7">2149</text:p>
          </table:table-cell>
          <table:table-cell table:style-name="TBL_5f_0_5f_3.B1" office:value-type="string">
            <text:p text:style-name="P7">CARLOS AUGUSTO DOS SANTOS RAM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446</text:p>
          </table:table-cell>
          <table:table-cell table:style-name="TBL_5f_0_5f_3.B1" office:value-type="string">
            <text:p text:style-name="P7">CARLOS CESAR SOUZA SOARES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055</text:p>
          </table:table-cell>
          <table:table-cell table:style-name="TBL_5f_0_5f_3.B1" office:value-type="string">
            <text:p text:style-name="P7">CARLOS FERNANDO AQUINO MOTA</text:p>
          </table:table-cell>
          <table:table-cell table:style-name="TBL_5f_0_5f_3.B1" office:value-type="string">
            <text:p text:style-name="P7">ANALISTA DO MP -Informática - G. e A.de P. de Infraestrutura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5.687,93</text:p>
          </table:table-cell>
          <table:table-cell table:style-name="TBL_5f_0_5f_3.E1" office:value-type="string">
            <text:p text:style-name="P8">299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7.896,11</text:p>
          </table:table-cell>
          <table:table-cell table:style-name="TBL_5f_0_5f_3.E1" office:value-type="string">
            <text:p text:style-name="P8">838,20</text:p>
          </table:table-cell>
          <table:table-cell table:style-name="TBL_5f_0_5f_3.E1" office:value-type="string">
            <text:p text:style-name="P8">494,4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32,66</text:p>
          </table:table-cell>
          <table:table-cell table:style-name="TBL_5f_0_5f_3.E1" office:value-type="string">
            <text:p text:style-name="P8">6.563,45</text:p>
          </table:table-cell>
        </table:table-row>
        <table:table-row table:style-name="TBL_5f_0_5f_3.1">
          <table:table-cell table:style-name="TBL_5f_0_5f_3.A1" office:value-type="string">
            <text:p text:style-name="P7">1428</text:p>
          </table:table-cell>
          <table:table-cell table:style-name="TBL_5f_0_5f_3.B1" office:value-type="string">
            <text:p text:style-name="P7">CARLOS HENRIQUE DE MELO CONCEICAO</text:p>
          </table:table-cell>
          <table:table-cell table:style-name="TBL_5f_0_5f_3.B1" office:value-type="string">
            <text:p text:style-name="P7">COORDENADOR DE ACOMP. DE ATIV. JUDICIAIS</text:p>
          </table:table-cell>
          <table:table-cell table:style-name="TBL_5f_0_5f_3.B1" office:value-type="string">
            <text:p text:style-name="P7">CORREGEDORIA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499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408,13</text:p>
          </table:table-cell>
          <table:table-cell table:style-name="TBL_5f_0_5f_3.E1" office:value-type="string">
            <text:p text:style-name="P8">751,97</text:p>
          </table:table-cell>
          <table:table-cell table:style-name="TBL_5f_0_5f_3.E1" office:value-type="string">
            <text:p text:style-name="P8">711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463,08</text:p>
          </table:table-cell>
          <table:table-cell table:style-name="TBL_5f_0_5f_3.E1" office:value-type="string">
            <text:p text:style-name="P8">6.945,05</text:p>
          </table:table-cell>
        </table:table-row>
        <table:table-row table:style-name="TBL_5f_0_5f_3.1">
          <table:table-cell table:style-name="TBL_5f_0_5f_3.A1" office:value-type="string">
            <text:p text:style-name="P7">589</text:p>
          </table:table-cell>
          <table:table-cell table:style-name="TBL_5f_0_5f_3.B1" office:value-type="string">
            <text:p text:style-name="P7">CARLOS HENRIQUE SIQUEIRA RIBEIR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SIMAO DIAS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5.862,03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920,2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636,77</text:p>
          </table:table-cell>
          <table:table-cell table:style-name="TBL_5f_0_5f_3.E1" office:value-type="string">
            <text:p text:style-name="P8">23.225,26</text:p>
          </table:table-cell>
        </table:table-row>
        <table:table-row table:style-name="TBL_5f_0_5f_3.1">
          <table:table-cell table:style-name="TBL_5f_0_5f_3.A1" office:value-type="string">
            <text:p text:style-name="P7">1957</text:p>
          </table:table-cell>
          <table:table-cell table:style-name="TBL_5f_0_5f_3.B1" office:value-type="string">
            <text:p text:style-name="P7">CARLOS ISSAC DOS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- NOSSA SENHORA DA GLORIA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206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5.723,72</text:p>
          </table:table-cell>
          <table:table-cell table:style-name="TBL_5f_0_5f_3.E1" office:value-type="string">
            <text:p text:style-name="P8">395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5,64</text:p>
          </table:table-cell>
          <table:table-cell table:style-name="TBL_5f_0_5f_3.E1" office:value-type="string">
            <text:p text:style-name="P8">5.328,08</text:p>
          </table:table-cell>
        </table:table-row>
        <table:table-row table:style-name="TBL_5f_0_5f_3.1">
          <table:table-cell table:style-name="TBL_5f_0_5f_3.A1" office:value-type="string">
            <text:p text:style-name="P7">2219</text:p>
          </table:table-cell>
          <table:table-cell table:style-name="TBL_5f_0_5f_3.B1" office:value-type="string">
            <text:p text:style-name="P7">CARLOS KLEBER DOS SANT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2220</text:p>
          </table:table-cell>
          <table:table-cell table:style-name="TBL_5f_0_5f_3.B1" office:value-type="string">
            <text:p text:style-name="P7">CARLOS RONALD DE JESUS SANTOS</text:p>
          </table:table-cell>
          <table:table-cell table:style-name="TBL_5f_0_5f_3.B1" office:value-type="string">
            <text:p text:style-name="P7">3º SARGENTO - requisi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35</text:p>
          </table:table-cell>
          <table:table-cell table:style-name="TBL_5f_0_5f_3.B1" office:value-type="string">
            <text:p text:style-name="P7">CARMEM MESQUITA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42</text:p>
          </table:table-cell>
          <table:table-cell table:style-name="TBL_5f_0_5f_3.B1" office:value-type="string">
            <text:p text:style-name="P7">CARMEN LUCIA BUARQUE DE GUSMA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DISTRITAL - ARACAJU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63,29</text:p>
          </table:table-cell>
          <table:table-cell table:style-name="TBL_5f_0_5f_3.E1" office:value-type="string">
            <text:p text:style-name="P8">541,38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43.001,56</text:p>
          </table:table-cell>
          <table:table-cell table:style-name="TBL_5f_0_5f_3.E1" office:value-type="string">
            <text:p text:style-name="P8">4.863,29</text:p>
          </table:table-cell>
          <table:table-cell table:style-name="TBL_5f_0_5f_3.E1" office:value-type="string">
            <text:p text:style-name="P8">8.780,2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643,56</text:p>
          </table:table-cell>
          <table:table-cell table:style-name="TBL_5f_0_5f_3.E1" office:value-type="string">
            <text:p text:style-name="P8">29.358,00</text:p>
          </table:table-cell>
        </table:table-row>
        <table:table-row table:style-name="TBL_5f_0_5f_3.1">
          <table:table-cell table:style-name="TBL_5f_0_5f_3.A1" office:value-type="string">
            <text:p text:style-name="P7">1755</text:p>
          </table:table-cell>
          <table:table-cell table:style-name="TBL_5f_0_5f_3.B1" office:value-type="string">
            <text:p text:style-name="P7">CAROLINE BUENOS AIRES MONT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3ª PROMOTORIA DE JUSTICA DAS EXECUCOES CRIMINAIS DE ARACAJU</text:p>
          </table:table-cell>
          <table:table-cell table:style-name="TBL_5f_0_5f_3.E1" office:value-type="string">
            <text:p text:style-name="P8">7.180,89</text:p>
          </table:table-cell>
          <table:table-cell table:style-name="TBL_5f_0_5f_3.E1" office:value-type="string">
            <text:p text:style-name="P8">755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9.845,31</text:p>
          </table:table-cell>
          <table:table-cell table:style-name="TBL_5f_0_5f_3.E1" office:value-type="string">
            <text:p text:style-name="P8">1.111,08</text:p>
          </table:table-cell>
          <table:table-cell table:style-name="TBL_5f_0_5f_3.E1" office:value-type="string">
            <text:p text:style-name="P8">95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66,52</text:p>
          </table:table-cell>
          <table:table-cell table:style-name="TBL_5f_0_5f_3.E1" office:value-type="string">
            <text:p text:style-name="P8">7.778,79</text:p>
          </table:table-cell>
        </table:table-row>
        <table:table-row table:style-name="TBL_5f_0_5f_3.1">
          <table:table-cell table:style-name="TBL_5f_0_5f_3.A1" office:value-type="string">
            <text:p text:style-name="P7">1698</text:p>
          </table:table-cell>
          <table:table-cell table:style-name="TBL_5f_0_5f_3.B1" office:value-type="string">
            <text:p text:style-name="P7">CAROLINE LEAO NOGUEIRA DOS SANTOS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CAMPO DO BRITO 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.668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44.845,79</text:p>
          </table:table-cell>
          <table:table-cell table:style-name="TBL_5f_0_5f_3.E1" office:value-type="string">
            <text:p text:style-name="P8">4.480,65</text:p>
          </table:table-cell>
          <table:table-cell table:style-name="TBL_5f_0_5f_3.E1" office:value-type="string">
            <text:p text:style-name="P8">9.633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4.114,15</text:p>
          </table:table-cell>
          <table:table-cell table:style-name="TBL_5f_0_5f_3.E1" office:value-type="string">
            <text:p text:style-name="P8">30.731,64</text:p>
          </table:table-cell>
        </table:table-row>
        <table:table-row table:style-name="TBL_5f_0_5f_3.1">
          <table:table-cell table:style-name="TBL_5f_0_5f_3.A1" office:value-type="string">
            <text:p text:style-name="P7">1421</text:p>
          </table:table-cell>
          <table:table-cell table:style-name="TBL_5f_0_5f_3.B1" office:value-type="string">
            <text:p text:style-name="P7">CAROLINE OLIVEIRA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10.594,83</text:p>
          </table:table-cell>
          <table:table-cell table:style-name="TBL_5f_0_5f_3.E1" office:value-type="string">
            <text:p text:style-name="P8">1.359,86</text:p>
          </table:table-cell>
          <table:table-cell table:style-name="TBL_5f_0_5f_3.E1" office:value-type="string">
            <text:p text:style-name="P8">1.138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5.266,11</text:p>
          </table:table-cell>
          <table:table-cell table:style-name="TBL_5f_0_5f_3.E1" office:value-type="string">
            <text:p text:style-name="P8">1.673,66</text:p>
          </table:table-cell>
          <table:table-cell table:style-name="TBL_5f_0_5f_3.E1" office:value-type="string">
            <text:p text:style-name="P8">2.218,8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892,53</text:p>
          </table:table-cell>
          <table:table-cell table:style-name="TBL_5f_0_5f_3.E1" office:value-type="string">
            <text:p text:style-name="P8">11.373,58</text:p>
          </table:table-cell>
        </table:table-row>
        <table:table-row table:style-name="TBL_5f_0_5f_3.1">
          <table:table-cell table:style-name="TBL_5f_0_5f_3.A1" office:value-type="string">
            <text:p text:style-name="P7">1922</text:p>
          </table:table-cell>
          <table:table-cell table:style-name="TBL_5f_0_5f_3.B1" office:value-type="string">
            <text:p text:style-name="P7">CAROLINE VIVAS GONCALVES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3.175,41</text:p>
          </table:table-cell>
          <table:table-cell table:style-name="TBL_5f_0_5f_3.E1" office:value-type="string">
            <text:p text:style-name="P8">1.385,70</text:p>
          </table:table-cell>
          <table:table-cell table:style-name="TBL_5f_0_5f_3.E1" office:value-type="string">
            <text:p text:style-name="P8">10.673,60</text:p>
          </table:table-cell>
          <table:table-cell table:style-name="TBL_5f_0_5f_3.E1" office:value-type="string">
            <text:p text:style-name="P8">6.702,7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3.846,41</text:p>
          </table:table-cell>
          <table:table-cell table:style-name="TBL_5f_0_5f_3.E1" office:value-type="string">
            <text:p text:style-name="P8">583,49</text:p>
          </table:table-cell>
          <table:table-cell table:style-name="TBL_5f_0_5f_3.E1" office:value-type="string">
            <text:p text:style-name="P8">3.390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974,31</text:p>
          </table:table-cell>
          <table:table-cell table:style-name="TBL_5f_0_5f_3.E1" office:value-type="string">
            <text:p text:style-name="P8">19.872,10</text:p>
          </table:table-cell>
        </table:table-row>
      </table:table>
      <table:table table:name="TBL_0_4" table:style-name="TBL_5f_0_5f_4">
        <table:table-column table:style-name="TBL_5f_0_5f_4.A"/>
        <table:table-column table:style-name="TBL_5f_0_5f_4.B"/>
        <table:table-column table:style-name="TBL_5f_0_5f_4.C"/>
        <table:table-column table:style-name="TBL_5f_0_5f_4.D"/>
        <table:table-column table:style-name="TBL_5f_0_5f_4.E"/>
        <table:table-column table:style-name="TBL_5f_0_5f_4.F"/>
        <table:table-column table:style-name="TBL_5f_0_5f_4.G"/>
        <table:table-column table:style-name="TBL_5f_0_5f_4.H"/>
        <table:table-column table:style-name="TBL_5f_0_5f_4.I"/>
        <table:table-column table:style-name="TBL_5f_0_5f_4.J"/>
        <table:table-column table:style-name="TBL_5f_0_5f_4.E"/>
        <table:table-column table:style-name="TBL_5f_0_5f_4.L" table:number-columns-repeated="2"/>
        <table:table-column table:style-name="TBL_5f_0_5f_4.J"/>
        <table:table-column table:style-name="TBL_5f_0_5f_4.O"/>
        <table:table-column table:style-name="TBL_5f_0_5f_4.P"/>
        <table:table-column table:style-name="TBL_5f_0_5f_4.Q"/>
        <table:table-column table:style-name="TBL_5f_0_5f_4.R"/>
        <table:table-row table:style-name="TBL_5f_0_5f_4.1">
          <table:table-cell table:style-name="TBL_5f_0_5f_4.A1" office:value-type="string">
            <text:p text:style-name="P7"><text:bookmark text:name="JR_PAGE_ANCHOR_0_5"/>1541</text:p>
          </table:table-cell>
          <table:table-cell table:style-name="TBL_5f_0_5f_4.B1" office:value-type="string">
            <text:p text:style-name="P7">CATIANE DOS SANTOS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5ª PROMOTORIA DE JUSTICA DOS DIREITOS DO CIDADA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96,3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694,40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800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513,17</text:p>
          </table:table-cell>
          <table:table-cell table:style-name="TBL_5f_0_5f_4.E1" office:value-type="string">
            <text:p text:style-name="P8">7.181,23</text:p>
          </table:table-cell>
        </table:table-row>
        <table:table-row table:style-name="TBL_5f_0_5f_4.1">
          <table:table-cell table:style-name="TBL_5f_0_5f_4.A1" office:value-type="string">
            <text:p text:style-name="P7">1549</text:p>
          </table:table-cell>
          <table:table-cell table:style-name="TBL_5f_0_5f_4.B1" office:value-type="string">
            <text:p text:style-name="P7">CAYO RUBENS CASTILHANO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9ª PROMOTORIA DE JUSTICA DOS DIREITOS DO CIDADA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357,81</text:p>
          </table:table-cell>
          <table:table-cell table:style-name="TBL_5f_0_5f_4.E1" office:value-type="string">
            <text:p text:style-name="P8">743,44</text:p>
          </table:table-cell>
          <table:table-cell table:style-name="TBL_5f_0_5f_4.E1" office:value-type="string">
            <text:p text:style-name="P8">699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43,06</text:p>
          </table:table-cell>
          <table:table-cell table:style-name="TBL_5f_0_5f_4.E1" office:value-type="string">
            <text:p text:style-name="P8">6.914,75</text:p>
          </table:table-cell>
        </table:table-row>
        <table:table-row table:style-name="TBL_5f_0_5f_4.1">
          <table:table-cell table:style-name="TBL_5f_0_5f_4.A1" office:value-type="string">
            <text:p text:style-name="P7">628</text:p>
          </table:table-cell>
          <table:table-cell table:style-name="TBL_5f_0_5f_4.B1" office:value-type="string">
            <text:p text:style-name="P7">CECILIA NOGUEIRA GUIMARAES BARRET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PROMOTORIA DE JUSTICA ESPECIAL CIVEL E CRIMINAL - ESTANCIA 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9.230,94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972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688,91</text:p>
          </table:table-cell>
          <table:table-cell table:style-name="TBL_5f_0_5f_4.E1" office:value-type="string">
            <text:p text:style-name="P8">26.542,03</text:p>
          </table:table-cell>
        </table:table-row>
        <table:table-row table:style-name="TBL_5f_0_5f_4.1">
          <table:table-cell table:style-name="TBL_5f_0_5f_4.A1" office:value-type="string">
            <text:p text:style-name="P7">2241</text:p>
          </table:table-cell>
          <table:table-cell table:style-name="TBL_5f_0_5f_4.B1" office:value-type="string">
            <text:p text:style-name="P7">CELENE SOCORRO DE MORAES OLIVEIRA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477</text:p>
          </table:table-cell>
          <table:table-cell table:style-name="TBL_5f_0_5f_4.B1" office:value-type="string">
            <text:p text:style-name="P7">CELIA REGINA SANTOS ANDRADE</text:p>
          </table:table-cell>
          <table:table-cell table:style-name="TBL_5f_0_5f_4.B1" office:value-type="string">
            <text:p text:style-name="P7">ASSIST. ADMINISTRATIVO - requisitado</text:p>
          </table:table-cell>
          <table:table-cell table:style-name="TBL_5f_0_5f_4.B1" office:value-type="string">
            <text:p text:style-name="P7">PROMOTORIA DE JUSTICA - AQUIDABA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1.987,50</text:p>
          </table:table-cell>
          <table:table-cell table:style-name="TBL_5f_0_5f_4.E1" office:value-type="string">
            <text:p text:style-name="P8">67,3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7,33</text:p>
          </table:table-cell>
          <table:table-cell table:style-name="TBL_5f_0_5f_4.E1" office:value-type="string">
            <text:p text:style-name="P8">1.920,17</text:p>
          </table:table-cell>
        </table:table-row>
        <table:table-row table:style-name="TBL_5f_0_5f_4.1">
          <table:table-cell table:style-name="TBL_5f_0_5f_4.A1" office:value-type="string">
            <text:p text:style-name="P7">16</text:p>
          </table:table-cell>
          <table:table-cell table:style-name="TBL_5f_0_5f_4.B1" office:value-type="string">
            <text:p text:style-name="P7">CELSO LUIS DORIA LEO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12ª PROCURADORIA DE JUSTICA (CAMARA CRIMINAL)</text:p>
          </table:table-cell>
          <table:table-cell table:style-name="TBL_5f_0_5f_4.E1" office:value-type="string">
            <text:p text:style-name="P8">35.462,22</text:p>
          </table:table-cell>
          <table:table-cell table:style-name="TBL_5f_0_5f_4.E1" office:value-type="string">
            <text:p text:style-name="P8">1.048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111,5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59,13</text:p>
          </table:table-cell>
          <table:table-cell table:style-name="TBL_5f_0_5f_4.E1" office:value-type="string">
            <text:p text:style-name="P8">44.481,52</text:p>
          </table:table-cell>
          <table:table-cell table:style-name="TBL_5f_0_5f_4.E1" office:value-type="string">
            <text:p text:style-name="P8">5.111,52</text:p>
          </table:table-cell>
          <table:table-cell table:style-name="TBL_5f_0_5f_4.E1" office:value-type="string">
            <text:p text:style-name="P8">9.171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4.282,65</text:p>
          </table:table-cell>
          <table:table-cell table:style-name="TBL_5f_0_5f_4.E1" office:value-type="string">
            <text:p text:style-name="P8">30.198,87</text:p>
          </table:table-cell>
        </table:table-row>
        <table:table-row table:style-name="TBL_5f_0_5f_4.1">
          <table:table-cell table:style-name="TBL_5f_0_5f_4.A1" office:value-type="string">
            <text:p text:style-name="P7">1237</text:p>
          </table:table-cell>
          <table:table-cell table:style-name="TBL_5f_0_5f_4.B1" office:value-type="string">
            <text:p text:style-name="P7">CIBELLE MACHADO DE SOUZA ENOMOT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PROMOTORIA DE JUSTICA DE ACIDENTES E DE DELITOS DE TRÂNSITO DE ARACAJ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282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1.744,42</text:p>
          </table:table-cell>
          <table:table-cell table:style-name="TBL_5f_0_5f_4.E1" office:value-type="string">
            <text:p text:style-name="P8">1.376,96</text:p>
          </table:table-cell>
          <table:table-cell table:style-name="TBL_5f_0_5f_4.E1" office:value-type="string">
            <text:p text:style-name="P8">1.456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33,68</text:p>
          </table:table-cell>
          <table:table-cell table:style-name="TBL_5f_0_5f_4.E1" office:value-type="string">
            <text:p text:style-name="P8">8.910,74</text:p>
          </table:table-cell>
        </table:table-row>
        <table:table-row table:style-name="TBL_5f_0_5f_4.1">
          <table:table-cell table:style-name="TBL_5f_0_5f_4.A1" office:value-type="string">
            <text:p text:style-name="P7">1949</text:p>
          </table:table-cell>
          <table:table-cell table:style-name="TBL_5f_0_5f_4.B1" office:value-type="string">
            <text:p text:style-name="P7">CINTHIA CARDOZO ROZA DE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ASSESSORIA JURIDICA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2.585,0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846,87</text:p>
          </table:table-cell>
          <table:table-cell table:style-name="TBL_5f_0_5f_4.E1" office:value-type="string">
            <text:p text:style-name="P8">609,39</text:p>
          </table:table-cell>
          <table:table-cell table:style-name="TBL_5f_0_5f_4.E1" office:value-type="string">
            <text:p text:style-name="P8">870,9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80,36</text:p>
          </table:table-cell>
          <table:table-cell table:style-name="TBL_5f_0_5f_4.E1" office:value-type="string">
            <text:p text:style-name="P8">7.366,51</text:p>
          </table:table-cell>
        </table:table-row>
        <table:table-row table:style-name="TBL_5f_0_5f_4.1">
          <table:table-cell table:style-name="TBL_5f_0_5f_4.A1" office:value-type="string">
            <text:p text:style-name="P7">1978</text:p>
          </table:table-cell>
          <table:table-cell table:style-name="TBL_5f_0_5f_4.B1" office:value-type="string">
            <text:p text:style-name="P7">CINTHIA MAGNO SANTOS LEA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11ª PROMOTORIA DE JUSTIÇA DOS DIREITOS DO CIDADÃO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001,60</text:p>
          </table:table-cell>
          <table:table-cell table:style-name="TBL_5f_0_5f_4.E1" office:value-type="string">
            <text:p text:style-name="P8">171,83</text:p>
          </table:table-cell>
          <table:table-cell table:style-name="TBL_5f_0_5f_4.E1" office:value-type="string">
            <text:p text:style-name="P8">1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09</text:p>
          </table:table-cell>
          <table:table-cell table:style-name="TBL_5f_0_5f_4.E1" office:value-type="string">
            <text:p text:style-name="P8">3.828,51</text:p>
          </table:table-cell>
        </table:table-row>
        <table:table-row table:style-name="TBL_5f_0_5f_4.1">
          <table:table-cell table:style-name="TBL_5f_0_5f_4.A1" office:value-type="string">
            <text:p text:style-name="P7">580</text:p>
          </table:table-cell>
          <table:table-cell table:style-name="TBL_5f_0_5f_4.B1" office:value-type="string">
            <text:p text:style-name="P7">CLAUDIA DANIELA DE FREITAS SILVEIRA FRANC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1ª PROMOTORIA DE JUSTIÇA DA VIOLENCIA DOMESTICA E FAMILIAR CONTRA MULHER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5.862,0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045,9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62,46</text:p>
          </table:table-cell>
          <table:table-cell table:style-name="TBL_5f_0_5f_4.E1" office:value-type="string">
            <text:p text:style-name="P8">24.099,57</text:p>
          </table:table-cell>
        </table:table-row>
        <table:table-row table:style-name="TBL_5f_0_5f_4.1">
          <table:table-cell table:style-name="TBL_5f_0_5f_4.A1" office:value-type="string">
            <text:p text:style-name="P7">2196</text:p>
          </table:table-cell>
          <table:table-cell table:style-name="TBL_5f_0_5f_4.B1" office:value-type="string">
            <text:p text:style-name="P7">CLAUDIA DE OLIVEIRA MENDONCA BARROS</text:p>
          </table:table-cell>
          <table:table-cell table:style-name="TBL_5f_0_5f_4.B1" office:value-type="string">
            <text:p text:style-name="P7">CAPITÃO - requisi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4.538,3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,3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,39</text:p>
          </table:table-cell>
          <table:table-cell table:style-name="TBL_5f_0_5f_4.E1" office:value-type="string">
            <text:p text:style-name="P8">4.517,96</text:p>
          </table:table-cell>
        </table:table-row>
        <table:table-row table:style-name="TBL_5f_0_5f_4.1">
          <table:table-cell table:style-name="TBL_5f_0_5f_4.A1" office:value-type="string">
            <text:p text:style-name="P7">594</text:p>
          </table:table-cell>
          <table:table-cell table:style-name="TBL_5f_0_5f_4.B1" office:value-type="string">
            <text:p text:style-name="P7">CLAUDIA DO AMARAL CALMON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5.862,0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6.993,8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10,32</text:p>
          </table:table-cell>
          <table:table-cell table:style-name="TBL_5f_0_5f_4.E1" office:value-type="string">
            <text:p text:style-name="P8">24.151,71</text:p>
          </table:table-cell>
        </table:table-row>
        <table:table-row table:style-name="TBL_5f_0_5f_4.1">
          <table:table-cell table:style-name="TBL_5f_0_5f_4.A1" office:value-type="string">
            <text:p text:style-name="P7">1721</text:p>
          </table:table-cell>
          <table:table-cell table:style-name="TBL_5f_0_5f_4.B1" office:value-type="string">
            <text:p text:style-name="P7">CLAUDIA ERNESTA DOS SANTOS</text:p>
          </table:table-cell>
          <table:table-cell table:style-name="TBL_5f_0_5f_4.B1" office:value-type="string">
            <text:p text:style-name="P7">EXEC. DE SERV. BÁSICOS - requisitado</text:p>
          </table:table-cell>
          <table:table-cell table:style-name="TBL_5f_0_5f_4.B1" office:value-type="string">
            <text:p text:style-name="P7">1ª PROMOTORIA DE JUSTICA DISTRITAL - ARACAJU </text:p>
          </table:table-cell>
          <table:table-cell table:style-name="TBL_5f_0_5f_4.E1" office:value-type="string">
            <text:p text:style-name="P8">945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012,42</text:p>
          </table:table-cell>
          <table:table-cell table:style-name="TBL_5f_0_5f_4.E1" office:value-type="string">
            <text:p text:style-name="P8">132,30</text:p>
          </table:table-cell>
          <table:table-cell table:style-name="TBL_5f_0_5f_4.E1" office:value-type="string">
            <text:p text:style-name="P8">90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23,17</text:p>
          </table:table-cell>
          <table:table-cell table:style-name="TBL_5f_0_5f_4.E1" office:value-type="string">
            <text:p text:style-name="P8">4.789,25</text:p>
          </table:table-cell>
        </table:table-row>
        <table:table-row table:style-name="TBL_5f_0_5f_4.1">
          <table:table-cell table:style-name="TBL_5f_0_5f_4.A1" office:value-type="string">
            <text:p text:style-name="P7">1595</text:p>
          </table:table-cell>
          <table:table-cell table:style-name="TBL_5f_0_5f_4.B1" office:value-type="string">
            <text:p text:style-name="P7">CLAUDIA REGINA SANTOS LIMA GETIRAN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2.471,05</text:p>
          </table:table-cell>
          <table:table-cell table:style-name="TBL_5f_0_5f_4.E1" office:value-type="string">
            <text:p text:style-name="P8">494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274,25</text:p>
          </table:table-cell>
          <table:table-cell table:style-name="TBL_5f_0_5f_4.E1" office:value-type="string">
            <text:p text:style-name="P8">415,14</text:p>
          </table:table-cell>
          <table:table-cell table:style-name="TBL_5f_0_5f_4.E1" office:value-type="string">
            <text:p text:style-name="P8">87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02,86</text:p>
          </table:table-cell>
          <table:table-cell table:style-name="TBL_5f_0_5f_4.E1" office:value-type="string">
            <text:p text:style-name="P8">4.771,39</text:p>
          </table:table-cell>
        </table:table-row>
        <table:table-row table:style-name="TBL_5f_0_5f_4.1">
          <table:table-cell table:style-name="TBL_5f_0_5f_4.A1" office:value-type="string">
            <text:p text:style-name="P7">873</text:p>
          </table:table-cell>
          <table:table-cell table:style-name="TBL_5f_0_5f_4.B1" office:value-type="string">
            <text:p text:style-name="P7">CLAUDIA VIRGINIA OLIVER DE SA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CA CRIMINAL - NOSSA SENHORA DO SOCORR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5.862,0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098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814,59</text:p>
          </table:table-cell>
          <table:table-cell table:style-name="TBL_5f_0_5f_4.E1" office:value-type="string">
            <text:p text:style-name="P8">24.047,44</text:p>
          </table:table-cell>
        </table:table-row>
        <table:table-row table:style-name="TBL_5f_0_5f_4.1">
          <table:table-cell table:style-name="TBL_5f_0_5f_4.A1" office:value-type="string">
            <text:p text:style-name="P7">1464</text:p>
          </table:table-cell>
          <table:table-cell table:style-name="TBL_5f_0_5f_4.B1" office:value-type="string">
            <text:p text:style-name="P7">CLAUDIO ROBERTO ALFREDO DE SOU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1ª PROMOTORIA DE JUSTICA - NOSSA SENHORA DAS DORE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13,36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34.127,00</text:p>
          </table:table-cell>
          <table:table-cell table:style-name="TBL_5f_0_5f_4.E1" office:value-type="string">
            <text:p text:style-name="P8">4.480,65</text:p>
          </table:table-cell>
          <table:table-cell table:style-name="TBL_5f_0_5f_4.E1" office:value-type="string">
            <text:p text:style-name="P8">6.706,2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186,93</text:p>
          </table:table-cell>
          <table:table-cell table:style-name="TBL_5f_0_5f_4.E1" office:value-type="string">
            <text:p text:style-name="P8">22.940,07</text:p>
          </table:table-cell>
        </table:table-row>
        <table:table-row table:style-name="TBL_5f_0_5f_4.1">
          <table:table-cell table:style-name="TBL_5f_0_5f_4.A1" office:value-type="string">
            <text:p text:style-name="P7">2011</text:p>
          </table:table-cell>
          <table:table-cell table:style-name="TBL_5f_0_5f_4.B1" office:value-type="string">
            <text:p text:style-name="P7">CLEANE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1683</text:p>
          </table:table-cell>
          <table:table-cell table:style-name="TBL_5f_0_5f_4.B1" office:value-type="string">
            <text:p text:style-name="P7">CLEIDINALDO TAVARE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3ª PROMOTORIA DE JUSTICA CRIMINAL - NOSSA SENHORA DO SOCORR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10,37</text:p>
          </table:table-cell>
          <table:table-cell table:style-name="TBL_5f_0_5f_4.E1" office:value-type="string">
            <text:p text:style-name="P8">7.720,69</text:p>
          </table:table-cell>
          <table:table-cell table:style-name="TBL_5f_0_5f_4.E1" office:value-type="string">
            <text:p text:style-name="P8">743,44</text:p>
          </table:table-cell>
          <table:table-cell table:style-name="TBL_5f_0_5f_4.E1" office:value-type="string">
            <text:p text:style-name="P8">348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92,20</text:p>
          </table:table-cell>
          <table:table-cell table:style-name="TBL_5f_0_5f_4.E1" office:value-type="string">
            <text:p text:style-name="P8">6.628,49</text:p>
          </table:table-cell>
        </table:table-row>
        <table:table-row table:style-name="TBL_5f_0_5f_4.1">
          <table:table-cell table:style-name="TBL_5f_0_5f_4.A1" office:value-type="string">
            <text:p text:style-name="P7">1455</text:p>
          </table:table-cell>
          <table:table-cell table:style-name="TBL_5f_0_5f_4.B1" office:value-type="string">
            <text:p text:style-name="P7">CLELIO MAIA SANTOS</text:p>
          </table:table-cell>
          <table:table-cell table:style-name="TBL_5f_0_5f_4.B1" office:value-type="string">
            <text:p text:style-name="P7">ASSESSOR DE GESTAO DE PESSOAS II</text:p>
          </table:table-cell>
          <table:table-cell table:style-name="TBL_5f_0_5f_4.B1" office:value-type="string">
            <text:p text:style-name="P7">DIVISAO DE PAGAMENTO E CENTRO DE CUSTOS/DRH/SG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308,4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6.481,39</text:p>
          </table:table-cell>
          <table:table-cell table:style-name="TBL_5f_0_5f_4.E1" office:value-type="string">
            <text:p text:style-name="P8">454,46</text:p>
          </table:table-cell>
          <table:table-cell table:style-name="TBL_5f_0_5f_4.E1" office:value-type="string">
            <text:p text:style-name="P8">81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36,18</text:p>
          </table:table-cell>
          <table:table-cell table:style-name="TBL_5f_0_5f_4.E1" office:value-type="string">
            <text:p text:style-name="P8">5.945,21</text:p>
          </table:table-cell>
        </table:table-row>
        <table:table-row table:style-name="TBL_5f_0_5f_4.1">
          <table:table-cell table:style-name="TBL_5f_0_5f_4.A1" office:value-type="string">
            <text:p text:style-name="P7">1854</text:p>
          </table:table-cell>
          <table:table-cell table:style-name="TBL_5f_0_5f_4.B1" office:value-type="string">
            <text:p text:style-name="P7">CLESIA MARIA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64</text:p>
          </table:table-cell>
          <table:table-cell table:style-name="TBL_5f_0_5f_4.B1" office:value-type="string">
            <text:p text:style-name="P7">CONCEICAO FONTES FELIX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ESCOLA SUPERIOR DO MP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756,04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1.302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87,41</text:p>
          </table:table-cell>
          <table:table-cell table:style-name="TBL_5f_0_5f_4.E1" office:value-type="string">
            <text:p text:style-name="P8">8.768,63</text:p>
          </table:table-cell>
        </table:table-row>
        <table:table-row table:style-name="TBL_5f_0_5f_4.1">
          <table:table-cell table:style-name="TBL_5f_0_5f_4.A1" office:value-type="string">
            <text:p text:style-name="P7">1873</text:p>
          </table:table-cell>
          <table:table-cell table:style-name="TBL_5f_0_5f_4.B1" office:value-type="string">
            <text:p text:style-name="P7">CRISTIANE BARRETO PAIVA</text:p>
          </table:table-cell>
          <table:table-cell table:style-name="TBL_5f_0_5f_4.B1" office:value-type="string">
            <text:p text:style-name="P7">COORDENADOR DA DIVISÃO DE SERVIÇO SOCIAL</text:p>
          </table:table-cell>
          <table:table-cell table:style-name="TBL_5f_0_5f_4.B1" office:value-type="string">
            <text:p text:style-name="P7">DIVISAO DE SERVICO SOCIAL/CAO/CG - GAAE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499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49,74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621,80</text:p>
          </table:table-cell>
          <table:table-cell table:style-name="TBL_5f_0_5f_4.E1" office:value-type="string">
            <text:p text:style-name="P8">751,97</text:p>
          </table:table-cell>
          <table:table-cell table:style-name="TBL_5f_0_5f_4.E1" office:value-type="string">
            <text:p text:style-name="P8">1.247,2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9,26</text:p>
          </table:table-cell>
          <table:table-cell table:style-name="TBL_5f_0_5f_4.E1" office:value-type="string">
            <text:p text:style-name="P8">8.622,54</text:p>
          </table:table-cell>
        </table:table-row>
        <table:table-row table:style-name="TBL_5f_0_5f_4.1">
          <table:table-cell table:style-name="TBL_5f_0_5f_4.A1" office:value-type="string">
            <text:p text:style-name="P7">1831</text:p>
          </table:table-cell>
          <table:table-cell table:style-name="TBL_5f_0_5f_4.B1" office:value-type="string">
            <text:p text:style-name="P7">CRISTIANNE DELGADO CARVALHO PESSOA DE LIM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CONTABIL - GAAE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756,04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1.302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87,41</text:p>
          </table:table-cell>
          <table:table-cell table:style-name="TBL_5f_0_5f_4.E1" office:value-type="string">
            <text:p text:style-name="P8">8.768,63</text:p>
          </table:table-cell>
        </table:table-row>
        <table:table-row table:style-name="TBL_5f_0_5f_4.1">
          <table:table-cell table:style-name="TBL_5f_0_5f_4.A1" office:value-type="string">
            <text:p text:style-name="P7">1315</text:p>
          </table:table-cell>
          <table:table-cell table:style-name="TBL_5f_0_5f_4.B1" office:value-type="string">
            <text:p text:style-name="P7">DAIANE SILVA SAMPAIO LOBA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COORDENADORIA RECURSAL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1.527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3.623,14</text:p>
          </table:table-cell>
          <table:table-cell table:style-name="TBL_5f_0_5f_4.E1" office:value-type="string">
            <text:p text:style-name="P8">1.639,98</text:p>
          </table:table-cell>
          <table:table-cell table:style-name="TBL_5f_0_5f_4.E1" office:value-type="string">
            <text:p text:style-name="P8">1.796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36,74</text:p>
          </table:table-cell>
          <table:table-cell table:style-name="TBL_5f_0_5f_4.E1" office:value-type="string">
            <text:p text:style-name="P8">10.186,40</text:p>
          </table:table-cell>
        </table:table-row>
        <table:table-row table:style-name="TBL_5f_0_5f_4.1">
          <table:table-cell table:style-name="TBL_5f_0_5f_4.A1" office:value-type="string">
            <text:p text:style-name="P7">2087</text:p>
          </table:table-cell>
          <table:table-cell table:style-name="TBL_5f_0_5f_4.B1" office:value-type="string">
            <text:p text:style-name="P7">DANIEL ARAUJO RAMALH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- CARIRA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165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0,00</text:p>
          </table:table-cell>
          <table:table-cell table:style-name="TBL_5f_0_5f_4.E1" office:value-type="string">
            <text:p text:style-name="P8">2.897,74</text:p>
          </table:table-cell>
          <table:table-cell table:style-name="TBL_5f_0_5f_4.E1" office:value-type="string">
            <text:p text:style-name="P8">6.769,90</text:p>
          </table:table-cell>
          <table:table-cell table:style-name="TBL_5f_0_5f_4.E1" office:value-type="string">
            <text:p text:style-name="P8">486,10</text:p>
          </table:table-cell>
          <table:table-cell table:style-name="TBL_5f_0_5f_4.E1" office:value-type="string">
            <text:p text:style-name="P8">153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39,21</text:p>
          </table:table-cell>
          <table:table-cell table:style-name="TBL_5f_0_5f_4.E1" office:value-type="string">
            <text:p text:style-name="P8">6.130,69</text:p>
          </table:table-cell>
        </table:table-row>
        <table:table-row table:style-name="TBL_5f_0_5f_4.1">
          <table:table-cell table:style-name="TBL_5f_0_5f_4.A1" office:value-type="string">
            <text:p text:style-name="P7">1467</text:p>
          </table:table-cell>
          <table:table-cell table:style-name="TBL_5f_0_5f_4.B1" office:value-type="string">
            <text:p text:style-name="P7">DANIEL CARNEIRO DUARTE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2ª PROMOTORIA DE JUSTICA - NOSSA SENHORA DAS DORE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668,2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93,52</text:p>
          </table:table-cell>
          <table:table-cell table:style-name="TBL_5f_0_5f_4.E1" office:value-type="string">
            <text:p text:style-name="P8">16.397,21</text:p>
          </table:table-cell>
          <table:table-cell table:style-name="TBL_5f_0_5f_4.E1" office:value-type="string">
            <text:p text:style-name="P8">60.563,60</text:p>
          </table:table-cell>
          <table:table-cell table:style-name="TBL_5f_0_5f_4.E1" office:value-type="string">
            <text:p text:style-name="P8">4.480,65</text:p>
          </table:table-cell>
          <table:table-cell table:style-name="TBL_5f_0_5f_4.E1" office:value-type="string">
            <text:p text:style-name="P8">9.992,0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4.472,73</text:p>
          </table:table-cell>
          <table:table-cell table:style-name="TBL_5f_0_5f_4.E1" office:value-type="string">
            <text:p text:style-name="P8">46.090,87</text:p>
          </table:table-cell>
        </table:table-row>
        <table:table-row table:style-name="TBL_5f_0_5f_4.1">
          <table:table-cell table:style-name="TBL_5f_0_5f_4.A1" office:value-type="string">
            <text:p text:style-name="P7">1796</text:p>
          </table:table-cell>
          <table:table-cell table:style-name="TBL_5f_0_5f_4.B1" office:value-type="string">
            <text:p text:style-name="P7">DANIEL DE BARROS BRANCO CAJUEIR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TECNICA - GAAE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.664,22</text:p>
          </table:table-cell>
          <table:table-cell table:style-name="TBL_5f_0_5f_4.E1" office:value-type="string">
            <text:p text:style-name="P8">609,39</text:p>
          </table:table-cell>
          <table:table-cell table:style-name="TBL_5f_0_5f_4.E1" office:value-type="string">
            <text:p text:style-name="P8">421,0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30,42</text:p>
          </table:table-cell>
          <table:table-cell table:style-name="TBL_5f_0_5f_4.E1" office:value-type="string">
            <text:p text:style-name="P8">6.633,80</text:p>
          </table:table-cell>
        </table:table-row>
        <table:table-row table:style-name="TBL_5f_0_5f_4.1">
          <table:table-cell table:style-name="TBL_5f_0_5f_4.A1" office:value-type="string">
            <text:p text:style-name="P7">1862</text:p>
          </table:table-cell>
          <table:table-cell table:style-name="TBL_5f_0_5f_4.B1" office:value-type="string">
            <text:p text:style-name="P7">DANIEL DIAS SANTA ROSA</text:p>
          </table:table-cell>
          <table:table-cell table:style-name="TBL_5f_0_5f_4.B1" office:value-type="string">
            <text:p text:style-name="P7">ANALISTA DO MP -Informática - G. e A.de P. de Sistemas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710,5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2.172,05</text:p>
          </table:table-cell>
          <table:table-cell table:style-name="TBL_5f_0_5f_4.E1" office:value-type="string">
            <text:p text:style-name="P8">1.436,83</text:p>
          </table:table-cell>
          <table:table-cell table:style-name="TBL_5f_0_5f_4.E1" office:value-type="string">
            <text:p text:style-name="P8">1.557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94,68</text:p>
          </table:table-cell>
          <table:table-cell table:style-name="TBL_5f_0_5f_4.E1" office:value-type="string">
            <text:p text:style-name="P8">9.177,37</text:p>
          </table:table-cell>
        </table:table-row>
        <table:table-row table:style-name="TBL_5f_0_5f_4.1">
          <table:table-cell table:style-name="TBL_5f_0_5f_4.A1" office:value-type="string">
            <text:p text:style-name="P7">2234</text:p>
          </table:table-cell>
          <table:table-cell table:style-name="TBL_5f_0_5f_4.B1" office:value-type="string">
            <text:p text:style-name="P7">DANIEL FAGUNDES SILVA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2ª PROMOTORIA DE JUSTICA - NEOPOLI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001,60</text:p>
          </table:table-cell>
          <table:table-cell table:style-name="TBL_5f_0_5f_4.E1" office:value-type="string">
            <text:p text:style-name="P8">171,83</text:p>
          </table:table-cell>
          <table:table-cell table:style-name="TBL_5f_0_5f_4.E1" office:value-type="string">
            <text:p text:style-name="P8">1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09</text:p>
          </table:table-cell>
          <table:table-cell table:style-name="TBL_5f_0_5f_4.E1" office:value-type="string">
            <text:p text:style-name="P8">3.828,51</text:p>
          </table:table-cell>
        </table:table-row>
        <table:table-row table:style-name="TBL_5f_0_5f_4.1">
          <table:table-cell table:style-name="TBL_5f_0_5f_4.A1" office:value-type="string">
            <text:p text:style-name="P7">1932</text:p>
          </table:table-cell>
          <table:table-cell table:style-name="TBL_5f_0_5f_4.B1" office:value-type="string">
            <text:p text:style-name="P7">DANIEL RIBEIRO DA SILVEIR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394</text:p>
          </table:table-cell>
          <table:table-cell table:style-name="TBL_5f_0_5f_4.B1" office:value-type="string">
            <text:p text:style-name="P7">DANIELLE COSTA MENDONC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4ª PROMOTORIA DE JUSTICA CRIMINAL - ARACAJU </text:p>
          </table:table-cell>
          <table:table-cell table:style-name="TBL_5f_0_5f_4.E1" office:value-type="string">
            <text:p text:style-name="P8">9.609,64</text:p>
          </table:table-cell>
          <table:table-cell table:style-name="TBL_5f_0_5f_4.E1" office:value-type="string">
            <text:p text:style-name="P8">2.402,4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89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6.274,69</text:p>
          </table:table-cell>
          <table:table-cell table:style-name="TBL_5f_0_5f_4.E1" office:value-type="string">
            <text:p text:style-name="P8">1.681,69</text:p>
          </table:table-cell>
          <table:table-cell table:style-name="TBL_5f_0_5f_4.E1" office:value-type="string">
            <text:p text:style-name="P8">1.971,4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653,18</text:p>
          </table:table-cell>
          <table:table-cell table:style-name="TBL_5f_0_5f_4.E1" office:value-type="string">
            <text:p text:style-name="P8">12.621,51</text:p>
          </table:table-cell>
        </table:table-row>
        <table:table-row table:style-name="TBL_5f_0_5f_4.1">
          <table:table-cell table:style-name="TBL_5f_0_5f_4.A1" office:value-type="string">
            <text:p text:style-name="P7">1347</text:p>
          </table:table-cell>
          <table:table-cell table:style-name="TBL_5f_0_5f_4.B1" office:value-type="string">
            <text:p text:style-name="P7">DANIELLE TAVARES DA SILVA DRAPAL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2.037,2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4.132,45</text:p>
          </table:table-cell>
          <table:table-cell table:style-name="TBL_5f_0_5f_4.E1" office:value-type="string">
            <text:p text:style-name="P8">1.711,28</text:p>
          </table:table-cell>
          <table:table-cell table:style-name="TBL_5f_0_5f_4.E1" office:value-type="string">
            <text:p text:style-name="P8">1.969,3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680,63</text:p>
          </table:table-cell>
          <table:table-cell table:style-name="TBL_5f_0_5f_4.E1" office:value-type="string">
            <text:p text:style-name="P8">10.451,82</text:p>
          </table:table-cell>
        </table:table-row>
        <table:table-row table:style-name="TBL_5f_0_5f_4.1">
          <table:table-cell table:style-name="TBL_5f_0_5f_4.A1" office:value-type="string">
            <text:p text:style-name="P7">1306</text:p>
          </table:table-cell>
          <table:table-cell table:style-name="TBL_5f_0_5f_4.B1" office:value-type="string">
            <text:p text:style-name="P7">DANILO BUARQUE COUT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CURADORIA DA INFÂNCIA E DA ADOLESCÊNCIA - ARACAJU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.261,98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305,9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18,42</text:p>
          </table:table-cell>
          <table:table-cell table:style-name="TBL_5f_0_5f_4.E1" office:value-type="string">
            <text:p text:style-name="P8">6.243,56</text:p>
          </table:table-cell>
        </table:table-row>
        <table:table-row table:style-name="TBL_5f_0_5f_4.1">
          <table:table-cell table:style-name="TBL_5f_0_5f_4.A1" office:value-type="string">
            <text:p text:style-name="P7">1673</text:p>
          </table:table-cell>
          <table:table-cell table:style-name="TBL_5f_0_5f_4.B1" office:value-type="string">
            <text:p text:style-name="P7">DANILO JOSE AMARAL GOULART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BARRA DOS COQUEIROS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1.327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14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9.013,36</text:p>
          </table:table-cell>
          <table:table-cell table:style-name="TBL_5f_0_5f_4.E1" office:value-type="string">
            <text:p text:style-name="P8">805,40</text:p>
          </table:table-cell>
          <table:table-cell table:style-name="TBL_5f_0_5f_4.E1" office:value-type="string">
            <text:p text:style-name="P8">491,1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96,59</text:p>
          </table:table-cell>
          <table:table-cell table:style-name="TBL_5f_0_5f_4.E1" office:value-type="string">
            <text:p text:style-name="P8">7.716,77</text:p>
          </table:table-cell>
        </table:table-row>
        <table:table-row table:style-name="TBL_5f_0_5f_4.1">
          <table:table-cell table:style-name="TBL_5f_0_5f_4.A1" office:value-type="string">
            <text:p text:style-name="P7">4</text:p>
          </table:table-cell>
          <table:table-cell table:style-name="TBL_5f_0_5f_4.B1" office:value-type="string">
            <text:p text:style-name="P7">DARCILO MELO COSTA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47</text:p>
          </table:table-cell>
          <table:table-cell table:style-name="TBL_5f_0_5f_4.B1" office:value-type="string">
            <text:p text:style-name="P7">DARLY GIULIA SANTOS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DISTRITAL - SAO CRISTOVAO </text:p>
          </table:table-cell>
          <table:table-cell table:style-name="TBL_5f_0_5f_4.E1" office:value-type="string">
            <text:p text:style-name="P8">3.505,23</text:p>
          </table:table-cell>
          <table:table-cell table:style-name="TBL_5f_0_5f_4.E1" office:value-type="string">
            <text:p text:style-name="P8">701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6.352,72</text:p>
          </table:table-cell>
          <table:table-cell table:style-name="TBL_5f_0_5f_4.E1" office:value-type="string">
            <text:p text:style-name="P8">588,88</text:p>
          </table:table-cell>
          <table:table-cell table:style-name="TBL_5f_0_5f_4.E1" office:value-type="string">
            <text:p text:style-name="P8">159,3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48,25</text:p>
          </table:table-cell>
          <table:table-cell table:style-name="TBL_5f_0_5f_4.E1" office:value-type="string">
            <text:p text:style-name="P8">5.604,47</text:p>
          </table:table-cell>
        </table:table-row>
        <table:table-row table:style-name="TBL_5f_0_5f_4.1">
          <table:table-cell table:style-name="TBL_5f_0_5f_4.A1" office:value-type="string">
            <text:p text:style-name="P7">2066</text:p>
          </table:table-cell>
          <table:table-cell table:style-name="TBL_5f_0_5f_4.B1" office:value-type="string">
            <text:p text:style-name="P7">DAVID ALBERTO FONTES GONZALEZ CASTANEDA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2.943,06</text:p>
          </table:table-cell>
          <table:table-cell table:style-name="TBL_5f_0_5f_4.E1" office:value-type="string">
            <text:p text:style-name="P8">309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161,66</text:p>
          </table:table-cell>
          <table:table-cell table:style-name="TBL_5f_0_5f_4.E1" office:value-type="string">
            <text:p text:style-name="P8">455,37</text:p>
          </table:table-cell>
          <table:table-cell table:style-name="TBL_5f_0_5f_4.E1" office:value-type="string">
            <text:p text:style-name="P8">67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22,37</text:p>
          </table:table-cell>
          <table:table-cell table:style-name="TBL_5f_0_5f_4.E1" office:value-type="string">
            <text:p text:style-name="P8">4.639,29</text:p>
          </table:table-cell>
        </table:table-row>
        <table:table-row table:style-name="TBL_5f_0_5f_4.1">
          <table:table-cell table:style-name="TBL_5f_0_5f_4.A1" office:value-type="string">
            <text:p text:style-name="P7">2246</text:p>
          </table:table-cell>
          <table:table-cell table:style-name="TBL_5f_0_5f_4.B1" office:value-type="string">
            <text:p text:style-name="P7">DAYSA LEITE OMENA CANUT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GRUPO DE APOIO OPERACIONAL - SEC. GERAL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001,60</text:p>
          </table:table-cell>
          <table:table-cell table:style-name="TBL_5f_0_5f_4.E1" office:value-type="string">
            <text:p text:style-name="P8">171,83</text:p>
          </table:table-cell>
          <table:table-cell table:style-name="TBL_5f_0_5f_4.E1" office:value-type="string">
            <text:p text:style-name="P8">1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09</text:p>
          </table:table-cell>
          <table:table-cell table:style-name="TBL_5f_0_5f_4.E1" office:value-type="string">
            <text:p text:style-name="P8">3.828,51</text:p>
          </table:table-cell>
        </table:table-row>
        <table:table-row table:style-name="TBL_5f_0_5f_4.1">
          <table:table-cell table:style-name="TBL_5f_0_5f_4.A1" office:value-type="string">
            <text:p text:style-name="P7">1522</text:p>
          </table:table-cell>
          <table:table-cell table:style-name="TBL_5f_0_5f_4.B1" office:value-type="string">
            <text:p text:style-name="P7">DAYSE MORAES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ITABAIANA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1.255,5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17,20</text:p>
          </table:table-cell>
          <table:table-cell table:style-name="TBL_5f_0_5f_4.E1" office:value-type="string">
            <text:p text:style-name="P8">8.861,83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679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91,95</text:p>
          </table:table-cell>
          <table:table-cell table:style-name="TBL_5f_0_5f_4.E1" office:value-type="string">
            <text:p text:style-name="P8">7.469,88</text:p>
          </table:table-cell>
        </table:table-row>
        <table:table-row table:style-name="TBL_5f_0_5f_4.1">
          <table:table-cell table:style-name="TBL_5f_0_5f_4.A1" office:value-type="string">
            <text:p text:style-name="P7">1226</text:p>
          </table:table-cell>
          <table:table-cell table:style-name="TBL_5f_0_5f_4.B1" office:value-type="string">
            <text:p text:style-name="P7">DEBORA CARDOSO CAVALHER REZEN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CRIMINAL - ARACAJU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3.055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5.415,01</text:p>
          </table:table-cell>
          <table:table-cell table:style-name="TBL_5f_0_5f_4.E1" office:value-type="string">
            <text:p text:style-name="P8">1.853,89</text:p>
          </table:table-cell>
          <table:table-cell table:style-name="TBL_5f_0_5f_4.E1" office:value-type="string">
            <text:p text:style-name="P8">2.262,4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16,29</text:p>
          </table:table-cell>
          <table:table-cell table:style-name="TBL_5f_0_5f_4.E1" office:value-type="string">
            <text:p text:style-name="P8">11.298,72</text:p>
          </table:table-cell>
        </table:table-row>
        <table:table-row table:style-name="TBL_5f_0_5f_4.1">
          <table:table-cell table:style-name="TBL_5f_0_5f_4.A1" office:value-type="string">
            <text:p text:style-name="P7">2070</text:p>
          </table:table-cell>
          <table:table-cell table:style-name="TBL_5f_0_5f_4.B1" office:value-type="string">
            <text:p text:style-name="P7">DEBORA DA SILVA ANDRA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7ª PROMOTORIA DE JUSTICA DOS DIREITOS DO CIDADAO</text:p>
          </table:table-cell>
          <table:table-cell table:style-name="TBL_5f_0_5f_4.E1" office:value-type="string">
            <text:p text:style-name="P8">5.687,93</text:p>
          </table:table-cell>
          <table:table-cell table:style-name="TBL_5f_0_5f_4.E1" office:value-type="string">
            <text:p text:style-name="P8">598,37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333,79</text:p>
          </table:table-cell>
          <table:table-cell table:style-name="TBL_5f_0_5f_4.E1" office:value-type="string">
            <text:p text:style-name="P8">880,08</text:p>
          </table:table-cell>
          <table:table-cell table:style-name="TBL_5f_0_5f_4.E1" office:value-type="string">
            <text:p text:style-name="P8">878,3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58,38</text:p>
          </table:table-cell>
          <table:table-cell table:style-name="TBL_5f_0_5f_4.E1" office:value-type="string">
            <text:p text:style-name="P8">7.575,41</text:p>
          </table:table-cell>
        </table:table-row>
        <table:table-row table:style-name="TBL_5f_0_5f_4.1">
          <table:table-cell table:style-name="TBL_5f_0_5f_4.A1" office:value-type="string">
            <text:p text:style-name="P7">2206</text:p>
          </table:table-cell>
          <table:table-cell table:style-name="TBL_5f_0_5f_4.B1" office:value-type="string">
            <text:p text:style-name="P7">DEBORAH NATALIE FREITAS DE SA</text:p>
          </table:table-cell>
          <table:table-cell table:style-name="TBL_5f_0_5f_4.B1" office:value-type="string">
            <text:p text:style-name="P7">SOLDADO - requis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</table:table-row>
        <table:table-row table:style-name="TBL_5f_0_5f_4.1">
          <table:table-cell table:style-name="TBL_5f_0_5f_4.A1" office:value-type="string">
            <text:p text:style-name="P7">196</text:p>
          </table:table-cell>
          <table:table-cell table:style-name="TBL_5f_0_5f_4.B1" office:value-type="string">
            <text:p text:style-name="P7">DEIJANIRO JONAS FILH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3ª PROMOTORIA DE JUSTICA DOS DIREITOS DO CIDADA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229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17.357,01</text:p>
          </table:table-cell>
          <table:table-cell table:style-name="TBL_5f_0_5f_4.E1" office:value-type="string">
            <text:p text:style-name="P8">65.644,7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11.008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5.724,94</text:p>
          </table:table-cell>
          <table:table-cell table:style-name="TBL_5f_0_5f_4.E1" office:value-type="string">
            <text:p text:style-name="P8">49.919,79</text:p>
          </table:table-cell>
        </table:table-row>
        <table:table-row table:style-name="TBL_5f_0_5f_4.1">
          <table:table-cell table:style-name="TBL_5f_0_5f_4.A1" office:value-type="string">
            <text:p text:style-name="P7">2046</text:p>
          </table:table-cell>
          <table:table-cell table:style-name="TBL_5f_0_5f_4.B1" office:value-type="string">
            <text:p text:style-name="P7">DEJAIR DA COSTA TAVARES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NUCLEO DE INTELIGENCIA OPERACIONAL/GABINETE DE SEGURANÇA INSTITUCIONAL-GSI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826,71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734,83</text:p>
          </table:table-cell>
          <table:table-cell table:style-name="TBL_5f_0_5f_4.E1" office:value-type="string">
            <text:p text:style-name="P8">578,69</text:p>
          </table:table-cell>
          <table:table-cell table:style-name="TBL_5f_0_5f_4.E1" office:value-type="string">
            <text:p text:style-name="P8">1.123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02,30</text:p>
          </table:table-cell>
          <table:table-cell table:style-name="TBL_5f_0_5f_4.E1" office:value-type="string">
            <text:p text:style-name="P8">8.032,53</text:p>
          </table:table-cell>
        </table:table-row>
      </table:table>
      <table:table table:name="TBL_0_5" table:style-name="TBL_5f_0_5f_5">
        <table:table-column table:style-name="TBL_5f_0_5f_5.A"/>
        <table:table-column table:style-name="TBL_5f_0_5f_5.B"/>
        <table:table-column table:style-name="TBL_5f_0_5f_5.C"/>
        <table:table-column table:style-name="TBL_5f_0_5f_5.D"/>
        <table:table-column table:style-name="TBL_5f_0_5f_5.E"/>
        <table:table-column table:style-name="TBL_5f_0_5f_5.F"/>
        <table:table-column table:style-name="TBL_5f_0_5f_5.G"/>
        <table:table-column table:style-name="TBL_5f_0_5f_5.H"/>
        <table:table-column table:style-name="TBL_5f_0_5f_5.I"/>
        <table:table-column table:style-name="TBL_5f_0_5f_5.J"/>
        <table:table-column table:style-name="TBL_5f_0_5f_5.E"/>
        <table:table-column table:style-name="TBL_5f_0_5f_5.L" table:number-columns-repeated="2"/>
        <table:table-column table:style-name="TBL_5f_0_5f_5.J"/>
        <table:table-column table:style-name="TBL_5f_0_5f_5.O"/>
        <table:table-column table:style-name="TBL_5f_0_5f_5.P"/>
        <table:table-column table:style-name="TBL_5f_0_5f_5.Q"/>
        <table:table-column table:style-name="TBL_5f_0_5f_5.R"/>
        <table:table-row table:style-name="TBL_5f_0_5f_5.1">
          <table:table-cell table:style-name="TBL_5f_0_5f_5.A1" office:value-type="string">
            <text:p text:style-name="P7"><text:bookmark text:name="JR_PAGE_ANCHOR_0_6"/>1367</text:p>
          </table:table-cell>
          <table:table-cell table:style-name="TBL_5f_0_5f_5.B1" office:value-type="string">
            <text:p text:style-name="P7">DENISE COELHO DE ALMEID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ÇA DA VIOLENCIA DOMESTICA E FAMILIAR CONTRA MULHER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6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8.130,15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560,4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09,01</text:p>
          </table:table-cell>
          <table:table-cell table:style-name="TBL_5f_0_5f_5.E1" office:value-type="string">
            <text:p text:style-name="P8">6.721,14</text:p>
          </table:table-cell>
        </table:table-row>
        <table:table-row table:style-name="TBL_5f_0_5f_5.1">
          <table:table-cell table:style-name="TBL_5f_0_5f_5.A1" office:value-type="string">
            <text:p text:style-name="P7">2076</text:p>
          </table:table-cell>
          <table:table-cell table:style-name="TBL_5f_0_5f_5.B1" office:value-type="string">
            <text:p text:style-name="P7">DENISE DOS SANTOS COSTA</text:p>
          </table:table-cell>
          <table:table-cell table:style-name="TBL_5f_0_5f_5.B1" office:value-type="string">
            <text:p text:style-name="P7">REDATOR TÉCNIC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</table:table-row>
        <table:table-row table:style-name="TBL_5f_0_5f_5.1">
          <table:table-cell table:style-name="TBL_5f_0_5f_5.A1" office:value-type="string">
            <text:p text:style-name="P7">2077</text:p>
          </table:table-cell>
          <table:table-cell table:style-name="TBL_5f_0_5f_5.B1" office:value-type="string">
            <text:p text:style-name="P7">DENISE DOS SANTOS COSTA </text:p>
          </table:table-cell>
          <table:table-cell table:style-name="TBL_5f_0_5f_5.B1" office:value-type="string">
            <text:p text:style-name="P7">Coordenador da Div. Ad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7.555,14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658,9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10,94</text:p>
          </table:table-cell>
          <table:table-cell table:style-name="TBL_5f_0_5f_5.E1" office:value-type="string">
            <text:p text:style-name="P8">6.144,20</text:p>
          </table:table-cell>
        </table:table-row>
        <table:table-row table:style-name="TBL_5f_0_5f_5.1">
          <table:table-cell table:style-name="TBL_5f_0_5f_5.A1" office:value-type="string">
            <text:p text:style-name="P7">1917</text:p>
          </table:table-cell>
          <table:table-cell table:style-name="TBL_5f_0_5f_5.B1" office:value-type="string">
            <text:p text:style-name="P7">DENISE OLIVEIRA DE SANTANA </text:p>
          </table:table-cell>
          <table:table-cell table:style-name="TBL_5f_0_5f_5.B1" office:value-type="string">
            <text:p text:style-name="P7">AGENTE ADMINISTRATIV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</table:table-row>
        <table:table-row table:style-name="TBL_5f_0_5f_5.1">
          <table:table-cell table:style-name="TBL_5f_0_5f_5.A1" office:value-type="string">
            <text:p text:style-name="P7">1769</text:p>
          </table:table-cell>
          <table:table-cell table:style-name="TBL_5f_0_5f_5.B1" office:value-type="string">
            <text:p text:style-name="P7">DENISSON SANTANA DOS SANTOS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GRUPO DE ATUACAO ESPECIAL DE COMBATE AO CRIME ORGANIZADO (GAECO)</text:p>
          </table:table-cell>
          <table:table-cell table:style-name="TBL_5f_0_5f_5.E1" office:value-type="string">
            <text:p text:style-name="P8">10.186,22</text:p>
          </table:table-cell>
          <table:table-cell table:style-name="TBL_5f_0_5f_5.E1" office:value-type="string">
            <text:p text:style-name="P8">1.071,59</text:p>
          </table:table-cell>
          <table:table-cell table:style-name="TBL_5f_0_5f_5.E1" office:value-type="string">
            <text:p text:style-name="P8">1.255,5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4.422,37</text:p>
          </table:table-cell>
          <table:table-cell table:style-name="TBL_5f_0_5f_5.E1" office:value-type="string">
            <text:p text:style-name="P8">1.576,09</text:p>
          </table:table-cell>
          <table:table-cell table:style-name="TBL_5f_0_5f_5.E1" office:value-type="string">
            <text:p text:style-name="P8">2.086,2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662,35</text:p>
          </table:table-cell>
          <table:table-cell table:style-name="TBL_5f_0_5f_5.E1" office:value-type="string">
            <text:p text:style-name="P8">10.760,02</text:p>
          </table:table-cell>
        </table:table-row>
        <table:table-row table:style-name="TBL_5f_0_5f_5.1">
          <table:table-cell table:style-name="TBL_5f_0_5f_5.A1" office:value-type="string">
            <text:p text:style-name="P7">1299</text:p>
          </table:table-cell>
          <table:table-cell table:style-name="TBL_5f_0_5f_5.B1" office:value-type="string">
            <text:p text:style-name="P7">DENISSON SOARES BEZER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VISAO DE CONTROLE INTERNO</text:p>
          </table:table-cell>
          <table:table-cell table:style-name="TBL_5f_0_5f_5.E1" office:value-type="string">
            <text:p text:style-name="P8">4.972,24</text:p>
          </table:table-cell>
          <table:table-cell table:style-name="TBL_5f_0_5f_5.E1" office:value-type="string">
            <text:p text:style-name="P8">994,45</text:p>
          </table:table-cell>
          <table:table-cell table:style-name="TBL_5f_0_5f_5.E1" office:value-type="string">
            <text:p text:style-name="P8">1.138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9.014,18</text:p>
          </table:table-cell>
          <table:table-cell table:style-name="TBL_5f_0_5f_5.E1" office:value-type="string">
            <text:p text:style-name="P8">835,34</text:p>
          </table:table-cell>
          <table:table-cell table:style-name="TBL_5f_0_5f_5.E1" office:value-type="string">
            <text:p text:style-name="P8">854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90,19</text:p>
          </table:table-cell>
          <table:table-cell table:style-name="TBL_5f_0_5f_5.E1" office:value-type="string">
            <text:p text:style-name="P8">7.323,99</text:p>
          </table:table-cell>
        </table:table-row>
        <table:table-row table:style-name="TBL_5f_0_5f_5.1">
          <table:table-cell table:style-name="TBL_5f_0_5f_5.A1" office:value-type="string">
            <text:p text:style-name="P7">1502</text:p>
          </table:table-cell>
          <table:table-cell table:style-name="TBL_5f_0_5f_5.B1" office:value-type="string">
            <text:p text:style-name="P7">DENIVAL ANDRADE SANTO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NINDE DO SAO FRANCISCO 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138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85,36</text:p>
          </table:table-cell>
          <table:table-cell table:style-name="TBL_5f_0_5f_5.E1" office:value-type="string">
            <text:p text:style-name="P8">14.076,05</text:p>
          </table:table-cell>
          <table:table-cell table:style-name="TBL_5f_0_5f_5.E1" office:value-type="string">
            <text:p text:style-name="P8">1.496,70</text:p>
          </table:table-cell>
          <table:table-cell table:style-name="TBL_5f_0_5f_5.E1" office:value-type="string">
            <text:p text:style-name="P8">1.606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103,55</text:p>
          </table:table-cell>
          <table:table-cell table:style-name="TBL_5f_0_5f_5.E1" office:value-type="string">
            <text:p text:style-name="P8">10.972,50</text:p>
          </table:table-cell>
        </table:table-row>
        <table:table-row table:style-name="TBL_5f_0_5f_5.1">
          <table:table-cell table:style-name="TBL_5f_0_5f_5.A1" office:value-type="string">
            <text:p text:style-name="P7">480</text:p>
          </table:table-cell>
          <table:table-cell table:style-name="TBL_5f_0_5f_5.B1" office:value-type="string">
            <text:p text:style-name="P7">DENIVAN RODRIGUES FREIRE</text:p>
          </table:table-cell>
          <table:table-cell table:style-name="TBL_5f_0_5f_5.B1" office:value-type="string">
            <text:p text:style-name="P7">Assessor do Coord. da D. Adm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1.311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10.194,36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502,5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54,53</text:p>
          </table:table-cell>
          <table:table-cell table:style-name="TBL_5f_0_5f_5.E1" office:value-type="string">
            <text:p text:style-name="P8">8.939,83</text:p>
          </table:table-cell>
        </table:table-row>
        <table:table-row table:style-name="TBL_5f_0_5f_5.1">
          <table:table-cell table:style-name="TBL_5f_0_5f_5.A1" office:value-type="string">
            <text:p text:style-name="P7">1727</text:p>
          </table:table-cell>
          <table:table-cell table:style-name="TBL_5f_0_5f_5.B1" office:value-type="string">
            <text:p text:style-name="P7">DENNIS CHRISTIAN NUNES DE FREITA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4ª PROMOTORIA DE JUSTICA DOS DIREITOS DO CIDADAO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0.662,49</text:p>
          </table:table-cell>
          <table:table-cell table:style-name="TBL_5f_0_5f_5.E1" office:value-type="string">
            <text:p text:style-name="P8">1.225,49</text:p>
          </table:table-cell>
          <table:table-cell table:style-name="TBL_5f_0_5f_5.E1" office:value-type="string">
            <text:p text:style-name="P8">1.200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26,33</text:p>
          </table:table-cell>
          <table:table-cell table:style-name="TBL_5f_0_5f_5.E1" office:value-type="string">
            <text:p text:style-name="P8">8.236,16</text:p>
          </table:table-cell>
        </table:table-row>
        <table:table-row table:style-name="TBL_5f_0_5f_5.1">
          <table:table-cell table:style-name="TBL_5f_0_5f_5.A1" office:value-type="string">
            <text:p text:style-name="P7">1706</text:p>
          </table:table-cell>
          <table:table-cell table:style-name="TBL_5f_0_5f_5.B1" office:value-type="string">
            <text:p text:style-name="P7">DHIOGO LIMA VELOZ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0ª PROCURADORIA DE JUSTICA (2ª CAMARA CIVEL)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885,05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7.892,91</text:p>
          </table:table-cell>
          <table:table-cell table:style-name="TBL_5f_0_5f_5.E1" office:value-type="string">
            <text:p text:style-name="P8">743,44</text:p>
          </table:table-cell>
          <table:table-cell table:style-name="TBL_5f_0_5f_5.E1" office:value-type="string">
            <text:p text:style-name="P8">3.269,6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013,07</text:p>
          </table:table-cell>
          <table:table-cell table:style-name="TBL_5f_0_5f_5.E1" office:value-type="string">
            <text:p text:style-name="P8">13.879,84</text:p>
          </table:table-cell>
        </table:table-row>
        <table:table-row table:style-name="TBL_5f_0_5f_5.1">
          <table:table-cell table:style-name="TBL_5f_0_5f_5.A1" office:value-type="string">
            <text:p text:style-name="P7">2207</text:p>
          </table:table-cell>
          <table:table-cell table:style-name="TBL_5f_0_5f_5.B1" office:value-type="string">
            <text:p text:style-name="P7">DIANA NATHALIE MELO PEREIRA DE OLIVEIRA</text:p>
          </table:table-cell>
          <table:table-cell table:style-name="TBL_5f_0_5f_5.B1" office:value-type="string">
            <text:p text:style-name="P7">SOLDADO - requis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1634</text:p>
          </table:table-cell>
          <table:table-cell table:style-name="TBL_5f_0_5f_5.B1" office:value-type="string">
            <text:p text:style-name="P7">DIEGO GARCIA CRUZ CARVALHO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3.715,54</text:p>
          </table:table-cell>
          <table:table-cell table:style-name="TBL_5f_0_5f_5.E1" office:value-type="string">
            <text:p text:style-name="P8">390,87</text:p>
          </table:table-cell>
          <table:table-cell table:style-name="TBL_5f_0_5f_5.E1" office:value-type="string">
            <text:p text:style-name="P8">5.632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1.647,99</text:p>
          </table:table-cell>
          <table:table-cell table:style-name="TBL_5f_0_5f_5.E1" office:value-type="string">
            <text:p text:style-name="P8">574,90</text:p>
          </table:table-cell>
          <table:table-cell table:style-name="TBL_5f_0_5f_5.E1" office:value-type="string">
            <text:p text:style-name="P8">1.546,4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21,39</text:p>
          </table:table-cell>
          <table:table-cell table:style-name="TBL_5f_0_5f_5.E1" office:value-type="string">
            <text:p text:style-name="P8">9.526,60</text:p>
          </table:table-cell>
        </table:table-row>
        <table:table-row table:style-name="TBL_5f_0_5f_5.1">
          <table:table-cell table:style-name="TBL_5f_0_5f_5.A1" office:value-type="string">
            <text:p text:style-name="P7">1602</text:p>
          </table:table-cell>
          <table:table-cell table:style-name="TBL_5f_0_5f_5.B1" office:value-type="string">
            <text:p text:style-name="P7">DIEGO GOUVEIA PESSOA DE LIMA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CARIR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00,47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7.378,04</text:p>
          </table:table-cell>
          <table:table-cell table:style-name="TBL_5f_0_5f_5.E1" office:value-type="string">
            <text:p text:style-name="P8">4.480,65</text:p>
          </table:table-cell>
          <table:table-cell table:style-name="TBL_5f_0_5f_5.E1" office:value-type="string">
            <text:p text:style-name="P8">7.475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956,24</text:p>
          </table:table-cell>
          <table:table-cell table:style-name="TBL_5f_0_5f_5.E1" office:value-type="string">
            <text:p text:style-name="P8">25.421,80</text:p>
          </table:table-cell>
        </table:table-row>
        <table:table-row table:style-name="TBL_5f_0_5f_5.1">
          <table:table-cell table:style-name="TBL_5f_0_5f_5.A1" office:value-type="string">
            <text:p text:style-name="P7">1486</text:p>
          </table:table-cell>
          <table:table-cell table:style-name="TBL_5f_0_5f_5.B1" office:value-type="string">
            <text:p text:style-name="P7">DIEGO SOARES RIBEIRO</text:p>
          </table:table-cell>
          <table:table-cell table:style-name="TBL_5f_0_5f_5.B1" office:value-type="string">
            <text:p text:style-name="P7">COORDENADOR DA DIVISÃO FINANCEIRA</text:p>
          </table:table-cell>
          <table:table-cell table:style-name="TBL_5f_0_5f_5.B1" office:value-type="string">
            <text:p text:style-name="P7">DIVISAO FINANCEIRA/DF/SG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1.259,0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9.667,15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711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63,08</text:p>
          </table:table-cell>
          <table:table-cell table:style-name="TBL_5f_0_5f_5.E1" office:value-type="string">
            <text:p text:style-name="P8">8.204,07</text:p>
          </table:table-cell>
        </table:table-row>
        <table:table-row table:style-name="TBL_5f_0_5f_5.1">
          <table:table-cell table:style-name="TBL_5f_0_5f_5.A1" office:value-type="string">
            <text:p text:style-name="P7">2045</text:p>
          </table:table-cell>
          <table:table-cell table:style-name="TBL_5f_0_5f_5.B1" office:value-type="string">
            <text:p text:style-name="P7">DIOGO HENRIQUE PEREIRA MONTALVA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CURADORIA DE JUSTICA (1ª CAMARA CIVEL)</text:p>
          </table:table-cell>
          <table:table-cell table:style-name="TBL_5f_0_5f_5.E1" office:value-type="string">
            <text:p text:style-name="P8">5.365,97</text:p>
          </table:table-cell>
          <table:table-cell table:style-name="TBL_5f_0_5f_5.E1" office:value-type="string">
            <text:p text:style-name="P8">1.609,79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9.822,28</text:p>
          </table:table-cell>
          <table:table-cell table:style-name="TBL_5f_0_5f_5.E1" office:value-type="string">
            <text:p text:style-name="P8">976,61</text:p>
          </table:table-cell>
          <table:table-cell table:style-name="TBL_5f_0_5f_5.E1" office:value-type="string">
            <text:p text:style-name="P8">3.611,3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587,98</text:p>
          </table:table-cell>
          <table:table-cell table:style-name="TBL_5f_0_5f_5.E1" office:value-type="string">
            <text:p text:style-name="P8">15.234,30</text:p>
          </table:table-cell>
        </table:table-row>
        <table:table-row table:style-name="TBL_5f_0_5f_5.1">
          <table:table-cell table:style-name="TBL_5f_0_5f_5.A1" office:value-type="string">
            <text:p text:style-name="P7">1332</text:p>
          </table:table-cell>
          <table:table-cell table:style-name="TBL_5f_0_5f_5.B1" office:value-type="string">
            <text:p text:style-name="P7">DORVALINA TELES DANTAS CECHINEL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OS DIREITOS DO CIDADAO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993,3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3.718,86</text:p>
          </table:table-cell>
          <table:table-cell table:style-name="TBL_5f_0_5f_5.E1" office:value-type="string">
            <text:p text:style-name="P8">1.616,43</text:p>
          </table:table-cell>
          <table:table-cell table:style-name="TBL_5f_0_5f_5.E1" office:value-type="string">
            <text:p text:style-name="P8">1.756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73,41</text:p>
          </table:table-cell>
          <table:table-cell table:style-name="TBL_5f_0_5f_5.E1" office:value-type="string">
            <text:p text:style-name="P8">10.345,45</text:p>
          </table:table-cell>
        </table:table-row>
        <table:table-row table:style-name="TBL_5f_0_5f_5.1">
          <table:table-cell table:style-name="TBL_5f_0_5f_5.A1" office:value-type="string">
            <text:p text:style-name="P7">1938</text:p>
          </table:table-cell>
          <table:table-cell table:style-name="TBL_5f_0_5f_5.B1" office:value-type="string">
            <text:p text:style-name="P7">DOUGLAS SOARES ARAUJ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3.068,87</text:p>
          </table:table-cell>
          <table:table-cell table:style-name="TBL_5f_0_5f_5.E1" office:value-type="string">
            <text:p text:style-name="P8">232,2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6.198,81</text:p>
          </table:table-cell>
          <table:table-cell table:style-name="TBL_5f_0_5f_5.E1" office:value-type="string">
            <text:p text:style-name="P8">462,15</text:p>
          </table:table-cell>
          <table:table-cell table:style-name="TBL_5f_0_5f_5.E1" office:value-type="string">
            <text:p text:style-name="P8">71,0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33,19</text:p>
          </table:table-cell>
          <table:table-cell table:style-name="TBL_5f_0_5f_5.E1" office:value-type="string">
            <text:p text:style-name="P8">5.665,62</text:p>
          </table:table-cell>
        </table:table-row>
        <table:table-row table:style-name="TBL_5f_0_5f_5.1">
          <table:table-cell table:style-name="TBL_5f_0_5f_5.A1" office:value-type="string">
            <text:p text:style-name="P7">302</text:p>
          </table:table-cell>
          <table:table-cell table:style-name="TBL_5f_0_5f_5.B1" office:value-type="string">
            <text:p text:style-name="P7">EDILENILZA DA SILVA SOUZA MACEDO</text:p>
          </table:table-cell>
          <table:table-cell table:style-name="TBL_5f_0_5f_5.B1" office:value-type="string">
            <text:p text:style-name="P7">PROFESSOR - requisitado</text:p>
          </table:table-cell>
          <table:table-cell table:style-name="TBL_5f_0_5f_5.B1" office:value-type="string">
            <text:p text:style-name="P7">PROMOTORIA DE JUSTICA - BOQUIM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1.987,50</text:p>
          </table:table-cell>
          <table:table-cell table:style-name="TBL_5f_0_5f_5.E1" office:value-type="string">
            <text:p text:style-name="P8">29,1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9,18</text:p>
          </table:table-cell>
          <table:table-cell table:style-name="TBL_5f_0_5f_5.E1" office:value-type="string">
            <text:p text:style-name="P8">1.958,32</text:p>
          </table:table-cell>
        </table:table-row>
        <table:table-row table:style-name="TBL_5f_0_5f_5.1">
          <table:table-cell table:style-name="TBL_5f_0_5f_5.A1" office:value-type="string">
            <text:p text:style-name="P7">2180</text:p>
          </table:table-cell>
          <table:table-cell table:style-name="TBL_5f_0_5f_5.B1" office:value-type="string">
            <text:p text:style-name="P7">EDINALDO BARBOSA DA SILVA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38</text:p>
          </table:table-cell>
          <table:table-cell table:style-name="TBL_5f_0_5f_5.B1" office:value-type="string">
            <text:p text:style-name="P7">EDJILDA RESENDE DE LIMA GUER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4ª PROMOTORIA DE JUSTICA DISTRITAL - ARACAJU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3.368,91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44.158,57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9.321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4.038,08</text:p>
          </table:table-cell>
          <table:table-cell table:style-name="TBL_5f_0_5f_5.E1" office:value-type="string">
            <text:p text:style-name="P8">30.120,49</text:p>
          </table:table-cell>
        </table:table-row>
        <table:table-row table:style-name="TBL_5f_0_5f_5.1">
          <table:table-cell table:style-name="TBL_5f_0_5f_5.A1" office:value-type="string">
            <text:p text:style-name="P7">2031</text:p>
          </table:table-cell>
          <table:table-cell table:style-name="TBL_5f_0_5f_5.B1" office:value-type="string">
            <text:p text:style-name="P7">EDMILSON ARAUJO DO CARMO</text:p>
          </table:table-cell>
          <table:table-cell table:style-name="TBL_5f_0_5f_5.B1" office:value-type="string">
            <text:p text:style-name="P7">2º SARGENTO - requisitado-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2210</text:p>
          </table:table-cell>
          <table:table-cell table:style-name="TBL_5f_0_5f_5.B1" office:value-type="string">
            <text:p text:style-name="P7">EDMILSON DE SOUZA SANTOS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12,2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39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39,13</text:p>
          </table:table-cell>
        </table:table-row>
        <table:table-row table:style-name="TBL_5f_0_5f_5.1">
          <table:table-cell table:style-name="TBL_5f_0_5f_5.A1" office:value-type="string">
            <text:p text:style-name="P7">1007</text:p>
          </table:table-cell>
          <table:table-cell table:style-name="TBL_5f_0_5f_5.B1" office:value-type="string">
            <text:p text:style-name="P7">EDNALDO SANTOS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94,46</text:p>
          </table:table-cell>
          <table:table-cell table:style-name="TBL_5f_0_5f_5.E1" office:value-type="string">
            <text:p text:style-name="P8">408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30,3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30,37</text:p>
          </table:table-cell>
        </table:table-row>
        <table:table-row table:style-name="TBL_5f_0_5f_5.1">
          <table:table-cell table:style-name="TBL_5f_0_5f_5.A1" office:value-type="string">
            <text:p text:style-name="P7">1485</text:p>
          </table:table-cell>
          <table:table-cell table:style-name="TBL_5f_0_5f_5.B1" office:value-type="string">
            <text:p text:style-name="P7">EDSON DOS SANTOS</text:p>
          </table:table-cell>
          <table:table-cell table:style-name="TBL_5f_0_5f_5.B1" office:value-type="string">
            <text:p text:style-name="P7">Assessor do Núcleo de C. e D. Proc. do C. Superior</text:p>
          </table:table-cell>
          <table:table-cell table:style-name="TBL_5f_0_5f_5.B1" office:value-type="string">
            <text:p text:style-name="P7">CONSELHO SUPERIOR DO MP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417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5.802,05</text:p>
          </table:table-cell>
          <table:table-cell table:style-name="TBL_5f_0_5f_5.E1" office:value-type="string">
            <text:p text:style-name="P8">329,79</text:p>
          </table:table-cell>
          <table:table-cell table:style-name="TBL_5f_0_5f_5.E1" office:value-type="string">
            <text:p text:style-name="P8">108,4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38,22</text:p>
          </table:table-cell>
          <table:table-cell table:style-name="TBL_5f_0_5f_5.E1" office:value-type="string">
            <text:p text:style-name="P8">5.363,83</text:p>
          </table:table-cell>
        </table:table-row>
        <table:table-row table:style-name="TBL_5f_0_5f_5.1">
          <table:table-cell table:style-name="TBL_5f_0_5f_5.A1" office:value-type="string">
            <text:p text:style-name="P7">1373</text:p>
          </table:table-cell>
          <table:table-cell table:style-name="TBL_5f_0_5f_5.B1" office:value-type="string">
            <text:p text:style-name="P7">EDUARDO ALBERTO FREIRE DE ALMEIDA SEAB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CARTORIO DO 2º GRAU</text:p>
          </table:table-cell>
          <table:table-cell table:style-name="TBL_5f_0_5f_5.E1" office:value-type="string">
            <text:p text:style-name="P8">4.174,78</text:p>
          </table:table-cell>
          <table:table-cell table:style-name="TBL_5f_0_5f_5.E1" office:value-type="string">
            <text:p text:style-name="P8">626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6.709,99</text:p>
          </table:table-cell>
          <table:table-cell table:style-name="TBL_5f_0_5f_5.E1" office:value-type="string">
            <text:p text:style-name="P8">672,14</text:p>
          </table:table-cell>
          <table:table-cell table:style-name="TBL_5f_0_5f_5.E1" office:value-type="string">
            <text:p text:style-name="P8">292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65,00</text:p>
          </table:table-cell>
          <table:table-cell table:style-name="TBL_5f_0_5f_5.E1" office:value-type="string">
            <text:p text:style-name="P8">5.744,99</text:p>
          </table:table-cell>
        </table:table-row>
        <table:table-row table:style-name="TBL_5f_0_5f_5.1">
          <table:table-cell table:style-name="TBL_5f_0_5f_5.A1" office:value-type="string">
            <text:p text:style-name="P7">1504</text:p>
          </table:table-cell>
          <table:table-cell table:style-name="TBL_5f_0_5f_5.B1" office:value-type="string">
            <text:p text:style-name="P7">EDUARDO ANTONIO SEAB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61</text:p>
          </table:table-cell>
          <table:table-cell table:style-name="TBL_5f_0_5f_5.B1" office:value-type="string">
            <text:p text:style-name="P7">EDUARDO BARRETO DAVILA FONT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5ª PROCURADORIA DE JUSTICA (1ª CAMARA CIVEL)</text:p>
          </table:table-cell>
          <table:table-cell table:style-name="TBL_5f_0_5f_5.E1" office:value-type="string">
            <text:p text:style-name="P8">35.462,22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.339,25</text:p>
          </table:table-cell>
          <table:table-cell table:style-name="TBL_5f_0_5f_5.E1" office:value-type="string">
            <text:p text:style-name="P8">13.097,77</text:p>
          </table:table-cell>
          <table:table-cell table:style-name="TBL_5f_0_5f_5.E1" office:value-type="string">
            <text:p text:style-name="P8">5.111,52</text:p>
          </table:table-cell>
          <table:table-cell table:style-name="TBL_5f_0_5f_5.E1" office:value-type="string">
            <text:p text:style-name="P8">7.816,91</text:p>
          </table:table-cell>
          <table:table-cell table:style-name="TBL_5f_0_5f_5.E1" office:value-type="string">
            <text:p text:style-name="P8">19.847,77</text:p>
          </table:table-cell>
          <table:table-cell table:style-name="TBL_5f_0_5f_5.E1" office:value-type="string">
            <text:p text:style-name="P8">89.724,09</text:p>
          </table:table-cell>
          <table:table-cell table:style-name="TBL_5f_0_5f_5.E1" office:value-type="string">
            <text:p text:style-name="P8">5.111,52</text:p>
          </table:table-cell>
          <table:table-cell table:style-name="TBL_5f_0_5f_5.E1" office:value-type="string">
            <text:p text:style-name="P8">9.936,30</text:p>
          </table:table-cell>
          <table:table-cell table:style-name="TBL_5f_0_5f_5.E1" office:value-type="string">
            <text:p text:style-name="P8">5.034,46</text:p>
          </table:table-cell>
          <table:table-cell table:style-name="TBL_5f_0_5f_5.E1" office:value-type="string">
            <text:p text:style-name="P8">20.082,28</text:p>
          </table:table-cell>
          <table:table-cell table:style-name="TBL_5f_0_5f_5.E1" office:value-type="string">
            <text:p text:style-name="P8">69.641,81</text:p>
          </table:table-cell>
        </table:table-row>
        <table:table-row table:style-name="TBL_5f_0_5f_5.1">
          <table:table-cell table:style-name="TBL_5f_0_5f_5.A1" office:value-type="string">
            <text:p text:style-name="P7">1020</text:p>
          </table:table-cell>
          <table:table-cell table:style-name="TBL_5f_0_5f_5.B1" office:value-type="string">
            <text:p text:style-name="P7">EDUARDO DE CABRAL MENEZ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383</text:p>
          </table:table-cell>
          <table:table-cell table:style-name="TBL_5f_0_5f_5.B1" office:value-type="string">
            <text:p text:style-name="P7">EDUARDO DE SOUSA CARVALHO JUNIOR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GRUPO DE ATUACAO ESPECIAL DE COMBATE AO CRIME ORGANIZADO (GAECO)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62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9.132,27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56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12,67</text:p>
          </table:table-cell>
          <table:table-cell table:style-name="TBL_5f_0_5f_5.E1" office:value-type="string">
            <text:p text:style-name="P8">7.719,60</text:p>
          </table:table-cell>
        </table:table-row>
        <table:table-row table:style-name="TBL_5f_0_5f_5.1">
          <table:table-cell table:style-name="TBL_5f_0_5f_5.A1" office:value-type="string">
            <text:p text:style-name="P7">1312</text:p>
          </table:table-cell>
          <table:table-cell table:style-name="TBL_5f_0_5f_5.B1" office:value-type="string">
            <text:p text:style-name="P7">EDUARDO FARIAS SILVA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CENTRO DE APOIO OPERACIONAL DE DEFESA DO PATRIMONIO PUBLICO E DA ORDEM TRIBUTARIA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1.282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2.128,35</text:p>
          </table:table-cell>
          <table:table-cell table:style-name="TBL_5f_0_5f_5.E1" office:value-type="string">
            <text:p text:style-name="P8">1.376,96</text:p>
          </table:table-cell>
          <table:table-cell table:style-name="TBL_5f_0_5f_5.E1" office:value-type="string">
            <text:p text:style-name="P8">1.3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762,40</text:p>
          </table:table-cell>
          <table:table-cell table:style-name="TBL_5f_0_5f_5.E1" office:value-type="string">
            <text:p text:style-name="P8">9.365,95</text:p>
          </table:table-cell>
        </table:table-row>
        <table:table-row table:style-name="TBL_5f_0_5f_5.1">
          <table:table-cell table:style-name="TBL_5f_0_5f_5.A1" office:value-type="string">
            <text:p text:style-name="P7">216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45</text:p>
          </table:table-cell>
          <table:table-cell table:style-name="TBL_5f_0_5f_5.B1" office:value-type="string">
            <text:p text:style-name="P7">EDUARDO LIMA DE MATO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10ª PROMOTORIA DE JUSTIÇA DOS DIREITOS DO CIDADÃO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863,2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41.985,12</text:p>
          </table:table-cell>
          <table:table-cell table:style-name="TBL_5f_0_5f_5.E1" office:value-type="string">
            <text:p text:style-name="P8">4.863,29</text:p>
          </table:table-cell>
          <table:table-cell table:style-name="TBL_5f_0_5f_5.E1" office:value-type="string">
            <text:p text:style-name="P8">8.683,5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546,81</text:p>
          </table:table-cell>
          <table:table-cell table:style-name="TBL_5f_0_5f_5.E1" office:value-type="string">
            <text:p text:style-name="P8">28.438,31</text:p>
          </table:table-cell>
        </table:table-row>
        <table:table-row table:style-name="TBL_5f_0_5f_5.1">
          <table:table-cell table:style-name="TBL_5f_0_5f_5.A1" office:value-type="string">
            <text:p text:style-name="P7">1968</text:p>
          </table:table-cell>
          <table:table-cell table:style-name="TBL_5f_0_5f_5.B1" office:value-type="string">
            <text:p text:style-name="P7">EDUARDO VIEIRA DOS SANTOS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MPO DO BRITO 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600,5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17,20</text:p>
          </table:table-cell>
          <table:table-cell table:style-name="TBL_5f_0_5f_5.E1" office:value-type="string">
            <text:p text:style-name="P8">10.729,51</text:p>
          </table:table-cell>
          <table:table-cell table:style-name="TBL_5f_0_5f_5.E1" office:value-type="string">
            <text:p text:style-name="P8">1.149,72</text:p>
          </table:table-cell>
          <table:table-cell table:style-name="TBL_5f_0_5f_5.E1" office:value-type="string">
            <text:p text:style-name="P8">1.072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22,57</text:p>
          </table:table-cell>
          <table:table-cell table:style-name="TBL_5f_0_5f_5.E1" office:value-type="string">
            <text:p text:style-name="P8">8.506,94</text:p>
          </table:table-cell>
        </table:table-row>
        <table:table-row table:style-name="TBL_5f_0_5f_5.1">
          <table:table-cell table:style-name="TBL_5f_0_5f_5.A1" office:value-type="string">
            <text:p text:style-name="P7">2146</text:p>
          </table:table-cell>
          <table:table-cell table:style-name="TBL_5f_0_5f_5.B1" office:value-type="string">
            <text:p text:style-name="P7">EDVALDO BEZERRA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12,2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39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,4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,42</text:p>
          </table:table-cell>
          <table:table-cell table:style-name="TBL_5f_0_5f_5.E1" office:value-type="string">
            <text:p text:style-name="P8">2.135,71</text:p>
          </table:table-cell>
        </table:table-row>
        <table:table-row table:style-name="TBL_5f_0_5f_5.1">
          <table:table-cell table:style-name="TBL_5f_0_5f_5.A1" office:value-type="string">
            <text:p text:style-name="P7">15</text:p>
          </table:table-cell>
          <table:table-cell table:style-name="TBL_5f_0_5f_5.B1" office:value-type="string">
            <text:p text:style-name="P7">EDVALDO VIEIRA MESSIA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824</text:p>
          </table:table-cell>
          <table:table-cell table:style-name="TBL_5f_0_5f_5.B1" office:value-type="string">
            <text:p text:style-name="P7">EDYLENO ITALO SANTOS SODRE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593,51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9.455,54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7.877,7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594,26</text:p>
          </table:table-cell>
          <table:table-cell table:style-name="TBL_5f_0_5f_5.E1" office:value-type="string">
            <text:p text:style-name="P8">26.861,28</text:p>
          </table:table-cell>
        </table:table-row>
        <table:table-row table:style-name="TBL_5f_0_5f_5.1">
          <table:table-cell table:style-name="TBL_5f_0_5f_5.A1" office:value-type="string">
            <text:p text:style-name="P7">2085</text:p>
          </table:table-cell>
          <table:table-cell table:style-name="TBL_5f_0_5f_5.B1" office:value-type="string">
            <text:p text:style-name="P7">ELAINE PESSO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- AQUIDABA </text:p>
          </table:table-cell>
          <table:table-cell table:style-name="TBL_5f_0_5f_5.E1" office:value-type="string">
            <text:p text:style-name="P8">3.306,82</text:p>
          </table:table-cell>
          <table:table-cell table:style-name="TBL_5f_0_5f_5.E1" office:value-type="string">
            <text:p text:style-name="P8">165,3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72,36</text:p>
          </table:table-cell>
          <table:table-cell table:style-name="TBL_5f_0_5f_5.E1" office:value-type="string">
            <text:p text:style-name="P8">6.044,52</text:p>
          </table:table-cell>
          <table:table-cell table:style-name="TBL_5f_0_5f_5.E1" office:value-type="string">
            <text:p text:style-name="P8">486,10</text:p>
          </table:table-cell>
          <table:table-cell table:style-name="TBL_5f_0_5f_5.E1" office:value-type="string">
            <text:p text:style-name="P8">93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79,21</text:p>
          </table:table-cell>
          <table:table-cell table:style-name="TBL_5f_0_5f_5.E1" office:value-type="string">
            <text:p text:style-name="P8">5.465,31</text:p>
          </table:table-cell>
        </table:table-row>
        <table:table-row table:style-name="TBL_5f_0_5f_5.1">
          <table:table-cell table:style-name="TBL_5f_0_5f_5.A1" office:value-type="string">
            <text:p text:style-name="P7">1712</text:p>
          </table:table-cell>
          <table:table-cell table:style-name="TBL_5f_0_5f_5.B1" office:value-type="string">
            <text:p text:style-name="P7">ELBER GONCALVES DOS ANJ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CRIMINAL - ARACAJU 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7.063,73</text:p>
          </table:table-cell>
          <table:table-cell table:style-name="TBL_5f_0_5f_5.E1" office:value-type="string">
            <text:p text:style-name="P8">684,71</text:p>
          </table:table-cell>
          <table:table-cell table:style-name="TBL_5f_0_5f_5.E1" office:value-type="string">
            <text:p text:style-name="P8">100,8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85,51</text:p>
          </table:table-cell>
          <table:table-cell table:style-name="TBL_5f_0_5f_5.E1" office:value-type="string">
            <text:p text:style-name="P8">6.278,22</text:p>
          </table:table-cell>
        </table:table-row>
        <table:table-row table:style-name="TBL_5f_0_5f_5.1">
          <table:table-cell table:style-name="TBL_5f_0_5f_5.A1" office:value-type="string">
            <text:p text:style-name="P7">2254</text:p>
          </table:table-cell>
          <table:table-cell table:style-name="TBL_5f_0_5f_5.B1" office:value-type="string">
            <text:p text:style-name="P7">ELCIO DEZIDERIO DE SOUZA</text:p>
          </table:table-cell>
          <table:table-cell table:style-name="TBL_5f_0_5f_5.B1" office:value-type="string">
            <text:p text:style-name="P7">SOLDADO - requistado</text:p>
          </table:table-cell>
          <table:table-cell table:style-name="TBL_5f_0_5f_5.B1" office:value-type="string">
            <text:p text:style-name="P7">GRUPO DE ATUACAO ESPECIAL DE COMBATE AO CRIME ORGANIZADO (GAECO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13,4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13,4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13,42</text:p>
          </table:table-cell>
        </table:table-row>
        <table:table-row table:style-name="TBL_5f_0_5f_5.1">
          <table:table-cell table:style-name="TBL_5f_0_5f_5.A1" office:value-type="string">
            <text:p text:style-name="P7">1902</text:p>
          </table:table-cell>
          <table:table-cell table:style-name="TBL_5f_0_5f_5.B1" office:value-type="string">
            <text:p text:style-name="P7">ELDA MARIA GONCALVES MENEZES MACED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ISTRITAL - ARACAJU</text:p>
          </table:table-cell>
          <table:table-cell table:style-name="TBL_5f_0_5f_5.E1" office:value-type="string">
            <text:p text:style-name="P8">10.247,57</text:p>
          </table:table-cell>
          <table:table-cell table:style-name="TBL_5f_0_5f_5.E1" office:value-type="string">
            <text:p text:style-name="P8">1.282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0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3.839,44</text:p>
          </table:table-cell>
          <table:table-cell table:style-name="TBL_5f_0_5f_5.E1" office:value-type="string">
            <text:p text:style-name="P8">1.614,26</text:p>
          </table:table-cell>
          <table:table-cell table:style-name="TBL_5f_0_5f_5.E1" office:value-type="string">
            <text:p text:style-name="P8">1.967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581,85</text:p>
          </table:table-cell>
          <table:table-cell table:style-name="TBL_5f_0_5f_5.E1" office:value-type="string">
            <text:p text:style-name="P8">10.257,59</text:p>
          </table:table-cell>
        </table:table-row>
        <table:table-row table:style-name="TBL_5f_0_5f_5.1">
          <table:table-cell table:style-name="TBL_5f_0_5f_5.A1" office:value-type="string">
            <text:p text:style-name="P7">1759</text:p>
          </table:table-cell>
          <table:table-cell table:style-name="TBL_5f_0_5f_5.B1" office:value-type="string">
            <text:p text:style-name="P7">ELEN ROSE SOUZA SANTOS</text:p>
          </table:table-cell>
          <table:table-cell table:style-name="TBL_5f_0_5f_5.B1" office:value-type="string">
            <text:p text:style-name="P7">ASSESSOR DE PROCURADOR DE JUSTIÇA</text:p>
          </table:table-cell>
          <table:table-cell table:style-name="TBL_5f_0_5f_5.B1" office:value-type="string">
            <text:p text:style-name="P7">7ª PROCURADORIA DE JUSTICA (2ª CAMARA CIVEL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315,6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105,2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8.329,91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3.439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191,57</text:p>
          </table:table-cell>
          <table:table-cell table:style-name="TBL_5f_0_5f_5.E1" office:value-type="string">
            <text:p text:style-name="P8">14.138,34</text:p>
          </table:table-cell>
        </table:table-row>
        <table:table-row table:style-name="TBL_5f_0_5f_5.1">
          <table:table-cell table:style-name="TBL_5f_0_5f_5.A1" office:value-type="string">
            <text:p text:style-name="P7">1415</text:p>
          </table:table-cell>
          <table:table-cell table:style-name="TBL_5f_0_5f_5.B1" office:value-type="string">
            <text:p text:style-name="P7">ELENICE PIRES DAMACEN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- SIMAO DIAS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8.958,90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56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12,67</text:p>
          </table:table-cell>
          <table:table-cell table:style-name="TBL_5f_0_5f_5.E1" office:value-type="string">
            <text:p text:style-name="P8">7.546,23</text:p>
          </table:table-cell>
        </table:table-row>
        <table:table-row table:style-name="TBL_5f_0_5f_5.1">
          <table:table-cell table:style-name="TBL_5f_0_5f_5.A1" office:value-type="string">
            <text:p text:style-name="P7">608</text:p>
          </table:table-cell>
          <table:table-cell table:style-name="TBL_5f_0_5f_5.B1" office:value-type="string">
            <text:p text:style-name="P7">ELIANE CARNEIRO FRANCO</text:p>
          </table:table-cell>
          <table:table-cell table:style-name="TBL_5f_0_5f_5.B1" office:value-type="string">
            <text:p text:style-name="P7">AUX.ADMINISTRATIVO - requisitado</text:p>
          </table:table-cell>
          <table:table-cell table:style-name="TBL_5f_0_5f_5.B1" office:value-type="string">
            <text:p text:style-name="P7">PROMOTORIA DE JUSTICA - RIACHUELO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10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3.626,07</text:p>
          </table:table-cell>
          <table:table-cell table:style-name="TBL_5f_0_5f_5.E1" office:value-type="string">
            <text:p text:style-name="P8">95,2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5,28</text:p>
          </table:table-cell>
          <table:table-cell table:style-name="TBL_5f_0_5f_5.E1" office:value-type="string">
            <text:p text:style-name="P8">3.530,79</text:p>
          </table:table-cell>
        </table:table-row>
        <table:table-row table:style-name="TBL_5f_0_5f_5.1">
          <table:table-cell table:style-name="TBL_5f_0_5f_5.A1" office:value-type="string">
            <text:p text:style-name="P7">170</text:p>
          </table:table-cell>
          <table:table-cell table:style-name="TBL_5f_0_5f_5.B1" office:value-type="string">
            <text:p text:style-name="P7">ELIANE GOES DA SILVA MONTE ALEGRE</text:p>
          </table:table-cell>
          <table:table-cell table:style-name="TBL_5f_0_5f_5.B1" office:value-type="string">
            <text:p text:style-name="P7">* ADVOGAD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</table:table>
      <table:table table:name="TBL_0_6" table:style-name="TBL_5f_0_5f_6">
        <table:table-column table:style-name="TBL_5f_0_5f_6.A"/>
        <table:table-column table:style-name="TBL_5f_0_5f_6.B"/>
        <table:table-column table:style-name="TBL_5f_0_5f_6.C"/>
        <table:table-column table:style-name="TBL_5f_0_5f_6.D"/>
        <table:table-column table:style-name="TBL_5f_0_5f_6.E"/>
        <table:table-column table:style-name="TBL_5f_0_5f_6.F"/>
        <table:table-column table:style-name="TBL_5f_0_5f_6.G"/>
        <table:table-column table:style-name="TBL_5f_0_5f_6.H"/>
        <table:table-column table:style-name="TBL_5f_0_5f_6.I"/>
        <table:table-column table:style-name="TBL_5f_0_5f_6.J"/>
        <table:table-column table:style-name="TBL_5f_0_5f_6.E"/>
        <table:table-column table:style-name="TBL_5f_0_5f_6.L" table:number-columns-repeated="2"/>
        <table:table-column table:style-name="TBL_5f_0_5f_6.J"/>
        <table:table-column table:style-name="TBL_5f_0_5f_6.O"/>
        <table:table-column table:style-name="TBL_5f_0_5f_6.P"/>
        <table:table-column table:style-name="TBL_5f_0_5f_6.Q"/>
        <table:table-column table:style-name="TBL_5f_0_5f_6.R"/>
        <table:table-row table:style-name="TBL_5f_0_5f_6.1">
          <table:table-cell table:style-name="TBL_5f_0_5f_6.A1" office:value-type="string">
            <text:p text:style-name="P7"><text:bookmark text:name="JR_PAGE_ANCHOR_0_7"/>1700</text:p>
          </table:table-cell>
          <table:table-cell table:style-name="TBL_5f_0_5f_6.B1" office:value-type="string">
            <text:p text:style-name="P7">ELISGARDENIA RODRIGUES MACENA SANTO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3ª PROMOTORIA DE JUSTIÇA DA CURADORIA DA FAZENDA PUBLICA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0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8.905,15</text:p>
          </table:table-cell>
          <table:table-cell table:style-name="TBL_5f_0_5f_6.E1" office:value-type="string">
            <text:p text:style-name="P8">684,71</text:p>
          </table:table-cell>
          <table:table-cell table:style-name="TBL_5f_0_5f_6.E1" office:value-type="string">
            <text:p text:style-name="P8">683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68,21</text:p>
          </table:table-cell>
          <table:table-cell table:style-name="TBL_5f_0_5f_6.E1" office:value-type="string">
            <text:p text:style-name="P8">7.536,94</text:p>
          </table:table-cell>
        </table:table-row>
        <table:table-row table:style-name="TBL_5f_0_5f_6.1">
          <table:table-cell table:style-name="TBL_5f_0_5f_6.A1" office:value-type="string">
            <text:p text:style-name="P7">114</text:p>
          </table:table-cell>
          <table:table-cell table:style-name="TBL_5f_0_5f_6.B1" office:value-type="string">
            <text:p text:style-name="P7">ELIZALDO DIAS DOS SANTO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99</text:p>
          </table:table-cell>
          <table:table-cell table:style-name="TBL_5f_0_5f_6.B1" office:value-type="string">
            <text:p text:style-name="P7">ELOANDERSON DANTAS BATI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DE ACIDENTES E DE DELITOS DE TRÂNSITO DE ARACAJ</text:p>
          </table:table-cell>
          <table:table-cell table:style-name="TBL_5f_0_5f_6.E1" office:value-type="string">
            <text:p text:style-name="P8">5.270,57</text:p>
          </table:table-cell>
          <table:table-cell table:style-name="TBL_5f_0_5f_6.E1" office:value-type="string">
            <text:p text:style-name="P8">790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970,15</text:p>
          </table:table-cell>
          <table:table-cell table:style-name="TBL_5f_0_5f_6.E1" office:value-type="string">
            <text:p text:style-name="P8">848,56</text:p>
          </table:table-cell>
          <table:table-cell table:style-name="TBL_5f_0_5f_6.E1" office:value-type="string">
            <text:p text:style-name="P8">564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12,67</text:p>
          </table:table-cell>
          <table:table-cell table:style-name="TBL_5f_0_5f_6.E1" office:value-type="string">
            <text:p text:style-name="P8">6.557,48</text:p>
          </table:table-cell>
        </table:table-row>
        <table:table-row table:style-name="TBL_5f_0_5f_6.1">
          <table:table-cell table:style-name="TBL_5f_0_5f_6.A1" office:value-type="string">
            <text:p text:style-name="P7">2075</text:p>
          </table:table-cell>
          <table:table-cell table:style-name="TBL_5f_0_5f_6.B1" office:value-type="string">
            <text:p text:style-name="P7">ELZA CESPEDES RAMOS SIQUEIRA</text:p>
          </table:table-cell>
          <table:table-cell table:style-name="TBL_5f_0_5f_6.B1" office:value-type="string">
            <text:p text:style-name="P7">REDATOR TÉCNICO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</table:table-row>
        <table:table-row table:style-name="TBL_5f_0_5f_6.1">
          <table:table-cell table:style-name="TBL_5f_0_5f_6.A1" office:value-type="string">
            <text:p text:style-name="P7">1809</text:p>
          </table:table-cell>
          <table:table-cell table:style-name="TBL_5f_0_5f_6.B1" office:value-type="string">
            <text:p text:style-name="P7">ELZA LORENZA QUARANTA LEITE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09,7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9.948,07</text:p>
          </table:table-cell>
          <table:table-cell table:style-name="TBL_5f_0_5f_6.E1" office:value-type="string">
            <text:p text:style-name="P8">684,71</text:p>
          </table:table-cell>
          <table:table-cell table:style-name="TBL_5f_0_5f_6.E1" office:value-type="string">
            <text:p text:style-name="P8">1.153,0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37,80</text:p>
          </table:table-cell>
          <table:table-cell table:style-name="TBL_5f_0_5f_6.E1" office:value-type="string">
            <text:p text:style-name="P8">8.110,27</text:p>
          </table:table-cell>
        </table:table-row>
        <table:table-row table:style-name="TBL_5f_0_5f_6.1">
          <table:table-cell table:style-name="TBL_5f_0_5f_6.A1" office:value-type="string">
            <text:p text:style-name="P7">407</text:p>
          </table:table-cell>
          <table:table-cell table:style-name="TBL_5f_0_5f_6.B1" office:value-type="string">
            <text:p text:style-name="P7">EMERSON OLIVEIRA ANDRADE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CANINDE DO SAO FRANCISC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4,45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7.546,48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509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225,68</text:p>
          </table:table-cell>
          <table:table-cell table:style-name="TBL_5f_0_5f_6.E1" office:value-type="string">
            <text:p text:style-name="P8">25.320,80</text:p>
          </table:table-cell>
        </table:table-row>
        <table:table-row table:style-name="TBL_5f_0_5f_6.1">
          <table:table-cell table:style-name="TBL_5f_0_5f_6.A1" office:value-type="string">
            <text:p text:style-name="P7">1994</text:p>
          </table:table-cell>
          <table:table-cell table:style-name="TBL_5f_0_5f_6.B1" office:value-type="string">
            <text:p text:style-name="P7">EMILSON CHAGAS 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</text:p>
          </table:table-cell>
          <table:table-cell table:style-name="TBL_5f_0_5f_6.B1" office:value-type="string">
            <text:p text:style-name="P7">ENID SANTOS DE OLIVEIR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2176</text:p>
          </table:table-cell>
          <table:table-cell table:style-name="TBL_5f_0_5f_6.B1" office:value-type="string">
            <text:p text:style-name="P7">ENIO PEREIRA ANDRADE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94,4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521,3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521,39</text:p>
          </table:table-cell>
        </table:table-row>
        <table:table-row table:style-name="TBL_5f_0_5f_6.1">
          <table:table-cell table:style-name="TBL_5f_0_5f_6.A1" office:value-type="string">
            <text:p text:style-name="P7">540</text:p>
          </table:table-cell>
          <table:table-cell table:style-name="TBL_5f_0_5f_6.B1" office:value-type="string">
            <text:p text:style-name="P7">ERIC VINICIUS MOURA DANTAS</text:p>
          </table:table-cell>
          <table:table-cell table:style-name="TBL_5f_0_5f_6.B1" office:value-type="string">
            <text:p text:style-name="P7">CHEFE DO SETOR DE ALMOXARIFADO</text:p>
          </table:table-cell>
          <table:table-cell table:style-name="TBL_5f_0_5f_6.B1" office:value-type="string">
            <text:p text:style-name="P7">SETOR DE ALMOXARIFADO/DM//DA/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5.326,97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79,9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09,78</text:p>
          </table:table-cell>
          <table:table-cell table:style-name="TBL_5f_0_5f_6.E1" office:value-type="string">
            <text:p text:style-name="P8">4.917,19</text:p>
          </table:table-cell>
        </table:table-row>
        <table:table-row table:style-name="TBL_5f_0_5f_6.1">
          <table:table-cell table:style-name="TBL_5f_0_5f_6.A1" office:value-type="string">
            <text:p text:style-name="P7">1216</text:p>
          </table:table-cell>
          <table:table-cell table:style-name="TBL_5f_0_5f_6.B1" office:value-type="string">
            <text:p text:style-name="P7">ERICA LUIZE LIM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2ª PROMOTORIA DE JUSTICA DAS EXECUCOES CRIMINAIS - ARACAJU</text:p>
          </table:table-cell>
          <table:table-cell table:style-name="TBL_5f_0_5f_6.E1" office:value-type="string">
            <text:p text:style-name="P8">8.552,55</text:p>
          </table:table-cell>
          <table:table-cell table:style-name="TBL_5f_0_5f_6.E1" office:value-type="string">
            <text:p text:style-name="P8">1.282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394,0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46,61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5.485,04</text:p>
          </table:table-cell>
          <table:table-cell table:style-name="TBL_5f_0_5f_6.E1" office:value-type="string">
            <text:p text:style-name="P8">1.376,96</text:p>
          </table:table-cell>
          <table:table-cell table:style-name="TBL_5f_0_5f_6.E1" office:value-type="string">
            <text:p text:style-name="P8">2.433,2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810,21</text:p>
          </table:table-cell>
          <table:table-cell table:style-name="TBL_5f_0_5f_6.E1" office:value-type="string">
            <text:p text:style-name="P8">11.674,83</text:p>
          </table:table-cell>
        </table:table-row>
        <table:table-row table:style-name="TBL_5f_0_5f_6.1">
          <table:table-cell table:style-name="TBL_5f_0_5f_6.A1" office:value-type="string">
            <text:p text:style-name="P7">1406</text:p>
          </table:table-cell>
          <table:table-cell table:style-name="TBL_5f_0_5f_6.B1" office:value-type="string">
            <text:p text:style-name="P7">ERIKA VALERIA CABRAL TAVARES REZENDE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DE PLANEJAMENTO ESTRATEGICO E PROJETOS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2.585,0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9.888,48</text:p>
          </table:table-cell>
          <table:table-cell table:style-name="TBL_5f_0_5f_6.E1" office:value-type="string">
            <text:p text:style-name="P8">755,22</text:p>
          </table:table-cell>
          <table:table-cell table:style-name="TBL_5f_0_5f_6.E1" office:value-type="string">
            <text:p text:style-name="P8">1.117,3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72,53</text:p>
          </table:table-cell>
          <table:table-cell table:style-name="TBL_5f_0_5f_6.E1" office:value-type="string">
            <text:p text:style-name="P8">8.015,95</text:p>
          </table:table-cell>
        </table:table-row>
        <table:table-row table:style-name="TBL_5f_0_5f_6.1">
          <table:table-cell table:style-name="TBL_5f_0_5f_6.A1" office:value-type="string">
            <text:p text:style-name="P7">1231</text:p>
          </table:table-cell>
          <table:table-cell table:style-name="TBL_5f_0_5f_6.B1" office:value-type="string">
            <text:p text:style-name="P7">ERLON LEAL MARTIN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2.266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61,67</text:p>
          </table:table-cell>
          <table:table-cell table:style-name="TBL_5f_0_5f_6.E1" office:value-type="string">
            <text:p text:style-name="P8">14.493,80</text:p>
          </table:table-cell>
          <table:table-cell table:style-name="TBL_5f_0_5f_6.E1" office:value-type="string">
            <text:p text:style-name="P8">1.586,50</text:p>
          </table:table-cell>
          <table:table-cell table:style-name="TBL_5f_0_5f_6.E1" office:value-type="string">
            <text:p text:style-name="P8">1.654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40,78</text:p>
          </table:table-cell>
          <table:table-cell table:style-name="TBL_5f_0_5f_6.E1" office:value-type="string">
            <text:p text:style-name="P8">11.253,02</text:p>
          </table:table-cell>
        </table:table-row>
        <table:table-row table:style-name="TBL_5f_0_5f_6.1">
          <table:table-cell table:style-name="TBL_5f_0_5f_6.A1" office:value-type="string">
            <text:p text:style-name="P7">14</text:p>
          </table:table-cell>
          <table:table-cell table:style-name="TBL_5f_0_5f_6.B1" office:value-type="string">
            <text:p text:style-name="P7">ERNESTO ANIZIO AZEVEDO MELO</text:p>
          </table:table-cell>
          <table:table-cell table:style-name="TBL_5f_0_5f_6.B1" office:value-type="string">
            <text:p text:style-name="P7">PROCURADOR DE JUSTIÇA</text:p>
          </table:table-cell>
          <table:table-cell table:style-name="TBL_5f_0_5f_6.B1" office:value-type="string">
            <text:p text:style-name="P7">4ª PROCURADORIA DE JUSTICA (1ª CAMARA CIVEL)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964,71</text:p>
          </table:table-cell>
          <table:table-cell table:style-name="TBL_5f_0_5f_6.E1" office:value-type="string">
            <text:p text:style-name="P8">5.319,33</text:p>
          </table:table-cell>
          <table:table-cell table:style-name="TBL_5f_0_5f_6.E1" office:value-type="string">
            <text:p text:style-name="P8">2.859,13</text:p>
          </table:table-cell>
          <table:table-cell table:style-name="TBL_5f_0_5f_6.E1" office:value-type="string">
            <text:p text:style-name="P8">48.605,39</text:p>
          </table:table-cell>
          <table:table-cell table:style-name="TBL_5f_0_5f_6.E1" office:value-type="string">
            <text:p text:style-name="P8">4.964,71</text:p>
          </table:table-cell>
          <table:table-cell table:style-name="TBL_5f_0_5f_6.E1" office:value-type="string">
            <text:p text:style-name="P8">9.884,17</text:p>
          </table:table-cell>
          <table:table-cell table:style-name="TBL_5f_0_5f_6.E1" office:value-type="string">
            <text:p text:style-name="P8">1.488,23</text:p>
          </table:table-cell>
          <table:table-cell table:style-name="TBL_5f_0_5f_6.E1" office:value-type="string">
            <text:p text:style-name="P8">16.337,11</text:p>
          </table:table-cell>
          <table:table-cell table:style-name="TBL_5f_0_5f_6.E1" office:value-type="string">
            <text:p text:style-name="P8">32.268,28</text:p>
          </table:table-cell>
        </table:table-row>
        <table:table-row table:style-name="TBL_5f_0_5f_6.1">
          <table:table-cell table:style-name="TBL_5f_0_5f_6.A1" office:value-type="string">
            <text:p text:style-name="P7">571</text:p>
          </table:table-cell>
          <table:table-cell table:style-name="TBL_5f_0_5f_6.B1" office:value-type="string">
            <text:p text:style-name="P7">ESTACIO MOREIRA DE ARIMATE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14ª PROCURADORIA DE JUSTICA (CAMARA CRIMINA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4.488,61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1.490,8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42,82</text:p>
          </table:table-cell>
          <table:table-cell table:style-name="TBL_5f_0_5f_6.E1" office:value-type="string">
            <text:p text:style-name="P8">12.245,79</text:p>
          </table:table-cell>
        </table:table-row>
        <table:table-row table:style-name="TBL_5f_0_5f_6.1">
          <table:table-cell table:style-name="TBL_5f_0_5f_6.A1" office:value-type="string">
            <text:p text:style-name="P7">657</text:p>
          </table:table-cell>
          <table:table-cell table:style-name="TBL_5f_0_5f_6.B1" office:value-type="string">
            <text:p text:style-name="P7">ETELIO DE CARVALHO PRADO JUNIOR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ÇA AUXILIAR DE ARACAJU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510,46</text:p>
          </table:table-cell>
          <table:table-cell table:style-name="TBL_5f_0_5f_6.E1" office:value-type="string">
            <text:p text:style-name="P8">13.097,7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737,82</text:p>
          </table:table-cell>
          <table:table-cell table:style-name="TBL_5f_0_5f_6.E1" office:value-type="string">
            <text:p text:style-name="P8">19.636,62</text:p>
          </table:table-cell>
          <table:table-cell table:style-name="TBL_5f_0_5f_6.E1" office:value-type="string">
            <text:p text:style-name="P8">79.671,78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12.136,88</text:p>
          </table:table-cell>
          <table:table-cell table:style-name="TBL_5f_0_5f_6.E1" office:value-type="string">
            <text:p text:style-name="P8">1.133,61</text:p>
          </table:table-cell>
          <table:table-cell table:style-name="TBL_5f_0_5f_6.E1" office:value-type="string">
            <text:p text:style-name="P8">17.986,97</text:p>
          </table:table-cell>
          <table:table-cell table:style-name="TBL_5f_0_5f_6.E1" office:value-type="string">
            <text:p text:style-name="P8">61.684,81</text:p>
          </table:table-cell>
        </table:table-row>
        <table:table-row table:style-name="TBL_5f_0_5f_6.1">
          <table:table-cell table:style-name="TBL_5f_0_5f_6.A1" office:value-type="string">
            <text:p text:style-name="P7">1919</text:p>
          </table:table-cell>
          <table:table-cell table:style-name="TBL_5f_0_5f_6.B1" office:value-type="string">
            <text:p text:style-name="P7">EUCLIDES OLEGARIO NETO</text:p>
          </table:table-cell>
          <table:table-cell table:style-name="TBL_5f_0_5f_6.B1" office:value-type="string">
            <text:p text:style-name="P7">1º SARGENT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</table:table-row>
        <table:table-row table:style-name="TBL_5f_0_5f_6.1">
          <table:table-cell table:style-name="TBL_5f_0_5f_6.A1" office:value-type="string">
            <text:p text:style-name="P7">2193</text:p>
          </table:table-cell>
          <table:table-cell table:style-name="TBL_5f_0_5f_6.B1" office:value-type="string">
            <text:p text:style-name="P7">EUVALDO MENESES ALVE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90</text:p>
          </table:table-cell>
          <table:table-cell table:style-name="TBL_5f_0_5f_6.B1" office:value-type="string">
            <text:p text:style-name="P7">EUZA MARIA GENTIL MISSANO COST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DE DEFESA DO CONSUMIDOR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57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7.646,15</text:p>
          </table:table-cell>
          <table:table-cell table:style-name="TBL_5f_0_5f_6.E1" office:value-type="string">
            <text:p text:style-name="P8">4.936,69</text:p>
          </table:table-cell>
          <table:table-cell table:style-name="TBL_5f_0_5f_6.E1" office:value-type="string">
            <text:p text:style-name="P8">7.417,9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54,68</text:p>
          </table:table-cell>
          <table:table-cell table:style-name="TBL_5f_0_5f_6.E1" office:value-type="string">
            <text:p text:style-name="P8">25.291,47</text:p>
          </table:table-cell>
        </table:table-row>
        <table:table-row table:style-name="TBL_5f_0_5f_6.1">
          <table:table-cell table:style-name="TBL_5f_0_5f_6.A1" office:value-type="string">
            <text:p text:style-name="P7">1300</text:p>
          </table:table-cell>
          <table:table-cell table:style-name="TBL_5f_0_5f_6.B1" office:value-type="string">
            <text:p text:style-name="P7">EVA CECILIA TRINDADE SIQU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O TERCEIRO SETOR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663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6.998,05</text:p>
          </table:table-cell>
          <table:table-cell table:style-name="TBL_5f_0_5f_6.E1" office:value-type="string">
            <text:p text:style-name="P8">712,47</text:p>
          </table:table-cell>
          <table:table-cell table:style-name="TBL_5f_0_5f_6.E1" office:value-type="string">
            <text:p text:style-name="P8">348,6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61,07</text:p>
          </table:table-cell>
          <table:table-cell table:style-name="TBL_5f_0_5f_6.E1" office:value-type="string">
            <text:p text:style-name="P8">5.936,98</text:p>
          </table:table-cell>
        </table:table-row>
        <table:table-row table:style-name="TBL_5f_0_5f_6.1">
          <table:table-cell table:style-name="TBL_5f_0_5f_6.A1" office:value-type="string">
            <text:p text:style-name="P7">258</text:p>
          </table:table-cell>
          <table:table-cell table:style-name="TBL_5f_0_5f_6.B1" office:value-type="string">
            <text:p text:style-name="P7">EVERALDO DA SILVA CERQUEIRA</text:p>
          </table:table-cell>
          <table:table-cell table:style-name="TBL_5f_0_5f_6.B1" office:value-type="string">
            <text:p text:style-name="P7">PROGRAMADOR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5.270,57</text:p>
          </table:table-cell>
          <table:table-cell table:style-name="TBL_5f_0_5f_6.E1" office:value-type="string">
            <text:p text:style-name="P8">8.990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16.645,22</text:p>
          </table:table-cell>
          <table:table-cell table:style-name="TBL_5f_0_5f_6.E1" office:value-type="string">
            <text:p text:style-name="P8">1.996,56</text:p>
          </table:table-cell>
          <table:table-cell table:style-name="TBL_5f_0_5f_6.E1" office:value-type="string">
            <text:p text:style-name="P8">2.451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447,83</text:p>
          </table:table-cell>
          <table:table-cell table:style-name="TBL_5f_0_5f_6.E1" office:value-type="string">
            <text:p text:style-name="P8">12.197,39</text:p>
          </table:table-cell>
        </table:table-row>
        <table:table-row table:style-name="TBL_5f_0_5f_6.1">
          <table:table-cell table:style-name="TBL_5f_0_5f_6.A1" office:value-type="string">
            <text:p text:style-name="P7">2096</text:p>
          </table:table-cell>
          <table:table-cell table:style-name="TBL_5f_0_5f_6.B1" office:value-type="string">
            <text:p text:style-name="P7">EVERTON OLIVEIRA ANGELO DA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BOQUIM</text:p>
          </table:table-cell>
          <table:table-cell table:style-name="TBL_5f_0_5f_6.E1" office:value-type="string">
            <text:p text:style-name="P8">3.119,64</text:p>
          </table:table-cell>
          <table:table-cell table:style-name="TBL_5f_0_5f_6.E1" office:value-type="string">
            <text:p text:style-name="P8">15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5.184,61</text:p>
          </table:table-cell>
          <table:table-cell table:style-name="TBL_5f_0_5f_6.E1" office:value-type="string">
            <text:p text:style-name="P8">458,59</text:p>
          </table:table-cell>
          <table:table-cell table:style-name="TBL_5f_0_5f_6.E1" office:value-type="string">
            <text:p text:style-name="P8">68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27,07</text:p>
          </table:table-cell>
          <table:table-cell table:style-name="TBL_5f_0_5f_6.E1" office:value-type="string">
            <text:p text:style-name="P8">4.657,54</text:p>
          </table:table-cell>
        </table:table-row>
        <table:table-row table:style-name="TBL_5f_0_5f_6.1">
          <table:table-cell table:style-name="TBL_5f_0_5f_6.A1" office:value-type="string">
            <text:p text:style-name="P7">1934</text:p>
          </table:table-cell>
          <table:table-cell table:style-name="TBL_5f_0_5f_6.B1" office:value-type="string">
            <text:p text:style-name="P7">EVERTON REGO GOE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.938,47</text:p>
          </table:table-cell>
          <table:table-cell table:style-name="TBL_5f_0_5f_6.E1" office:value-type="string">
            <text:p text:style-name="P8">31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33,3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6.928,95</text:p>
          </table:table-cell>
          <table:table-cell table:style-name="TBL_5f_0_5f_6.E1" office:value-type="string">
            <text:p text:style-name="P8">594,89</text:p>
          </table:table-cell>
          <table:table-cell table:style-name="TBL_5f_0_5f_6.E1" office:value-type="string">
            <text:p text:style-name="P8">306,0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00,97</text:p>
          </table:table-cell>
          <table:table-cell table:style-name="TBL_5f_0_5f_6.E1" office:value-type="string">
            <text:p text:style-name="P8">6.027,98</text:p>
          </table:table-cell>
        </table:table-row>
        <table:table-row table:style-name="TBL_5f_0_5f_6.1">
          <table:table-cell table:style-name="TBL_5f_0_5f_6.A1" office:value-type="string">
            <text:p text:style-name="P7">2127</text:p>
          </table:table-cell>
          <table:table-cell table:style-name="TBL_5f_0_5f_6.B1" office:value-type="string">
            <text:p text:style-name="P7">EVERTON SOUZA</text:p>
          </table:table-cell>
          <table:table-cell table:style-name="TBL_5f_0_5f_6.B1" office:value-type="string">
            <text:p text:style-name="P7">ASSIST. ADMINISTRATIVO - requisitado</text:p>
          </table:table-cell>
          <table:table-cell table:style-name="TBL_5f_0_5f_6.B1" office:value-type="string">
            <text:p text:style-name="P7">1ª PROMOTORIA DE JUSTICA - NOSSA SENHORA DAS DORE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1.987,50</text:p>
          </table:table-cell>
          <table:table-cell table:style-name="TBL_5f_0_5f_6.E1" office:value-type="string">
            <text:p text:style-name="P8">6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9,86</text:p>
          </table:table-cell>
          <table:table-cell table:style-name="TBL_5f_0_5f_6.E1" office:value-type="string">
            <text:p text:style-name="P8">1.917,64</text:p>
          </table:table-cell>
        </table:table-row>
        <table:table-row table:style-name="TBL_5f_0_5f_6.1">
          <table:table-cell table:style-name="TBL_5f_0_5f_6.A1" office:value-type="string">
            <text:p text:style-name="P7">1588</text:p>
          </table:table-cell>
          <table:table-cell table:style-name="TBL_5f_0_5f_6.B1" office:value-type="string">
            <text:p text:style-name="P7">EVILIN OLIVEIRA SANTOS MENEZE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ITAPORANGA D'AJUDA</text:p>
          </table:table-cell>
          <table:table-cell table:style-name="TBL_5f_0_5f_6.E1" office:value-type="string">
            <text:p text:style-name="P8">7.611,74</text:p>
          </table:table-cell>
          <table:table-cell table:style-name="TBL_5f_0_5f_6.E1" office:value-type="string">
            <text:p text:style-name="P8">1.141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11.078,77</text:p>
          </table:table-cell>
          <table:table-cell table:style-name="TBL_5f_0_5f_6.E1" office:value-type="string">
            <text:p text:style-name="P8">1.225,49</text:p>
          </table:table-cell>
          <table:table-cell table:style-name="TBL_5f_0_5f_6.E1" office:value-type="string">
            <text:p text:style-name="P8">1.200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26,33</text:p>
          </table:table-cell>
          <table:table-cell table:style-name="TBL_5f_0_5f_6.E1" office:value-type="string">
            <text:p text:style-name="P8">8.652,44</text:p>
          </table:table-cell>
        </table:table-row>
        <table:table-row table:style-name="TBL_5f_0_5f_6.1">
          <table:table-cell table:style-name="TBL_5f_0_5f_6.A1" office:value-type="string">
            <text:p text:style-name="P7">891</text:p>
          </table:table-cell>
          <table:table-cell table:style-name="TBL_5f_0_5f_6.B1" office:value-type="string">
            <text:p text:style-name="P7">EWERTON FARIAS DOS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ENTRO DE APOIO OPERACIONAL DE SEGURANCA PUBLICA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.331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,86</text:p>
          </table:table-cell>
          <table:table-cell table:style-name="TBL_5f_0_5f_6.E1" office:value-type="string">
            <text:p text:style-name="P8">4.326,49</text:p>
          </table:table-cell>
        </table:table-row>
        <table:table-row table:style-name="TBL_5f_0_5f_6.1">
          <table:table-cell table:style-name="TBL_5f_0_5f_6.A1" office:value-type="string">
            <text:p text:style-name="P7">1320</text:p>
          </table:table-cell>
          <table:table-cell table:style-name="TBL_5f_0_5f_6.B1" office:value-type="string">
            <text:p text:style-name="P7">FABIA PRISCILLA DE ARAUJO COST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1.35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608,5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0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6.343,07</text:p>
          </table:table-cell>
          <table:table-cell table:style-name="TBL_5f_0_5f_6.E1" office:value-type="string">
            <text:p text:style-name="P8">1.459,58</text:p>
          </table:table-cell>
          <table:table-cell table:style-name="TBL_5f_0_5f_6.E1" office:value-type="string">
            <text:p text:style-name="P8">1.706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65,86</text:p>
          </table:table-cell>
          <table:table-cell table:style-name="TBL_5f_0_5f_6.E1" office:value-type="string">
            <text:p text:style-name="P8">13.177,21</text:p>
          </table:table-cell>
        </table:table-row>
        <table:table-row table:style-name="TBL_5f_0_5f_6.1">
          <table:table-cell table:style-name="TBL_5f_0_5f_6.A1" office:value-type="string">
            <text:p text:style-name="P7">425</text:p>
          </table:table-cell>
          <table:table-cell table:style-name="TBL_5f_0_5f_6.B1" office:value-type="string">
            <text:p text:style-name="P7">FABIANA CARVALHO VIANA FRANC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6.073,18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98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814,59</text:p>
          </table:table-cell>
          <table:table-cell table:style-name="TBL_5f_0_5f_6.E1" office:value-type="string">
            <text:p text:style-name="P8">24.258,59</text:p>
          </table:table-cell>
        </table:table-row>
        <table:table-row table:style-name="TBL_5f_0_5f_6.1">
          <table:table-cell table:style-name="TBL_5f_0_5f_6.A1" office:value-type="string">
            <text:p text:style-name="P7">1520</text:p>
          </table:table-cell>
          <table:table-cell table:style-name="TBL_5f_0_5f_6.B1" office:value-type="string">
            <text:p text:style-name="P7">FABIANA LIMA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1.106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7.704,51</text:p>
          </table:table-cell>
          <table:table-cell table:style-name="TBL_5f_0_5f_6.E1" office:value-type="string">
            <text:p text:style-name="P8">774,42</text:p>
          </table:table-cell>
          <table:table-cell table:style-name="TBL_5f_0_5f_6.E1" office:value-type="string">
            <text:p text:style-name="P8">438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13,28</text:p>
          </table:table-cell>
          <table:table-cell table:style-name="TBL_5f_0_5f_6.E1" office:value-type="string">
            <text:p text:style-name="P8">6.491,23</text:p>
          </table:table-cell>
        </table:table-row>
        <table:table-row table:style-name="TBL_5f_0_5f_6.1">
          <table:table-cell table:style-name="TBL_5f_0_5f_6.A1" office:value-type="string">
            <text:p text:style-name="P7">1451</text:p>
          </table:table-cell>
          <table:table-cell table:style-name="TBL_5f_0_5f_6.B1" office:value-type="string">
            <text:p text:style-name="P7">FABIO ANTONIO LEITE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FINANCEIRA/DF/SG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1.255,5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8.822,90</text:p>
          </table:table-cell>
          <table:table-cell table:style-name="TBL_5f_0_5f_6.E1" office:value-type="string">
            <text:p text:style-name="P8">755,22</text:p>
          </table:table-cell>
          <table:table-cell table:style-name="TBL_5f_0_5f_6.E1" office:value-type="string">
            <text:p text:style-name="P8">699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54,78</text:p>
          </table:table-cell>
          <table:table-cell table:style-name="TBL_5f_0_5f_6.E1" office:value-type="string">
            <text:p text:style-name="P8">7.368,12</text:p>
          </table:table-cell>
        </table:table-row>
        <table:table-row table:style-name="TBL_5f_0_5f_6.1">
          <table:table-cell table:style-name="TBL_5f_0_5f_6.A1" office:value-type="string">
            <text:p text:style-name="P7">1579</text:p>
          </table:table-cell>
          <table:table-cell table:style-name="TBL_5f_0_5f_6.B1" office:value-type="string">
            <text:p text:style-name="P7">FABIO AUGUSTO MENEZES SANTOS</text:p>
          </table:table-cell>
          <table:table-cell table:style-name="TBL_5f_0_5f_6.B1" office:value-type="string">
            <text:p text:style-name="P7">Chefe do Setor de Estat. da Ouvidoria</text:p>
          </table:table-cell>
          <table:table-cell table:style-name="TBL_5f_0_5f_6.B1" office:value-type="string">
            <text:p text:style-name="P7">OUVIDORIA DO MP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5.590,90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5.261,11</text:p>
          </table:table-cell>
        </table:table-row>
        <table:table-row table:style-name="TBL_5f_0_5f_6.1">
          <table:table-cell table:style-name="TBL_5f_0_5f_6.A1" office:value-type="string">
            <text:p text:style-name="P7">2088</text:p>
          </table:table-cell>
          <table:table-cell table:style-name="TBL_5f_0_5f_6.B1" office:value-type="string">
            <text:p text:style-name="P7">FABIO COSTA DOS SANTOS</text:p>
          </table:table-cell>
          <table:table-cell table:style-name="TBL_5f_0_5f_6.B1" office:value-type="string">
            <text:p text:style-name="P7">TÉCNICO DO MP - Manut. Sup. Eq. de Inf. e Software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2.619,31</text:p>
          </table:table-cell>
          <table:table-cell table:style-name="TBL_5f_0_5f_6.E1" office:value-type="string">
            <text:p text:style-name="P8">130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4.659,27</text:p>
          </table:table-cell>
          <table:table-cell table:style-name="TBL_5f_0_5f_6.E1" office:value-type="string">
            <text:p text:style-name="P8">385,04</text:p>
          </table:table-cell>
          <table:table-cell table:style-name="TBL_5f_0_5f_6.E1" office:value-type="string">
            <text:p text:style-name="P8">34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19,63</text:p>
          </table:table-cell>
          <table:table-cell table:style-name="TBL_5f_0_5f_6.E1" office:value-type="string">
            <text:p text:style-name="P8">4.239,64</text:p>
          </table:table-cell>
        </table:table-row>
        <table:table-row table:style-name="TBL_5f_0_5f_6.1">
          <table:table-cell table:style-name="TBL_5f_0_5f_6.A1" office:value-type="string">
            <text:p text:style-name="P7">1313</text:p>
          </table:table-cell>
          <table:table-cell table:style-name="TBL_5f_0_5f_6.B1" office:value-type="string">
            <text:p text:style-name="P7">FABIO ERIK MONTE D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3ª PROMOTORIA DE JUSTICA DOS DIREITOS DO CIDADAO</text:p>
          </table:table-cell>
          <table:table-cell table:style-name="TBL_5f_0_5f_6.E1" office:value-type="string">
            <text:p text:style-name="P8">10.186,22</text:p>
          </table:table-cell>
          <table:table-cell table:style-name="TBL_5f_0_5f_6.E1" office:value-type="string">
            <text:p text:style-name="P8">2.037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4.132,45</text:p>
          </table:table-cell>
          <table:table-cell table:style-name="TBL_5f_0_5f_6.E1" office:value-type="string">
            <text:p text:style-name="P8">1.711,28</text:p>
          </table:table-cell>
          <table:table-cell table:style-name="TBL_5f_0_5f_6.E1" office:value-type="string">
            <text:p text:style-name="P8">2.021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732,77</text:p>
          </table:table-cell>
          <table:table-cell table:style-name="TBL_5f_0_5f_6.E1" office:value-type="string">
            <text:p text:style-name="P8">10.399,68</text:p>
          </table:table-cell>
        </table:table-row>
        <table:table-row table:style-name="TBL_5f_0_5f_6.1">
          <table:table-cell table:style-name="TBL_5f_0_5f_6.A1" office:value-type="string">
            <text:p text:style-name="P7">1351</text:p>
          </table:table-cell>
          <table:table-cell table:style-name="TBL_5f_0_5f_6.B1" office:value-type="string">
            <text:p text:style-name="P7">FABIO OLIVEIRA UCHOA</text:p>
          </table:table-cell>
          <table:table-cell table:style-name="TBL_5f_0_5f_6.B1" office:value-type="string">
            <text:p text:style-name="P7">OFICIAL ADMINISTRATIVO - requisitado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1.667,14</text:p>
          </table:table-cell>
          <table:table-cell table:style-name="TBL_5f_0_5f_6.E1" office:value-type="string">
            <text:p text:style-name="P8">5.325,48</text:p>
          </table:table-cell>
          <table:table-cell table:style-name="TBL_5f_0_5f_6.E1" office:value-type="string">
            <text:p text:style-name="P8">6.575,05</text:p>
          </table:table-cell>
          <table:table-cell table:style-name="TBL_5f_0_5f_6.E1" office:value-type="string">
            <text:p text:style-name="P8">2.591,3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8.331,98</text:p>
          </table:table-cell>
          <table:table-cell table:style-name="TBL_5f_0_5f_6.E1" office:value-type="string">
            <text:p text:style-name="P8">807,20</text:p>
          </table:table-cell>
          <table:table-cell table:style-name="TBL_5f_0_5f_6.E1" office:value-type="string">
            <text:p text:style-name="P8">2.394,9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02,10</text:p>
          </table:table-cell>
          <table:table-cell table:style-name="TBL_5f_0_5f_6.E1" office:value-type="string">
            <text:p text:style-name="P8">15.129,88</text:p>
          </table:table-cell>
        </table:table-row>
        <table:table-row table:style-name="TBL_5f_0_5f_6.1">
          <table:table-cell table:style-name="TBL_5f_0_5f_6.A1" office:value-type="string">
            <text:p text:style-name="P7">586</text:p>
          </table:table-cell>
          <table:table-cell table:style-name="TBL_5f_0_5f_6.B1" office:value-type="string">
            <text:p text:style-name="P7">FABIO PINHEIRO SILVA DE MENEZES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SAO CRISTOVA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5.862,03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4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62,46</text:p>
          </table:table-cell>
          <table:table-cell table:style-name="TBL_5f_0_5f_6.E1" office:value-type="string">
            <text:p text:style-name="P8">24.099,57</text:p>
          </table:table-cell>
        </table:table-row>
        <table:table-row table:style-name="TBL_5f_0_5f_6.1">
          <table:table-cell table:style-name="TBL_5f_0_5f_6.A1" office:value-type="string">
            <text:p text:style-name="P7">1846</text:p>
          </table:table-cell>
          <table:table-cell table:style-name="TBL_5f_0_5f_6.B1" office:value-type="string">
            <text:p text:style-name="P7">FABIO PUTUMUJU DE OLIVEIRA</text:p>
          </table:table-cell>
          <table:table-cell table:style-name="TBL_5f_0_5f_6.B1" office:value-type="string">
            <text:p text:style-name="P7">PROMOTOR DE JUSTIÇA DE ENTR. INICIAL</text:p>
          </table:table-cell>
          <table:table-cell table:style-name="TBL_5f_0_5f_6.B1" office:value-type="string">
            <text:p text:style-name="P7">PROMOTORIA DE JUSTICA - PORTO DA FOLHA </text:p>
          </table:table-cell>
          <table:table-cell table:style-name="TBL_5f_0_5f_6.E1" office:value-type="string">
            <text:p text:style-name="P8">32.004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00,47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7.378,04</text:p>
          </table:table-cell>
          <table:table-cell table:style-name="TBL_5f_0_5f_6.E1" office:value-type="string">
            <text:p text:style-name="P8">4.480,65</text:p>
          </table:table-cell>
          <table:table-cell table:style-name="TBL_5f_0_5f_6.E1" office:value-type="string">
            <text:p text:style-name="P8">7.527,7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008,38</text:p>
          </table:table-cell>
          <table:table-cell table:style-name="TBL_5f_0_5f_6.E1" office:value-type="string">
            <text:p text:style-name="P8">25.369,66</text:p>
          </table:table-cell>
        </table:table-row>
        <table:table-row table:style-name="TBL_5f_0_5f_6.1">
          <table:table-cell table:style-name="TBL_5f_0_5f_6.A1" office:value-type="string">
            <text:p text:style-name="P7">545</text:p>
          </table:table-cell>
          <table:table-cell table:style-name="TBL_5f_0_5f_6.B1" office:value-type="string">
            <text:p text:style-name="P7">FABIO SILVA TORRES</text:p>
          </table:table-cell>
          <table:table-cell table:style-name="TBL_5f_0_5f_6.B1" office:value-type="string">
            <text:p text:style-name="P7">ASSESSOR DO DIRETOR ADMINISTRATIV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499,1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8.672,06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606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58,81</text:p>
          </table:table-cell>
          <table:table-cell table:style-name="TBL_5f_0_5f_6.E1" office:value-type="string">
            <text:p text:style-name="P8">7.313,25</text:p>
          </table:table-cell>
        </table:table-row>
        <table:table-row table:style-name="TBL_5f_0_5f_6.1">
          <table:table-cell table:style-name="TBL_5f_0_5f_6.A1" office:value-type="string">
            <text:p text:style-name="P7">400</text:p>
          </table:table-cell>
          <table:table-cell table:style-name="TBL_5f_0_5f_6.B1" office:value-type="string">
            <text:p text:style-name="P7">FABIO VIEGAS MENDONCA DE ARAUJO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CRIMINAL - NOSSA SENHORA DO SOCORRO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048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0,26</text:p>
          </table:table-cell>
          <table:table-cell table:style-name="TBL_5f_0_5f_6.E1" office:value-type="string">
            <text:p text:style-name="P8">18.854,30</text:p>
          </table:table-cell>
          <table:table-cell table:style-name="TBL_5f_0_5f_6.E1" office:value-type="string">
            <text:p text:style-name="P8">55.912,32</text:p>
          </table:table-cell>
          <table:table-cell table:style-name="TBL_5f_0_5f_6.E1" office:value-type="string">
            <text:p text:style-name="P8">4.863,29</text:p>
          </table:table-cell>
          <table:table-cell table:style-name="TBL_5f_0_5f_6.E1" office:value-type="string">
            <text:p text:style-name="P8">7.879,9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743,21</text:p>
          </table:table-cell>
          <table:table-cell table:style-name="TBL_5f_0_5f_6.E1" office:value-type="string">
            <text:p text:style-name="P8">43.169,11</text:p>
          </table:table-cell>
        </table:table-row>
        <table:table-row table:style-name="TBL_5f_0_5f_6.1">
          <table:table-cell table:style-name="TBL_5f_0_5f_6.A1" office:value-type="string">
            <text:p text:style-name="P7">2071</text:p>
          </table:table-cell>
          <table:table-cell table:style-name="TBL_5f_0_5f_6.B1" office:value-type="string">
            <text:p text:style-name="P7">FABRICIO EMMANUEL LIMA SANTO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RIACHUELO</text:p>
          </table:table-cell>
          <table:table-cell table:style-name="TBL_5f_0_5f_6.E1" office:value-type="string">
            <text:p text:style-name="P8">3.715,54</text:p>
          </table:table-cell>
          <table:table-cell table:style-name="TBL_5f_0_5f_6.E1" office:value-type="string">
            <text:p text:style-name="P8">293,16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7.472,47</text:p>
          </table:table-cell>
          <table:table-cell table:style-name="TBL_5f_0_5f_6.E1" office:value-type="string">
            <text:p text:style-name="P8">561,22</text:p>
          </table:table-cell>
          <table:table-cell table:style-name="TBL_5f_0_5f_6.E1" office:value-type="string">
            <text:p text:style-name="P8">395,7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56,94</text:p>
          </table:table-cell>
          <table:table-cell table:style-name="TBL_5f_0_5f_6.E1" office:value-type="string">
            <text:p text:style-name="P8">6.515,53</text:p>
          </table:table-cell>
        </table:table-row>
        <table:table-row table:style-name="TBL_5f_0_5f_6.1">
          <table:table-cell table:style-name="TBL_5f_0_5f_6.A1" office:value-type="string">
            <text:p text:style-name="P7">1841</text:p>
          </table:table-cell>
          <table:table-cell table:style-name="TBL_5f_0_5f_6.B1" office:value-type="string">
            <text:p text:style-name="P7">FELIPE AUGUSTO RIBEIRO VIAN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3ª PROCURADORIA DE JUSTICA (2ª CAMARA CIVEL)</text:p>
          </table:table-cell>
          <table:table-cell table:style-name="TBL_5f_0_5f_6.E1" office:value-type="string">
            <text:p text:style-name="P8">7.180,89</text:p>
          </table:table-cell>
          <table:table-cell table:style-name="TBL_5f_0_5f_6.E1" office:value-type="string">
            <text:p text:style-name="P8">755,43</text:p>
          </table:table-cell>
          <table:table-cell table:style-name="TBL_5f_0_5f_6.E1" office:value-type="string">
            <text:p text:style-name="P8">10.673,6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203,3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26.722,22</text:p>
          </table:table-cell>
          <table:table-cell table:style-name="TBL_5f_0_5f_6.E1" office:value-type="string">
            <text:p text:style-name="P8">1.111,08</text:p>
          </table:table-cell>
          <table:table-cell table:style-name="TBL_5f_0_5f_6.E1" office:value-type="string">
            <text:p text:style-name="P8">5.648,7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759,81</text:p>
          </table:table-cell>
          <table:table-cell table:style-name="TBL_5f_0_5f_6.E1" office:value-type="string">
            <text:p text:style-name="P8">19.962,41</text:p>
          </table:table-cell>
        </table:table-row>
        <table:table-row table:style-name="TBL_5f_0_5f_6.1">
          <table:table-cell table:style-name="TBL_5f_0_5f_6.A1" office:value-type="string">
            <text:p text:style-name="P7">1790</text:p>
          </table:table-cell>
          <table:table-cell table:style-name="TBL_5f_0_5f_6.B1" office:value-type="string">
            <text:p text:style-name="P7">FELIPE LEANDRO PODEROSO BISPO DA MO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4ª PROMOTORIA DE JUSTICA DOS DIREITOS DO CIDADAO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6.799,80</text:p>
          </table:table-cell>
          <table:table-cell table:style-name="TBL_5f_0_5f_6.E1" office:value-type="string">
            <text:p text:style-name="P8">684,71</text:p>
          </table:table-cell>
          <table:table-cell table:style-name="TBL_5f_0_5f_6.E1" office:value-type="string">
            <text:p text:style-name="P8">310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94,95</text:p>
          </table:table-cell>
          <table:table-cell table:style-name="TBL_5f_0_5f_6.E1" office:value-type="string">
            <text:p text:style-name="P8">5.804,85</text:p>
          </table:table-cell>
        </table:table-row>
        <table:table-row table:style-name="TBL_5f_0_5f_6.1">
          <table:table-cell table:style-name="TBL_5f_0_5f_6.A1" office:value-type="string">
            <text:p text:style-name="P7">1625</text:p>
          </table:table-cell>
          <table:table-cell table:style-name="TBL_5f_0_5f_6.B1" office:value-type="string">
            <text:p text:style-name="P7">FELIPE RIBEIRO ALMICO FRAG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105,2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17.476,92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3.335,3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087,30</text:p>
          </table:table-cell>
          <table:table-cell table:style-name="TBL_5f_0_5f_6.E1" office:value-type="string">
            <text:p text:style-name="P8">13.389,62</text:p>
          </table:table-cell>
        </table:table-row>
        <table:table-row table:style-name="TBL_5f_0_5f_6.1">
          <table:table-cell table:style-name="TBL_5f_0_5f_6.A1" office:value-type="string">
            <text:p text:style-name="P7">343</text:p>
          </table:table-cell>
          <table:table-cell table:style-name="TBL_5f_0_5f_6.B1" office:value-type="string">
            <text:p text:style-name="P7">FELIX CARBALLAL SILV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3ª PROMOTORIA DE JUSTICA CRIMINAL - ARACAJU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368,91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9.230,94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972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688,91</text:p>
          </table:table-cell>
          <table:table-cell table:style-name="TBL_5f_0_5f_6.E1" office:value-type="string">
            <text:p text:style-name="P8">26.542,03</text:p>
          </table:table-cell>
        </table:table-row>
        <table:table-row table:style-name="TBL_5f_0_5f_6.1">
          <table:table-cell table:style-name="TBL_5f_0_5f_6.A1" office:value-type="string">
            <text:p text:style-name="P7">1878</text:p>
          </table:table-cell>
          <table:table-cell table:style-name="TBL_5f_0_5f_6.B1" office:value-type="string">
            <text:p text:style-name="P7">FELLIPE BARROS CAVALCANTE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PROMOTORIA DE JUSTICA DISTRITAL - SAO CRISTOVAO </text:p>
          </table:table-cell>
          <table:table-cell table:style-name="TBL_5f_0_5f_6.E1" office:value-type="string">
            <text:p text:style-name="P8">6.029,21</text:p>
          </table:table-cell>
          <table:table-cell table:style-name="TBL_5f_0_5f_6.E1" office:value-type="string">
            <text:p text:style-name="P8">634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0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9.209,92</text:p>
          </table:table-cell>
          <table:table-cell table:style-name="TBL_5f_0_5f_6.E1" office:value-type="string">
            <text:p text:style-name="P8">932,89</text:p>
          </table:table-cell>
          <table:table-cell table:style-name="TBL_5f_0_5f_6.E1" office:value-type="string">
            <text:p text:style-name="P8">712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45,17</text:p>
          </table:table-cell>
          <table:table-cell table:style-name="TBL_5f_0_5f_6.E1" office:value-type="string">
            <text:p text:style-name="P8">7.564,75</text:p>
          </table:table-cell>
        </table:table-row>
      </table:table>
      <table:table table:name="TBL_0_7" table:style-name="TBL_5f_0_5f_7">
        <table:table-column table:style-name="TBL_5f_0_5f_7.A"/>
        <table:table-column table:style-name="TBL_5f_0_5f_7.B"/>
        <table:table-column table:style-name="TBL_5f_0_5f_7.C"/>
        <table:table-column table:style-name="TBL_5f_0_5f_7.D"/>
        <table:table-column table:style-name="TBL_5f_0_5f_7.E"/>
        <table:table-column table:style-name="TBL_5f_0_5f_7.F"/>
        <table:table-column table:style-name="TBL_5f_0_5f_7.G"/>
        <table:table-column table:style-name="TBL_5f_0_5f_7.H"/>
        <table:table-column table:style-name="TBL_5f_0_5f_7.I"/>
        <table:table-column table:style-name="TBL_5f_0_5f_7.J"/>
        <table:table-column table:style-name="TBL_5f_0_5f_7.E"/>
        <table:table-column table:style-name="TBL_5f_0_5f_7.L" table:number-columns-repeated="2"/>
        <table:table-column table:style-name="TBL_5f_0_5f_7.J"/>
        <table:table-column table:style-name="TBL_5f_0_5f_7.O"/>
        <table:table-column table:style-name="TBL_5f_0_5f_7.P"/>
        <table:table-column table:style-name="TBL_5f_0_5f_7.Q"/>
        <table:table-column table:style-name="TBL_5f_0_5f_7.R"/>
        <table:table-row table:style-name="TBL_5f_0_5f_7.1">
          <table:table-cell table:style-name="TBL_5f_0_5f_7.A1" office:value-type="string">
            <text:p text:style-name="P7"><text:bookmark text:name="JR_PAGE_ANCHOR_0_8"/>1631</text:p>
          </table:table-cell>
          <table:table-cell table:style-name="TBL_5f_0_5f_7.B1" office:value-type="string">
            <text:p text:style-name="P7">FERNANDA CAMPOS COS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GRUPO DE APOIO OPERACIONAL - SEC. GERAL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799,80</text:p>
          </table:table-cell>
          <table:table-cell table:style-name="TBL_5f_0_5f_7.E1" office:value-type="string">
            <text:p text:style-name="P8">684,71</text:p>
          </table:table-cell>
          <table:table-cell table:style-name="TBL_5f_0_5f_7.E1" office:value-type="string">
            <text:p text:style-name="P8">310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94,95</text:p>
          </table:table-cell>
          <table:table-cell table:style-name="TBL_5f_0_5f_7.E1" office:value-type="string">
            <text:p text:style-name="P8">5.804,85</text:p>
          </table:table-cell>
        </table:table-row>
        <table:table-row table:style-name="TBL_5f_0_5f_7.1">
          <table:table-cell table:style-name="TBL_5f_0_5f_7.A1" office:value-type="string">
            <text:p text:style-name="P7">2009</text:p>
          </table:table-cell>
          <table:table-cell table:style-name="TBL_5f_0_5f_7.B1" office:value-type="string">
            <text:p text:style-name="P7">FERNANDA RAMOS ARAUJO SOBRAL DE ANDRAD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GRUPO DE APOIO OPERACIONAL - SEC. GERAL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13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53,33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3.009,51</text:p>
          </table:table-cell>
          <table:table-cell table:style-name="TBL_5f_0_5f_7.E1" office:value-type="string">
            <text:p text:style-name="P8">1.278,77</text:p>
          </table:table-cell>
          <table:table-cell table:style-name="TBL_5f_0_5f_7.E1" office:value-type="string">
            <text:p text:style-name="P8">1.256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35,01</text:p>
          </table:table-cell>
          <table:table-cell table:style-name="TBL_5f_0_5f_7.E1" office:value-type="string">
            <text:p text:style-name="P8">10.474,50</text:p>
          </table:table-cell>
        </table:table-row>
        <table:table-row table:style-name="TBL_5f_0_5f_7.1">
          <table:table-cell table:style-name="TBL_5f_0_5f_7.A1" office:value-type="string">
            <text:p text:style-name="P7">2137</text:p>
          </table:table-cell>
          <table:table-cell table:style-name="TBL_5f_0_5f_7.B1" office:value-type="string">
            <text:p text:style-name="P7">FERNANDA SANTOS SOUSA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GRUPO DE ATUACAO ESPECIAL DE COMBATE AO CRIME ORGANIZADO (GAECO)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4.27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,3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,39</text:p>
          </table:table-cell>
          <table:table-cell table:style-name="TBL_5f_0_5f_7.E1" office:value-type="string">
            <text:p text:style-name="P8">4.254,03</text:p>
          </table:table-cell>
        </table:table-row>
        <table:table-row table:style-name="TBL_5f_0_5f_7.1">
          <table:table-cell table:style-name="TBL_5f_0_5f_7.A1" office:value-type="string">
            <text:p text:style-name="P7">1529</text:p>
          </table:table-cell>
          <table:table-cell table:style-name="TBL_5f_0_5f_7.B1" office:value-type="string">
            <text:p text:style-name="P7">FERNANDA SILVA COST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ESCOLA SUPERIOR DO MP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3.692,3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5.436,73</text:p>
          </table:table-cell>
          <table:table-cell table:style-name="TBL_5f_0_5f_7.E1" office:value-type="string">
            <text:p text:style-name="P8">1.376,96</text:p>
          </table:table-cell>
          <table:table-cell table:style-name="TBL_5f_0_5f_7.E1" office:value-type="string">
            <text:p text:style-name="P8">2.472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849,06</text:p>
          </table:table-cell>
          <table:table-cell table:style-name="TBL_5f_0_5f_7.E1" office:value-type="string">
            <text:p text:style-name="P8">11.587,67</text:p>
          </table:table-cell>
        </table:table-row>
        <table:table-row table:style-name="TBL_5f_0_5f_7.1">
          <table:table-cell table:style-name="TBL_5f_0_5f_7.A1" office:value-type="string">
            <text:p text:style-name="P7">1497</text:p>
          </table:table-cell>
          <table:table-cell table:style-name="TBL_5f_0_5f_7.B1" office:value-type="string">
            <text:p text:style-name="P7">FERNANDA TAGEANNE CORREIA GAM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OS DIREITOS A SAUDE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1.707,01</text:p>
          </table:table-cell>
          <table:table-cell table:style-name="TBL_5f_0_5f_7.E1" office:value-type="string">
            <text:p text:style-name="P8">1.278,77</text:p>
          </table:table-cell>
          <table:table-cell table:style-name="TBL_5f_0_5f_7.E1" office:value-type="string">
            <text:p text:style-name="P8">1.348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27,49</text:p>
          </table:table-cell>
          <table:table-cell table:style-name="TBL_5f_0_5f_7.E1" office:value-type="string">
            <text:p text:style-name="P8">9.079,52</text:p>
          </table:table-cell>
        </table:table-row>
        <table:table-row table:style-name="TBL_5f_0_5f_7.1">
          <table:table-cell table:style-name="TBL_5f_0_5f_7.A1" office:value-type="string">
            <text:p text:style-name="P7">2060</text:p>
          </table:table-cell>
          <table:table-cell table:style-name="TBL_5f_0_5f_7.B1" office:value-type="string">
            <text:p text:style-name="P7">FERNANDO HENRIQUE VIEIRA TRINDADE</text:p>
          </table:table-cell>
          <table:table-cell table:style-name="TBL_5f_0_5f_7.B1" office:value-type="string">
            <text:p text:style-name="P7">ANALISTA DO MP -Informática - G. e A.de P. de Sistemas</text:p>
          </table:table-cell>
          <table:table-cell table:style-name="TBL_5f_0_5f_7.B1" office:value-type="string">
            <text:p text:style-name="P7">DIRETORIA DE TECNOLOGIA DA INFORMACAO</text:p>
          </table:table-cell>
          <table:table-cell table:style-name="TBL_5f_0_5f_7.E1" office:value-type="string">
            <text:p text:style-name="P8">8.463,95</text:p>
          </table:table-cell>
          <table:table-cell table:style-name="TBL_5f_0_5f_7.E1" office:value-type="string">
            <text:p text:style-name="P8">600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54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128,44</text:p>
          </table:table-cell>
          <table:table-cell table:style-name="TBL_5f_0_5f_7.E1" office:value-type="string">
            <text:p text:style-name="P8">1.269,03</text:p>
          </table:table-cell>
          <table:table-cell table:style-name="TBL_5f_0_5f_7.E1" office:value-type="string">
            <text:p text:style-name="P8">1.317,0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86,04</text:p>
          </table:table-cell>
          <table:table-cell table:style-name="TBL_5f_0_5f_7.E1" office:value-type="string">
            <text:p text:style-name="P8">8.542,40</text:p>
          </table:table-cell>
        </table:table-row>
        <table:table-row table:style-name="TBL_5f_0_5f_7.1">
          <table:table-cell table:style-name="TBL_5f_0_5f_7.A1" office:value-type="string">
            <text:p text:style-name="P7">124</text:p>
          </table:table-cell>
          <table:table-cell table:style-name="TBL_5f_0_5f_7.B1" office:value-type="string">
            <text:p text:style-name="P7">FLAMARION D AVILA FONTES 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</table:table-row>
        <table:table-row table:style-name="TBL_5f_0_5f_7.1">
          <table:table-cell table:style-name="TBL_5f_0_5f_7.A1" office:value-type="string">
            <text:p text:style-name="P7">2098</text:p>
          </table:table-cell>
          <table:table-cell table:style-name="TBL_5f_0_5f_7.B1" office:value-type="string">
            <text:p text:style-name="P7">FLAVIA ARAUJO BARRET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ASSESSORIA JURIDICA</text:p>
          </table:table-cell>
          <table:table-cell table:style-name="TBL_5f_0_5f_7.E1" office:value-type="string">
            <text:p text:style-name="P8">3.306,82</text:p>
          </table:table-cell>
          <table:table-cell table:style-name="TBL_5f_0_5f_7.E1" office:value-type="string">
            <text:p text:style-name="P8">661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5.877,17</text:p>
          </table:table-cell>
          <table:table-cell table:style-name="TBL_5f_0_5f_7.E1" office:value-type="string">
            <text:p text:style-name="P8">555,55</text:p>
          </table:table-cell>
          <table:table-cell table:style-name="TBL_5f_0_5f_7.E1" office:value-type="string">
            <text:p text:style-name="P8">157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12,64</text:p>
          </table:table-cell>
          <table:table-cell table:style-name="TBL_5f_0_5f_7.E1" office:value-type="string">
            <text:p text:style-name="P8">5.164,53</text:p>
          </table:table-cell>
        </table:table-row>
        <table:table-row table:style-name="TBL_5f_0_5f_7.1">
          <table:table-cell table:style-name="TBL_5f_0_5f_7.A1" office:value-type="string">
            <text:p text:style-name="P7">1749</text:p>
          </table:table-cell>
          <table:table-cell table:style-name="TBL_5f_0_5f_7.B1" office:value-type="string">
            <text:p text:style-name="P7">FLAVIA FRANCO DO PRADO CARVALHO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RIBEIROPOLIS 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0.668,2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44.581,86</text:p>
          </table:table-cell>
          <table:table-cell table:style-name="TBL_5f_0_5f_7.E1" office:value-type="string">
            <text:p text:style-name="P8">4.480,65</text:p>
          </table:table-cell>
          <table:table-cell table:style-name="TBL_5f_0_5f_7.E1" office:value-type="string">
            <text:p text:style-name="P8">9.581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4.062,01</text:p>
          </table:table-cell>
          <table:table-cell table:style-name="TBL_5f_0_5f_7.E1" office:value-type="string">
            <text:p text:style-name="P8">30.519,85</text:p>
          </table:table-cell>
        </table:table-row>
        <table:table-row table:style-name="TBL_5f_0_5f_7.1">
          <table:table-cell table:style-name="TBL_5f_0_5f_7.A1" office:value-type="string">
            <text:p text:style-name="P7">1656</text:p>
          </table:table-cell>
          <table:table-cell table:style-name="TBL_5f_0_5f_7.B1" office:value-type="string">
            <text:p text:style-name="P7">FLAVIA PATRICIA SANTOS BARRE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DIVISAO DE SERVICO SOCIAL/CAO/CG - GAAE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1,54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8.845,76</text:p>
          </table:table-cell>
          <table:table-cell table:style-name="TBL_5f_0_5f_7.E1" office:value-type="string">
            <text:p text:style-name="P8">609,39</text:p>
          </table:table-cell>
          <table:table-cell table:style-name="TBL_5f_0_5f_7.E1" office:value-type="string">
            <text:p text:style-name="P8">693,8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3,20</text:p>
          </table:table-cell>
          <table:table-cell table:style-name="TBL_5f_0_5f_7.E1" office:value-type="string">
            <text:p text:style-name="P8">7.542,56</text:p>
          </table:table-cell>
        </table:table-row>
        <table:table-row table:style-name="TBL_5f_0_5f_7.1">
          <table:table-cell table:style-name="TBL_5f_0_5f_7.A1" office:value-type="string">
            <text:p text:style-name="P7">590</text:p>
          </table:table-cell>
          <table:table-cell table:style-name="TBL_5f_0_5f_7.B1" office:value-type="string">
            <text:p text:style-name="P7">FLAVIANO ALMEIDA SANTO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DO TRIBUNAL DO JURI - ARACAJU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68,91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9.230,94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8.024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741,04</text:p>
          </table:table-cell>
          <table:table-cell table:style-name="TBL_5f_0_5f_7.E1" office:value-type="string">
            <text:p text:style-name="P8">26.489,90</text:p>
          </table:table-cell>
        </table:table-row>
        <table:table-row table:style-name="TBL_5f_0_5f_7.1">
          <table:table-cell table:style-name="TBL_5f_0_5f_7.A1" office:value-type="string">
            <text:p text:style-name="P7">1410</text:p>
          </table:table-cell>
          <table:table-cell table:style-name="TBL_5f_0_5f_7.B1" office:value-type="string">
            <text:p text:style-name="P7">FLAVIO FONSEC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ESTANCIA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1.317,6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20</text:p>
          </table:table-cell>
          <table:table-cell table:style-name="TBL_5f_0_5f_7.E1" office:value-type="string">
            <text:p text:style-name="P8">9.105,41</text:p>
          </table:table-cell>
          <table:table-cell table:style-name="TBL_5f_0_5f_7.E1" office:value-type="string">
            <text:p text:style-name="P8">922,35</text:p>
          </table:table-cell>
          <table:table-cell table:style-name="TBL_5f_0_5f_7.E1" office:value-type="string">
            <text:p text:style-name="P8">688,7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11,10</text:p>
          </table:table-cell>
          <table:table-cell table:style-name="TBL_5f_0_5f_7.E1" office:value-type="string">
            <text:p text:style-name="P8">7.494,31</text:p>
          </table:table-cell>
        </table:table-row>
        <table:table-row table:style-name="TBL_5f_0_5f_7.1">
          <table:table-cell table:style-name="TBL_5f_0_5f_7.A1" office:value-type="string">
            <text:p text:style-name="P7">1732</text:p>
          </table:table-cell>
          <table:table-cell table:style-name="TBL_5f_0_5f_7.B1" office:value-type="string">
            <text:p text:style-name="P7">FLAVIO FONSECA SILVA CARVALH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4.972,24</text:p>
          </table:table-cell>
          <table:table-cell table:style-name="TBL_5f_0_5f_7.E1" office:value-type="string">
            <text:p text:style-name="P8">745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10,37</text:p>
          </table:table-cell>
          <table:table-cell table:style-name="TBL_5f_0_5f_7.E1" office:value-type="string">
            <text:p text:style-name="P8">8.128,45</text:p>
          </table:table-cell>
          <table:table-cell table:style-name="TBL_5f_0_5f_7.E1" office:value-type="string">
            <text:p text:style-name="P8">800,53</text:p>
          </table:table-cell>
          <table:table-cell table:style-name="TBL_5f_0_5f_7.E1" office:value-type="string">
            <text:p text:style-name="P8">430,8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31,36</text:p>
          </table:table-cell>
          <table:table-cell table:style-name="TBL_5f_0_5f_7.E1" office:value-type="string">
            <text:p text:style-name="P8">6.897,09</text:p>
          </table:table-cell>
        </table:table-row>
        <table:table-row table:style-name="TBL_5f_0_5f_7.1">
          <table:table-cell table:style-name="TBL_5f_0_5f_7.A1" office:value-type="string">
            <text:p text:style-name="P7">1899</text:p>
          </table:table-cell>
          <table:table-cell table:style-name="TBL_5f_0_5f_7.B1" office:value-type="string">
            <text:p text:style-name="P7">FLAVIO PRADO FONSEC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ITABAIANINHA 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899,7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97,74</text:p>
          </table:table-cell>
          <table:table-cell table:style-name="TBL_5f_0_5f_7.E1" office:value-type="string">
            <text:p text:style-name="P8">12.350,02</text:p>
          </table:table-cell>
          <table:table-cell table:style-name="TBL_5f_0_5f_7.E1" office:value-type="string">
            <text:p text:style-name="P8">1.323,32</text:p>
          </table:table-cell>
          <table:table-cell table:style-name="TBL_5f_0_5f_7.E1" office:value-type="string">
            <text:p text:style-name="P8">1.366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89,42</text:p>
          </table:table-cell>
          <table:table-cell table:style-name="TBL_5f_0_5f_7.E1" office:value-type="string">
            <text:p text:style-name="P8">9.660,60</text:p>
          </table:table-cell>
        </table:table-row>
        <table:table-row table:style-name="TBL_5f_0_5f_7.1">
          <table:table-cell table:style-name="TBL_5f_0_5f_7.A1" office:value-type="string">
            <text:p text:style-name="P7">1894</text:p>
          </table:table-cell>
          <table:table-cell table:style-name="TBL_5f_0_5f_7.B1" office:value-type="string">
            <text:p text:style-name="P7">FLAVIO SILVA VASCONCEL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LAGARTO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0,00</text:p>
          </table:table-cell>
          <table:table-cell table:style-name="TBL_5f_0_5f_7.E1" office:value-type="string">
            <text:p text:style-name="P8">2.572,36</text:p>
          </table:table-cell>
          <table:table-cell table:style-name="TBL_5f_0_5f_7.E1" office:value-type="string">
            <text:p text:style-name="P8">7.125,16</text:p>
          </table:table-cell>
          <table:table-cell table:style-name="TBL_5f_0_5f_7.E1" office:value-type="string">
            <text:p text:style-name="P8">609,39</text:p>
          </table:table-cell>
          <table:table-cell table:style-name="TBL_5f_0_5f_7.E1" office:value-type="string">
            <text:p text:style-name="P8">251,1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60,53</text:p>
          </table:table-cell>
          <table:table-cell table:style-name="TBL_5f_0_5f_7.E1" office:value-type="string">
            <text:p text:style-name="P8">6.264,63</text:p>
          </table:table-cell>
        </table:table-row>
        <table:table-row table:style-name="TBL_5f_0_5f_7.1">
          <table:table-cell table:style-name="TBL_5f_0_5f_7.A1" office:value-type="string">
            <text:p text:style-name="P7">2208</text:p>
          </table:table-cell>
          <table:table-cell table:style-name="TBL_5f_0_5f_7.B1" office:value-type="string">
            <text:p text:style-name="P7">FLAVIO WALLACE SANTOS FREIRE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597</text:p>
          </table:table-cell>
          <table:table-cell table:style-name="TBL_5f_0_5f_7.B1" office:value-type="string">
            <text:p text:style-name="P7">FRANCISCO FERREIRA DE LIMA JUNIOR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FREI PAULO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80,36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7.057,93</text:p>
          </table:table-cell>
          <table:table-cell table:style-name="TBL_5f_0_5f_7.E1" office:value-type="string">
            <text:p text:style-name="P8">4.480,65</text:p>
          </table:table-cell>
          <table:table-cell table:style-name="TBL_5f_0_5f_7.E1" office:value-type="string">
            <text:p text:style-name="P8">7.491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972,49</text:p>
          </table:table-cell>
          <table:table-cell table:style-name="TBL_5f_0_5f_7.E1" office:value-type="string">
            <text:p text:style-name="P8">25.085,44</text:p>
          </table:table-cell>
        </table:table-row>
        <table:table-row table:style-name="TBL_5f_0_5f_7.1">
          <table:table-cell table:style-name="TBL_5f_0_5f_7.A1" office:value-type="string">
            <text:p text:style-name="P7">582</text:p>
          </table:table-cell>
          <table:table-cell table:style-name="TBL_5f_0_5f_7.B1" office:value-type="string">
            <text:p text:style-name="P7">FRANCISCO JOSE DE OLIVEIRA GOI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ESTANCIA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84,45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37.757,63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7.509,2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225,68</text:p>
          </table:table-cell>
          <table:table-cell table:style-name="TBL_5f_0_5f_7.E1" office:value-type="string">
            <text:p text:style-name="P8">25.531,95</text:p>
          </table:table-cell>
        </table:table-row>
        <table:table-row table:style-name="TBL_5f_0_5f_7.1">
          <table:table-cell table:style-name="TBL_5f_0_5f_7.A1" office:value-type="string">
            <text:p text:style-name="P7">1236</text:p>
          </table:table-cell>
          <table:table-cell table:style-name="TBL_5f_0_5f_7.B1" office:value-type="string">
            <text:p text:style-name="P7">FRANCISCO MODESTO DOS PASSOS NET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2.546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3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7.216,15</text:p>
          </table:table-cell>
          <table:table-cell table:style-name="TBL_5f_0_5f_7.E1" office:value-type="string">
            <text:p text:style-name="P8">1.782,59</text:p>
          </table:table-cell>
          <table:table-cell table:style-name="TBL_5f_0_5f_7.E1" office:value-type="string">
            <text:p text:style-name="P8">1.602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85,07</text:p>
          </table:table-cell>
          <table:table-cell table:style-name="TBL_5f_0_5f_7.E1" office:value-type="string">
            <text:p text:style-name="P8">13.831,08</text:p>
          </table:table-cell>
        </table:table-row>
        <table:table-row table:style-name="TBL_5f_0_5f_7.1">
          <table:table-cell table:style-name="TBL_5f_0_5f_7.A1" office:value-type="string">
            <text:p text:style-name="P7">2161</text:p>
          </table:table-cell>
          <table:table-cell table:style-name="TBL_5f_0_5f_7.B1" office:value-type="string">
            <text:p text:style-name="P7">FRANCISCO OLIVEIRA</text:p>
          </table:table-cell>
          <table:table-cell table:style-name="TBL_5f_0_5f_7.B1" office:value-type="string">
            <text:p text:style-name="P7">2º SARGENTO - requisitado-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94,4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21,3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21,39</text:p>
          </table:table-cell>
        </table:table-row>
        <table:table-row table:style-name="TBL_5f_0_5f_7.1">
          <table:table-cell table:style-name="TBL_5f_0_5f_7.A1" office:value-type="string">
            <text:p text:style-name="P7">1003</text:p>
          </table:table-cell>
          <table:table-cell table:style-name="TBL_5f_0_5f_7.B1" office:value-type="string">
            <text:p text:style-name="P7">FRANCISLENE FISCINA GARCEZ</text:p>
          </table:table-cell>
          <table:table-cell table:style-name="TBL_5f_0_5f_7.B1" office:value-type="string">
            <text:p text:style-name="P7">FISCAL DE TRIBUTOS - requisitado</text:p>
          </table:table-cell>
          <table:table-cell table:style-name="TBL_5f_0_5f_7.B1" office:value-type="string">
            <text:p text:style-name="P7">2ª PROMOTORIA DE JUSTICA - ITAPORANGA D'AJUDA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56,00</text:p>
          </table:table-cell>
          <table:table-cell table:style-name="TBL_5f_0_5f_7.E1" office:value-type="string">
            <text:p text:style-name="P8">1.987,50</text:p>
          </table:table-cell>
          <table:table-cell table:style-name="TBL_5f_0_5f_7.E1" office:value-type="string">
            <text:p text:style-name="P8">29,1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9,18</text:p>
          </table:table-cell>
          <table:table-cell table:style-name="TBL_5f_0_5f_7.E1" office:value-type="string">
            <text:p text:style-name="P8">1.958,32</text:p>
          </table:table-cell>
        </table:table-row>
        <table:table-row table:style-name="TBL_5f_0_5f_7.1">
          <table:table-cell table:style-name="TBL_5f_0_5f_7.A1" office:value-type="string">
            <text:p text:style-name="P7">2007</text:p>
          </table:table-cell>
          <table:table-cell table:style-name="TBL_5f_0_5f_7.B1" office:value-type="string">
            <text:p text:style-name="P7">GABRIELA ANDRADE ROCH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310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7.370,64</text:p>
          </table:table-cell>
          <table:table-cell table:style-name="TBL_5f_0_5f_7.E1" office:value-type="string">
            <text:p text:style-name="P8">594,89</text:p>
          </table:table-cell>
          <table:table-cell table:style-name="TBL_5f_0_5f_7.E1" office:value-type="string">
            <text:p text:style-name="P8">193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88,24</text:p>
          </table:table-cell>
          <table:table-cell table:style-name="TBL_5f_0_5f_7.E1" office:value-type="string">
            <text:p text:style-name="P8">6.582,40</text:p>
          </table:table-cell>
        </table:table-row>
        <table:table-row table:style-name="TBL_5f_0_5f_7.1">
          <table:table-cell table:style-name="TBL_5f_0_5f_7.A1" office:value-type="string">
            <text:p text:style-name="P7">2123</text:p>
          </table:table-cell>
          <table:table-cell table:style-name="TBL_5f_0_5f_7.B1" office:value-type="string">
            <text:p text:style-name="P7">GENIVALDO DE MENEZE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2059</text:p>
          </table:table-cell>
          <table:table-cell table:style-name="TBL_5f_0_5f_7.B1" office:value-type="string">
            <text:p text:style-name="P7">GEORGE VICTOR FREIRE DUAR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PORTO DA FOLHA 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600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11.333,74</text:p>
          </table:table-cell>
          <table:table-cell table:style-name="TBL_5f_0_5f_7.E1" office:value-type="string">
            <text:p text:style-name="P8">1.149,72</text:p>
          </table:table-cell>
          <table:table-cell table:style-name="TBL_5f_0_5f_7.E1" office:value-type="string">
            <text:p text:style-name="P8">1.072,8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22,57</text:p>
          </table:table-cell>
          <table:table-cell table:style-name="TBL_5f_0_5f_7.E1" office:value-type="string">
            <text:p text:style-name="P8">9.111,17</text:p>
          </table:table-cell>
        </table:table-row>
        <table:table-row table:style-name="TBL_5f_0_5f_7.1">
          <table:table-cell table:style-name="TBL_5f_0_5f_7.A1" office:value-type="string">
            <text:p text:style-name="P7">2152</text:p>
          </table:table-cell>
          <table:table-cell table:style-name="TBL_5f_0_5f_7.B1" office:value-type="string">
            <text:p text:style-name="P7">GEOVAL JOSE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514</text:p>
          </table:table-cell>
          <table:table-cell table:style-name="TBL_5f_0_5f_7.B1" office:value-type="string">
            <text:p text:style-name="P7">GERALDO CEZAR BARROS DE OLIVEIR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A CURADORIA DA FAZENDA PUBLICA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744,42</text:p>
          </table:table-cell>
          <table:table-cell table:style-name="TBL_5f_0_5f_7.E1" office:value-type="string">
            <text:p text:style-name="P8">1.376,96</text:p>
          </table:table-cell>
          <table:table-cell table:style-name="TBL_5f_0_5f_7.E1" office:value-type="string">
            <text:p text:style-name="P8">1.456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33,68</text:p>
          </table:table-cell>
          <table:table-cell table:style-name="TBL_5f_0_5f_7.E1" office:value-type="string">
            <text:p text:style-name="P8">8.910,74</text:p>
          </table:table-cell>
        </table:table-row>
        <table:table-row table:style-name="TBL_5f_0_5f_7.1">
          <table:table-cell table:style-name="TBL_5f_0_5f_7.A1" office:value-type="string">
            <text:p text:style-name="P7">1835</text:p>
          </table:table-cell>
          <table:table-cell table:style-name="TBL_5f_0_5f_7.B1" office:value-type="string">
            <text:p text:style-name="P7">GERALDO MELO DE OLIVEIRA JUNIOR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MARUIM 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25,27</text:p>
          </table:table-cell>
          <table:table-cell table:style-name="TBL_5f_0_5f_7.E1" office:value-type="string">
            <text:p text:style-name="P8">8.354,58</text:p>
          </table:table-cell>
          <table:table-cell table:style-name="TBL_5f_0_5f_7.E1" office:value-type="string">
            <text:p text:style-name="P8">684,71</text:p>
          </table:table-cell>
          <table:table-cell table:style-name="TBL_5f_0_5f_7.E1" office:value-type="string">
            <text:p text:style-name="P8">600,4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85,12</text:p>
          </table:table-cell>
          <table:table-cell table:style-name="TBL_5f_0_5f_7.E1" office:value-type="string">
            <text:p text:style-name="P8">7.069,46</text:p>
          </table:table-cell>
        </table:table-row>
        <table:table-row table:style-name="TBL_5f_0_5f_7.1">
          <table:table-cell table:style-name="TBL_5f_0_5f_7.A1" office:value-type="string">
            <text:p text:style-name="P7">2142</text:p>
          </table:table-cell>
          <table:table-cell table:style-name="TBL_5f_0_5f_7.B1" office:value-type="string">
            <text:p text:style-name="P7">GERINALDO DOS SANTOS BARBOSA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2058</text:p>
          </table:table-cell>
          <table:table-cell table:style-name="TBL_5f_0_5f_7.B1" office:value-type="string">
            <text:p text:style-name="P7">GERSICA DAYANE SOUZA SANTOS </text:p>
          </table:table-cell>
          <table:table-cell table:style-name="TBL_5f_0_5f_7.B1" office:value-type="string">
            <text:p text:style-name="P7">ASSESSOR DO NUCLEO DE LIQUIDAÇAO E PAGAMENTO</text:p>
          </table:table-cell>
          <table:table-cell table:style-name="TBL_5f_0_5f_7.B1" office:value-type="string">
            <text:p text:style-name="P7">DIVISAO FINANCEIRA/DF/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80,1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3.389,13</text:p>
          </table:table-cell>
          <table:table-cell table:style-name="TBL_5f_0_5f_7.E1" office:value-type="string">
            <text:p text:style-name="P8">116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6,71</text:p>
          </table:table-cell>
          <table:table-cell table:style-name="TBL_5f_0_5f_7.E1" office:value-type="string">
            <text:p text:style-name="P8">3.272,42</text:p>
          </table:table-cell>
        </table:table-row>
        <table:table-row table:style-name="TBL_5f_0_5f_7.1">
          <table:table-cell table:style-name="TBL_5f_0_5f_7.A1" office:value-type="string">
            <text:p text:style-name="P7">1722</text:p>
          </table:table-cell>
          <table:table-cell table:style-name="TBL_5f_0_5f_7.B1" office:value-type="string">
            <text:p text:style-name="P7">GESSICA SANTOS SOUZA CABRAL</text:p>
          </table:table-cell>
          <table:table-cell table:style-name="TBL_5f_0_5f_7.B1" office:value-type="string">
            <text:p text:style-name="P7">Chefe do Núcleo de Comunicação</text:p>
          </table:table-cell>
          <table:table-cell table:style-name="TBL_5f_0_5f_7.B1" office:value-type="string">
            <text:p text:style-name="P7">DIVISAO DE COMUNICACAO CERIMONIAL E EVENTOS/GPGJ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08,4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217,46</text:p>
          </table:table-cell>
          <table:table-cell table:style-name="TBL_5f_0_5f_7.E1" office:value-type="string">
            <text:p text:style-name="P8">454,46</text:p>
          </table:table-cell>
          <table:table-cell table:style-name="TBL_5f_0_5f_7.E1" office:value-type="string">
            <text:p text:style-name="P8">231,0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85,48</text:p>
          </table:table-cell>
          <table:table-cell table:style-name="TBL_5f_0_5f_7.E1" office:value-type="string">
            <text:p text:style-name="P8">5.531,98</text:p>
          </table:table-cell>
        </table:table-row>
        <table:table-row table:style-name="TBL_5f_0_5f_7.1">
          <table:table-cell table:style-name="TBL_5f_0_5f_7.A1" office:value-type="string">
            <text:p text:style-name="P7">336</text:p>
          </table:table-cell>
          <table:table-cell table:style-name="TBL_5f_0_5f_7.B1" office:value-type="string">
            <text:p text:style-name="P7">GICELE MARA CAVALCANTE DAVILA FONTE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1ª PROMOTORIA DE JUSTIÇA DOS DIREITOS DO CIDADÃO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229,7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7.357,01</text:p>
          </table:table-cell>
          <table:table-cell table:style-name="TBL_5f_0_5f_7.E1" office:value-type="string">
            <text:p text:style-name="P8">66.992,3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11.483,3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6.199,79</text:p>
          </table:table-cell>
          <table:table-cell table:style-name="TBL_5f_0_5f_7.E1" office:value-type="string">
            <text:p text:style-name="P8">50.792,51</text:p>
          </table:table-cell>
        </table:table-row>
        <table:table-row table:style-name="TBL_5f_0_5f_7.1">
          <table:table-cell table:style-name="TBL_5f_0_5f_7.A1" office:value-type="string">
            <text:p text:style-name="P7">307</text:p>
          </table:table-cell>
          <table:table-cell table:style-name="TBL_5f_0_5f_7.B1" office:value-type="string">
            <text:p text:style-name="P7">GILBERTO DORIA DANTAS JUNIOR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3ª PROMOTORIA DE JUSTICA DOS DIREITOS DO CIDADAO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8.108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5.552,41</text:p>
          </table:table-cell>
          <table:table-cell table:style-name="TBL_5f_0_5f_7.E1" office:value-type="string">
            <text:p text:style-name="P8">1.873,13</text:p>
          </table:table-cell>
          <table:table-cell table:style-name="TBL_5f_0_5f_7.E1" office:value-type="string">
            <text:p text:style-name="P8">1.788,2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661,39</text:p>
          </table:table-cell>
          <table:table-cell table:style-name="TBL_5f_0_5f_7.E1" office:value-type="string">
            <text:p text:style-name="P8">11.891,02</text:p>
          </table:table-cell>
        </table:table-row>
        <table:table-row table:style-name="TBL_5f_0_5f_7.1">
          <table:table-cell table:style-name="TBL_5f_0_5f_7.A1" office:value-type="string">
            <text:p text:style-name="P7">314</text:p>
          </table:table-cell>
          <table:table-cell table:style-name="TBL_5f_0_5f_7.B1" office:value-type="string">
            <text:p text:style-name="P7">GILDETE XAVIER ALMEIDA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PROMOTORIA DE JUSTICA DE DEFESA DO CONSUMIDOR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2.108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33,0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10.795,90</text:p>
          </table:table-cell>
          <table:table-cell table:style-name="TBL_5f_0_5f_7.E1" office:value-type="string">
            <text:p text:style-name="P8">1.033,03</text:p>
          </table:table-cell>
          <table:table-cell table:style-name="TBL_5f_0_5f_7.E1" office:value-type="string">
            <text:p text:style-name="P8">1.159,8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92,84</text:p>
          </table:table-cell>
          <table:table-cell table:style-name="TBL_5f_0_5f_7.E1" office:value-type="string">
            <text:p text:style-name="P8">8.603,06</text:p>
          </table:table-cell>
        </table:table-row>
        <table:table-row table:style-name="TBL_5f_0_5f_7.1">
          <table:table-cell table:style-name="TBL_5f_0_5f_7.A1" office:value-type="string">
            <text:p text:style-name="P7">1920</text:p>
          </table:table-cell>
          <table:table-cell table:style-name="TBL_5f_0_5f_7.B1" office:value-type="string">
            <text:p text:style-name="P7">GILENO ALVES SANTOS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65</text:p>
          </table:table-cell>
          <table:table-cell table:style-name="TBL_5f_0_5f_7.B1" office:value-type="string">
            <text:p text:style-name="P7">GILTON FEITOSA CONCEICAO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PROMOTORIA DE JUSTICA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224,60</text:p>
          </table:table-cell>
          <table:table-cell table:style-name="TBL_5f_0_5f_7.E1" office:value-type="string">
            <text:p text:style-name="P8">2.859,13</text:p>
          </table:table-cell>
          <table:table-cell table:style-name="TBL_5f_0_5f_7.E1" office:value-type="string">
            <text:p text:style-name="P8">41.489,32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8.456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173,39</text:p>
          </table:table-cell>
          <table:table-cell table:style-name="TBL_5f_0_5f_7.E1" office:value-type="string">
            <text:p text:style-name="P8">28.315,93</text:p>
          </table:table-cell>
        </table:table-row>
        <table:table-row table:style-name="TBL_5f_0_5f_7.1">
          <table:table-cell table:style-name="TBL_5f_0_5f_7.A1" office:value-type="string">
            <text:p text:style-name="P7">686</text:p>
          </table:table-cell>
          <table:table-cell table:style-name="TBL_5f_0_5f_7.B1" office:value-type="string">
            <text:p text:style-name="P7">GILVAN DE OLIVEIRA FIEL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867</text:p>
          </table:table-cell>
          <table:table-cell table:style-name="TBL_5f_0_5f_7.B1" office:value-type="string">
            <text:p text:style-name="P7">GILVAN OLIVEIRA DE REZENDE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PACATUBA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503,1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854,03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42.934,54</text:p>
          </table:table-cell>
          <table:table-cell table:style-name="TBL_5f_0_5f_7.E1" office:value-type="string">
            <text:p text:style-name="P8">4.256,62</text:p>
          </table:table-cell>
          <table:table-cell table:style-name="TBL_5f_0_5f_7.E1" office:value-type="string">
            <text:p text:style-name="P8">7.447,5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704,21</text:p>
          </table:table-cell>
          <table:table-cell table:style-name="TBL_5f_0_5f_7.E1" office:value-type="string">
            <text:p text:style-name="P8">31.230,33</text:p>
          </table:table-cell>
        </table:table-row>
        <table:table-row table:style-name="TBL_5f_0_5f_7.1">
          <table:table-cell table:style-name="TBL_5f_0_5f_7.A1" office:value-type="string">
            <text:p text:style-name="P7">859</text:p>
          </table:table-cell>
          <table:table-cell table:style-name="TBL_5f_0_5f_7.B1" office:value-type="string">
            <text:p text:style-name="P7">GILVANIA ANDRADE</text:p>
          </table:table-cell>
          <table:table-cell table:style-name="TBL_5f_0_5f_7.B1" office:value-type="string">
            <text:p text:style-name="P7">ASSIST. ADMINISTRATIVO - requisitado</text:p>
          </table:table-cell>
          <table:table-cell table:style-name="TBL_5f_0_5f_7.B1" office:value-type="string">
            <text:p text:style-name="P7">PROMOTORIA DE JUSTICA - RIBEIROPOLIS 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3.315,57</text:p>
          </table:table-cell>
          <table:table-cell table:style-name="TBL_5f_0_5f_7.E1" office:value-type="string">
            <text:p text:style-name="P8">67,3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7,33</text:p>
          </table:table-cell>
          <table:table-cell table:style-name="TBL_5f_0_5f_7.E1" office:value-type="string">
            <text:p text:style-name="P8">3.248,24</text:p>
          </table:table-cell>
        </table:table-row>
        <table:table-row table:style-name="TBL_5f_0_5f_7.1">
          <table:table-cell table:style-name="TBL_5f_0_5f_7.A1" office:value-type="string">
            <text:p text:style-name="P7">465</text:p>
          </table:table-cell>
          <table:table-cell table:style-name="TBL_5f_0_5f_7.B1" office:value-type="string">
            <text:p text:style-name="P7">GILZA ALMEIDA ROSARIO</text:p>
          </table:table-cell>
          <table:table-cell table:style-name="TBL_5f_0_5f_7.B1" office:value-type="string">
            <text:p text:style-name="P7">AGENTE ADMINISTRATIVO - requisitado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1.929,93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40,3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7.012,81</text:p>
          </table:table-cell>
          <table:table-cell table:style-name="TBL_5f_0_5f_7.E1" office:value-type="string">
            <text:p text:style-name="P8">270,19</text:p>
          </table:table-cell>
          <table:table-cell table:style-name="TBL_5f_0_5f_7.E1" office:value-type="string">
            <text:p text:style-name="P8">301,8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72,08</text:p>
          </table:table-cell>
          <table:table-cell table:style-name="TBL_5f_0_5f_7.E1" office:value-type="string">
            <text:p text:style-name="P8">6.440,73</text:p>
          </table:table-cell>
        </table:table-row>
        <table:table-row table:style-name="TBL_5f_0_5f_7.1">
          <table:table-cell table:style-name="TBL_5f_0_5f_7.A1" office:value-type="string">
            <text:p text:style-name="P7">1233</text:p>
          </table:table-cell>
          <table:table-cell table:style-name="TBL_5f_0_5f_7.B1" office:value-type="string">
            <text:p text:style-name="P7">GISELLE IMBASSAHY MESSIAS SANTOS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ISTRITAL - NOSSA SENHORA DO SOCORRO 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1.077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0.404,46</text:p>
          </table:table-cell>
          <table:table-cell table:style-name="TBL_5f_0_5f_7.E1" office:value-type="string">
            <text:p text:style-name="P8">1.156,12</text:p>
          </table:table-cell>
          <table:table-cell table:style-name="TBL_5f_0_5f_7.E1" office:value-type="string">
            <text:p text:style-name="P8">1.083,6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39,78</text:p>
          </table:table-cell>
          <table:table-cell table:style-name="TBL_5f_0_5f_7.E1" office:value-type="string">
            <text:p text:style-name="P8">8.164,68</text:p>
          </table:table-cell>
        </table:table-row>
        <table:table-row table:style-name="TBL_5f_0_5f_7.1">
          <table:table-cell table:style-name="TBL_5f_0_5f_7.A1" office:value-type="string">
            <text:p text:style-name="P7">1832</text:p>
          </table:table-cell>
          <table:table-cell table:style-name="TBL_5f_0_5f_7.B1" office:value-type="string">
            <text:p text:style-name="P7">GISLAINE FELIX DE CARVALHO CASTRO</text:p>
          </table:table-cell>
          <table:table-cell table:style-name="TBL_5f_0_5f_7.B1" office:value-type="string">
            <text:p text:style-name="P7">Assessor da Div. de G. de Pess. e Ad, Av. e M. de Servidores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417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5.590,90</text:p>
          </table:table-cell>
          <table:table-cell table:style-name="TBL_5f_0_5f_7.E1" office:value-type="string">
            <text:p text:style-name="P8">329,79</text:p>
          </table:table-cell>
          <table:table-cell table:style-name="TBL_5f_0_5f_7.E1" office:value-type="string">
            <text:p text:style-name="P8">60,3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90,17</text:p>
          </table:table-cell>
          <table:table-cell table:style-name="TBL_5f_0_5f_7.E1" office:value-type="string">
            <text:p text:style-name="P8">5.200,73</text:p>
          </table:table-cell>
        </table:table-row>
        <table:table-row table:style-name="TBL_5f_0_5f_7.1">
          <table:table-cell table:style-name="TBL_5f_0_5f_7.A1" office:value-type="string">
            <text:p text:style-name="P7">1325</text:p>
          </table:table-cell>
          <table:table-cell table:style-name="TBL_5f_0_5f_7.B1" office:value-type="string">
            <text:p text:style-name="P7">GIULLIANO LEMOS ALVES DOS REIS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CRIMINAL - ARACAJU 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1.527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3.887,07</text:p>
          </table:table-cell>
          <table:table-cell table:style-name="TBL_5f_0_5f_7.E1" office:value-type="string">
            <text:p text:style-name="P8">1.639,98</text:p>
          </table:table-cell>
          <table:table-cell table:style-name="TBL_5f_0_5f_7.E1" office:value-type="string">
            <text:p text:style-name="P8">1.901,0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541,02</text:p>
          </table:table-cell>
          <table:table-cell table:style-name="TBL_5f_0_5f_7.E1" office:value-type="string">
            <text:p text:style-name="P8">10.346,05</text:p>
          </table:table-cell>
        </table:table-row>
        <table:table-row table:style-name="TBL_5f_0_5f_7.1">
          <table:table-cell table:style-name="TBL_5f_0_5f_7.A1" office:value-type="string">
            <text:p text:style-name="P7">1205</text:p>
          </table:table-cell>
          <table:table-cell table:style-name="TBL_5f_0_5f_7.B1" office:value-type="string">
            <text:p text:style-name="P7">GIVANILSON SANTOS DE JESUS</text:p>
          </table:table-cell>
          <table:table-cell table:style-name="TBL_5f_0_5f_7.B1" office:value-type="string">
            <text:p text:style-name="P7">ANALISTA DO MP- CONTADOR</text:p>
          </table:table-cell>
          <table:table-cell table:style-name="TBL_5f_0_5f_7.B1" office:value-type="string">
            <text:p text:style-name="P7">DIVISAO DE ACOMPANHAMENTO ORCAMENTARIO E ANALISE ECONOMICA</text:p>
          </table:table-cell>
          <table:table-cell table:style-name="TBL_5f_0_5f_7.E1" office:value-type="string">
            <text:p text:style-name="P8">9.609,64</text:p>
          </table:table-cell>
          <table:table-cell table:style-name="TBL_5f_0_5f_7.E1" office:value-type="string">
            <text:p text:style-name="P8">4.162,61</text:p>
          </table:table-cell>
          <table:table-cell table:style-name="TBL_5f_0_5f_7.E1" office:value-type="string">
            <text:p text:style-name="P8">4.352,8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041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26.339,75</text:p>
          </table:table-cell>
          <table:table-cell table:style-name="TBL_5f_0_5f_7.E1" office:value-type="string">
            <text:p text:style-name="P8">1.928,12</text:p>
          </table:table-cell>
          <table:table-cell table:style-name="TBL_5f_0_5f_7.E1" office:value-type="string">
            <text:p text:style-name="P8">5.246,2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174,41</text:p>
          </table:table-cell>
          <table:table-cell table:style-name="TBL_5f_0_5f_7.E1" office:value-type="string">
            <text:p text:style-name="P8">19.165,34</text:p>
          </table:table-cell>
        </table:table-row>
        <table:table-row table:style-name="TBL_5f_0_5f_7.1">
          <table:table-cell table:style-name="TBL_5f_0_5f_7.A1" office:value-type="string">
            <text:p text:style-name="P7">1887</text:p>
          </table:table-cell>
          <table:table-cell table:style-name="TBL_5f_0_5f_7.B1" office:value-type="string">
            <text:p text:style-name="P7">GLADEMIR GONCALVES DE FRANCA FILH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2ª PROMOTORIA DE JUSTICA CRIMINAL - NOSSA SENHORA DO SOCORRO</text:p>
          </table:table-cell>
          <table:table-cell table:style-name="TBL_5f_0_5f_7.E1" office:value-type="string">
            <text:p text:style-name="P8">6.774,42</text:p>
          </table:table-cell>
          <table:table-cell table:style-name="TBL_5f_0_5f_7.E1" office:value-type="string">
            <text:p text:style-name="P8">712,6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9.633,53</text:p>
          </table:table-cell>
          <table:table-cell table:style-name="TBL_5f_0_5f_7.E1" office:value-type="string">
            <text:p text:style-name="P8">1.048,19</text:p>
          </table:table-cell>
          <table:table-cell table:style-name="TBL_5f_0_5f_7.E1" office:value-type="string">
            <text:p text:style-name="P8">901,3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49,53</text:p>
          </table:table-cell>
          <table:table-cell table:style-name="TBL_5f_0_5f_7.E1" office:value-type="string">
            <text:p text:style-name="P8">7.684,00</text:p>
          </table:table-cell>
        </table:table-row>
      </table:table>
      <table:table table:name="TBL_0_8" table:style-name="TBL_5f_0_5f_8">
        <table:table-column table:style-name="TBL_5f_0_5f_8.A"/>
        <table:table-column table:style-name="TBL_5f_0_5f_8.B"/>
        <table:table-column table:style-name="TBL_5f_0_5f_8.C"/>
        <table:table-column table:style-name="TBL_5f_0_5f_8.D"/>
        <table:table-column table:style-name="TBL_5f_0_5f_8.E"/>
        <table:table-column table:style-name="TBL_5f_0_5f_8.F"/>
        <table:table-column table:style-name="TBL_5f_0_5f_8.G"/>
        <table:table-column table:style-name="TBL_5f_0_5f_8.H"/>
        <table:table-column table:style-name="TBL_5f_0_5f_8.I"/>
        <table:table-column table:style-name="TBL_5f_0_5f_8.J"/>
        <table:table-column table:style-name="TBL_5f_0_5f_8.E"/>
        <table:table-column table:style-name="TBL_5f_0_5f_8.L" table:number-columns-repeated="2"/>
        <table:table-column table:style-name="TBL_5f_0_5f_8.J"/>
        <table:table-column table:style-name="TBL_5f_0_5f_8.O"/>
        <table:table-column table:style-name="TBL_5f_0_5f_8.P"/>
        <table:table-column table:style-name="TBL_5f_0_5f_8.Q"/>
        <table:table-column table:style-name="TBL_5f_0_5f_8.R"/>
        <table:table-row table:style-name="TBL_5f_0_5f_8.1">
          <table:table-cell table:style-name="TBL_5f_0_5f_8.A1" office:value-type="string">
            <text:p text:style-name="P7"><text:bookmark text:name="JR_PAGE_ANCHOR_0_9"/>2186</text:p>
          </table:table-cell>
          <table:table-cell table:style-name="TBL_5f_0_5f_8.B1" office:value-type="string">
            <text:p text:style-name="P7">GLAU MARCEL DE MENEZES ROCHA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416</text:p>
          </table:table-cell>
          <table:table-cell table:style-name="TBL_5f_0_5f_8.B1" office:value-type="string">
            <text:p text:style-name="P7">GLAUCIA DE ALBUQUERQUE GARCIA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2.313,2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6.801,87</text:p>
          </table:table-cell>
          <table:table-cell table:style-name="TBL_5f_0_5f_8.E1" office:value-type="string">
            <text:p text:style-name="P8">751,97</text:p>
          </table:table-cell>
          <table:table-cell table:style-name="TBL_5f_0_5f_8.E1" office:value-type="string">
            <text:p text:style-name="P8">2.310,6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62,63</text:p>
          </table:table-cell>
          <table:table-cell table:style-name="TBL_5f_0_5f_8.E1" office:value-type="string">
            <text:p text:style-name="P8">13.739,24</text:p>
          </table:table-cell>
        </table:table-row>
        <table:table-row table:style-name="TBL_5f_0_5f_8.1">
          <table:table-cell table:style-name="TBL_5f_0_5f_8.A1" office:value-type="string">
            <text:p text:style-name="P7">48</text:p>
          </table:table-cell>
          <table:table-cell table:style-name="TBL_5f_0_5f_8.B1" office:value-type="string">
            <text:p text:style-name="P7">GLAUCIA QUEIROZ DE MORAI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5ª PROMOTORIA DE JUSTICA CRIMINAL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59,13</text:p>
          </table:table-cell>
          <table:table-cell table:style-name="TBL_5f_0_5f_8.E1" office:value-type="string">
            <text:p text:style-name="P8">41.264,72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8.395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.111,63</text:p>
          </table:table-cell>
          <table:table-cell table:style-name="TBL_5f_0_5f_8.E1" office:value-type="string">
            <text:p text:style-name="P8">28.153,09</text:p>
          </table:table-cell>
        </table:table-row>
        <table:table-row table:style-name="TBL_5f_0_5f_8.1">
          <table:table-cell table:style-name="TBL_5f_0_5f_8.A1" office:value-type="string">
            <text:p text:style-name="P7">1997</text:p>
          </table:table-cell>
          <table:table-cell table:style-name="TBL_5f_0_5f_8.B1" office:value-type="string">
            <text:p text:style-name="P7">GLAUCIA TELES DE SOUSA NASCIMENTO</text:p>
          </table:table-cell>
          <table:table-cell table:style-name="TBL_5f_0_5f_8.B1" office:value-type="string">
            <text:p text:style-name="P7">RECEPCIONISTA-requisitado</text:p>
          </table:table-cell>
          <table:table-cell table:style-name="TBL_5f_0_5f_8.B1" office:value-type="string">
            <text:p text:style-name="P7">PROMOTORIA DE JUSTICA - POCO REDONDO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.840,49</text:p>
          </table:table-cell>
          <table:table-cell table:style-name="TBL_5f_0_5f_8.E1" office:value-type="string">
            <text:p text:style-name="P8">69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9,86</text:p>
          </table:table-cell>
          <table:table-cell table:style-name="TBL_5f_0_5f_8.E1" office:value-type="string">
            <text:p text:style-name="P8">2.770,63</text:p>
          </table:table-cell>
        </table:table-row>
        <table:table-row table:style-name="TBL_5f_0_5f_8.1">
          <table:table-cell table:style-name="TBL_5f_0_5f_8.A1" office:value-type="string">
            <text:p text:style-name="P7">1816</text:p>
          </table:table-cell>
          <table:table-cell table:style-name="TBL_5f_0_5f_8.B1" office:value-type="string">
            <text:p text:style-name="P7">GLAUCO LUIZ REZENDE DE CARVALHO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VISAO DE INFRAESTRUTURA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7.123,04</text:p>
          </table:table-cell>
          <table:table-cell table:style-name="TBL_5f_0_5f_8.E1" office:value-type="string">
            <text:p text:style-name="P8">1.576,09</text:p>
          </table:table-cell>
          <table:table-cell table:style-name="TBL_5f_0_5f_8.E1" office:value-type="string">
            <text:p text:style-name="P8">2.117,3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93,47</text:p>
          </table:table-cell>
          <table:table-cell table:style-name="TBL_5f_0_5f_8.E1" office:value-type="string">
            <text:p text:style-name="P8">13.429,57</text:p>
          </table:table-cell>
        </table:table-row>
        <table:table-row table:style-name="TBL_5f_0_5f_8.1">
          <table:table-cell table:style-name="TBL_5f_0_5f_8.A1" office:value-type="string">
            <text:p text:style-name="P7">1731</text:p>
          </table:table-cell>
          <table:table-cell table:style-name="TBL_5f_0_5f_8.B1" office:value-type="string">
            <text:p text:style-name="P7">GLEBERTON DOS SANTO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ISTRITAL - ARACAJU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6.998,05</text:p>
          </table:table-cell>
          <table:table-cell table:style-name="TBL_5f_0_5f_8.E1" office:value-type="string">
            <text:p text:style-name="P8">712,47</text:p>
          </table:table-cell>
          <table:table-cell table:style-name="TBL_5f_0_5f_8.E1" office:value-type="string">
            <text:p text:style-name="P8">348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61,07</text:p>
          </table:table-cell>
          <table:table-cell table:style-name="TBL_5f_0_5f_8.E1" office:value-type="string">
            <text:p text:style-name="P8">5.936,98</text:p>
          </table:table-cell>
        </table:table-row>
        <table:table-row table:style-name="TBL_5f_0_5f_8.1">
          <table:table-cell table:style-name="TBL_5f_0_5f_8.A1" office:value-type="string">
            <text:p text:style-name="P7">1726</text:p>
          </table:table-cell>
          <table:table-cell table:style-name="TBL_5f_0_5f_8.B1" office:value-type="string">
            <text:p text:style-name="P7">GLEISE CHRISTINE NUNES DE FREITAS</text:p>
          </table:table-cell>
          <table:table-cell table:style-name="TBL_5f_0_5f_8.B1" office:value-type="string">
            <text:p text:style-name="P7">ANALISTA DO MP - ADMINISTRADOR</text:p>
          </table:table-cell>
          <table:table-cell table:style-name="TBL_5f_0_5f_8.B1" office:value-type="string">
            <text:p text:style-name="P7">DIVISAO DE GESTAO DE PESSOAS - SERVIDORES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2.050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834,3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7.246,42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2.932,3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255,70</text:p>
          </table:table-cell>
          <table:table-cell table:style-name="TBL_5f_0_5f_8.E1" office:value-type="string">
            <text:p text:style-name="P8">12.990,72</text:p>
          </table:table-cell>
        </table:table-row>
        <table:table-row table:style-name="TBL_5f_0_5f_8.1">
          <table:table-cell table:style-name="TBL_5f_0_5f_8.A1" office:value-type="string">
            <text:p text:style-name="P7">1453</text:p>
          </table:table-cell>
          <table:table-cell table:style-name="TBL_5f_0_5f_8.B1" office:value-type="string">
            <text:p text:style-name="P7">GONCALO RIBEIRO DE MELO NET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3ª PROCURADORIA DE JUSTICA (1ª CAMARA CIVEL)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10.673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4.806,05</text:p>
          </table:table-cell>
          <table:table-cell table:style-name="TBL_5f_0_5f_8.E1" office:value-type="string">
            <text:p text:style-name="P8">1.711,28</text:p>
          </table:table-cell>
          <table:table-cell table:style-name="TBL_5f_0_5f_8.E1" office:value-type="string">
            <text:p text:style-name="P8">4.852,4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563,74</text:p>
          </table:table-cell>
          <table:table-cell table:style-name="TBL_5f_0_5f_8.E1" office:value-type="string">
            <text:p text:style-name="P8">18.242,31</text:p>
          </table:table-cell>
        </table:table-row>
        <table:table-row table:style-name="TBL_5f_0_5f_8.1">
          <table:table-cell table:style-name="TBL_5f_0_5f_8.A1" office:value-type="string">
            <text:p text:style-name="P7">1619</text:p>
          </table:table-cell>
          <table:table-cell table:style-name="TBL_5f_0_5f_8.B1" office:value-type="string">
            <text:p text:style-name="P7">GRACE DE OLIVEIRA SOUZ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TRIAGEM TECNICA DAS PROMOTORIAS DE JUSTICA DO TRIBUNAL DO JURI DE ARACAJU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745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627,07</text:p>
          </table:table-cell>
          <table:table-cell table:style-name="TBL_5f_0_5f_8.E1" office:value-type="string">
            <text:p text:style-name="P8">800,53</text:p>
          </table:table-cell>
          <table:table-cell table:style-name="TBL_5f_0_5f_8.E1" office:value-type="string">
            <text:p text:style-name="P8">482,9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83,50</text:p>
          </table:table-cell>
          <table:table-cell table:style-name="TBL_5f_0_5f_8.E1" office:value-type="string">
            <text:p text:style-name="P8">6.343,57</text:p>
          </table:table-cell>
        </table:table-row>
        <table:table-row table:style-name="TBL_5f_0_5f_8.1">
          <table:table-cell table:style-name="TBL_5f_0_5f_8.A1" office:value-type="string">
            <text:p text:style-name="P7">1806</text:p>
          </table:table-cell>
          <table:table-cell table:style-name="TBL_5f_0_5f_8.B1" office:value-type="string">
            <text:p text:style-name="P7">GRASIELE ROSARIO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ISTRITAL - ARACAJU 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1.361,27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1.366,1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89,42</text:p>
          </table:table-cell>
          <table:table-cell table:style-name="TBL_5f_0_5f_8.E1" office:value-type="string">
            <text:p text:style-name="P8">8.671,85</text:p>
          </table:table-cell>
        </table:table-row>
        <table:table-row table:style-name="TBL_5f_0_5f_8.1">
          <table:table-cell table:style-name="TBL_5f_0_5f_8.A1" office:value-type="string">
            <text:p text:style-name="P7">1241</text:p>
          </table:table-cell>
          <table:table-cell table:style-name="TBL_5f_0_5f_8.B1" office:value-type="string">
            <text:p text:style-name="P7">GREYCE MENDONCA BELEM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ASSESSORIA DA CORREGEDORIA GERAL</text:p>
          </table:table-cell>
          <table:table-cell table:style-name="TBL_5f_0_5f_8.E1" office:value-type="string">
            <text:p text:style-name="P8">9.065,70</text:p>
          </table:table-cell>
          <table:table-cell table:style-name="TBL_5f_0_5f_8.E1" office:value-type="string">
            <text:p text:style-name="P8">1.359,86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026,86</text:p>
          </table:table-cell>
          <table:table-cell table:style-name="TBL_5f_0_5f_8.E1" office:value-type="string">
            <text:p text:style-name="P8">1.459,58</text:p>
          </table:table-cell>
          <table:table-cell table:style-name="TBL_5f_0_5f_8.E1" office:value-type="string">
            <text:p text:style-name="P8">2.507,4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966,98</text:p>
          </table:table-cell>
          <table:table-cell table:style-name="TBL_5f_0_5f_8.E1" office:value-type="string">
            <text:p text:style-name="P8">12.059,88</text:p>
          </table:table-cell>
        </table:table-row>
        <table:table-row table:style-name="TBL_5f_0_5f_8.1">
          <table:table-cell table:style-name="TBL_5f_0_5f_8.A1" office:value-type="string">
            <text:p text:style-name="P7">1839</text:p>
          </table:table-cell>
          <table:table-cell table:style-name="TBL_5f_0_5f_8.B1" office:value-type="string">
            <text:p text:style-name="P7">GREZIELE LIMA MENDONC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ESPECIAL CIVEL E CRIMINAL - ESTANCIA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7.408,01</text:p>
          </table:table-cell>
          <table:table-cell table:style-name="TBL_5f_0_5f_8.E1" office:value-type="string">
            <text:p text:style-name="P8">684,71</text:p>
          </table:table-cell>
          <table:table-cell table:style-name="TBL_5f_0_5f_8.E1" office:value-type="string">
            <text:p text:style-name="P8">310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95</text:p>
          </table:table-cell>
          <table:table-cell table:style-name="TBL_5f_0_5f_8.E1" office:value-type="string">
            <text:p text:style-name="P8">6.413,06</text:p>
          </table:table-cell>
        </table:table-row>
        <table:table-row table:style-name="TBL_5f_0_5f_8.1">
          <table:table-cell table:style-name="TBL_5f_0_5f_8.A1" office:value-type="string">
            <text:p text:style-name="P7">1234</text:p>
          </table:table-cell>
          <table:table-cell table:style-name="TBL_5f_0_5f_8.B1" office:value-type="string">
            <text:p text:style-name="P7">GUSTAVO MENDONCA RODRIGU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RIBEIROPOLIS 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781,13</text:p>
          </table:table-cell>
          <table:table-cell table:style-name="TBL_5f_0_5f_8.E1" office:value-type="string">
            <text:p text:style-name="P8">14.495,28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1.451,5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91,49</text:p>
          </table:table-cell>
          <table:table-cell table:style-name="TBL_5f_0_5f_8.E1" office:value-type="string">
            <text:p text:style-name="P8">11.403,79</text:p>
          </table:table-cell>
        </table:table-row>
        <table:table-row table:style-name="TBL_5f_0_5f_8.1">
          <table:table-cell table:style-name="TBL_5f_0_5f_8.A1" office:value-type="string">
            <text:p text:style-name="P7">1452</text:p>
          </table:table-cell>
          <table:table-cell table:style-name="TBL_5f_0_5f_8.B1" office:value-type="string">
            <text:p text:style-name="P7">HEBERT DA SILVA FERR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OUVIDORIA DO MP</text:p>
          </table:table-cell>
          <table:table-cell table:style-name="TBL_5f_0_5f_8.E1" office:value-type="string">
            <text:p text:style-name="P8">2.619,31</text:p>
          </table:table-cell>
          <table:table-cell table:style-name="TBL_5f_0_5f_8.E1" office:value-type="string">
            <text:p text:style-name="P8">392,9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4.921,20</text:p>
          </table:table-cell>
          <table:table-cell table:style-name="TBL_5f_0_5f_8.E1" office:value-type="string">
            <text:p text:style-name="P8">421,71</text:p>
          </table:table-cell>
          <table:table-cell table:style-name="TBL_5f_0_5f_8.E1" office:value-type="string">
            <text:p text:style-name="P8">37,2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58,98</text:p>
          </table:table-cell>
          <table:table-cell table:style-name="TBL_5f_0_5f_8.E1" office:value-type="string">
            <text:p text:style-name="P8">4.462,22</text:p>
          </table:table-cell>
        </table:table-row>
        <table:table-row table:style-name="TBL_5f_0_5f_8.1">
          <table:table-cell table:style-name="TBL_5f_0_5f_8.A1" office:value-type="string">
            <text:p text:style-name="P7">1284</text:p>
          </table:table-cell>
          <table:table-cell table:style-name="TBL_5f_0_5f_8.B1" office:value-type="string">
            <text:p text:style-name="P7">HELEN MARTHA DIAS SALVIAN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6ª PROMOTORIA DE JUSTICA CRIMINAL - ARACAJU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4.532,45</text:p>
          </table:table-cell>
          <table:table-cell table:style-name="TBL_5f_0_5f_8.E1" office:value-type="string">
            <text:p text:style-name="P8">1.711,28</text:p>
          </table:table-cell>
          <table:table-cell table:style-name="TBL_5f_0_5f_8.E1" office:value-type="string">
            <text:p text:style-name="P8">2.079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790,63</text:p>
          </table:table-cell>
          <table:table-cell table:style-name="TBL_5f_0_5f_8.E1" office:value-type="string">
            <text:p text:style-name="P8">10.741,82</text:p>
          </table:table-cell>
        </table:table-row>
        <table:table-row table:style-name="TBL_5f_0_5f_8.1">
          <table:table-cell table:style-name="TBL_5f_0_5f_8.A1" office:value-type="string">
            <text:p text:style-name="P7">1348</text:p>
          </table:table-cell>
          <table:table-cell table:style-name="TBL_5f_0_5f_8.B1" office:value-type="string">
            <text:p text:style-name="P7">HELENA CHRISTINA DE ALMEIDA ANDRADE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SAO CRISTOV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21,52</text:p>
          </table:table-cell>
          <table:table-cell table:style-name="TBL_5f_0_5f_8.E1" office:value-type="string">
            <text:p text:style-name="P8">14.335,67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1.901,0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541,02</text:p>
          </table:table-cell>
          <table:table-cell table:style-name="TBL_5f_0_5f_8.E1" office:value-type="string">
            <text:p text:style-name="P8">10.794,65</text:p>
          </table:table-cell>
        </table:table-row>
        <table:table-row table:style-name="TBL_5f_0_5f_8.1">
          <table:table-cell table:style-name="TBL_5f_0_5f_8.A1" office:value-type="string">
            <text:p text:style-name="P7">49</text:p>
          </table:table-cell>
          <table:table-cell table:style-name="TBL_5f_0_5f_8.B1" office:value-type="string">
            <text:p text:style-name="P7">HELENO AVILA DOS SANTOS SILVA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240</text:p>
          </table:table-cell>
          <table:table-cell table:style-name="TBL_5f_0_5f_8.B1" office:value-type="string">
            <text:p text:style-name="P7">HELIO LIMA FEITOSA</text:p>
          </table:table-cell>
          <table:table-cell table:style-name="TBL_5f_0_5f_8.B1" office:value-type="string">
            <text:p text:style-name="P7">2º TENENTE - requisitado</text:p>
          </table:table-cell>
          <table:table-cell table:style-name="TBL_5f_0_5f_8.B1" office:value-type="string">
            <text:p text:style-name="P7">GRUPO DE ATUACAO ESPECIAL DE COMBATE AO CRIME ORGANIZADO (GAECO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5.632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9.032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64,8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64,87</text:p>
          </table:table-cell>
          <table:table-cell table:style-name="TBL_5f_0_5f_8.E1" office:value-type="string">
            <text:p text:style-name="P8">8.067,57</text:p>
          </table:table-cell>
        </table:table-row>
        <table:table-row table:style-name="TBL_5f_0_5f_8.1">
          <table:table-cell table:style-name="TBL_5f_0_5f_8.A1" office:value-type="string">
            <text:p text:style-name="P7">2151</text:p>
          </table:table-cell>
          <table:table-cell table:style-name="TBL_5f_0_5f_8.B1" office:value-type="string">
            <text:p text:style-name="P7">HELIO SANTOS</text:p>
          </table:table-cell>
          <table:table-cell table:style-name="TBL_5f_0_5f_8.B1" office:value-type="string">
            <text:p text:style-name="P7">2º SARGENTO - requisitado-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2082</text:p>
          </table:table-cell>
          <table:table-cell table:style-name="TBL_5f_0_5f_8.B1" office:value-type="string">
            <text:p text:style-name="P7">HELOISA GAMA DE SAL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GARARU </text:p>
          </table:table-cell>
          <table:table-cell table:style-name="TBL_5f_0_5f_8.E1" office:value-type="string">
            <text:p text:style-name="P8">8.087,92</text:p>
          </table:table-cell>
          <table:table-cell table:style-name="TBL_5f_0_5f_8.E1" office:value-type="string">
            <text:p text:style-name="P8">800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21,43</text:p>
          </table:table-cell>
          <table:table-cell table:style-name="TBL_5f_0_5f_8.E1" office:value-type="string">
            <text:p text:style-name="P8">12.010,10</text:p>
          </table:table-cell>
          <table:table-cell table:style-name="TBL_5f_0_5f_8.E1" office:value-type="string">
            <text:p text:style-name="P8">1.244,41</text:p>
          </table:table-cell>
          <table:table-cell table:style-name="TBL_5f_0_5f_8.E1" office:value-type="string">
            <text:p text:style-name="P8">1.232,8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77,22</text:p>
          </table:table-cell>
          <table:table-cell table:style-name="TBL_5f_0_5f_8.E1" office:value-type="string">
            <text:p text:style-name="P8">9.532,88</text:p>
          </table:table-cell>
        </table:table-row>
        <table:table-row table:style-name="TBL_5f_0_5f_8.1">
          <table:table-cell table:style-name="TBL_5f_0_5f_8.A1" office:value-type="string">
            <text:p text:style-name="P7">341</text:p>
          </table:table-cell>
          <table:table-cell table:style-name="TBL_5f_0_5f_8.B1" office:value-type="string">
            <text:p text:style-name="P7">HENRIQUE RIBEIRO CARDOS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1ª PROMOTORIA DE JUSTICA DA CURADORIA DA FAZENDA PUBLICA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368,91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9.230,94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6.008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0.724,79</text:p>
          </table:table-cell>
          <table:table-cell table:style-name="TBL_5f_0_5f_8.E1" office:value-type="string">
            <text:p text:style-name="P8">28.506,15</text:p>
          </table:table-cell>
        </table:table-row>
        <table:table-row table:style-name="TBL_5f_0_5f_8.1">
          <table:table-cell table:style-name="TBL_5f_0_5f_8.A1" office:value-type="string">
            <text:p text:style-name="P7">1689</text:p>
          </table:table-cell>
          <table:table-cell table:style-name="TBL_5f_0_5f_8.B1" office:value-type="string">
            <text:p text:style-name="P7">HONORINA JAMILLY ALMEIDA NOVA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4ª PROMOTORIA DE JUSTICA DOS DIREITOS DO CIDADAO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7.063,73</text:p>
          </table:table-cell>
          <table:table-cell table:style-name="TBL_5f_0_5f_8.E1" office:value-type="string">
            <text:p text:style-name="P8">684,71</text:p>
          </table:table-cell>
          <table:table-cell table:style-name="TBL_5f_0_5f_8.E1" office:value-type="string">
            <text:p text:style-name="P8">310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95</text:p>
          </table:table-cell>
          <table:table-cell table:style-name="TBL_5f_0_5f_8.E1" office:value-type="string">
            <text:p text:style-name="P8">6.068,78</text:p>
          </table:table-cell>
        </table:table-row>
        <table:table-row table:style-name="TBL_5f_0_5f_8.1">
          <table:table-cell table:style-name="TBL_5f_0_5f_8.A1" office:value-type="string">
            <text:p text:style-name="P7">1901</text:p>
          </table:table-cell>
          <table:table-cell table:style-name="TBL_5f_0_5f_8.B1" office:value-type="string">
            <text:p text:style-name="P7">HUDSON DE JESUS OLI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CAMPO DO BRITO </text:p>
          </table:table-cell>
          <table:table-cell table:style-name="TBL_5f_0_5f_8.E1" office:value-type="string">
            <text:p text:style-name="P8">2.776,47</text:p>
          </table:table-cell>
          <table:table-cell table:style-name="TBL_5f_0_5f_8.E1" office:value-type="string">
            <text:p text:style-name="P8">219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5.512,73</text:p>
          </table:table-cell>
          <table:table-cell table:style-name="TBL_5f_0_5f_8.E1" office:value-type="string">
            <text:p text:style-name="P8">419,37</text:p>
          </table:table-cell>
          <table:table-cell table:style-name="TBL_5f_0_5f_8.E1" office:value-type="string">
            <text:p text:style-name="P8">50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69,78</text:p>
          </table:table-cell>
          <table:table-cell table:style-name="TBL_5f_0_5f_8.E1" office:value-type="string">
            <text:p text:style-name="P8">5.042,95</text:p>
          </table:table-cell>
        </table:table-row>
        <table:table-row table:style-name="TBL_5f_0_5f_8.1">
          <table:table-cell table:style-name="TBL_5f_0_5f_8.A1" office:value-type="string">
            <text:p text:style-name="P7">2198</text:p>
          </table:table-cell>
          <table:table-cell table:style-name="TBL_5f_0_5f_8.B1" office:value-type="string">
            <text:p text:style-name="P7">IAN EMILIO SCHLINGMANN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1788</text:p>
          </table:table-cell>
          <table:table-cell table:style-name="TBL_5f_0_5f_8.B1" office:value-type="string">
            <text:p text:style-name="P7">IANNY CAROLINY ALMEIDA SIL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ITABAIANA</text:p>
          </table:table-cell>
          <table:table-cell table:style-name="TBL_5f_0_5f_8.E1" office:value-type="string">
            <text:p text:style-name="P8">3.505,23</text:p>
          </table:table-cell>
          <table:table-cell table:style-name="TBL_5f_0_5f_8.E1" office:value-type="string">
            <text:p text:style-name="P8">368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6.391,18</text:p>
          </table:table-cell>
          <table:table-cell table:style-name="TBL_5f_0_5f_8.E1" office:value-type="string">
            <text:p text:style-name="P8">542,36</text:p>
          </table:table-cell>
          <table:table-cell table:style-name="TBL_5f_0_5f_8.E1" office:value-type="string">
            <text:p text:style-name="P8">144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87,30</text:p>
          </table:table-cell>
          <table:table-cell table:style-name="TBL_5f_0_5f_8.E1" office:value-type="string">
            <text:p text:style-name="P8">5.703,88</text:p>
          </table:table-cell>
        </table:table-row>
        <table:table-row table:style-name="TBL_5f_0_5f_8.1">
          <table:table-cell table:style-name="TBL_5f_0_5f_8.A1" office:value-type="string">
            <text:p text:style-name="P7">85</text:p>
          </table:table-cell>
          <table:table-cell table:style-name="TBL_5f_0_5f_8.B1" office:value-type="string">
            <text:p text:style-name="P7">IARA PINHEIRO DE JESUS</text:p>
          </table:table-cell>
          <table:table-cell table:style-name="TBL_5f_0_5f_8.B1" office:value-type="string">
            <text:p text:style-name="P7">TÉCNICO EM CONTABILIDADE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08</text:p>
          </table:table-cell>
          <table:table-cell table:style-name="TBL_5f_0_5f_8.B1" office:value-type="string">
            <text:p text:style-name="P7">IB RODRIGUES FERREIRA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693</text:p>
          </table:table-cell>
          <table:table-cell table:style-name="TBL_5f_0_5f_8.B1" office:value-type="string">
            <text:p text:style-name="P7">IDIBERTO BORGES DA SILVA</text:p>
          </table:table-cell>
          <table:table-cell table:style-name="TBL_5f_0_5f_8.B1" office:value-type="string">
            <text:p text:style-name="P7">MENSAGEIRO - requisitad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56,00</text:p>
          </table:table-cell>
          <table:table-cell table:style-name="TBL_5f_0_5f_8.E1" office:value-type="string">
            <text:p text:style-name="P8">1.987,50</text:p>
          </table:table-cell>
          <table:table-cell table:style-name="TBL_5f_0_5f_8.E1" office:value-type="string">
            <text:p text:style-name="P8">67,3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7,33</text:p>
          </table:table-cell>
          <table:table-cell table:style-name="TBL_5f_0_5f_8.E1" office:value-type="string">
            <text:p text:style-name="P8">1.920,17</text:p>
          </table:table-cell>
        </table:table-row>
        <table:table-row table:style-name="TBL_5f_0_5f_8.1">
          <table:table-cell table:style-name="TBL_5f_0_5f_8.A1" office:value-type="string">
            <text:p text:style-name="P7">1405</text:p>
          </table:table-cell>
          <table:table-cell table:style-name="TBL_5f_0_5f_8.B1" office:value-type="string">
            <text:p text:style-name="P7">IGOR PEREIRA TEL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COORDENADORIA DE DOCUMENTACAO E DE MEMORIA DO MP</text:p>
          </table:table-cell>
          <table:table-cell table:style-name="TBL_5f_0_5f_8.E1" office:value-type="string">
            <text:p text:style-name="P8">5.270,57</text:p>
          </table:table-cell>
          <table:table-cell table:style-name="TBL_5f_0_5f_8.E1" office:value-type="string">
            <text:p text:style-name="P8">790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27,06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8.897,21</text:p>
          </table:table-cell>
          <table:table-cell table:style-name="TBL_5f_0_5f_8.E1" office:value-type="string">
            <text:p text:style-name="P8">848,56</text:p>
          </table:table-cell>
          <table:table-cell table:style-name="TBL_5f_0_5f_8.E1" office:value-type="string">
            <text:p text:style-name="P8">819,0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67,61</text:p>
          </table:table-cell>
          <table:table-cell table:style-name="TBL_5f_0_5f_8.E1" office:value-type="string">
            <text:p text:style-name="P8">7.229,60</text:p>
          </table:table-cell>
        </table:table-row>
        <table:table-row table:style-name="TBL_5f_0_5f_8.1">
          <table:table-cell table:style-name="TBL_5f_0_5f_8.A1" office:value-type="string">
            <text:p text:style-name="P7">1611</text:p>
          </table:table-cell>
          <table:table-cell table:style-name="TBL_5f_0_5f_8.B1" office:value-type="string">
            <text:p text:style-name="P7">ILANA CHAGAS FERRO COELHO DA PAZ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1.710,5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2.172,05</text:p>
          </table:table-cell>
          <table:table-cell table:style-name="TBL_5f_0_5f_8.E1" office:value-type="string">
            <text:p text:style-name="P8">1.436,83</text:p>
          </table:table-cell>
          <table:table-cell table:style-name="TBL_5f_0_5f_8.E1" office:value-type="string">
            <text:p text:style-name="P8">1.557,8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94,68</text:p>
          </table:table-cell>
          <table:table-cell table:style-name="TBL_5f_0_5f_8.E1" office:value-type="string">
            <text:p text:style-name="P8">9.177,37</text:p>
          </table:table-cell>
        </table:table-row>
        <table:table-row table:style-name="TBL_5f_0_5f_8.1">
          <table:table-cell table:style-name="TBL_5f_0_5f_8.A1" office:value-type="string">
            <text:p text:style-name="P7">2148</text:p>
          </table:table-cell>
          <table:table-cell table:style-name="TBL_5f_0_5f_8.B1" office:value-type="string">
            <text:p text:style-name="P7">IOLANDO VIEIRA SANTOS FILHO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2170</text:p>
          </table:table-cell>
          <table:table-cell table:style-name="TBL_5f_0_5f_8.B1" office:value-type="string">
            <text:p text:style-name="P7">IRINALDO JOSE DOS SANTOS</text:p>
          </table:table-cell>
          <table:table-cell table:style-name="TBL_5f_0_5f_8.B1" office:value-type="string">
            <text:p text:style-name="P7">AGENTE ADMINISTRATIVO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1888</text:p>
          </table:table-cell>
          <table:table-cell table:style-name="TBL_5f_0_5f_8.B1" office:value-type="string">
            <text:p text:style-name="P7">ISABEL CHRISTINA PRAZERES RODRIGU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NEOPOLIS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523,08</text:p>
          </table:table-cell>
          <table:table-cell table:style-name="TBL_5f_0_5f_8.E1" office:value-type="string">
            <text:p text:style-name="P8">1.138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97,74</text:p>
          </table:table-cell>
          <table:table-cell table:style-name="TBL_5f_0_5f_8.E1" office:value-type="string">
            <text:p text:style-name="P8">9.531,56</text:p>
          </table:table-cell>
          <table:table-cell table:style-name="TBL_5f_0_5f_8.E1" office:value-type="string">
            <text:p text:style-name="P8">769,34</text:p>
          </table:table-cell>
          <table:table-cell table:style-name="TBL_5f_0_5f_8.E1" office:value-type="string">
            <text:p text:style-name="P8">743,3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512,71</text:p>
          </table:table-cell>
          <table:table-cell table:style-name="TBL_5f_0_5f_8.E1" office:value-type="string">
            <text:p text:style-name="P8">8.018,85</text:p>
          </table:table-cell>
        </table:table-row>
        <table:table-row table:style-name="TBL_5f_0_5f_8.1">
          <table:table-cell table:style-name="TBL_5f_0_5f_8.A1" office:value-type="string">
            <text:p text:style-name="P7">1761</text:p>
          </table:table-cell>
          <table:table-cell table:style-name="TBL_5f_0_5f_8.B1" office:value-type="string">
            <text:p text:style-name="P7">ISABELA DE ARAGAO DORN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ABINETE DO SECRETARIO GERALPGJ/MP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5.632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993,86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2.915,0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238,39</text:p>
          </table:table-cell>
          <table:table-cell table:style-name="TBL_5f_0_5f_8.E1" office:value-type="string">
            <text:p text:style-name="P8">12.755,47</text:p>
          </table:table-cell>
        </table:table-row>
        <table:table-row table:style-name="TBL_5f_0_5f_8.1">
          <table:table-cell table:style-name="TBL_5f_0_5f_8.A1" office:value-type="string">
            <text:p text:style-name="P7">1836</text:p>
          </table:table-cell>
          <table:table-cell table:style-name="TBL_5f_0_5f_8.B1" office:value-type="string">
            <text:p text:style-name="P7">ISABELLE CRISTINE DA SILVA FRAZA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INDIAROBA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712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0,00</text:p>
          </table:table-cell>
          <table:table-cell table:style-name="TBL_5f_0_5f_8.E1" office:value-type="string">
            <text:p text:style-name="P8">2.572,36</text:p>
          </table:table-cell>
          <table:table-cell table:style-name="TBL_5f_0_5f_8.E1" office:value-type="string">
            <text:p text:style-name="P8">10.459,45</text:p>
          </table:table-cell>
          <table:table-cell table:style-name="TBL_5f_0_5f_8.E1" office:value-type="string">
            <text:p text:style-name="P8">1.048,19</text:p>
          </table:table-cell>
          <table:table-cell table:style-name="TBL_5f_0_5f_8.E1" office:value-type="string">
            <text:p text:style-name="P8">1.01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59,53</text:p>
          </table:table-cell>
          <table:table-cell table:style-name="TBL_5f_0_5f_8.E1" office:value-type="string">
            <text:p text:style-name="P8">8.399,92</text:p>
          </table:table-cell>
        </table:table-row>
        <table:table-row table:style-name="TBL_5f_0_5f_8.1">
          <table:table-cell table:style-name="TBL_5f_0_5f_8.A1" office:value-type="string">
            <text:p text:style-name="P7">1766</text:p>
          </table:table-cell>
          <table:table-cell table:style-name="TBL_5f_0_5f_8.B1" office:value-type="string">
            <text:p text:style-name="P7">ITALO PEREIRA TELES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RETORIA DE TECNOLOGIA DA INFORMAC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859,11</text:p>
          </table:table-cell>
          <table:table-cell table:style-name="TBL_5f_0_5f_8.E1" office:value-type="string">
            <text:p text:style-name="P8">1.576,09</text:p>
          </table:table-cell>
          <table:table-cell table:style-name="TBL_5f_0_5f_8.E1" office:value-type="string">
            <text:p text:style-name="P8">2.808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384,59</text:p>
          </table:table-cell>
          <table:table-cell table:style-name="TBL_5f_0_5f_8.E1" office:value-type="string">
            <text:p text:style-name="P8">12.474,52</text:p>
          </table:table-cell>
        </table:table-row>
        <table:table-row table:style-name="TBL_5f_0_5f_8.1">
          <table:table-cell table:style-name="TBL_5f_0_5f_8.A1" office:value-type="string">
            <text:p text:style-name="P7">875</text:p>
          </table:table-cell>
          <table:table-cell table:style-name="TBL_5f_0_5f_8.B1" office:value-type="string">
            <text:p text:style-name="P7">IURI MARCEL MENEZES BORGE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3ª PROMOTORIA DE JUSTICA CRIMINAL - NOSSA SENHORA DO SOCORRO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5.862,03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7.045,9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762,46</text:p>
          </table:table-cell>
          <table:table-cell table:style-name="TBL_5f_0_5f_8.E1" office:value-type="string">
            <text:p text:style-name="P8">24.099,57</text:p>
          </table:table-cell>
        </table:table-row>
        <table:table-row table:style-name="TBL_5f_0_5f_8.1">
          <table:table-cell table:style-name="TBL_5f_0_5f_8.A1" office:value-type="string">
            <text:p text:style-name="P7">1610</text:p>
          </table:table-cell>
          <table:table-cell table:style-name="TBL_5f_0_5f_8.B1" office:value-type="string">
            <text:p text:style-name="P7">IVAN FERNANDES LEAL DE MELL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2ª PROCURADORIA DE JUSTICA (CAMARA CRIMINAL)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4.563,20</text:p>
          </table:table-cell>
          <table:table-cell table:style-name="TBL_5f_0_5f_8.E1" office:value-type="string">
            <text:p text:style-name="P8">8.248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3.273,28</text:p>
          </table:table-cell>
          <table:table-cell table:style-name="TBL_5f_0_5f_8.E1" office:value-type="string">
            <text:p text:style-name="P8">1.836,21</text:p>
          </table:table-cell>
          <table:table-cell table:style-name="TBL_5f_0_5f_8.E1" office:value-type="string">
            <text:p text:style-name="P8">4.448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284,93</text:p>
          </table:table-cell>
          <table:table-cell table:style-name="TBL_5f_0_5f_8.E1" office:value-type="string">
            <text:p text:style-name="P8">16.988,35</text:p>
          </table:table-cell>
        </table:table-row>
        <table:table-row table:style-name="TBL_5f_0_5f_8.1">
          <table:table-cell table:style-name="TBL_5f_0_5f_8.A1" office:value-type="string">
            <text:p text:style-name="P7">1442</text:p>
          </table:table-cell>
          <table:table-cell table:style-name="TBL_5f_0_5f_8.B1" office:value-type="string">
            <text:p text:style-name="P7">IVAN VIEIRA DE ARAUJO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- ESTANCIA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994,4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8.483,89</text:p>
          </table:table-cell>
          <table:table-cell table:style-name="TBL_5f_0_5f_8.E1" office:value-type="string">
            <text:p text:style-name="P8">835,34</text:p>
          </table:table-cell>
          <table:table-cell table:style-name="TBL_5f_0_5f_8.E1" office:value-type="string">
            <text:p text:style-name="P8">541,7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77,10</text:p>
          </table:table-cell>
          <table:table-cell table:style-name="TBL_5f_0_5f_8.E1" office:value-type="string">
            <text:p text:style-name="P8">7.106,79</text:p>
          </table:table-cell>
        </table:table-row>
        <table:table-row table:style-name="TBL_5f_0_5f_8.1">
          <table:table-cell table:style-name="TBL_5f_0_5f_8.A1" office:value-type="string">
            <text:p text:style-name="P7">1737</text:p>
          </table:table-cell>
          <table:table-cell table:style-name="TBL_5f_0_5f_8.B1" office:value-type="string">
            <text:p text:style-name="P7">IVANDILSON DE MOURA FE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CAPELA</text:p>
          </table:table-cell>
          <table:table-cell table:style-name="TBL_5f_0_5f_8.E1" office:value-type="string">
            <text:p text:style-name="P8">3.119,64</text:p>
          </table:table-cell>
          <table:table-cell table:style-name="TBL_5f_0_5f_8.E1" office:value-type="string">
            <text:p text:style-name="P8">77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72,36</text:p>
          </table:table-cell>
          <table:table-cell table:style-name="TBL_5f_0_5f_8.E1" office:value-type="string">
            <text:p text:style-name="P8">6.471,91</text:p>
          </table:table-cell>
          <table:table-cell table:style-name="TBL_5f_0_5f_8.E1" office:value-type="string">
            <text:p text:style-name="P8">545,94</text:p>
          </table:table-cell>
          <table:table-cell table:style-name="TBL_5f_0_5f_8.E1" office:value-type="string">
            <text:p text:style-name="P8">91,3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37,30</text:p>
          </table:table-cell>
          <table:table-cell table:style-name="TBL_5f_0_5f_8.E1" office:value-type="string">
            <text:p text:style-name="P8">5.834,61</text:p>
          </table:table-cell>
        </table:table-row>
        <table:table-row table:style-name="TBL_5f_0_5f_8.1">
          <table:table-cell table:style-name="TBL_5f_0_5f_8.A1" office:value-type="string">
            <text:p text:style-name="P7">1657</text:p>
          </table:table-cell>
          <table:table-cell table:style-name="TBL_5f_0_5f_8.B1" office:value-type="string">
            <text:p text:style-name="P7">IVES ROCH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DIVISAO DE PATRIMONIO/DM/DA/SG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6.998,05</text:p>
          </table:table-cell>
          <table:table-cell table:style-name="TBL_5f_0_5f_8.E1" office:value-type="string">
            <text:p text:style-name="P8">712,47</text:p>
          </table:table-cell>
          <table:table-cell table:style-name="TBL_5f_0_5f_8.E1" office:value-type="string">
            <text:p text:style-name="P8">348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61,07</text:p>
          </table:table-cell>
          <table:table-cell table:style-name="TBL_5f_0_5f_8.E1" office:value-type="string">
            <text:p text:style-name="P8">5.936,98</text:p>
          </table:table-cell>
        </table:table-row>
        <table:table-row table:style-name="TBL_5f_0_5f_8.1">
          <table:table-cell table:style-name="TBL_5f_0_5f_8.A1" office:value-type="string">
            <text:p text:style-name="P7">1223</text:p>
          </table:table-cell>
          <table:table-cell table:style-name="TBL_5f_0_5f_8.B1" office:value-type="string">
            <text:p text:style-name="P7">IZABELA ROSA VIEIR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CARTORIO DO 2º GRAU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5.632,59</text:p>
          </table:table-cell>
          <table:table-cell table:style-name="TBL_5f_0_5f_8.E1" office:value-type="string">
            <text:p text:style-name="P8">3.064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2.319,92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3.45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089,98</text:p>
          </table:table-cell>
          <table:table-cell table:style-name="TBL_5f_0_5f_8.E1" office:value-type="string">
            <text:p text:style-name="P8">17.229,94</text:p>
          </table:table-cell>
        </table:table-row>
        <table:table-row table:style-name="TBL_5f_0_5f_8.1">
          <table:table-cell table:style-name="TBL_5f_0_5f_8.A1" office:value-type="string">
            <text:p text:style-name="P7">1924</text:p>
          </table:table-cell>
          <table:table-cell table:style-name="TBL_5f_0_5f_8.B1" office:value-type="string">
            <text:p text:style-name="P7">IZAC SILVA DE JESUS 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COORDENADORIA DE APOIO AOS PROMOTORES ELEITORAIS - COAPE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712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9.396,08</text:p>
          </table:table-cell>
          <table:table-cell table:style-name="TBL_5f_0_5f_8.E1" office:value-type="string">
            <text:p text:style-name="P8">1.048,19</text:p>
          </table:table-cell>
          <table:table-cell table:style-name="TBL_5f_0_5f_8.E1" office:value-type="string">
            <text:p text:style-name="P8">90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49,53</text:p>
          </table:table-cell>
          <table:table-cell table:style-name="TBL_5f_0_5f_8.E1" office:value-type="string">
            <text:p text:style-name="P8">7.446,55</text:p>
          </table:table-cell>
        </table:table-row>
        <table:table-row table:style-name="TBL_5f_0_5f_8.1">
          <table:table-cell table:style-name="TBL_5f_0_5f_8.A1" office:value-type="string">
            <text:p text:style-name="P7">1247</text:p>
          </table:table-cell>
          <table:table-cell table:style-name="TBL_5f_0_5f_8.B1" office:value-type="string">
            <text:p text:style-name="P7">JACQUELINE ALMEIDA SILV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8ª PROMOTORIA DE JUSTICA DOS DIREITOS DO CIDADAO</text:p>
          </table:table-cell>
          <table:table-cell table:style-name="TBL_5f_0_5f_8.E1" office:value-type="string">
            <text:p text:style-name="P8">4.690,79</text:p>
          </table:table-cell>
          <table:table-cell table:style-name="TBL_5f_0_5f_8.E1" office:value-type="string">
            <text:p text:style-name="P8">938,1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7.801,87</text:p>
          </table:table-cell>
          <table:table-cell table:style-name="TBL_5f_0_5f_8.E1" office:value-type="string">
            <text:p text:style-name="P8">788,05</text:p>
          </table:table-cell>
          <table:table-cell table:style-name="TBL_5f_0_5f_8.E1" office:value-type="string">
            <text:p text:style-name="P8">410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98,46</text:p>
          </table:table-cell>
          <table:table-cell table:style-name="TBL_5f_0_5f_8.E1" office:value-type="string">
            <text:p text:style-name="P8">6.603,41</text:p>
          </table:table-cell>
        </table:table-row>
      </table:table>
      <table:table table:name="TBL_0_9" table:style-name="TBL_5f_0_5f_9">
        <table:table-column table:style-name="TBL_5f_0_5f_9.A"/>
        <table:table-column table:style-name="TBL_5f_0_5f_9.B"/>
        <table:table-column table:style-name="TBL_5f_0_5f_9.C"/>
        <table:table-column table:style-name="TBL_5f_0_5f_9.D"/>
        <table:table-column table:style-name="TBL_5f_0_5f_9.E"/>
        <table:table-column table:style-name="TBL_5f_0_5f_9.F"/>
        <table:table-column table:style-name="TBL_5f_0_5f_9.G"/>
        <table:table-column table:style-name="TBL_5f_0_5f_9.H"/>
        <table:table-column table:style-name="TBL_5f_0_5f_9.I"/>
        <table:table-column table:style-name="TBL_5f_0_5f_9.J"/>
        <table:table-column table:style-name="TBL_5f_0_5f_9.E"/>
        <table:table-column table:style-name="TBL_5f_0_5f_9.L" table:number-columns-repeated="2"/>
        <table:table-column table:style-name="TBL_5f_0_5f_9.J"/>
        <table:table-column table:style-name="TBL_5f_0_5f_9.O"/>
        <table:table-column table:style-name="TBL_5f_0_5f_9.P"/>
        <table:table-column table:style-name="TBL_5f_0_5f_9.Q"/>
        <table:table-column table:style-name="TBL_5f_0_5f_9.R"/>
        <table:table-row table:style-name="TBL_5f_0_5f_9.1">
          <table:table-cell table:style-name="TBL_5f_0_5f_9.A1" office:value-type="string">
            <text:p text:style-name="P7"><text:bookmark text:name="JR_PAGE_ANCHOR_0_10"/>2187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</table:table-row>
        <table:table-row table:style-name="TBL_5f_0_5f_9.1">
          <table:table-cell table:style-name="TBL_5f_0_5f_9.A1" office:value-type="string">
            <text:p text:style-name="P7">1298</text:p>
          </table:table-cell>
          <table:table-cell table:style-name="TBL_5f_0_5f_9.B1" office:value-type="string">
            <text:p text:style-name="P7">JACQUELINE DE LIMA MENDONC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6ª PROMOTORIA DE JUSTICA CRIMINAL - ARACAJU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7.627,07</text:p>
          </table:table-cell>
          <table:table-cell table:style-name="TBL_5f_0_5f_9.E1" office:value-type="string">
            <text:p text:style-name="P8">800,53</text:p>
          </table:table-cell>
          <table:table-cell table:style-name="TBL_5f_0_5f_9.E1" office:value-type="string">
            <text:p text:style-name="P8">482,9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83,50</text:p>
          </table:table-cell>
          <table:table-cell table:style-name="TBL_5f_0_5f_9.E1" office:value-type="string">
            <text:p text:style-name="P8">6.343,57</text:p>
          </table:table-cell>
        </table:table-row>
        <table:table-row table:style-name="TBL_5f_0_5f_9.1">
          <table:table-cell table:style-name="TBL_5f_0_5f_9.A1" office:value-type="string">
            <text:p text:style-name="P7">1357</text:p>
          </table:table-cell>
          <table:table-cell table:style-name="TBL_5f_0_5f_9.B1" office:value-type="string">
            <text:p text:style-name="P7">JACQUELINE MONTE DE HOLLAND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SERVICO SOCIAL/CAO/CG - GAAE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91,67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10.521,17</text:p>
          </table:table-cell>
          <table:table-cell table:style-name="TBL_5f_0_5f_9.E1" office:value-type="string">
            <text:p text:style-name="P8">800,53</text:p>
          </table:table-cell>
          <table:table-cell table:style-name="TBL_5f_0_5f_9.E1" office:value-type="string">
            <text:p text:style-name="P8">1.154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54,66</text:p>
          </table:table-cell>
          <table:table-cell table:style-name="TBL_5f_0_5f_9.E1" office:value-type="string">
            <text:p text:style-name="P8">8.566,51</text:p>
          </table:table-cell>
        </table:table-row>
        <table:table-row table:style-name="TBL_5f_0_5f_9.1">
          <table:table-cell table:style-name="TBL_5f_0_5f_9.A1" office:value-type="string">
            <text:p text:style-name="P7">183</text:p>
          </table:table-cell>
          <table:table-cell table:style-name="TBL_5f_0_5f_9.B1" office:value-type="string">
            <text:p text:style-name="P7">JAMISSON CARLOS DE JESUS FERREIRA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157</text:p>
          </table:table-cell>
          <table:table-cell table:style-name="TBL_5f_0_5f_9.B1" office:value-type="string">
            <text:p text:style-name="P7">JAMISSON RODRIGUES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252</text:p>
          </table:table-cell>
          <table:table-cell table:style-name="TBL_5f_0_5f_9.B1" office:value-type="string">
            <text:p text:style-name="P7">JANETE LARISSA SILVA BATISTA</text:p>
          </table:table-cell>
          <table:table-cell table:style-name="TBL_5f_0_5f_9.B1" office:value-type="string">
            <text:p text:style-name="P7">ASSESSOR OPERACIONAL</text:p>
          </table:table-cell>
          <table:table-cell table:style-name="TBL_5f_0_5f_9.B1" office:value-type="string">
            <text:p text:style-name="P7">GRUPO DE APOIO OPERACIONAL - SEC. GERAL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11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252,80</text:p>
          </table:table-cell>
          <table:table-cell table:style-name="TBL_5f_0_5f_9.E1" office:value-type="string">
            <text:p text:style-name="P8">4.763,91</text:p>
          </table:table-cell>
          <table:table-cell table:style-name="TBL_5f_0_5f_9.E1" office:value-type="string">
            <text:p text:style-name="P8">218,73</text:p>
          </table:table-cell>
          <table:table-cell table:style-name="TBL_5f_0_5f_9.E1" office:value-type="string">
            <text:p text:style-name="P8">29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47,86</text:p>
          </table:table-cell>
          <table:table-cell table:style-name="TBL_5f_0_5f_9.E1" office:value-type="string">
            <text:p text:style-name="P8">4.516,05</text:p>
          </table:table-cell>
        </table:table-row>
        <table:table-row table:style-name="TBL_5f_0_5f_9.1">
          <table:table-cell table:style-name="TBL_5f_0_5f_9.A1" office:value-type="string">
            <text:p text:style-name="P7">1495</text:p>
          </table:table-cell>
          <table:table-cell table:style-name="TBL_5f_0_5f_9.B1" office:value-type="string">
            <text:p text:style-name="P7">JANIO DA SILVA CRUZ</text:p>
          </table:table-cell>
          <table:table-cell table:style-name="TBL_5f_0_5f_9.B1" office:value-type="string">
            <text:p text:style-name="P7">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827</text:p>
          </table:table-cell>
          <table:table-cell table:style-name="TBL_5f_0_5f_9.B1" office:value-type="string">
            <text:p text:style-name="P7">JAQUELINE BAPTISTA DE ALMEIDA</text:p>
          </table:table-cell>
          <table:table-cell table:style-name="TBL_5f_0_5f_9.B1" office:value-type="string">
            <text:p text:style-name="P7">Assessor do C. Adm. e Pedagógico da E.S.MP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417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5.590,90</text:p>
          </table:table-cell>
          <table:table-cell table:style-name="TBL_5f_0_5f_9.E1" office:value-type="string">
            <text:p text:style-name="P8">329,79</text:p>
          </table:table-cell>
          <table:table-cell table:style-name="TBL_5f_0_5f_9.E1" office:value-type="string">
            <text:p text:style-name="P8">79,9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9,78</text:p>
          </table:table-cell>
          <table:table-cell table:style-name="TBL_5f_0_5f_9.E1" office:value-type="string">
            <text:p text:style-name="P8">5.181,12</text:p>
          </table:table-cell>
        </table:table-row>
        <table:table-row table:style-name="TBL_5f_0_5f_9.1">
          <table:table-cell table:style-name="TBL_5f_0_5f_9.A1" office:value-type="string">
            <text:p text:style-name="P7">581</text:p>
          </table:table-cell>
          <table:table-cell table:style-name="TBL_5f_0_5f_9.B1" office:value-type="string">
            <text:p text:style-name="P7">JARBAS ADELINO SANTOS JUNIOR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1ª PROMOTORIA DE JUSTICA DOS DIREITOS DO CIDADAO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35,30</text:p>
          </table:table-cell>
          <table:table-cell table:style-name="TBL_5f_0_5f_9.E1" office:value-type="string">
            <text:p text:style-name="P8">17.145,86</text:p>
          </table:table-cell>
          <table:table-cell table:style-name="TBL_5f_0_5f_9.E1" office:value-type="string">
            <text:p text:style-name="P8">52.070,27</text:p>
          </table:table-cell>
          <table:table-cell table:style-name="TBL_5f_0_5f_9.E1" office:value-type="string">
            <text:p text:style-name="P8">4.716,48</text:p>
          </table:table-cell>
          <table:table-cell table:style-name="TBL_5f_0_5f_9.E1" office:value-type="string">
            <text:p text:style-name="P8">7.333,5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050,03</text:p>
          </table:table-cell>
          <table:table-cell table:style-name="TBL_5f_0_5f_9.E1" office:value-type="string">
            <text:p text:style-name="P8">40.020,24</text:p>
          </table:table-cell>
        </table:table-row>
        <table:table-row table:style-name="TBL_5f_0_5f_9.1">
          <table:table-cell table:style-name="TBL_5f_0_5f_9.A1" office:value-type="string">
            <text:p text:style-name="P7">1959</text:p>
          </table:table-cell>
          <table:table-cell table:style-name="TBL_5f_0_5f_9.B1" office:value-type="string">
            <text:p text:style-name="P7">JEAN CARLOS DE ANDRADE TINTILIANO</text:p>
          </table:table-cell>
          <table:table-cell table:style-name="TBL_5f_0_5f_9.B1" office:value-type="string">
            <text:p text:style-name="P7">TÉCNICO DO MP - Manut. Sup. Eq. de Inf. e Software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3.119,64</text:p>
          </table:table-cell>
          <table:table-cell table:style-name="TBL_5f_0_5f_9.E1" office:value-type="string">
            <text:p text:style-name="P8">246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5.274,77</text:p>
          </table:table-cell>
          <table:table-cell table:style-name="TBL_5f_0_5f_9.E1" office:value-type="string">
            <text:p text:style-name="P8">471,21</text:p>
          </table:table-cell>
          <table:table-cell table:style-name="TBL_5f_0_5f_9.E1" office:value-type="string">
            <text:p text:style-name="P8">60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31,28</text:p>
          </table:table-cell>
          <table:table-cell table:style-name="TBL_5f_0_5f_9.E1" office:value-type="string">
            <text:p text:style-name="P8">4.743,49</text:p>
          </table:table-cell>
        </table:table-row>
        <table:table-row table:style-name="TBL_5f_0_5f_9.1">
          <table:table-cell table:style-name="TBL_5f_0_5f_9.A1" office:value-type="string">
            <text:p text:style-name="P7">1818</text:p>
          </table:table-cell>
          <table:table-cell table:style-name="TBL_5f_0_5f_9.B1" office:value-type="string">
            <text:p text:style-name="P7">JEAN DE JESUS PIR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465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63,6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9.626,77</text:p>
          </table:table-cell>
          <table:table-cell table:style-name="TBL_5f_0_5f_9.E1" office:value-type="string">
            <text:p text:style-name="P8">684,71</text:p>
          </table:table-cell>
          <table:table-cell table:style-name="TBL_5f_0_5f_9.E1" office:value-type="string">
            <text:p text:style-name="P8">830,1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14,88</text:p>
          </table:table-cell>
          <table:table-cell table:style-name="TBL_5f_0_5f_9.E1" office:value-type="string">
            <text:p text:style-name="P8">8.111,89</text:p>
          </table:table-cell>
        </table:table-row>
        <table:table-row table:style-name="TBL_5f_0_5f_9.1">
          <table:table-cell table:style-name="TBL_5f_0_5f_9.A1" office:value-type="string">
            <text:p text:style-name="P7">1039</text:p>
          </table:table-cell>
          <table:table-cell table:style-name="TBL_5f_0_5f_9.B1" office:value-type="string">
            <text:p text:style-name="P7">JEANE SANTOS NASCIMENTO</text:p>
          </table:table-cell>
          <table:table-cell table:style-name="TBL_5f_0_5f_9.B1" office:value-type="string">
            <text:p text:style-name="P7">TÉCNICO JUDICIÁRIO - requisitado</text:p>
          </table:table-cell>
          <table:table-cell table:style-name="TBL_5f_0_5f_9.B1" office:value-type="string">
            <text:p text:style-name="P7">10ª PROCURADORIA DE JUSTICA (2ª CAMARA CIVEL)</text:p>
          </table:table-cell>
          <table:table-cell table:style-name="TBL_5f_0_5f_9.E1" office:value-type="string">
            <text:p text:style-name="P8">4.447,42</text:p>
          </table:table-cell>
          <table:table-cell table:style-name="TBL_5f_0_5f_9.E1" office:value-type="string">
            <text:p text:style-name="P8">15.802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750,1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29.173,32</text:p>
          </table:table-cell>
          <table:table-cell table:style-name="TBL_5f_0_5f_9.E1" office:value-type="string">
            <text:p text:style-name="P8">2.625,91</text:p>
          </table:table-cell>
          <table:table-cell table:style-name="TBL_5f_0_5f_9.E1" office:value-type="string">
            <text:p text:style-name="P8">5.833,6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.459,53</text:p>
          </table:table-cell>
          <table:table-cell table:style-name="TBL_5f_0_5f_9.E1" office:value-type="string">
            <text:p text:style-name="P8">20.713,79</text:p>
          </table:table-cell>
        </table:table-row>
        <table:table-row table:style-name="TBL_5f_0_5f_9.1">
          <table:table-cell table:style-name="TBL_5f_0_5f_9.A1" office:value-type="string">
            <text:p text:style-name="P7">1797</text:p>
          </table:table-cell>
          <table:table-cell table:style-name="TBL_5f_0_5f_9.B1" office:value-type="string">
            <text:p text:style-name="P7">JESSICA MATOS CORRE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GRUPO DE APOIO OPERACIONAL - SEC. GERAL</text:p>
          </table:table-cell>
          <table:table-cell table:style-name="TBL_5f_0_5f_9.E1" office:value-type="string">
            <text:p text:style-name="P8">3.938,47</text:p>
          </table:table-cell>
          <table:table-cell table:style-name="TBL_5f_0_5f_9.E1" office:value-type="string">
            <text:p text:style-name="P8">414,3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672,80</text:p>
          </table:table-cell>
          <table:table-cell table:style-name="TBL_5f_0_5f_9.E1" office:value-type="string">
            <text:p text:style-name="P8">9.164,10</text:p>
          </table:table-cell>
          <table:table-cell table:style-name="TBL_5f_0_5f_9.E1" office:value-type="string">
            <text:p text:style-name="P8">609,39</text:p>
          </table:table-cell>
          <table:table-cell table:style-name="TBL_5f_0_5f_9.E1" office:value-type="string">
            <text:p text:style-name="P8">473,1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82,56</text:p>
          </table:table-cell>
          <table:table-cell table:style-name="TBL_5f_0_5f_9.E1" office:value-type="string">
            <text:p text:style-name="P8">8.081,54</text:p>
          </table:table-cell>
        </table:table-row>
        <table:table-row table:style-name="TBL_5f_0_5f_9.1">
          <table:table-cell table:style-name="TBL_5f_0_5f_9.A1" office:value-type="string">
            <text:p text:style-name="P7">1955</text:p>
          </table:table-cell>
          <table:table-cell table:style-name="TBL_5f_0_5f_9.B1" office:value-type="string">
            <text:p text:style-name="P7">JESSICA TAVARES DOS SANTO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3ª PROMOTORIA DE JUSTICA CRIMINAL - ARACAJU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260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43,5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6.220,27</text:p>
          </table:table-cell>
          <table:table-cell table:style-name="TBL_5f_0_5f_9.E1" office:value-type="string">
            <text:p text:style-name="P8">499,48</text:p>
          </table:table-cell>
          <table:table-cell table:style-name="TBL_5f_0_5f_9.E1" office:value-type="string">
            <text:p text:style-name="P8">10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04,92</text:p>
          </table:table-cell>
          <table:table-cell table:style-name="TBL_5f_0_5f_9.E1" office:value-type="string">
            <text:p text:style-name="P8">5.615,35</text:p>
          </table:table-cell>
        </table:table-row>
        <table:table-row table:style-name="TBL_5f_0_5f_9.1">
          <table:table-cell table:style-name="TBL_5f_0_5f_9.A1" office:value-type="string">
            <text:p text:style-name="P7">2230</text:p>
          </table:table-cell>
          <table:table-cell table:style-name="TBL_5f_0_5f_9.B1" office:value-type="string">
            <text:p text:style-name="P7">JESSYCA KAROLINE SOUZA ALVES</text:p>
          </table:table-cell>
          <table:table-cell table:style-name="TBL_5f_0_5f_9.B1" office:value-type="string">
            <text:p text:style-name="P7">SOLDADO - requistad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1923</text:p>
          </table:table-cell>
          <table:table-cell table:style-name="TBL_5f_0_5f_9.B1" office:value-type="string">
            <text:p text:style-name="P7">JOANA ANGELICA CARREGOSA SILV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TOBIAS BARRETO </text:p>
          </table:table-cell>
          <table:table-cell table:style-name="TBL_5f_0_5f_9.E1" office:value-type="string">
            <text:p text:style-name="P8">8.876,47</text:p>
          </table:table-cell>
          <table:table-cell table:style-name="TBL_5f_0_5f_9.E1" office:value-type="string">
            <text:p text:style-name="P8">800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04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15.643,05</text:p>
          </table:table-cell>
          <table:table-cell table:style-name="TBL_5f_0_5f_9.E1" office:value-type="string">
            <text:p text:style-name="P8">1.354,81</text:p>
          </table:table-cell>
          <table:table-cell table:style-name="TBL_5f_0_5f_9.E1" office:value-type="string">
            <text:p text:style-name="P8">2.190,4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545,26</text:p>
          </table:table-cell>
          <table:table-cell table:style-name="TBL_5f_0_5f_9.E1" office:value-type="string">
            <text:p text:style-name="P8">12.097,79</text:p>
          </table:table-cell>
        </table:table-row>
        <table:table-row table:style-name="TBL_5f_0_5f_9.1">
          <table:table-cell table:style-name="TBL_5f_0_5f_9.A1" office:value-type="string">
            <text:p text:style-name="P7">1215</text:p>
          </table:table-cell>
          <table:table-cell table:style-name="TBL_5f_0_5f_9.B1" office:value-type="string">
            <text:p text:style-name="P7">JOANA WIRTI ROCH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DO TRIBUNAL DO JURI - ARACAJU </text:p>
          </table:table-cell>
          <table:table-cell table:style-name="TBL_5f_0_5f_9.E1" office:value-type="string">
            <text:p text:style-name="P8">10.186,22</text:p>
          </table:table-cell>
          <table:table-cell table:style-name="TBL_5f_0_5f_9.E1" office:value-type="string">
            <text:p text:style-name="P8">2.037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3,33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4.185,78</text:p>
          </table:table-cell>
          <table:table-cell table:style-name="TBL_5f_0_5f_9.E1" office:value-type="string">
            <text:p text:style-name="P8">1.711,28</text:p>
          </table:table-cell>
          <table:table-cell table:style-name="TBL_5f_0_5f_9.E1" office:value-type="string">
            <text:p text:style-name="P8">1.984,0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695,30</text:p>
          </table:table-cell>
          <table:table-cell table:style-name="TBL_5f_0_5f_9.E1" office:value-type="string">
            <text:p text:style-name="P8">10.490,48</text:p>
          </table:table-cell>
        </table:table-row>
        <table:table-row table:style-name="TBL_5f_0_5f_9.1">
          <table:table-cell table:style-name="TBL_5f_0_5f_9.A1" office:value-type="string">
            <text:p text:style-name="P7">2083</text:p>
          </table:table-cell>
          <table:table-cell table:style-name="TBL_5f_0_5f_9.B1" office:value-type="string">
            <text:p text:style-name="P7">JOAO ALBERTO LEONARDO CLEMENT JUNIOR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NOSSA SENHORA DA GLORIA </text:p>
          </table:table-cell>
          <table:table-cell table:style-name="TBL_5f_0_5f_9.E1" office:value-type="string">
            <text:p text:style-name="P8">8.559,62</text:p>
          </table:table-cell>
          <table:table-cell table:style-name="TBL_5f_0_5f_9.E1" office:value-type="string">
            <text:p text:style-name="P8">761,1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22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13.741,00</text:p>
          </table:table-cell>
          <table:table-cell table:style-name="TBL_5f_0_5f_9.E1" office:value-type="string">
            <text:p text:style-name="P8">1.304,91</text:p>
          </table:table-cell>
          <table:table-cell table:style-name="TBL_5f_0_5f_9.E1" office:value-type="string">
            <text:p text:style-name="P8">1.335,0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639,92</text:p>
          </table:table-cell>
          <table:table-cell table:style-name="TBL_5f_0_5f_9.E1" office:value-type="string">
            <text:p text:style-name="P8">11.101,08</text:p>
          </table:table-cell>
        </table:table-row>
        <table:table-row table:style-name="TBL_5f_0_5f_9.1">
          <table:table-cell table:style-name="TBL_5f_0_5f_9.A1" office:value-type="string">
            <text:p text:style-name="P7">1912</text:p>
          </table:table-cell>
          <table:table-cell table:style-name="TBL_5f_0_5f_9.B1" office:value-type="string">
            <text:p text:style-name="P7">JOAO BARBOSA DE OLIVEIRA FILHO</text:p>
          </table:table-cell>
          <table:table-cell table:style-name="TBL_5f_0_5f_9.B1" office:value-type="string">
            <text:p text:style-name="P7">DETETIVE POL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1710</text:p>
          </table:table-cell>
          <table:table-cell table:style-name="TBL_5f_0_5f_9.B1" office:value-type="string">
            <text:p text:style-name="P7">JOAO CARLOS NOGUEIRA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RISTINAPOLIS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1.32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8.914,52</text:p>
          </table:table-cell>
          <table:table-cell table:style-name="TBL_5f_0_5f_9.E1" office:value-type="string">
            <text:p text:style-name="P8">805,40</text:p>
          </table:table-cell>
          <table:table-cell table:style-name="TBL_5f_0_5f_9.E1" office:value-type="string">
            <text:p text:style-name="P8">491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96,59</text:p>
          </table:table-cell>
          <table:table-cell table:style-name="TBL_5f_0_5f_9.E1" office:value-type="string">
            <text:p text:style-name="P8">7.617,93</text:p>
          </table:table-cell>
        </table:table-row>
        <table:table-row table:style-name="TBL_5f_0_5f_9.1">
          <table:table-cell table:style-name="TBL_5f_0_5f_9.A1" office:value-type="string">
            <text:p text:style-name="P7">392</text:p>
          </table:table-cell>
          <table:table-cell table:style-name="TBL_5f_0_5f_9.B1" office:value-type="string">
            <text:p text:style-name="P7">JOAO COSTA DOS SANTOS</text:p>
          </table:table-cell>
          <table:table-cell table:style-name="TBL_5f_0_5f_9.B1" office:value-type="string">
            <text:p text:style-name="P7">GARÇON - requisitado</text:p>
          </table:table-cell>
          <table:table-cell table:style-name="TBL_5f_0_5f_9.B1" office:value-type="string">
            <text:p text:style-name="P7">COPA 4º ANDAR/DAA/DA</text:p>
          </table:table-cell>
          <table:table-cell table:style-name="TBL_5f_0_5f_9.E1" office:value-type="string">
            <text:p text:style-name="P8">1.396,2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95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6.609,23</text:p>
          </table:table-cell>
          <table:table-cell table:style-name="TBL_5f_0_5f_9.E1" office:value-type="string">
            <text:p text:style-name="P8">195,47</text:p>
          </table:table-cell>
          <table:table-cell table:style-name="TBL_5f_0_5f_9.E1" office:value-type="string">
            <text:p text:style-name="P8">149,9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5,43</text:p>
          </table:table-cell>
          <table:table-cell table:style-name="TBL_5f_0_5f_9.E1" office:value-type="string">
            <text:p text:style-name="P8">6.263,80</text:p>
          </table:table-cell>
        </table:table-row>
        <table:table-row table:style-name="TBL_5f_0_5f_9.1">
          <table:table-cell table:style-name="TBL_5f_0_5f_9.A1" office:value-type="string">
            <text:p text:style-name="P7">2116</text:p>
          </table:table-cell>
          <table:table-cell table:style-name="TBL_5f_0_5f_9.B1" office:value-type="string">
            <text:p text:style-name="P7">JOAO CRUZ LEANDRO DA SILV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717</text:p>
          </table:table-cell>
          <table:table-cell table:style-name="TBL_5f_0_5f_9.B1" office:value-type="string">
            <text:p text:style-name="P7">JOAO FLORENCIO SANTOS FILHO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005</text:p>
          </table:table-cell>
          <table:table-cell table:style-name="TBL_5f_0_5f_9.B1" office:value-type="string">
            <text:p text:style-name="P7">JOAO FRANCISCO GAGNO CAMPAGNAR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534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25,27</text:p>
          </table:table-cell>
          <table:table-cell table:style-name="TBL_5f_0_5f_9.E1" office:value-type="string">
            <text:p text:style-name="P8">9.634,19</text:p>
          </table:table-cell>
          <table:table-cell table:style-name="TBL_5f_0_5f_9.E1" office:value-type="string">
            <text:p text:style-name="P8">1.023,25</text:p>
          </table:table-cell>
          <table:table-cell table:style-name="TBL_5f_0_5f_9.E1" office:value-type="string">
            <text:p text:style-name="P8">415,3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38,59</text:p>
          </table:table-cell>
          <table:table-cell table:style-name="TBL_5f_0_5f_9.E1" office:value-type="string">
            <text:p text:style-name="P8">8.195,60</text:p>
          </table:table-cell>
        </table:table-row>
        <table:table-row table:style-name="TBL_5f_0_5f_9.1">
          <table:table-cell table:style-name="TBL_5f_0_5f_9.A1" office:value-type="string">
            <text:p text:style-name="P7">1617</text:p>
          </table:table-cell>
          <table:table-cell table:style-name="TBL_5f_0_5f_9.B1" office:value-type="string">
            <text:p text:style-name="P7">JOAO HENRIQUE DE MELO ELIAS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7.611,74</text:p>
          </table:table-cell>
          <table:table-cell table:style-name="TBL_5f_0_5f_9.E1" office:value-type="string">
            <text:p text:style-name="P8">800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10.984,85</text:p>
          </table:table-cell>
          <table:table-cell table:style-name="TBL_5f_0_5f_9.E1" office:value-type="string">
            <text:p text:style-name="P8">1.177,75</text:p>
          </table:table-cell>
          <table:table-cell table:style-name="TBL_5f_0_5f_9.E1" office:value-type="string">
            <text:p text:style-name="P8">1.120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297,94</text:p>
          </table:table-cell>
          <table:table-cell table:style-name="TBL_5f_0_5f_9.E1" office:value-type="string">
            <text:p text:style-name="P8">8.686,91</text:p>
          </table:table-cell>
        </table:table-row>
        <table:table-row table:style-name="TBL_5f_0_5f_9.1">
          <table:table-cell table:style-name="TBL_5f_0_5f_9.A1" office:value-type="string">
            <text:p text:style-name="P7">1927</text:p>
          </table:table-cell>
          <table:table-cell table:style-name="TBL_5f_0_5f_9.B1" office:value-type="string">
            <text:p text:style-name="P7">JOAO PAULO SANTOS BISP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EDRO DE SAO JOAO</text:p>
          </table:table-cell>
          <table:table-cell table:style-name="TBL_5f_0_5f_9.E1" office:value-type="string">
            <text:p text:style-name="P8">2.943,06</text:p>
          </table:table-cell>
          <table:table-cell table:style-name="TBL_5f_0_5f_9.E1" office:value-type="string">
            <text:p text:style-name="P8">441,4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6.282,26</text:p>
          </table:table-cell>
          <table:table-cell table:style-name="TBL_5f_0_5f_9.E1" office:value-type="string">
            <text:p text:style-name="P8">473,83</text:p>
          </table:table-cell>
          <table:table-cell table:style-name="TBL_5f_0_5f_9.E1" office:value-type="string">
            <text:p text:style-name="P8">81,8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55,63</text:p>
          </table:table-cell>
          <table:table-cell table:style-name="TBL_5f_0_5f_9.E1" office:value-type="string">
            <text:p text:style-name="P8">5.726,63</text:p>
          </table:table-cell>
        </table:table-row>
        <table:table-row table:style-name="TBL_5f_0_5f_9.1">
          <table:table-cell table:style-name="TBL_5f_0_5f_9.A1" office:value-type="string">
            <text:p text:style-name="P7">2168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2079</text:p>
          </table:table-cell>
          <table:table-cell table:style-name="TBL_5f_0_5f_9.B1" office:value-type="string">
            <text:p text:style-name="P7">JOAO RIBEIRO DE ALMEIDA NETO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8.448,46</text:p>
          </table:table-cell>
          <table:table-cell table:style-name="TBL_5f_0_5f_9.E1" office:value-type="string">
            <text:p text:style-name="P8">600,5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0.958,02</text:p>
          </table:table-cell>
          <table:table-cell table:style-name="TBL_5f_0_5f_9.E1" office:value-type="string">
            <text:p text:style-name="P8">1.266,86</text:p>
          </table:table-cell>
          <table:table-cell table:style-name="TBL_5f_0_5f_9.E1" office:value-type="string">
            <text:p text:style-name="P8">1.270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37,60</text:p>
          </table:table-cell>
          <table:table-cell table:style-name="TBL_5f_0_5f_9.E1" office:value-type="string">
            <text:p text:style-name="P8">8.420,42</text:p>
          </table:table-cell>
        </table:table-row>
        <table:table-row table:style-name="TBL_5f_0_5f_9.1">
          <table:table-cell table:style-name="TBL_5f_0_5f_9.A1" office:value-type="string">
            <text:p text:style-name="P7">1828</text:p>
          </table:table-cell>
          <table:table-cell table:style-name="TBL_5f_0_5f_9.B1" office:value-type="string">
            <text:p text:style-name="P7">JOAO RICARDO ANDRADE CORT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885,05</text:p>
          </table:table-cell>
          <table:table-cell table:style-name="TBL_5f_0_5f_9.E1" office:value-type="string">
            <text:p text:style-name="P8">1.830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050,23</text:p>
          </table:table-cell>
          <table:table-cell table:style-name="TBL_5f_0_5f_9.E1" office:value-type="string">
            <text:p text:style-name="P8">743,44</text:p>
          </table:table-cell>
          <table:table-cell table:style-name="TBL_5f_0_5f_9.E1" office:value-type="string">
            <text:p text:style-name="P8">837,9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81,34</text:p>
          </table:table-cell>
          <table:table-cell table:style-name="TBL_5f_0_5f_9.E1" office:value-type="string">
            <text:p text:style-name="P8">7.468,89</text:p>
          </table:table-cell>
        </table:table-row>
        <table:table-row table:style-name="TBL_5f_0_5f_9.1">
          <table:table-cell table:style-name="TBL_5f_0_5f_9.A1" office:value-type="string">
            <text:p text:style-name="P7">600</text:p>
          </table:table-cell>
          <table:table-cell table:style-name="TBL_5f_0_5f_9.B1" office:value-type="string">
            <text:p text:style-name="P7">JOAO RODRIGUES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354</text:p>
          </table:table-cell>
          <table:table-cell table:style-name="TBL_5f_0_5f_9.B1" office:value-type="string">
            <text:p text:style-name="P7">JOAO RODRIGUES NETO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4ª PROMOTORIA DE JUSTICA CRIMINAL - ARACAJU 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68,91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39.442,09</text:p>
          </table:table-cell>
          <table:table-cell table:style-name="TBL_5f_0_5f_9.E1" office:value-type="string">
            <text:p text:style-name="P8">4.716,48</text:p>
          </table:table-cell>
          <table:table-cell table:style-name="TBL_5f_0_5f_9.E1" office:value-type="string">
            <text:p text:style-name="P8">7.920,2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636,77</text:p>
          </table:table-cell>
          <table:table-cell table:style-name="TBL_5f_0_5f_9.E1" office:value-type="string">
            <text:p text:style-name="P8">26.805,32</text:p>
          </table:table-cell>
        </table:table-row>
        <table:table-row table:style-name="TBL_5f_0_5f_9.1">
          <table:table-cell table:style-name="TBL_5f_0_5f_9.A1" office:value-type="string">
            <text:p text:style-name="P7">1540</text:p>
          </table:table-cell>
          <table:table-cell table:style-name="TBL_5f_0_5f_9.B1" office:value-type="string">
            <text:p text:style-name="P7">JOAQUIM DANTAS CARDOSO NETO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ENTRO DE APOIO OPERACIONAL DE SEGURANCA PUBLICA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4.274,4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,6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,61</text:p>
          </table:table-cell>
          <table:table-cell table:style-name="TBL_5f_0_5f_9.E1" office:value-type="string">
            <text:p text:style-name="P8">4.239,81</text:p>
          </table:table-cell>
        </table:table-row>
        <table:table-row table:style-name="TBL_5f_0_5f_9.1">
          <table:table-cell table:style-name="TBL_5f_0_5f_9.A1" office:value-type="string">
            <text:p text:style-name="P7">1907</text:p>
          </table:table-cell>
          <table:table-cell table:style-name="TBL_5f_0_5f_9.B1" office:value-type="string">
            <text:p text:style-name="P7">JOELMA LOPES CUSTODIO CRUZ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1ª PROMOTORIA DE JUSTICA - NEOPOLIS</text:p>
          </table:table-cell>
          <table:table-cell table:style-name="TBL_5f_0_5f_9.E1" office:value-type="string">
            <text:p text:style-name="P8">3.715,54</text:p>
          </table:table-cell>
          <table:table-cell table:style-name="TBL_5f_0_5f_9.E1" office:value-type="string">
            <text:p text:style-name="P8">293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7.170,37</text:p>
          </table:table-cell>
          <table:table-cell table:style-name="TBL_5f_0_5f_9.E1" office:value-type="string">
            <text:p text:style-name="P8">561,22</text:p>
          </table:table-cell>
          <table:table-cell table:style-name="TBL_5f_0_5f_9.E1" office:value-type="string">
            <text:p text:style-name="P8">133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95,10</text:p>
          </table:table-cell>
          <table:table-cell table:style-name="TBL_5f_0_5f_9.E1" office:value-type="string">
            <text:p text:style-name="P8">6.475,27</text:p>
          </table:table-cell>
        </table:table-row>
        <table:table-row table:style-name="TBL_5f_0_5f_9.1">
          <table:table-cell table:style-name="TBL_5f_0_5f_9.A1" office:value-type="string">
            <text:p text:style-name="P7">874</text:p>
          </table:table-cell>
          <table:table-cell table:style-name="TBL_5f_0_5f_9.B1" office:value-type="string">
            <text:p text:style-name="P7">JOELMA SOARES MACEDO DE SANTANA</text:p>
          </table:table-cell>
          <table:table-cell table:style-name="TBL_5f_0_5f_9.B1" office:value-type="string">
            <text:p text:style-name="P7">PROMOTOR DE JUSTIÇA DE ENTR. INICIAL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34.177,57</text:p>
          </table:table-cell>
          <table:table-cell table:style-name="TBL_5f_0_5f_9.E1" office:value-type="string">
            <text:p text:style-name="P8">4.480,65</text:p>
          </table:table-cell>
          <table:table-cell table:style-name="TBL_5f_0_5f_9.E1" office:value-type="string">
            <text:p text:style-name="P8">5.132,8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.613,54</text:p>
          </table:table-cell>
          <table:table-cell table:style-name="TBL_5f_0_5f_9.E1" office:value-type="string">
            <text:p text:style-name="P8">24.564,03</text:p>
          </table:table-cell>
        </table:table-row>
        <table:table-row table:style-name="TBL_5f_0_5f_9.1">
          <table:table-cell table:style-name="TBL_5f_0_5f_9.A1" office:value-type="string">
            <text:p text:style-name="P7">2164</text:p>
          </table:table-cell>
          <table:table-cell table:style-name="TBL_5f_0_5f_9.B1" office:value-type="string">
            <text:p text:style-name="P7">JOLIVIO ALVES SANTOS FILHO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51</text:p>
          </table:table-cell>
          <table:table-cell table:style-name="TBL_5f_0_5f_9.B1" office:value-type="string">
            <text:p text:style-name="P7">JORGE MURILO SEIXAS DE SANTANA</text:p>
          </table:table-cell>
          <table:table-cell table:style-name="TBL_5f_0_5f_9.B1" office:value-type="string">
            <text:p text:style-name="P7">PROCURADOR DE JUSTIÇA</text:p>
          </table:table-cell>
          <table:table-cell table:style-name="TBL_5f_0_5f_9.B1" office:value-type="string">
            <text:p text:style-name="P7">13ª PROCURADORIA DE JUSTICA (2ª CAMARA CIVEL)</text:p>
          </table:table-cell>
          <table:table-cell table:style-name="TBL_5f_0_5f_9.E1" office:value-type="string">
            <text:p text:style-name="P8">35.462,22</text:p>
          </table:table-cell>
          <table:table-cell table:style-name="TBL_5f_0_5f_9.E1" office:value-type="string">
            <text:p text:style-name="P8">1.048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111,52</text:p>
          </table:table-cell>
          <table:table-cell table:style-name="TBL_5f_0_5f_9.E1" office:value-type="string">
            <text:p text:style-name="P8">2.497,57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46.504,03</text:p>
          </table:table-cell>
          <table:table-cell table:style-name="TBL_5f_0_5f_9.E1" office:value-type="string">
            <text:p text:style-name="P8">5.111,52</text:p>
          </table:table-cell>
          <table:table-cell table:style-name="TBL_5f_0_5f_9.E1" office:value-type="string">
            <text:p text:style-name="P8">9.805,8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4.917,34</text:p>
          </table:table-cell>
          <table:table-cell table:style-name="TBL_5f_0_5f_9.E1" office:value-type="string">
            <text:p text:style-name="P8">31.586,69</text:p>
          </table:table-cell>
        </table:table-row>
        <table:table-row table:style-name="TBL_5f_0_5f_9.1">
          <table:table-cell table:style-name="TBL_5f_0_5f_9.A1" office:value-type="string">
            <text:p text:style-name="P7">2221</text:p>
          </table:table-cell>
          <table:table-cell table:style-name="TBL_5f_0_5f_9.B1" office:value-type="string">
            <text:p text:style-name="P7">JORGIVALDO SILVA FEITOS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212</text:p>
          </table:table-cell>
          <table:table-cell table:style-name="TBL_5f_0_5f_9.B1" office:value-type="string">
            <text:p text:style-name="P7">JOSE AGNALDO DOS SANTOS</text:p>
          </table:table-cell>
          <table:table-cell table:style-name="TBL_5f_0_5f_9.B1" office:value-type="string">
            <text:p text:style-name="P7">AGENTE DE APOIO OPERACIONAL - requisitado</text:p>
          </table:table-cell>
          <table:table-cell table:style-name="TBL_5f_0_5f_9.B1" office:value-type="string">
            <text:p text:style-name="P7">PROMOTORIA DE JUSTICA - RIACHAO DO DANTA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3.315,57</text:p>
          </table:table-cell>
          <table:table-cell table:style-name="TBL_5f_0_5f_9.E1" office:value-type="string">
            <text:p text:style-name="P8">69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9,86</text:p>
          </table:table-cell>
          <table:table-cell table:style-name="TBL_5f_0_5f_9.E1" office:value-type="string">
            <text:p text:style-name="P8">3.245,71</text:p>
          </table:table-cell>
        </table:table-row>
        <table:table-row table:style-name="TBL_5f_0_5f_9.1">
          <table:table-cell table:style-name="TBL_5f_0_5f_9.A1" office:value-type="string">
            <text:p text:style-name="P7">1834</text:p>
          </table:table-cell>
          <table:table-cell table:style-name="TBL_5f_0_5f_9.B1" office:value-type="string">
            <text:p text:style-name="P7">JOSE AILTON NUNES 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LANEJAMENTO ESTRATEGICO E PROJETOS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496,02</text:p>
          </table:table-cell>
          <table:table-cell table:style-name="TBL_5f_0_5f_9.E1" office:value-type="string">
            <text:p text:style-name="P8">8.612,0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15.273,98</text:p>
          </table:table-cell>
          <table:table-cell table:style-name="TBL_5f_0_5f_9.E1" office:value-type="string">
            <text:p text:style-name="P8">532,40</text:p>
          </table:table-cell>
          <table:table-cell table:style-name="TBL_5f_0_5f_9.E1" office:value-type="string">
            <text:p text:style-name="P8">2.346,1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78,58</text:p>
          </table:table-cell>
          <table:table-cell table:style-name="TBL_5f_0_5f_9.E1" office:value-type="string">
            <text:p text:style-name="P8">12.395,40</text:p>
          </table:table-cell>
        </table:table-row>
        <table:table-row table:style-name="TBL_5f_0_5f_9.1">
          <table:table-cell table:style-name="TBL_5f_0_5f_9.A1" office:value-type="string">
            <text:p text:style-name="P7">2171</text:p>
          </table:table-cell>
          <table:table-cell table:style-name="TBL_5f_0_5f_9.B1" office:value-type="string">
            <text:p text:style-name="P7">JOSE ANCELMO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96</text:p>
          </table:table-cell>
          <table:table-cell table:style-name="TBL_5f_0_5f_9.B1" office:value-type="string">
            <text:p text:style-name="P7">JOSE ANCELMO OLIVEIRA</text:p>
          </table:table-cell>
          <table:table-cell table:style-name="TBL_5f_0_5f_9.B1" office:value-type="string">
            <text:p text:style-name="P7">REDATOR TÉCNICO</text:p>
          </table:table-cell>
          <table:table-cell table:style-name="TBL_5f_0_5f_9.B1" office:value-type="string">
            <text:p text:style-name="P7">COORDENADORIA DE DOCUMENTACAO E DE MEMORIA DO MP</text:p>
          </table:table-cell>
          <table:table-cell table:style-name="TBL_5f_0_5f_9.E1" office:value-type="string">
            <text:p text:style-name="P8">5.270,57</text:p>
          </table:table-cell>
          <table:table-cell table:style-name="TBL_5f_0_5f_9.E1" office:value-type="string">
            <text:p text:style-name="P8">4.933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577,0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27,06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16.692,24</text:p>
          </table:table-cell>
          <table:table-cell table:style-name="TBL_5f_0_5f_9.E1" office:value-type="string">
            <text:p text:style-name="P8">1.428,57</text:p>
          </table:table-cell>
          <table:table-cell table:style-name="TBL_5f_0_5f_9.E1" office:value-type="string">
            <text:p text:style-name="P8">1.688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17,41</text:p>
          </table:table-cell>
          <table:table-cell table:style-name="TBL_5f_0_5f_9.E1" office:value-type="string">
            <text:p text:style-name="P8">13.574,83</text:p>
          </table:table-cell>
        </table:table-row>
        <table:table-row table:style-name="TBL_5f_0_5f_9.1">
          <table:table-cell table:style-name="TBL_5f_0_5f_9.A1" office:value-type="string">
            <text:p text:style-name="P7">98</text:p>
          </table:table-cell>
          <table:table-cell table:style-name="TBL_5f_0_5f_9.B1" office:value-type="string">
            <text:p text:style-name="P7">JOSE ANDRADE JUNIOR</text:p>
          </table:table-cell>
          <table:table-cell table:style-name="TBL_5f_0_5f_9.B1" office:value-type="string">
            <text:p text:style-name="P7">REDATOR TÉCNICO</text:p>
          </table:table-cell>
          <table:table-cell table:style-name="TBL_5f_0_5f_9.B1" office:value-type="string">
            <text:p text:style-name="P7">TRIAGEM TECNICA - COORDENADORIA-GERAL</text:p>
          </table:table-cell>
          <table:table-cell table:style-name="TBL_5f_0_5f_9.E1" office:value-type="string">
            <text:p text:style-name="P8">5.270,57</text:p>
          </table:table-cell>
          <table:table-cell table:style-name="TBL_5f_0_5f_9.E1" office:value-type="string">
            <text:p text:style-name="P8">13.752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208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24.616,05</text:p>
          </table:table-cell>
          <table:table-cell table:style-name="TBL_5f_0_5f_9.E1" office:value-type="string">
            <text:p text:style-name="P8">2.663,26</text:p>
          </table:table-cell>
          <table:table-cell table:style-name="TBL_5f_0_5f_9.E1" office:value-type="string">
            <text:p text:style-name="P8">3.525,3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188,64</text:p>
          </table:table-cell>
          <table:table-cell table:style-name="TBL_5f_0_5f_9.E1" office:value-type="string">
            <text:p text:style-name="P8">18.427,41</text:p>
          </table:table-cell>
        </table:table-row>
        <table:table-row table:style-name="TBL_5f_0_5f_9.1">
          <table:table-cell table:style-name="TBL_5f_0_5f_9.A1" office:value-type="string">
            <text:p text:style-name="P7">2139</text:p>
          </table:table-cell>
          <table:table-cell table:style-name="TBL_5f_0_5f_9.B1" office:value-type="string">
            <text:p text:style-name="P7">JOSE APARECIDO DOS SANTOS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107</text:p>
          </table:table-cell>
          <table:table-cell table:style-name="TBL_5f_0_5f_9.B1" office:value-type="string">
            <text:p text:style-name="P7">JOSE AUGUSTO DOS SANTOS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</table:table>
      <table:table table:name="TBL_0_10" table:style-name="TBL_5f_0_5f_10">
        <table:table-column table:style-name="TBL_5f_0_5f_10.A"/>
        <table:table-column table:style-name="TBL_5f_0_5f_10.B"/>
        <table:table-column table:style-name="TBL_5f_0_5f_10.C"/>
        <table:table-column table:style-name="TBL_5f_0_5f_10.D"/>
        <table:table-column table:style-name="TBL_5f_0_5f_10.E"/>
        <table:table-column table:style-name="TBL_5f_0_5f_10.F"/>
        <table:table-column table:style-name="TBL_5f_0_5f_10.G"/>
        <table:table-column table:style-name="TBL_5f_0_5f_10.H"/>
        <table:table-column table:style-name="TBL_5f_0_5f_10.I"/>
        <table:table-column table:style-name="TBL_5f_0_5f_10.J"/>
        <table:table-column table:style-name="TBL_5f_0_5f_10.E"/>
        <table:table-column table:style-name="TBL_5f_0_5f_10.L" table:number-columns-repeated="2"/>
        <table:table-column table:style-name="TBL_5f_0_5f_10.J"/>
        <table:table-column table:style-name="TBL_5f_0_5f_10.O"/>
        <table:table-column table:style-name="TBL_5f_0_5f_10.P"/>
        <table:table-column table:style-name="TBL_5f_0_5f_10.Q"/>
        <table:table-column table:style-name="TBL_5f_0_5f_10.R"/>
        <table:table-row table:style-name="TBL_5f_0_5f_10.1">
          <table:table-cell table:style-name="TBL_5f_0_5f_10.A1" office:value-type="string">
            <text:p text:style-name="P7"><text:bookmark text:name="JR_PAGE_ANCHOR_0_11"/>1354</text:p>
          </table:table-cell>
          <table:table-cell table:style-name="TBL_5f_0_5f_10.B1" office:value-type="string">
            <text:p text:style-name="P7">JOSE AUGUSTO SANTOS</text:p>
          </table:table-cell>
          <table:table-cell table:style-name="TBL_5f_0_5f_10.B1" office:value-type="string">
            <text:p text:style-name="P7">MOTOR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954</text:p>
          </table:table-cell>
          <table:table-cell table:style-name="TBL_5f_0_5f_10.B1" office:value-type="string">
            <text:p text:style-name="P7">JOSE AVELAR PEREIRA MATTOS SEGUND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GABINETE DO CONSELHEIRO - DOUTOR EDUARDO BARRETO DAVILA FONTES</text:p>
          </table:table-cell>
          <table:table-cell table:style-name="TBL_5f_0_5f_10.E1" office:value-type="string">
            <text:p text:style-name="P8">6.774,42</text:p>
          </table:table-cell>
          <table:table-cell table:style-name="TBL_5f_0_5f_10.E1" office:value-type="string">
            <text:p text:style-name="P8">712,6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9.396,08</text:p>
          </table:table-cell>
          <table:table-cell table:style-name="TBL_5f_0_5f_10.E1" office:value-type="string">
            <text:p text:style-name="P8">1.048,19</text:p>
          </table:table-cell>
          <table:table-cell table:style-name="TBL_5f_0_5f_10.E1" office:value-type="string">
            <text:p text:style-name="P8">901,3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49,53</text:p>
          </table:table-cell>
          <table:table-cell table:style-name="TBL_5f_0_5f_10.E1" office:value-type="string">
            <text:p text:style-name="P8">7.446,55</text:p>
          </table:table-cell>
        </table:table-row>
        <table:table-row table:style-name="TBL_5f_0_5f_10.1">
          <table:table-cell table:style-name="TBL_5f_0_5f_10.A1" office:value-type="string">
            <text:p text:style-name="P7">2111</text:p>
          </table:table-cell>
          <table:table-cell table:style-name="TBL_5f_0_5f_10.B1" office:value-type="string">
            <text:p text:style-name="P7">JOSE BIZERRA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68</text:p>
          </table:table-cell>
          <table:table-cell table:style-name="TBL_5f_0_5f_10.B1" office:value-type="string">
            <text:p text:style-name="P7">JOSE BONIFACIO DA SILVA JUNIOR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GRUPO DE ATUACAO ESPECIAL DE COMBATE AO CRIME ORGANIZADO (GAECO)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800,75</text:p>
          </table:table-cell>
          <table:table-cell table:style-name="TBL_5f_0_5f_10.E1" office:value-type="string">
            <text:p text:style-name="P8">1.255,5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1.577,05</text:p>
          </table:table-cell>
          <table:table-cell table:style-name="TBL_5f_0_5f_10.E1" office:value-type="string">
            <text:p text:style-name="P8">1.177,75</text:p>
          </table:table-cell>
          <table:table-cell table:style-name="TBL_5f_0_5f_10.E1" office:value-type="string">
            <text:p text:style-name="P8">1.465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643,23</text:p>
          </table:table-cell>
          <table:table-cell table:style-name="TBL_5f_0_5f_10.E1" office:value-type="string">
            <text:p text:style-name="P8">8.933,82</text:p>
          </table:table-cell>
        </table:table-row>
        <table:table-row table:style-name="TBL_5f_0_5f_10.1">
          <table:table-cell table:style-name="TBL_5f_0_5f_10.A1" office:value-type="string">
            <text:p text:style-name="P7">1583</text:p>
          </table:table-cell>
          <table:table-cell table:style-name="TBL_5f_0_5f_10.B1" office:value-type="string">
            <text:p text:style-name="P7">JOSE BRUNO BATISTA SILVA</text:p>
          </table:table-cell>
          <table:table-cell table:style-name="TBL_5f_0_5f_10.B1" office:value-type="string">
            <text:p text:style-name="P7">ASSESSOR OPERACIONAL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092,6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4.001,60</text:p>
          </table:table-cell>
          <table:table-cell table:style-name="TBL_5f_0_5f_10.E1" office:value-type="string">
            <text:p text:style-name="P8">171,83</text:p>
          </table:table-cell>
          <table:table-cell table:style-name="TBL_5f_0_5f_10.E1" office:value-type="string">
            <text:p text:style-name="P8">1,2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73,09</text:p>
          </table:table-cell>
          <table:table-cell table:style-name="TBL_5f_0_5f_10.E1" office:value-type="string">
            <text:p text:style-name="P8">3.828,51</text:p>
          </table:table-cell>
        </table:table-row>
        <table:table-row table:style-name="TBL_5f_0_5f_10.1">
          <table:table-cell table:style-name="TBL_5f_0_5f_10.A1" office:value-type="string">
            <text:p text:style-name="P7">2129</text:p>
          </table:table-cell>
          <table:table-cell table:style-name="TBL_5f_0_5f_10.B1" office:value-type="string">
            <text:p text:style-name="P7">JOSE CARLOS ALVES SANTOS</text:p>
          </table:table-cell>
          <table:table-cell table:style-name="TBL_5f_0_5f_10.B1" office:value-type="string">
            <text:p text:style-name="P7">SUBTENENTE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</text:p>
          </table:table-cell>
          <table:table-cell table:style-name="TBL_5f_0_5f_10.B1" office:value-type="string">
            <text:p text:style-name="P7">JOSE CARLOS DE OLIVEIRA FILH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2ª PROCURADORIA DE JUSTICA (1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4.10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501,06</text:p>
          </table:table-cell>
          <table:table-cell table:style-name="TBL_5f_0_5f_10.E1" office:value-type="string">
            <text:p text:style-name="P8">2.985,22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50.914,85</text:p>
          </table:table-cell>
          <table:table-cell table:style-name="TBL_5f_0_5f_10.E1" office:value-type="string">
            <text:p text:style-name="P8">5.501,06</text:p>
          </table:table-cell>
          <table:table-cell table:style-name="TBL_5f_0_5f_10.E1" office:value-type="string">
            <text:p text:style-name="P8">9.936,30</text:p>
          </table:table-cell>
          <table:table-cell table:style-name="TBL_5f_0_5f_10.E1" office:value-type="string">
            <text:p text:style-name="P8">3.261,34</text:p>
          </table:table-cell>
          <table:table-cell table:style-name="TBL_5f_0_5f_10.E1" office:value-type="string">
            <text:p text:style-name="P8">18.698,70</text:p>
          </table:table-cell>
          <table:table-cell table:style-name="TBL_5f_0_5f_10.E1" office:value-type="string">
            <text:p text:style-name="P8">32.216,15</text:p>
          </table:table-cell>
        </table:table-row>
        <table:table-row table:style-name="TBL_5f_0_5f_10.1">
          <table:table-cell table:style-name="TBL_5f_0_5f_10.A1" office:value-type="string">
            <text:p text:style-name="P7">1991</text:p>
          </table:table-cell>
          <table:table-cell table:style-name="TBL_5f_0_5f_10.B1" office:value-type="string">
            <text:p text:style-name="P7">JOSE CARLOS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696,98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51,9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7.069,29</text:p>
          </table:table-cell>
          <table:table-cell table:style-name="TBL_5f_0_5f_10.E1" office:value-type="string">
            <text:p text:style-name="P8">251,97</text:p>
          </table:table-cell>
          <table:table-cell table:style-name="TBL_5f_0_5f_10.E1" office:value-type="string">
            <text:p text:style-name="P8">211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63,78</text:p>
          </table:table-cell>
          <table:table-cell table:style-name="TBL_5f_0_5f_10.E1" office:value-type="string">
            <text:p text:style-name="P8">6.605,51</text:p>
          </table:table-cell>
        </table:table-row>
        <table:table-row table:style-name="TBL_5f_0_5f_10.1">
          <table:table-cell table:style-name="TBL_5f_0_5f_10.A1" office:value-type="string">
            <text:p text:style-name="P7">1548</text:p>
          </table:table-cell>
          <table:table-cell table:style-name="TBL_5f_0_5f_10.B1" office:value-type="string">
            <text:p text:style-name="P7">JOSE CARLOS MELO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CENTRAL DE NOTIFICACOES E INTIMACOES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2.585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10.068,32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1.097,4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40,87</text:p>
          </table:table-cell>
          <table:table-cell table:style-name="TBL_5f_0_5f_10.E1" office:value-type="string">
            <text:p text:style-name="P8">8.227,45</text:p>
          </table:table-cell>
        </table:table-row>
        <table:table-row table:style-name="TBL_5f_0_5f_10.1">
          <table:table-cell table:style-name="TBL_5f_0_5f_10.A1" office:value-type="string">
            <text:p text:style-name="P7">1616</text:p>
          </table:table-cell>
          <table:table-cell table:style-name="TBL_5f_0_5f_10.B1" office:value-type="string">
            <text:p text:style-name="P7">JOSE CESAR NOBREGA CAVALCANTE JUNIOR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BOQUIM</text:p>
          </table:table-cell>
          <table:table-cell table:style-name="TBL_5f_0_5f_10.E1" office:value-type="string">
            <text:p text:style-name="P8">6.029,21</text:p>
          </table:table-cell>
          <table:table-cell table:style-name="TBL_5f_0_5f_10.E1" office:value-type="string">
            <text:p text:style-name="P8">634,2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72,36</text:p>
          </table:table-cell>
          <table:table-cell table:style-name="TBL_5f_0_5f_10.E1" office:value-type="string">
            <text:p text:style-name="P8">9.235,84</text:p>
          </table:table-cell>
          <table:table-cell table:style-name="TBL_5f_0_5f_10.E1" office:value-type="string">
            <text:p text:style-name="P8">932,89</text:p>
          </table:table-cell>
          <table:table-cell table:style-name="TBL_5f_0_5f_10.E1" office:value-type="string">
            <text:p text:style-name="P8">654,4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87,31</text:p>
          </table:table-cell>
          <table:table-cell table:style-name="TBL_5f_0_5f_10.E1" office:value-type="string">
            <text:p text:style-name="P8">7.648,53</text:p>
          </table:table-cell>
        </table:table-row>
        <table:table-row table:style-name="TBL_5f_0_5f_10.1">
          <table:table-cell table:style-name="TBL_5f_0_5f_10.A1" office:value-type="string">
            <text:p text:style-name="P7">1100</text:p>
          </table:table-cell>
          <table:table-cell table:style-name="TBL_5f_0_5f_10.B1" office:value-type="string">
            <text:p text:style-name="P7">JOSE CLAUDIANO SILVA DE CARVALHO</text:p>
          </table:table-cell>
          <table:table-cell table:style-name="TBL_5f_0_5f_10.B1" office:value-type="string">
            <text:p text:style-name="P7">VIGILANTE - requisitado</text:p>
          </table:table-cell>
          <table:table-cell table:style-name="TBL_5f_0_5f_10.B1" office:value-type="string">
            <text:p text:style-name="P7">PROMOTORIA DE JUSTICA - CANINDE DO SAO FRANCISCO 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3.104,42</text:p>
          </table:table-cell>
          <table:table-cell table:style-name="TBL_5f_0_5f_10.E1" office:value-type="string">
            <text:p text:style-name="P8">67,3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7,33</text:p>
          </table:table-cell>
          <table:table-cell table:style-name="TBL_5f_0_5f_10.E1" office:value-type="string">
            <text:p text:style-name="P8">3.037,09</text:p>
          </table:table-cell>
        </table:table-row>
        <table:table-row table:style-name="TBL_5f_0_5f_10.1">
          <table:table-cell table:style-name="TBL_5f_0_5f_10.A1" office:value-type="string">
            <text:p text:style-name="P7">1964</text:p>
          </table:table-cell>
          <table:table-cell table:style-name="TBL_5f_0_5f_10.B1" office:value-type="string">
            <text:p text:style-name="P7">JOSE CLAUDINO DA ROCHA SALE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DIRETORIA ADMINISTRATIVA - 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527,27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807,3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7.454,98</text:p>
          </table:table-cell>
          <table:table-cell table:style-name="TBL_5f_0_5f_10.E1" office:value-type="string">
            <text:p text:style-name="P8">228,21</text:p>
          </table:table-cell>
          <table:table-cell table:style-name="TBL_5f_0_5f_10.E1" office:value-type="string">
            <text:p text:style-name="P8">179,2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07,45</text:p>
          </table:table-cell>
          <table:table-cell table:style-name="TBL_5f_0_5f_10.E1" office:value-type="string">
            <text:p text:style-name="P8">7.047,53</text:p>
          </table:table-cell>
        </table:table-row>
        <table:table-row table:style-name="TBL_5f_0_5f_10.1">
          <table:table-cell table:style-name="TBL_5f_0_5f_10.A1" office:value-type="string">
            <text:p text:style-name="P7">562</text:p>
          </table:table-cell>
          <table:table-cell table:style-name="TBL_5f_0_5f_10.B1" office:value-type="string">
            <text:p text:style-name="P7">JOSE CLAUDIO CARDOSO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466,01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05,2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688,81</text:p>
          </table:table-cell>
          <table:table-cell table:style-name="TBL_5f_0_5f_10.E1" office:value-type="string">
            <text:p text:style-name="P8">205,24</text:p>
          </table:table-cell>
          <table:table-cell table:style-name="TBL_5f_0_5f_10.E1" office:value-type="string">
            <text:p text:style-name="P8">188,8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4,11</text:p>
          </table:table-cell>
          <table:table-cell table:style-name="TBL_5f_0_5f_10.E1" office:value-type="string">
            <text:p text:style-name="P8">6.294,70</text:p>
          </table:table-cell>
        </table:table-row>
        <table:table-row table:style-name="TBL_5f_0_5f_10.1">
          <table:table-cell table:style-name="TBL_5f_0_5f_10.A1" office:value-type="string">
            <text:p text:style-name="P7">1719</text:p>
          </table:table-cell>
          <table:table-cell table:style-name="TBL_5f_0_5f_10.B1" office:value-type="string">
            <text:p text:style-name="P7">JOSE CLAUDIO DE MATOS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POCO REDONDO 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121,43</text:p>
          </table:table-cell>
          <table:table-cell table:style-name="TBL_5f_0_5f_10.E1" office:value-type="string">
            <text:p text:style-name="P8">8.431,75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306,1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49,54</text:p>
          </table:table-cell>
          <table:table-cell table:style-name="TBL_5f_0_5f_10.E1" office:value-type="string">
            <text:p text:style-name="P8">7.382,21</text:p>
          </table:table-cell>
        </table:table-row>
        <table:table-row table:style-name="TBL_5f_0_5f_10.1">
          <table:table-cell table:style-name="TBL_5f_0_5f_10.A1" office:value-type="string">
            <text:p text:style-name="P7">99</text:p>
          </table:table-cell>
          <table:table-cell table:style-name="TBL_5f_0_5f_10.B1" office:value-type="string">
            <text:p text:style-name="P7">JOSE COSTA CAVALCANT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ENTRO DE APOIO OPERACIONAL DOS DIREITOS A EDUCACAO</text:p>
          </table:table-cell>
          <table:table-cell table:style-name="TBL_5f_0_5f_10.E1" office:value-type="string">
            <text:p text:style-name="P8">5.270,57</text:p>
          </table:table-cell>
          <table:table-cell table:style-name="TBL_5f_0_5f_10.E1" office:value-type="string">
            <text:p text:style-name="P8">10.576,7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98,4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21.029,77</text:p>
          </table:table-cell>
          <table:table-cell table:style-name="TBL_5f_0_5f_10.E1" office:value-type="string">
            <text:p text:style-name="P8">2.218,62</text:p>
          </table:table-cell>
          <table:table-cell table:style-name="TBL_5f_0_5f_10.E1" office:value-type="string">
            <text:p text:style-name="P8">2.435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653,70</text:p>
          </table:table-cell>
          <table:table-cell table:style-name="TBL_5f_0_5f_10.E1" office:value-type="string">
            <text:p text:style-name="P8">16.376,07</text:p>
          </table:table-cell>
        </table:table-row>
        <table:table-row table:style-name="TBL_5f_0_5f_10.1">
          <table:table-cell table:style-name="TBL_5f_0_5f_10.A1" office:value-type="string">
            <text:p text:style-name="P7">917</text:p>
          </table:table-cell>
          <table:table-cell table:style-name="TBL_5f_0_5f_10.B1" office:value-type="string">
            <text:p text:style-name="P7">JOSE DA SILVA ARAGAO</text:p>
          </table:table-cell>
          <table:table-cell table:style-name="TBL_5f_0_5f_10.B1" office:value-type="string">
            <text:p text:style-name="P7">AGENTE ADMINISTRATIVO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01</text:p>
          </table:table-cell>
          <table:table-cell table:style-name="TBL_5f_0_5f_10.B1" office:value-type="string">
            <text:p text:style-name="P7">JOSE DE FARO MENEZES NETO</text:p>
          </table:table-cell>
          <table:table-cell table:style-name="TBL_5f_0_5f_10.B1" office:value-type="string">
            <text:p text:style-name="P7">ADMINISTRADOR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10.186,22</text:p>
          </table:table-cell>
          <table:table-cell table:style-name="TBL_5f_0_5f_10.E1" office:value-type="string">
            <text:p text:style-name="P8">19.059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31.629,52</text:p>
          </table:table-cell>
          <table:table-cell table:style-name="TBL_5f_0_5f_10.E1" office:value-type="string">
            <text:p text:style-name="P8">4.094,36</text:p>
          </table:table-cell>
          <table:table-cell table:style-name="TBL_5f_0_5f_10.E1" office:value-type="string">
            <text:p text:style-name="P8">5.99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0.089,41</text:p>
          </table:table-cell>
          <table:table-cell table:style-name="TBL_5f_0_5f_10.E1" office:value-type="string">
            <text:p text:style-name="P8">21.540,11</text:p>
          </table:table-cell>
        </table:table-row>
        <table:table-row table:style-name="TBL_5f_0_5f_10.1">
          <table:table-cell table:style-name="TBL_5f_0_5f_10.A1" office:value-type="string">
            <text:p text:style-name="P7">2156</text:p>
          </table:table-cell>
          <table:table-cell table:style-name="TBL_5f_0_5f_10.B1" office:value-type="string">
            <text:p text:style-name="P7">JOSE DE OLIVEIRA FREITA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536</text:p>
          </table:table-cell>
          <table:table-cell table:style-name="TBL_5f_0_5f_10.B1" office:value-type="string">
            <text:p text:style-name="P7">JOSE DE OLIVEIRA FREITAS JUNIOR</text:p>
          </table:table-cell>
          <table:table-cell table:style-name="TBL_5f_0_5f_10.B1" office:value-type="string">
            <text:p text:style-name="P7">ASSESSOR DO GAB. DO PROC. G. DE JUSTIÇA</text:p>
          </table:table-cell>
          <table:table-cell table:style-name="TBL_5f_0_5f_10.B1" office:value-type="string">
            <text:p text:style-name="P7">ASSESSORIA DO PROCURADOR-GERAL DE JUSTIC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308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6.481,39</text:p>
          </table:table-cell>
          <table:table-cell table:style-name="TBL_5f_0_5f_10.E1" office:value-type="string">
            <text:p text:style-name="P8">454,46</text:p>
          </table:table-cell>
          <table:table-cell table:style-name="TBL_5f_0_5f_10.E1" office:value-type="string">
            <text:p text:style-name="P8">194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49,32</text:p>
          </table:table-cell>
          <table:table-cell table:style-name="TBL_5f_0_5f_10.E1" office:value-type="string">
            <text:p text:style-name="P8">5.832,07</text:p>
          </table:table-cell>
        </table:table-row>
        <table:table-row table:style-name="TBL_5f_0_5f_10.1">
          <table:table-cell table:style-name="TBL_5f_0_5f_10.A1" office:value-type="string">
            <text:p text:style-name="P7">2237</text:p>
          </table:table-cell>
          <table:table-cell table:style-name="TBL_5f_0_5f_10.B1" office:value-type="string">
            <text:p text:style-name="P7">JOSE DENILTON NASCIMENTO DE JESUS</text:p>
          </table:table-cell>
          <table:table-cell table:style-name="TBL_5f_0_5f_10.B1" office:value-type="string">
            <text:p text:style-name="P7">2º SARGENTO - requisitado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513,2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5.055,7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,08</text:p>
          </table:table-cell>
          <table:table-cell table:style-name="TBL_5f_0_5f_10.E1" office:value-type="string">
            <text:p text:style-name="P8">5.036,67</text:p>
          </table:table-cell>
        </table:table-row>
        <table:table-row table:style-name="TBL_5f_0_5f_10.1">
          <table:table-cell table:style-name="TBL_5f_0_5f_10.A1" office:value-type="string">
            <text:p text:style-name="P7">544</text:p>
          </table:table-cell>
          <table:table-cell table:style-name="TBL_5f_0_5f_10.B1" office:value-type="string">
            <text:p text:style-name="P7">JOSE DERNIVAL DA SILVA SANTOS FILHO</text:p>
          </table:table-cell>
          <table:table-cell table:style-name="TBL_5f_0_5f_10.B1" office:value-type="string">
            <text:p text:style-name="P7">ASSESSOR DO COORDENADOR DA DIVISAO DE PATRIMONIO</text:p>
          </table:table-cell>
          <table:table-cell table:style-name="TBL_5f_0_5f_10.B1" office:value-type="string">
            <text:p text:style-name="P7">DIVISAO DE PATRIMONIO/DM/DA/SG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17,9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5.590,90</text:p>
          </table:table-cell>
          <table:table-cell table:style-name="TBL_5f_0_5f_10.E1" office:value-type="string">
            <text:p text:style-name="P8">329,79</text:p>
          </table:table-cell>
          <table:table-cell table:style-name="TBL_5f_0_5f_10.E1" office:value-type="string">
            <text:p text:style-name="P8">79,9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09,78</text:p>
          </table:table-cell>
          <table:table-cell table:style-name="TBL_5f_0_5f_10.E1" office:value-type="string">
            <text:p text:style-name="P8">5.181,12</text:p>
          </table:table-cell>
        </table:table-row>
        <table:table-row table:style-name="TBL_5f_0_5f_10.1">
          <table:table-cell table:style-name="TBL_5f_0_5f_10.A1" office:value-type="string">
            <text:p text:style-name="P7">1892</text:p>
          </table:table-cell>
          <table:table-cell table:style-name="TBL_5f_0_5f_10.B1" office:value-type="string">
            <text:p text:style-name="P7">JOSE EDSON CARDOSO </text:p>
          </table:table-cell>
          <table:table-cell table:style-name="TBL_5f_0_5f_10.B1" office:value-type="string">
            <text:p text:style-name="P7">* TÉCNICO ESPECIAL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69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627</text:p>
          </table:table-cell>
          <table:table-cell table:style-name="TBL_5f_0_5f_10.B1" office:value-type="string">
            <text:p text:style-name="P7">JOSE FERNANDO DOS SANTOS</text:p>
          </table:table-cell>
          <table:table-cell table:style-name="TBL_5f_0_5f_10.B1" office:value-type="string">
            <text:p text:style-name="P7">TÉCNICO DO MP - Manut. Sup. Eq. de Inf. e Software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3.938,47</text:p>
          </table:table-cell>
          <table:table-cell table:style-name="TBL_5f_0_5f_10.E1" office:value-type="string">
            <text:p text:style-name="P8">414,33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0.429,18</text:p>
          </table:table-cell>
          <table:table-cell table:style-name="TBL_5f_0_5f_10.E1" office:value-type="string">
            <text:p text:style-name="P8">609,39</text:p>
          </table:table-cell>
          <table:table-cell table:style-name="TBL_5f_0_5f_10.E1" office:value-type="string">
            <text:p text:style-name="P8">1.123,3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2,72</text:p>
          </table:table-cell>
          <table:table-cell table:style-name="TBL_5f_0_5f_10.E1" office:value-type="string">
            <text:p text:style-name="P8">8.696,46</text:p>
          </table:table-cell>
        </table:table-row>
        <table:table-row table:style-name="TBL_5f_0_5f_10.1">
          <table:table-cell table:style-name="TBL_5f_0_5f_10.A1" office:value-type="string">
            <text:p text:style-name="P7">2145</text:p>
          </table:table-cell>
          <table:table-cell table:style-name="TBL_5f_0_5f_10.B1" office:value-type="string">
            <text:p text:style-name="P7">JOSE FERREIRA DE LIMA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675</text:p>
          </table:table-cell>
          <table:table-cell table:style-name="TBL_5f_0_5f_10.B1" office:value-type="string">
            <text:p text:style-name="P7">JOSE ISAU DE LIMA FRANCA</text:p>
          </table:table-cell>
          <table:table-cell table:style-name="TBL_5f_0_5f_10.B1" office:value-type="string">
            <text:p text:style-name="P7">COORDENADOR DA DIVISÃO DE ENG. E MANUTENÇÃO</text:p>
          </table:table-cell>
          <table:table-cell table:style-name="TBL_5f_0_5f_10.B1" office:value-type="string">
            <text:p text:style-name="P7">DIVISAO DE ENGENHARIA E MANUTENCAO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1.259,0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0.142,23</text:p>
          </table:table-cell>
          <table:table-cell table:style-name="TBL_5f_0_5f_10.E1" office:value-type="string">
            <text:p text:style-name="P8">751,97</text:p>
          </table:table-cell>
          <table:table-cell table:style-name="TBL_5f_0_5f_10.E1" office:value-type="string">
            <text:p text:style-name="P8">711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63,08</text:p>
          </table:table-cell>
          <table:table-cell table:style-name="TBL_5f_0_5f_10.E1" office:value-type="string">
            <text:p text:style-name="P8">8.679,15</text:p>
          </table:table-cell>
        </table:table-row>
        <table:table-row table:style-name="TBL_5f_0_5f_10.1">
          <table:table-cell table:style-name="TBL_5f_0_5f_10.A1" office:value-type="string">
            <text:p text:style-name="P7">1986</text:p>
          </table:table-cell>
          <table:table-cell table:style-name="TBL_5f_0_5f_10.B1" office:value-type="string">
            <text:p text:style-name="P7">JOSE LUCAS CARVALHO RIBEIRO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283,95</text:p>
          </table:table-cell>
          <table:table-cell table:style-name="TBL_5f_0_5f_10.E1" office:value-type="string">
            <text:p text:style-name="P8">177,29</text:p>
          </table:table-cell>
          <table:table-cell table:style-name="TBL_5f_0_5f_10.E1" office:value-type="string">
            <text:p text:style-name="P8">103,8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81,18</text:p>
          </table:table-cell>
          <table:table-cell table:style-name="TBL_5f_0_5f_10.E1" office:value-type="string">
            <text:p text:style-name="P8">6.002,77</text:p>
          </table:table-cell>
        </table:table-row>
        <table:table-row table:style-name="TBL_5f_0_5f_10.1">
          <table:table-cell table:style-name="TBL_5f_0_5f_10.A1" office:value-type="string">
            <text:p text:style-name="P7">596</text:p>
          </table:table-cell>
          <table:table-cell table:style-name="TBL_5f_0_5f_10.B1" office:value-type="string">
            <text:p text:style-name="P7">JOSE LUCAS DA SILVA GOIS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- ESTANCIA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35.862,03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7.098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.814,59</text:p>
          </table:table-cell>
          <table:table-cell table:style-name="TBL_5f_0_5f_10.E1" office:value-type="string">
            <text:p text:style-name="P8">24.047,44</text:p>
          </table:table-cell>
        </table:table-row>
        <table:table-row table:style-name="TBL_5f_0_5f_10.1">
          <table:table-cell table:style-name="TBL_5f_0_5f_10.A1" office:value-type="string">
            <text:p text:style-name="P7">1857</text:p>
          </table:table-cell>
          <table:table-cell table:style-name="TBL_5f_0_5f_10.B1" office:value-type="string">
            <text:p text:style-name="P7">JOSE LUCAS SANTOS CARVALH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ASSESSORIA DA CORREGEDORIA GERAL</text:p>
          </table:table-cell>
          <table:table-cell table:style-name="TBL_5f_0_5f_10.E1" office:value-type="string">
            <text:p text:style-name="P8">9.065,70</text:p>
          </table:table-cell>
          <table:table-cell table:style-name="TBL_5f_0_5f_10.E1" office:value-type="string">
            <text:p text:style-name="P8">953,71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5.620,71</text:p>
          </table:table-cell>
          <table:table-cell table:style-name="TBL_5f_0_5f_10.E1" office:value-type="string">
            <text:p text:style-name="P8">1.919,64</text:p>
          </table:table-cell>
          <table:table-cell table:style-name="TBL_5f_0_5f_10.E1" office:value-type="string">
            <text:p text:style-name="P8">2.269,1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188,83</text:p>
          </table:table-cell>
          <table:table-cell table:style-name="TBL_5f_0_5f_10.E1" office:value-type="string">
            <text:p text:style-name="P8">11.431,88</text:p>
          </table:table-cell>
        </table:table-row>
        <table:table-row table:style-name="TBL_5f_0_5f_10.1">
          <table:table-cell table:style-name="TBL_5f_0_5f_10.A1" office:value-type="string">
            <text:p text:style-name="P7">52</text:p>
          </table:table-cell>
          <table:table-cell table:style-name="TBL_5f_0_5f_10.B1" office:value-type="string">
            <text:p text:style-name="P7">JOSE MAGALHAES DE SANTAN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22</text:p>
          </table:table-cell>
          <table:table-cell table:style-name="TBL_5f_0_5f_10.B1" office:value-type="string">
            <text:p text:style-name="P7">JOSE MARCOS SANTOS CHAGA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538</text:p>
          </table:table-cell>
          <table:table-cell table:style-name="TBL_5f_0_5f_10.B1" office:value-type="string">
            <text:p text:style-name="P7">JOSE MARIO DA CRUZ COSTA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1.141,76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4.354,80</text:p>
          </table:table-cell>
          <table:table-cell table:style-name="TBL_5f_0_5f_10.E1" office:value-type="string">
            <text:p text:style-name="P8">1.225,49</text:p>
          </table:table-cell>
          <table:table-cell table:style-name="TBL_5f_0_5f_10.E1" office:value-type="string">
            <text:p text:style-name="P8">2.216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41,72</text:p>
          </table:table-cell>
          <table:table-cell table:style-name="TBL_5f_0_5f_10.E1" office:value-type="string">
            <text:p text:style-name="P8">10.913,08</text:p>
          </table:table-cell>
        </table:table-row>
        <table:table-row table:style-name="TBL_5f_0_5f_10.1">
          <table:table-cell table:style-name="TBL_5f_0_5f_10.A1" office:value-type="string">
            <text:p text:style-name="P7">1482</text:p>
          </table:table-cell>
          <table:table-cell table:style-name="TBL_5f_0_5f_10.B1" office:value-type="string">
            <text:p text:style-name="P7">JOSE MARLUCIO MONTEIRO FERREIRA</text:p>
          </table:table-cell>
          <table:table-cell table:style-name="TBL_5f_0_5f_10.B1" office:value-type="string">
            <text:p text:style-name="P7">Coordenador da Div. Perícia Contábil</text:p>
          </table:table-cell>
          <table:table-cell table:style-name="TBL_5f_0_5f_10.B1" office:value-type="string">
            <text:p text:style-name="P7">DIVISAO DE PERICIA CONTABIL - GAAE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1.259,0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10.617,29</text:p>
          </table:table-cell>
          <table:table-cell table:style-name="TBL_5f_0_5f_10.E1" office:value-type="string">
            <text:p text:style-name="P8">751,97</text:p>
          </table:table-cell>
          <table:table-cell table:style-name="TBL_5f_0_5f_10.E1" office:value-type="string">
            <text:p text:style-name="P8">711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63,08</text:p>
          </table:table-cell>
          <table:table-cell table:style-name="TBL_5f_0_5f_10.E1" office:value-type="string">
            <text:p text:style-name="P8">9.154,21</text:p>
          </table:table-cell>
        </table:table-row>
        <table:table-row table:style-name="TBL_5f_0_5f_10.1">
          <table:table-cell table:style-name="TBL_5f_0_5f_10.A1" office:value-type="string">
            <text:p text:style-name="P7">1910</text:p>
          </table:table-cell>
          <table:table-cell table:style-name="TBL_5f_0_5f_10.B1" office:value-type="string">
            <text:p text:style-name="P7">JOSE MICAEL BISPO RODRIGUE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1ª PROMOTORIA DE JUSTICA - PROPRIA</text:p>
          </table:table-cell>
          <table:table-cell table:style-name="TBL_5f_0_5f_10.E1" office:value-type="string">
            <text:p text:style-name="P8">3.505,23</text:p>
          </table:table-cell>
          <table:table-cell table:style-name="TBL_5f_0_5f_10.E1" office:value-type="string">
            <text:p text:style-name="P8">276,5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52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7.431,66</text:p>
          </table:table-cell>
          <table:table-cell table:style-name="TBL_5f_0_5f_10.E1" office:value-type="string">
            <text:p text:style-name="P8">529,45</text:p>
          </table:table-cell>
          <table:table-cell table:style-name="TBL_5f_0_5f_10.E1" office:value-type="string">
            <text:p text:style-name="P8">104,6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34,06</text:p>
          </table:table-cell>
          <table:table-cell table:style-name="TBL_5f_0_5f_10.E1" office:value-type="string">
            <text:p text:style-name="P8">6.797,60</text:p>
          </table:table-cell>
        </table:table-row>
        <table:table-row table:style-name="TBL_5f_0_5f_10.1">
          <table:table-cell table:style-name="TBL_5f_0_5f_10.A1" office:value-type="string">
            <text:p text:style-name="P7">215</text:p>
          </table:table-cell>
          <table:table-cell table:style-name="TBL_5f_0_5f_10.B1" office:value-type="string">
            <text:p text:style-name="P7">JOSE MIRANDA SOUZA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19</text:p>
          </table:table-cell>
          <table:table-cell table:style-name="TBL_5f_0_5f_10.B1" office:value-type="string">
            <text:p text:style-name="P7">JOSE NUNES SANTOS</text:p>
          </table:table-cell>
          <table:table-cell table:style-name="TBL_5f_0_5f_10.B1" office:value-type="string">
            <text:p text:style-name="P7">SOLDADO - requistado 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9</text:p>
          </table:table-cell>
          <table:table-cell table:style-name="TBL_5f_0_5f_10.B1" office:value-type="string">
            <text:p text:style-name="P7">JOSE RENATO LIMA SAMPAI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074</text:p>
          </table:table-cell>
          <table:table-cell table:style-name="TBL_5f_0_5f_10.B1" office:value-type="string">
            <text:p text:style-name="P7">JOSE RICARDO ALVES DE JESU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</table:table-row>
        <table:table-row table:style-name="TBL_5f_0_5f_10.1">
          <table:table-cell table:style-name="TBL_5f_0_5f_10.A1" office:value-type="string">
            <text:p text:style-name="P7">1810</text:p>
          </table:table-cell>
          <table:table-cell table:style-name="TBL_5f_0_5f_10.B1" office:value-type="string">
            <text:p text:style-name="P7">JOSE RONALDO DE JESU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FREI PAULO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70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17,20</text:p>
          </table:table-cell>
          <table:table-cell table:style-name="TBL_5f_0_5f_10.E1" office:value-type="string">
            <text:p text:style-name="P8">9.597,63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821,1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64,62</text:p>
          </table:table-cell>
          <table:table-cell table:style-name="TBL_5f_0_5f_10.E1" office:value-type="string">
            <text:p text:style-name="P8">8.033,01</text:p>
          </table:table-cell>
        </table:table-row>
        <table:table-row table:style-name="TBL_5f_0_5f_10.1">
          <table:table-cell table:style-name="TBL_5f_0_5f_10.A1" office:value-type="string">
            <text:p text:style-name="P7">188</text:p>
          </table:table-cell>
          <table:table-cell table:style-name="TBL_5f_0_5f_10.B1" office:value-type="string">
            <text:p text:style-name="P7">JOSE RONY SILVA ALMEID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DOS DIREITOS DO CIDADAO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36.073,18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31.356,70</text:p>
          </table:table-cell>
        </table:table-row>
        <table:table-row table:style-name="TBL_5f_0_5f_10.1">
          <table:table-cell table:style-name="TBL_5f_0_5f_10.A1" office:value-type="string">
            <text:p text:style-name="P7">1274</text:p>
          </table:table-cell>
          <table:table-cell table:style-name="TBL_5f_0_5f_10.B1" office:value-type="string">
            <text:p text:style-name="P7">JOSE SACRAMENTO DOS SANTO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665</text:p>
          </table:table-cell>
          <table:table-cell table:style-name="TBL_5f_0_5f_10.B1" office:value-type="string">
            <text:p text:style-name="P7">JOSENALVO SILVA SANTOS</text:p>
          </table:table-cell>
          <table:table-cell table:style-name="TBL_5f_0_5f_10.B1" office:value-type="string">
            <text:p text:style-name="P7">SUBTENENTE - requisitado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94,4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21,3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21,39</text:p>
          </table:table-cell>
        </table:table-row>
        <table:table-row table:style-name="TBL_5f_0_5f_10.1">
          <table:table-cell table:style-name="TBL_5f_0_5f_10.A1" office:value-type="string">
            <text:p text:style-name="P7">54</text:p>
          </table:table-cell>
          <table:table-cell table:style-name="TBL_5f_0_5f_10.B1" office:value-type="string">
            <text:p text:style-name="P7">JOSENIAS FRANCA DO NASCIMENT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10ª PROCURADORIA DE JUSTICA (2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964,71</text:p>
          </table:table-cell>
          <table:table-cell table:style-name="TBL_5f_0_5f_10.E1" office:value-type="string">
            <text:p text:style-name="P8">5.319,33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48.605,39</text:p>
          </table:table-cell>
          <table:table-cell table:style-name="TBL_5f_0_5f_10.E1" office:value-type="string">
            <text:p text:style-name="P8">4.964,71</text:p>
          </table:table-cell>
          <table:table-cell table:style-name="TBL_5f_0_5f_10.E1" office:value-type="string">
            <text:p text:style-name="P8">9.936,30</text:p>
          </table:table-cell>
          <table:table-cell table:style-name="TBL_5f_0_5f_10.E1" office:value-type="string">
            <text:p text:style-name="P8">1.488,23</text:p>
          </table:table-cell>
          <table:table-cell table:style-name="TBL_5f_0_5f_10.E1" office:value-type="string">
            <text:p text:style-name="P8">16.389,24</text:p>
          </table:table-cell>
          <table:table-cell table:style-name="TBL_5f_0_5f_10.E1" office:value-type="string">
            <text:p text:style-name="P8">32.216,15</text:p>
          </table:table-cell>
        </table:table-row>
        <table:table-row table:style-name="TBL_5f_0_5f_10.1">
          <table:table-cell table:style-name="TBL_5f_0_5f_10.A1" office:value-type="string">
            <text:p text:style-name="P7">1995</text:p>
          </table:table-cell>
          <table:table-cell table:style-name="TBL_5f_0_5f_10.B1" office:value-type="string">
            <text:p text:style-name="P7">JOUBERTO UCHOA DE MENDONCA NET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CORREGEDORIA GERAL</text:p>
          </table:table-cell>
          <table:table-cell table:style-name="TBL_5f_0_5f_10.E1" office:value-type="string">
            <text:p text:style-name="P8">6.446,51</text:p>
          </table:table-cell>
          <table:table-cell table:style-name="TBL_5f_0_5f_10.E1" office:value-type="string">
            <text:p text:style-name="P8">475,7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8.831,20</text:p>
          </table:table-cell>
          <table:table-cell table:style-name="TBL_5f_0_5f_10.E1" office:value-type="string">
            <text:p text:style-name="P8">969,11</text:p>
          </table:table-cell>
          <table:table-cell table:style-name="TBL_5f_0_5f_10.E1" office:value-type="string">
            <text:p text:style-name="P8">767,7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6,85</text:p>
          </table:table-cell>
          <table:table-cell table:style-name="TBL_5f_0_5f_10.E1" office:value-type="string">
            <text:p text:style-name="P8">7.094,35</text:p>
          </table:table-cell>
        </table:table-row>
      </table:table>
      <table:table table:name="TBL_0_11" table:style-name="TBL_5f_0_5f_11">
        <table:table-column table:style-name="TBL_5f_0_5f_11.A"/>
        <table:table-column table:style-name="TBL_5f_0_5f_11.B"/>
        <table:table-column table:style-name="TBL_5f_0_5f_11.C"/>
        <table:table-column table:style-name="TBL_5f_0_5f_11.D"/>
        <table:table-column table:style-name="TBL_5f_0_5f_11.E"/>
        <table:table-column table:style-name="TBL_5f_0_5f_11.F"/>
        <table:table-column table:style-name="TBL_5f_0_5f_11.G"/>
        <table:table-column table:style-name="TBL_5f_0_5f_11.H"/>
        <table:table-column table:style-name="TBL_5f_0_5f_11.I"/>
        <table:table-column table:style-name="TBL_5f_0_5f_11.J"/>
        <table:table-column table:style-name="TBL_5f_0_5f_11.E"/>
        <table:table-column table:style-name="TBL_5f_0_5f_11.L" table:number-columns-repeated="2"/>
        <table:table-column table:style-name="TBL_5f_0_5f_11.J"/>
        <table:table-column table:style-name="TBL_5f_0_5f_11.O"/>
        <table:table-column table:style-name="TBL_5f_0_5f_11.P"/>
        <table:table-column table:style-name="TBL_5f_0_5f_11.Q"/>
        <table:table-column table:style-name="TBL_5f_0_5f_11.R"/>
        <table:table-row table:style-name="TBL_5f_0_5f_11.1">
          <table:table-cell table:style-name="TBL_5f_0_5f_11.A1" office:value-type="string">
            <text:p text:style-name="P7"><text:bookmark text:name="JR_PAGE_ANCHOR_0_12"/>2086</text:p>
          </table:table-cell>
          <table:table-cell table:style-name="TBL_5f_0_5f_11.B1" office:value-type="string">
            <text:p text:style-name="P7">JUCIARA REI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INDIAROBA</text:p>
          </table:table-cell>
          <table:table-cell table:style-name="TBL_5f_0_5f_11.E1" office:value-type="string">
            <text:p text:style-name="P8">2.776,47</text:p>
          </table:table-cell>
          <table:table-cell table:style-name="TBL_5f_0_5f_11.E1" office:value-type="string">
            <text:p text:style-name="P8">138,8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72,36</text:p>
          </table:table-cell>
          <table:table-cell table:style-name="TBL_5f_0_5f_11.E1" office:value-type="string">
            <text:p text:style-name="P8">5.487,65</text:p>
          </table:table-cell>
          <table:table-cell table:style-name="TBL_5f_0_5f_11.E1" office:value-type="string">
            <text:p text:style-name="P8">408,14</text:p>
          </table:table-cell>
          <table:table-cell table:style-name="TBL_5f_0_5f_11.E1" office:value-type="string">
            <text:p text:style-name="P8">45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53,38</text:p>
          </table:table-cell>
          <table:table-cell table:style-name="TBL_5f_0_5f_11.E1" office:value-type="string">
            <text:p text:style-name="P8">5.034,27</text:p>
          </table:table-cell>
        </table:table-row>
        <table:table-row table:style-name="TBL_5f_0_5f_11.1">
          <table:table-cell table:style-name="TBL_5f_0_5f_11.A1" office:value-type="string">
            <text:p text:style-name="P7">342</text:p>
          </table:table-cell>
          <table:table-cell table:style-name="TBL_5f_0_5f_11.B1" office:value-type="string">
            <text:p text:style-name="P7">JULIANA CHECCUCCI CARBALLAL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CRIMINAL - ARACAJU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2,3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974,3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076,8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93,34</text:p>
          </table:table-cell>
          <table:table-cell table:style-name="TBL_5f_0_5f_11.E1" office:value-type="string">
            <text:p text:style-name="P8">24.180,99</text:p>
          </table:table-cell>
        </table:table-row>
        <table:table-row table:style-name="TBL_5f_0_5f_11.1">
          <table:table-cell table:style-name="TBL_5f_0_5f_11.A1" office:value-type="string">
            <text:p text:style-name="P7">1291</text:p>
          </table:table-cell>
          <table:table-cell table:style-name="TBL_5f_0_5f_11.B1" office:value-type="string">
            <text:p text:style-name="P7">JULIANA COUTO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CURADORIA DE JUSTICA (1ª CAMARA CIVEL)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3.419,51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549,28</text:p>
          </table:table-cell>
          <table:table-cell table:style-name="TBL_5f_0_5f_11.E1" office:value-type="string">
            <text:p text:style-name="P8">1.174,85</text:p>
          </table:table-cell>
          <table:table-cell table:style-name="TBL_5f_0_5f_11.E1" office:value-type="string">
            <text:p text:style-name="P8">3.279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54,21</text:p>
          </table:table-cell>
          <table:table-cell table:style-name="TBL_5f_0_5f_11.E1" office:value-type="string">
            <text:p text:style-name="P8">14.095,07</text:p>
          </table:table-cell>
        </table:table-row>
        <table:table-row table:style-name="TBL_5f_0_5f_11.1">
          <table:table-cell table:style-name="TBL_5f_0_5f_11.A1" office:value-type="string">
            <text:p text:style-name="P7">1417</text:p>
          </table:table-cell>
          <table:table-cell table:style-name="TBL_5f_0_5f_11.B1" office:value-type="string">
            <text:p text:style-name="P7">JULIANA DA COSTA MACIEL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1.415,7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641,49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805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53,67</text:p>
          </table:table-cell>
          <table:table-cell table:style-name="TBL_5f_0_5f_11.E1" office:value-type="string">
            <text:p text:style-name="P8">8.987,82</text:p>
          </table:table-cell>
        </table:table-row>
        <table:table-row table:style-name="TBL_5f_0_5f_11.1">
          <table:table-cell table:style-name="TBL_5f_0_5f_11.A1" office:value-type="string">
            <text:p text:style-name="P7">1699</text:p>
          </table:table-cell>
          <table:table-cell table:style-name="TBL_5f_0_5f_11.B1" office:value-type="string">
            <text:p text:style-name="P7">JULIANA DAYSE FREITAS DO SACRAMENTO AQUIN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4.174,78</text:p>
          </table:table-cell>
          <table:table-cell table:style-name="TBL_5f_0_5f_11.E1" office:value-type="string">
            <text:p text:style-name="P8">834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918,73</text:p>
          </table:table-cell>
          <table:table-cell table:style-name="TBL_5f_0_5f_11.E1" office:value-type="string">
            <text:p text:style-name="P8">701,36</text:p>
          </table:table-cell>
          <table:table-cell table:style-name="TBL_5f_0_5f_11.E1" office:value-type="string">
            <text:p text:style-name="P8">247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49,30</text:p>
          </table:table-cell>
          <table:table-cell table:style-name="TBL_5f_0_5f_11.E1" office:value-type="string">
            <text:p text:style-name="P8">5.969,43</text:p>
          </table:table-cell>
        </table:table-row>
        <table:table-row table:style-name="TBL_5f_0_5f_11.1">
          <table:table-cell table:style-name="TBL_5f_0_5f_11.A1" office:value-type="string">
            <text:p text:style-name="P7">1429</text:p>
          </table:table-cell>
          <table:table-cell table:style-name="TBL_5f_0_5f_11.B1" office:value-type="string">
            <text:p text:style-name="P7">JULIANA DE BRITTO AMORIM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8ª PROCURADORIA DE JUSTICA (2ª CAMARA CIVEL)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3.363,22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211,54</text:p>
          </table:table-cell>
          <table:table-cell table:style-name="TBL_5f_0_5f_11.E1" office:value-type="string">
            <text:p text:style-name="P8">1.127,56</text:p>
          </table:table-cell>
          <table:table-cell table:style-name="TBL_5f_0_5f_11.E1" office:value-type="string">
            <text:p text:style-name="P8">3.251,6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379,19</text:p>
          </table:table-cell>
          <table:table-cell table:style-name="TBL_5f_0_5f_11.E1" office:value-type="string">
            <text:p text:style-name="P8">13.832,35</text:p>
          </table:table-cell>
        </table:table-row>
        <table:table-row table:style-name="TBL_5f_0_5f_11.1">
          <table:table-cell table:style-name="TBL_5f_0_5f_11.A1" office:value-type="string">
            <text:p text:style-name="P7">1988</text:p>
          </table:table-cell>
          <table:table-cell table:style-name="TBL_5f_0_5f_11.B1" office:value-type="string">
            <text:p text:style-name="P7">JULIANA GOMES REZENDE DORI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BARRA DOS COQUEIROS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260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5.714,17</text:p>
          </table:table-cell>
          <table:table-cell table:style-name="TBL_5f_0_5f_11.E1" office:value-type="string">
            <text:p text:style-name="P8">499,48</text:p>
          </table:table-cell>
          <table:table-cell table:style-name="TBL_5f_0_5f_11.E1" office:value-type="string">
            <text:p text:style-name="P8">77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76,48</text:p>
          </table:table-cell>
          <table:table-cell table:style-name="TBL_5f_0_5f_11.E1" office:value-type="string">
            <text:p text:style-name="P8">5.137,69</text:p>
          </table:table-cell>
        </table:table-row>
        <table:table-row table:style-name="TBL_5f_0_5f_11.1">
          <table:table-cell table:style-name="TBL_5f_0_5f_11.A1" office:value-type="string">
            <text:p text:style-name="P7">1951</text:p>
          </table:table-cell>
          <table:table-cell table:style-name="TBL_5f_0_5f_11.B1" office:value-type="string">
            <text:p text:style-name="P7">JULIANA LUSTOSA DE CARVALH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CRIMINAL - ARACAJU 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1.840,98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465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643,23</text:p>
          </table:table-cell>
          <table:table-cell table:style-name="TBL_5f_0_5f_11.E1" office:value-type="string">
            <text:p text:style-name="P8">9.197,75</text:p>
          </table:table-cell>
        </table:table-row>
        <table:table-row table:style-name="TBL_5f_0_5f_11.1">
          <table:table-cell table:style-name="TBL_5f_0_5f_11.A1" office:value-type="string">
            <text:p text:style-name="P7">1865</text:p>
          </table:table-cell>
          <table:table-cell table:style-name="TBL_5f_0_5f_11.B1" office:value-type="string">
            <text:p text:style-name="P7">JULIANA PRADO VIEIRA RI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DISTRITAL - ARACAJU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663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7.261,98</text:p>
          </table:table-cell>
          <table:table-cell table:style-name="TBL_5f_0_5f_11.E1" office:value-type="string">
            <text:p text:style-name="P8">712,47</text:p>
          </table:table-cell>
          <table:table-cell table:style-name="TBL_5f_0_5f_11.E1" office:value-type="string">
            <text:p text:style-name="P8">348,6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61,07</text:p>
          </table:table-cell>
          <table:table-cell table:style-name="TBL_5f_0_5f_11.E1" office:value-type="string">
            <text:p text:style-name="P8">6.200,91</text:p>
          </table:table-cell>
        </table:table-row>
        <table:table-row table:style-name="TBL_5f_0_5f_11.1">
          <table:table-cell table:style-name="TBL_5f_0_5f_11.A1" office:value-type="string">
            <text:p text:style-name="P7">2228</text:p>
          </table:table-cell>
          <table:table-cell table:style-name="TBL_5f_0_5f_11.B1" office:value-type="string">
            <text:p text:style-name="P7">JULIANA SOARES ALVES</text:p>
          </table:table-cell>
          <table:table-cell table:style-name="TBL_5f_0_5f_11.B1" office:value-type="string">
            <text:p text:style-name="P7">SOLDADO - requistad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</table:table-row>
        <table:table-row table:style-name="TBL_5f_0_5f_11.1">
          <table:table-cell table:style-name="TBL_5f_0_5f_11.A1" office:value-type="string">
            <text:p text:style-name="P7">1613</text:p>
          </table:table-cell>
          <table:table-cell table:style-name="TBL_5f_0_5f_11.B1" office:value-type="string">
            <text:p text:style-name="P7">JULIANA SORAIA DOS SANTO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321,48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120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97,94</text:p>
          </table:table-cell>
          <table:table-cell table:style-name="TBL_5f_0_5f_11.E1" office:value-type="string">
            <text:p text:style-name="P8">8.023,54</text:p>
          </table:table-cell>
        </table:table-row>
        <table:table-row table:style-name="TBL_5f_0_5f_11.1">
          <table:table-cell table:style-name="TBL_5f_0_5f_11.A1" office:value-type="string">
            <text:p text:style-name="P7">1235</text:p>
          </table:table-cell>
          <table:table-cell table:style-name="TBL_5f_0_5f_11.B1" office:value-type="string">
            <text:p text:style-name="P7">JULIANA VASCONCELOS DE OLIVEIRA FREITA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OS DIREITOS A EDUCACAO</text:p>
          </table:table-cell>
          <table:table-cell table:style-name="TBL_5f_0_5f_11.E1" office:value-type="string">
            <text:p text:style-name="P8">9.065,70</text:p>
          </table:table-cell>
          <table:table-cell table:style-name="TBL_5f_0_5f_11.E1" office:value-type="string">
            <text:p text:style-name="P8">1.813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3.051,76</text:p>
          </table:table-cell>
          <table:table-cell table:style-name="TBL_5f_0_5f_11.E1" office:value-type="string">
            <text:p text:style-name="P8">1.523,04</text:p>
          </table:table-cell>
          <table:table-cell table:style-name="TBL_5f_0_5f_11.E1" office:value-type="string">
            <text:p text:style-name="P8">1.651,3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174,39</text:p>
          </table:table-cell>
          <table:table-cell table:style-name="TBL_5f_0_5f_11.E1" office:value-type="string">
            <text:p text:style-name="P8">9.877,37</text:p>
          </table:table-cell>
        </table:table-row>
        <table:table-row table:style-name="TBL_5f_0_5f_11.1">
          <table:table-cell table:style-name="TBL_5f_0_5f_11.A1" office:value-type="string">
            <text:p text:style-name="P7">1958</text:p>
          </table:table-cell>
          <table:table-cell table:style-name="TBL_5f_0_5f_11.B1" office:value-type="string">
            <text:p text:style-name="P7">JULIANE MENDONCA NORONH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.938,47</text:p>
          </table:table-cell>
          <table:table-cell table:style-name="TBL_5f_0_5f_11.E1" office:value-type="string">
            <text:p text:style-name="P8">310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6.395,65</text:p>
          </table:table-cell>
          <table:table-cell table:style-name="TBL_5f_0_5f_11.E1" office:value-type="string">
            <text:p text:style-name="P8">594,89</text:p>
          </table:table-cell>
          <table:table-cell table:style-name="TBL_5f_0_5f_11.E1" office:value-type="string">
            <text:p text:style-name="P8">193,3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88,24</text:p>
          </table:table-cell>
          <table:table-cell table:style-name="TBL_5f_0_5f_11.E1" office:value-type="string">
            <text:p text:style-name="P8">5.607,41</text:p>
          </table:table-cell>
        </table:table-row>
        <table:table-row table:style-name="TBL_5f_0_5f_11.1">
          <table:table-cell table:style-name="TBL_5f_0_5f_11.A1" office:value-type="string">
            <text:p text:style-name="P7">1615</text:p>
          </table:table-cell>
          <table:table-cell table:style-name="TBL_5f_0_5f_11.B1" office:value-type="string">
            <text:p text:style-name="P7">JULIANE RIBEIRO DANTAS ANDRADE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- NOSSA SENHORA DO SOCORR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11.981,87</text:p>
          </table:table-cell>
          <table:table-cell table:style-name="TBL_5f_0_5f_11.E1" office:value-type="string">
            <text:p text:style-name="P8">1.376,96</text:p>
          </table:table-cell>
          <table:table-cell table:style-name="TBL_5f_0_5f_11.E1" office:value-type="string">
            <text:p text:style-name="P8">1.45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33,68</text:p>
          </table:table-cell>
          <table:table-cell table:style-name="TBL_5f_0_5f_11.E1" office:value-type="string">
            <text:p text:style-name="P8">9.148,19</text:p>
          </table:table-cell>
        </table:table-row>
        <table:table-row table:style-name="TBL_5f_0_5f_11.1">
          <table:table-cell table:style-name="TBL_5f_0_5f_11.A1" office:value-type="string">
            <text:p text:style-name="P7">1375</text:p>
          </table:table-cell>
          <table:table-cell table:style-name="TBL_5f_0_5f_11.B1" office:value-type="string">
            <text:p text:style-name="P7">JULIANE SOARES MARTINS DO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GESTAO DE ESTAGIARIOS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2.050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0.284,87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1.075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24,50</text:p>
          </table:table-cell>
          <table:table-cell table:style-name="TBL_5f_0_5f_11.E1" office:value-type="string">
            <text:p text:style-name="P8">8.360,37</text:p>
          </table:table-cell>
        </table:table-row>
        <table:table-row table:style-name="TBL_5f_0_5f_11.1">
          <table:table-cell table:style-name="TBL_5f_0_5f_11.A1" office:value-type="string">
            <text:p text:style-name="P7">1450</text:p>
          </table:table-cell>
          <table:table-cell table:style-name="TBL_5f_0_5f_11.B1" office:value-type="string">
            <text:p text:style-name="P7">JULIANO CAVALCANTE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MATERIAL/DM/DA/SG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1.172,70</text:p>
          </table:table-cell>
          <table:table-cell table:style-name="TBL_5f_0_5f_11.E1" office:value-type="string">
            <text:p text:style-name="P8">5.632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3.669,00</text:p>
          </table:table-cell>
          <table:table-cell table:style-name="TBL_5f_0_5f_11.E1" office:value-type="string">
            <text:p text:style-name="P8">820,89</text:p>
          </table:table-cell>
          <table:table-cell table:style-name="TBL_5f_0_5f_11.E1" office:value-type="string">
            <text:p text:style-name="P8">2.066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87,21</text:p>
          </table:table-cell>
          <table:table-cell table:style-name="TBL_5f_0_5f_11.E1" office:value-type="string">
            <text:p text:style-name="P8">10.781,79</text:p>
          </table:table-cell>
        </table:table-row>
        <table:table-row table:style-name="TBL_5f_0_5f_11.1">
          <table:table-cell table:style-name="TBL_5f_0_5f_11.A1" office:value-type="string">
            <text:p text:style-name="P7">426</text:p>
          </table:table-cell>
          <table:table-cell table:style-name="TBL_5f_0_5f_11.B1" office:value-type="string">
            <text:p text:style-name="P7">JULIVAL PIRES REBOUCAS NET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862,0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04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62,46</text:p>
          </table:table-cell>
          <table:table-cell table:style-name="TBL_5f_0_5f_11.E1" office:value-type="string">
            <text:p text:style-name="P8">24.099,57</text:p>
          </table:table-cell>
        </table:table-row>
        <table:table-row table:style-name="TBL_5f_0_5f_11.1">
          <table:table-cell table:style-name="TBL_5f_0_5f_11.A1" office:value-type="string">
            <text:p text:style-name="P7">2242</text:p>
          </table:table-cell>
          <table:table-cell table:style-name="TBL_5f_0_5f_11.B1" office:value-type="string">
            <text:p text:style-name="P7">JUSCILENE DOS SANTOS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GRUPO DE APOIO OPERACIONAL - SEC. GERAL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3.148,61</text:p>
          </table:table-cell>
          <table:table-cell table:style-name="TBL_5f_0_5f_11.E1" office:value-type="string">
            <text:p text:style-name="P8">171,83</text:p>
          </table:table-cell>
          <table:table-cell table:style-name="TBL_5f_0_5f_11.E1" office:value-type="string">
            <text:p text:style-name="P8">1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3,09</text:p>
          </table:table-cell>
          <table:table-cell table:style-name="TBL_5f_0_5f_11.E1" office:value-type="string">
            <text:p text:style-name="P8">2.975,52</text:p>
          </table:table-cell>
        </table:table-row>
        <table:table-row table:style-name="TBL_5f_0_5f_11.1">
          <table:table-cell table:style-name="TBL_5f_0_5f_11.A1" office:value-type="string">
            <text:p text:style-name="P7">1725</text:p>
          </table:table-cell>
          <table:table-cell table:style-name="TBL_5f_0_5f_11.B1" office:value-type="string">
            <text:p text:style-name="P7">JUSSARA OLIVEIRA DE MAT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POIO OPERACIONAL - SEC. GERAL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493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84,07</text:p>
          </table:table-cell>
          <table:table-cell table:style-name="TBL_5f_0_5f_11.E1" office:value-type="string">
            <text:p text:style-name="P8">7.568,33</text:p>
          </table:table-cell>
          <table:table-cell table:style-name="TBL_5f_0_5f_11.E1" office:value-type="string">
            <text:p text:style-name="P8">725,80</text:p>
          </table:table-cell>
          <table:table-cell table:style-name="TBL_5f_0_5f_11.E1" office:value-type="string">
            <text:p text:style-name="P8">367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92,82</text:p>
          </table:table-cell>
          <table:table-cell table:style-name="TBL_5f_0_5f_11.E1" office:value-type="string">
            <text:p text:style-name="P8">6.475,51</text:p>
          </table:table-cell>
        </table:table-row>
        <table:table-row table:style-name="TBL_5f_0_5f_11.1">
          <table:table-cell table:style-name="TBL_5f_0_5f_11.A1" office:value-type="string">
            <text:p text:style-name="P7">639</text:p>
          </table:table-cell>
          <table:table-cell table:style-name="TBL_5f_0_5f_11.B1" office:value-type="string">
            <text:p text:style-name="P7">KARLA CHRISTIANY CRUZ LEITE DE CARVALH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1ª PROMOTORIA DE JUSTICA - ESTANCIA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.105,31</text:p>
          </table:table-cell>
          <table:table-cell table:style-name="TBL_5f_0_5f_11.E1" office:value-type="string">
            <text:p text:style-name="P8">12.352,6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68,91</text:p>
          </table:table-cell>
          <table:table-cell table:style-name="TBL_5f_0_5f_11.E1" office:value-type="string">
            <text:p text:style-name="P8">1.116,92</text:p>
          </table:table-cell>
          <table:table-cell table:style-name="TBL_5f_0_5f_11.E1" office:value-type="string">
            <text:p text:style-name="P8">56.632,92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11.317,2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6.033,75</text:p>
          </table:table-cell>
          <table:table-cell table:style-name="TBL_5f_0_5f_11.E1" office:value-type="string">
            <text:p text:style-name="P8">40.599,17</text:p>
          </table:table-cell>
        </table:table-row>
        <table:table-row table:style-name="TBL_5f_0_5f_11.1">
          <table:table-cell table:style-name="TBL_5f_0_5f_11.A1" office:value-type="string">
            <text:p text:style-name="P7">2199</text:p>
          </table:table-cell>
          <table:table-cell table:style-name="TBL_5f_0_5f_11.B1" office:value-type="string">
            <text:p text:style-name="P7">KARLA LIMA DE ALMEID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SERVICO SOCIAL/CAO/CG - GAAE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27,78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4.893,31</text:p>
          </table:table-cell>
          <table:table-cell table:style-name="TBL_5f_0_5f_11.E1" office:value-type="string">
            <text:p text:style-name="P8">243,84</text:p>
          </table:table-cell>
          <table:table-cell table:style-name="TBL_5f_0_5f_11.E1" office:value-type="string">
            <text:p text:style-name="P8">42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86,78</text:p>
          </table:table-cell>
          <table:table-cell table:style-name="TBL_5f_0_5f_11.E1" office:value-type="string">
            <text:p text:style-name="P8">4.606,53</text:p>
          </table:table-cell>
        </table:table-row>
        <table:table-row table:style-name="TBL_5f_0_5f_11.1">
          <table:table-cell table:style-name="TBL_5f_0_5f_11.A1" office:value-type="string">
            <text:p text:style-name="P7">1510</text:p>
          </table:table-cell>
          <table:table-cell table:style-name="TBL_5f_0_5f_11.B1" office:value-type="string">
            <text:p text:style-name="P7">KARLA PATRICIA DE ANDRADE MOURA</text:p>
          </table:table-cell>
          <table:table-cell table:style-name="TBL_5f_0_5f_11.B1" office:value-type="string">
            <text:p text:style-name="P7">ANALISTA DO MP -Informática - G. e A.de P. de Sistemas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1.744,42</text:p>
          </table:table-cell>
          <table:table-cell table:style-name="TBL_5f_0_5f_11.E1" office:value-type="string">
            <text:p text:style-name="P8">1.376,96</text:p>
          </table:table-cell>
          <table:table-cell table:style-name="TBL_5f_0_5f_11.E1" office:value-type="string">
            <text:p text:style-name="P8">1.45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33,68</text:p>
          </table:table-cell>
          <table:table-cell table:style-name="TBL_5f_0_5f_11.E1" office:value-type="string">
            <text:p text:style-name="P8">8.910,74</text:p>
          </table:table-cell>
        </table:table-row>
        <table:table-row table:style-name="TBL_5f_0_5f_11.1">
          <table:table-cell table:style-name="TBL_5f_0_5f_11.A1" office:value-type="string">
            <text:p text:style-name="P7">1928</text:p>
          </table:table-cell>
          <table:table-cell table:style-name="TBL_5f_0_5f_11.B1" office:value-type="string">
            <text:p text:style-name="P7">KATHARINA RESENDE DE LIMA GUERR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TRIAGEM TECNICA DAS 1ª E 3ª PROMOTORIAS DE JUSTICA DAS EXECUCOES CRIMINAI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246,14</text:p>
          </table:table-cell>
          <table:table-cell table:style-name="TBL_5f_0_5f_11.E1" office:value-type="string">
            <text:p text:style-name="P8">3.692,3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967,08</text:p>
          </table:table-cell>
          <table:table-cell table:style-name="TBL_5f_0_5f_11.E1" office:value-type="string">
            <text:p text:style-name="P8">471,21</text:p>
          </table:table-cell>
          <table:table-cell table:style-name="TBL_5f_0_5f_11.E1" office:value-type="string">
            <text:p text:style-name="P8">942,0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13,24</text:p>
          </table:table-cell>
          <table:table-cell table:style-name="TBL_5f_0_5f_11.E1" office:value-type="string">
            <text:p text:style-name="P8">7.553,84</text:p>
          </table:table-cell>
        </table:table-row>
        <table:table-row table:style-name="TBL_5f_0_5f_11.1">
          <table:table-cell table:style-name="TBL_5f_0_5f_11.A1" office:value-type="string">
            <text:p text:style-name="P7">1874</text:p>
          </table:table-cell>
          <table:table-cell table:style-name="TBL_5f_0_5f_11.B1" office:value-type="string">
            <text:p text:style-name="P7">KEIL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DE DEFESA DO CONSUMIDOR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563,69</text:p>
          </table:table-cell>
          <table:table-cell table:style-name="TBL_5f_0_5f_11.E1" office:value-type="string">
            <text:p text:style-name="P8">511,66</text:p>
          </table:table-cell>
          <table:table-cell table:style-name="TBL_5f_0_5f_11.E1" office:value-type="string">
            <text:p text:style-name="P8">88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99,88</text:p>
          </table:table-cell>
          <table:table-cell table:style-name="TBL_5f_0_5f_11.E1" office:value-type="string">
            <text:p text:style-name="P8">4.963,81</text:p>
          </table:table-cell>
        </table:table-row>
        <table:table-row table:style-name="TBL_5f_0_5f_11.1">
          <table:table-cell table:style-name="TBL_5f_0_5f_11.A1" office:value-type="string">
            <text:p text:style-name="P7">1516</text:p>
          </table:table-cell>
          <table:table-cell table:style-name="TBL_5f_0_5f_11.B1" office:value-type="string">
            <text:p text:style-name="P7">KELFRENN TEIXEIRA RODRIGUES DE MENEZES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ARAUA 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0,56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36.901,21</text:p>
          </table:table-cell>
          <table:table-cell table:style-name="TBL_5f_0_5f_11.E1" office:value-type="string">
            <text:p text:style-name="P8">4.480,65</text:p>
          </table:table-cell>
          <table:table-cell table:style-name="TBL_5f_0_5f_11.E1" office:value-type="string">
            <text:p text:style-name="P8">7.703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184,41</text:p>
          </table:table-cell>
          <table:table-cell table:style-name="TBL_5f_0_5f_11.E1" office:value-type="string">
            <text:p text:style-name="P8">24.716,80</text:p>
          </table:table-cell>
        </table:table-row>
        <table:table-row table:style-name="TBL_5f_0_5f_11.1">
          <table:table-cell table:style-name="TBL_5f_0_5f_11.A1" office:value-type="string">
            <text:p text:style-name="P7">2097</text:p>
          </table:table-cell>
          <table:table-cell table:style-name="TBL_5f_0_5f_11.B1" office:value-type="string">
            <text:p text:style-name="P7">KELLI SOBRAL NASCIMENT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ATRIMONIO/DM/DA/SG</text:p>
          </table:table-cell>
          <table:table-cell table:style-name="TBL_5f_0_5f_11.E1" office:value-type="string">
            <text:p text:style-name="P8">3.715,54</text:p>
          </table:table-cell>
          <table:table-cell table:style-name="TBL_5f_0_5f_11.E1" office:value-type="string">
            <text:p text:style-name="P8">185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810,31</text:p>
          </table:table-cell>
          <table:table-cell table:style-name="TBL_5f_0_5f_11.E1" office:value-type="string">
            <text:p text:style-name="P8">546,18</text:p>
          </table:table-cell>
          <table:table-cell table:style-name="TBL_5f_0_5f_11.E1" office:value-type="string">
            <text:p text:style-name="P8">148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94,65</text:p>
          </table:table-cell>
          <table:table-cell table:style-name="TBL_5f_0_5f_11.E1" office:value-type="string">
            <text:p text:style-name="P8">5.115,66</text:p>
          </table:table-cell>
        </table:table-row>
        <table:table-row table:style-name="TBL_5f_0_5f_11.1">
          <table:table-cell table:style-name="TBL_5f_0_5f_11.A1" office:value-type="string">
            <text:p text:style-name="P7">2093</text:p>
          </table:table-cell>
          <table:table-cell table:style-name="TBL_5f_0_5f_11.B1" office:value-type="string">
            <text:p text:style-name="P7">KELLY CRISTINE PEREIRA TEL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RETORIA DE RECURSOS HUMANO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15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87,14</text:p>
          </table:table-cell>
          <table:table-cell table:style-name="TBL_5f_0_5f_11.E1" office:value-type="string">
            <text:p text:style-name="P8">1.091,8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7.227,55</text:p>
          </table:table-cell>
          <table:table-cell table:style-name="TBL_5f_0_5f_11.E1" office:value-type="string">
            <text:p text:style-name="P8">458,59</text:p>
          </table:table-cell>
          <table:table-cell table:style-name="TBL_5f_0_5f_11.E1" office:value-type="string">
            <text:p text:style-name="P8">243,3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01,96</text:p>
          </table:table-cell>
          <table:table-cell table:style-name="TBL_5f_0_5f_11.E1" office:value-type="string">
            <text:p text:style-name="P8">6.525,59</text:p>
          </table:table-cell>
        </table:table-row>
        <table:table-row table:style-name="TBL_5f_0_5f_11.1">
          <table:table-cell table:style-name="TBL_5f_0_5f_11.A1" office:value-type="string">
            <text:p text:style-name="P7">1418</text:p>
          </table:table-cell>
          <table:table-cell table:style-name="TBL_5f_0_5f_11.B1" office:value-type="string">
            <text:p text:style-name="P7">KELLY SANTOS PIEDADE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TECNICA - GAAE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938,16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676,44</text:p>
          </table:table-cell>
          <table:table-cell table:style-name="TBL_5f_0_5f_11.E1" office:value-type="string">
            <text:p text:style-name="P8">788,05</text:p>
          </table:table-cell>
          <table:table-cell table:style-name="TBL_5f_0_5f_11.E1" office:value-type="string">
            <text:p text:style-name="P8">774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63,03</text:p>
          </table:table-cell>
          <table:table-cell table:style-name="TBL_5f_0_5f_11.E1" office:value-type="string">
            <text:p text:style-name="P8">7.113,41</text:p>
          </table:table-cell>
        </table:table-row>
        <table:table-row table:style-name="TBL_5f_0_5f_11.1">
          <table:table-cell table:style-name="TBL_5f_0_5f_11.A1" office:value-type="string">
            <text:p text:style-name="P7">1885</text:p>
          </table:table-cell>
          <table:table-cell table:style-name="TBL_5f_0_5f_11.B1" office:value-type="string">
            <text:p text:style-name="P7">KENI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ITAPORANGA D'AJUDA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5.979,97</text:p>
          </table:table-cell>
          <table:table-cell table:style-name="TBL_5f_0_5f_11.E1" office:value-type="string">
            <text:p text:style-name="P8">511,66</text:p>
          </table:table-cell>
          <table:table-cell table:style-name="TBL_5f_0_5f_11.E1" office:value-type="string">
            <text:p text:style-name="P8">88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99,88</text:p>
          </table:table-cell>
          <table:table-cell table:style-name="TBL_5f_0_5f_11.E1" office:value-type="string">
            <text:p text:style-name="P8">5.380,09</text:p>
          </table:table-cell>
        </table:table-row>
        <table:table-row table:style-name="TBL_5f_0_5f_11.1">
          <table:table-cell table:style-name="TBL_5f_0_5f_11.A1" office:value-type="string">
            <text:p text:style-name="P7">2040</text:p>
          </table:table-cell>
          <table:table-cell table:style-name="TBL_5f_0_5f_11.B1" office:value-type="string">
            <text:p text:style-name="P7">KETLYN DE SANTANA NASCIMEN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4ª PROMOTORIA DE JUSTICA CRIMINAL - ARACAJU </text:p>
          </table:table-cell>
          <table:table-cell table:style-name="TBL_5f_0_5f_11.E1" office:value-type="string">
            <text:p text:style-name="P8">8.602,70</text:p>
          </table:table-cell>
          <table:table-cell table:style-name="TBL_5f_0_5f_11.E1" office:value-type="string">
            <text:p text:style-name="P8">1.141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1.653,45</text:p>
          </table:table-cell>
          <table:table-cell table:style-name="TBL_5f_0_5f_11.E1" office:value-type="string">
            <text:p text:style-name="P8">1.364,22</text:p>
          </table:table-cell>
          <table:table-cell table:style-name="TBL_5f_0_5f_11.E1" office:value-type="string">
            <text:p text:style-name="P8">1.435,2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799,43</text:p>
          </table:table-cell>
          <table:table-cell table:style-name="TBL_5f_0_5f_11.E1" office:value-type="string">
            <text:p text:style-name="P8">8.854,02</text:p>
          </table:table-cell>
        </table:table-row>
        <table:table-row table:style-name="TBL_5f_0_5f_11.1">
          <table:table-cell table:style-name="TBL_5f_0_5f_11.A1" office:value-type="string">
            <text:p text:style-name="P7">2231</text:p>
          </table:table-cell>
          <table:table-cell table:style-name="TBL_5f_0_5f_11.B1" office:value-type="string">
            <text:p text:style-name="P7">KEVEN MATHEUS GOIS SANTAN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GRUPO DE APOIO OPERACIONAL - SEC. GERAL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001,60</text:p>
          </table:table-cell>
          <table:table-cell table:style-name="TBL_5f_0_5f_11.E1" office:value-type="string">
            <text:p text:style-name="P8">171,83</text:p>
          </table:table-cell>
          <table:table-cell table:style-name="TBL_5f_0_5f_11.E1" office:value-type="string">
            <text:p text:style-name="P8">1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3,09</text:p>
          </table:table-cell>
          <table:table-cell table:style-name="TBL_5f_0_5f_11.E1" office:value-type="string">
            <text:p text:style-name="P8">3.828,51</text:p>
          </table:table-cell>
        </table:table-row>
        <table:table-row table:style-name="TBL_5f_0_5f_11.1">
          <table:table-cell table:style-name="TBL_5f_0_5f_11.A1" office:value-type="string">
            <text:p text:style-name="P7">1913</text:p>
          </table:table-cell>
          <table:table-cell table:style-name="TBL_5f_0_5f_11.B1" office:value-type="string">
            <text:p text:style-name="P7">KEYLLA TEIXEIRA SANTANA ANDRADE FRANCO</text:p>
          </table:table-cell>
          <table:table-cell table:style-name="TBL_5f_0_5f_11.B1" office:value-type="string">
            <text:p text:style-name="P7">TÉCNICO JUDICIÁRIO - requisitado</text:p>
          </table:table-cell>
          <table:table-cell table:style-name="TBL_5f_0_5f_11.B1" office:value-type="string">
            <text:p text:style-name="P7">11ª PROCURADORIA DE JUSTICA (CAMARA CRIMINAL)</text:p>
          </table:table-cell>
          <table:table-cell table:style-name="TBL_5f_0_5f_11.E1" office:value-type="string">
            <text:p text:style-name="P8">2.899,81</text:p>
          </table:table-cell>
          <table:table-cell table:style-name="TBL_5f_0_5f_11.E1" office:value-type="string">
            <text:p text:style-name="P8">1.603,90</text:p>
          </table:table-cell>
          <table:table-cell table:style-name="TBL_5f_0_5f_11.E1" office:value-type="string">
            <text:p text:style-name="P8">10.673,6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7.086,30</text:p>
          </table:table-cell>
          <table:table-cell table:style-name="TBL_5f_0_5f_11.E1" office:value-type="string">
            <text:p text:style-name="P8">458,75</text:p>
          </table:table-cell>
          <table:table-cell table:style-name="TBL_5f_0_5f_11.E1" office:value-type="string">
            <text:p text:style-name="P8">3.126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84,86</text:p>
          </table:table-cell>
          <table:table-cell table:style-name="TBL_5f_0_5f_11.E1" office:value-type="string">
            <text:p text:style-name="P8">13.501,44</text:p>
          </table:table-cell>
        </table:table-row>
        <table:table-row table:style-name="TBL_5f_0_5f_11.1">
          <table:table-cell table:style-name="TBL_5f_0_5f_11.A1" office:value-type="string">
            <text:p text:style-name="P7">1297</text:p>
          </table:table-cell>
          <table:table-cell table:style-name="TBL_5f_0_5f_11.B1" office:value-type="string">
            <text:p text:style-name="P7">KRISTIANE FERREIRA DA SILVA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CA DA CURADORIA DA FAZENDA PUBLICA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7.970,15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459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08,39</text:p>
          </table:table-cell>
          <table:table-cell table:style-name="TBL_5f_0_5f_11.E1" office:value-type="string">
            <text:p text:style-name="P8">6.661,76</text:p>
          </table:table-cell>
        </table:table-row>
        <table:table-row table:style-name="TBL_5f_0_5f_11.1">
          <table:table-cell table:style-name="TBL_5f_0_5f_11.A1" office:value-type="string">
            <text:p text:style-name="P7">1840</text:p>
          </table:table-cell>
          <table:table-cell table:style-name="TBL_5f_0_5f_11.B1" office:value-type="string">
            <text:p text:style-name="P7">LAELSON ALCANTARA DE PONTES FILHO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2ª PROMOTORIA DE JUSTICA - NEOPOLIS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232,13</text:p>
          </table:table-cell>
          <table:table-cell table:style-name="TBL_5f_0_5f_11.E1" office:value-type="string">
            <text:p text:style-name="P8">10.668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9.813,99</text:p>
          </table:table-cell>
          <table:table-cell table:style-name="TBL_5f_0_5f_11.E1" office:value-type="string">
            <text:p text:style-name="P8">4.480,65</text:p>
          </table:table-cell>
          <table:table-cell table:style-name="TBL_5f_0_5f_11.E1" office:value-type="string">
            <text:p text:style-name="P8">9.529,2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4.009,88</text:p>
          </table:table-cell>
          <table:table-cell table:style-name="TBL_5f_0_5f_11.E1" office:value-type="string">
            <text:p text:style-name="P8">35.804,11</text:p>
          </table:table-cell>
        </table:table-row>
        <table:table-row table:style-name="TBL_5f_0_5f_11.1">
          <table:table-cell table:style-name="TBL_5f_0_5f_11.A1" office:value-type="string">
            <text:p text:style-name="P7">1795</text:p>
          </table:table-cell>
          <table:table-cell table:style-name="TBL_5f_0_5f_11.B1" office:value-type="string">
            <text:p text:style-name="P7">LAIS GOMES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SETOR DE ALMOXARIFADO/DM//DA/SG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46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799,80</text:p>
          </table:table-cell>
          <table:table-cell table:style-name="TBL_5f_0_5f_11.E1" office:value-type="string">
            <text:p text:style-name="P8">684,71</text:p>
          </table:table-cell>
          <table:table-cell table:style-name="TBL_5f_0_5f_11.E1" office:value-type="string">
            <text:p text:style-name="P8">310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94,95</text:p>
          </table:table-cell>
          <table:table-cell table:style-name="TBL_5f_0_5f_11.E1" office:value-type="string">
            <text:p text:style-name="P8">5.804,85</text:p>
          </table:table-cell>
        </table:table-row>
        <table:table-row table:style-name="TBL_5f_0_5f_11.1">
          <table:table-cell table:style-name="TBL_5f_0_5f_11.A1" office:value-type="string">
            <text:p text:style-name="P7">2155</text:p>
          </table:table-cell>
          <table:table-cell table:style-name="TBL_5f_0_5f_11.B1" office:value-type="string">
            <text:p text:style-name="P7">LARISSA CAROLAINE MENEZES DE OLIVEIR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OUVIDORIA DO MP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001,60</text:p>
          </table:table-cell>
          <table:table-cell table:style-name="TBL_5f_0_5f_11.E1" office:value-type="string">
            <text:p text:style-name="P8">171,83</text:p>
          </table:table-cell>
          <table:table-cell table:style-name="TBL_5f_0_5f_11.E1" office:value-type="string">
            <text:p text:style-name="P8">1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3,09</text:p>
          </table:table-cell>
          <table:table-cell table:style-name="TBL_5f_0_5f_11.E1" office:value-type="string">
            <text:p text:style-name="P8">3.828,51</text:p>
          </table:table-cell>
        </table:table-row>
        <table:table-row table:style-name="TBL_5f_0_5f_11.1">
          <table:table-cell table:style-name="TBL_5f_0_5f_11.A1" office:value-type="string">
            <text:p text:style-name="P7">2213</text:p>
          </table:table-cell>
          <table:table-cell table:style-name="TBL_5f_0_5f_11.B1" office:value-type="string">
            <text:p text:style-name="P7">LARISSA DIAS FEITOSA</text:p>
          </table:table-cell>
          <table:table-cell table:style-name="TBL_5f_0_5f_11.B1" office:value-type="string">
            <text:p text:style-name="P7">CAB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</table:table-row>
        <table:table-row table:style-name="TBL_5f_0_5f_11.1">
          <table:table-cell table:style-name="TBL_5f_0_5f_11.A1" office:value-type="string">
            <text:p text:style-name="P7">1609</text:p>
          </table:table-cell>
          <table:table-cell table:style-name="TBL_5f_0_5f_11.B1" office:value-type="string">
            <text:p text:style-name="P7">LARISSA DOS SANTOS SANTANA MAI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2ª PROMOTORIA DE JUSTICA CRIMINAL DE ESTANCIA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17,20</text:p>
          </table:table-cell>
          <table:table-cell table:style-name="TBL_5f_0_5f_11.E1" office:value-type="string">
            <text:p text:style-name="P8">10.929,69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068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45,81</text:p>
          </table:table-cell>
          <table:table-cell table:style-name="TBL_5f_0_5f_11.E1" office:value-type="string">
            <text:p text:style-name="P8">8.683,88</text:p>
          </table:table-cell>
        </table:table-row>
        <table:table-row table:style-name="TBL_5f_0_5f_11.1">
          <table:table-cell table:style-name="TBL_5f_0_5f_11.A1" office:value-type="string">
            <text:p text:style-name="P7">1543</text:p>
          </table:table-cell>
          <table:table-cell table:style-name="TBL_5f_0_5f_11.B1" office:value-type="string">
            <text:p text:style-name="P7">LARISSA SOARES GUIMARAES PRADO DE OLIVEIRA</text:p>
          </table:table-cell>
          <table:table-cell table:style-name="TBL_5f_0_5f_11.B1" office:value-type="string">
            <text:p text:style-name="P7">ASSESSOR DE PROCURADOR DE JUSTIÇA</text:p>
          </table:table-cell>
          <table:table-cell table:style-name="TBL_5f_0_5f_11.B1" office:value-type="string">
            <text:p text:style-name="P7">1ª PROCURADORIA DE JUSTICA (1ª CAMARA CIVEL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315,6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13.371,69</text:p>
          </table:table-cell>
          <table:table-cell table:style-name="TBL_5f_0_5f_11.E1" office:value-type="string">
            <text:p text:style-name="P8">751,97</text:p>
          </table:table-cell>
          <table:table-cell table:style-name="TBL_5f_0_5f_11.E1" office:value-type="string">
            <text:p text:style-name="P8">2.258,5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010,50</text:p>
          </table:table-cell>
          <table:table-cell table:style-name="TBL_5f_0_5f_11.E1" office:value-type="string">
            <text:p text:style-name="P8">10.361,19</text:p>
          </table:table-cell>
        </table:table-row>
        <table:table-row table:style-name="TBL_5f_0_5f_11.1">
          <table:table-cell table:style-name="TBL_5f_0_5f_11.A1" office:value-type="string">
            <text:p text:style-name="P7">1379</text:p>
          </table:table-cell>
          <table:table-cell table:style-name="TBL_5f_0_5f_11.B1" office:value-type="string">
            <text:p text:style-name="P7">LAURA ELISA MENGEL SIMO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745,84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9.029,50</text:p>
          </table:table-cell>
          <table:table-cell table:style-name="TBL_5f_0_5f_11.E1" office:value-type="string">
            <text:p text:style-name="P8">800,53</text:p>
          </table:table-cell>
          <table:table-cell table:style-name="TBL_5f_0_5f_11.E1" office:value-type="string">
            <text:p text:style-name="P8">796,0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96,58</text:p>
          </table:table-cell>
          <table:table-cell table:style-name="TBL_5f_0_5f_11.E1" office:value-type="string">
            <text:p text:style-name="P8">7.432,92</text:p>
          </table:table-cell>
        </table:table-row>
        <table:table-row table:style-name="TBL_5f_0_5f_11.1">
          <table:table-cell table:style-name="TBL_5f_0_5f_11.A1" office:value-type="string">
            <text:p text:style-name="P7">1864</text:p>
          </table:table-cell>
          <table:table-cell table:style-name="TBL_5f_0_5f_11.B1" office:value-type="string">
            <text:p text:style-name="P7">LAURA IMPERATRIZ BATALHA MOREIRA NERY MOURA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RIACHAO DO DANTAS</text:p>
          </table:table-cell>
          <table:table-cell table:style-name="TBL_5f_0_5f_11.E1" office:value-type="string">
            <text:p text:style-name="P8">30.404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876,3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00,23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8.789,99</text:p>
          </table:table-cell>
          <table:table-cell table:style-name="TBL_5f_0_5f_11.E1" office:value-type="string">
            <text:p text:style-name="P8">4.256,62</text:p>
          </table:table-cell>
          <table:table-cell table:style-name="TBL_5f_0_5f_11.E1" office:value-type="string">
            <text:p text:style-name="P8">6.642,4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0.899,03</text:p>
          </table:table-cell>
          <table:table-cell table:style-name="TBL_5f_0_5f_11.E1" office:value-type="string">
            <text:p text:style-name="P8">27.890,96</text:p>
          </table:table-cell>
        </table:table-row>
        <table:table-row table:style-name="TBL_5f_0_5f_11.1">
          <table:table-cell table:style-name="TBL_5f_0_5f_11.A1" office:value-type="string">
            <text:p text:style-name="P7">2016</text:p>
          </table:table-cell>
          <table:table-cell table:style-name="TBL_5f_0_5f_11.B1" office:value-type="string">
            <text:p text:style-name="P7">LAURO DE JESUS</text:p>
          </table:table-cell>
          <table:table-cell table:style-name="TBL_5f_0_5f_11.B1" office:value-type="string">
            <text:p text:style-name="P7">1º SARGENTO - requisitado -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08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12,2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48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8,3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8,31</text:p>
          </table:table-cell>
          <table:table-cell table:style-name="TBL_5f_0_5f_11.E1" office:value-type="string">
            <text:p text:style-name="P8">2.499,80</text:p>
          </table:table-cell>
        </table:table-row>
        <table:table-row table:style-name="TBL_5f_0_5f_11.1">
          <table:table-cell table:style-name="TBL_5f_0_5f_11.A1" office:value-type="string">
            <text:p text:style-name="P7">2069</text:p>
          </table:table-cell>
          <table:table-cell table:style-name="TBL_5f_0_5f_11.B1" office:value-type="string">
            <text:p text:style-name="P7">LEA ALVES SCHLINGMANN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3ª PROCURADORIA DE JUSTICA (2ª CAMARA CIVEL)</text:p>
          </table:table-cell>
          <table:table-cell table:style-name="TBL_5f_0_5f_11.E1" office:value-type="string">
            <text:p text:style-name="P8">2.619,31</text:p>
          </table:table-cell>
          <table:table-cell table:style-name="TBL_5f_0_5f_11.E1" office:value-type="string">
            <text:p text:style-name="P8">206,67</text:p>
          </table:table-cell>
          <table:table-cell table:style-name="TBL_5f_0_5f_11.E1" office:value-type="string">
            <text:p text:style-name="P8">10.673,6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5.408,57</text:p>
          </table:table-cell>
          <table:table-cell table:style-name="TBL_5f_0_5f_11.E1" office:value-type="string">
            <text:p text:style-name="P8">395,64</text:p>
          </table:table-cell>
          <table:table-cell table:style-name="TBL_5f_0_5f_11.E1" office:value-type="string">
            <text:p text:style-name="P8">2.734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129,86</text:p>
          </table:table-cell>
          <table:table-cell table:style-name="TBL_5f_0_5f_11.E1" office:value-type="string">
            <text:p text:style-name="P8">12.278,71</text:p>
          </table:table-cell>
        </table:table-row>
        <table:table-row table:style-name="TBL_5f_0_5f_11.1">
          <table:table-cell table:style-name="TBL_5f_0_5f_11.A1" office:value-type="string">
            <text:p text:style-name="P7">398</text:p>
          </table:table-cell>
          <table:table-cell table:style-name="TBL_5f_0_5f_11.B1" office:value-type="string">
            <text:p text:style-name="P7">LEA GOMES DE ANDRADE</text:p>
          </table:table-cell>
          <table:table-cell table:style-name="TBL_5f_0_5f_11.B1" office:value-type="string">
            <text:p text:style-name="P7">OFICIAL ADMINISTRATIVO - requisitado</text:p>
          </table:table-cell>
          <table:table-cell table:style-name="TBL_5f_0_5f_11.B1" office:value-type="string">
            <text:p text:style-name="P7">DIVISAO DE APOIO ADMINISTRATIVO/DA/SG</text:p>
          </table:table-cell>
          <table:table-cell table:style-name="TBL_5f_0_5f_11.E1" office:value-type="string">
            <text:p text:style-name="P8">2.026,42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5.632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83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59,13</text:p>
          </table:table-cell>
          <table:table-cell table:style-name="TBL_5f_0_5f_11.E1" office:value-type="string">
            <text:p text:style-name="P8">12.028,77</text:p>
          </table:table-cell>
          <table:table-cell table:style-name="TBL_5f_0_5f_11.E1" office:value-type="string">
            <text:p text:style-name="P8">283,70</text:p>
          </table:table-cell>
          <table:table-cell table:style-name="TBL_5f_0_5f_11.E1" office:value-type="string">
            <text:p text:style-name="P8">1.574,2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57,97</text:p>
          </table:table-cell>
          <table:table-cell table:style-name="TBL_5f_0_5f_11.E1" office:value-type="string">
            <text:p text:style-name="P8">10.170,80</text:p>
          </table:table-cell>
        </table:table-row>
      </table:table>
      <table:table table:name="TBL_0_12" table:style-name="TBL_5f_0_5f_12">
        <table:table-column table:style-name="TBL_5f_0_5f_12.A"/>
        <table:table-column table:style-name="TBL_5f_0_5f_12.B"/>
        <table:table-column table:style-name="TBL_5f_0_5f_12.C"/>
        <table:table-column table:style-name="TBL_5f_0_5f_12.D"/>
        <table:table-column table:style-name="TBL_5f_0_5f_12.E"/>
        <table:table-column table:style-name="TBL_5f_0_5f_12.F"/>
        <table:table-column table:style-name="TBL_5f_0_5f_12.G"/>
        <table:table-column table:style-name="TBL_5f_0_5f_12.H"/>
        <table:table-column table:style-name="TBL_5f_0_5f_12.I"/>
        <table:table-column table:style-name="TBL_5f_0_5f_12.J"/>
        <table:table-column table:style-name="TBL_5f_0_5f_12.E"/>
        <table:table-column table:style-name="TBL_5f_0_5f_12.L" table:number-columns-repeated="2"/>
        <table:table-column table:style-name="TBL_5f_0_5f_12.J"/>
        <table:table-column table:style-name="TBL_5f_0_5f_12.O"/>
        <table:table-column table:style-name="TBL_5f_0_5f_12.P"/>
        <table:table-column table:style-name="TBL_5f_0_5f_12.Q"/>
        <table:table-column table:style-name="TBL_5f_0_5f_12.R"/>
        <table:table-row table:style-name="TBL_5f_0_5f_12.1">
          <table:table-cell table:style-name="TBL_5f_0_5f_12.A1" office:value-type="string">
            <text:p text:style-name="P7"><text:bookmark text:name="JR_PAGE_ANCHOR_0_13"/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10.992,93</text:p>
          </table:table-cell>
          <table:table-cell table:style-name="TBL_5f_0_5f_12.E1" office:value-type="string">
            <text:p text:style-name="P8">751,97</text:p>
          </table:table-cell>
          <table:table-cell table:style-name="TBL_5f_0_5f_12.E1" office:value-type="string">
            <text:p text:style-name="P8">1.656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08,47</text:p>
          </table:table-cell>
          <table:table-cell table:style-name="TBL_5f_0_5f_12.E1" office:value-type="string">
            <text:p text:style-name="P8">8.584,46</text:p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08</text:p>
          </table:table-cell>
          <table:table-cell table:style-name="TBL_5f_0_5f_12.B1" office:value-type="string">
            <text:p text:style-name="P7">LEALDO NUNES LIMA</text:p>
          </table:table-cell>
          <table:table-cell table:style-name="TBL_5f_0_5f_12.B1" office:value-type="string">
            <text:p text:style-name="P7">MOTORISTA OFICIAL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3.823,48</text:p>
          </table:table-cell>
          <table:table-cell table:style-name="TBL_5f_0_5f_12.E1" office:value-type="string">
            <text:p text:style-name="P8">2.525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88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0.097,46</text:p>
          </table:table-cell>
          <table:table-cell table:style-name="TBL_5f_0_5f_12.E1" office:value-type="string">
            <text:p text:style-name="P8">888,92</text:p>
          </table:table-cell>
          <table:table-cell table:style-name="TBL_5f_0_5f_12.E1" office:value-type="string">
            <text:p text:style-name="P8">772,4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61,37</text:p>
          </table:table-cell>
          <table:table-cell table:style-name="TBL_5f_0_5f_12.E1" office:value-type="string">
            <text:p text:style-name="P8">8.436,09</text:p>
          </table:table-cell>
        </table:table-row>
        <table:table-row table:style-name="TBL_5f_0_5f_12.1">
          <table:table-cell table:style-name="TBL_5f_0_5f_12.A1" office:value-type="string">
            <text:p text:style-name="P7">1607</text:p>
          </table:table-cell>
          <table:table-cell table:style-name="TBL_5f_0_5f_12.B1" office:value-type="string">
            <text:p text:style-name="P7">LEILAINE SOUZA SANTANA MACH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S DIREITOS HUMANOS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3.692,31</text:p>
          </table:table-cell>
          <table:table-cell table:style-name="TBL_5f_0_5f_12.E1" office:value-type="string">
            <text:p text:style-name="P8">1.649,5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2.141,62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1.302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87,41</text:p>
          </table:table-cell>
          <table:table-cell table:style-name="TBL_5f_0_5f_12.E1" office:value-type="string">
            <text:p text:style-name="P8">10.154,21</text:p>
          </table:table-cell>
        </table:table-row>
        <table:table-row table:style-name="TBL_5f_0_5f_12.1">
          <table:table-cell table:style-name="TBL_5f_0_5f_12.A1" office:value-type="string">
            <text:p text:style-name="P7">1366</text:p>
          </table:table-cell>
          <table:table-cell table:style-name="TBL_5f_0_5f_12.B1" office:value-type="string">
            <text:p text:style-name="P7">LEMUEL SANTOS BOMFIM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OORDENADORIA DE DOCUMENTACAO E DE MEMORIA DO MP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27,06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8.761,14</text:p>
          </table:table-cell>
          <table:table-cell table:style-name="TBL_5f_0_5f_12.E1" office:value-type="string">
            <text:p text:style-name="P8">848,56</text:p>
          </table:table-cell>
          <table:table-cell table:style-name="TBL_5f_0_5f_12.E1" office:value-type="string">
            <text:p text:style-name="P8">656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05,47</text:p>
          </table:table-cell>
          <table:table-cell table:style-name="TBL_5f_0_5f_12.E1" office:value-type="string">
            <text:p text:style-name="P8">7.255,67</text:p>
          </table:table-cell>
        </table:table-row>
        <table:table-row table:style-name="TBL_5f_0_5f_12.1">
          <table:table-cell table:style-name="TBL_5f_0_5f_12.A1" office:value-type="string">
            <text:p text:style-name="P7">348</text:p>
          </table:table-cell>
          <table:table-cell table:style-name="TBL_5f_0_5f_12.B1" office:value-type="string">
            <text:p text:style-name="P7">LENILDE NASCIMENTO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484,57</text:p>
          </table:table-cell>
          <table:table-cell table:style-name="TBL_5f_0_5f_12.E1" office:value-type="string">
            <text:p text:style-name="P8">11.229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6,9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53.124,35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10.122,5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4.839,00</text:p>
          </table:table-cell>
          <table:table-cell table:style-name="TBL_5f_0_5f_12.E1" office:value-type="string">
            <text:p text:style-name="P8">38.285,35</text:p>
          </table:table-cell>
        </table:table-row>
        <table:table-row table:style-name="TBL_5f_0_5f_12.1">
          <table:table-cell table:style-name="TBL_5f_0_5f_12.A1" office:value-type="string">
            <text:p text:style-name="P7">1605</text:p>
          </table:table-cell>
          <table:table-cell table:style-name="TBL_5f_0_5f_12.B1" office:value-type="string">
            <text:p text:style-name="P7">LEOGENEFFER ARAUJO DOS SANTOS</text:p>
          </table:table-cell>
          <table:table-cell table:style-name="TBL_5f_0_5f_12.B1" office:value-type="string">
            <text:p text:style-name="P7">Assessor do Arq. Setorial do RH</text:p>
          </table:table-cell>
          <table:table-cell table:style-name="TBL_5f_0_5f_12.B1" office:value-type="string">
            <text:p text:style-name="P7">ARQUIVO SETORIAL DO 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196</text:p>
          </table:table-cell>
          <table:table-cell table:style-name="TBL_5f_0_5f_12.B1" office:value-type="string">
            <text:p text:style-name="P7">LEONARDO JOSE CAMPOS MAIA DE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ASSESSORIA DO PROCURADOR-GERAL DE JUSTICA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3.692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6.026,86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2.507,4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66,98</text:p>
          </table:table-cell>
          <table:table-cell table:style-name="TBL_5f_0_5f_12.E1" office:value-type="string">
            <text:p text:style-name="P8">12.059,88</text:p>
          </table:table-cell>
        </table:table-row>
        <table:table-row table:style-name="TBL_5f_0_5f_12.1">
          <table:table-cell table:style-name="TBL_5f_0_5f_12.A1" office:value-type="string">
            <text:p text:style-name="P7">833</text:p>
          </table:table-cell>
          <table:table-cell table:style-name="TBL_5f_0_5f_12.B1" office:value-type="string">
            <text:p text:style-name="P7">LEONEL RODRIGUES CHAGAS</text:p>
          </table:table-cell>
          <table:table-cell table:style-name="TBL_5f_0_5f_12.B1" office:value-type="string">
            <text:p text:style-name="P7">1º SARGENT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4.538,3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,1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,17</text:p>
          </table:table-cell>
          <table:table-cell table:style-name="TBL_5f_0_5f_12.E1" office:value-type="string">
            <text:p text:style-name="P8">4.532,18</text:p>
          </table:table-cell>
        </table:table-row>
        <table:table-row table:style-name="TBL_5f_0_5f_12.1">
          <table:table-cell table:style-name="TBL_5f_0_5f_12.A1" office:value-type="string">
            <text:p text:style-name="P7">2249</text:p>
          </table:table-cell>
          <table:table-cell table:style-name="TBL_5f_0_5f_12.B1" office:value-type="string">
            <text:p text:style-name="P7">LETICIA RAQUEL COSTA ROCHA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GRUPO DE APOIO OPERACIONAL - SEC. GERAL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186,18</text:p>
          </table:table-cell>
          <table:table-cell table:style-name="TBL_5f_0_5f_12.E1" office:value-type="string">
            <text:p text:style-name="P8">6.278,79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6.105,70</text:p>
          </table:table-cell>
        </table:table-row>
        <table:table-row table:style-name="TBL_5f_0_5f_12.1">
          <table:table-cell table:style-name="TBL_5f_0_5f_12.A1" office:value-type="string">
            <text:p text:style-name="P7">1472</text:p>
          </table:table-cell>
          <table:table-cell table:style-name="TBL_5f_0_5f_12.B1" office:value-type="string">
            <text:p text:style-name="P7">LEYDSON GADELHA MOREIRA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AQUIDABA 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00,47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7.114,11</text:p>
          </table:table-cell>
          <table:table-cell table:style-name="TBL_5f_0_5f_12.E1" office:value-type="string">
            <text:p text:style-name="P8">4.480,65</text:p>
          </table:table-cell>
          <table:table-cell table:style-name="TBL_5f_0_5f_12.E1" office:value-type="string">
            <text:p text:style-name="P8">7.527,7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008,38</text:p>
          </table:table-cell>
          <table:table-cell table:style-name="TBL_5f_0_5f_12.E1" office:value-type="string">
            <text:p text:style-name="P8">25.105,73</text:p>
          </table:table-cell>
        </table:table-row>
        <table:table-row table:style-name="TBL_5f_0_5f_12.1">
          <table:table-cell table:style-name="TBL_5f_0_5f_12.A1" office:value-type="string">
            <text:p text:style-name="P7">2099</text:p>
          </table:table-cell>
          <table:table-cell table:style-name="TBL_5f_0_5f_12.B1" office:value-type="string">
            <text:p text:style-name="P7">LHAIS SAMARA MESSIAS COST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3.790,62</text:p>
          </table:table-cell>
          <table:table-cell table:style-name="TBL_5f_0_5f_12.E1" office:value-type="string">
            <text:p text:style-name="P8">165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17,20</text:p>
          </table:table-cell>
          <table:table-cell table:style-name="TBL_5f_0_5f_12.E1" office:value-type="string">
            <text:p text:style-name="P8">6.473,16</text:p>
          </table:table-cell>
          <table:table-cell table:style-name="TBL_5f_0_5f_12.E1" office:value-type="string">
            <text:p text:style-name="P8">553,83</text:p>
          </table:table-cell>
          <table:table-cell table:style-name="TBL_5f_0_5f_12.E1" office:value-type="string">
            <text:p text:style-name="P8">155,5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709,35</text:p>
          </table:table-cell>
          <table:table-cell table:style-name="TBL_5f_0_5f_12.E1" office:value-type="string">
            <text:p text:style-name="P8">5.763,81</text:p>
          </table:table-cell>
        </table:table-row>
        <table:table-row table:style-name="TBL_5f_0_5f_12.1">
          <table:table-cell table:style-name="TBL_5f_0_5f_12.A1" office:value-type="string">
            <text:p text:style-name="P7">1204</text:p>
          </table:table-cell>
          <table:table-cell table:style-name="TBL_5f_0_5f_12.B1" office:value-type="string">
            <text:p text:style-name="P7">LICIA REGIA DOS SANTOS DIAS SOUZ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DOS DIREITOS DO CIDADAO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2.334,55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59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55,86</text:p>
          </table:table-cell>
          <table:table-cell table:style-name="TBL_5f_0_5f_12.E1" office:value-type="string">
            <text:p text:style-name="P8">9.278,69</text:p>
          </table:table-cell>
        </table:table-row>
        <table:table-row table:style-name="TBL_5f_0_5f_12.1">
          <table:table-cell table:style-name="TBL_5f_0_5f_12.A1" office:value-type="string">
            <text:p text:style-name="P7">1419</text:p>
          </table:table-cell>
          <table:table-cell table:style-name="TBL_5f_0_5f_12.B1" office:value-type="string">
            <text:p text:style-name="P7">LICIA VANESSA DE ANDRADE SANTAN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- ARACAJU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1.744,42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1.404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81,54</text:p>
          </table:table-cell>
          <table:table-cell table:style-name="TBL_5f_0_5f_12.E1" office:value-type="string">
            <text:p text:style-name="P8">8.962,88</text:p>
          </table:table-cell>
        </table:table-row>
        <table:table-row table:style-name="TBL_5f_0_5f_12.1">
          <table:table-cell table:style-name="TBL_5f_0_5f_12.A1" office:value-type="string">
            <text:p text:style-name="P7">1909</text:p>
          </table:table-cell>
          <table:table-cell table:style-name="TBL_5f_0_5f_12.B1" office:value-type="string">
            <text:p text:style-name="P7">LIDGIA MARIA DANTAS DE ANDRADE LIMA</text:p>
          </table:table-cell>
          <table:table-cell table:style-name="TBL_5f_0_5f_12.B1" office:value-type="string">
            <text:p text:style-name="P7">REDATOR TÉCNICO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785</text:p>
          </table:table-cell>
          <table:table-cell table:style-name="TBL_5f_0_5f_12.B1" office:value-type="string">
            <text:p text:style-name="P7">LIDIANE MEDEIROS MAT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885,05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49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10.771,35</text:p>
          </table:table-cell>
          <table:table-cell table:style-name="TBL_5f_0_5f_12.E1" office:value-type="string">
            <text:p text:style-name="P8">743,44</text:p>
          </table:table-cell>
          <table:table-cell table:style-name="TBL_5f_0_5f_12.E1" office:value-type="string">
            <text:p text:style-name="P8">1.290,7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34,20</text:p>
          </table:table-cell>
          <table:table-cell table:style-name="TBL_5f_0_5f_12.E1" office:value-type="string">
            <text:p text:style-name="P8">8.737,15</text:p>
          </table:table-cell>
        </table:table-row>
        <table:table-row table:style-name="TBL_5f_0_5f_12.1">
          <table:table-cell table:style-name="TBL_5f_0_5f_12.A1" office:value-type="string">
            <text:p text:style-name="P7">878</text:p>
          </table:table-cell>
          <table:table-cell table:style-name="TBL_5f_0_5f_12.B1" office:value-type="string">
            <text:p text:style-name="P7">LIGIA MARIA MONTEIRO DE FIGUEIREDO</text:p>
          </table:table-cell>
          <table:table-cell table:style-name="TBL_5f_0_5f_12.B1" office:value-type="string">
            <text:p text:style-name="P7">DIRETOR FINANCEIRO</text:p>
          </table:table-cell>
          <table:table-cell table:style-name="TBL_5f_0_5f_12.B1" office:value-type="string">
            <text:p text:style-name="P7">DIRETORIA FINANCEIRA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2.796,06</text:p>
          </table:table-cell>
          <table:table-cell table:style-name="TBL_5f_0_5f_12.E1" office:value-type="string">
            <text:p text:style-name="P8">751,97</text:p>
          </table:table-cell>
          <table:table-cell table:style-name="TBL_5f_0_5f_12.E1" office:value-type="string">
            <text:p text:style-name="P8">1.656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08,47</text:p>
          </table:table-cell>
          <table:table-cell table:style-name="TBL_5f_0_5f_12.E1" office:value-type="string">
            <text:p text:style-name="P8">10.387,59</text:p>
          </table:table-cell>
        </table:table-row>
        <table:table-row table:style-name="TBL_5f_0_5f_12.1">
          <table:table-cell table:style-name="TBL_5f_0_5f_12.A1" office:value-type="string">
            <text:p text:style-name="P7">2201</text:p>
          </table:table-cell>
          <table:table-cell table:style-name="TBL_5f_0_5f_12.B1" office:value-type="string">
            <text:p text:style-name="P7">LILIA REJANE LIMA OLIVEIRA CARVALHO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7ª PROCURADORIA DE JUSTICA (2ª CAMARA CIVEL)</text:p>
          </table:table-cell>
          <table:table-cell table:style-name="TBL_5f_0_5f_12.E1" office:value-type="string">
            <text:p text:style-name="P8">3.892,74</text:p>
          </table:table-cell>
          <table:table-cell table:style-name="TBL_5f_0_5f_12.E1" office:value-type="string">
            <text:p text:style-name="P8">2.792,89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786,4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25.318,56</text:p>
          </table:table-cell>
          <table:table-cell table:style-name="TBL_5f_0_5f_12.E1" office:value-type="string">
            <text:p text:style-name="P8">753,32</text:p>
          </table:table-cell>
          <table:table-cell table:style-name="TBL_5f_0_5f_12.E1" office:value-type="string">
            <text:p text:style-name="P8">5.236,3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989,71</text:p>
          </table:table-cell>
          <table:table-cell table:style-name="TBL_5f_0_5f_12.E1" office:value-type="string">
            <text:p text:style-name="P8">19.328,85</text:p>
          </table:table-cell>
        </table:table-row>
        <table:table-row table:style-name="TBL_5f_0_5f_12.1">
          <table:table-cell table:style-name="TBL_5f_0_5f_12.A1" office:value-type="string">
            <text:p text:style-name="P7">2203</text:p>
          </table:table-cell>
          <table:table-cell table:style-name="TBL_5f_0_5f_12.B1" office:value-type="string">
            <text:p text:style-name="P7">LILIAN DOS SANTOS MACIEL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LANEJAMENTO ESTRATEGICO E PROJET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477</text:p>
          </table:table-cell>
          <table:table-cell table:style-name="TBL_5f_0_5f_12.B1" office:value-type="string">
            <text:p text:style-name="P7">LISSANDRO PATRICIUS GOIS SANTOS</text:p>
          </table:table-cell>
          <table:table-cell table:style-name="TBL_5f_0_5f_12.B1" office:value-type="string">
            <text:p text:style-name="P7">ANALISTA DO MP -Informática - G. e A.de P. de Infraestrutura</text:p>
          </table:table-cell>
          <table:table-cell table:style-name="TBL_5f_0_5f_12.B1" office:value-type="string">
            <text:p text:style-name="P7">DIRETORIA DE TECNOLOGIA DA INFORMACAO</text:p>
          </table:table-cell>
          <table:table-cell table:style-name="TBL_5f_0_5f_12.E1" office:value-type="string">
            <text:p text:style-name="P8">7.611,74</text:p>
          </table:table-cell>
          <table:table-cell table:style-name="TBL_5f_0_5f_12.E1" office:value-type="string">
            <text:p text:style-name="P8">1.141,76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795,3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1.090,44</text:p>
          </table:table-cell>
          <table:table-cell table:style-name="TBL_5f_0_5f_12.E1" office:value-type="string">
            <text:p text:style-name="P8">1.225,49</text:p>
          </table:table-cell>
          <table:table-cell table:style-name="TBL_5f_0_5f_12.E1" office:value-type="string">
            <text:p text:style-name="P8">4.068,5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294,02</text:p>
          </table:table-cell>
          <table:table-cell table:style-name="TBL_5f_0_5f_12.E1" office:value-type="string">
            <text:p text:style-name="P8">15.796,42</text:p>
          </table:table-cell>
        </table:table-row>
        <table:table-row table:style-name="TBL_5f_0_5f_12.1">
          <table:table-cell table:style-name="TBL_5f_0_5f_12.A1" office:value-type="string">
            <text:p text:style-name="P7">1655</text:p>
          </table:table-cell>
          <table:table-cell table:style-name="TBL_5f_0_5f_12.B1" office:value-type="string">
            <text:p text:style-name="P7">LIZANDRA GARDENIA DOS SAN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6ª PROMOTORIA DE JUSTICA DOS DIREITOS DO CIDADAO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7.063,73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267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52,29</text:p>
          </table:table-cell>
          <table:table-cell table:style-name="TBL_5f_0_5f_12.E1" office:value-type="string">
            <text:p text:style-name="P8">6.111,44</text:p>
          </table:table-cell>
        </table:table-row>
        <table:table-row table:style-name="TBL_5f_0_5f_12.1">
          <table:table-cell table:style-name="TBL_5f_0_5f_12.A1" office:value-type="string">
            <text:p text:style-name="P7">1714</text:p>
          </table:table-cell>
          <table:table-cell table:style-name="TBL_5f_0_5f_12.B1" office:value-type="string">
            <text:p text:style-name="P7">LORENA DA ROCHA SILVA RIBEIRO</text:p>
          </table:table-cell>
          <table:table-cell table:style-name="TBL_5f_0_5f_12.B1" office:value-type="string">
            <text:p text:style-name="P7">ANALISTA DO MP- CONTADOR</text:p>
          </table:table-cell>
          <table:table-cell table:style-name="TBL_5f_0_5f_12.B1" office:value-type="string">
            <text:p text:style-name="P7">DIVISAO DE PERICIA CONTABIL - GAAE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2.585,0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4.329,50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2.115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92,44</text:p>
          </table:table-cell>
          <table:table-cell table:style-name="TBL_5f_0_5f_12.E1" office:value-type="string">
            <text:p text:style-name="P8">10.837,06</text:p>
          </table:table-cell>
        </table:table-row>
        <table:table-row table:style-name="TBL_5f_0_5f_12.1">
          <table:table-cell table:style-name="TBL_5f_0_5f_12.A1" office:value-type="string">
            <text:p text:style-name="P7">1833</text:p>
          </table:table-cell>
          <table:table-cell table:style-name="TBL_5f_0_5f_12.B1" office:value-type="string">
            <text:p text:style-name="P7">LUA SILVA SANTOS VASCONCELOS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ESCOLA SUPERIOR DO MP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7.377,01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3.005,6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82,64</text:p>
          </table:table-cell>
          <table:table-cell table:style-name="TBL_5f_0_5f_12.E1" office:value-type="string">
            <text:p text:style-name="P8">12.994,37</text:p>
          </table:table-cell>
        </table:table-row>
        <table:table-row table:style-name="TBL_5f_0_5f_12.1">
          <table:table-cell table:style-name="TBL_5f_0_5f_12.A1" office:value-type="string">
            <text:p text:style-name="P7">2064</text:p>
          </table:table-cell>
          <table:table-cell table:style-name="TBL_5f_0_5f_12.B1" office:value-type="string">
            <text:p text:style-name="P7">LUAN BRUNO BARBOSA DE SOUSA COSTA</text:p>
          </table:table-cell>
          <table:table-cell table:style-name="TBL_5f_0_5f_12.B1" office:value-type="string">
            <text:p text:style-name="P7">ANALISTA DO MP -Informática - G. e A.de P. de Sistemas</text:p>
          </table:table-cell>
          <table:table-cell table:style-name="TBL_5f_0_5f_12.B1" office:value-type="string">
            <text:p text:style-name="P7">GRUPO DE ATUACAO ESPECIAL DE COMBATE AO CRIME ORGANIZADO (GAECO)</text:p>
          </table:table-cell>
          <table:table-cell table:style-name="TBL_5f_0_5f_12.E1" office:value-type="string">
            <text:p text:style-name="P8">7.243,30</text:p>
          </table:table-cell>
          <table:table-cell table:style-name="TBL_5f_0_5f_12.E1" office:value-type="string">
            <text:p text:style-name="P8">534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36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2.123,10</text:p>
          </table:table-cell>
          <table:table-cell table:style-name="TBL_5f_0_5f_12.E1" office:value-type="string">
            <text:p text:style-name="P8">1.088,89</text:p>
          </table:table-cell>
          <table:table-cell table:style-name="TBL_5f_0_5f_12.E1" office:value-type="string">
            <text:p text:style-name="P8">1.640,0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28,97</text:p>
          </table:table-cell>
          <table:table-cell table:style-name="TBL_5f_0_5f_12.E1" office:value-type="string">
            <text:p text:style-name="P8">9.394,13</text:p>
          </table:table-cell>
        </table:table-row>
        <table:table-row table:style-name="TBL_5f_0_5f_12.1">
          <table:table-cell table:style-name="TBL_5f_0_5f_12.A1" office:value-type="string">
            <text:p text:style-name="P7">1975</text:p>
          </table:table-cell>
          <table:table-cell table:style-name="TBL_5f_0_5f_12.B1" office:value-type="string">
            <text:p text:style-name="P7">LUANA DIAS SOARES GARCIA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PROMOTORIA DE JUSTICA ESPECIAL CIVEL E CRIMINAL - ESTANCIA 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346</text:p>
          </table:table-cell>
          <table:table-cell table:style-name="TBL_5f_0_5f_12.B1" office:value-type="string">
            <text:p text:style-name="P7">LUANA FRANCA DE CARVALHO MACHAD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- PROPRIA </text:p>
          </table:table-cell>
          <table:table-cell table:style-name="TBL_5f_0_5f_12.E1" office:value-type="string">
            <text:p text:style-name="P8">9.609,64</text:p>
          </table:table-cell>
          <table:table-cell table:style-name="TBL_5f_0_5f_12.E1" office:value-type="string">
            <text:p text:style-name="P8">1.921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14.429,31</text:p>
          </table:table-cell>
          <table:table-cell table:style-name="TBL_5f_0_5f_12.E1" office:value-type="string">
            <text:p text:style-name="P8">1.614,42</text:p>
          </table:table-cell>
          <table:table-cell table:style-name="TBL_5f_0_5f_12.E1" office:value-type="string">
            <text:p text:style-name="P8">1.857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72,28</text:p>
          </table:table-cell>
          <table:table-cell table:style-name="TBL_5f_0_5f_12.E1" office:value-type="string">
            <text:p text:style-name="P8">10.957,03</text:p>
          </table:table-cell>
        </table:table-row>
        <table:table-row table:style-name="TBL_5f_0_5f_12.1">
          <table:table-cell table:style-name="TBL_5f_0_5f_12.A1" office:value-type="string">
            <text:p text:style-name="P7">1672</text:p>
          </table:table-cell>
          <table:table-cell table:style-name="TBL_5f_0_5f_12.B1" office:value-type="string">
            <text:p text:style-name="P7">LUANA PRATA MONTEIR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7.938,30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548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32,98</text:p>
          </table:table-cell>
          <table:table-cell table:style-name="TBL_5f_0_5f_12.E1" office:value-type="string">
            <text:p text:style-name="P8">6.705,32</text:p>
          </table:table-cell>
        </table:table-row>
        <table:table-row table:style-name="TBL_5f_0_5f_12.1">
          <table:table-cell table:style-name="TBL_5f_0_5f_12.A1" office:value-type="string">
            <text:p text:style-name="P7">2092</text:p>
          </table:table-cell>
          <table:table-cell table:style-name="TBL_5f_0_5f_12.B1" office:value-type="string">
            <text:p text:style-name="P7">LUANA ROCHA PR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 PATRIMONIO PUBLICO E DA ORDEM TRIBUTARIA</text:p>
          </table:table-cell>
          <table:table-cell table:style-name="TBL_5f_0_5f_12.E1" office:value-type="string">
            <text:p text:style-name="P8">3.306,82</text:p>
          </table:table-cell>
          <table:table-cell table:style-name="TBL_5f_0_5f_12.E1" office:value-type="string">
            <text:p text:style-name="P8">165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0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5.781,15</text:p>
          </table:table-cell>
          <table:table-cell table:style-name="TBL_5f_0_5f_12.E1" office:value-type="string">
            <text:p text:style-name="P8">486,10</text:p>
          </table:table-cell>
          <table:table-cell table:style-name="TBL_5f_0_5f_12.E1" office:value-type="string">
            <text:p text:style-name="P8">153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39,21</text:p>
          </table:table-cell>
          <table:table-cell table:style-name="TBL_5f_0_5f_12.E1" office:value-type="string">
            <text:p text:style-name="P8">5.141,94</text:p>
          </table:table-cell>
        </table:table-row>
        <table:table-row table:style-name="TBL_5f_0_5f_12.1">
          <table:table-cell table:style-name="TBL_5f_0_5f_12.A1" office:value-type="string">
            <text:p text:style-name="P7">1896</text:p>
          </table:table-cell>
          <table:table-cell table:style-name="TBL_5f_0_5f_12.B1" office:value-type="string">
            <text:p text:style-name="P7">LUCAS LEITE MEDEIROS MASCARENHAS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LAGARTO</text:p>
          </table:table-cell>
          <table:table-cell table:style-name="TBL_5f_0_5f_12.E1" office:value-type="string">
            <text:p text:style-name="P8">6.029,21</text:p>
          </table:table-cell>
          <table:table-cell table:style-name="TBL_5f_0_5f_12.E1" office:value-type="string">
            <text:p text:style-name="P8">475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72,36</text:p>
          </table:table-cell>
          <table:table-cell table:style-name="TBL_5f_0_5f_12.E1" office:value-type="string">
            <text:p text:style-name="P8">9.077,27</text:p>
          </table:table-cell>
          <table:table-cell table:style-name="TBL_5f_0_5f_12.E1" office:value-type="string">
            <text:p text:style-name="P8">910,69</text:p>
          </table:table-cell>
          <table:table-cell table:style-name="TBL_5f_0_5f_12.E1" office:value-type="string">
            <text:p text:style-name="P8">616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27,60</text:p>
          </table:table-cell>
          <table:table-cell table:style-name="TBL_5f_0_5f_12.E1" office:value-type="string">
            <text:p text:style-name="P8">7.549,67</text:p>
          </table:table-cell>
        </table:table-row>
        <table:table-row table:style-name="TBL_5f_0_5f_12.1">
          <table:table-cell table:style-name="TBL_5f_0_5f_12.A1" office:value-type="string">
            <text:p text:style-name="P7">1370</text:p>
          </table:table-cell>
          <table:table-cell table:style-name="TBL_5f_0_5f_12.B1" office:value-type="string">
            <text:p text:style-name="P7">LUCIANA BASTOS CRUZ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PROMOTORIA DE JUSTICA - SAO CRISTOVAO 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10,37</text:p>
          </table:table-cell>
          <table:table-cell table:style-name="TBL_5f_0_5f_12.E1" office:value-type="string">
            <text:p text:style-name="P8">8.471,53</text:p>
          </table:table-cell>
          <table:table-cell table:style-name="TBL_5f_0_5f_12.E1" office:value-type="string">
            <text:p text:style-name="P8">848,56</text:p>
          </table:table-cell>
          <table:table-cell table:style-name="TBL_5f_0_5f_12.E1" office:value-type="string">
            <text:p text:style-name="P8">564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12,67</text:p>
          </table:table-cell>
          <table:table-cell table:style-name="TBL_5f_0_5f_12.E1" office:value-type="string">
            <text:p text:style-name="P8">7.058,86</text:p>
          </table:table-cell>
        </table:table-row>
        <table:table-row table:style-name="TBL_5f_0_5f_12.1">
          <table:table-cell table:style-name="TBL_5f_0_5f_12.A1" office:value-type="string">
            <text:p text:style-name="P7">1199</text:p>
          </table:table-cell>
          <table:table-cell table:style-name="TBL_5f_0_5f_12.B1" office:value-type="string">
            <text:p text:style-name="P7">LUCIANA CAVALCANTI NOBREG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4ª PROCURADORIA DE JUSTICA (CAMARA CRIMINAL)</text:p>
          </table:table-cell>
          <table:table-cell table:style-name="TBL_5f_0_5f_12.E1" office:value-type="string">
            <text:p text:style-name="P8">10.186,22</text:p>
          </table:table-cell>
          <table:table-cell table:style-name="TBL_5f_0_5f_12.E1" office:value-type="string">
            <text:p text:style-name="P8">1.527,93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4.296,74</text:p>
          </table:table-cell>
          <table:table-cell table:style-name="TBL_5f_0_5f_12.E1" office:value-type="string">
            <text:p text:style-name="P8">1.639,98</text:p>
          </table:table-cell>
          <table:table-cell table:style-name="TBL_5f_0_5f_12.E1" office:value-type="string">
            <text:p text:style-name="P8">4.83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476,26</text:p>
          </table:table-cell>
          <table:table-cell table:style-name="TBL_5f_0_5f_12.E1" office:value-type="string">
            <text:p text:style-name="P8">17.820,48</text:p>
          </table:table-cell>
        </table:table-row>
        <table:table-row table:style-name="TBL_5f_0_5f_12.1">
          <table:table-cell table:style-name="TBL_5f_0_5f_12.A1" office:value-type="string">
            <text:p text:style-name="P7">1553</text:p>
          </table:table-cell>
          <table:table-cell table:style-name="TBL_5f_0_5f_12.B1" office:value-type="string">
            <text:p text:style-name="P7">LUCIANA DIAS SOUZA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GRUPO DE APOIO OPERACIONAL - SEC. GERAL</text:p>
          </table:table-cell>
          <table:table-cell table:style-name="TBL_5f_0_5f_12.E1" office:value-type="string">
            <text:p text:style-name="P8">3.560,01</text:p>
          </table:table-cell>
          <table:table-cell table:style-name="TBL_5f_0_5f_12.E1" office:value-type="string">
            <text:p text:style-name="P8">2.223,73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8.831,23</text:p>
          </table:table-cell>
          <table:table-cell table:style-name="TBL_5f_0_5f_12.E1" office:value-type="string">
            <text:p text:style-name="P8">637,95</text:p>
          </table:table-cell>
          <table:table-cell table:style-name="TBL_5f_0_5f_12.E1" office:value-type="string">
            <text:p text:style-name="P8">806,6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44,63</text:p>
          </table:table-cell>
          <table:table-cell table:style-name="TBL_5f_0_5f_12.E1" office:value-type="string">
            <text:p text:style-name="P8">7.386,60</text:p>
          </table:table-cell>
        </table:table-row>
        <table:table-row table:style-name="TBL_5f_0_5f_12.1">
          <table:table-cell table:style-name="TBL_5f_0_5f_12.A1" office:value-type="string">
            <text:p text:style-name="P7">1463</text:p>
          </table:table-cell>
          <table:table-cell table:style-name="TBL_5f_0_5f_12.B1" office:value-type="string">
            <text:p text:style-name="P7">LUCIANA DUARTE SOBRAL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- TOBIAS BARRETO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468,6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6.881,93</text:p>
          </table:table-cell>
          <table:table-cell table:style-name="TBL_5f_0_5f_12.E1" office:value-type="string">
            <text:p text:style-name="P8">56.039,67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7.098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14,59</text:p>
          </table:table-cell>
          <table:table-cell table:style-name="TBL_5f_0_5f_12.E1" office:value-type="string">
            <text:p text:style-name="P8">44.225,08</text:p>
          </table:table-cell>
        </table:table-row>
        <table:table-row table:style-name="TBL_5f_0_5f_12.1">
          <table:table-cell table:style-name="TBL_5f_0_5f_12.A1" office:value-type="string">
            <text:p text:style-name="P7">1244</text:p>
          </table:table-cell>
          <table:table-cell table:style-name="TBL_5f_0_5f_12.B1" office:value-type="string">
            <text:p text:style-name="P7">LUCIANA LEONARDO RIBEIRO SILVA DE ARAUJ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1.255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3.590,12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941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01,15</text:p>
          </table:table-cell>
          <table:table-cell table:style-name="TBL_5f_0_5f_12.E1" office:value-type="string">
            <text:p text:style-name="P8">10.188,97</text:p>
          </table:table-cell>
        </table:table-row>
        <table:table-row table:style-name="TBL_5f_0_5f_12.1">
          <table:table-cell table:style-name="TBL_5f_0_5f_12.A1" office:value-type="string">
            <text:p text:style-name="P7">2216</text:p>
          </table:table-cell>
          <table:table-cell table:style-name="TBL_5f_0_5f_12.B1" office:value-type="string">
            <text:p text:style-name="P7">LUCIANA SANTANA MONTEIR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CENTRO MEDICO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3.829,77</text:p>
          </table:table-cell>
        </table:table-row>
        <table:table-row table:style-name="TBL_5f_0_5f_12.1">
          <table:table-cell table:style-name="TBL_5f_0_5f_12.A1" office:value-type="string">
            <text:p text:style-name="P7">2002</text:p>
          </table:table-cell>
          <table:table-cell table:style-name="TBL_5f_0_5f_12.B1" office:value-type="string">
            <text:p text:style-name="P7">LUCIANA YASMIM SANTOS PASSOS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GESTAO DE PESSOAS - SERVIDORE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635</text:p>
          </table:table-cell>
          <table:table-cell table:style-name="TBL_5f_0_5f_12.B1" office:value-type="string">
            <text:p text:style-name="P7">LUCIO JOSE CARDOSO BARRETO LIMA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LARANJEIRAS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468,6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41.330,66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7.098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14,59</text:p>
          </table:table-cell>
          <table:table-cell table:style-name="TBL_5f_0_5f_12.E1" office:value-type="string">
            <text:p text:style-name="P8">29.516,07</text:p>
          </table:table-cell>
        </table:table-row>
        <table:table-row table:style-name="TBL_5f_0_5f_12.1">
          <table:table-cell table:style-name="TBL_5f_0_5f_12.A1" office:value-type="string">
            <text:p text:style-name="P7">2236</text:p>
          </table:table-cell>
          <table:table-cell table:style-name="TBL_5f_0_5f_12.B1" office:value-type="string">
            <text:p text:style-name="P7">LUCIVAL VIEIRA DE MELO</text:p>
          </table:table-cell>
          <table:table-cell table:style-name="TBL_5f_0_5f_12.B1" office:value-type="string">
            <text:p text:style-name="P7">2º SARGENTO - requisitado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</table:table-row>
        <table:table-row table:style-name="TBL_5f_0_5f_12.1">
          <table:table-cell table:style-name="TBL_5f_0_5f_12.A1" office:value-type="string">
            <text:p text:style-name="P7">156</text:p>
          </table:table-cell>
          <table:table-cell table:style-name="TBL_5f_0_5f_12.B1" office:value-type="string">
            <text:p text:style-name="P7">LUIS CLAUDIO ALMEIDA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39.461,59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8.395,1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3.111,63</text:p>
          </table:table-cell>
          <table:table-cell table:style-name="TBL_5f_0_5f_12.E1" office:value-type="string">
            <text:p text:style-name="P8">26.349,96</text:p>
          </table:table-cell>
        </table:table-row>
        <table:table-row table:style-name="TBL_5f_0_5f_12.1">
          <table:table-cell table:style-name="TBL_5f_0_5f_12.A1" office:value-type="string">
            <text:p text:style-name="P7">410</text:p>
          </table:table-cell>
          <table:table-cell table:style-name="TBL_5f_0_5f_12.B1" office:value-type="string">
            <text:p text:style-name="P7">LUIS FAUSTO DIAS DE VALOIS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ÇA DA CURADORIA DA INFÂNCIA E DA ADOLESCÊNCIA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1.048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20,26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39.442,09</text:p>
          </table:table-cell>
          <table:table-cell table:style-name="TBL_5f_0_5f_12.E1" office:value-type="string">
            <text:p text:style-name="P8">4.863,29</text:p>
          </table:table-cell>
          <table:table-cell table:style-name="TBL_5f_0_5f_12.E1" office:value-type="string">
            <text:p text:style-name="P8">6.745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608,55</text:p>
          </table:table-cell>
          <table:table-cell table:style-name="TBL_5f_0_5f_12.E1" office:value-type="string">
            <text:p text:style-name="P8">27.833,54</text:p>
          </table:table-cell>
        </table:table-row>
        <table:table-row table:style-name="TBL_5f_0_5f_12.1">
          <table:table-cell table:style-name="TBL_5f_0_5f_12.A1" office:value-type="string">
            <text:p text:style-name="P7">1868</text:p>
          </table:table-cell>
          <table:table-cell table:style-name="TBL_5f_0_5f_12.B1" office:value-type="string">
            <text:p text:style-name="P7">LUIS FELIPE JORDAO WANDERLEY</text:p>
          </table:table-cell>
          <table:table-cell table:style-name="TBL_5f_0_5f_12.B1" office:value-type="string">
            <text:p text:style-name="P7">PROMOTOR DE JUSTIÇA SUBSTITUTO</text:p>
          </table:table-cell>
          <table:table-cell table:style-name="TBL_5f_0_5f_12.B1" office:value-type="string">
            <text:p text:style-name="P7">PROMOTOR DE JUSTICA SUBSTITUTO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00,23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34.177,57</text:p>
          </table:table-cell>
          <table:table-cell table:style-name="TBL_5f_0_5f_12.E1" office:value-type="string">
            <text:p text:style-name="P8">4.256,62</text:p>
          </table:table-cell>
          <table:table-cell table:style-name="TBL_5f_0_5f_12.E1" office:value-type="string">
            <text:p text:style-name="P8">6.657,0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913,69</text:p>
          </table:table-cell>
          <table:table-cell table:style-name="TBL_5f_0_5f_12.E1" office:value-type="string">
            <text:p text:style-name="P8">23.263,88</text:p>
          </table:table-cell>
        </table:table-row>
        <table:table-row table:style-name="TBL_5f_0_5f_12.1">
          <table:table-cell table:style-name="TBL_5f_0_5f_12.A1" office:value-type="string">
            <text:p text:style-name="P7">21</text:p>
          </table:table-cell>
          <table:table-cell table:style-name="TBL_5f_0_5f_12.B1" office:value-type="string">
            <text:p text:style-name="P7">LUIZ ALBERTO MOURA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CRIMINAL - ARACAJU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1.773,11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43.037,83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7.420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137,36</text:p>
          </table:table-cell>
          <table:table-cell table:style-name="TBL_5f_0_5f_12.E1" office:value-type="string">
            <text:p text:style-name="P8">30.900,47</text:p>
          </table:table-cell>
        </table:table-row>
        <table:table-row table:style-name="TBL_5f_0_5f_12.1">
          <table:table-cell table:style-name="TBL_5f_0_5f_12.A1" office:value-type="string">
            <text:p text:style-name="P7">277</text:p>
          </table:table-cell>
          <table:table-cell table:style-name="TBL_5f_0_5f_12.B1" office:value-type="string">
            <text:p text:style-name="P7">LUIZ CARLOS DA SILVA</text:p>
          </table:table-cell>
          <table:table-cell table:style-name="TBL_5f_0_5f_12.B1" office:value-type="string">
            <text:p text:style-name="P7">MOTORISTA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3.823,48</text:p>
          </table:table-cell>
          <table:table-cell table:style-name="TBL_5f_0_5f_12.E1" office:value-type="string">
            <text:p text:style-name="P8">2.162,2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38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9.682,82</text:p>
          </table:table-cell>
          <table:table-cell table:style-name="TBL_5f_0_5f_12.E1" office:value-type="string">
            <text:p text:style-name="P8">838,00</text:p>
          </table:table-cell>
          <table:table-cell table:style-name="TBL_5f_0_5f_12.E1" office:value-type="string">
            <text:p text:style-name="P8">776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14,70</text:p>
          </table:table-cell>
          <table:table-cell table:style-name="TBL_5f_0_5f_12.E1" office:value-type="string">
            <text:p text:style-name="P8">8.068,12</text:p>
          </table:table-cell>
        </table:table-row>
        <table:table-row table:style-name="TBL_5f_0_5f_12.1">
          <table:table-cell table:style-name="TBL_5f_0_5f_12.A1" office:value-type="string">
            <text:p text:style-name="P7">2037</text:p>
          </table:table-cell>
          <table:table-cell table:style-name="TBL_5f_0_5f_12.B1" office:value-type="string">
            <text:p text:style-name="P7">LUIZ CARLOS DOS SANTOS LOPES</text:p>
          </table:table-cell>
          <table:table-cell table:style-name="TBL_5f_0_5f_12.B1" office:value-type="string">
            <text:p text:style-name="P7">3º SARGENTO - requisitado - 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</table:table-row>
      </table:table>
      <table:table table:name="TBL_0_13" table:style-name="TBL_5f_0_5f_13">
        <table:table-column table:style-name="TBL_5f_0_5f_13.A"/>
        <table:table-column table:style-name="TBL_5f_0_5f_13.B"/>
        <table:table-column table:style-name="TBL_5f_0_5f_13.C"/>
        <table:table-column table:style-name="TBL_5f_0_5f_13.D"/>
        <table:table-column table:style-name="TBL_5f_0_5f_13.E"/>
        <table:table-column table:style-name="TBL_5f_0_5f_13.F"/>
        <table:table-column table:style-name="TBL_5f_0_5f_13.G"/>
        <table:table-column table:style-name="TBL_5f_0_5f_13.H"/>
        <table:table-column table:style-name="TBL_5f_0_5f_13.I"/>
        <table:table-column table:style-name="TBL_5f_0_5f_13.J"/>
        <table:table-column table:style-name="TBL_5f_0_5f_13.E"/>
        <table:table-column table:style-name="TBL_5f_0_5f_13.L" table:number-columns-repeated="2"/>
        <table:table-column table:style-name="TBL_5f_0_5f_13.J"/>
        <table:table-column table:style-name="TBL_5f_0_5f_13.O"/>
        <table:table-column table:style-name="TBL_5f_0_5f_13.P"/>
        <table:table-column table:style-name="TBL_5f_0_5f_13.Q"/>
        <table:table-column table:style-name="TBL_5f_0_5f_13.R"/>
        <table:table-row table:style-name="TBL_5f_0_5f_13.1">
          <table:table-cell table:style-name="TBL_5f_0_5f_13.A1" office:value-type="string">
            <text:p text:style-name="P7"><text:bookmark text:name="JR_PAGE_ANCHOR_0_14"/>756</text:p>
          </table:table-cell>
          <table:table-cell table:style-name="TBL_5f_0_5f_13.B1" office:value-type="string">
            <text:p text:style-name="P7">LUIZ CARLOS PAIXAO JUNIOR</text:p>
          </table:table-cell>
          <table:table-cell table:style-name="TBL_5f_0_5f_13.B1" office:value-type="string">
            <text:p text:style-name="P7">ASSESSOR DE TECNOLOGIA DA INFORMAÇÃO</text:p>
          </table:table-cell>
          <table:table-cell table:style-name="TBL_5f_0_5f_13.B1" office:value-type="string">
            <text:p text:style-name="P7">DIVISAO DE SUPORTE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260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169,35</text:p>
          </table:table-cell>
          <table:table-cell table:style-name="TBL_5f_0_5f_13.E1" office:value-type="string">
            <text:p text:style-name="P8">447,73</text:p>
          </table:table-cell>
          <table:table-cell table:style-name="TBL_5f_0_5f_13.E1" office:value-type="string">
            <text:p text:style-name="P8">188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36,39</text:p>
          </table:table-cell>
          <table:table-cell table:style-name="TBL_5f_0_5f_13.E1" office:value-type="string">
            <text:p text:style-name="P8">5.532,96</text:p>
          </table:table-cell>
        </table:table-row>
        <table:table-row table:style-name="TBL_5f_0_5f_13.1">
          <table:table-cell table:style-name="TBL_5f_0_5f_13.A1" office:value-type="string">
            <text:p text:style-name="P7">2233</text:p>
          </table:table-cell>
          <table:table-cell table:style-name="TBL_5f_0_5f_13.B1" office:value-type="string">
            <text:p text:style-name="P7">LUIZ DE AZEVEDO COSTA NETO</text:p>
          </table:table-cell>
          <table:table-cell table:style-name="TBL_5f_0_5f_13.B1" office:value-type="string">
            <text:p text:style-name="P7">Coordenador do Gab. de Seg. Institucional</text:p>
          </table:table-cell>
          <table:table-cell table:style-name="TBL_5f_0_5f_13.B1" office:value-type="string">
            <text:p text:style-name="P7">GABINETE DE SEGURANCA INSTITUCIONAL - 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99,1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8.883,21</text:p>
          </table:table-cell>
          <table:table-cell table:style-name="TBL_5f_0_5f_13.E1" office:value-type="string">
            <text:p text:style-name="P8">751,97</text:p>
          </table:table-cell>
          <table:table-cell table:style-name="TBL_5f_0_5f_13.E1" office:value-type="string">
            <text:p text:style-name="P8">711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463,08</text:p>
          </table:table-cell>
          <table:table-cell table:style-name="TBL_5f_0_5f_13.E1" office:value-type="string">
            <text:p text:style-name="P8">7.420,13</text:p>
          </table:table-cell>
        </table:table-row>
        <table:table-row table:style-name="TBL_5f_0_5f_13.1">
          <table:table-cell table:style-name="TBL_5f_0_5f_13.A1" office:value-type="string">
            <text:p text:style-name="P7">1152</text:p>
          </table:table-cell>
          <table:table-cell table:style-name="TBL_5f_0_5f_13.B1" office:value-type="string">
            <text:p text:style-name="P7">LUIZ GONZAGA NETO</text:p>
          </table:table-cell>
          <table:table-cell table:style-name="TBL_5f_0_5f_13.B1" office:value-type="string">
            <text:p text:style-name="P7">AGENTE DE SERVIÇOS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1250</text:p>
          </table:table-cell>
          <table:table-cell table:style-name="TBL_5f_0_5f_13.B1" office:value-type="string">
            <text:p text:style-name="P7">LUIZ GUSTAVO LIMA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ASSESSORIA DO PROCURADOR-GERAL DE JUSTICA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282,88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509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9.945,98</text:p>
          </table:table-cell>
          <table:table-cell table:style-name="TBL_5f_0_5f_13.E1" office:value-type="string">
            <text:p text:style-name="P8">1.376,96</text:p>
          </table:table-cell>
          <table:table-cell table:style-name="TBL_5f_0_5f_13.E1" office:value-type="string">
            <text:p text:style-name="P8">3.712,1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089,11</text:p>
          </table:table-cell>
          <table:table-cell table:style-name="TBL_5f_0_5f_13.E1" office:value-type="string">
            <text:p text:style-name="P8">14.856,87</text:p>
          </table:table-cell>
        </table:table-row>
        <table:table-row table:style-name="TBL_5f_0_5f_13.1">
          <table:table-cell table:style-name="TBL_5f_0_5f_13.A1" office:value-type="string">
            <text:p text:style-name="P7">213</text:p>
          </table:table-cell>
          <table:table-cell table:style-name="TBL_5f_0_5f_13.B1" office:value-type="string">
            <text:p text:style-name="P7">LUIZ PEDRO DA COSTA TAVAR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2150</text:p>
          </table:table-cell>
          <table:table-cell table:style-name="TBL_5f_0_5f_13.B1" office:value-type="string">
            <text:p text:style-name="P7">LUIZ TADEU COSTA MAYNARD</text:p>
          </table:table-cell>
          <table:table-cell table:style-name="TBL_5f_0_5f_13.B1" office:value-type="string">
            <text:p text:style-name="P7">REDATOR TÉCNICO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</table:table-row>
        <table:table-row table:style-name="TBL_5f_0_5f_13.1">
          <table:table-cell table:style-name="TBL_5f_0_5f_13.A1" office:value-type="string">
            <text:p text:style-name="P7">2008</text:p>
          </table:table-cell>
          <table:table-cell table:style-name="TBL_5f_0_5f_13.B1" office:value-type="string">
            <text:p text:style-name="P7">LUIZ URQUIZA DA NOBREGA NET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PROMOTORIA DE JUSTICA - RIBEIROPOLIS </text:p>
          </table:table-cell>
          <table:table-cell table:style-name="TBL_5f_0_5f_13.E1" office:value-type="string">
            <text:p text:style-name="P8">6.774,42</text:p>
          </table:table-cell>
          <table:table-cell table:style-name="TBL_5f_0_5f_13.E1" office:value-type="string">
            <text:p text:style-name="P8">534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9.826,12</text:p>
          </table:table-cell>
          <table:table-cell table:style-name="TBL_5f_0_5f_13.E1" office:value-type="string">
            <text:p text:style-name="P8">1.023,25</text:p>
          </table:table-cell>
          <table:table-cell table:style-name="TBL_5f_0_5f_13.E1" office:value-type="string">
            <text:p text:style-name="P8">859,2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82,45</text:p>
          </table:table-cell>
          <table:table-cell table:style-name="TBL_5f_0_5f_13.E1" office:value-type="string">
            <text:p text:style-name="P8">7.943,67</text:p>
          </table:table-cell>
        </table:table-row>
        <table:table-row table:style-name="TBL_5f_0_5f_13.1">
          <table:table-cell table:style-name="TBL_5f_0_5f_13.A1" office:value-type="string">
            <text:p text:style-name="P7">23</text:p>
          </table:table-cell>
          <table:table-cell table:style-name="TBL_5f_0_5f_13.B1" office:value-type="string">
            <text:p text:style-name="P7">LUIZ VALTER RIBEIRO ROSARIO</text:p>
          </table:table-cell>
          <table:table-cell table:style-name="TBL_5f_0_5f_13.B1" office:value-type="string">
            <text:p text:style-name="P7">PROCURADOR DE JUSTIÇA</text:p>
          </table:table-cell>
          <table:table-cell table:style-name="TBL_5f_0_5f_13.B1" office:value-type="string">
            <text:p text:style-name="P7">8ª PROCURADORIA DE JUSTICA (2ª CAMARA CIVEL)</text:p>
          </table:table-cell>
          <table:table-cell table:style-name="TBL_5f_0_5f_13.E1" office:value-type="string">
            <text:p text:style-name="P8">35.462,22</text:p>
          </table:table-cell>
          <table:table-cell table:style-name="TBL_5f_0_5f_13.E1" office:value-type="string">
            <text:p text:style-name="P8">4.718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501,0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48.541,34</text:p>
          </table:table-cell>
          <table:table-cell table:style-name="TBL_5f_0_5f_13.E1" office:value-type="string">
            <text:p text:style-name="P8">5.501,06</text:p>
          </table:table-cell>
          <table:table-cell table:style-name="TBL_5f_0_5f_13.E1" office:value-type="string">
            <text:p text:style-name="P8">9.884,17</text:p>
          </table:table-cell>
          <table:table-cell table:style-name="TBL_5f_0_5f_13.E1" office:value-type="string">
            <text:p text:style-name="P8">887,83</text:p>
          </table:table-cell>
          <table:table-cell table:style-name="TBL_5f_0_5f_13.E1" office:value-type="string">
            <text:p text:style-name="P8">16.273,06</text:p>
          </table:table-cell>
          <table:table-cell table:style-name="TBL_5f_0_5f_13.E1" office:value-type="string">
            <text:p text:style-name="P8">32.268,28</text:p>
          </table:table-cell>
        </table:table-row>
        <table:table-row table:style-name="TBL_5f_0_5f_13.1">
          <table:table-cell table:style-name="TBL_5f_0_5f_13.A1" office:value-type="string">
            <text:p text:style-name="P7">1688</text:p>
          </table:table-cell>
          <table:table-cell table:style-name="TBL_5f_0_5f_13.B1" office:value-type="string">
            <text:p text:style-name="P7">LUZINETE APARECIDA MENDONC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ITABAIANA</text:p>
          </table:table-cell>
          <table:table-cell table:style-name="TBL_5f_0_5f_13.E1" office:value-type="string">
            <text:p text:style-name="P8">5.395,62</text:p>
          </table:table-cell>
          <table:table-cell table:style-name="TBL_5f_0_5f_13.E1" office:value-type="string">
            <text:p text:style-name="P8">1.327,5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81,13</text:p>
          </table:table-cell>
          <table:table-cell table:style-name="TBL_5f_0_5f_13.E1" office:value-type="string">
            <text:p text:style-name="P8">9.504,33</text:p>
          </table:table-cell>
          <table:table-cell table:style-name="TBL_5f_0_5f_13.E1" office:value-type="string">
            <text:p text:style-name="P8">941,25</text:p>
          </table:table-cell>
          <table:table-cell table:style-name="TBL_5f_0_5f_13.E1" office:value-type="string">
            <text:p text:style-name="P8">720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61,93</text:p>
          </table:table-cell>
          <table:table-cell table:style-name="TBL_5f_0_5f_13.E1" office:value-type="string">
            <text:p text:style-name="P8">7.842,40</text:p>
          </table:table-cell>
        </table:table-row>
        <table:table-row table:style-name="TBL_5f_0_5f_13.1">
          <table:table-cell table:style-name="TBL_5f_0_5f_13.A1" office:value-type="string">
            <text:p text:style-name="P7">2159</text:p>
          </table:table-cell>
          <table:table-cell table:style-name="TBL_5f_0_5f_13.B1" office:value-type="string">
            <text:p text:style-name="P7">MACIRLEY SANTOS SILVA DE CARVALHO</text:p>
          </table:table-cell>
          <table:table-cell table:style-name="TBL_5f_0_5f_13.B1" office:value-type="string">
            <text:p text:style-name="P7">TECNICO EXECUTIVO-requisitado</text:p>
          </table:table-cell>
          <table:table-cell table:style-name="TBL_5f_0_5f_13.B1" office:value-type="string">
            <text:p text:style-name="P7">2ª PROMOTORIA DE JUSTICA - NE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1.987,50</text:p>
          </table:table-cell>
          <table:table-cell table:style-name="TBL_5f_0_5f_13.E1" office:value-type="string">
            <text:p text:style-name="P8">6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9,86</text:p>
          </table:table-cell>
          <table:table-cell table:style-name="TBL_5f_0_5f_13.E1" office:value-type="string">
            <text:p text:style-name="P8">1.917,64</text:p>
          </table:table-cell>
        </table:table-row>
        <table:table-row table:style-name="TBL_5f_0_5f_13.1">
          <table:table-cell table:style-name="TBL_5f_0_5f_13.A1" office:value-type="string">
            <text:p text:style-name="P7">228</text:p>
          </table:table-cell>
          <table:table-cell table:style-name="TBL_5f_0_5f_13.B1" office:value-type="string">
            <text:p text:style-name="P7">MAGALI LIMA DE MATOS SOARES</text:p>
          </table:table-cell>
          <table:table-cell table:style-name="TBL_5f_0_5f_13.B1" office:value-type="string">
            <text:p text:style-name="P7">AGENTE ADMINISTRATIVO</text:p>
          </table:table-cell>
          <table:table-cell table:style-name="TBL_5f_0_5f_13.B1" office:value-type="string">
            <text:p text:style-name="P7">5ª PROMOTORIA DE JUSTICA DOS DIREITOS DO CIDADAO</text:p>
          </table:table-cell>
          <table:table-cell table:style-name="TBL_5f_0_5f_13.E1" office:value-type="string">
            <text:p text:style-name="P8">5.270,57</text:p>
          </table:table-cell>
          <table:table-cell table:style-name="TBL_5f_0_5f_13.E1" office:value-type="string">
            <text:p text:style-name="P8">14.233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21.677,17</text:p>
          </table:table-cell>
          <table:table-cell table:style-name="TBL_5f_0_5f_13.E1" office:value-type="string">
            <text:p text:style-name="P8">2.730,60</text:p>
          </table:table-cell>
          <table:table-cell table:style-name="TBL_5f_0_5f_13.E1" office:value-type="string">
            <text:p text:style-name="P8">3.743,3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73,99</text:p>
          </table:table-cell>
          <table:table-cell table:style-name="TBL_5f_0_5f_13.E1" office:value-type="string">
            <text:p text:style-name="P8">15.203,18</text:p>
          </table:table-cell>
        </table:table-row>
        <table:table-row table:style-name="TBL_5f_0_5f_13.1">
          <table:table-cell table:style-name="TBL_5f_0_5f_13.A1" office:value-type="string">
            <text:p text:style-name="P7">2057</text:p>
          </table:table-cell>
          <table:table-cell table:style-name="TBL_5f_0_5f_13.B1" office:value-type="string">
            <text:p text:style-name="P7">MAISA OLIVEIRA BOMFIM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588</text:p>
          </table:table-cell>
          <table:table-cell table:style-name="TBL_5f_0_5f_13.B1" office:value-type="string">
            <text:p text:style-name="P7">MANOEL CABRAL MACHADO NE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9ª PROMOTORIA DE JUSTICA DOS DIREITOS DO CIDADAO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.058,08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45.968,76</text:p>
          </table:table-cell>
          <table:table-cell table:style-name="TBL_5f_0_5f_13.E1" office:value-type="string">
            <text:p text:style-name="P8">4.863,29</text:p>
          </table:table-cell>
          <table:table-cell table:style-name="TBL_5f_0_5f_13.E1" office:value-type="string">
            <text:p text:style-name="P8">8.494,62</text:p>
          </table:table-cell>
          <table:table-cell table:style-name="TBL_5f_0_5f_13.E1" office:value-type="string">
            <text:p text:style-name="P8">4.502,52</text:p>
          </table:table-cell>
          <table:table-cell table:style-name="TBL_5f_0_5f_13.E1" office:value-type="string">
            <text:p text:style-name="P8">17.860,43</text:p>
          </table:table-cell>
          <table:table-cell table:style-name="TBL_5f_0_5f_13.E1" office:value-type="string">
            <text:p text:style-name="P8">28.108,33</text:p>
          </table:table-cell>
        </table:table-row>
        <table:table-row table:style-name="TBL_5f_0_5f_13.1">
          <table:table-cell table:style-name="TBL_5f_0_5f_13.A1" office:value-type="string">
            <text:p text:style-name="P7">2022</text:p>
          </table:table-cell>
          <table:table-cell table:style-name="TBL_5f_0_5f_13.B1" office:value-type="string">
            <text:p text:style-name="P7">MANOEL MESSIAS RODRIGUES SANTO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08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12,2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48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4,0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4,09</text:p>
          </table:table-cell>
          <table:table-cell table:style-name="TBL_5f_0_5f_13.E1" office:value-type="string">
            <text:p text:style-name="P8">2.514,02</text:p>
          </table:table-cell>
        </table:table-row>
        <table:table-row table:style-name="TBL_5f_0_5f_13.1">
          <table:table-cell table:style-name="TBL_5f_0_5f_13.A1" office:value-type="string">
            <text:p text:style-name="P7">1645</text:p>
          </table:table-cell>
          <table:table-cell table:style-name="TBL_5f_0_5f_13.B1" office:value-type="string">
            <text:p text:style-name="P7">MANOELA COSTA MENEZES VALOI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VISAO ADMINISTRATIVA DO GABINETE DO PROCURADOR-GERAL DE JUSTIC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787,69</text:p>
          </table:table-cell>
          <table:table-cell table:style-name="TBL_5f_0_5f_13.E1" office:value-type="string">
            <text:p text:style-name="P8">1.255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7.890,72</text:p>
          </table:table-cell>
          <table:table-cell table:style-name="TBL_5f_0_5f_13.E1" office:value-type="string">
            <text:p text:style-name="P8">661,66</text:p>
          </table:table-cell>
          <table:table-cell table:style-name="TBL_5f_0_5f_13.E1" office:value-type="string">
            <text:p text:style-name="P8">437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98,91</text:p>
          </table:table-cell>
          <table:table-cell table:style-name="TBL_5f_0_5f_13.E1" office:value-type="string">
            <text:p text:style-name="P8">6.791,81</text:p>
          </table:table-cell>
        </table:table-row>
        <table:table-row table:style-name="TBL_5f_0_5f_13.1">
          <table:table-cell table:style-name="TBL_5f_0_5f_13.A1" office:value-type="string">
            <text:p text:style-name="P7">1798</text:p>
          </table:table-cell>
          <table:table-cell table:style-name="TBL_5f_0_5f_13.B1" office:value-type="string">
            <text:p text:style-name="P7">MARA ALICE BARBOSA PASSOS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4ª PROCURADORIA DE JUSTICA (1ª CAMARA CIVE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315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4.224,68</text:p>
          </table:table-cell>
          <table:table-cell table:style-name="TBL_5f_0_5f_13.E1" office:value-type="string">
            <text:p text:style-name="P8">751,97</text:p>
          </table:table-cell>
          <table:table-cell table:style-name="TBL_5f_0_5f_13.E1" office:value-type="string">
            <text:p text:style-name="P8">2.310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62,63</text:p>
          </table:table-cell>
          <table:table-cell table:style-name="TBL_5f_0_5f_13.E1" office:value-type="string">
            <text:p text:style-name="P8">11.162,05</text:p>
          </table:table-cell>
        </table:table-row>
        <table:table-row table:style-name="TBL_5f_0_5f_13.1">
          <table:table-cell table:style-name="TBL_5f_0_5f_13.A1" office:value-type="string">
            <text:p text:style-name="P7">1392</text:p>
          </table:table-cell>
          <table:table-cell table:style-name="TBL_5f_0_5f_13.B1" office:value-type="string">
            <text:p text:style-name="P7">MARA CAMILA DE SANTAN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SAO CRISTOVAO</text:p>
          </table:table-cell>
          <table:table-cell table:style-name="TBL_5f_0_5f_13.E1" office:value-type="string">
            <text:p text:style-name="P8">4.690,79</text:p>
          </table:table-cell>
          <table:table-cell table:style-name="TBL_5f_0_5f_13.E1" office:value-type="string">
            <text:p text:style-name="P8">703,6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7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8.598,73</text:p>
          </table:table-cell>
          <table:table-cell table:style-name="TBL_5f_0_5f_13.E1" office:value-type="string">
            <text:p text:style-name="P8">755,22</text:p>
          </table:table-cell>
          <table:table-cell table:style-name="TBL_5f_0_5f_13.E1" office:value-type="string">
            <text:p text:style-name="P8">407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62,91</text:p>
          </table:table-cell>
          <table:table-cell table:style-name="TBL_5f_0_5f_13.E1" office:value-type="string">
            <text:p text:style-name="P8">7.435,82</text:p>
          </table:table-cell>
        </table:table-row>
        <table:table-row table:style-name="TBL_5f_0_5f_13.1">
          <table:table-cell table:style-name="TBL_5f_0_5f_13.A1" office:value-type="string">
            <text:p text:style-name="P7">1663</text:p>
          </table:table-cell>
          <table:table-cell table:style-name="TBL_5f_0_5f_13.B1" office:value-type="string">
            <text:p text:style-name="P7">MARA RUBIA SANTO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PLANEJAMENTO ORCAMENTO E PERICIA CONTABIL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1.138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7.875,37</text:p>
          </table:table-cell>
          <table:table-cell table:style-name="TBL_5f_0_5f_13.E1" office:value-type="string">
            <text:p text:style-name="P8">609,39</text:p>
          </table:table-cell>
          <table:table-cell table:style-name="TBL_5f_0_5f_13.E1" office:value-type="string">
            <text:p text:style-name="P8">473,1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82,56</text:p>
          </table:table-cell>
          <table:table-cell table:style-name="TBL_5f_0_5f_13.E1" office:value-type="string">
            <text:p text:style-name="P8">6.792,81</text:p>
          </table:table-cell>
        </table:table-row>
        <table:table-row table:style-name="TBL_5f_0_5f_13.1">
          <table:table-cell table:style-name="TBL_5f_0_5f_13.A1" office:value-type="string">
            <text:p text:style-name="P7">1948</text:p>
          </table:table-cell>
          <table:table-cell table:style-name="TBL_5f_0_5f_13.B1" office:value-type="string">
            <text:p text:style-name="P7">MARCELA AYRES BRITTO SANTOS BRAG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1ª PROMOTORIA DE JUSTIÇA DOS DIREITOS DO CIDADÃO </text:p>
          </table:table-cell>
          <table:table-cell table:style-name="TBL_5f_0_5f_13.E1" office:value-type="string">
            <text:p text:style-name="P8">3.505,23</text:p>
          </table:table-cell>
          <table:table-cell table:style-name="TBL_5f_0_5f_13.E1" office:value-type="string">
            <text:p text:style-name="P8">276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90,0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480,82</text:p>
          </table:table-cell>
          <table:table-cell table:style-name="TBL_5f_0_5f_13.E1" office:value-type="string">
            <text:p text:style-name="P8">529,45</text:p>
          </table:table-cell>
          <table:table-cell table:style-name="TBL_5f_0_5f_13.E1" office:value-type="string">
            <text:p text:style-name="P8">96,7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26,19</text:p>
          </table:table-cell>
          <table:table-cell table:style-name="TBL_5f_0_5f_13.E1" office:value-type="string">
            <text:p text:style-name="P8">5.854,63</text:p>
          </table:table-cell>
        </table:table-row>
        <table:table-row table:style-name="TBL_5f_0_5f_13.1">
          <table:table-cell table:style-name="TBL_5f_0_5f_13.A1" office:value-type="string">
            <text:p text:style-name="P7">1420</text:p>
          </table:table-cell>
          <table:table-cell table:style-name="TBL_5f_0_5f_13.B1" office:value-type="string">
            <text:p text:style-name="P7">MARCELA GAMA DE SOUZ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3ª PROMOTORIA DE JUSTIÇA DA CURADORIA DA FAZENDA PUBLICA</text:p>
          </table:table-cell>
          <table:table-cell table:style-name="TBL_5f_0_5f_13.E1" office:value-type="string">
            <text:p text:style-name="P8">9.609,64</text:p>
          </table:table-cell>
          <table:table-cell table:style-name="TBL_5f_0_5f_13.E1" office:value-type="string">
            <text:p text:style-name="P8">1.441,4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960,08</text:p>
          </table:table-cell>
          <table:table-cell table:style-name="TBL_5f_0_5f_13.E1" office:value-type="string">
            <text:p text:style-name="P8">1.547,15</text:p>
          </table:table-cell>
          <table:table-cell table:style-name="TBL_5f_0_5f_13.E1" office:value-type="string">
            <text:p text:style-name="P8">1.744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91,37</text:p>
          </table:table-cell>
          <table:table-cell table:style-name="TBL_5f_0_5f_13.E1" office:value-type="string">
            <text:p text:style-name="P8">9.668,71</text:p>
          </table:table-cell>
        </table:table-row>
        <table:table-row table:style-name="TBL_5f_0_5f_13.1">
          <table:table-cell table:style-name="TBL_5f_0_5f_13.A1" office:value-type="string">
            <text:p text:style-name="P7">1496</text:p>
          </table:table-cell>
          <table:table-cell table:style-name="TBL_5f_0_5f_13.B1" office:value-type="string">
            <text:p text:style-name="P7">MARCELA LINS MOURA DE FIGUEIR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663,79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0.690,36</text:p>
          </table:table-cell>
          <table:table-cell table:style-name="TBL_5f_0_5f_13.E1" office:value-type="string">
            <text:p text:style-name="P8">712,47</text:p>
          </table:table-cell>
          <table:table-cell table:style-name="TBL_5f_0_5f_13.E1" office:value-type="string">
            <text:p text:style-name="P8">1.349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62,06</text:p>
          </table:table-cell>
          <table:table-cell table:style-name="TBL_5f_0_5f_13.E1" office:value-type="string">
            <text:p text:style-name="P8">8.628,30</text:p>
          </table:table-cell>
        </table:table-row>
        <table:table-row table:style-name="TBL_5f_0_5f_13.1">
          <table:table-cell table:style-name="TBL_5f_0_5f_13.A1" office:value-type="string">
            <text:p text:style-name="P7">1879</text:p>
          </table:table-cell>
          <table:table-cell table:style-name="TBL_5f_0_5f_13.B1" office:value-type="string">
            <text:p text:style-name="P7">MARCELA MAXIMO BARBOS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8ª PROMOTORIA DE JUSTICA DOS DIREITOS DO CIDADAO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465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799,80</text:p>
          </table:table-cell>
          <table:table-cell table:style-name="TBL_5f_0_5f_13.E1" office:value-type="string">
            <text:p text:style-name="P8">684,71</text:p>
          </table:table-cell>
          <table:table-cell table:style-name="TBL_5f_0_5f_13.E1" office:value-type="string">
            <text:p text:style-name="P8">267,5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52,29</text:p>
          </table:table-cell>
          <table:table-cell table:style-name="TBL_5f_0_5f_13.E1" office:value-type="string">
            <text:p text:style-name="P8">5.847,51</text:p>
          </table:table-cell>
        </table:table-row>
        <table:table-row table:style-name="TBL_5f_0_5f_13.1">
          <table:table-cell table:style-name="TBL_5f_0_5f_13.A1" office:value-type="string">
            <text:p text:style-name="P7">1594</text:p>
          </table:table-cell>
          <table:table-cell table:style-name="TBL_5f_0_5f_13.B1" office:value-type="string">
            <text:p text:style-name="P7">MARCELLA BATISTA GUIMARAES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4ª PROMOTORIA DE JUSTICA DISTRITAL - ARACAJU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710,5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172,05</text:p>
          </table:table-cell>
          <table:table-cell table:style-name="TBL_5f_0_5f_13.E1" office:value-type="string">
            <text:p text:style-name="P8">1.436,83</text:p>
          </table:table-cell>
          <table:table-cell table:style-name="TBL_5f_0_5f_13.E1" office:value-type="string">
            <text:p text:style-name="P8">1.557,8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994,68</text:p>
          </table:table-cell>
          <table:table-cell table:style-name="TBL_5f_0_5f_13.E1" office:value-type="string">
            <text:p text:style-name="P8">9.177,37</text:p>
          </table:table-cell>
        </table:table-row>
        <table:table-row table:style-name="TBL_5f_0_5f_13.1">
          <table:table-cell table:style-name="TBL_5f_0_5f_13.A1" office:value-type="string">
            <text:p text:style-name="P7">2072</text:p>
          </table:table-cell>
          <table:table-cell table:style-name="TBL_5f_0_5f_13.B1" office:value-type="string">
            <text:p text:style-name="P7">MARCELO CARDOSO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CRIMINAL - NOSSA SENHORA DO SOCORRO</text:p>
          </table:table-cell>
          <table:table-cell table:style-name="TBL_5f_0_5f_13.E1" office:value-type="string">
            <text:p text:style-name="P8">6.774,42</text:p>
          </table:table-cell>
          <table:table-cell table:style-name="TBL_5f_0_5f_13.E1" office:value-type="string">
            <text:p text:style-name="P8">1.016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96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12.533,88</text:p>
          </table:table-cell>
          <table:table-cell table:style-name="TBL_5f_0_5f_13.E1" office:value-type="string">
            <text:p text:style-name="P8">1.090,68</text:p>
          </table:table-cell>
          <table:table-cell table:style-name="TBL_5f_0_5f_13.E1" office:value-type="string">
            <text:p text:style-name="P8">1.635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25,79</text:p>
          </table:table-cell>
          <table:table-cell table:style-name="TBL_5f_0_5f_13.E1" office:value-type="string">
            <text:p text:style-name="P8">9.808,09</text:p>
          </table:table-cell>
        </table:table-row>
        <table:table-row table:style-name="TBL_5f_0_5f_13.1">
          <table:table-cell table:style-name="TBL_5f_0_5f_13.A1" office:value-type="string">
            <text:p text:style-name="P7">2102</text:p>
          </table:table-cell>
          <table:table-cell table:style-name="TBL_5f_0_5f_13.B1" office:value-type="string">
            <text:p text:style-name="P7">MARCELO TORRES DE ARRUDA RAPOS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RECURSOS HUMANOS</text:p>
          </table:table-cell>
          <table:table-cell table:style-name="TBL_5f_0_5f_13.E1" office:value-type="string">
            <text:p text:style-name="P8">3.306,82</text:p>
          </table:table-cell>
          <table:table-cell table:style-name="TBL_5f_0_5f_13.E1" office:value-type="string">
            <text:p text:style-name="P8">496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5.975,76</text:p>
          </table:table-cell>
          <table:table-cell table:style-name="TBL_5f_0_5f_13.E1" office:value-type="string">
            <text:p text:style-name="P8">532,40</text:p>
          </table:table-cell>
          <table:table-cell table:style-name="TBL_5f_0_5f_13.E1" office:value-type="string">
            <text:p text:style-name="P8">135,7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68,17</text:p>
          </table:table-cell>
          <table:table-cell table:style-name="TBL_5f_0_5f_13.E1" office:value-type="string">
            <text:p text:style-name="P8">5.307,59</text:p>
          </table:table-cell>
        </table:table-row>
        <table:table-row table:style-name="TBL_5f_0_5f_13.1">
          <table:table-cell table:style-name="TBL_5f_0_5f_13.A1" office:value-type="string">
            <text:p text:style-name="P7">1829</text:p>
          </table:table-cell>
          <table:table-cell table:style-name="TBL_5f_0_5f_13.B1" office:value-type="string">
            <text:p text:style-name="P7">MARCIA JAQUELINE OLIVEIRA SANTANA</text:p>
          </table:table-cell>
          <table:table-cell table:style-name="TBL_5f_0_5f_13.B1" office:value-type="string">
            <text:p text:style-name="P7">PROMOTOR DE JUSTIÇA DE ENTR. INICIAL</text:p>
          </table:table-cell>
          <table:table-cell table:style-name="TBL_5f_0_5f_13.B1" office:value-type="string">
            <text:p text:style-name="P7">PROMOTORIA DE JUSTICA - ITABAIANINHA </text:p>
          </table:table-cell>
          <table:table-cell table:style-name="TBL_5f_0_5f_13.E1" office:value-type="string">
            <text:p text:style-name="P8">32.004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4.177,57</text:p>
          </table:table-cell>
          <table:table-cell table:style-name="TBL_5f_0_5f_13.E1" office:value-type="string">
            <text:p text:style-name="P8">4.480,65</text:p>
          </table:table-cell>
          <table:table-cell table:style-name="TBL_5f_0_5f_13.E1" office:value-type="string">
            <text:p text:style-name="P8">6.647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128,25</text:p>
          </table:table-cell>
          <table:table-cell table:style-name="TBL_5f_0_5f_13.E1" office:value-type="string">
            <text:p text:style-name="P8">23.049,32</text:p>
          </table:table-cell>
        </table:table-row>
        <table:table-row table:style-name="TBL_5f_0_5f_13.1">
          <table:table-cell table:style-name="TBL_5f_0_5f_13.A1" office:value-type="string">
            <text:p text:style-name="P7">356</text:p>
          </table:table-cell>
          <table:table-cell table:style-name="TBL_5f_0_5f_13.B1" office:value-type="string">
            <text:p text:style-name="P7">MARCIA MENDES UNGAR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PROMOTORIA DE JUSTICA DE ACIDENTES E DE DELITOS DE TRÂNSITO DE ARACAJ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35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7.883,38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7.44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161,92</text:p>
          </table:table-cell>
          <table:table-cell table:style-name="TBL_5f_0_5f_13.E1" office:value-type="string">
            <text:p text:style-name="P8">25.721,46</text:p>
          </table:table-cell>
        </table:table-row>
        <table:table-row table:style-name="TBL_5f_0_5f_13.1">
          <table:table-cell table:style-name="TBL_5f_0_5f_13.A1" office:value-type="string">
            <text:p text:style-name="P7">1192</text:p>
          </table:table-cell>
          <table:table-cell table:style-name="TBL_5f_0_5f_13.B1" office:value-type="string">
            <text:p text:style-name="P7">MARCIA RAFAELLA FREIRE ROCH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10.186,22</text:p>
          </table:table-cell>
          <table:table-cell table:style-name="TBL_5f_0_5f_13.E1" office:value-type="string">
            <text:p text:style-name="P8">2.546,56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8.334,08</text:p>
          </table:table-cell>
          <table:table-cell table:style-name="TBL_5f_0_5f_13.E1" office:value-type="string">
            <text:p text:style-name="P8">1.782,59</text:p>
          </table:table-cell>
          <table:table-cell table:style-name="TBL_5f_0_5f_13.E1" office:value-type="string">
            <text:p text:style-name="P8">3.157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39,92</text:p>
          </table:table-cell>
          <table:table-cell table:style-name="TBL_5f_0_5f_13.E1" office:value-type="string">
            <text:p text:style-name="P8">13.394,16</text:p>
          </table:table-cell>
        </table:table-row>
        <table:table-row table:style-name="TBL_5f_0_5f_13.1">
          <table:table-cell table:style-name="TBL_5f_0_5f_13.A1" office:value-type="string">
            <text:p text:style-name="P7">1010</text:p>
          </table:table-cell>
          <table:table-cell table:style-name="TBL_5f_0_5f_13.B1" office:value-type="string">
            <text:p text:style-name="P7">MARCIA VALNICE RODRIGUES LIMA</text:p>
          </table:table-cell>
          <table:table-cell table:style-name="TBL_5f_0_5f_13.B1" office:value-type="string">
            <text:p text:style-name="P7">ASSIST. ADMINISTRATIVO - requisitado</text:p>
          </table:table-cell>
          <table:table-cell table:style-name="TBL_5f_0_5f_13.B1" office:value-type="string">
            <text:p text:style-name="P7">PROMOTORIA DE JUSTICA - CARM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10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3.150,99</text:p>
          </table:table-cell>
          <table:table-cell table:style-name="TBL_5f_0_5f_13.E1" office:value-type="string">
            <text:p text:style-name="P8">95,2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5,28</text:p>
          </table:table-cell>
          <table:table-cell table:style-name="TBL_5f_0_5f_13.E1" office:value-type="string">
            <text:p text:style-name="P8">3.055,71</text:p>
          </table:table-cell>
        </table:table-row>
        <table:table-row table:style-name="TBL_5f_0_5f_13.1">
          <table:table-cell table:style-name="TBL_5f_0_5f_13.A1" office:value-type="string">
            <text:p text:style-name="P7">55</text:p>
          </table:table-cell>
          <table:table-cell table:style-name="TBL_5f_0_5f_13.B1" office:value-type="string">
            <text:p text:style-name="P7">MARCILIO DE SIQUEIRA PIN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2ª PROMOTORIA DE JUSTICA DA CURADORIA DA FAZENDA PUBLICA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5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36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41.254,78</text:p>
          </table:table-cell>
          <table:table-cell table:style-name="TBL_5f_0_5f_13.E1" office:value-type="string">
            <text:p text:style-name="P8">4.936,69</text:p>
          </table:table-cell>
          <table:table-cell table:style-name="TBL_5f_0_5f_13.E1" office:value-type="string">
            <text:p text:style-name="P8">8.827,7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764,40</text:p>
          </table:table-cell>
          <table:table-cell table:style-name="TBL_5f_0_5f_13.E1" office:value-type="string">
            <text:p text:style-name="P8">27.490,38</text:p>
          </table:table-cell>
        </table:table-row>
        <table:table-row table:style-name="TBL_5f_0_5f_13.1">
          <table:table-cell table:style-name="TBL_5f_0_5f_13.A1" office:value-type="string">
            <text:p text:style-name="P7">1285</text:p>
          </table:table-cell>
          <table:table-cell table:style-name="TBL_5f_0_5f_13.B1" office:value-type="string">
            <text:p text:style-name="P7">MARCIO DOS SANTOS DORI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9.065,70</text:p>
          </table:table-cell>
          <table:table-cell table:style-name="TBL_5f_0_5f_13.E1" office:value-type="string">
            <text:p text:style-name="P8">2.266,43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19.137,64</text:p>
          </table:table-cell>
          <table:table-cell table:style-name="TBL_5f_0_5f_13.E1" office:value-type="string">
            <text:p text:style-name="P8">1.586,50</text:p>
          </table:table-cell>
          <table:table-cell table:style-name="TBL_5f_0_5f_13.E1" office:value-type="string">
            <text:p text:style-name="P8">3.359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46,15</text:p>
          </table:table-cell>
          <table:table-cell table:style-name="TBL_5f_0_5f_13.E1" office:value-type="string">
            <text:p text:style-name="P8">14.191,49</text:p>
          </table:table-cell>
        </table:table-row>
        <table:table-row table:style-name="TBL_5f_0_5f_13.1">
          <table:table-cell table:style-name="TBL_5f_0_5f_13.A1" office:value-type="string">
            <text:p text:style-name="P7">1635</text:p>
          </table:table-cell>
          <table:table-cell table:style-name="TBL_5f_0_5f_13.B1" office:value-type="string">
            <text:p text:style-name="P7">MARCIO MATOS LIMA BARRETO</text:p>
          </table:table-cell>
          <table:table-cell table:style-name="TBL_5f_0_5f_13.B1" office:value-type="string">
            <text:p text:style-name="P7">TÉCNICO DO MP - Manut. Sup. Eq. de Inf. e Software</text:p>
          </table:table-cell>
          <table:table-cell table:style-name="TBL_5f_0_5f_13.B1" office:value-type="string">
            <text:p text:style-name="P7">JUSTIÇA FEDERAL DE 1º GRAU DA 5ª REGIÃO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390,8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106,41</text:p>
          </table:table-cell>
          <table:table-cell table:style-name="TBL_5f_0_5f_13.E1" office:value-type="string">
            <text:p text:style-name="P8">574,90</text:p>
          </table:table-cell>
          <table:table-cell table:style-name="TBL_5f_0_5f_13.E1" office:value-type="string">
            <text:p text:style-name="P8">174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49,83</text:p>
          </table:table-cell>
          <table:table-cell table:style-name="TBL_5f_0_5f_13.E1" office:value-type="string">
            <text:p text:style-name="P8">3.356,58</text:p>
          </table:table-cell>
        </table:table-row>
        <table:table-row table:style-name="TBL_5f_0_5f_13.1">
          <table:table-cell table:style-name="TBL_5f_0_5f_13.A1" office:value-type="string">
            <text:p text:style-name="P7">2051</text:p>
          </table:table-cell>
          <table:table-cell table:style-name="TBL_5f_0_5f_13.B1" office:value-type="string">
            <text:p text:style-name="P7">MARCIO SILVA SIQUEIR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RUPO DE APOIO OPERACIONAL - SEC. GERAL</text:p>
          </table:table-cell>
          <table:table-cell table:style-name="TBL_5f_0_5f_13.E1" office:value-type="string">
            <text:p text:style-name="P8">8.355,49</text:p>
          </table:table-cell>
          <table:table-cell table:style-name="TBL_5f_0_5f_13.E1" office:value-type="string">
            <text:p text:style-name="P8">600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97,74</text:p>
          </table:table-cell>
          <table:table-cell table:style-name="TBL_5f_0_5f_13.E1" office:value-type="string">
            <text:p text:style-name="P8">11.853,80</text:p>
          </table:table-cell>
          <table:table-cell table:style-name="TBL_5f_0_5f_13.E1" office:value-type="string">
            <text:p text:style-name="P8">1.253,85</text:p>
          </table:table-cell>
          <table:table-cell table:style-name="TBL_5f_0_5f_13.E1" office:value-type="string">
            <text:p text:style-name="P8">1.248,7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02,60</text:p>
          </table:table-cell>
          <table:table-cell table:style-name="TBL_5f_0_5f_13.E1" office:value-type="string">
            <text:p text:style-name="P8">9.351,20</text:p>
          </table:table-cell>
        </table:table-row>
        <table:table-row table:style-name="TBL_5f_0_5f_13.1">
          <table:table-cell table:style-name="TBL_5f_0_5f_13.A1" office:value-type="string">
            <text:p text:style-name="P7">2247</text:p>
          </table:table-cell>
          <table:table-cell table:style-name="TBL_5f_0_5f_13.B1" office:value-type="string">
            <text:p text:style-name="P7">MARCO TULIO CARVALHO MACHADO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11ª PROCURADORIA DE JUSTICA (CAMARA CRIMINA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315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14.488,61</text:p>
          </table:table-cell>
          <table:table-cell table:style-name="TBL_5f_0_5f_13.E1" office:value-type="string">
            <text:p text:style-name="P8">751,97</text:p>
          </table:table-cell>
          <table:table-cell table:style-name="TBL_5f_0_5f_13.E1" office:value-type="string">
            <text:p text:style-name="P8">2.310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62,63</text:p>
          </table:table-cell>
          <table:table-cell table:style-name="TBL_5f_0_5f_13.E1" office:value-type="string">
            <text:p text:style-name="P8">11.425,98</text:p>
          </table:table-cell>
        </table:table-row>
        <table:table-row table:style-name="TBL_5f_0_5f_13.1">
          <table:table-cell table:style-name="TBL_5f_0_5f_13.A1" office:value-type="string">
            <text:p text:style-name="P7">2041</text:p>
          </table:table-cell>
          <table:table-cell table:style-name="TBL_5f_0_5f_13.B1" office:value-type="string">
            <text:p text:style-name="P7">MARCO TULIO SANTOS DA CONCEICA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CRIMINAL - ITABAIANA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9.412,41</text:p>
          </table:table-cell>
          <table:table-cell table:style-name="TBL_5f_0_5f_13.E1" office:value-type="string">
            <text:p text:style-name="P8">965,33</text:p>
          </table:table-cell>
          <table:table-cell table:style-name="TBL_5f_0_5f_13.E1" office:value-type="string">
            <text:p text:style-name="P8">761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26,69</text:p>
          </table:table-cell>
          <table:table-cell table:style-name="TBL_5f_0_5f_13.E1" office:value-type="string">
            <text:p text:style-name="P8">7.685,72</text:p>
          </table:table-cell>
        </table:table-row>
        <table:table-row table:style-name="TBL_5f_0_5f_13.1">
          <table:table-cell table:style-name="TBL_5f_0_5f_13.A1" office:value-type="string">
            <text:p text:style-name="P7">1289</text:p>
          </table:table-cell>
          <table:table-cell table:style-name="TBL_5f_0_5f_13.B1" office:value-type="string">
            <text:p text:style-name="P7">MARCONI ALVES VASCONCELOS DE ALMEID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PROMOTORIA DE JUSTICA - CANINDE DO SAO FRANCISCO 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928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385,36</text:p>
          </table:table-cell>
          <table:table-cell table:style-name="TBL_5f_0_5f_13.E1" office:value-type="string">
            <text:p text:style-name="P8">8.029,79</text:p>
          </table:table-cell>
          <table:table-cell table:style-name="TBL_5f_0_5f_13.E1" office:value-type="string">
            <text:p text:style-name="P8">650,22</text:p>
          </table:table-cell>
          <table:table-cell table:style-name="TBL_5f_0_5f_13.E1" office:value-type="string">
            <text:p text:style-name="P8">21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70,13</text:p>
          </table:table-cell>
          <table:table-cell table:style-name="TBL_5f_0_5f_13.E1" office:value-type="string">
            <text:p text:style-name="P8">7.159,66</text:p>
          </table:table-cell>
        </table:table-row>
        <table:table-row table:style-name="TBL_5f_0_5f_13.1">
          <table:table-cell table:style-name="TBL_5f_0_5f_13.A1" office:value-type="string">
            <text:p text:style-name="P7">2244</text:p>
          </table:table-cell>
          <table:table-cell table:style-name="TBL_5f_0_5f_13.B1" office:value-type="string">
            <text:p text:style-name="P7">MARCOS ANDRADE ROCHA</text:p>
          </table:table-cell>
          <table:table-cell table:style-name="TBL_5f_0_5f_13.B1" office:value-type="string">
            <text:p text:style-name="P7">CAPITÃ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4.331,3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331,35</text:p>
          </table:table-cell>
        </table:table-row>
        <table:table-row table:style-name="TBL_5f_0_5f_13.1">
          <table:table-cell table:style-name="TBL_5f_0_5f_13.A1" office:value-type="string">
            <text:p text:style-name="P7">1971</text:p>
          </table:table-cell>
          <table:table-cell table:style-name="TBL_5f_0_5f_13.B1" office:value-type="string">
            <text:p text:style-name="P7">MARCOS ANTONIO BASTOS FILHO</text:p>
          </table:table-cell>
          <table:table-cell table:style-name="TBL_5f_0_5f_13.B1" office:value-type="string">
            <text:p text:style-name="P7">ANALISTA DO MP -Informática - G. e A.de P. de Sistemas</text:p>
          </table:table-cell>
          <table:table-cell table:style-name="TBL_5f_0_5f_13.B1" office:value-type="string">
            <text:p text:style-name="P7">DIRETORIA DE TECNOLOGIA DA INFORMACAO</text:p>
          </table:table-cell>
          <table:table-cell table:style-name="TBL_5f_0_5f_13.E1" office:value-type="string">
            <text:p text:style-name="P8">6.774,42</text:p>
          </table:table-cell>
          <table:table-cell table:style-name="TBL_5f_0_5f_13.E1" office:value-type="string">
            <text:p text:style-name="P8">1.354,88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15.934,81</text:p>
          </table:table-cell>
          <table:table-cell table:style-name="TBL_5f_0_5f_13.E1" office:value-type="string">
            <text:p text:style-name="P8">1.138,10</text:p>
          </table:table-cell>
          <table:table-cell table:style-name="TBL_5f_0_5f_13.E1" office:value-type="string">
            <text:p text:style-name="P8">2.602,1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740,28</text:p>
          </table:table-cell>
          <table:table-cell table:style-name="TBL_5f_0_5f_13.E1" office:value-type="string">
            <text:p text:style-name="P8">12.194,53</text:p>
          </table:table-cell>
        </table:table-row>
        <table:table-row table:style-name="TBL_5f_0_5f_13.1">
          <table:table-cell table:style-name="TBL_5f_0_5f_13.A1" office:value-type="string">
            <text:p text:style-name="P7">541</text:p>
          </table:table-cell>
          <table:table-cell table:style-name="TBL_5f_0_5f_13.B1" office:value-type="string">
            <text:p text:style-name="P7">MARCOS ANTONIO DOS SANTOS SOUZA</text:p>
          </table:table-cell>
          <table:table-cell table:style-name="TBL_5f_0_5f_13.B1" office:value-type="string">
            <text:p text:style-name="P7">SUBTENENTE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4.542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542,50</text:p>
          </table:table-cell>
        </table:table-row>
        <table:table-row table:style-name="TBL_5f_0_5f_13.1">
          <table:table-cell table:style-name="TBL_5f_0_5f_13.A1" office:value-type="string">
            <text:p text:style-name="P7">2205</text:p>
          </table:table-cell>
          <table:table-cell table:style-name="TBL_5f_0_5f_13.B1" office:value-type="string">
            <text:p text:style-name="P7">MARCOS ANTONIO FARIAS NOGUEIRA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1861</text:p>
          </table:table-cell>
          <table:table-cell table:style-name="TBL_5f_0_5f_13.B1" office:value-type="string">
            <text:p text:style-name="P7">MARCOS CELIO OLIVEIRA DOS SANTOS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2ª PROMOTORIA DE JUSTICA CRIMINAL - LAGARTO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72,36</text:p>
          </table:table-cell>
          <table:table-cell table:style-name="TBL_5f_0_5f_13.E1" office:value-type="string">
            <text:p text:style-name="P8">6.925,16</text:p>
          </table:table-cell>
          <table:table-cell table:style-name="TBL_5f_0_5f_13.E1" office:value-type="string">
            <text:p text:style-name="P8">609,39</text:p>
          </table:table-cell>
          <table:table-cell table:style-name="TBL_5f_0_5f_13.E1" office:value-type="string">
            <text:p text:style-name="P8">121,4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30,79</text:p>
          </table:table-cell>
          <table:table-cell table:style-name="TBL_5f_0_5f_13.E1" office:value-type="string">
            <text:p text:style-name="P8">6.194,37</text:p>
          </table:table-cell>
        </table:table-row>
        <table:table-row table:style-name="TBL_5f_0_5f_13.1">
          <table:table-cell table:style-name="TBL_5f_0_5f_13.A1" office:value-type="string">
            <text:p text:style-name="P7">1239</text:p>
          </table:table-cell>
          <table:table-cell table:style-name="TBL_5f_0_5f_13.B1" office:value-type="string">
            <text:p text:style-name="P7">MARCOS MATHEUS DANTAS COST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DA CURADORIA DA FAZENDA PUBLICA</text:p>
          </table:table-cell>
          <table:table-cell table:style-name="TBL_5f_0_5f_13.E1" office:value-type="string">
            <text:p text:style-name="P8">9.065,70</text:p>
          </table:table-cell>
          <table:table-cell table:style-name="TBL_5f_0_5f_13.E1" office:value-type="string">
            <text:p text:style-name="P8">1.35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475,1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5.809,74</text:p>
          </table:table-cell>
          <table:table-cell table:style-name="TBL_5f_0_5f_13.E1" office:value-type="string">
            <text:p text:style-name="P8">1.459,58</text:p>
          </table:table-cell>
          <table:table-cell table:style-name="TBL_5f_0_5f_13.E1" office:value-type="string">
            <text:p text:style-name="P8">2.551,9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011,54</text:p>
          </table:table-cell>
          <table:table-cell table:style-name="TBL_5f_0_5f_13.E1" office:value-type="string">
            <text:p text:style-name="P8">11.798,20</text:p>
          </table:table-cell>
        </table:table-row>
        <table:table-row table:style-name="TBL_5f_0_5f_13.1">
          <table:table-cell table:style-name="TBL_5f_0_5f_13.A1" office:value-type="string">
            <text:p text:style-name="P7">2226</text:p>
          </table:table-cell>
          <table:table-cell table:style-name="TBL_5f_0_5f_13.B1" office:value-type="string">
            <text:p text:style-name="P7">MARCOS VINICIUS VIEIRA DOS SANTOS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GRUPO DE ATUACAO ESPECIAL DE COMBATE AO CRIME ORGANIZADO (GAECO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2140</text:p>
          </table:table-cell>
          <table:table-cell table:style-name="TBL_5f_0_5f_13.B1" office:value-type="string">
            <text:p text:style-name="P7">MARCUS VINICIUS MORAIS DE ANDRADE</text:p>
          </table:table-cell>
          <table:table-cell table:style-name="TBL_5f_0_5f_13.B1" office:value-type="string">
            <text:p text:style-name="P7">TÉCNICO JUDICIÁRIO - requisitado</text:p>
          </table:table-cell>
          <table:table-cell table:style-name="TBL_5f_0_5f_13.B1" office:value-type="string">
            <text:p text:style-name="P7">6ª PROCURADORIA DE JUSTICA (CAMARA CRIMINAL)</text:p>
          </table:table-cell>
          <table:table-cell table:style-name="TBL_5f_0_5f_13.E1" office:value-type="string">
            <text:p text:style-name="P8">3.997,85</text:p>
          </table:table-cell>
          <table:table-cell table:style-name="TBL_5f_0_5f_13.E1" office:value-type="string">
            <text:p text:style-name="P8">6.023,85</text:p>
          </table:table-cell>
          <table:table-cell table:style-name="TBL_5f_0_5f_13.E1" office:value-type="string">
            <text:p text:style-name="P8">10.673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22.868,22</text:p>
          </table:table-cell>
          <table:table-cell table:style-name="TBL_5f_0_5f_13.E1" office:value-type="string">
            <text:p text:style-name="P8">1.231,27</text:p>
          </table:table-cell>
          <table:table-cell table:style-name="TBL_5f_0_5f_13.E1" office:value-type="string">
            <text:p text:style-name="P8">4.483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714,52</text:p>
          </table:table-cell>
          <table:table-cell table:style-name="TBL_5f_0_5f_13.E1" office:value-type="string">
            <text:p text:style-name="P8">17.153,70</text:p>
          </table:table-cell>
        </table:table-row>
      </table:table>
      <table:table table:name="TBL_0_14" table:style-name="TBL_5f_0_5f_14">
        <table:table-column table:style-name="TBL_5f_0_5f_14.A"/>
        <table:table-column table:style-name="TBL_5f_0_5f_14.B"/>
        <table:table-column table:style-name="TBL_5f_0_5f_14.C"/>
        <table:table-column table:style-name="TBL_5f_0_5f_14.D"/>
        <table:table-column table:style-name="TBL_5f_0_5f_14.E"/>
        <table:table-column table:style-name="TBL_5f_0_5f_14.F"/>
        <table:table-column table:style-name="TBL_5f_0_5f_14.G"/>
        <table:table-column table:style-name="TBL_5f_0_5f_14.H"/>
        <table:table-column table:style-name="TBL_5f_0_5f_14.I"/>
        <table:table-column table:style-name="TBL_5f_0_5f_14.J"/>
        <table:table-column table:style-name="TBL_5f_0_5f_14.E"/>
        <table:table-column table:style-name="TBL_5f_0_5f_14.L" table:number-columns-repeated="2"/>
        <table:table-column table:style-name="TBL_5f_0_5f_14.J"/>
        <table:table-column table:style-name="TBL_5f_0_5f_14.O"/>
        <table:table-column table:style-name="TBL_5f_0_5f_14.P"/>
        <table:table-column table:style-name="TBL_5f_0_5f_14.Q"/>
        <table:table-column table:style-name="TBL_5f_0_5f_14.R"/>
        <table:table-row table:style-name="TBL_5f_0_5f_14.1">
          <table:table-cell table:style-name="TBL_5f_0_5f_14.A1" office:value-type="string">
            <text:p text:style-name="P7"><text:bookmark text:name="JR_PAGE_ANCHOR_0_15"/>2100</text:p>
          </table:table-cell>
          <table:table-cell table:style-name="TBL_5f_0_5f_14.B1" office:value-type="string">
            <text:p text:style-name="P7">MARGARIDA ALVES BRANDAO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GABINETE DE SEGURANCA INSTITUCIONAL - GSI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147,1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5.263,13</text:p>
          </table:table-cell>
          <table:table-cell table:style-name="TBL_5f_0_5f_14.E1" office:value-type="string">
            <text:p text:style-name="P8">432,63</text:p>
          </table:table-cell>
          <table:table-cell table:style-name="TBL_5f_0_5f_14.E1" office:value-type="string">
            <text:p text:style-name="P8">56,5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89,15</text:p>
          </table:table-cell>
          <table:table-cell table:style-name="TBL_5f_0_5f_14.E1" office:value-type="string">
            <text:p text:style-name="P8">4.773,98</text:p>
          </table:table-cell>
        </table:table-row>
        <table:table-row table:style-name="TBL_5f_0_5f_14.1">
          <table:table-cell table:style-name="TBL_5f_0_5f_14.A1" office:value-type="string">
            <text:p text:style-name="P7">391</text:p>
          </table:table-cell>
          <table:table-cell table:style-name="TBL_5f_0_5f_14.B1" office:value-type="string">
            <text:p text:style-name="P7">MARIA APARECIDA DE JESUS FERREIRA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DO 2º ANDAR/DAA/DA</text:p>
          </table:table-cell>
          <table:table-cell table:style-name="TBL_5f_0_5f_14.E1" office:value-type="string">
            <text:p text:style-name="P8">1.396,2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609,23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178,3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73,86</text:p>
          </table:table-cell>
          <table:table-cell table:style-name="TBL_5f_0_5f_14.E1" office:value-type="string">
            <text:p text:style-name="P8">6.235,37</text:p>
          </table:table-cell>
        </table:table-row>
        <table:table-row table:style-name="TBL_5f_0_5f_14.1">
          <table:table-cell table:style-name="TBL_5f_0_5f_14.A1" office:value-type="string">
            <text:p text:style-name="P7">1590</text:p>
          </table:table-cell>
          <table:table-cell table:style-name="TBL_5f_0_5f_14.B1" office:value-type="string">
            <text:p text:style-name="P7">MARIA APARECIDA OLIVEIRA CORREIA</text:p>
          </table:table-cell>
          <table:table-cell table:style-name="TBL_5f_0_5f_14.B1" office:value-type="string">
            <text:p text:style-name="P7">TÉCNICO EM CONTABILIDADE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62</text:p>
          </table:table-cell>
          <table:table-cell table:style-name="TBL_5f_0_5f_14.B1" office:value-type="string">
            <text:p text:style-name="P7">MARIA APARECIDA SANTOS ROLINO SANTAN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RIACHAO DO DANTAS</text:p>
          </table:table-cell>
          <table:table-cell table:style-name="TBL_5f_0_5f_14.E1" office:value-type="string">
            <text:p text:style-name="P8">4.227,09</text:p>
          </table:table-cell>
          <table:table-cell table:style-name="TBL_5f_0_5f_14.E1" office:value-type="string">
            <text:p text:style-name="P8">310,7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72,36</text:p>
          </table:table-cell>
          <table:table-cell table:style-name="TBL_5f_0_5f_14.E1" office:value-type="string">
            <text:p text:style-name="P8">7.110,19</text:p>
          </table:table-cell>
          <table:table-cell table:style-name="TBL_5f_0_5f_14.E1" office:value-type="string">
            <text:p text:style-name="P8">635,30</text:p>
          </table:table-cell>
          <table:table-cell table:style-name="TBL_5f_0_5f_14.E1" office:value-type="string">
            <text:p text:style-name="P8">202,1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37,44</text:p>
          </table:table-cell>
          <table:table-cell table:style-name="TBL_5f_0_5f_14.E1" office:value-type="string">
            <text:p text:style-name="P8">6.272,75</text:p>
          </table:table-cell>
        </table:table-row>
        <table:table-row table:style-name="TBL_5f_0_5f_14.1">
          <table:table-cell table:style-name="TBL_5f_0_5f_14.A1" office:value-type="string">
            <text:p text:style-name="P7">107</text:p>
          </table:table-cell>
          <table:table-cell table:style-name="TBL_5f_0_5f_14.B1" office:value-type="string">
            <text:p text:style-name="P7">MARIA AUXILIADORA DOS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550</text:p>
          </table:table-cell>
          <table:table-cell table:style-name="TBL_5f_0_5f_14.B1" office:value-type="string">
            <text:p text:style-name="P7">MARIA AUXILIADORA R DE OLIVEIRA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135</text:p>
          </table:table-cell>
          <table:table-cell table:style-name="TBL_5f_0_5f_14.B1" office:value-type="string">
            <text:p text:style-name="P7">MARIA AUXILIADORA S DE CARVALHO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01</text:p>
          </table:table-cell>
          <table:table-cell table:style-name="TBL_5f_0_5f_14.B1" office:value-type="string">
            <text:p text:style-name="P7">MARIA BENILDA BENTO SILV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DIVISAO DE PROJETOS E BANCO DE DADOS</text:p>
          </table:table-cell>
          <table:table-cell table:style-name="TBL_5f_0_5f_14.E1" office:value-type="string">
            <text:p text:style-name="P8">4.149,14</text:p>
          </table:table-cell>
          <table:table-cell table:style-name="TBL_5f_0_5f_14.E1" office:value-type="string">
            <text:p text:style-name="P8">196,9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6.518,98</text:p>
          </table:table-cell>
          <table:table-cell table:style-name="TBL_5f_0_5f_14.E1" office:value-type="string">
            <text:p text:style-name="P8">608,45</text:p>
          </table:table-cell>
          <table:table-cell table:style-name="TBL_5f_0_5f_14.E1" office:value-type="string">
            <text:p text:style-name="P8">205,8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14,29</text:p>
          </table:table-cell>
          <table:table-cell table:style-name="TBL_5f_0_5f_14.E1" office:value-type="string">
            <text:p text:style-name="P8">5.704,69</text:p>
          </table:table-cell>
        </table:table-row>
        <table:table-row table:style-name="TBL_5f_0_5f_14.1">
          <table:table-cell table:style-name="TBL_5f_0_5f_14.A1" office:value-type="string">
            <text:p text:style-name="P7">25</text:p>
          </table:table-cell>
          <table:table-cell table:style-name="TBL_5f_0_5f_14.B1" office:value-type="string">
            <text:p text:style-name="P7">MARIA CONCEICAO DE FIGUEIREDO ROLEMBERG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9ª PROCURADORIA DE JUSTICA (CAMARA CRIMINA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964,71</text:p>
          </table:table-cell>
          <table:table-cell table:style-name="TBL_5f_0_5f_14.E1" office:value-type="string">
            <text:p text:style-name="P8">5.319,33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48.605,39</text:p>
          </table:table-cell>
          <table:table-cell table:style-name="TBL_5f_0_5f_14.E1" office:value-type="string">
            <text:p text:style-name="P8">4.964,71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16.389,24</text:p>
          </table:table-cell>
          <table:table-cell table:style-name="TBL_5f_0_5f_14.E1" office:value-type="string">
            <text:p text:style-name="P8">32.216,15</text:p>
          </table:table-cell>
        </table:table-row>
        <table:table-row table:style-name="TBL_5f_0_5f_14.1">
          <table:table-cell table:style-name="TBL_5f_0_5f_14.A1" office:value-type="string">
            <text:p text:style-name="P7">2251</text:p>
          </table:table-cell>
          <table:table-cell table:style-name="TBL_5f_0_5f_14.B1" office:value-type="string">
            <text:p text:style-name="P7">MARIA CRISLANE SILVA TORRES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999,3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352,19</text:p>
          </table:table-cell>
          <table:table-cell table:style-name="TBL_5f_0_5f_14.E1" office:value-type="string">
            <text:p text:style-name="P8">6.351,55</text:p>
          </table:table-cell>
          <table:table-cell table:style-name="TBL_5f_0_5f_14.E1" office:value-type="string">
            <text:p text:style-name="P8">277,32</text:p>
          </table:table-cell>
          <table:table-cell table:style-name="TBL_5f_0_5f_14.E1" office:value-type="string">
            <text:p text:style-name="P8">61,3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38,67</text:p>
          </table:table-cell>
          <table:table-cell table:style-name="TBL_5f_0_5f_14.E1" office:value-type="string">
            <text:p text:style-name="P8">6.012,88</text:p>
          </table:table-cell>
        </table:table-row>
        <table:table-row table:style-name="TBL_5f_0_5f_14.1">
          <table:table-cell table:style-name="TBL_5f_0_5f_14.A1" office:value-type="string">
            <text:p text:style-name="P7">27</text:p>
          </table:table-cell>
          <table:table-cell table:style-name="TBL_5f_0_5f_14.B1" office:value-type="string">
            <text:p text:style-name="P7">MARIA CRISTINA DA GAMA E SILVA FOZ MENDONC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3ª PROCURADORIA DE JUSTICA (1ª CAMARA CIVE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1.5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.339,25</text:p>
          </table:table-cell>
          <table:table-cell table:style-name="TBL_5f_0_5f_14.E1" office:value-type="string">
            <text:p text:style-name="P8">13.097,77</text:p>
          </table:table-cell>
          <table:table-cell table:style-name="TBL_5f_0_5f_14.E1" office:value-type="string">
            <text:p text:style-name="P8">5.184,93</text:p>
          </table:table-cell>
          <table:table-cell table:style-name="TBL_5f_0_5f_14.E1" office:value-type="string">
            <text:p text:style-name="P8">3.746,35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9.262,63</text:p>
          </table:table-cell>
          <table:table-cell table:style-name="TBL_5f_0_5f_14.E1" office:value-type="string">
            <text:p text:style-name="P8">5.184,93</text:p>
          </table:table-cell>
          <table:table-cell table:style-name="TBL_5f_0_5f_14.E1" office:value-type="string">
            <text:p text:style-name="P8">13.538,19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20.211,35</text:p>
          </table:table-cell>
          <table:table-cell table:style-name="TBL_5f_0_5f_14.E1" office:value-type="string">
            <text:p text:style-name="P8">49.051,28</text:p>
          </table:table-cell>
        </table:table-row>
        <table:table-row table:style-name="TBL_5f_0_5f_14.1">
          <table:table-cell table:style-name="TBL_5f_0_5f_14.A1" office:value-type="string">
            <text:p text:style-name="P7">1150</text:p>
          </table:table-cell>
          <table:table-cell table:style-name="TBL_5f_0_5f_14.B1" office:value-type="string">
            <text:p text:style-name="P7">MARIA DA CONCEICAO PAIX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05</text:p>
          </table:table-cell>
          <table:table-cell table:style-name="TBL_5f_0_5f_14.B1" office:value-type="string">
            <text:p text:style-name="P7">MARIA DA CONCEIC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464</text:p>
          </table:table-cell>
          <table:table-cell table:style-name="TBL_5f_0_5f_14.B1" office:value-type="string">
            <text:p text:style-name="P7">MARIA DE LOURDES COSTA</text:p>
          </table:table-cell>
          <table:table-cell table:style-name="TBL_5f_0_5f_14.B1" office:value-type="string">
            <text:p text:style-name="P7">OFICIAL ADMINISTRATIVO - requisitado</text:p>
          </table:table-cell>
          <table:table-cell table:style-name="TBL_5f_0_5f_14.B1" office:value-type="string">
            <text:p text:style-name="P7">DIVISAO DE MATERIAL/DM/DA/SG</text:p>
          </table:table-cell>
          <table:table-cell table:style-name="TBL_5f_0_5f_14.E1" office:value-type="string">
            <text:p text:style-name="P8">1.838,02</text:p>
          </table:table-cell>
          <table:table-cell table:style-name="TBL_5f_0_5f_14.E1" office:value-type="string">
            <text:p text:style-name="P8">4.915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73,74</text:p>
          </table:table-cell>
          <table:table-cell table:style-name="TBL_5f_0_5f_14.E1" office:value-type="string">
            <text:p text:style-name="P8">2.40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12.311,45</text:p>
          </table:table-cell>
          <table:table-cell table:style-name="TBL_5f_0_5f_14.E1" office:value-type="string">
            <text:p text:style-name="P8">773,74</text:p>
          </table:table-cell>
          <table:table-cell table:style-name="TBL_5f_0_5f_14.E1" office:value-type="string">
            <text:p text:style-name="P8">1.647,8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421,63</text:p>
          </table:table-cell>
          <table:table-cell table:style-name="TBL_5f_0_5f_14.E1" office:value-type="string">
            <text:p text:style-name="P8">9.889,82</text:p>
          </table:table-cell>
        </table:table-row>
        <table:table-row table:style-name="TBL_5f_0_5f_14.1">
          <table:table-cell table:style-name="TBL_5f_0_5f_14.A1" office:value-type="string">
            <text:p text:style-name="P7">67</text:p>
          </table:table-cell>
          <table:table-cell table:style-name="TBL_5f_0_5f_14.B1" office:value-type="string">
            <text:p text:style-name="P7">MARIA DO NASCIMENTO MENEZES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81</text:p>
          </table:table-cell>
          <table:table-cell table:style-name="TBL_5f_0_5f_14.B1" office:value-type="string">
            <text:p text:style-name="P7">MARIA DOS ANJOS PEREIRA DOS SANTOS</text:p>
          </table:table-cell>
          <table:table-cell table:style-name="TBL_5f_0_5f_14.B1" office:value-type="string">
            <text:p text:style-name="P7">Chefe do Setor de A. de M. da Ouvidoria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417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277,11</text:p>
          </table:table-cell>
          <table:table-cell table:style-name="TBL_5f_0_5f_14.E1" office:value-type="string">
            <text:p text:style-name="P8">329,79</text:p>
          </table:table-cell>
          <table:table-cell table:style-name="TBL_5f_0_5f_14.E1" office:value-type="string">
            <text:p text:style-name="P8">108,4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38,22</text:p>
          </table:table-cell>
          <table:table-cell table:style-name="TBL_5f_0_5f_14.E1" office:value-type="string">
            <text:p text:style-name="P8">5.838,89</text:p>
          </table:table-cell>
        </table:table-row>
        <table:table-row table:style-name="TBL_5f_0_5f_14.1">
          <table:table-cell table:style-name="TBL_5f_0_5f_14.A1" office:value-type="string">
            <text:p text:style-name="P7">1931</text:p>
          </table:table-cell>
          <table:table-cell table:style-name="TBL_5f_0_5f_14.B1" office:value-type="string">
            <text:p text:style-name="P7">MARIA EDILEIDE REIS DOS SANTOS MOUR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ARAUA 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232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6,29</text:p>
          </table:table-cell>
          <table:table-cell table:style-name="TBL_5f_0_5f_14.E1" office:value-type="string">
            <text:p text:style-name="P8">6.011,55</text:p>
          </table:table-cell>
          <table:table-cell table:style-name="TBL_5f_0_5f_14.E1" office:value-type="string">
            <text:p text:style-name="P8">444,54</text:p>
          </table:table-cell>
          <table:table-cell table:style-name="TBL_5f_0_5f_14.E1" office:value-type="string">
            <text:p text:style-name="P8">19,3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63,89</text:p>
          </table:table-cell>
          <table:table-cell table:style-name="TBL_5f_0_5f_14.E1" office:value-type="string">
            <text:p text:style-name="P8">5.547,66</text:p>
          </table:table-cell>
        </table:table-row>
        <table:table-row table:style-name="TBL_5f_0_5f_14.1">
          <table:table-cell table:style-name="TBL_5f_0_5f_14.A1" office:value-type="string">
            <text:p text:style-name="P7">127</text:p>
          </table:table-cell>
          <table:table-cell table:style-name="TBL_5f_0_5f_14.B1" office:value-type="string">
            <text:p text:style-name="P7">MARIA ESTER LIMA DE AZEVEDO ANDRADE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439</text:p>
          </table:table-cell>
          <table:table-cell table:style-name="TBL_5f_0_5f_14.B1" office:value-type="string">
            <text:p text:style-name="P7">MARIA EUGENIA DA SILVA RIBEIR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92</text:p>
          </table:table-cell>
          <table:table-cell table:style-name="TBL_5f_0_5f_14.B1" office:value-type="string">
            <text:p text:style-name="P7">MARIA EUGENIA DED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614</text:p>
          </table:table-cell>
          <table:table-cell table:style-name="TBL_5f_0_5f_14.B1" office:value-type="string">
            <text:p text:style-name="P7">MARIA FERNANDA BARBOSA DE SANTANA FERR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SAO CRISTOVAO </text:p>
          </table:table-cell>
          <table:table-cell table:style-name="TBL_5f_0_5f_14.E1" office:value-type="string">
            <text:p text:style-name="P8">6.774,42</text:p>
          </table:table-cell>
          <table:table-cell table:style-name="TBL_5f_0_5f_14.E1" office:value-type="string">
            <text:p text:style-name="P8">1.354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10.275,74</text:p>
          </table:table-cell>
          <table:table-cell table:style-name="TBL_5f_0_5f_14.E1" office:value-type="string">
            <text:p text:style-name="P8">1.138,10</text:p>
          </table:table-cell>
          <table:table-cell table:style-name="TBL_5f_0_5f_14.E1" office:value-type="string">
            <text:p text:style-name="P8">948,9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87,05</text:p>
          </table:table-cell>
          <table:table-cell table:style-name="TBL_5f_0_5f_14.E1" office:value-type="string">
            <text:p text:style-name="P8">8.188,69</text:p>
          </table:table-cell>
        </table:table-row>
        <table:table-row table:style-name="TBL_5f_0_5f_14.1">
          <table:table-cell table:style-name="TBL_5f_0_5f_14.A1" office:value-type="string">
            <text:p text:style-name="P7">1550</text:p>
          </table:table-cell>
          <table:table-cell table:style-name="TBL_5f_0_5f_14.B1" office:value-type="string">
            <text:p text:style-name="P7">MARIA FERNANDA SOUZA CARVALH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8.552,55</text:p>
          </table:table-cell>
          <table:table-cell table:style-name="TBL_5f_0_5f_14.E1" office:value-type="string">
            <text:p text:style-name="P8">1.282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1.744,42</text:p>
          </table:table-cell>
          <table:table-cell table:style-name="TBL_5f_0_5f_14.E1" office:value-type="string">
            <text:p text:style-name="P8">1.376,96</text:p>
          </table:table-cell>
          <table:table-cell table:style-name="TBL_5f_0_5f_14.E1" office:value-type="string">
            <text:p text:style-name="P8">1.404,5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781,54</text:p>
          </table:table-cell>
          <table:table-cell table:style-name="TBL_5f_0_5f_14.E1" office:value-type="string">
            <text:p text:style-name="P8">8.962,88</text:p>
          </table:table-cell>
        </table:table-row>
        <table:table-row table:style-name="TBL_5f_0_5f_14.1">
          <table:table-cell table:style-name="TBL_5f_0_5f_14.A1" office:value-type="string">
            <text:p text:style-name="P7">1871</text:p>
          </table:table-cell>
          <table:table-cell table:style-name="TBL_5f_0_5f_14.B1" office:value-type="string">
            <text:p text:style-name="P7">MARIA GORETE CARDOSO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1</text:p>
          </table:table-cell>
          <table:table-cell table:style-name="TBL_5f_0_5f_14.B1" office:value-type="string">
            <text:p text:style-name="P7">MARIA HELENA MOREIRA SANCHES LISBO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DISTRITAL - SAO CRISTOVAO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112,3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0.901,96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8.321,7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.038,23</text:p>
          </table:table-cell>
          <table:table-cell table:style-name="TBL_5f_0_5f_14.E1" office:value-type="string">
            <text:p text:style-name="P8">27.863,73</text:p>
          </table:table-cell>
        </table:table-row>
        <table:table-row table:style-name="TBL_5f_0_5f_14.1">
          <table:table-cell table:style-name="TBL_5f_0_5f_14.A1" office:value-type="string">
            <text:p text:style-name="P7">462</text:p>
          </table:table-cell>
          <table:table-cell table:style-name="TBL_5f_0_5f_14.B1" office:value-type="string">
            <text:p text:style-name="P7">MARIA JOSE DO NASCIMENTO ROCHA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PROMOTORIA DE JUSTICA - CRISTINAPOLI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1.987,50</text:p>
          </table:table-cell>
          <table:table-cell table:style-name="TBL_5f_0_5f_14.E1" office:value-type="string">
            <text:p text:style-name="P8">6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,86</text:p>
          </table:table-cell>
          <table:table-cell table:style-name="TBL_5f_0_5f_14.E1" office:value-type="string">
            <text:p text:style-name="P8">1.917,64</text:p>
          </table:table-cell>
        </table:table-row>
        <table:table-row table:style-name="TBL_5f_0_5f_14.1">
          <table:table-cell table:style-name="TBL_5f_0_5f_14.A1" office:value-type="string">
            <text:p text:style-name="P7">1676</text:p>
          </table:table-cell>
          <table:table-cell table:style-name="TBL_5f_0_5f_14.B1" office:value-type="string">
            <text:p text:style-name="P7">MARIA JOSELITA ALMEIDA BARBOS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93</text:p>
          </table:table-cell>
          <table:table-cell table:style-name="TBL_5f_0_5f_14.B1" office:value-type="string">
            <text:p text:style-name="P7">MARIA LILIAN MENDES CARVALH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8ª PROMOTORIA DE JUSTICA DOS DIREITOS DO CIDADAO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0.789,66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8.395,1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.111,63</text:p>
          </table:table-cell>
          <table:table-cell table:style-name="TBL_5f_0_5f_14.E1" office:value-type="string">
            <text:p text:style-name="P8">27.678,03</text:p>
          </table:table-cell>
        </table:table-row>
        <table:table-row table:style-name="TBL_5f_0_5f_14.1">
          <table:table-cell table:style-name="TBL_5f_0_5f_14.A1" office:value-type="string">
            <text:p text:style-name="P7">1584</text:p>
          </table:table-cell>
          <table:table-cell table:style-name="TBL_5f_0_5f_14.B1" office:value-type="string">
            <text:p text:style-name="P7">MARIA LUIZA VIEIRA CRUZ 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34</text:p>
          </table:table-cell>
          <table:table-cell table:style-name="TBL_5f_0_5f_14.B1" office:value-type="string">
            <text:p text:style-name="P7">MARIA MACEDO CHAGAS MOURA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90</text:p>
          </table:table-cell>
          <table:table-cell table:style-name="TBL_5f_0_5f_14.B1" office:value-type="string">
            <text:p text:style-name="P7">MARIA NAZARE DE ANDRADE FRANCO</text:p>
          </table:table-cell>
          <table:table-cell table:style-name="TBL_5f_0_5f_14.B1" office:value-type="string">
            <text:p text:style-name="P7">* TÉCNICO ESPECIALIST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394</text:p>
          </table:table-cell>
          <table:table-cell table:style-name="TBL_5f_0_5f_14.B1" office:value-type="string">
            <text:p text:style-name="P7">MARIA NEILDE DOS SANTOS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4º ANDAR/DAA/DA</text:p>
          </table:table-cell>
          <table:table-cell table:style-name="TBL_5f_0_5f_14.E1" office:value-type="string">
            <text:p text:style-name="P8">1.396,2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609,23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178,3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73,86</text:p>
          </table:table-cell>
          <table:table-cell table:style-name="TBL_5f_0_5f_14.E1" office:value-type="string">
            <text:p text:style-name="P8">6.235,37</text:p>
          </table:table-cell>
        </table:table-row>
        <table:table-row table:style-name="TBL_5f_0_5f_14.1">
          <table:table-cell table:style-name="TBL_5f_0_5f_14.A1" office:value-type="string">
            <text:p text:style-name="P7">825</text:p>
          </table:table-cell>
          <table:table-cell table:style-name="TBL_5f_0_5f_14.B1" office:value-type="string">
            <text:p text:style-name="P7">MARIA RITA MACHADO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ESPECIAL CIVEL E CRIMINAL - ITABAIANA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36.073,18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7.098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1.814,59</text:p>
          </table:table-cell>
          <table:table-cell table:style-name="TBL_5f_0_5f_14.E1" office:value-type="string">
            <text:p text:style-name="P8">24.258,59</text:p>
          </table:table-cell>
        </table:table-row>
        <table:table-row table:style-name="TBL_5f_0_5f_14.1">
          <table:table-cell table:style-name="TBL_5f_0_5f_14.A1" office:value-type="string">
            <text:p text:style-name="P7">1973</text:p>
          </table:table-cell>
          <table:table-cell table:style-name="TBL_5f_0_5f_14.B1" office:value-type="string">
            <text:p text:style-name="P7">MARIA SELMA SIQUEIRA DE CARVALHO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CENTRO DE APOIO OPERACIONAL DOS DIREITOS A EDUCACAO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3.148,61</text:p>
          </table:table-cell>
          <table:table-cell table:style-name="TBL_5f_0_5f_14.E1" office:value-type="string">
            <text:p text:style-name="P8">171,83</text:p>
          </table:table-cell>
          <table:table-cell table:style-name="TBL_5f_0_5f_14.E1" office:value-type="string">
            <text:p text:style-name="P8">1,2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3,09</text:p>
          </table:table-cell>
          <table:table-cell table:style-name="TBL_5f_0_5f_14.E1" office:value-type="string">
            <text:p text:style-name="P8">2.975,52</text:p>
          </table:table-cell>
        </table:table-row>
        <table:table-row table:style-name="TBL_5f_0_5f_14.1">
          <table:table-cell table:style-name="TBL_5f_0_5f_14.A1" office:value-type="string">
            <text:p text:style-name="P7">332</text:p>
          </table:table-cell>
          <table:table-cell table:style-name="TBL_5f_0_5f_14.B1" office:value-type="string">
            <text:p text:style-name="P7">MARIA SUZANA AMADO REIS ANDRADE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1ª PROMOTORIA DE JUSTICA - TOBIAS BARRETO 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3.315,57</text:p>
          </table:table-cell>
          <table:table-cell table:style-name="TBL_5f_0_5f_14.E1" office:value-type="string">
            <text:p text:style-name="P8">67,3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7,33</text:p>
          </table:table-cell>
          <table:table-cell table:style-name="TBL_5f_0_5f_14.E1" office:value-type="string">
            <text:p text:style-name="P8">3.248,24</text:p>
          </table:table-cell>
        </table:table-row>
        <table:table-row table:style-name="TBL_5f_0_5f_14.1">
          <table:table-cell table:style-name="TBL_5f_0_5f_14.A1" office:value-type="string">
            <text:p text:style-name="P7">1962</text:p>
          </table:table-cell>
          <table:table-cell table:style-name="TBL_5f_0_5f_14.B1" office:value-type="string">
            <text:p text:style-name="P7">MARIA TEREZA DE ARAGAO ANDRADE 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985</text:p>
          </table:table-cell>
          <table:table-cell table:style-name="TBL_5f_0_5f_14.B1" office:value-type="string">
            <text:p text:style-name="P7">MARIANA MELO GOIS LEBRE HARDMAN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CENTRO DE APOIO OPERACIONAL DA INFANCIA E DA ADOLESCENCIA </text:p>
          </table:table-cell>
          <table:table-cell table:style-name="TBL_5f_0_5f_14.E1" office:value-type="string">
            <text:p text:style-name="P8">7.611,74</text:p>
          </table:table-cell>
          <table:table-cell table:style-name="TBL_5f_0_5f_14.E1" office:value-type="string">
            <text:p text:style-name="P8">600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0.121,30</text:p>
          </table:table-cell>
          <table:table-cell table:style-name="TBL_5f_0_5f_14.E1" office:value-type="string">
            <text:p text:style-name="P8">1.149,72</text:p>
          </table:table-cell>
          <table:table-cell table:style-name="TBL_5f_0_5f_14.E1" office:value-type="string">
            <text:p text:style-name="P8">1.072,8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222,57</text:p>
          </table:table-cell>
          <table:table-cell table:style-name="TBL_5f_0_5f_14.E1" office:value-type="string">
            <text:p text:style-name="P8">7.898,73</text:p>
          </table:table-cell>
        </table:table-row>
        <table:table-row table:style-name="TBL_5f_0_5f_14.1">
          <table:table-cell table:style-name="TBL_5f_0_5f_14.A1" office:value-type="string">
            <text:p text:style-name="P7">1246</text:p>
          </table:table-cell>
          <table:table-cell table:style-name="TBL_5f_0_5f_14.B1" office:value-type="string">
            <text:p text:style-name="P7">MARIANA MELO SOUTO SANTOS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ESTANCIA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2.266,4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17,20</text:p>
          </table:table-cell>
          <table:table-cell table:style-name="TBL_5f_0_5f_14.E1" office:value-type="string">
            <text:p text:style-name="P8">13.849,33</text:p>
          </table:table-cell>
          <table:table-cell table:style-name="TBL_5f_0_5f_14.E1" office:value-type="string">
            <text:p text:style-name="P8">1.586,50</text:p>
          </table:table-cell>
          <table:table-cell table:style-name="TBL_5f_0_5f_14.E1" office:value-type="string">
            <text:p text:style-name="P8">1.666,8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253,32</text:p>
          </table:table-cell>
          <table:table-cell table:style-name="TBL_5f_0_5f_14.E1" office:value-type="string">
            <text:p text:style-name="P8">10.596,01</text:p>
          </table:table-cell>
        </table:table-row>
        <table:table-row table:style-name="TBL_5f_0_5f_14.1">
          <table:table-cell table:style-name="TBL_5f_0_5f_14.A1" office:value-type="string">
            <text:p text:style-name="P7">1186</text:p>
          </table:table-cell>
          <table:table-cell table:style-name="TBL_5f_0_5f_14.B1" office:value-type="string">
            <text:p text:style-name="P7">MARIANA MOURA ROCH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11ª PROMOTORIA DE JUSTIÇA DOS DIREITOS DO CIDADÃO 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1.35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2.334,55</text:p>
          </table:table-cell>
          <table:table-cell table:style-name="TBL_5f_0_5f_14.E1" office:value-type="string">
            <text:p text:style-name="P8">1.459,58</text:p>
          </table:table-cell>
          <table:table-cell table:style-name="TBL_5f_0_5f_14.E1" office:value-type="string">
            <text:p text:style-name="P8">1.596,2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055,86</text:p>
          </table:table-cell>
          <table:table-cell table:style-name="TBL_5f_0_5f_14.E1" office:value-type="string">
            <text:p text:style-name="P8">9.278,69</text:p>
          </table:table-cell>
        </table:table-row>
        <table:table-row table:style-name="TBL_5f_0_5f_14.1">
          <table:table-cell table:style-name="TBL_5f_0_5f_14.A1" office:value-type="string">
            <text:p text:style-name="P7">1662</text:p>
          </table:table-cell>
          <table:table-cell table:style-name="TBL_5f_0_5f_14.B1" office:value-type="string">
            <text:p text:style-name="P7">MARIANA OLIVEIRA LIM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DISTRITAL - NOSSA SENHORA DO SOCORRO</text:p>
          </table:table-cell>
          <table:table-cell table:style-name="TBL_5f_0_5f_14.E1" office:value-type="string">
            <text:p text:style-name="P8">3.505,23</text:p>
          </table:table-cell>
          <table:table-cell table:style-name="TBL_5f_0_5f_14.E1" office:value-type="string">
            <text:p text:style-name="P8">368,7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6.020,42</text:p>
          </table:table-cell>
          <table:table-cell table:style-name="TBL_5f_0_5f_14.E1" office:value-type="string">
            <text:p text:style-name="P8">542,36</text:p>
          </table:table-cell>
          <table:table-cell table:style-name="TBL_5f_0_5f_14.E1" office:value-type="string">
            <text:p text:style-name="P8">144,9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87,30</text:p>
          </table:table-cell>
          <table:table-cell table:style-name="TBL_5f_0_5f_14.E1" office:value-type="string">
            <text:p text:style-name="P8">5.333,12</text:p>
          </table:table-cell>
        </table:table-row>
        <table:table-row table:style-name="TBL_5f_0_5f_14.1">
          <table:table-cell table:style-name="TBL_5f_0_5f_14.A1" office:value-type="string">
            <text:p text:style-name="P7">1228</text:p>
          </table:table-cell>
          <table:table-cell table:style-name="TBL_5f_0_5f_14.B1" office:value-type="string">
            <text:p text:style-name="P7">MARIANA SMITH DANTAS SOBRAL OLIV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8ª PROCURADORIA DE JUSTICA (2ª CAMARA CIVEL)</text:p>
          </table:table-cell>
          <table:table-cell table:style-name="TBL_5f_0_5f_14.E1" office:value-type="string">
            <text:p text:style-name="P8">9.609,64</text:p>
          </table:table-cell>
          <table:table-cell table:style-name="TBL_5f_0_5f_14.E1" office:value-type="string">
            <text:p text:style-name="P8">1.441,45</text:p>
          </table:table-cell>
          <table:table-cell table:style-name="TBL_5f_0_5f_14.E1" office:value-type="string">
            <text:p text:style-name="P8">10.673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3.633,68</text:p>
          </table:table-cell>
          <table:table-cell table:style-name="TBL_5f_0_5f_14.E1" office:value-type="string">
            <text:p text:style-name="P8">1.547,15</text:p>
          </table:table-cell>
          <table:table-cell table:style-name="TBL_5f_0_5f_14.E1" office:value-type="string">
            <text:p text:style-name="P8">4.627,3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174,48</text:p>
          </table:table-cell>
          <table:table-cell table:style-name="TBL_5f_0_5f_14.E1" office:value-type="string">
            <text:p text:style-name="P8">17.459,20</text:p>
          </table:table-cell>
        </table:table-row>
        <table:table-row table:style-name="TBL_5f_0_5f_14.1">
          <table:table-cell table:style-name="TBL_5f_0_5f_14.A1" office:value-type="string">
            <text:p text:style-name="P7">1977</text:p>
          </table:table-cell>
          <table:table-cell table:style-name="TBL_5f_0_5f_14.B1" office:value-type="string">
            <text:p text:style-name="P7">MARIANA TEIXEIRA CARDOSO DOS SANTOS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4.001,60</text:p>
          </table:table-cell>
          <table:table-cell table:style-name="TBL_5f_0_5f_14.E1" office:value-type="string">
            <text:p text:style-name="P8">171,83</text:p>
          </table:table-cell>
          <table:table-cell table:style-name="TBL_5f_0_5f_14.E1" office:value-type="string">
            <text:p text:style-name="P8">1,2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3,09</text:p>
          </table:table-cell>
          <table:table-cell table:style-name="TBL_5f_0_5f_14.E1" office:value-type="string">
            <text:p text:style-name="P8">3.828,51</text:p>
          </table:table-cell>
        </table:table-row>
        <table:table-row table:style-name="TBL_5f_0_5f_14.1">
          <table:table-cell table:style-name="TBL_5f_0_5f_14.A1" office:value-type="string">
            <text:p text:style-name="P7">2056</text:p>
          </table:table-cell>
          <table:table-cell table:style-name="TBL_5f_0_5f_14.B1" office:value-type="string">
            <text:p text:style-name="P7">MARIANNE MATOS SOUZ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CAPELA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293,16</text:p>
          </table:table-cell>
          <table:table-cell table:style-name="TBL_5f_0_5f_14.E1" office:value-type="string">
            <text:p text:style-name="P8">1.138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72,36</text:p>
          </table:table-cell>
          <table:table-cell table:style-name="TBL_5f_0_5f_14.E1" office:value-type="string">
            <text:p text:style-name="P8">7.719,56</text:p>
          </table:table-cell>
          <table:table-cell table:style-name="TBL_5f_0_5f_14.E1" office:value-type="string">
            <text:p text:style-name="P8">561,22</text:p>
          </table:table-cell>
          <table:table-cell table:style-name="TBL_5f_0_5f_14.E1" office:value-type="string">
            <text:p text:style-name="P8">395,7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56,94</text:p>
          </table:table-cell>
          <table:table-cell table:style-name="TBL_5f_0_5f_14.E1" office:value-type="string">
            <text:p text:style-name="P8">6.762,62</text:p>
          </table:table-cell>
        </table:table-row>
        <table:table-row table:style-name="TBL_5f_0_5f_14.1">
          <table:table-cell table:style-name="TBL_5f_0_5f_14.A1" office:value-type="string">
            <text:p text:style-name="P7">57</text:p>
          </table:table-cell>
          <table:table-cell table:style-name="TBL_5f_0_5f_14.B1" office:value-type="string">
            <text:p text:style-name="P7">MARILEIDE BATISTA DE MELO BARRET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659</text:p>
          </table:table-cell>
          <table:table-cell table:style-name="TBL_5f_0_5f_14.B1" office:value-type="string">
            <text:p text:style-name="P7">MARILENE PAES BARRETO DE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</table:table>
      <table:table table:name="TBL_0_15" table:style-name="TBL_5f_0_5f_15">
        <table:table-column table:style-name="TBL_5f_0_5f_15.A"/>
        <table:table-column table:style-name="TBL_5f_0_5f_15.B"/>
        <table:table-column table:style-name="TBL_5f_0_5f_15.C"/>
        <table:table-column table:style-name="TBL_5f_0_5f_15.D"/>
        <table:table-column table:style-name="TBL_5f_0_5f_15.E"/>
        <table:table-column table:style-name="TBL_5f_0_5f_15.F"/>
        <table:table-column table:style-name="TBL_5f_0_5f_15.G"/>
        <table:table-column table:style-name="TBL_5f_0_5f_15.H"/>
        <table:table-column table:style-name="TBL_5f_0_5f_15.I"/>
        <table:table-column table:style-name="TBL_5f_0_5f_15.J"/>
        <table:table-column table:style-name="TBL_5f_0_5f_15.E"/>
        <table:table-column table:style-name="TBL_5f_0_5f_15.L" table:number-columns-repeated="2"/>
        <table:table-column table:style-name="TBL_5f_0_5f_15.J"/>
        <table:table-column table:style-name="TBL_5f_0_5f_15.O"/>
        <table:table-column table:style-name="TBL_5f_0_5f_15.P"/>
        <table:table-column table:style-name="TBL_5f_0_5f_15.Q"/>
        <table:table-column table:style-name="TBL_5f_0_5f_15.R"/>
        <table:table-row table:style-name="TBL_5f_0_5f_15.1">
          <table:table-cell table:style-name="TBL_5f_0_5f_15.A1" office:value-type="string">
            <text:p text:style-name="P7"><text:bookmark text:name="JR_PAGE_ANCHOR_0_16"/>1754</text:p>
          </table:table-cell>
          <table:table-cell table:style-name="TBL_5f_0_5f_15.B1" office:value-type="string">
            <text:p text:style-name="P7">MARILIA MELO BEZERR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OUVIDORIA DO MP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.830,9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002,97</text:p>
          </table:table-cell>
          <table:table-cell table:style-name="TBL_5f_0_5f_15.E1" office:value-type="string">
            <text:p text:style-name="P8">1.436,83</text:p>
          </table:table-cell>
          <table:table-cell table:style-name="TBL_5f_0_5f_15.E1" office:value-type="string">
            <text:p text:style-name="P8">2.061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98,19</text:p>
          </table:table-cell>
          <table:table-cell table:style-name="TBL_5f_0_5f_15.E1" office:value-type="string">
            <text:p text:style-name="P8">10.504,78</text:p>
          </table:table-cell>
        </table:table-row>
        <table:table-row table:style-name="TBL_5f_0_5f_15.1">
          <table:table-cell table:style-name="TBL_5f_0_5f_15.A1" office:value-type="string">
            <text:p text:style-name="P7">1200</text:p>
          </table:table-cell>
          <table:table-cell table:style-name="TBL_5f_0_5f_15.B1" office:value-type="string">
            <text:p text:style-name="P7">MARILIA OLIVEIRA DA SILVA MURAD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- SIMAO DIAS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282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97,74</text:p>
          </table:table-cell>
          <table:table-cell table:style-name="TBL_5f_0_5f_15.E1" office:value-type="string">
            <text:p text:style-name="P8">12.733,17</text:p>
          </table:table-cell>
          <table:table-cell table:style-name="TBL_5f_0_5f_15.E1" office:value-type="string">
            <text:p text:style-name="P8">1.376,96</text:p>
          </table:table-cell>
          <table:table-cell table:style-name="TBL_5f_0_5f_15.E1" office:value-type="string">
            <text:p text:style-name="P8">1.404,5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781,54</text:p>
          </table:table-cell>
          <table:table-cell table:style-name="TBL_5f_0_5f_15.E1" office:value-type="string">
            <text:p text:style-name="P8">9.951,63</text:p>
          </table:table-cell>
        </table:table-row>
        <table:table-row table:style-name="TBL_5f_0_5f_15.1">
          <table:table-cell table:style-name="TBL_5f_0_5f_15.A1" office:value-type="string">
            <text:p text:style-name="P7">1684</text:p>
          </table:table-cell>
          <table:table-cell table:style-name="TBL_5f_0_5f_15.B1" office:value-type="string">
            <text:p text:style-name="P7">MARIO GUILHERME PEREIRA RAMO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2.776,47</text:p>
          </table:table-cell>
          <table:table-cell table:style-name="TBL_5f_0_5f_15.E1" office:value-type="string">
            <text:p text:style-name="P8">292,0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36,29</text:p>
          </table:table-cell>
          <table:table-cell table:style-name="TBL_5f_0_5f_15.E1" office:value-type="string">
            <text:p text:style-name="P8">5.904,85</text:p>
          </table:table-cell>
          <table:table-cell table:style-name="TBL_5f_0_5f_15.E1" office:value-type="string">
            <text:p text:style-name="P8">429,60</text:p>
          </table:table-cell>
          <table:table-cell table:style-name="TBL_5f_0_5f_15.E1" office:value-type="string">
            <text:p text:style-name="P8">55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84,72</text:p>
          </table:table-cell>
          <table:table-cell table:style-name="TBL_5f_0_5f_15.E1" office:value-type="string">
            <text:p text:style-name="P8">5.420,13</text:p>
          </table:table-cell>
        </table:table-row>
        <table:table-row table:style-name="TBL_5f_0_5f_15.1">
          <table:table-cell table:style-name="TBL_5f_0_5f_15.A1" office:value-type="string">
            <text:p text:style-name="P7">1823</text:p>
          </table:table-cell>
          <table:table-cell table:style-name="TBL_5f_0_5f_15.B1" office:value-type="string">
            <text:p text:style-name="P7">MARIO VICTOR LINHARES BARBOSA</text:p>
          </table:table-cell>
          <table:table-cell table:style-name="TBL_5f_0_5f_15.B1" office:value-type="string">
            <text:p text:style-name="P7">ANALISTA DO MP -Informática - G. e A.de P. de Sistemas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899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1.361,27</text:p>
          </table:table-cell>
          <table:table-cell table:style-name="TBL_5f_0_5f_15.E1" office:value-type="string">
            <text:p text:style-name="P8">1.323,32</text:p>
          </table:table-cell>
          <table:table-cell table:style-name="TBL_5f_0_5f_15.E1" office:value-type="string">
            <text:p text:style-name="P8">1.366,1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689,42</text:p>
          </table:table-cell>
          <table:table-cell table:style-name="TBL_5f_0_5f_15.E1" office:value-type="string">
            <text:p text:style-name="P8">8.671,85</text:p>
          </table:table-cell>
        </table:table-row>
        <table:table-row table:style-name="TBL_5f_0_5f_15.1">
          <table:table-cell table:style-name="TBL_5f_0_5f_15.A1" office:value-type="string">
            <text:p text:style-name="P7">2081</text:p>
          </table:table-cell>
          <table:table-cell table:style-name="TBL_5f_0_5f_15.B1" office:value-type="string">
            <text:p text:style-name="P7">MARKUS WANDERS</text:p>
          </table:table-cell>
          <table:table-cell table:style-name="TBL_5f_0_5f_15.B1" office:value-type="string">
            <text:p text:style-name="P7">ANALISTA DO MP -Informática - G. e A.de P. de Infraestrutura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8.386,47</text:p>
          </table:table-cell>
          <table:table-cell table:style-name="TBL_5f_0_5f_15.E1" office:value-type="string">
            <text:p text:style-name="P8">600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03,2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0.999,31</text:p>
          </table:table-cell>
          <table:table-cell table:style-name="TBL_5f_0_5f_15.E1" office:value-type="string">
            <text:p text:style-name="P8">1.258,19</text:p>
          </table:table-cell>
          <table:table-cell table:style-name="TBL_5f_0_5f_15.E1" office:value-type="string">
            <text:p text:style-name="P8">1.232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90,53</text:p>
          </table:table-cell>
          <table:table-cell table:style-name="TBL_5f_0_5f_15.E1" office:value-type="string">
            <text:p text:style-name="P8">8.508,78</text:p>
          </table:table-cell>
        </table:table-row>
        <table:table-row table:style-name="TBL_5f_0_5f_15.1">
          <table:table-cell table:style-name="TBL_5f_0_5f_15.A1" office:value-type="string">
            <text:p text:style-name="P7">823</text:p>
          </table:table-cell>
          <table:table-cell table:style-name="TBL_5f_0_5f_15.B1" office:value-type="string">
            <text:p text:style-name="P7">MARTHA RAQUELL DE PAULA E SILVA GOIS GONZAGA</text:p>
          </table:table-cell>
          <table:table-cell table:style-name="TBL_5f_0_5f_15.B1" office:value-type="string">
            <text:p text:style-name="P7">ASSESSOR DO DIRETOR DE RECURSOS HUMANO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408,13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711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63,08</text:p>
          </table:table-cell>
          <table:table-cell table:style-name="TBL_5f_0_5f_15.E1" office:value-type="string">
            <text:p text:style-name="P8">6.945,05</text:p>
          </table:table-cell>
        </table:table-row>
        <table:table-row table:style-name="TBL_5f_0_5f_15.1">
          <table:table-cell table:style-name="TBL_5f_0_5f_15.A1" office:value-type="string">
            <text:p text:style-name="P7">2044</text:p>
          </table:table-cell>
          <table:table-cell table:style-name="TBL_5f_0_5f_15.B1" office:value-type="string">
            <text:p text:style-name="P7">MATHEUS CARDOSO TEIXEIR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2.906,47</text:p>
          </table:table-cell>
          <table:table-cell table:style-name="TBL_5f_0_5f_15.E1" office:value-type="string">
            <text:p text:style-name="P8">219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98,5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033,03</text:p>
          </table:table-cell>
          <table:table-cell table:style-name="TBL_5f_0_5f_15.E1" office:value-type="string">
            <text:p text:style-name="P8">437,57</text:p>
          </table:table-cell>
          <table:table-cell table:style-name="TBL_5f_0_5f_15.E1" office:value-type="string">
            <text:p text:style-name="P8">198,1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35,74</text:p>
          </table:table-cell>
          <table:table-cell table:style-name="TBL_5f_0_5f_15.E1" office:value-type="string">
            <text:p text:style-name="P8">5.397,29</text:p>
          </table:table-cell>
        </table:table-row>
        <table:table-row table:style-name="TBL_5f_0_5f_15.1">
          <table:table-cell table:style-name="TBL_5f_0_5f_15.A1" office:value-type="string">
            <text:p text:style-name="P7">1921</text:p>
          </table:table-cell>
          <table:table-cell table:style-name="TBL_5f_0_5f_15.B1" office:value-type="string">
            <text:p text:style-name="P7">MATHEUS MORAIS DE OLIVEIRA MELO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.499,24</text:p>
          </table:table-cell>
          <table:table-cell table:style-name="TBL_5f_0_5f_15.E1" office:value-type="string">
            <text:p text:style-name="P8">1.926,78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3.028,85</text:p>
          </table:table-cell>
          <table:table-cell table:style-name="TBL_5f_0_5f_15.E1" office:value-type="string">
            <text:p text:style-name="P8">5.366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26.667,93</text:p>
          </table:table-cell>
          <table:table-cell table:style-name="TBL_5f_0_5f_15.E1" office:value-type="string">
            <text:p text:style-name="P8">587,87</text:p>
          </table:table-cell>
          <table:table-cell table:style-name="TBL_5f_0_5f_15.E1" office:value-type="string">
            <text:p text:style-name="P8">4.872,1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460,04</text:p>
          </table:table-cell>
          <table:table-cell table:style-name="TBL_5f_0_5f_15.E1" office:value-type="string">
            <text:p text:style-name="P8">21.207,89</text:p>
          </table:table-cell>
        </table:table-row>
        <table:table-row table:style-name="TBL_5f_0_5f_15.1">
          <table:table-cell table:style-name="TBL_5f_0_5f_15.A1" office:value-type="string">
            <text:p text:style-name="P7">1682</text:p>
          </table:table-cell>
          <table:table-cell table:style-name="TBL_5f_0_5f_15.B1" office:value-type="string">
            <text:p text:style-name="P7">MATHEUS SILVA MENDONC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6ª PROMOTORIA DE JUSTICA DISTRITAL - ARACAJU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465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799,80</text:p>
          </table:table-cell>
          <table:table-cell table:style-name="TBL_5f_0_5f_15.E1" office:value-type="string">
            <text:p text:style-name="P8">684,71</text:p>
          </table:table-cell>
          <table:table-cell table:style-name="TBL_5f_0_5f_15.E1" office:value-type="string">
            <text:p text:style-name="P8">310,2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94,95</text:p>
          </table:table-cell>
          <table:table-cell table:style-name="TBL_5f_0_5f_15.E1" office:value-type="string">
            <text:p text:style-name="P8">5.804,85</text:p>
          </table:table-cell>
        </table:table-row>
        <table:table-row table:style-name="TBL_5f_0_5f_15.1">
          <table:table-cell table:style-name="TBL_5f_0_5f_15.A1" office:value-type="string">
            <text:p text:style-name="P7">363</text:p>
          </table:table-cell>
          <table:table-cell table:style-name="TBL_5f_0_5f_15.B1" office:value-type="string">
            <text:p text:style-name="P7">MAURA SILVA DE AQUIN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3ª PROMOTORIA DE JUSTIÇA DA CURADORIA DA FAZENDA PUBLICA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828,81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40.690,84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8.426,0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3.142,52</text:p>
          </table:table-cell>
          <table:table-cell table:style-name="TBL_5f_0_5f_15.E1" office:value-type="string">
            <text:p text:style-name="P8">27.548,32</text:p>
          </table:table-cell>
        </table:table-row>
        <table:table-row table:style-name="TBL_5f_0_5f_15.1">
          <table:table-cell table:style-name="TBL_5f_0_5f_15.A1" office:value-type="string">
            <text:p text:style-name="P7">624</text:p>
          </table:table-cell>
          <table:table-cell table:style-name="TBL_5f_0_5f_15.B1" office:value-type="string">
            <text:p text:style-name="P7">MAURICIO GUSMAO MAGALHA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525,5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41.387,61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6.870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586,79</text:p>
          </table:table-cell>
          <table:table-cell table:style-name="TBL_5f_0_5f_15.E1" office:value-type="string">
            <text:p text:style-name="P8">29.800,82</text:p>
          </table:table-cell>
        </table:table-row>
        <table:table-row table:style-name="TBL_5f_0_5f_15.1">
          <table:table-cell table:style-name="TBL_5f_0_5f_15.A1" office:value-type="string">
            <text:p text:style-name="P7">1612</text:p>
          </table:table-cell>
          <table:table-cell table:style-name="TBL_5f_0_5f_15.B1" office:value-type="string">
            <text:p text:style-name="P7">MAX ANIBAL NUNES ALV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- POCO REDONDO 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1.141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121,43</text:p>
          </table:table-cell>
          <table:table-cell table:style-name="TBL_5f_0_5f_15.E1" office:value-type="string">
            <text:p text:style-name="P8">11.874,93</text:p>
          </table:table-cell>
          <table:table-cell table:style-name="TBL_5f_0_5f_15.E1" office:value-type="string">
            <text:p text:style-name="P8">1.225,49</text:p>
          </table:table-cell>
          <table:table-cell table:style-name="TBL_5f_0_5f_15.E1" office:value-type="string">
            <text:p text:style-name="P8">1.200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26,33</text:p>
          </table:table-cell>
          <table:table-cell table:style-name="TBL_5f_0_5f_15.E1" office:value-type="string">
            <text:p text:style-name="P8">9.448,60</text:p>
          </table:table-cell>
        </table:table-row>
        <table:table-row table:style-name="TBL_5f_0_5f_15.1">
          <table:table-cell table:style-name="TBL_5f_0_5f_15.A1" office:value-type="string">
            <text:p text:style-name="P7">1503</text:p>
          </table:table-cell>
          <table:table-cell table:style-name="TBL_5f_0_5f_15.B1" office:value-type="string">
            <text:p text:style-name="P7">MAX DIEGO SIQUEIRA SILVA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3.790,40</text:p>
          </table:table-cell>
          <table:table-cell table:style-name="TBL_5f_0_5f_15.E1" office:value-type="string">
            <text:p text:style-name="P8">4.760,00</text:p>
          </table:table-cell>
          <table:table-cell table:style-name="TBL_5f_0_5f_15.E1" office:value-type="string">
            <text:p text:style-name="P8">8.201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8.661,23</text:p>
          </table:table-cell>
          <table:table-cell table:style-name="TBL_5f_0_5f_15.E1" office:value-type="string">
            <text:p text:style-name="P8">1.025,29</text:p>
          </table:table-cell>
          <table:table-cell table:style-name="TBL_5f_0_5f_15.E1" office:value-type="string">
            <text:p text:style-name="P8">3.455,5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480,84</text:p>
          </table:table-cell>
          <table:table-cell table:style-name="TBL_5f_0_5f_15.E1" office:value-type="string">
            <text:p text:style-name="P8">14.180,39</text:p>
          </table:table-cell>
        </table:table-row>
        <table:table-row table:style-name="TBL_5f_0_5f_15.1">
          <table:table-cell table:style-name="TBL_5f_0_5f_15.A1" office:value-type="string">
            <text:p text:style-name="P7">1620</text:p>
          </table:table-cell>
          <table:table-cell table:style-name="TBL_5f_0_5f_15.B1" office:value-type="string">
            <text:p text:style-name="P7">MAX JEAN VIEIRA DE OLIVEIR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.119,64</text:p>
          </table:table-cell>
          <table:table-cell table:style-name="TBL_5f_0_5f_15.E1" office:value-type="string">
            <text:p text:style-name="P8">328,1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26,59</text:p>
          </table:table-cell>
          <table:table-cell table:style-name="TBL_5f_0_5f_15.E1" office:value-type="string">
            <text:p text:style-name="P8">2.572,36</text:p>
          </table:table-cell>
          <table:table-cell table:style-name="TBL_5f_0_5f_15.E1" office:value-type="string">
            <text:p text:style-name="P8">6.446,77</text:p>
          </table:table-cell>
          <table:table-cell table:style-name="TBL_5f_0_5f_15.E1" office:value-type="string">
            <text:p text:style-name="P8">482,69</text:p>
          </table:table-cell>
          <table:table-cell table:style-name="TBL_5f_0_5f_15.E1" office:value-type="string">
            <text:p text:style-name="P8">153,9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36,65</text:p>
          </table:table-cell>
          <table:table-cell table:style-name="TBL_5f_0_5f_15.E1" office:value-type="string">
            <text:p text:style-name="P8">5.810,12</text:p>
          </table:table-cell>
        </table:table-row>
        <table:table-row table:style-name="TBL_5f_0_5f_15.1">
          <table:table-cell table:style-name="TBL_5f_0_5f_15.A1" office:value-type="string">
            <text:p text:style-name="P7">1891</text:p>
          </table:table-cell>
          <table:table-cell table:style-name="TBL_5f_0_5f_15.B1" office:value-type="string">
            <text:p text:style-name="P7">MAYARA CARVALHO MELLO FONT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6.774,42</text:p>
          </table:table-cell>
          <table:table-cell table:style-name="TBL_5f_0_5f_15.E1" office:value-type="string">
            <text:p text:style-name="P8">7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0.004,29</text:p>
          </table:table-cell>
          <table:table-cell table:style-name="TBL_5f_0_5f_15.E1" office:value-type="string">
            <text:p text:style-name="P8">1.048,19</text:p>
          </table:table-cell>
          <table:table-cell table:style-name="TBL_5f_0_5f_15.E1" office:value-type="string">
            <text:p text:style-name="P8">901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49,53</text:p>
          </table:table-cell>
          <table:table-cell table:style-name="TBL_5f_0_5f_15.E1" office:value-type="string">
            <text:p text:style-name="P8">8.054,76</text:p>
          </table:table-cell>
        </table:table-row>
        <table:table-row table:style-name="TBL_5f_0_5f_15.1">
          <table:table-cell table:style-name="TBL_5f_0_5f_15.A1" office:value-type="string">
            <text:p text:style-name="P7">2043</text:p>
          </table:table-cell>
          <table:table-cell table:style-name="TBL_5f_0_5f_15.B1" office:value-type="string">
            <text:p text:style-name="P7">MAYLANE LIMA OLIVEIRA FIGUEIREDO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3.505,23</text:p>
          </table:table-cell>
          <table:table-cell table:style-name="TBL_5f_0_5f_15.E1" office:value-type="string">
            <text:p text:style-name="P8">876,31</text:p>
          </table:table-cell>
          <table:table-cell table:style-name="TBL_5f_0_5f_15.E1" office:value-type="string">
            <text:p text:style-name="P8">5.632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2.187,05</text:p>
          </table:table-cell>
          <table:table-cell table:style-name="TBL_5f_0_5f_15.E1" office:value-type="string">
            <text:p text:style-name="P8">613,42</text:p>
          </table:table-cell>
          <table:table-cell table:style-name="TBL_5f_0_5f_15.E1" office:value-type="string">
            <text:p text:style-name="P8">1.715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29,26</text:p>
          </table:table-cell>
          <table:table-cell table:style-name="TBL_5f_0_5f_15.E1" office:value-type="string">
            <text:p text:style-name="P8">9.857,79</text:p>
          </table:table-cell>
        </table:table-row>
        <table:table-row table:style-name="TBL_5f_0_5f_15.1">
          <table:table-cell table:style-name="TBL_5f_0_5f_15.A1" office:value-type="string">
            <text:p text:style-name="P7">2253</text:p>
          </table:table-cell>
          <table:table-cell table:style-name="TBL_5f_0_5f_15.B1" office:value-type="string">
            <text:p text:style-name="P7">MICAELLE VIEIRA DOS SANTOS BATISTA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1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52,80</text:p>
          </table:table-cell>
          <table:table-cell table:style-name="TBL_5f_0_5f_15.E1" office:value-type="string">
            <text:p text:style-name="P8">4.763,91</text:p>
          </table:table-cell>
          <table:table-cell table:style-name="TBL_5f_0_5f_15.E1" office:value-type="string">
            <text:p text:style-name="P8">218,73</text:p>
          </table:table-cell>
          <table:table-cell table:style-name="TBL_5f_0_5f_15.E1" office:value-type="string">
            <text:p text:style-name="P8">29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47,86</text:p>
          </table:table-cell>
          <table:table-cell table:style-name="TBL_5f_0_5f_15.E1" office:value-type="string">
            <text:p text:style-name="P8">4.516,05</text:p>
          </table:table-cell>
        </table:table-row>
        <table:table-row table:style-name="TBL_5f_0_5f_15.1">
          <table:table-cell table:style-name="TBL_5f_0_5f_15.A1" office:value-type="string">
            <text:p text:style-name="P7">1724</text:p>
          </table:table-cell>
          <table:table-cell table:style-name="TBL_5f_0_5f_15.B1" office:value-type="string">
            <text:p text:style-name="P7">MICHELANGELO CARVALHO NABUCO D AVIL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5ª PROCURADORIA DE JUSTICA (1ª CAMARA CIVEL)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2.845,65</text:p>
          </table:table-cell>
          <table:table-cell table:style-name="TBL_5f_0_5f_15.E1" office:value-type="string">
            <text:p text:style-name="P8">1.436,83</text:p>
          </table:table-cell>
          <table:table-cell table:style-name="TBL_5f_0_5f_15.E1" office:value-type="string">
            <text:p text:style-name="P8">4.388,8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825,65</text:p>
          </table:table-cell>
          <table:table-cell table:style-name="TBL_5f_0_5f_15.E1" office:value-type="string">
            <text:p text:style-name="P8">17.020,00</text:p>
          </table:table-cell>
        </table:table-row>
        <table:table-row table:style-name="TBL_5f_0_5f_15.1">
          <table:table-cell table:style-name="TBL_5f_0_5f_15.A1" office:value-type="string">
            <text:p text:style-name="P7">1811</text:p>
          </table:table-cell>
          <table:table-cell table:style-name="TBL_5f_0_5f_15.B1" office:value-type="string">
            <text:p text:style-name="P7">MICHELINE SILVEIRA DE FARIA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MATERIAL/DM/DA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4.265,53</text:p>
          </table:table-cell>
          <table:table-cell table:style-name="TBL_5f_0_5f_15.E1" office:value-type="string">
            <text:p text:style-name="P8">171,8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71,83</text:p>
          </table:table-cell>
          <table:table-cell table:style-name="TBL_5f_0_5f_15.E1" office:value-type="string">
            <text:p text:style-name="P8">4.093,70</text:p>
          </table:table-cell>
        </table:table-row>
        <table:table-row table:style-name="TBL_5f_0_5f_15.1">
          <table:table-cell table:style-name="TBL_5f_0_5f_15.A1" office:value-type="string">
            <text:p text:style-name="P7">1283</text:p>
          </table:table-cell>
          <table:table-cell table:style-name="TBL_5f_0_5f_15.B1" office:value-type="string">
            <text:p text:style-name="P7">MICHELLI DE OLIVEIRA BARBOS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947,19</text:p>
          </table:table-cell>
          <table:table-cell table:style-name="TBL_5f_0_5f_15.E1" office:value-type="string">
            <text:p text:style-name="P8">1.997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919,63</text:p>
          </table:table-cell>
          <table:table-cell table:style-name="TBL_5f_0_5f_15.E1" office:value-type="string">
            <text:p text:style-name="P8">1.541,80</text:p>
          </table:table-cell>
          <table:table-cell table:style-name="TBL_5f_0_5f_15.E1" office:value-type="string">
            <text:p text:style-name="P8">2.284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826,37</text:p>
          </table:table-cell>
          <table:table-cell table:style-name="TBL_5f_0_5f_15.E1" office:value-type="string">
            <text:p text:style-name="P8">11.093,26</text:p>
          </table:table-cell>
        </table:table-row>
        <table:table-row table:style-name="TBL_5f_0_5f_15.1">
          <table:table-cell table:style-name="TBL_5f_0_5f_15.A1" office:value-type="string">
            <text:p text:style-name="P7">802</text:p>
          </table:table-cell>
          <table:table-cell table:style-name="TBL_5f_0_5f_15.B1" office:value-type="string">
            <text:p text:style-name="P7">MIGUEL ANGELO FONTES DOS SANTOS </text:p>
          </table:table-cell>
          <table:table-cell table:style-name="TBL_5f_0_5f_15.B1" office:value-type="string">
            <text:p text:style-name="P7">COORDENADOR DE PERÍCIA TÉCNICA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1.272,0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9.680,18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658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10,94</text:p>
          </table:table-cell>
          <table:table-cell table:style-name="TBL_5f_0_5f_15.E1" office:value-type="string">
            <text:p text:style-name="P8">8.269,24</text:p>
          </table:table-cell>
        </table:table-row>
        <table:table-row table:style-name="TBL_5f_0_5f_15.1">
          <table:table-cell table:style-name="TBL_5f_0_5f_15.A1" office:value-type="string">
            <text:p text:style-name="P7">1935</text:p>
          </table:table-cell>
          <table:table-cell table:style-name="TBL_5f_0_5f_15.B1" office:value-type="string">
            <text:p text:style-name="P7">MILENA ROCHA CHAGA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476,72</text:p>
          </table:table-cell>
          <table:table-cell table:style-name="TBL_5f_0_5f_15.E1" office:value-type="string">
            <text:p text:style-name="P8">499,48</text:p>
          </table:table-cell>
          <table:table-cell table:style-name="TBL_5f_0_5f_15.E1" office:value-type="string">
            <text:p text:style-name="P8">10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4,92</text:p>
          </table:table-cell>
          <table:table-cell table:style-name="TBL_5f_0_5f_15.E1" office:value-type="string">
            <text:p text:style-name="P8">4.871,80</text:p>
          </table:table-cell>
        </table:table-row>
        <table:table-row table:style-name="TBL_5f_0_5f_15.1">
          <table:table-cell table:style-name="TBL_5f_0_5f_15.A1" office:value-type="string">
            <text:p text:style-name="P7">1361</text:p>
          </table:table-cell>
          <table:table-cell table:style-name="TBL_5f_0_5f_15.B1" office:value-type="string">
            <text:p text:style-name="P7">MILTON BARRETO FREITAS FILH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DOS DIREITOS DO CIDADAO</text:p>
          </table:table-cell>
          <table:table-cell table:style-name="TBL_5f_0_5f_15.E1" office:value-type="string">
            <text:p text:style-name="P8">5.270,57</text:p>
          </table:table-cell>
          <table:table-cell table:style-name="TBL_5f_0_5f_15.E1" office:value-type="string">
            <text:p text:style-name="P8">790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7.970,15</text:p>
          </table:table-cell>
          <table:table-cell table:style-name="TBL_5f_0_5f_15.E1" office:value-type="string">
            <text:p text:style-name="P8">848,56</text:p>
          </table:table-cell>
          <table:table-cell table:style-name="TBL_5f_0_5f_15.E1" office:value-type="string">
            <text:p text:style-name="P8">408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57,29</text:p>
          </table:table-cell>
          <table:table-cell table:style-name="TBL_5f_0_5f_15.E1" office:value-type="string">
            <text:p text:style-name="P8">6.712,86</text:p>
          </table:table-cell>
        </table:table-row>
        <table:table-row table:style-name="TBL_5f_0_5f_15.1">
          <table:table-cell table:style-name="TBL_5f_0_5f_15.A1" office:value-type="string">
            <text:p text:style-name="P7">2143</text:p>
          </table:table-cell>
          <table:table-cell table:style-name="TBL_5f_0_5f_15.B1" office:value-type="string">
            <text:p text:style-name="P7">MILTON RABELO BARRETO</text:p>
          </table:table-cell>
          <table:table-cell table:style-name="TBL_5f_0_5f_15.B1" office:value-type="string">
            <text:p text:style-name="P7">COORDENADOR DO CENTRO MÉDICO</text:p>
          </table:table-cell>
          <table:table-cell table:style-name="TBL_5f_0_5f_15.B1" office:value-type="string">
            <text:p text:style-name="P7">CENTRO MEDICO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99,83</text:p>
          </table:table-cell>
          <table:table-cell table:style-name="TBL_5f_0_5f_15.E1" office:value-type="string">
            <text:p text:style-name="P8">2.859,13</text:p>
          </table:table-cell>
          <table:table-cell table:style-name="TBL_5f_0_5f_15.E1" office:value-type="string">
            <text:p text:style-name="P8">10.658,10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1.068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20,54</text:p>
          </table:table-cell>
          <table:table-cell table:style-name="TBL_5f_0_5f_15.E1" office:value-type="string">
            <text:p text:style-name="P8">8.837,56</text:p>
          </table:table-cell>
        </table:table-row>
        <table:table-row table:style-name="TBL_5f_0_5f_15.1">
          <table:table-cell table:style-name="TBL_5f_0_5f_15.A1" office:value-type="string">
            <text:p text:style-name="P7">2225</text:p>
          </table:table-cell>
          <table:table-cell table:style-name="TBL_5f_0_5f_15.B1" office:value-type="string">
            <text:p text:style-name="P7">MIRELLA PRATA DE BRITTO CHAVE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001,60</text:p>
          </table:table-cell>
          <table:table-cell table:style-name="TBL_5f_0_5f_15.E1" office:value-type="string">
            <text:p text:style-name="P8">171,83</text:p>
          </table:table-cell>
          <table:table-cell table:style-name="TBL_5f_0_5f_15.E1" office:value-type="string">
            <text:p text:style-name="P8">1,2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73,09</text:p>
          </table:table-cell>
          <table:table-cell table:style-name="TBL_5f_0_5f_15.E1" office:value-type="string">
            <text:p text:style-name="P8">3.828,51</text:p>
          </table:table-cell>
        </table:table-row>
        <table:table-row table:style-name="TBL_5f_0_5f_15.1">
          <table:table-cell table:style-name="TBL_5f_0_5f_15.A1" office:value-type="string">
            <text:p text:style-name="P7">1032</text:p>
          </table:table-cell>
          <table:table-cell table:style-name="TBL_5f_0_5f_15.B1" office:value-type="string">
            <text:p text:style-name="P7">MIRELLE MENDONCA OLIVEIRA</text:p>
          </table:table-cell>
          <table:table-cell table:style-name="TBL_5f_0_5f_15.B1" office:value-type="string">
            <text:p text:style-name="P7">CHEFE DO NUCLEO DE CONSIGNAÇOES, CUSTOS E GRATIFICAÇOE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217,46</text:p>
          </table:table-cell>
          <table:table-cell table:style-name="TBL_5f_0_5f_15.E1" office:value-type="string">
            <text:p text:style-name="P8">454,46</text:p>
          </table:table-cell>
          <table:table-cell table:style-name="TBL_5f_0_5f_15.E1" office:value-type="string">
            <text:p text:style-name="P8">194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49,32</text:p>
          </table:table-cell>
          <table:table-cell table:style-name="TBL_5f_0_5f_15.E1" office:value-type="string">
            <text:p text:style-name="P8">5.568,14</text:p>
          </table:table-cell>
        </table:table-row>
        <table:table-row table:style-name="TBL_5f_0_5f_15.1">
          <table:table-cell table:style-name="TBL_5f_0_5f_15.A1" office:value-type="string">
            <text:p text:style-name="P7">1582</text:p>
          </table:table-cell>
          <table:table-cell table:style-name="TBL_5f_0_5f_15.B1" office:value-type="string">
            <text:p text:style-name="P7">MIRENA OLIVEIRA FERREIRA LIN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E SEGURANCA PUBLICA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663,79</text:p>
          </table:table-cell>
          <table:table-cell table:style-name="TBL_5f_0_5f_15.E1" office:value-type="string">
            <text:p text:style-name="P8">3.692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0.954,29</text:p>
          </table:table-cell>
          <table:table-cell table:style-name="TBL_5f_0_5f_15.E1" office:value-type="string">
            <text:p text:style-name="P8">712,47</text:p>
          </table:table-cell>
          <table:table-cell table:style-name="TBL_5f_0_5f_15.E1" office:value-type="string">
            <text:p text:style-name="P8">1.349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62,06</text:p>
          </table:table-cell>
          <table:table-cell table:style-name="TBL_5f_0_5f_15.E1" office:value-type="string">
            <text:p text:style-name="P8">8.892,23</text:p>
          </table:table-cell>
        </table:table-row>
        <table:table-row table:style-name="TBL_5f_0_5f_15.1">
          <table:table-cell table:style-name="TBL_5f_0_5f_15.A1" office:value-type="string">
            <text:p text:style-name="P7">2182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2073</text:p>
          </table:table-cell>
          <table:table-cell table:style-name="TBL_5f_0_5f_15.B1" office:value-type="string">
            <text:p text:style-name="P7">MOACIR NABUCO DAVILA MENESES</text:p>
          </table:table-cell>
          <table:table-cell table:style-name="TBL_5f_0_5f_15.B1" office:value-type="string">
            <text:p text:style-name="P7">TÉCNICO EM CONTABILIDADE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</table:table-row>
        <table:table-row table:style-name="TBL_5f_0_5f_15.1">
          <table:table-cell table:style-name="TBL_5f_0_5f_15.A1" office:value-type="string">
            <text:p text:style-name="P7">32</text:p>
          </table:table-cell>
          <table:table-cell table:style-name="TBL_5f_0_5f_15.B1" office:value-type="string">
            <text:p text:style-name="P7">MOACYR SOARES DA MOTTA</text:p>
          </table:table-cell>
          <table:table-cell table:style-name="TBL_5f_0_5f_15.B1" office:value-type="string">
            <text:p text:style-name="P7">PROCURADOR DE JUSTIÇA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5.462,22</text:p>
          </table:table-cell>
          <table:table-cell table:style-name="TBL_5f_0_5f_15.E1" office:value-type="string">
            <text:p text:style-name="P8">4.718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501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56,00</text:p>
          </table:table-cell>
          <table:table-cell table:style-name="TBL_5f_0_5f_15.E1" office:value-type="string">
            <text:p text:style-name="P8">46.738,21</text:p>
          </table:table-cell>
          <table:table-cell table:style-name="TBL_5f_0_5f_15.E1" office:value-type="string">
            <text:p text:style-name="P8">5.501,06</text:p>
          </table:table-cell>
          <table:table-cell table:style-name="TBL_5f_0_5f_15.E1" office:value-type="string">
            <text:p text:style-name="P8">9.532,64</text:p>
          </table:table-cell>
          <table:table-cell table:style-name="TBL_5f_0_5f_15.E1" office:value-type="string">
            <text:p text:style-name="P8">887,83</text:p>
          </table:table-cell>
          <table:table-cell table:style-name="TBL_5f_0_5f_15.E1" office:value-type="string">
            <text:p text:style-name="P8">15.921,53</text:p>
          </table:table-cell>
          <table:table-cell table:style-name="TBL_5f_0_5f_15.E1" office:value-type="string">
            <text:p text:style-name="P8">30.816,68</text:p>
          </table:table-cell>
        </table:table-row>
        <table:table-row table:style-name="TBL_5f_0_5f_15.1">
          <table:table-cell table:style-name="TBL_5f_0_5f_15.A1" office:value-type="string">
            <text:p text:style-name="P7">2136</text:p>
          </table:table-cell>
          <table:table-cell table:style-name="TBL_5f_0_5f_15.B1" office:value-type="string">
            <text:p text:style-name="P7">MOANA JAMILLE SANTOS DE JESUS</text:p>
          </table:table-cell>
          <table:table-cell table:style-name="TBL_5f_0_5f_15.B1" office:value-type="string">
            <text:p text:style-name="P7">SOLDADO - requistado</text:p>
          </table:table-cell>
          <table:table-cell table:style-name="TBL_5f_0_5f_15.B1" office:value-type="string">
            <text:p text:style-name="P7">GRUPO DE ATUACAO ESPECIAL DE COMBATE AO CRIME ORGANIZADO (GAECO)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1.138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274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,61</text:p>
          </table:table-cell>
          <table:table-cell table:style-name="TBL_5f_0_5f_15.E1" office:value-type="string">
            <text:p text:style-name="P8">4.239,81</text:p>
          </table:table-cell>
        </table:table-row>
        <table:table-row table:style-name="TBL_5f_0_5f_15.1">
          <table:table-cell table:style-name="TBL_5f_0_5f_15.A1" office:value-type="string">
            <text:p text:style-name="P7">872</text:p>
          </table:table-cell>
          <table:table-cell table:style-name="TBL_5f_0_5f_15.B1" office:value-type="string">
            <text:p text:style-name="P7">MONICA ANTUNES ROCHA RIGO DA SILVA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1ª PROMOTORIA DE JUSTICA CRIMINAL - NOSSA SENHORA DO SOCORRO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862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045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62,46</text:p>
          </table:table-cell>
          <table:table-cell table:style-name="TBL_5f_0_5f_15.E1" office:value-type="string">
            <text:p text:style-name="P8">24.099,57</text:p>
          </table:table-cell>
        </table:table-row>
        <table:table-row table:style-name="TBL_5f_0_5f_15.1">
          <table:table-cell table:style-name="TBL_5f_0_5f_15.A1" office:value-type="string">
            <text:p text:style-name="P7">658</text:p>
          </table:table-cell>
          <table:table-cell table:style-name="TBL_5f_0_5f_15.B1" office:value-type="string">
            <text:p text:style-name="P7">MONICA MARIA HARDMAN DANTAS BERNARD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CA DO TRIBUNAL DO JURI - ARACAJU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862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045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62,46</text:p>
          </table:table-cell>
          <table:table-cell table:style-name="TBL_5f_0_5f_15.E1" office:value-type="string">
            <text:p text:style-name="P8">24.099,57</text:p>
          </table:table-cell>
        </table:table-row>
        <table:table-row table:style-name="TBL_5f_0_5f_15.1">
          <table:table-cell table:style-name="TBL_5f_0_5f_15.A1" office:value-type="string">
            <text:p text:style-name="P7">1311</text:p>
          </table:table-cell>
          <table:table-cell table:style-name="TBL_5f_0_5f_15.B1" office:value-type="string">
            <text:p text:style-name="P7">MONICA OLIVEIRA NUNES DORI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ITABAIANA </text:p>
          </table:table-cell>
          <table:table-cell table:style-name="TBL_5f_0_5f_15.E1" office:value-type="string">
            <text:p text:style-name="P8">10.186,22</text:p>
          </table:table-cell>
          <table:table-cell table:style-name="TBL_5f_0_5f_15.E1" office:value-type="string">
            <text:p text:style-name="P8">1.527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4.231,35</text:p>
          </table:table-cell>
          <table:table-cell table:style-name="TBL_5f_0_5f_15.E1" office:value-type="string">
            <text:p text:style-name="P8">1.639,98</text:p>
          </table:table-cell>
          <table:table-cell table:style-name="TBL_5f_0_5f_15.E1" office:value-type="string">
            <text:p text:style-name="P8">1.848,9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88,88</text:p>
          </table:table-cell>
          <table:table-cell table:style-name="TBL_5f_0_5f_15.E1" office:value-type="string">
            <text:p text:style-name="P8">10.742,47</text:p>
          </table:table-cell>
        </table:table-row>
        <table:table-row table:style-name="TBL_5f_0_5f_15.1">
          <table:table-cell table:style-name="TBL_5f_0_5f_15.A1" office:value-type="string">
            <text:p text:style-name="P7">1718</text:p>
          </table:table-cell>
          <table:table-cell table:style-name="TBL_5f_0_5f_15.B1" office:value-type="string">
            <text:p text:style-name="P7">MORGANA BOTO MENEZE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4.174,78</text:p>
          </table:table-cell>
          <table:table-cell table:style-name="TBL_5f_0_5f_15.E1" office:value-type="string">
            <text:p text:style-name="P8">834,96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7.856,26</text:p>
          </table:table-cell>
          <table:table-cell table:style-name="TBL_5f_0_5f_15.E1" office:value-type="string">
            <text:p text:style-name="P8">701,36</text:p>
          </table:table-cell>
          <table:table-cell table:style-name="TBL_5f_0_5f_15.E1" office:value-type="string">
            <text:p text:style-name="P8">3.198,5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899,91</text:p>
          </table:table-cell>
          <table:table-cell table:style-name="TBL_5f_0_5f_15.E1" office:value-type="string">
            <text:p text:style-name="P8">13.956,35</text:p>
          </table:table-cell>
        </table:table-row>
        <table:table-row table:style-name="TBL_5f_0_5f_15.1">
          <table:table-cell table:style-name="TBL_5f_0_5f_15.A1" office:value-type="string">
            <text:p text:style-name="P7">1960</text:p>
          </table:table-cell>
          <table:table-cell table:style-name="TBL_5f_0_5f_15.B1" office:value-type="string">
            <text:p text:style-name="P7">MURIEL GUIMARAES LIM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3.840,59</text:p>
          </table:table-cell>
          <table:table-cell table:style-name="TBL_5f_0_5f_15.E1" office:value-type="string">
            <text:p text:style-name="P8">276,5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026,14</text:p>
          </table:table-cell>
          <table:table-cell table:style-name="TBL_5f_0_5f_15.E1" office:value-type="string">
            <text:p text:style-name="P8">576,40</text:p>
          </table:table-cell>
          <table:table-cell table:style-name="TBL_5f_0_5f_15.E1" office:value-type="string">
            <text:p text:style-name="P8">176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52,71</text:p>
          </table:table-cell>
          <table:table-cell table:style-name="TBL_5f_0_5f_15.E1" office:value-type="string">
            <text:p text:style-name="P8">5.273,43</text:p>
          </table:table-cell>
        </table:table-row>
        <table:table-row table:style-name="TBL_5f_0_5f_15.1">
          <table:table-cell table:style-name="TBL_5f_0_5f_15.A1" office:value-type="string">
            <text:p text:style-name="P7">2162</text:p>
          </table:table-cell>
          <table:table-cell table:style-name="TBL_5f_0_5f_15.B1" office:value-type="string">
            <text:p text:style-name="P7">MURILO ALVES DOS SANTOS FILHO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</table:table-row>
        <table:table-row table:style-name="TBL_5f_0_5f_15.1">
          <table:table-cell table:style-name="TBL_5f_0_5f_15.A1" office:value-type="string">
            <text:p text:style-name="P7">2019</text:p>
          </table:table-cell>
          <table:table-cell table:style-name="TBL_5f_0_5f_15.B1" office:value-type="string">
            <text:p text:style-name="P7">MURILO DA CRUZ LIMA</text:p>
          </table:table-cell>
          <table:table-cell table:style-name="TBL_5f_0_5f_15.B1" office:value-type="string">
            <text:p text:style-name="P7">2º SARGENTO - requisitado-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12,2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39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39,13</text:p>
          </table:table-cell>
        </table:table-row>
        <table:table-row table:style-name="TBL_5f_0_5f_15.1">
          <table:table-cell table:style-name="TBL_5f_0_5f_15.A1" office:value-type="string">
            <text:p text:style-name="P7">1883</text:p>
          </table:table-cell>
          <table:table-cell table:style-name="TBL_5f_0_5f_15.B1" office:value-type="string">
            <text:p text:style-name="P7">MYRELLE MARTINS MOTA SANTIAG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4.174,78</text:p>
          </table:table-cell>
          <table:table-cell table:style-name="TBL_5f_0_5f_15.E1" office:value-type="string">
            <text:p text:style-name="P8">439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522,96</text:p>
          </table:table-cell>
          <table:table-cell table:style-name="TBL_5f_0_5f_15.E1" office:value-type="string">
            <text:p text:style-name="P8">645,96</text:p>
          </table:table-cell>
          <table:table-cell table:style-name="TBL_5f_0_5f_15.E1" office:value-type="string">
            <text:p text:style-name="P8">256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02,63</text:p>
          </table:table-cell>
          <table:table-cell table:style-name="TBL_5f_0_5f_15.E1" office:value-type="string">
            <text:p text:style-name="P8">5.620,33</text:p>
          </table:table-cell>
        </table:table-row>
        <table:table-row table:style-name="TBL_5f_0_5f_15.1">
          <table:table-cell table:style-name="TBL_5f_0_5f_15.A1" office:value-type="string">
            <text:p text:style-name="P7">1542</text:p>
          </table:table-cell>
          <table:table-cell table:style-name="TBL_5f_0_5f_15.B1" office:value-type="string">
            <text:p text:style-name="P7">MYRNA GLYNNIS MENDONCA CRUZ</text:p>
          </table:table-cell>
          <table:table-cell table:style-name="TBL_5f_0_5f_15.B1" office:value-type="string">
            <text:p text:style-name="P7">ASSESSOR DO GAB. DO PROC. G. DE JUSTIÇA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217,46</text:p>
          </table:table-cell>
          <table:table-cell table:style-name="TBL_5f_0_5f_15.E1" office:value-type="string">
            <text:p text:style-name="P8">454,46</text:p>
          </table:table-cell>
          <table:table-cell table:style-name="TBL_5f_0_5f_15.E1" office:value-type="string">
            <text:p text:style-name="P8">166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20,88</text:p>
          </table:table-cell>
          <table:table-cell table:style-name="TBL_5f_0_5f_15.E1" office:value-type="string">
            <text:p text:style-name="P8">5.596,58</text:p>
          </table:table-cell>
        </table:table-row>
        <table:table-row table:style-name="TBL_5f_0_5f_15.1">
          <table:table-cell table:style-name="TBL_5f_0_5f_15.A1" office:value-type="string">
            <text:p text:style-name="P7">2113</text:p>
          </table:table-cell>
          <table:table-cell table:style-name="TBL_5f_0_5f_15.B1" office:value-type="string">
            <text:p text:style-name="P7">NARCISO BATISTA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</table:table-row>
        <table:table-row table:style-name="TBL_5f_0_5f_15.1">
          <table:table-cell table:style-name="TBL_5f_0_5f_15.A1" office:value-type="string">
            <text:p text:style-name="P7">1842</text:p>
          </table:table-cell>
          <table:table-cell table:style-name="TBL_5f_0_5f_15.B1" office:value-type="string">
            <text:p text:style-name="P7">NATALIA PRATA FREITAS CAVALCANTE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DE DEFESA DO CONSUMIDOR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800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04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3.125,64</text:p>
          </table:table-cell>
          <table:table-cell table:style-name="TBL_5f_0_5f_15.E1" office:value-type="string">
            <text:p text:style-name="P8">1.177,75</text:p>
          </table:table-cell>
          <table:table-cell table:style-name="TBL_5f_0_5f_15.E1" office:value-type="string">
            <text:p text:style-name="P8">1.891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069,09</text:p>
          </table:table-cell>
          <table:table-cell table:style-name="TBL_5f_0_5f_15.E1" office:value-type="string">
            <text:p text:style-name="P8">10.056,55</text:p>
          </table:table-cell>
        </table:table-row>
        <table:table-row table:style-name="TBL_5f_0_5f_15.1">
          <table:table-cell table:style-name="TBL_5f_0_5f_15.A1" office:value-type="string">
            <text:p text:style-name="P7">1227</text:p>
          </table:table-cell>
          <table:table-cell table:style-name="TBL_5f_0_5f_15.B1" office:value-type="string">
            <text:p text:style-name="P7">NATHALIA XAVIER FEITOZA PASS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SAO CRISTOVAO 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813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46,44</text:p>
          </table:table-cell>
          <table:table-cell table:style-name="TBL_5f_0_5f_15.E1" office:value-type="string">
            <text:p text:style-name="P8">13.025,28</text:p>
          </table:table-cell>
          <table:table-cell table:style-name="TBL_5f_0_5f_15.E1" office:value-type="string">
            <text:p text:style-name="P8">1.523,04</text:p>
          </table:table-cell>
          <table:table-cell table:style-name="TBL_5f_0_5f_15.E1" office:value-type="string">
            <text:p text:style-name="P8">1.703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226,53</text:p>
          </table:table-cell>
          <table:table-cell table:style-name="TBL_5f_0_5f_15.E1" office:value-type="string">
            <text:p text:style-name="P8">9.798,75</text:p>
          </table:table-cell>
        </table:table-row>
        <table:table-row table:style-name="TBL_5f_0_5f_15.1">
          <table:table-cell table:style-name="TBL_5f_0_5f_15.A1" office:value-type="string">
            <text:p text:style-name="P7">1993</text:p>
          </table:table-cell>
          <table:table-cell table:style-name="TBL_5f_0_5f_15.B1" office:value-type="string">
            <text:p text:style-name="P7">NATHAZIA DE ALMEIDA REIS COST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4.690,79</text:p>
          </table:table-cell>
          <table:table-cell table:style-name="TBL_5f_0_5f_15.E1" office:value-type="string">
            <text:p text:style-name="P8">493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7.701,46</text:p>
          </table:table-cell>
          <table:table-cell table:style-name="TBL_5f_0_5f_15.E1" office:value-type="string">
            <text:p text:style-name="P8">725,80</text:p>
          </table:table-cell>
          <table:table-cell table:style-name="TBL_5f_0_5f_15.E1" office:value-type="string">
            <text:p text:style-name="P8">324,3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50,17</text:p>
          </table:table-cell>
          <table:table-cell table:style-name="TBL_5f_0_5f_15.E1" office:value-type="string">
            <text:p text:style-name="P8">6.651,29</text:p>
          </table:table-cell>
        </table:table-row>
      </table:table>
      <table:table table:name="TBL_0_16" table:style-name="TBL_5f_0_5f_16">
        <table:table-column table:style-name="TBL_5f_0_5f_16.A"/>
        <table:table-column table:style-name="TBL_5f_0_5f_16.B"/>
        <table:table-column table:style-name="TBL_5f_0_5f_16.C"/>
        <table:table-column table:style-name="TBL_5f_0_5f_16.D"/>
        <table:table-column table:style-name="TBL_5f_0_5f_16.E"/>
        <table:table-column table:style-name="TBL_5f_0_5f_16.F"/>
        <table:table-column table:style-name="TBL_5f_0_5f_16.G"/>
        <table:table-column table:style-name="TBL_5f_0_5f_16.H"/>
        <table:table-column table:style-name="TBL_5f_0_5f_16.I"/>
        <table:table-column table:style-name="TBL_5f_0_5f_16.J"/>
        <table:table-column table:style-name="TBL_5f_0_5f_16.E"/>
        <table:table-column table:style-name="TBL_5f_0_5f_16.L" table:number-columns-repeated="2"/>
        <table:table-column table:style-name="TBL_5f_0_5f_16.J"/>
        <table:table-column table:style-name="TBL_5f_0_5f_16.O"/>
        <table:table-column table:style-name="TBL_5f_0_5f_16.P"/>
        <table:table-column table:style-name="TBL_5f_0_5f_16.Q"/>
        <table:table-column table:style-name="TBL_5f_0_5f_16.R"/>
        <table:table-row table:style-name="TBL_5f_0_5f_16.1">
          <table:table-cell table:style-name="TBL_5f_0_5f_16.A1" office:value-type="string">
            <text:p text:style-name="P7"><text:bookmark text:name="JR_PAGE_ANCHOR_0_17"/>1628</text:p>
          </table:table-cell>
          <table:table-cell table:style-name="TBL_5f_0_5f_16.B1" office:value-type="string">
            <text:p text:style-name="P7">NAYRA MOURA SANTOS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LAGARTO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917,8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72,36</text:p>
          </table:table-cell>
          <table:table-cell table:style-name="TBL_5f_0_5f_16.E1" office:value-type="string">
            <text:p text:style-name="P8">14.243,69</text:p>
          </table:table-cell>
          <table:table-cell table:style-name="TBL_5f_0_5f_16.E1" office:value-type="string">
            <text:p text:style-name="P8">1.225,49</text:p>
          </table:table-cell>
          <table:table-cell table:style-name="TBL_5f_0_5f_16.E1" office:value-type="string">
            <text:p text:style-name="P8">2.003,2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228,74</text:p>
          </table:table-cell>
          <table:table-cell table:style-name="TBL_5f_0_5f_16.E1" office:value-type="string">
            <text:p text:style-name="P8">11.014,95</text:p>
          </table:table-cell>
        </table:table-row>
        <table:table-row table:style-name="TBL_5f_0_5f_16.1">
          <table:table-cell table:style-name="TBL_5f_0_5f_16.A1" office:value-type="string">
            <text:p text:style-name="P7">1580</text:p>
          </table:table-cell>
          <table:table-cell table:style-name="TBL_5f_0_5f_16.B1" office:value-type="string">
            <text:p text:style-name="P7">NELMA MARIA LIMA CANUTO SANTIAGO</text:p>
          </table:table-cell>
          <table:table-cell table:style-name="TBL_5f_0_5f_16.B1" office:value-type="string">
            <text:p text:style-name="P7">Chefe de Gab. da Ouvidoria</text:p>
          </table:table-cell>
          <table:table-cell table:style-name="TBL_5f_0_5f_16.B1" office:value-type="string">
            <text:p text:style-name="P7">OUVIDORIA DO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17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6.277,11</text:p>
          </table:table-cell>
          <table:table-cell table:style-name="TBL_5f_0_5f_16.E1" office:value-type="string">
            <text:p text:style-name="P8">329,79</text:p>
          </table:table-cell>
          <table:table-cell table:style-name="TBL_5f_0_5f_16.E1" office:value-type="string">
            <text:p text:style-name="P8">108,4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38,22</text:p>
          </table:table-cell>
          <table:table-cell table:style-name="TBL_5f_0_5f_16.E1" office:value-type="string">
            <text:p text:style-name="P8">5.838,89</text:p>
          </table:table-cell>
        </table:table-row>
        <table:table-row table:style-name="TBL_5f_0_5f_16.1">
          <table:table-cell table:style-name="TBL_5f_0_5f_16.A1" office:value-type="string">
            <text:p text:style-name="P7">1915</text:p>
          </table:table-cell>
          <table:table-cell table:style-name="TBL_5f_0_5f_16.B1" office:value-type="string">
            <text:p text:style-name="P7">NELSON DANTAS DE ALMEIDA FILHO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352</text:p>
          </table:table-cell>
          <table:table-cell table:style-name="TBL_5f_0_5f_16.B1" office:value-type="string">
            <text:p text:style-name="P7">NEWTON SILVEIRA DIAS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7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053,37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0.915,40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8.487,7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204,27</text:p>
          </table:table-cell>
          <table:table-cell table:style-name="TBL_5f_0_5f_16.E1" office:value-type="string">
            <text:p text:style-name="P8">27.711,13</text:p>
          </table:table-cell>
        </table:table-row>
        <table:table-row table:style-name="TBL_5f_0_5f_16.1">
          <table:table-cell table:style-name="TBL_5f_0_5f_16.A1" office:value-type="string">
            <text:p text:style-name="P7">2195</text:p>
          </table:table-cell>
          <table:table-cell table:style-name="TBL_5f_0_5f_16.B1" office:value-type="string">
            <text:p text:style-name="P7">NILZA MOTTA ALMEIDA FREITAS</text:p>
          </table:table-cell>
          <table:table-cell table:style-name="TBL_5f_0_5f_16.B1" office:value-type="string">
            <text:p text:style-name="P7">ASSESSOR INSTITUCIONAL OPERACIONAL</text:p>
          </table:table-cell>
          <table:table-cell table:style-name="TBL_5f_0_5f_16.B1" office:value-type="string">
            <text:p text:style-name="P7">ASSESSORIA DO PROCURADOR-GERAL DE JUSTICA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99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408,13</text:p>
          </table:table-cell>
          <table:table-cell table:style-name="TBL_5f_0_5f_16.E1" office:value-type="string">
            <text:p text:style-name="P8">751,97</text:p>
          </table:table-cell>
          <table:table-cell table:style-name="TBL_5f_0_5f_16.E1" office:value-type="string">
            <text:p text:style-name="P8">711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63,08</text:p>
          </table:table-cell>
          <table:table-cell table:style-name="TBL_5f_0_5f_16.E1" office:value-type="string">
            <text:p text:style-name="P8">6.945,05</text:p>
          </table:table-cell>
        </table:table-row>
        <table:table-row table:style-name="TBL_5f_0_5f_16.1">
          <table:table-cell table:style-name="TBL_5f_0_5f_16.A1" office:value-type="string">
            <text:p text:style-name="P7">592</text:p>
          </table:table-cell>
          <table:table-cell table:style-name="TBL_5f_0_5f_16.B1" office:value-type="string">
            <text:p text:style-name="P7">NILZIR SOARES VIEIRA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PROPRI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053,37</text:p>
          </table:table-cell>
          <table:table-cell table:style-name="TBL_5f_0_5f_16.E1" office:value-type="string">
            <text:p text:style-name="P8">19.391,80</text:p>
          </table:table-cell>
          <table:table-cell table:style-name="TBL_5f_0_5f_16.E1" office:value-type="string">
            <text:p text:style-name="P8">58.134,28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7.268,3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984,80</text:p>
          </table:table-cell>
          <table:table-cell table:style-name="TBL_5f_0_5f_16.E1" office:value-type="string">
            <text:p text:style-name="P8">46.149,48</text:p>
          </table:table-cell>
        </table:table-row>
        <table:table-row table:style-name="TBL_5f_0_5f_16.1">
          <table:table-cell table:style-name="TBL_5f_0_5f_16.A1" office:value-type="string">
            <text:p text:style-name="P7">1178</text:p>
          </table:table-cell>
          <table:table-cell table:style-name="TBL_5f_0_5f_16.B1" office:value-type="string">
            <text:p text:style-name="P7">NIVEA HELENA AGUIAR DA SILV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ARACAJU</text:p>
          </table:table-cell>
          <table:table-cell table:style-name="TBL_5f_0_5f_16.E1" office:value-type="string">
            <text:p text:style-name="P8">9.609,64</text:p>
          </table:table-cell>
          <table:table-cell table:style-name="TBL_5f_0_5f_16.E1" office:value-type="string">
            <text:p text:style-name="P8">1.92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843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7.548,35</text:p>
          </table:table-cell>
          <table:table-cell table:style-name="TBL_5f_0_5f_16.E1" office:value-type="string">
            <text:p text:style-name="P8">1.614,42</text:p>
          </table:table-cell>
          <table:table-cell table:style-name="TBL_5f_0_5f_16.E1" office:value-type="string">
            <text:p text:style-name="P8">2.914,9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529,34</text:p>
          </table:table-cell>
          <table:table-cell table:style-name="TBL_5f_0_5f_16.E1" office:value-type="string">
            <text:p text:style-name="P8">13.019,01</text:p>
          </table:table-cell>
        </table:table-row>
        <table:table-row table:style-name="TBL_5f_0_5f_16.1">
          <table:table-cell table:style-name="TBL_5f_0_5f_16.A1" office:value-type="string">
            <text:p text:style-name="P7">157</text:p>
          </table:table-cell>
          <table:table-cell table:style-name="TBL_5f_0_5f_16.B1" office:value-type="string">
            <text:p text:style-name="P7">ODIL SILVA OLIV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ESPECIAL CRIMIN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57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36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42.582,85</text:p>
          </table:table-cell>
          <table:table-cell table:style-name="TBL_5f_0_5f_16.E1" office:value-type="string">
            <text:p text:style-name="P8">4.936,69</text:p>
          </table:table-cell>
          <table:table-cell table:style-name="TBL_5f_0_5f_16.E1" office:value-type="string">
            <text:p text:style-name="P8">8.40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338,62</text:p>
          </table:table-cell>
          <table:table-cell table:style-name="TBL_5f_0_5f_16.E1" office:value-type="string">
            <text:p text:style-name="P8">29.244,23</text:p>
          </table:table-cell>
        </table:table-row>
        <table:table-row table:style-name="TBL_5f_0_5f_16.1">
          <table:table-cell table:style-name="TBL_5f_0_5f_16.A1" office:value-type="string">
            <text:p text:style-name="P7">1220</text:p>
          </table:table-cell>
          <table:table-cell table:style-name="TBL_5f_0_5f_16.B1" office:value-type="string">
            <text:p text:style-name="P7">ODILON CABRAL MACHADO JUNIOR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4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4.971,62</text:p>
          </table:table-cell>
          <table:table-cell table:style-name="TBL_5f_0_5f_16.E1" office:value-type="string">
            <text:p text:style-name="P8">8.248,5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5.315,37</text:p>
          </table:table-cell>
          <table:table-cell table:style-name="TBL_5f_0_5f_16.E1" office:value-type="string">
            <text:p text:style-name="P8">2.122,10</text:p>
          </table:table-cell>
          <table:table-cell table:style-name="TBL_5f_0_5f_16.E1" office:value-type="string">
            <text:p text:style-name="P8">4.983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105,92</text:p>
          </table:table-cell>
          <table:table-cell table:style-name="TBL_5f_0_5f_16.E1" office:value-type="string">
            <text:p text:style-name="P8">18.209,45</text:p>
          </table:table-cell>
        </table:table-row>
        <table:table-row table:style-name="TBL_5f_0_5f_16.1">
          <table:table-cell table:style-name="TBL_5f_0_5f_16.A1" office:value-type="string">
            <text:p text:style-name="P7">2118</text:p>
          </table:table-cell>
          <table:table-cell table:style-name="TBL_5f_0_5f_16.B1" office:value-type="string">
            <text:p text:style-name="P7">ODILON TERTULIANO DE MENEZES</text:p>
          </table:table-cell>
          <table:table-cell table:style-name="TBL_5f_0_5f_16.B1" office:value-type="string">
            <text:p text:style-name="P7">CAB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</table:table-row>
        <table:table-row table:style-name="TBL_5f_0_5f_16.1">
          <table:table-cell table:style-name="TBL_5f_0_5f_16.A1" office:value-type="string">
            <text:p text:style-name="P7">1566</text:p>
          </table:table-cell>
          <table:table-cell table:style-name="TBL_5f_0_5f_16.B1" office:value-type="string">
            <text:p text:style-name="P7">OLEANIA MENEZES SOU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BIBLIOTECA/ESCOLA SUPERIOR DO MP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885,0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70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989,42</text:p>
          </table:table-cell>
          <table:table-cell table:style-name="TBL_5f_0_5f_16.E1" office:value-type="string">
            <text:p text:style-name="P8">743,44</text:p>
          </table:table-cell>
          <table:table-cell table:style-name="TBL_5f_0_5f_16.E1" office:value-type="string">
            <text:p text:style-name="P8">873,3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16,75</text:p>
          </table:table-cell>
          <table:table-cell table:style-name="TBL_5f_0_5f_16.E1" office:value-type="string">
            <text:p text:style-name="P8">7.372,67</text:p>
          </table:table-cell>
        </table:table-row>
        <table:table-row table:style-name="TBL_5f_0_5f_16.1">
          <table:table-cell table:style-name="TBL_5f_0_5f_16.A1" office:value-type="string">
            <text:p text:style-name="P7">1180</text:p>
          </table:table-cell>
          <table:table-cell table:style-name="TBL_5f_0_5f_16.B1" office:value-type="string">
            <text:p text:style-name="P7">OLIVIA FERNANDES LEAL DE MELL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2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1.527,93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3.990,9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8.287,65</text:p>
          </table:table-cell>
          <table:table-cell table:style-name="TBL_5f_0_5f_16.E1" office:value-type="string">
            <text:p text:style-name="P8">1.639,98</text:p>
          </table:table-cell>
          <table:table-cell table:style-name="TBL_5f_0_5f_16.E1" office:value-type="string">
            <text:p text:style-name="P8">4.784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24,12</text:p>
          </table:table-cell>
          <table:table-cell table:style-name="TBL_5f_0_5f_16.E1" office:value-type="string">
            <text:p text:style-name="P8">21.863,53</text:p>
          </table:table-cell>
        </table:table-row>
        <table:table-row table:style-name="TBL_5f_0_5f_16.1">
          <table:table-cell table:style-name="TBL_5f_0_5f_16.A1" office:value-type="string">
            <text:p text:style-name="P7">364</text:p>
          </table:table-cell>
          <table:table-cell table:style-name="TBL_5f_0_5f_16.B1" office:value-type="string">
            <text:p text:style-name="P7">ORLANDO ROCHADEL MOR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6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04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0,26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39.442,09</text:p>
          </table:table-cell>
          <table:table-cell table:style-name="TBL_5f_0_5f_16.E1" office:value-type="string">
            <text:p text:style-name="P8">4.863,29</text:p>
          </table:table-cell>
          <table:table-cell table:style-name="TBL_5f_0_5f_16.E1" office:value-type="string">
            <text:p text:style-name="P8">6.322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185,93</text:p>
          </table:table-cell>
          <table:table-cell table:style-name="TBL_5f_0_5f_16.E1" office:value-type="string">
            <text:p text:style-name="P8">28.256,16</text:p>
          </table:table-cell>
        </table:table-row>
        <table:table-row table:style-name="TBL_5f_0_5f_16.1">
          <table:table-cell table:style-name="TBL_5f_0_5f_16.A1" office:value-type="string">
            <text:p text:style-name="P7">1563</text:p>
          </table:table-cell>
          <table:table-cell table:style-name="TBL_5f_0_5f_16.B1" office:value-type="string">
            <text:p text:style-name="P7">OSMAR FERREIRA DO AMARAL JUNIOR WANDERLEY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5.365,97</text:p>
          </table:table-cell>
          <table:table-cell table:style-name="TBL_5f_0_5f_16.E1" office:value-type="string">
            <text:p text:style-name="P8">804,9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9.068,61</text:p>
          </table:table-cell>
          <table:table-cell table:style-name="TBL_5f_0_5f_16.E1" office:value-type="string">
            <text:p text:style-name="P8">863,92</text:p>
          </table:table-cell>
          <table:table-cell table:style-name="TBL_5f_0_5f_16.E1" office:value-type="string">
            <text:p text:style-name="P8">590,0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53,97</text:p>
          </table:table-cell>
          <table:table-cell table:style-name="TBL_5f_0_5f_16.E1" office:value-type="string">
            <text:p text:style-name="P8">7.614,64</text:p>
          </table:table-cell>
        </table:table-row>
        <table:table-row table:style-name="TBL_5f_0_5f_16.1">
          <table:table-cell table:style-name="TBL_5f_0_5f_16.A1" office:value-type="string">
            <text:p text:style-name="P7">1592</text:p>
          </table:table-cell>
          <table:table-cell table:style-name="TBL_5f_0_5f_16.B1" office:value-type="string">
            <text:p text:style-name="P7">OSMARIO LISBOA DE ARAUJ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ARTORIO DO 2º GRAU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.265,53</text:p>
          </table:table-cell>
          <table:table-cell table:style-name="TBL_5f_0_5f_16.E1" office:value-type="string">
            <text:p text:style-name="P8">171,8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71,83</text:p>
          </table:table-cell>
          <table:table-cell table:style-name="TBL_5f_0_5f_16.E1" office:value-type="string">
            <text:p text:style-name="P8">4.093,70</text:p>
          </table:table-cell>
        </table:table-row>
        <table:table-row table:style-name="TBL_5f_0_5f_16.1">
          <table:table-cell table:style-name="TBL_5f_0_5f_16.A1" office:value-type="string">
            <text:p text:style-name="P7">1487</text:p>
          </table:table-cell>
          <table:table-cell table:style-name="TBL_5f_0_5f_16.B1" office:value-type="string">
            <text:p text:style-name="P7">PALOMA MATOS MONTEIRO</text:p>
          </table:table-cell>
          <table:table-cell table:style-name="TBL_5f_0_5f_16.B1" office:value-type="string">
            <text:p text:style-name="P7">TÉCNICO JUDICIÁRIO - requisitado</text:p>
          </table:table-cell>
          <table:table-cell table:style-name="TBL_5f_0_5f_16.B1" office:value-type="string">
            <text:p text:style-name="P7">DIVISAO ADMINISTRATIVA DO GABINETE DO PROCURADOR-GERAL DE JUSTICA</text:p>
          </table:table-cell>
          <table:table-cell table:style-name="TBL_5f_0_5f_16.E1" office:value-type="string">
            <text:p text:style-name="P8">3.627,87</text:p>
          </table:table-cell>
          <table:table-cell table:style-name="TBL_5f_0_5f_16.E1" office:value-type="string">
            <text:p text:style-name="P8">1.771,11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446,47</text:p>
          </table:table-cell>
          <table:table-cell table:style-name="TBL_5f_0_5f_16.E1" office:value-type="string">
            <text:p text:style-name="P8">584,09</text:p>
          </table:table-cell>
          <table:table-cell table:style-name="TBL_5f_0_5f_16.E1" office:value-type="string">
            <text:p text:style-name="P8">715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9,78</text:p>
          </table:table-cell>
          <table:table-cell table:style-name="TBL_5f_0_5f_16.E1" office:value-type="string">
            <text:p text:style-name="P8">7.146,69</text:p>
          </table:table-cell>
        </table:table-row>
        <table:table-row table:style-name="TBL_5f_0_5f_16.1">
          <table:table-cell table:style-name="TBL_5f_0_5f_16.A1" office:value-type="string">
            <text:p text:style-name="P7">1524</text:p>
          </table:table-cell>
          <table:table-cell table:style-name="TBL_5f_0_5f_16.B1" office:value-type="string">
            <text:p text:style-name="P7">PAMELLA HELLY ALMEIDA DE OLIVEIR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3ª PROMOTORIA DE JUSTICA CRIMINAL - ARACAJU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594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2.257,31</text:p>
          </table:table-cell>
          <table:table-cell table:style-name="TBL_5f_0_5f_16.E1" office:value-type="string">
            <text:p text:style-name="P8">1.225,49</text:p>
          </table:table-cell>
          <table:table-cell table:style-name="TBL_5f_0_5f_16.E1" office:value-type="string">
            <text:p text:style-name="P8">1.148,7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4,20</text:p>
          </table:table-cell>
          <table:table-cell table:style-name="TBL_5f_0_5f_16.E1" office:value-type="string">
            <text:p text:style-name="P8">9.883,11</text:p>
          </table:table-cell>
        </table:table-row>
        <table:table-row table:style-name="TBL_5f_0_5f_16.1">
          <table:table-cell table:style-name="TBL_5f_0_5f_16.A1" office:value-type="string">
            <text:p text:style-name="P7">1569</text:p>
          </table:table-cell>
          <table:table-cell table:style-name="TBL_5f_0_5f_16.B1" office:value-type="string">
            <text:p text:style-name="P7">PASCOAL NABUCO DAVILA FREIRE</text:p>
          </table:table-cell>
          <table:table-cell table:style-name="TBL_5f_0_5f_16.B1" office:value-type="string">
            <text:p text:style-name="P7">REDATOR TÉCNICO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</table:table-row>
        <table:table-row table:style-name="TBL_5f_0_5f_16.1">
          <table:table-cell table:style-name="TBL_5f_0_5f_16.A1" office:value-type="string">
            <text:p text:style-name="P7">1425</text:p>
          </table:table-cell>
          <table:table-cell table:style-name="TBL_5f_0_5f_16.B1" office:value-type="string">
            <text:p text:style-name="P7">PATRICIA AZEVEDO MORAES PORRAL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RISTINAPOLIS</text:p>
          </table:table-cell>
          <table:table-cell table:style-name="TBL_5f_0_5f_16.E1" office:value-type="string">
            <text:p text:style-name="P8">9.065,70</text:p>
          </table:table-cell>
          <table:table-cell table:style-name="TBL_5f_0_5f_16.E1" office:value-type="string">
            <text:p text:style-name="P8">1.359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61,67</text:p>
          </table:table-cell>
          <table:table-cell table:style-name="TBL_5f_0_5f_16.E1" office:value-type="string">
            <text:p text:style-name="P8">13.587,23</text:p>
          </table:table-cell>
          <table:table-cell table:style-name="TBL_5f_0_5f_16.E1" office:value-type="string">
            <text:p text:style-name="P8">1.459,58</text:p>
          </table:table-cell>
          <table:table-cell table:style-name="TBL_5f_0_5f_16.E1" office:value-type="string">
            <text:p text:style-name="P8">1.596,2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055,86</text:p>
          </table:table-cell>
          <table:table-cell table:style-name="TBL_5f_0_5f_16.E1" office:value-type="string">
            <text:p text:style-name="P8">10.531,37</text:p>
          </table:table-cell>
        </table:table-row>
        <table:table-row table:style-name="TBL_5f_0_5f_16.1">
          <table:table-cell table:style-name="TBL_5f_0_5f_16.A1" office:value-type="string">
            <text:p text:style-name="P7">1307</text:p>
          </table:table-cell>
          <table:table-cell table:style-name="TBL_5f_0_5f_16.B1" office:value-type="string">
            <text:p text:style-name="P7">PATRICIA CARDOSO MACHADO FEITO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CONSELHO SUPERIOR DO MP</text:p>
          </table:table-cell>
          <table:table-cell table:style-name="TBL_5f_0_5f_16.E1" office:value-type="string">
            <text:p text:style-name="P8">4.690,79</text:p>
          </table:table-cell>
          <table:table-cell table:style-name="TBL_5f_0_5f_16.E1" office:value-type="string">
            <text:p text:style-name="P8">703,62</text:p>
          </table:table-cell>
          <table:table-cell table:style-name="TBL_5f_0_5f_16.E1" office:value-type="string">
            <text:p text:style-name="P8">3.692,3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0.995,71</text:p>
          </table:table-cell>
          <table:table-cell table:style-name="TBL_5f_0_5f_16.E1" office:value-type="string">
            <text:p text:style-name="P8">755,22</text:p>
          </table:table-cell>
          <table:table-cell table:style-name="TBL_5f_0_5f_16.E1" office:value-type="string">
            <text:p text:style-name="P8">1.421,8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7,02</text:p>
          </table:table-cell>
          <table:table-cell table:style-name="TBL_5f_0_5f_16.E1" office:value-type="string">
            <text:p text:style-name="P8">8.818,69</text:p>
          </table:table-cell>
        </table:table-row>
        <table:table-row table:style-name="TBL_5f_0_5f_16.1">
          <table:table-cell table:style-name="TBL_5f_0_5f_16.A1" office:value-type="string">
            <text:p text:style-name="P7">1511</text:p>
          </table:table-cell>
          <table:table-cell table:style-name="TBL_5f_0_5f_16.B1" office:value-type="string">
            <text:p text:style-name="P7">PATRICIA PASSOS MASCARENHAS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PERICIA TECNICA - GAAE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8.400,48</text:p>
          </table:table-cell>
          <table:table-cell table:style-name="TBL_5f_0_5f_16.E1" office:value-type="string">
            <text:p text:style-name="P8">712,47</text:p>
          </table:table-cell>
          <table:table-cell table:style-name="TBL_5f_0_5f_16.E1" office:value-type="string">
            <text:p text:style-name="P8">647,2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59,76</text:p>
          </table:table-cell>
          <table:table-cell table:style-name="TBL_5f_0_5f_16.E1" office:value-type="string">
            <text:p text:style-name="P8">7.040,72</text:p>
          </table:table-cell>
        </table:table-row>
        <table:table-row table:style-name="TBL_5f_0_5f_16.1">
          <table:table-cell table:style-name="TBL_5f_0_5f_16.A1" office:value-type="string">
            <text:p text:style-name="P7">59</text:p>
          </table:table-cell>
          <table:table-cell table:style-name="TBL_5f_0_5f_16.B1" office:value-type="string">
            <text:p text:style-name="P7">PATRICIO FERREIRA DE FAR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491</text:p>
          </table:table-cell>
          <table:table-cell table:style-name="TBL_5f_0_5f_16.B1" office:value-type="string">
            <text:p text:style-name="P7">PAULA COSTA SOUZA PASQUETTI</text:p>
          </table:table-cell>
          <table:table-cell table:style-name="TBL_5f_0_5f_16.B1" office:value-type="string">
            <text:p text:style-name="P7">ANALISTA DO MP -Informática - G. e A.de P. de Sistemas</text:p>
          </table:table-cell>
          <table:table-cell table:style-name="TBL_5f_0_5f_16.B1" office:value-type="string">
            <text:p text:style-name="P7">DIVISAO DE PROJETOS E BANCO DE DADOS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7.377,01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2.901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278,37</text:p>
          </table:table-cell>
          <table:table-cell table:style-name="TBL_5f_0_5f_16.E1" office:value-type="string">
            <text:p text:style-name="P8">13.098,64</text:p>
          </table:table-cell>
        </table:table-row>
        <table:table-row table:style-name="TBL_5f_0_5f_16.1">
          <table:table-cell table:style-name="TBL_5f_0_5f_16.A1" office:value-type="string">
            <text:p text:style-name="P7">2121</text:p>
          </table:table-cell>
          <table:table-cell table:style-name="TBL_5f_0_5f_16.B1" office:value-type="string">
            <text:p text:style-name="P7">PAULO CEZAR SANTOS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</table:table-row>
        <table:table-row table:style-name="TBL_5f_0_5f_16.1">
          <table:table-cell table:style-name="TBL_5f_0_5f_16.A1" office:value-type="string">
            <text:p text:style-name="P7">1658</text:p>
          </table:table-cell>
          <table:table-cell table:style-name="TBL_5f_0_5f_16.B1" office:value-type="string">
            <text:p text:style-name="P7">PAULO HENRIQUE SOARES DE ASSIS BAPTIST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ª PROMOTORIA DE JUSTICA - LARANJEIRAS</text:p>
          </table:table-cell>
          <table:table-cell table:style-name="TBL_5f_0_5f_16.E1" office:value-type="string">
            <text:p text:style-name="P8">6.029,21</text:p>
          </table:table-cell>
          <table:table-cell table:style-name="TBL_5f_0_5f_16.E1" office:value-type="string">
            <text:p text:style-name="P8">904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5,27</text:p>
          </table:table-cell>
          <table:table-cell table:style-name="TBL_5f_0_5f_16.E1" office:value-type="string">
            <text:p text:style-name="P8">9.258,86</text:p>
          </table:table-cell>
          <table:table-cell table:style-name="TBL_5f_0_5f_16.E1" office:value-type="string">
            <text:p text:style-name="P8">970,70</text:p>
          </table:table-cell>
          <table:table-cell table:style-name="TBL_5f_0_5f_16.E1" office:value-type="string">
            <text:p text:style-name="P8">666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6,86</text:p>
          </table:table-cell>
          <table:table-cell table:style-name="TBL_5f_0_5f_16.E1" office:value-type="string">
            <text:p text:style-name="P8">7.622,00</text:p>
          </table:table-cell>
        </table:table-row>
        <table:table-row table:style-name="TBL_5f_0_5f_16.1">
          <table:table-cell table:style-name="TBL_5f_0_5f_16.A1" office:value-type="string">
            <text:p text:style-name="P7">1389</text:p>
          </table:table-cell>
          <table:table-cell table:style-name="TBL_5f_0_5f_16.B1" office:value-type="string">
            <text:p text:style-name="P7">PAULO JOSE DE FREITAS FILH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COMUNICACAO CERIMONIAL E EVENTOS/GPGJ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2.894,57</text:p>
          </table:table-cell>
          <table:table-cell table:style-name="TBL_5f_0_5f_16.E1" office:value-type="string">
            <text:p text:style-name="P8">712,47</text:p>
          </table:table-cell>
          <table:table-cell table:style-name="TBL_5f_0_5f_16.E1" office:value-type="string">
            <text:p text:style-name="P8">1.883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95,63</text:p>
          </table:table-cell>
          <table:table-cell table:style-name="TBL_5f_0_5f_16.E1" office:value-type="string">
            <text:p text:style-name="P8">10.298,94</text:p>
          </table:table-cell>
        </table:table-row>
        <table:table-row table:style-name="TBL_5f_0_5f_16.1">
          <table:table-cell table:style-name="TBL_5f_0_5f_16.A1" office:value-type="string">
            <text:p text:style-name="P7">640</text:p>
          </table:table-cell>
          <table:table-cell table:style-name="TBL_5f_0_5f_16.B1" office:value-type="string">
            <text:p text:style-name="P7">PAULO JOSE FRANCISCO ALVES FILHO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2ª PROMOTORIA DE JUSTICA - TOBIAS BARRET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68,91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9.230,94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6.820,8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537,35</text:p>
          </table:table-cell>
          <table:table-cell table:style-name="TBL_5f_0_5f_16.E1" office:value-type="string">
            <text:p text:style-name="P8">27.693,59</text:p>
          </table:table-cell>
        </table:table-row>
        <table:table-row table:style-name="TBL_5f_0_5f_16.1">
          <table:table-cell table:style-name="TBL_5f_0_5f_16.A1" office:value-type="string">
            <text:p text:style-name="P7">33</text:p>
          </table:table-cell>
          <table:table-cell table:style-name="TBL_5f_0_5f_16.B1" office:value-type="string">
            <text:p text:style-name="P7">PAULO LIMA DE SANTANA</text:p>
          </table:table-cell>
          <table:table-cell table:style-name="TBL_5f_0_5f_16.B1" office:value-type="string">
            <text:p text:style-name="P7">PROCURADOR DE JUSTIÇA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64,71</text:p>
          </table:table-cell>
          <table:table-cell table:style-name="TBL_5f_0_5f_16.E1" office:value-type="string">
            <text:p text:style-name="P8">7.092,44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50.378,50</text:p>
          </table:table-cell>
          <table:table-cell table:style-name="TBL_5f_0_5f_16.E1" office:value-type="string">
            <text:p text:style-name="P8">4.964,71</text:p>
          </table:table-cell>
          <table:table-cell table:style-name="TBL_5f_0_5f_16.E1" office:value-type="string">
            <text:p text:style-name="P8">9.936,30</text:p>
          </table:table-cell>
          <table:table-cell table:style-name="TBL_5f_0_5f_16.E1" office:value-type="string">
            <text:p text:style-name="P8">3.261,34</text:p>
          </table:table-cell>
          <table:table-cell table:style-name="TBL_5f_0_5f_16.E1" office:value-type="string">
            <text:p text:style-name="P8">18.162,35</text:p>
          </table:table-cell>
          <table:table-cell table:style-name="TBL_5f_0_5f_16.E1" office:value-type="string">
            <text:p text:style-name="P8">32.216,15</text:p>
          </table:table-cell>
        </table:table-row>
        <table:table-row table:style-name="TBL_5f_0_5f_16.1">
          <table:table-cell table:style-name="TBL_5f_0_5f_16.A1" office:value-type="string">
            <text:p text:style-name="P7">292</text:p>
          </table:table-cell>
          <table:table-cell table:style-name="TBL_5f_0_5f_16.B1" office:value-type="string">
            <text:p text:style-name="P7">PAULO RIBEIRO DA SILVA</text:p>
          </table:table-cell>
          <table:table-cell table:style-name="TBL_5f_0_5f_16.B1" office:value-type="string">
            <text:p text:style-name="P7">CHEFE DE SERVIÇOS DE MANUTENÇÃO - CAPITAL</text:p>
          </table:table-cell>
          <table:table-cell table:style-name="TBL_5f_0_5f_16.B1" office:value-type="string">
            <text:p text:style-name="P7">SERVICOS DE MAUTENCAO CAPITAL/DAA/DA/SG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308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2,54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7.773,93</text:p>
          </table:table-cell>
          <table:table-cell table:style-name="TBL_5f_0_5f_16.E1" office:value-type="string">
            <text:p text:style-name="P8">635,42</text:p>
          </table:table-cell>
          <table:table-cell table:style-name="TBL_5f_0_5f_16.E1" office:value-type="string">
            <text:p text:style-name="P8">353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88,57</text:p>
          </table:table-cell>
          <table:table-cell table:style-name="TBL_5f_0_5f_16.E1" office:value-type="string">
            <text:p text:style-name="P8">6.785,36</text:p>
          </table:table-cell>
        </table:table-row>
        <table:table-row table:style-name="TBL_5f_0_5f_16.1">
          <table:table-cell table:style-name="TBL_5f_0_5f_16.A1" office:value-type="string">
            <text:p text:style-name="P7">1476</text:p>
          </table:table-cell>
          <table:table-cell table:style-name="TBL_5f_0_5f_16.B1" office:value-type="string">
            <text:p text:style-name="P7">PAULO ROBERTO NUNES DE ALMEID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ITABAIANA</text:p>
          </table:table-cell>
          <table:table-cell table:style-name="TBL_5f_0_5f_16.E1" office:value-type="string">
            <text:p text:style-name="P8">9.065,70</text:p>
          </table:table-cell>
          <table:table-cell table:style-name="TBL_5f_0_5f_16.E1" office:value-type="string">
            <text:p text:style-name="P8">2.266,4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7,20</text:p>
          </table:table-cell>
          <table:table-cell table:style-name="TBL_5f_0_5f_16.E1" office:value-type="string">
            <text:p text:style-name="P8">13.849,33</text:p>
          </table:table-cell>
          <table:table-cell table:style-name="TBL_5f_0_5f_16.E1" office:value-type="string">
            <text:p text:style-name="P8">1.586,50</text:p>
          </table:table-cell>
          <table:table-cell table:style-name="TBL_5f_0_5f_16.E1" office:value-type="string">
            <text:p text:style-name="P8">1.810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97,19</text:p>
          </table:table-cell>
          <table:table-cell table:style-name="TBL_5f_0_5f_16.E1" office:value-type="string">
            <text:p text:style-name="P8">10.452,14</text:p>
          </table:table-cell>
        </table:table-row>
        <table:table-row table:style-name="TBL_5f_0_5f_16.1">
          <table:table-cell table:style-name="TBL_5f_0_5f_16.A1" office:value-type="string">
            <text:p text:style-name="P7">44</text:p>
          </table:table-cell>
          <table:table-cell table:style-name="TBL_5f_0_5f_16.B1" office:value-type="string">
            <text:p text:style-name="P7">PAULO VIEIRA MESS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5ª PROMOTORIA DE JUSTICA DISTRIT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40.789,66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8.395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111,63</text:p>
          </table:table-cell>
          <table:table-cell table:style-name="TBL_5f_0_5f_16.E1" office:value-type="string">
            <text:p text:style-name="P8">27.678,03</text:p>
          </table:table-cell>
        </table:table-row>
        <table:table-row table:style-name="TBL_5f_0_5f_16.1">
          <table:table-cell table:style-name="TBL_5f_0_5f_16.A1" office:value-type="string">
            <text:p text:style-name="P7">2061</text:p>
          </table:table-cell>
          <table:table-cell table:style-name="TBL_5f_0_5f_16.B1" office:value-type="string">
            <text:p text:style-name="P7">PEDRO FELIPE CARDOSO MOTA FONT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- NOSSA SENHORA DA GLORIA </text:p>
          </table:table-cell>
          <table:table-cell table:style-name="TBL_5f_0_5f_16.E1" office:value-type="string">
            <text:p text:style-name="P8">3.862,00</text:p>
          </table:table-cell>
          <table:table-cell table:style-name="TBL_5f_0_5f_16.E1" office:value-type="string">
            <text:p text:style-name="P8">276,5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83,9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0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8.020,25</text:p>
          </table:table-cell>
          <table:table-cell table:style-name="TBL_5f_0_5f_16.E1" office:value-type="string">
            <text:p text:style-name="P8">579,40</text:p>
          </table:table-cell>
          <table:table-cell table:style-name="TBL_5f_0_5f_16.E1" office:value-type="string">
            <text:p text:style-name="P8">209,6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89,08</text:p>
          </table:table-cell>
          <table:table-cell table:style-name="TBL_5f_0_5f_16.E1" office:value-type="string">
            <text:p text:style-name="P8">7.231,17</text:p>
          </table:table-cell>
        </table:table-row>
        <table:table-row table:style-name="TBL_5f_0_5f_16.1">
          <table:table-cell table:style-name="TBL_5f_0_5f_16.A1" office:value-type="string">
            <text:p text:style-name="P7">1845</text:p>
          </table:table-cell>
          <table:table-cell table:style-name="TBL_5f_0_5f_16.B1" office:value-type="string">
            <text:p text:style-name="P7">PEDRO GOMES DE SOUZA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911</text:p>
          </table:table-cell>
          <table:table-cell table:style-name="TBL_5f_0_5f_16.B1" office:value-type="string">
            <text:p text:style-name="P7">PEDRO MENEZES FEITOSA</text:p>
          </table:table-cell>
          <table:table-cell table:style-name="TBL_5f_0_5f_16.B1" office:value-type="string">
            <text:p text:style-name="P7">* TÉCNICO ESPECIAL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60</text:p>
          </table:table-cell>
          <table:table-cell table:style-name="TBL_5f_0_5f_16.B1" office:value-type="string">
            <text:p text:style-name="P7">PEDRO VICTORIO DAUD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692</text:p>
          </table:table-cell>
          <table:table-cell table:style-name="TBL_5f_0_5f_16.B1" office:value-type="string">
            <text:p text:style-name="P7">PEDRO VINICIUS LOPES DOS SANTOS</text:p>
          </table:table-cell>
          <table:table-cell table:style-name="TBL_5f_0_5f_16.B1" office:value-type="string">
            <text:p text:style-name="P7">ANALISTA DO MP - ADMINISTRADOR</text:p>
          </table:table-cell>
          <table:table-cell table:style-name="TBL_5f_0_5f_16.B1" office:value-type="string">
            <text:p text:style-name="P7">DIVISAO DE APOIO ADMINISTRATIVO/DA/SG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2.585,0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4.593,43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2.063,3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40,30</text:p>
          </table:table-cell>
          <table:table-cell table:style-name="TBL_5f_0_5f_16.E1" office:value-type="string">
            <text:p text:style-name="P8">11.153,13</text:p>
          </table:table-cell>
        </table:table-row>
        <table:table-row table:style-name="TBL_5f_0_5f_16.1">
          <table:table-cell table:style-name="TBL_5f_0_5f_16.A1" office:value-type="string">
            <text:p text:style-name="P7">339</text:p>
          </table:table-cell>
          <table:table-cell table:style-name="TBL_5f_0_5f_16.B1" office:value-type="string">
            <text:p text:style-name="P7">PETERSON ALMEIDA BARBOS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ITAPORANGA D'AJUD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68,91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9.230,94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7.920,2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636,77</text:p>
          </table:table-cell>
          <table:table-cell table:style-name="TBL_5f_0_5f_16.E1" office:value-type="string">
            <text:p text:style-name="P8">26.594,17</text:p>
          </table:table-cell>
        </table:table-row>
        <table:table-row table:style-name="TBL_5f_0_5f_16.1">
          <table:table-cell table:style-name="TBL_5f_0_5f_16.A1" office:value-type="string">
            <text:p text:style-name="P7">1279</text:p>
          </table:table-cell>
          <table:table-cell table:style-name="TBL_5f_0_5f_16.B1" office:value-type="string">
            <text:p text:style-name="P7">PETRUCIO LOPES CASADO FILH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0ª PROCURADORIA DE JUSTICA (2ª CAMARA CIVE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2.037,24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4.806,05</text:p>
          </table:table-cell>
          <table:table-cell table:style-name="TBL_5f_0_5f_16.E1" office:value-type="string">
            <text:p text:style-name="P8">1.711,28</text:p>
          </table:table-cell>
          <table:table-cell table:style-name="TBL_5f_0_5f_16.E1" office:value-type="string">
            <text:p text:style-name="P8">4.956,7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668,01</text:p>
          </table:table-cell>
          <table:table-cell table:style-name="TBL_5f_0_5f_16.E1" office:value-type="string">
            <text:p text:style-name="P8">18.138,04</text:p>
          </table:table-cell>
        </table:table-row>
        <table:table-row table:style-name="TBL_5f_0_5f_16.1">
          <table:table-cell table:style-name="TBL_5f_0_5f_16.A1" office:value-type="string">
            <text:p text:style-name="P7">2250</text:p>
          </table:table-cell>
          <table:table-cell table:style-name="TBL_5f_0_5f_16.B1" office:value-type="string">
            <text:p text:style-name="P7">PIERRE VIEIRA DE CARVALH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OORDENADORIA GERAL /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.265,53</text:p>
          </table:table-cell>
          <table:table-cell table:style-name="TBL_5f_0_5f_16.E1" office:value-type="string">
            <text:p text:style-name="P8">171,83</text:p>
          </table:table-cell>
          <table:table-cell table:style-name="TBL_5f_0_5f_16.E1" office:value-type="string">
            <text:p text:style-name="P8">1,2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73,09</text:p>
          </table:table-cell>
          <table:table-cell table:style-name="TBL_5f_0_5f_16.E1" office:value-type="string">
            <text:p text:style-name="P8">4.092,44</text:p>
          </table:table-cell>
        </table:table-row>
        <table:table-row table:style-name="TBL_5f_0_5f_16.1">
          <table:table-cell table:style-name="TBL_5f_0_5f_16.A1" office:value-type="string">
            <text:p text:style-name="P7">627</text:p>
          </table:table-cell>
          <table:table-cell table:style-name="TBL_5f_0_5f_16.B1" office:value-type="string">
            <text:p text:style-name="P7">POLLYANNA MARA DE CASTRO AGUIAR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2ª PROMOTORIA DE JUSTICA - BARRA DOS COQUEIROS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4.177,57</text:p>
          </table:table-cell>
          <table:table-cell table:style-name="TBL_5f_0_5f_16.E1" office:value-type="string">
            <text:p text:style-name="P8">4.480,65</text:p>
          </table:table-cell>
          <table:table-cell table:style-name="TBL_5f_0_5f_16.E1" office:value-type="string">
            <text:p text:style-name="P8">6.699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180,39</text:p>
          </table:table-cell>
          <table:table-cell table:style-name="TBL_5f_0_5f_16.E1" office:value-type="string">
            <text:p text:style-name="P8">22.997,18</text:p>
          </table:table-cell>
        </table:table-row>
        <table:table-row table:style-name="TBL_5f_0_5f_16.1">
          <table:table-cell table:style-name="TBL_5f_0_5f_16.A1" office:value-type="string">
            <text:p text:style-name="P7">34</text:p>
          </table:table-cell>
          <table:table-cell table:style-name="TBL_5f_0_5f_16.B1" office:value-type="string">
            <text:p text:style-name="P7">PORFIRIO MARTINS FELIX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855</text:p>
          </table:table-cell>
          <table:table-cell table:style-name="TBL_5f_0_5f_16.B1" office:value-type="string">
            <text:p text:style-name="P7">PRISCILA CAMARGO SILVA TAVARES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PROMOTORIA DE JUSTICA - POCO VERDE 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33.913,64</text:p>
          </table:table-cell>
          <table:table-cell table:style-name="TBL_5f_0_5f_16.E1" office:value-type="string">
            <text:p text:style-name="P8">4.480,65</text:p>
          </table:table-cell>
          <table:table-cell table:style-name="TBL_5f_0_5f_16.E1" office:value-type="string">
            <text:p text:style-name="P8">6.595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076,12</text:p>
          </table:table-cell>
          <table:table-cell table:style-name="TBL_5f_0_5f_16.E1" office:value-type="string">
            <text:p text:style-name="P8">22.837,52</text:p>
          </table:table-cell>
        </table:table-row>
        <table:table-row table:style-name="TBL_5f_0_5f_16.1">
          <table:table-cell table:style-name="TBL_5f_0_5f_16.A1" office:value-type="string">
            <text:p text:style-name="P7">1929</text:p>
          </table:table-cell>
          <table:table-cell table:style-name="TBL_5f_0_5f_16.B1" office:value-type="string">
            <text:p text:style-name="P7">PUSCAS PEREIRA SILVA JUNIOR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PROMOTORIA DE JUSTICA - POCO VERDE </text:p>
          </table:table-cell>
          <table:table-cell table:style-name="TBL_5f_0_5f_16.E1" office:value-type="string">
            <text:p text:style-name="P8">2.943,06</text:p>
          </table:table-cell>
          <table:table-cell table:style-name="TBL_5f_0_5f_16.E1" office:value-type="string">
            <text:p text:style-name="P8">232,2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66,67</text:p>
          </table:table-cell>
          <table:table-cell table:style-name="TBL_5f_0_5f_16.E1" office:value-type="string">
            <text:p text:style-name="P8">3.121,43</text:p>
          </table:table-cell>
          <table:table-cell table:style-name="TBL_5f_0_5f_16.E1" office:value-type="string">
            <text:p text:style-name="P8">6.563,36</text:p>
          </table:table-cell>
          <table:table-cell table:style-name="TBL_5f_0_5f_16.E1" office:value-type="string">
            <text:p text:style-name="P8">444,54</text:p>
          </table:table-cell>
          <table:table-cell table:style-name="TBL_5f_0_5f_16.E1" office:value-type="string">
            <text:p text:style-name="P8">94,8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39,35</text:p>
          </table:table-cell>
          <table:table-cell table:style-name="TBL_5f_0_5f_16.E1" office:value-type="string">
            <text:p text:style-name="P8">6.024,01</text:p>
          </table:table-cell>
        </table:table-row>
        <table:table-row table:style-name="TBL_5f_0_5f_16.1">
          <table:table-cell table:style-name="TBL_5f_0_5f_16.A1" office:value-type="string">
            <text:p text:style-name="P7">1547</text:p>
          </table:table-cell>
          <table:table-cell table:style-name="TBL_5f_0_5f_16.B1" office:value-type="string">
            <text:p text:style-name="P7">QUELINE BARBOSA DE SOUZA ARAGA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6ª PROCURADORIA DE JUSTICA (CAMARA CRIMINAL)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2.565,77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3.898,0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27.862,87</text:p>
          </table:table-cell>
          <table:table-cell table:style-name="TBL_5f_0_5f_16.E1" office:value-type="string">
            <text:p text:style-name="P8">1.556,56</text:p>
          </table:table-cell>
          <table:table-cell table:style-name="TBL_5f_0_5f_16.E1" office:value-type="string">
            <text:p text:style-name="P8">4.643,2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199,79</text:p>
          </table:table-cell>
          <table:table-cell table:style-name="TBL_5f_0_5f_16.E1" office:value-type="string">
            <text:p text:style-name="P8">21.663,08</text:p>
          </table:table-cell>
        </table:table-row>
      </table:table>
      <table:table table:name="TBL_0_17" table:style-name="TBL_5f_0_5f_17">
        <table:table-column table:style-name="TBL_5f_0_5f_17.A"/>
        <table:table-column table:style-name="TBL_5f_0_5f_17.B"/>
        <table:table-column table:style-name="TBL_5f_0_5f_17.C"/>
        <table:table-column table:style-name="TBL_5f_0_5f_17.D"/>
        <table:table-column table:style-name="TBL_5f_0_5f_17.E"/>
        <table:table-column table:style-name="TBL_5f_0_5f_17.F"/>
        <table:table-column table:style-name="TBL_5f_0_5f_17.G"/>
        <table:table-column table:style-name="TBL_5f_0_5f_17.H"/>
        <table:table-column table:style-name="TBL_5f_0_5f_17.I"/>
        <table:table-column table:style-name="TBL_5f_0_5f_17.J"/>
        <table:table-column table:style-name="TBL_5f_0_5f_17.E"/>
        <table:table-column table:style-name="TBL_5f_0_5f_17.L" table:number-columns-repeated="2"/>
        <table:table-column table:style-name="TBL_5f_0_5f_17.J"/>
        <table:table-column table:style-name="TBL_5f_0_5f_17.O"/>
        <table:table-column table:style-name="TBL_5f_0_5f_17.P"/>
        <table:table-column table:style-name="TBL_5f_0_5f_17.Q"/>
        <table:table-column table:style-name="TBL_5f_0_5f_17.R"/>
        <table:table-row table:style-name="TBL_5f_0_5f_17.1">
          <table:table-cell table:style-name="TBL_5f_0_5f_17.A1" office:value-type="string">
            <text:p text:style-name="P7"><text:bookmark text:name="JR_PAGE_ANCHOR_0_18"/>2202</text:p>
          </table:table-cell>
          <table:table-cell table:style-name="TBL_5f_0_5f_17.B1" office:value-type="string">
            <text:p text:style-name="P7">QUEZIA EMANUELA MESSIAS ALVES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POIO OPERACIONAL - SEC. GERAL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001,60</text:p>
          </table:table-cell>
          <table:table-cell table:style-name="TBL_5f_0_5f_17.E1" office:value-type="string">
            <text:p text:style-name="P8">171,83</text:p>
          </table:table-cell>
          <table:table-cell table:style-name="TBL_5f_0_5f_17.E1" office:value-type="string">
            <text:p text:style-name="P8">1,2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73,09</text:p>
          </table:table-cell>
          <table:table-cell table:style-name="TBL_5f_0_5f_17.E1" office:value-type="string">
            <text:p text:style-name="P8">3.828,51</text:p>
          </table:table-cell>
        </table:table-row>
        <table:table-row table:style-name="TBL_5f_0_5f_17.1">
          <table:table-cell table:style-name="TBL_5f_0_5f_17.A1" office:value-type="string">
            <text:p text:style-name="P7">519</text:p>
          </table:table-cell>
          <table:table-cell table:style-name="TBL_5f_0_5f_17.B1" office:value-type="string">
            <text:p text:style-name="P7">RAFAEL CUSTODIO SILVA</text:p>
          </table:table-cell>
          <table:table-cell table:style-name="TBL_5f_0_5f_17.B1" office:value-type="string">
            <text:p text:style-name="P7">ASSESSOR DE TECNOLOGIA DA INFORMAÇÃO</text:p>
          </table:table-cell>
          <table:table-cell table:style-name="TBL_5f_0_5f_17.B1" office:value-type="string">
            <text:p text:style-name="P7">DIRETORIA DE TECNOLOGIA DA INFORMACAO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260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6.433,28</text:p>
          </table:table-cell>
          <table:table-cell table:style-name="TBL_5f_0_5f_17.E1" office:value-type="string">
            <text:p text:style-name="P8">447,73</text:p>
          </table:table-cell>
          <table:table-cell table:style-name="TBL_5f_0_5f_17.E1" office:value-type="string">
            <text:p text:style-name="P8">160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07,95</text:p>
          </table:table-cell>
          <table:table-cell table:style-name="TBL_5f_0_5f_17.E1" office:value-type="string">
            <text:p text:style-name="P8">5.825,33</text:p>
          </table:table-cell>
        </table:table-row>
        <table:table-row table:style-name="TBL_5f_0_5f_17.1">
          <table:table-cell table:style-name="TBL_5f_0_5f_17.A1" office:value-type="string">
            <text:p text:style-name="P7">2232</text:p>
          </table:table-cell>
          <table:table-cell table:style-name="TBL_5f_0_5f_17.B1" office:value-type="string">
            <text:p text:style-name="P7">RAFAEL SANTOS CRUZ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PROMOTORIA DE JUSTICA - JAPARATUB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001,60</text:p>
          </table:table-cell>
          <table:table-cell table:style-name="TBL_5f_0_5f_17.E1" office:value-type="string">
            <text:p text:style-name="P8">171,83</text:p>
          </table:table-cell>
          <table:table-cell table:style-name="TBL_5f_0_5f_17.E1" office:value-type="string">
            <text:p text:style-name="P8">1,2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73,09</text:p>
          </table:table-cell>
          <table:table-cell table:style-name="TBL_5f_0_5f_17.E1" office:value-type="string">
            <text:p text:style-name="P8">3.828,51</text:p>
          </table:table-cell>
        </table:table-row>
        <table:table-row table:style-name="TBL_5f_0_5f_17.1">
          <table:table-cell table:style-name="TBL_5f_0_5f_17.A1" office:value-type="string">
            <text:p text:style-name="P7">1466</text:p>
          </table:table-cell>
          <table:table-cell table:style-name="TBL_5f_0_5f_17.B1" office:value-type="string">
            <text:p text:style-name="P7">RAFAEL SCHWEZ KURKOWSKI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BOQUIM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3.913,6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6.699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80,39</text:p>
          </table:table-cell>
          <table:table-cell table:style-name="TBL_5f_0_5f_17.E1" office:value-type="string">
            <text:p text:style-name="P8">22.733,25</text:p>
          </table:table-cell>
        </table:table-row>
        <table:table-row table:style-name="TBL_5f_0_5f_17.1">
          <table:table-cell table:style-name="TBL_5f_0_5f_17.A1" office:value-type="string">
            <text:p text:style-name="P7">1711</text:p>
          </table:table-cell>
          <table:table-cell table:style-name="TBL_5f_0_5f_17.B1" office:value-type="string">
            <text:p text:style-name="P7">RAFAEL VALENCA DA COST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7ª PROMOTORIA DE JUSTICA DISTRITAL - ARACAJU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90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015,40</text:p>
          </table:table-cell>
          <table:table-cell table:style-name="TBL_5f_0_5f_17.E1" office:value-type="string">
            <text:p text:style-name="P8">574,90</text:p>
          </table:table-cell>
          <table:table-cell table:style-name="TBL_5f_0_5f_17.E1" office:value-type="string">
            <text:p text:style-name="P8">174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49,83</text:p>
          </table:table-cell>
          <table:table-cell table:style-name="TBL_5f_0_5f_17.E1" office:value-type="string">
            <text:p text:style-name="P8">5.265,57</text:p>
          </table:table-cell>
        </table:table-row>
        <table:table-row table:style-name="TBL_5f_0_5f_17.1">
          <table:table-cell table:style-name="TBL_5f_0_5f_17.A1" office:value-type="string">
            <text:p text:style-name="P7">876</text:p>
          </table:table-cell>
          <table:table-cell table:style-name="TBL_5f_0_5f_17.B1" office:value-type="string">
            <text:p text:style-name="P7">RAIMUNDO BISPO FILHO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CO REDONDO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668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840,56</text:p>
          </table:table-cell>
          <table:table-cell table:style-name="TBL_5f_0_5f_17.E1" office:value-type="string">
            <text:p text:style-name="P8">16.397,21</text:p>
          </table:table-cell>
          <table:table-cell table:style-name="TBL_5f_0_5f_17.E1" office:value-type="string">
            <text:p text:style-name="P8">62.910,6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10.481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4.961,76</text:p>
          </table:table-cell>
          <table:table-cell table:style-name="TBL_5f_0_5f_17.E1" office:value-type="string">
            <text:p text:style-name="P8">47.948,88</text:p>
          </table:table-cell>
        </table:table-row>
        <table:table-row table:style-name="TBL_5f_0_5f_17.1">
          <table:table-cell table:style-name="TBL_5f_0_5f_17.A1" office:value-type="string">
            <text:p text:style-name="P7">1172</text:p>
          </table:table-cell>
          <table:table-cell table:style-name="TBL_5f_0_5f_17.B1" office:value-type="string">
            <text:p text:style-name="P7">RAISSA LEMOS SILVA MACHAD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MOTORIA DE JUSTICA DISTRITAL - ARACAJU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627,07</text:p>
          </table:table-cell>
          <table:table-cell table:style-name="TBL_5f_0_5f_17.E1" office:value-type="string">
            <text:p text:style-name="P8">800,53</text:p>
          </table:table-cell>
          <table:table-cell table:style-name="TBL_5f_0_5f_17.E1" office:value-type="string">
            <text:p text:style-name="P8">482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83,50</text:p>
          </table:table-cell>
          <table:table-cell table:style-name="TBL_5f_0_5f_17.E1" office:value-type="string">
            <text:p text:style-name="P8">6.343,57</text:p>
          </table:table-cell>
        </table:table-row>
        <table:table-row table:style-name="TBL_5f_0_5f_17.1">
          <table:table-cell table:style-name="TBL_5f_0_5f_17.A1" office:value-type="string">
            <text:p text:style-name="P7">1033</text:p>
          </table:table-cell>
          <table:table-cell table:style-name="TBL_5f_0_5f_17.B1" office:value-type="string">
            <text:p text:style-name="P7">RANDERSON FERREIRA BARBOSA SANTOS</text:p>
          </table:table-cell>
          <table:table-cell table:style-name="TBL_5f_0_5f_17.B1" office:value-type="string">
            <text:p text:style-name="P7">Chefe do N. de Cadast. , Doc. e Dist. Funcional</text:p>
          </table:table-cell>
          <table:table-cell table:style-name="TBL_5f_0_5f_17.B1" office:value-type="string">
            <text:p text:style-name="P7">DIRETORIA DE RECURSOS HUMAN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308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217,46</text:p>
          </table:table-cell>
          <table:table-cell table:style-name="TBL_5f_0_5f_17.E1" office:value-type="string">
            <text:p text:style-name="P8">454,46</text:p>
          </table:table-cell>
          <table:table-cell table:style-name="TBL_5f_0_5f_17.E1" office:value-type="string">
            <text:p text:style-name="P8">166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20,88</text:p>
          </table:table-cell>
          <table:table-cell table:style-name="TBL_5f_0_5f_17.E1" office:value-type="string">
            <text:p text:style-name="P8">5.596,58</text:p>
          </table:table-cell>
        </table:table-row>
        <table:table-row table:style-name="TBL_5f_0_5f_17.1">
          <table:table-cell table:style-name="TBL_5f_0_5f_17.A1" office:value-type="string">
            <text:p text:style-name="P7">1886</text:p>
          </table:table-cell>
          <table:table-cell table:style-name="TBL_5f_0_5f_17.B1" office:value-type="string">
            <text:p text:style-name="P7">RAPHAEL FERREIRA ROCHA SANTAN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672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21,43</text:p>
          </table:table-cell>
          <table:table-cell table:style-name="TBL_5f_0_5f_17.E1" office:value-type="string">
            <text:p text:style-name="P8">10.184,72</text:p>
          </table:table-cell>
          <table:table-cell table:style-name="TBL_5f_0_5f_17.E1" office:value-type="string">
            <text:p text:style-name="P8">988,86</text:p>
          </table:table-cell>
          <table:table-cell table:style-name="TBL_5f_0_5f_17.E1" office:value-type="string">
            <text:p text:style-name="P8">748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7,83</text:p>
          </table:table-cell>
          <table:table-cell table:style-name="TBL_5f_0_5f_17.E1" office:value-type="string">
            <text:p text:style-name="P8">8.446,89</text:p>
          </table:table-cell>
        </table:table-row>
        <table:table-row table:style-name="TBL_5f_0_5f_17.1">
          <table:table-cell table:style-name="TBL_5f_0_5f_17.A1" office:value-type="string">
            <text:p text:style-name="P7">2091</text:p>
          </table:table-cell>
          <table:table-cell table:style-name="TBL_5f_0_5f_17.B1" office:value-type="string">
            <text:p text:style-name="P7">RAQUEL PEREIRA DE CASTR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SIMAO DIAS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155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91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7,74</text:p>
          </table:table-cell>
          <table:table-cell table:style-name="TBL_5f_0_5f_17.E1" office:value-type="string">
            <text:p text:style-name="P8">7.265,23</text:p>
          </table:table-cell>
          <table:table-cell table:style-name="TBL_5f_0_5f_17.E1" office:value-type="string">
            <text:p text:style-name="P8">458,59</text:p>
          </table:table-cell>
          <table:table-cell table:style-name="TBL_5f_0_5f_17.E1" office:value-type="string">
            <text:p text:style-name="P8">243,3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01,96</text:p>
          </table:table-cell>
          <table:table-cell table:style-name="TBL_5f_0_5f_17.E1" office:value-type="string">
            <text:p text:style-name="P8">6.563,27</text:p>
          </table:table-cell>
        </table:table-row>
        <table:table-row table:style-name="TBL_5f_0_5f_17.1">
          <table:table-cell table:style-name="TBL_5f_0_5f_17.A1" office:value-type="string">
            <text:p text:style-name="P7">1758</text:p>
          </table:table-cell>
          <table:table-cell table:style-name="TBL_5f_0_5f_17.B1" office:value-type="string">
            <text:p text:style-name="P7">RAQUEL SOARES DA SILVA CASTRO CAMP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GRUPO DE APOIO OPERACIONAL - SEC. GERAL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662,49</text:p>
          </table:table-cell>
          <table:table-cell table:style-name="TBL_5f_0_5f_17.E1" office:value-type="string">
            <text:p text:style-name="P8">1.225,49</text:p>
          </table:table-cell>
          <table:table-cell table:style-name="TBL_5f_0_5f_17.E1" office:value-type="string">
            <text:p text:style-name="P8">1.200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426,33</text:p>
          </table:table-cell>
          <table:table-cell table:style-name="TBL_5f_0_5f_17.E1" office:value-type="string">
            <text:p text:style-name="P8">8.236,16</text:p>
          </table:table-cell>
        </table:table-row>
        <table:table-row table:style-name="TBL_5f_0_5f_17.1">
          <table:table-cell table:style-name="TBL_5f_0_5f_17.A1" office:value-type="string">
            <text:p text:style-name="P7">61</text:p>
          </table:table-cell>
          <table:table-cell table:style-name="TBL_5f_0_5f_17.B1" office:value-type="string">
            <text:p text:style-name="P7">RAUL JOSE VIEIRA NETO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895</text:p>
          </table:table-cell>
          <table:table-cell table:style-name="TBL_5f_0_5f_17.B1" office:value-type="string">
            <text:p text:style-name="P7">RAYANA SCHUSTER LEITE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DIRETORIA FINANCEIRA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523,08</text:p>
          </table:table-cell>
          <table:table-cell table:style-name="TBL_5f_0_5f_17.E1" office:value-type="string">
            <text:p text:style-name="P8">3.692,3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1.096,62</text:p>
          </table:table-cell>
          <table:table-cell table:style-name="TBL_5f_0_5f_17.E1" office:value-type="string">
            <text:p text:style-name="P8">769,34</text:p>
          </table:table-cell>
          <table:table-cell table:style-name="TBL_5f_0_5f_17.E1" office:value-type="string">
            <text:p text:style-name="P8">1.445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15,01</text:p>
          </table:table-cell>
          <table:table-cell table:style-name="TBL_5f_0_5f_17.E1" office:value-type="string">
            <text:p text:style-name="P8">8.881,61</text:p>
          </table:table-cell>
        </table:table-row>
        <table:table-row table:style-name="TBL_5f_0_5f_17.1">
          <table:table-cell table:style-name="TBL_5f_0_5f_17.A1" office:value-type="string">
            <text:p text:style-name="P7">1374</text:p>
          </table:table-cell>
          <table:table-cell table:style-name="TBL_5f_0_5f_17.B1" office:value-type="string">
            <text:p text:style-name="P7">RAYANNE SILVA DE P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4ª PROMOTORIA DE JUSTICA CRIMINAL - ARACAJU 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6,0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9.533,10</text:p>
          </table:table-cell>
          <table:table-cell table:style-name="TBL_5f_0_5f_17.E1" office:value-type="string">
            <text:p text:style-name="P8">800,53</text:p>
          </table:table-cell>
          <table:table-cell table:style-name="TBL_5f_0_5f_17.E1" office:value-type="string">
            <text:p text:style-name="P8">1.007,1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7,65</text:p>
          </table:table-cell>
          <table:table-cell table:style-name="TBL_5f_0_5f_17.E1" office:value-type="string">
            <text:p text:style-name="P8">7.725,45</text:p>
          </table:table-cell>
        </table:table-row>
        <table:table-row table:style-name="TBL_5f_0_5f_17.1">
          <table:table-cell table:style-name="TBL_5f_0_5f_17.A1" office:value-type="string">
            <text:p text:style-name="P7">1869</text:p>
          </table:table-cell>
          <table:table-cell table:style-name="TBL_5f_0_5f_17.B1" office:value-type="string">
            <text:p text:style-name="P7">RAYMUNDO NAPOLEAO XIMENES NETO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281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325,13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3.920,42</text:p>
          </table:table-cell>
          <table:table-cell table:style-name="TBL_5f_0_5f_17.E1" office:value-type="string">
            <text:p text:style-name="P8">4.256,62</text:p>
          </table:table-cell>
          <table:table-cell table:style-name="TBL_5f_0_5f_17.E1" office:value-type="string">
            <text:p text:style-name="P8">8.060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7,32</text:p>
          </table:table-cell>
          <table:table-cell table:style-name="TBL_5f_0_5f_17.E1" office:value-type="string">
            <text:p text:style-name="P8">31.603,10</text:p>
          </table:table-cell>
        </table:table-row>
        <table:table-row table:style-name="TBL_5f_0_5f_17.1">
          <table:table-cell table:style-name="TBL_5f_0_5f_17.A1" office:value-type="string">
            <text:p text:style-name="P7">2032</text:p>
          </table:table-cell>
          <table:table-cell table:style-name="TBL_5f_0_5f_17.B1" office:value-type="string">
            <text:p text:style-name="P7">REGINALDO DOS SANTOS</text:p>
          </table:table-cell>
          <table:table-cell table:style-name="TBL_5f_0_5f_17.B1" office:value-type="string">
            <text:p text:style-name="P7">2º SARGENTO - requisitado-BESP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08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12,2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48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,65</text:p>
          </table:table-cell>
          <table:table-cell table:style-name="TBL_5f_0_5f_17.E1" office:value-type="string">
            <text:p text:style-name="P8">2.542,46</text:p>
          </table:table-cell>
        </table:table-row>
        <table:table-row table:style-name="TBL_5f_0_5f_17.1">
          <table:table-cell table:style-name="TBL_5f_0_5f_17.A1" office:value-type="string">
            <text:p text:style-name="P7">2191</text:p>
          </table:table-cell>
          <table:table-cell table:style-name="TBL_5f_0_5f_17.B1" office:value-type="string">
            <text:p text:style-name="P7">RENATA BRITO VIEIRA TELES</text:p>
          </table:table-cell>
          <table:table-cell table:style-name="TBL_5f_0_5f_17.B1" office:value-type="string">
            <text:p text:style-name="P7">ASSESSOR DO NÚCLEO DE P. CONTÁBIL</text:p>
          </table:table-cell>
          <table:table-cell table:style-name="TBL_5f_0_5f_17.B1" office:value-type="string">
            <text:p text:style-name="P7">DIVISAO DE PERICIA CONTABIL - GAAE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80,14</text:p>
          </table:table-cell>
          <table:table-cell table:style-name="TBL_5f_0_5f_17.E1" office:value-type="string">
            <text:p text:style-name="P8">340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.729,99</text:p>
          </table:table-cell>
          <table:table-cell table:style-name="TBL_5f_0_5f_17.E1" office:value-type="string">
            <text:p text:style-name="P8">116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6,71</text:p>
          </table:table-cell>
          <table:table-cell table:style-name="TBL_5f_0_5f_17.E1" office:value-type="string">
            <text:p text:style-name="P8">3.613,28</text:p>
          </table:table-cell>
        </table:table-row>
        <table:table-row table:style-name="TBL_5f_0_5f_17.1">
          <table:table-cell table:style-name="TBL_5f_0_5f_17.A1" office:value-type="string">
            <text:p text:style-name="P7">2172</text:p>
          </table:table-cell>
          <table:table-cell table:style-name="TBL_5f_0_5f_17.B1" office:value-type="string">
            <text:p text:style-name="P7">RENATA LUIZA ARAGAO SILVA FIGUEIREDO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2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56,00</text:p>
          </table:table-cell>
          <table:table-cell table:style-name="TBL_5f_0_5f_17.E1" office:value-type="string">
            <text:p text:style-name="P8">13.371,69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0.309,06</text:p>
          </table:table-cell>
        </table:table-row>
        <table:table-row table:style-name="TBL_5f_0_5f_17.1">
          <table:table-cell table:style-name="TBL_5f_0_5f_17.A1" office:value-type="string">
            <text:p text:style-name="P7">1526</text:p>
          </table:table-cell>
          <table:table-cell table:style-name="TBL_5f_0_5f_17.B1" office:value-type="string">
            <text:p text:style-name="P7">RENATA MACIEL ALMEIDA ARAUJ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DAS EXECUCOES CRIMINAIS - ARACAJU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662,49</text:p>
          </table:table-cell>
          <table:table-cell table:style-name="TBL_5f_0_5f_17.E1" office:value-type="string">
            <text:p text:style-name="P8">1.225,49</text:p>
          </table:table-cell>
          <table:table-cell table:style-name="TBL_5f_0_5f_17.E1" office:value-type="string">
            <text:p text:style-name="P8">1.148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74,20</text:p>
          </table:table-cell>
          <table:table-cell table:style-name="TBL_5f_0_5f_17.E1" office:value-type="string">
            <text:p text:style-name="P8">8.288,29</text:p>
          </table:table-cell>
        </table:table-row>
        <table:table-row table:style-name="TBL_5f_0_5f_17.1">
          <table:table-cell table:style-name="TBL_5f_0_5f_17.A1" office:value-type="string">
            <text:p text:style-name="P7">1356</text:p>
          </table:table-cell>
          <table:table-cell table:style-name="TBL_5f_0_5f_17.B1" office:value-type="string">
            <text:p text:style-name="P7">RENATA MOREIRA SANDES GUER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ESCOLA SUPERIOR DO MP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1.581,1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9.024,66</text:p>
          </table:table-cell>
          <table:table-cell table:style-name="TBL_5f_0_5f_17.E1" office:value-type="string">
            <text:p text:style-name="P8">959,24</text:p>
          </table:table-cell>
          <table:table-cell table:style-name="TBL_5f_0_5f_17.E1" office:value-type="string">
            <text:p text:style-name="P8">698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58,18</text:p>
          </table:table-cell>
          <table:table-cell table:style-name="TBL_5f_0_5f_17.E1" office:value-type="string">
            <text:p text:style-name="P8">7.366,48</text:p>
          </table:table-cell>
        </table:table-row>
        <table:table-row table:style-name="TBL_5f_0_5f_17.1">
          <table:table-cell table:style-name="TBL_5f_0_5f_17.A1" office:value-type="string">
            <text:p text:style-name="P7">1701</text:p>
          </table:table-cell>
          <table:table-cell table:style-name="TBL_5f_0_5f_17.B1" office:value-type="string">
            <text:p text:style-name="P7">RENATA PEREIRA DANTAS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4.224,68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1.162,05</text:p>
          </table:table-cell>
        </table:table-row>
        <table:table-row table:style-name="TBL_5f_0_5f_17.1">
          <table:table-cell table:style-name="TBL_5f_0_5f_17.A1" office:value-type="string">
            <text:p text:style-name="P7">1956</text:p>
          </table:table-cell>
          <table:table-cell table:style-name="TBL_5f_0_5f_17.B1" office:value-type="string">
            <text:p text:style-name="P7">RENATA SARA DANTAS MARQUES SOAR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ÇA DA CURADORIA DA INFÂNCIA E DA ADOLESCÊNCIA - ARACAJU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246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21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396,70</text:p>
          </table:table-cell>
          <table:table-cell table:style-name="TBL_5f_0_5f_17.E1" office:value-type="string">
            <text:p text:style-name="P8">471,21</text:p>
          </table:table-cell>
          <table:table-cell table:style-name="TBL_5f_0_5f_17.E1" office:value-type="string">
            <text:p text:style-name="P8">267,5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38,79</text:p>
          </table:table-cell>
          <table:table-cell table:style-name="TBL_5f_0_5f_17.E1" office:value-type="string">
            <text:p text:style-name="P8">5.657,91</text:p>
          </table:table-cell>
        </table:table-row>
        <table:table-row table:style-name="TBL_5f_0_5f_17.1">
          <table:table-cell table:style-name="TBL_5f_0_5f_17.A1" office:value-type="string">
            <text:p text:style-name="P7">713</text:p>
          </table:table-cell>
          <table:table-cell table:style-name="TBL_5f_0_5f_17.B1" office:value-type="string">
            <text:p text:style-name="P7">RENATO VIEIRA DANTAS BERNARDES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68,91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9.230,94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8.024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741,04</text:p>
          </table:table-cell>
          <table:table-cell table:style-name="TBL_5f_0_5f_17.E1" office:value-type="string">
            <text:p text:style-name="P8">26.489,90</text:p>
          </table:table-cell>
        </table:table-row>
        <table:table-row table:style-name="TBL_5f_0_5f_17.1">
          <table:table-cell table:style-name="TBL_5f_0_5f_17.A1" office:value-type="string">
            <text:p text:style-name="P7">620</text:p>
          </table:table-cell>
          <table:table-cell table:style-name="TBL_5f_0_5f_17.B1" office:value-type="string">
            <text:p text:style-name="P7">RENE ANTONIO ERB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2ª PROMOTORIA DE JUSTICA CRIMINAL - SAO CRISTOVAO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68,91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9.230,94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8.024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741,04</text:p>
          </table:table-cell>
          <table:table-cell table:style-name="TBL_5f_0_5f_17.E1" office:value-type="string">
            <text:p text:style-name="P8">26.489,90</text:p>
          </table:table-cell>
        </table:table-row>
        <table:table-row table:style-name="TBL_5f_0_5f_17.1">
          <table:table-cell table:style-name="TBL_5f_0_5f_17.A1" office:value-type="string">
            <text:p text:style-name="P7">270</text:p>
          </table:table-cell>
          <table:table-cell table:style-name="TBL_5f_0_5f_17.B1" office:value-type="string">
            <text:p text:style-name="P7">RENIVALDO LIMA SAMPAIO</text:p>
          </table:table-cell>
          <table:table-cell table:style-name="TBL_5f_0_5f_17.B1" office:value-type="string">
            <text:p text:style-name="P7">AGENTE ADMINISTRATIVO</text:p>
          </table:table-cell>
          <table:table-cell table:style-name="TBL_5f_0_5f_17.B1" office:value-type="string">
            <text:p text:style-name="P7">SETOR DE TRANSPORTES/DAA/DA/SG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3.032,77</text:p>
          </table:table-cell>
          <table:table-cell table:style-name="TBL_5f_0_5f_17.E1" office:value-type="string">
            <text:p text:style-name="P8">931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78,28</text:p>
          </table:table-cell>
          <table:table-cell table:style-name="TBL_5f_0_5f_17.E1" office:value-type="string">
            <text:p text:style-name="P8">1.162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15.859,66</text:p>
          </table:table-cell>
          <table:table-cell table:style-name="TBL_5f_0_5f_17.E1" office:value-type="string">
            <text:p text:style-name="P8">1.162,47</text:p>
          </table:table-cell>
          <table:table-cell table:style-name="TBL_5f_0_5f_17.E1" office:value-type="string">
            <text:p text:style-name="P8">1.565,9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28,42</text:p>
          </table:table-cell>
          <table:table-cell table:style-name="TBL_5f_0_5f_17.E1" office:value-type="string">
            <text:p text:style-name="P8">13.131,24</text:p>
          </table:table-cell>
        </table:table-row>
        <table:table-row table:style-name="TBL_5f_0_5f_17.1">
          <table:table-cell table:style-name="TBL_5f_0_5f_17.A1" office:value-type="string">
            <text:p text:style-name="P7">1933</text:p>
          </table:table-cell>
          <table:table-cell table:style-name="TBL_5f_0_5f_17.B1" office:value-type="string">
            <text:p text:style-name="P7">RHAQUEL GLEYSIANE FARIAS NUN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CARMOPOLIS</text:p>
          </table:table-cell>
          <table:table-cell table:style-name="TBL_5f_0_5f_17.E1" office:value-type="string">
            <text:p text:style-name="P8">3.938,47</text:p>
          </table:table-cell>
          <table:table-cell table:style-name="TBL_5f_0_5f_17.E1" office:value-type="string">
            <text:p text:style-name="P8">310,74</text:p>
          </table:table-cell>
          <table:table-cell table:style-name="TBL_5f_0_5f_17.E1" office:value-type="string">
            <text:p text:style-name="P8">1.138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7.904,91</text:p>
          </table:table-cell>
          <table:table-cell table:style-name="TBL_5f_0_5f_17.E1" office:value-type="string">
            <text:p text:style-name="P8">594,89</text:p>
          </table:table-cell>
          <table:table-cell table:style-name="TBL_5f_0_5f_17.E1" office:value-type="string">
            <text:p text:style-name="P8">448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43,56</text:p>
          </table:table-cell>
          <table:table-cell table:style-name="TBL_5f_0_5f_17.E1" office:value-type="string">
            <text:p text:style-name="P8">6.861,35</text:p>
          </table:table-cell>
        </table:table-row>
        <table:table-row table:style-name="TBL_5f_0_5f_17.1">
          <table:table-cell table:style-name="TBL_5f_0_5f_17.A1" office:value-type="string">
            <text:p text:style-name="P7">1469</text:p>
          </table:table-cell>
          <table:table-cell table:style-name="TBL_5f_0_5f_17.B1" office:value-type="string">
            <text:p text:style-name="P7">RICARDO MACHADO OLIVEIRA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INDIAROB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200,47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7.378,0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7.527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008,38</text:p>
          </table:table-cell>
          <table:table-cell table:style-name="TBL_5f_0_5f_17.E1" office:value-type="string">
            <text:p text:style-name="P8">25.369,66</text:p>
          </table:table-cell>
        </table:table-row>
        <table:table-row table:style-name="TBL_5f_0_5f_17.1">
          <table:table-cell table:style-name="TBL_5f_0_5f_17.A1" office:value-type="string">
            <text:p text:style-name="P7">402</text:p>
          </table:table-cell>
          <table:table-cell table:style-name="TBL_5f_0_5f_17.B1" office:value-type="string">
            <text:p text:style-name="P7">RICARDO MONTEIRO MOTA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1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4.488,61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1.425,98</text:p>
          </table:table-cell>
        </table:table-row>
        <table:table-row table:style-name="TBL_5f_0_5f_17.1">
          <table:table-cell table:style-name="TBL_5f_0_5f_17.A1" office:value-type="string">
            <text:p text:style-name="P7">1253</text:p>
          </table:table-cell>
          <table:table-cell table:style-name="TBL_5f_0_5f_17.B1" office:value-type="string">
            <text:p text:style-name="P7">RICARDO ROUTMAN DA CUNH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CURADORIA DE JUSTICA (1ª CAMARA CIVEL)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.725,50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7.862,50</text:p>
          </table:table-cell>
          <table:table-cell table:style-name="TBL_5f_0_5f_17.E1" office:value-type="string">
            <text:p text:style-name="P8">1.041,75</text:p>
          </table:table-cell>
          <table:table-cell table:style-name="TBL_5f_0_5f_17.E1" office:value-type="string">
            <text:p text:style-name="P8">2.950,2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991,99</text:p>
          </table:table-cell>
          <table:table-cell table:style-name="TBL_5f_0_5f_17.E1" office:value-type="string">
            <text:p text:style-name="P8">13.870,51</text:p>
          </table:table-cell>
        </table:table-row>
        <table:table-row table:style-name="TBL_5f_0_5f_17.1">
          <table:table-cell table:style-name="TBL_5f_0_5f_17.A1" office:value-type="string">
            <text:p text:style-name="P7">160</text:p>
          </table:table-cell>
          <table:table-cell table:style-name="TBL_5f_0_5f_17.B1" office:value-type="string">
            <text:p text:style-name="P7">RICARDO SOBRAL SOU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SIMAO DIAS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36.073,18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6.941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658,18</text:p>
          </table:table-cell>
          <table:table-cell table:style-name="TBL_5f_0_5f_17.E1" office:value-type="string">
            <text:p text:style-name="P8">24.415,00</text:p>
          </table:table-cell>
        </table:table-row>
        <table:table-row table:style-name="TBL_5f_0_5f_17.1">
          <table:table-cell table:style-name="TBL_5f_0_5f_17.A1" office:value-type="string">
            <text:p text:style-name="P7">1950</text:p>
          </table:table-cell>
          <table:table-cell table:style-name="TBL_5f_0_5f_17.B1" office:value-type="string">
            <text:p text:style-name="P7">RICELLI VIEIRA DE OLIV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ASSESSORIA DA CORREGEDORIA GERAL</text:p>
          </table:table-cell>
          <table:table-cell table:style-name="TBL_5f_0_5f_17.E1" office:value-type="string">
            <text:p text:style-name="P8">3.505,23</text:p>
          </table:table-cell>
          <table:table-cell table:style-name="TBL_5f_0_5f_17.E1" office:value-type="string">
            <text:p text:style-name="P8">525,78</text:p>
          </table:table-cell>
          <table:table-cell table:style-name="TBL_5f_0_5f_17.E1" office:value-type="string">
            <text:p text:style-name="P8">3.692,3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9.632,31</text:p>
          </table:table-cell>
          <table:table-cell table:style-name="TBL_5f_0_5f_17.E1" office:value-type="string">
            <text:p text:style-name="P8">564,34</text:p>
          </table:table-cell>
          <table:table-cell table:style-name="TBL_5f_0_5f_17.E1" office:value-type="string">
            <text:p text:style-name="P8">1.099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63,70</text:p>
          </table:table-cell>
          <table:table-cell table:style-name="TBL_5f_0_5f_17.E1" office:value-type="string">
            <text:p text:style-name="P8">7.968,61</text:p>
          </table:table-cell>
        </table:table-row>
        <table:table-row table:style-name="TBL_5f_0_5f_17.1">
          <table:table-cell table:style-name="TBL_5f_0_5f_17.A1" office:value-type="string">
            <text:p text:style-name="P7">1860</text:p>
          </table:table-cell>
          <table:table-cell table:style-name="TBL_5f_0_5f_17.B1" office:value-type="string">
            <text:p text:style-name="P7">RITA DE CASSIA ARAGAO MELO GARCEZ</text:p>
          </table:table-cell>
          <table:table-cell table:style-name="TBL_5f_0_5f_17.B1" office:value-type="string">
            <text:p text:style-name="P7">* TÉCNICO ESPECIAL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601</text:p>
          </table:table-cell>
          <table:table-cell table:style-name="TBL_5f_0_5f_17.B1" office:value-type="string">
            <text:p text:style-name="P7">RIVALDO FRIAS DOS SANTOS JUNIOR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CAPEL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3.913,6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6.699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80,39</text:p>
          </table:table-cell>
          <table:table-cell table:style-name="TBL_5f_0_5f_17.E1" office:value-type="string">
            <text:p text:style-name="P8">22.733,25</text:p>
          </table:table-cell>
        </table:table-row>
        <table:table-row table:style-name="TBL_5f_0_5f_17.1">
          <table:table-cell table:style-name="TBL_5f_0_5f_17.A1" office:value-type="string">
            <text:p text:style-name="P7">115</text:p>
          </table:table-cell>
          <table:table-cell table:style-name="TBL_5f_0_5f_17.B1" office:value-type="string">
            <text:p text:style-name="P7">ROBERIO MESQUITA MATOS</text:p>
          </table:table-cell>
          <table:table-cell table:style-name="TBL_5f_0_5f_17.B1" office:value-type="string">
            <text:p text:style-name="P7">REDATOR TÉCNICO</text:p>
          </table:table-cell>
          <table:table-cell table:style-name="TBL_5f_0_5f_17.B1" office:value-type="string">
            <text:p text:style-name="P7">CENTRO DE APOIO OPERACIONAL DA INFANCIA E DA ADOLESCENCIA 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4.705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25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9,13</text:p>
          </table:table-cell>
          <table:table-cell table:style-name="TBL_5f_0_5f_17.E1" office:value-type="string">
            <text:p text:style-name="P8">16.160,44</text:p>
          </table:table-cell>
          <table:table-cell table:style-name="TBL_5f_0_5f_17.E1" office:value-type="string">
            <text:p text:style-name="P8">1.396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96,64</text:p>
          </table:table-cell>
          <table:table-cell table:style-name="TBL_5f_0_5f_17.E1" office:value-type="string">
            <text:p text:style-name="P8">14.763,80</text:p>
          </table:table-cell>
        </table:table-row>
        <table:table-row table:style-name="TBL_5f_0_5f_17.1">
          <table:table-cell table:style-name="TBL_5f_0_5f_17.A1" office:value-type="string">
            <text:p text:style-name="P7">1708</text:p>
          </table:table-cell>
          <table:table-cell table:style-name="TBL_5f_0_5f_17.B1" office:value-type="string">
            <text:p text:style-name="P7">ROBERTA ARAUJO DE MELO BRIT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MARUIM 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1.282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25,27</text:p>
          </table:table-cell>
          <table:table-cell table:style-name="TBL_5f_0_5f_17.E1" office:value-type="string">
            <text:p text:style-name="P8">12.160,70</text:p>
          </table:table-cell>
          <table:table-cell table:style-name="TBL_5f_0_5f_17.E1" office:value-type="string">
            <text:p text:style-name="P8">1.376,96</text:p>
          </table:table-cell>
          <table:table-cell table:style-name="TBL_5f_0_5f_17.E1" office:value-type="string">
            <text:p text:style-name="P8">1.456,7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33,68</text:p>
          </table:table-cell>
          <table:table-cell table:style-name="TBL_5f_0_5f_17.E1" office:value-type="string">
            <text:p text:style-name="P8">9.327,02</text:p>
          </table:table-cell>
        </table:table-row>
        <table:table-row table:style-name="TBL_5f_0_5f_17.1">
          <table:table-cell table:style-name="TBL_5f_0_5f_17.A1" office:value-type="string">
            <text:p text:style-name="P7">1989</text:p>
          </table:table-cell>
          <table:table-cell table:style-name="TBL_5f_0_5f_17.B1" office:value-type="string">
            <text:p text:style-name="P7">ROBERTA CONCEICAO ALMEIDA NASCIMEN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RIACHAO DO DANTAS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95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449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2.371,83</text:p>
          </table:table-cell>
          <table:table-cell table:style-name="TBL_5f_0_5f_17.E1" office:value-type="string">
            <text:p text:style-name="P8">1.028,94</text:p>
          </table:table-cell>
          <table:table-cell table:style-name="TBL_5f_0_5f_17.E1" office:value-type="string">
            <text:p text:style-name="P8">1.542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1,48</text:p>
          </table:table-cell>
          <table:table-cell table:style-name="TBL_5f_0_5f_17.E1" office:value-type="string">
            <text:p text:style-name="P8">9.800,35</text:p>
          </table:table-cell>
        </table:table-row>
        <table:table-row table:style-name="TBL_5f_0_5f_17.1">
          <table:table-cell table:style-name="TBL_5f_0_5f_17.A1" office:value-type="string">
            <text:p text:style-name="P7">1837</text:p>
          </table:table-cell>
          <table:table-cell table:style-name="TBL_5f_0_5f_17.B1" office:value-type="string">
            <text:p text:style-name="P7">ROBERTA LIMA SANT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899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50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15.120,24</text:p>
          </table:table-cell>
          <table:table-cell table:style-name="TBL_5f_0_5f_17.E1" office:value-type="string">
            <text:p text:style-name="P8">1.323,32</text:p>
          </table:table-cell>
          <table:table-cell table:style-name="TBL_5f_0_5f_17.E1" office:value-type="string">
            <text:p text:style-name="P8">2.180,4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503,75</text:p>
          </table:table-cell>
          <table:table-cell table:style-name="TBL_5f_0_5f_17.E1" office:value-type="string">
            <text:p text:style-name="P8">11.616,49</text:p>
          </table:table-cell>
        </table:table-row>
        <table:table-row table:style-name="TBL_5f_0_5f_17.1">
          <table:table-cell table:style-name="TBL_5f_0_5f_17.A1" office:value-type="string">
            <text:p text:style-name="P7">1911</text:p>
          </table:table-cell>
          <table:table-cell table:style-name="TBL_5f_0_5f_17.B1" office:value-type="string">
            <text:p text:style-name="P7">ROBERTA ROCHA DEDA CHAGAS</text:p>
          </table:table-cell>
          <table:table-cell table:style-name="TBL_5f_0_5f_17.B1" office:value-type="string">
            <text:p text:style-name="P7">Assessor do Diretor de Tec. da Informação</text:p>
          </table:table-cell>
          <table:table-cell table:style-name="TBL_5f_0_5f_17.B1" office:value-type="string">
            <text:p text:style-name="P7">DIVISAO DE DESIGN E MIDI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499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8.408,13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658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10,94</text:p>
          </table:table-cell>
          <table:table-cell table:style-name="TBL_5f_0_5f_17.E1" office:value-type="string">
            <text:p text:style-name="P8">6.997,19</text:p>
          </table:table-cell>
        </table:table-row>
        <table:table-row table:style-name="TBL_5f_0_5f_17.1">
          <table:table-cell table:style-name="TBL_5f_0_5f_17.A1" office:value-type="string">
            <text:p text:style-name="P7">1161</text:p>
          </table:table-cell>
          <table:table-cell table:style-name="TBL_5f_0_5f_17.B1" office:value-type="string">
            <text:p text:style-name="P7">ROBERTA SANDRA REIS BARRETO SIQU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4.690,79</text:p>
          </table:table-cell>
          <table:table-cell table:style-name="TBL_5f_0_5f_17.E1" office:value-type="string">
            <text:p text:style-name="P8">3.597,76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3.017,4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21.463,48</text:p>
          </table:table-cell>
          <table:table-cell table:style-name="TBL_5f_0_5f_17.E1" office:value-type="string">
            <text:p text:style-name="P8">1.160,40</text:p>
          </table:table-cell>
          <table:table-cell table:style-name="TBL_5f_0_5f_17.E1" office:value-type="string">
            <text:p text:style-name="P8">3.307,0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467,49</text:p>
          </table:table-cell>
          <table:table-cell table:style-name="TBL_5f_0_5f_17.E1" office:value-type="string">
            <text:p text:style-name="P8">16.995,99</text:p>
          </table:table-cell>
        </table:table-row>
        <table:table-row table:style-name="TBL_5f_0_5f_17.1">
          <table:table-cell table:style-name="TBL_5f_0_5f_17.A1" office:value-type="string">
            <text:p text:style-name="P7">1319</text:p>
          </table:table-cell>
          <table:table-cell table:style-name="TBL_5f_0_5f_17.B1" office:value-type="string">
            <text:p text:style-name="P7">ROBERTA SOBRAL MANSOUR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4ª PROMOTORIA DE JUSTICA DO TRIBUNAL DO JURI - ARACAJU </text:p>
          </table:table-cell>
          <table:table-cell table:style-name="TBL_5f_0_5f_17.E1" office:value-type="string">
            <text:p text:style-name="P8">10.186,22</text:p>
          </table:table-cell>
          <table:table-cell table:style-name="TBL_5f_0_5f_17.E1" office:value-type="string">
            <text:p text:style-name="P8">1.527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3.623,14</text:p>
          </table:table-cell>
          <table:table-cell table:style-name="TBL_5f_0_5f_17.E1" office:value-type="string">
            <text:p text:style-name="P8">1.639,98</text:p>
          </table:table-cell>
          <table:table-cell table:style-name="TBL_5f_0_5f_17.E1" office:value-type="string">
            <text:p text:style-name="P8">1.901,0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541,02</text:p>
          </table:table-cell>
          <table:table-cell table:style-name="TBL_5f_0_5f_17.E1" office:value-type="string">
            <text:p text:style-name="P8">10.082,12</text:p>
          </table:table-cell>
        </table:table-row>
        <table:table-row table:style-name="TBL_5f_0_5f_17.1">
          <table:table-cell table:style-name="TBL_5f_0_5f_17.A1" office:value-type="string">
            <text:p text:style-name="P7">1622</text:p>
          </table:table-cell>
          <table:table-cell table:style-name="TBL_5f_0_5f_17.B1" office:value-type="string">
            <text:p text:style-name="P7">ROBERTO ANDRUSYSZYN CELINO</text:p>
          </table:table-cell>
          <table:table-cell table:style-name="TBL_5f_0_5f_17.B1" office:value-type="string">
            <text:p text:style-name="P7">TÉCNICO DO MP - Manut. Sup. Eq. de Inf. e Software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2.619,31</text:p>
          </table:table-cell>
          <table:table-cell table:style-name="TBL_5f_0_5f_17.E1" office:value-type="string">
            <text:p text:style-name="P8">523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5.316,09</text:p>
          </table:table-cell>
          <table:table-cell table:style-name="TBL_5f_0_5f_17.E1" office:value-type="string">
            <text:p text:style-name="P8">440,04</text:p>
          </table:table-cell>
          <table:table-cell table:style-name="TBL_5f_0_5f_17.E1" office:value-type="string">
            <text:p text:style-name="P8">59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99,97</text:p>
          </table:table-cell>
          <table:table-cell table:style-name="TBL_5f_0_5f_17.E1" office:value-type="string">
            <text:p text:style-name="P8">4.816,12</text:p>
          </table:table-cell>
        </table:table-row>
        <table:table-row table:style-name="TBL_5f_0_5f_17.1">
          <table:table-cell table:style-name="TBL_5f_0_5f_17.A1" office:value-type="string">
            <text:p text:style-name="P7">2047</text:p>
          </table:table-cell>
          <table:table-cell table:style-name="TBL_5f_0_5f_17.B1" office:value-type="string">
            <text:p text:style-name="P7">RODOLFO GALVAO COST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- NOSSA SENHORA DAS DORES</text:p>
          </table:table-cell>
          <table:table-cell table:style-name="TBL_5f_0_5f_17.E1" office:value-type="string">
            <text:p text:style-name="P8">7.180,89</text:p>
          </table:table-cell>
          <table:table-cell table:style-name="TBL_5f_0_5f_17.E1" office:value-type="string">
            <text:p text:style-name="P8">566,5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30,2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1.750,06</text:p>
          </table:table-cell>
          <table:table-cell table:style-name="TBL_5f_0_5f_17.E1" office:value-type="string">
            <text:p text:style-name="P8">1.084,64</text:p>
          </table:table-cell>
          <table:table-cell table:style-name="TBL_5f_0_5f_17.E1" office:value-type="string">
            <text:p text:style-name="P8">962,9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47,56</text:p>
          </table:table-cell>
          <table:table-cell table:style-name="TBL_5f_0_5f_17.E1" office:value-type="string">
            <text:p text:style-name="P8">9.702,50</text:p>
          </table:table-cell>
        </table:table-row>
        <table:table-row table:style-name="TBL_5f_0_5f_17.1">
          <table:table-cell table:style-name="TBL_5f_0_5f_17.A1" office:value-type="string">
            <text:p text:style-name="P7">37</text:p>
          </table:table-cell>
          <table:table-cell table:style-name="TBL_5f_0_5f_17.B1" office:value-type="string">
            <text:p text:style-name="P7">RODOMARQUES NASCIMENTO</text:p>
          </table:table-cell>
          <table:table-cell table:style-name="TBL_5f_0_5f_17.B1" office:value-type="string">
            <text:p text:style-name="P7">PROCURADOR DE JUSTIÇA</text:p>
          </table:table-cell>
          <table:table-cell table:style-name="TBL_5f_0_5f_17.B1" office:value-type="string">
            <text:p text:style-name="P7">6ª PROCURADORIA DE JUSTICA (CAMARA CRIMINAL)</text:p>
          </table:table-cell>
          <table:table-cell table:style-name="TBL_5f_0_5f_17.E1" office:value-type="string">
            <text:p text:style-name="P8">35.462,22</text:p>
          </table:table-cell>
          <table:table-cell table:style-name="TBL_5f_0_5f_17.E1" office:value-type="string">
            <text:p text:style-name="P8">1.048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111,5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9.086,18</text:p>
          </table:table-cell>
          <table:table-cell table:style-name="TBL_5f_0_5f_17.E1" office:value-type="string">
            <text:p text:style-name="P8">60.708,57</text:p>
          </table:table-cell>
          <table:table-cell table:style-name="TBL_5f_0_5f_17.E1" office:value-type="string">
            <text:p text:style-name="P8">5.111,52</text:p>
          </table:table-cell>
          <table:table-cell table:style-name="TBL_5f_0_5f_17.E1" office:value-type="string">
            <text:p text:style-name="P8">8.712,5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3.824,03</text:p>
          </table:table-cell>
          <table:table-cell table:style-name="TBL_5f_0_5f_17.E1" office:value-type="string">
            <text:p text:style-name="P8">46.884,54</text:p>
          </table:table-cell>
        </table:table-row>
        <table:table-row table:style-name="TBL_5f_0_5f_17.1">
          <table:table-cell table:style-name="TBL_5f_0_5f_17.A1" office:value-type="string">
            <text:p text:style-name="P7">1537</text:p>
          </table:table-cell>
          <table:table-cell table:style-name="TBL_5f_0_5f_17.B1" office:value-type="string">
            <text:p text:style-name="P7">RODRIGO MUNIZ DE MEL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3ª PROMOTORIA DE JUSTICA DO TRIBUNAL DO JURI - ARACAJU 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95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449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1.708,46</text:p>
          </table:table-cell>
          <table:table-cell table:style-name="TBL_5f_0_5f_17.E1" office:value-type="string">
            <text:p text:style-name="P8">1.028,94</text:p>
          </table:table-cell>
          <table:table-cell table:style-name="TBL_5f_0_5f_17.E1" office:value-type="string">
            <text:p text:style-name="P8">1.490,4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9,34</text:p>
          </table:table-cell>
          <table:table-cell table:style-name="TBL_5f_0_5f_17.E1" office:value-type="string">
            <text:p text:style-name="P8">9.189,12</text:p>
          </table:table-cell>
        </table:table-row>
      </table:table>
      <table:table table:name="TBL_0_18" table:style-name="TBL_5f_0_5f_18">
        <table:table-column table:style-name="TBL_5f_0_5f_18.A"/>
        <table:table-column table:style-name="TBL_5f_0_5f_18.B"/>
        <table:table-column table:style-name="TBL_5f_0_5f_18.C"/>
        <table:table-column table:style-name="TBL_5f_0_5f_18.D"/>
        <table:table-column table:style-name="TBL_5f_0_5f_18.E"/>
        <table:table-column table:style-name="TBL_5f_0_5f_18.F"/>
        <table:table-column table:style-name="TBL_5f_0_5f_18.G"/>
        <table:table-column table:style-name="TBL_5f_0_5f_18.H"/>
        <table:table-column table:style-name="TBL_5f_0_5f_18.I"/>
        <table:table-column table:style-name="TBL_5f_0_5f_18.J"/>
        <table:table-column table:style-name="TBL_5f_0_5f_18.E"/>
        <table:table-column table:style-name="TBL_5f_0_5f_18.L" table:number-columns-repeated="2"/>
        <table:table-column table:style-name="TBL_5f_0_5f_18.J"/>
        <table:table-column table:style-name="TBL_5f_0_5f_18.O"/>
        <table:table-column table:style-name="TBL_5f_0_5f_18.P"/>
        <table:table-column table:style-name="TBL_5f_0_5f_18.Q"/>
        <table:table-column table:style-name="TBL_5f_0_5f_18.R"/>
        <table:table-row table:style-name="TBL_5f_0_5f_18.1">
          <table:table-cell table:style-name="TBL_5f_0_5f_18.A1" office:value-type="string">
            <text:p text:style-name="P7"><text:bookmark text:name="JR_PAGE_ANCHOR_0_19"/>276</text:p>
          </table:table-cell>
          <table:table-cell table:style-name="TBL_5f_0_5f_18.B1" office:value-type="string">
            <text:p text:style-name="P7">ROGERIO DOS SANTOS</text:p>
          </table:table-cell>
          <table:table-cell table:style-name="TBL_5f_0_5f_18.B1" office:value-type="string">
            <text:p text:style-name="P7">AGENTE DE SERVIÇOS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3.028,56</text:p>
          </table:table-cell>
          <table:table-cell table:style-name="TBL_5f_0_5f_18.E1" office:value-type="string">
            <text:p text:style-name="P8">1.712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7.125,29</text:p>
          </table:table-cell>
          <table:table-cell table:style-name="TBL_5f_0_5f_18.E1" office:value-type="string">
            <text:p text:style-name="P8">663,77</text:p>
          </table:table-cell>
          <table:table-cell table:style-name="TBL_5f_0_5f_18.E1" office:value-type="string">
            <text:p text:style-name="P8">28,7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2,56</text:p>
          </table:table-cell>
          <table:table-cell table:style-name="TBL_5f_0_5f_18.E1" office:value-type="string">
            <text:p text:style-name="P8">6.432,73</text:p>
          </table:table-cell>
        </table:table-row>
        <table:table-row table:style-name="TBL_5f_0_5f_18.1">
          <table:table-cell table:style-name="TBL_5f_0_5f_18.A1" office:value-type="string">
            <text:p text:style-name="P7">351</text:p>
          </table:table-cell>
          <table:table-cell table:style-name="TBL_5f_0_5f_18.B1" office:value-type="string">
            <text:p text:style-name="P7">ROGERIO FERREIRA DA SILV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6ª PROMOTORIA DE JUSTICA CRIMINAL DE ARACAJU (6ª VARA CRIMINAL)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229,7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47.302,88</text:p>
          </table:table-cell>
          <table:table-cell table:style-name="TBL_5f_0_5f_18.E1" office:value-type="string">
            <text:p text:style-name="P8">4.716,48</text:p>
          </table:table-cell>
          <table:table-cell table:style-name="TBL_5f_0_5f_18.E1" office:value-type="string">
            <text:p text:style-name="P8">7.045,9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762,46</text:p>
          </table:table-cell>
          <table:table-cell table:style-name="TBL_5f_0_5f_18.E1" office:value-type="string">
            <text:p text:style-name="P8">35.540,42</text:p>
          </table:table-cell>
        </table:table-row>
        <table:table-row table:style-name="TBL_5f_0_5f_18.1">
          <table:table-cell table:style-name="TBL_5f_0_5f_18.A1" office:value-type="string">
            <text:p text:style-name="P7">1898</text:p>
          </table:table-cell>
          <table:table-cell table:style-name="TBL_5f_0_5f_18.B1" office:value-type="string">
            <text:p text:style-name="P7">ROMULO ARAGAO COSTA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CAMPO DO BRITO 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1.969,48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366,1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89,42</text:p>
          </table:table-cell>
          <table:table-cell table:style-name="TBL_5f_0_5f_18.E1" office:value-type="string">
            <text:p text:style-name="P8">9.280,06</text:p>
          </table:table-cell>
        </table:table-row>
        <table:table-row table:style-name="TBL_5f_0_5f_18.1">
          <table:table-cell table:style-name="TBL_5f_0_5f_18.A1" office:value-type="string">
            <text:p text:style-name="P7">2175</text:p>
          </table:table-cell>
          <table:table-cell table:style-name="TBL_5f_0_5f_18.B1" office:value-type="string">
            <text:p text:style-name="P7">ROMULO HENRIQUE RIBEIRO DE OLIVEIRA</text:p>
          </table:table-cell>
          <table:table-cell table:style-name="TBL_5f_0_5f_18.B1" office:value-type="string">
            <text:p text:style-name="P7">CABO - requisitado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515</text:p>
          </table:table-cell>
          <table:table-cell table:style-name="TBL_5f_0_5f_18.B1" office:value-type="string">
            <text:p text:style-name="P7">ROMULO LINS ALVE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RISTINA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6,68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34.020,32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6.624,8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105,45</text:p>
          </table:table-cell>
          <table:table-cell table:style-name="TBL_5f_0_5f_18.E1" office:value-type="string">
            <text:p text:style-name="P8">22.914,87</text:p>
          </table:table-cell>
        </table:table-row>
        <table:table-row table:style-name="TBL_5f_0_5f_18.1">
          <table:table-cell table:style-name="TBL_5f_0_5f_18.A1" office:value-type="string">
            <text:p text:style-name="P7">1884</text:p>
          </table:table-cell>
          <table:table-cell table:style-name="TBL_5f_0_5f_18.B1" office:value-type="string">
            <text:p text:style-name="P7">ROMULO NUNES FREIRE FONTES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ASSESSORIA DO COLEGIO DE PROCURADORES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479,8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481,48</text:p>
          </table:table-cell>
          <table:table-cell table:style-name="TBL_5f_0_5f_18.E1" office:value-type="string">
            <text:p text:style-name="P8">171,83</text:p>
          </table:table-cell>
          <table:table-cell table:style-name="TBL_5f_0_5f_18.E1" office:value-type="string">
            <text:p text:style-name="P8">1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73,09</text:p>
          </table:table-cell>
          <table:table-cell table:style-name="TBL_5f_0_5f_18.E1" office:value-type="string">
            <text:p text:style-name="P8">4.308,39</text:p>
          </table:table-cell>
        </table:table-row>
        <table:table-row table:style-name="TBL_5f_0_5f_18.1">
          <table:table-cell table:style-name="TBL_5f_0_5f_18.A1" office:value-type="string">
            <text:p text:style-name="P7">1800</text:p>
          </table:table-cell>
          <table:table-cell table:style-name="TBL_5f_0_5f_18.B1" office:value-type="string">
            <text:p text:style-name="P7">RONALD NASCIMENTO DE JESU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VISAO DE PAGAMENTO E CENTRO DE CUSTOS/DRH/SG</text:p>
          </table:table-cell>
          <table:table-cell table:style-name="TBL_5f_0_5f_18.E1" office:value-type="string">
            <text:p text:style-name="P8">3.938,47</text:p>
          </table:table-cell>
          <table:table-cell table:style-name="TBL_5f_0_5f_18.E1" office:value-type="string">
            <text:p text:style-name="P8">984,62</text:p>
          </table:table-cell>
          <table:table-cell table:style-name="TBL_5f_0_5f_18.E1" office:value-type="string">
            <text:p text:style-name="P8">5.632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2.464,67</text:p>
          </table:table-cell>
          <table:table-cell table:style-name="TBL_5f_0_5f_18.E1" office:value-type="string">
            <text:p text:style-name="P8">689,23</text:p>
          </table:table-cell>
          <table:table-cell table:style-name="TBL_5f_0_5f_18.E1" office:value-type="string">
            <text:p text:style-name="P8">1.739,6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28,87</text:p>
          </table:table-cell>
          <table:table-cell table:style-name="TBL_5f_0_5f_18.E1" office:value-type="string">
            <text:p text:style-name="P8">10.035,80</text:p>
          </table:table-cell>
        </table:table-row>
        <table:table-row table:style-name="TBL_5f_0_5f_18.1">
          <table:table-cell table:style-name="TBL_5f_0_5f_18.A1" office:value-type="string">
            <text:p text:style-name="P7">2218</text:p>
          </table:table-cell>
          <table:table-cell table:style-name="TBL_5f_0_5f_18.B1" office:value-type="string">
            <text:p text:style-name="P7">RONALDO PEREIRA DE MENESES</text:p>
          </table:table-cell>
          <table:table-cell table:style-name="TBL_5f_0_5f_18.B1" office:value-type="string">
            <text:p text:style-name="P7">3º 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661</text:p>
          </table:table-cell>
          <table:table-cell table:style-name="TBL_5f_0_5f_18.B1" office:value-type="string">
            <text:p text:style-name="P7">RONNIE CHARLSON ALVES SILVA</text:p>
          </table:table-cell>
          <table:table-cell table:style-name="TBL_5f_0_5f_18.B1" office:value-type="string">
            <text:p text:style-name="P7">ASSESSOR DE TECNOLOGIA DA INFORMAÇÃO</text:p>
          </table:table-cell>
          <table:table-cell table:style-name="TBL_5f_0_5f_18.B1" office:value-type="string">
            <text:p text:style-name="P7">DIVISAO DE SUPORTE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169,35</text:p>
          </table:table-cell>
          <table:table-cell table:style-name="TBL_5f_0_5f_18.E1" office:value-type="string">
            <text:p text:style-name="P8">447,73</text:p>
          </table:table-cell>
          <table:table-cell table:style-name="TBL_5f_0_5f_18.E1" office:value-type="string">
            <text:p text:style-name="P8">221,7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69,44</text:p>
          </table:table-cell>
          <table:table-cell table:style-name="TBL_5f_0_5f_18.E1" office:value-type="string">
            <text:p text:style-name="P8">5.499,91</text:p>
          </table:table-cell>
        </table:table-row>
        <table:table-row table:style-name="TBL_5f_0_5f_18.1">
          <table:table-cell table:style-name="TBL_5f_0_5f_18.A1" office:value-type="string">
            <text:p text:style-name="P7">1660</text:p>
          </table:table-cell>
          <table:table-cell table:style-name="TBL_5f_0_5f_18.B1" office:value-type="string">
            <text:p text:style-name="P7">ROOSEVELT BATISTA DE CARVALHO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401</text:p>
          </table:table-cell>
          <table:table-cell table:style-name="TBL_5f_0_5f_18.B1" office:value-type="string">
            <text:p text:style-name="P7">ROQUE JOSE DE SOUSA NE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OORDENADORIA DE PROMOCAO DA IGUALDADE ETNICO RACIAL</text:p>
          </table:table-cell>
          <table:table-cell table:style-name="TBL_5f_0_5f_18.E1" office:value-type="string">
            <text:p text:style-name="P8">4.690,79</text:p>
          </table:table-cell>
          <table:table-cell table:style-name="TBL_5f_0_5f_18.E1" office:value-type="string">
            <text:p text:style-name="P8">703,6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8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9.101,54</text:p>
          </table:table-cell>
          <table:table-cell table:style-name="TBL_5f_0_5f_18.E1" office:value-type="string">
            <text:p text:style-name="P8">755,22</text:p>
          </table:table-cell>
          <table:table-cell table:style-name="TBL_5f_0_5f_18.E1" office:value-type="string">
            <text:p text:style-name="P8">900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56,13</text:p>
          </table:table-cell>
          <table:table-cell table:style-name="TBL_5f_0_5f_18.E1" office:value-type="string">
            <text:p text:style-name="P8">7.445,41</text:p>
          </table:table-cell>
        </table:table-row>
        <table:table-row table:style-name="TBL_5f_0_5f_18.1">
          <table:table-cell table:style-name="TBL_5f_0_5f_18.A1" office:value-type="string">
            <text:p text:style-name="P7">831</text:p>
          </table:table-cell>
          <table:table-cell table:style-name="TBL_5f_0_5f_18.B1" office:value-type="string">
            <text:p text:style-name="P7">ROSA MARIA FRAGA SANTOS</text:p>
          </table:table-cell>
          <table:table-cell table:style-name="TBL_5f_0_5f_18.B1" office:value-type="string">
            <text:p text:style-name="P7">ASSESSOR DA COORDENADORIA-GERAL</text:p>
          </table:table-cell>
          <table:table-cell table:style-name="TBL_5f_0_5f_18.B1" office:value-type="string">
            <text:p text:style-name="P7">GABINETE DO COORDENADOR GERAL - MP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420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7.853,40</text:p>
          </table:table-cell>
          <table:table-cell table:style-name="TBL_5f_0_5f_18.E1" office:value-type="string">
            <text:p text:style-name="P8">646,54</text:p>
          </table:table-cell>
          <table:table-cell table:style-name="TBL_5f_0_5f_18.E1" office:value-type="string">
            <text:p text:style-name="P8">514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61,51</text:p>
          </table:table-cell>
          <table:table-cell table:style-name="TBL_5f_0_5f_18.E1" office:value-type="string">
            <text:p text:style-name="P8">6.691,89</text:p>
          </table:table-cell>
        </table:table-row>
        <table:table-row table:style-name="TBL_5f_0_5f_18.1">
          <table:table-cell table:style-name="TBL_5f_0_5f_18.A1" office:value-type="string">
            <text:p text:style-name="P7">325</text:p>
          </table:table-cell>
          <table:table-cell table:style-name="TBL_5f_0_5f_18.B1" office:value-type="string">
            <text:p text:style-name="P7">ROSA SOARES DOS SANTOS CARDOSO</text:p>
          </table:table-cell>
          <table:table-cell table:style-name="TBL_5f_0_5f_18.B1" office:value-type="string">
            <text:p text:style-name="P7">PROFESSOR - requisitado</text:p>
          </table:table-cell>
          <table:table-cell table:style-name="TBL_5f_0_5f_18.B1" office:value-type="string">
            <text:p text:style-name="P7">TRIAGEM TECNICA DAS PROMOTORIAS DE JUSTICA DE SIMAO DIA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59,13</text:p>
          </table:table-cell>
          <table:table-cell table:style-name="TBL_5f_0_5f_18.E1" office:value-type="string">
            <text:p text:style-name="P8">3.790,63</text:p>
          </table:table-cell>
          <table:table-cell table:style-name="TBL_5f_0_5f_18.E1" office:value-type="string">
            <text:p text:style-name="P8">67,3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7,33</text:p>
          </table:table-cell>
          <table:table-cell table:style-name="TBL_5f_0_5f_18.E1" office:value-type="string">
            <text:p text:style-name="P8">3.723,30</text:p>
          </table:table-cell>
        </table:table-row>
        <table:table-row table:style-name="TBL_5f_0_5f_18.1">
          <table:table-cell table:style-name="TBL_5f_0_5f_18.A1" office:value-type="string">
            <text:p text:style-name="P7">1473</text:p>
          </table:table-cell>
          <table:table-cell table:style-name="TBL_5f_0_5f_18.B1" office:value-type="string">
            <text:p text:style-name="P7">ROSANE GONCALVES DOS SANTO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JAPARATUBA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640,08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39.509,45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8.055,8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536,45</text:p>
          </table:table-cell>
          <table:table-cell table:style-name="TBL_5f_0_5f_18.E1" office:value-type="string">
            <text:p text:style-name="P8">26.973,00</text:p>
          </table:table-cell>
        </table:table-row>
        <table:table-row table:style-name="TBL_5f_0_5f_18.1">
          <table:table-cell table:style-name="TBL_5f_0_5f_18.A1" office:value-type="string">
            <text:p text:style-name="P7">1589</text:p>
          </table:table-cell>
          <table:table-cell table:style-name="TBL_5f_0_5f_18.B1" office:value-type="string">
            <text:p text:style-name="P7">ROSANGELA DE OLIVEIRA SANTOS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939</text:p>
          </table:table-cell>
          <table:table-cell table:style-name="TBL_5f_0_5f_18.B1" office:value-type="string">
            <text:p text:style-name="P7">ROSECLEIDE ALCANTARA DE SOUZA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2.776,47</text:p>
          </table:table-cell>
          <table:table-cell table:style-name="TBL_5f_0_5f_18.E1" office:value-type="string">
            <text:p text:style-name="P8">219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72,36</text:p>
          </table:table-cell>
          <table:table-cell table:style-name="TBL_5f_0_5f_18.E1" office:value-type="string">
            <text:p text:style-name="P8">5.567,89</text:p>
          </table:table-cell>
          <table:table-cell table:style-name="TBL_5f_0_5f_18.E1" office:value-type="string">
            <text:p text:style-name="P8">419,37</text:p>
          </table:table-cell>
          <table:table-cell table:style-name="TBL_5f_0_5f_18.E1" office:value-type="string">
            <text:p text:style-name="P8">21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41,34</text:p>
          </table:table-cell>
          <table:table-cell table:style-name="TBL_5f_0_5f_18.E1" office:value-type="string">
            <text:p text:style-name="P8">5.126,55</text:p>
          </table:table-cell>
        </table:table-row>
        <table:table-row table:style-name="TBL_5f_0_5f_18.1">
          <table:table-cell table:style-name="TBL_5f_0_5f_18.A1" office:value-type="string">
            <text:p text:style-name="P7">2128</text:p>
          </table:table-cell>
          <table:table-cell table:style-name="TBL_5f_0_5f_18.B1" office:value-type="string">
            <text:p text:style-name="P7">ROSELIA ALVES DA SILVA MALTA</text:p>
          </table:table-cell>
          <table:table-cell table:style-name="TBL_5f_0_5f_18.B1" office:value-type="string">
            <text:p text:style-name="P7">ASSIST. ADMINISTRATIVO - requisitado</text:p>
          </table:table-cell>
          <table:table-cell table:style-name="TBL_5f_0_5f_18.B1" office:value-type="string">
            <text:p text:style-name="P7">1ª PROMOTORIA DE JUSTICA - NEOPOLI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.987,50</text:p>
          </table:table-cell>
          <table:table-cell table:style-name="TBL_5f_0_5f_18.E1" office:value-type="string">
            <text:p text:style-name="P8">6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,86</text:p>
          </table:table-cell>
          <table:table-cell table:style-name="TBL_5f_0_5f_18.E1" office:value-type="string">
            <text:p text:style-name="P8">1.917,64</text:p>
          </table:table-cell>
        </table:table-row>
        <table:table-row table:style-name="TBL_5f_0_5f_18.1">
          <table:table-cell table:style-name="TBL_5f_0_5f_18.A1" office:value-type="string">
            <text:p text:style-name="P7">690</text:p>
          </table:table-cell>
          <table:table-cell table:style-name="TBL_5f_0_5f_18.B1" office:value-type="string">
            <text:p text:style-name="P7">ROSENALDO ARAGAO LIMA JUNIOR</text:p>
          </table:table-cell>
          <table:table-cell table:style-name="TBL_5f_0_5f_18.B1" office:value-type="string">
            <text:p text:style-name="P7">ASSESSOR DO GAB. DO PROC. G. DE JUSTIÇA</text:p>
          </table:table-cell>
          <table:table-cell table:style-name="TBL_5f_0_5f_18.B1" office:value-type="string">
            <text:p text:style-name="P7">ASSESSORIA DO PROCURADOR-GERAL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217,46</text:p>
          </table:table-cell>
          <table:table-cell table:style-name="TBL_5f_0_5f_18.E1" office:value-type="string">
            <text:p text:style-name="P8">454,46</text:p>
          </table:table-cell>
          <table:table-cell table:style-name="TBL_5f_0_5f_18.E1" office:value-type="string">
            <text:p text:style-name="P8">155,3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09,83</text:p>
          </table:table-cell>
          <table:table-cell table:style-name="TBL_5f_0_5f_18.E1" office:value-type="string">
            <text:p text:style-name="P8">5.607,63</text:p>
          </table:table-cell>
        </table:table-row>
        <table:table-row table:style-name="TBL_5f_0_5f_18.1">
          <table:table-cell table:style-name="TBL_5f_0_5f_18.A1" office:value-type="string">
            <text:p text:style-name="P7">483</text:p>
          </table:table-cell>
          <table:table-cell table:style-name="TBL_5f_0_5f_18.B1" office:value-type="string">
            <text:p text:style-name="P7">ROSIVALDO SANTOS DA CRUZ</text:p>
          </table:table-cell>
          <table:table-cell table:style-name="TBL_5f_0_5f_18.B1" office:value-type="string">
            <text:p text:style-name="P7">CHEFE DE SERVIÇOS DE MANUTENÇÃO-INTERIOR</text:p>
          </table:table-cell>
          <table:table-cell table:style-name="TBL_5f_0_5f_18.B1" office:value-type="string">
            <text:p text:style-name="P7">SERVICOS MANUTENCAO INTERIOR/DAA/DA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92,54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7.773,93</text:p>
          </table:table-cell>
          <table:table-cell table:style-name="TBL_5f_0_5f_18.E1" office:value-type="string">
            <text:p text:style-name="P8">635,42</text:p>
          </table:table-cell>
          <table:table-cell table:style-name="TBL_5f_0_5f_18.E1" office:value-type="string">
            <text:p text:style-name="P8">395,8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31,23</text:p>
          </table:table-cell>
          <table:table-cell table:style-name="TBL_5f_0_5f_18.E1" office:value-type="string">
            <text:p text:style-name="P8">6.742,70</text:p>
          </table:table-cell>
        </table:table-row>
        <table:table-row table:style-name="TBL_5f_0_5f_18.1">
          <table:table-cell table:style-name="TBL_5f_0_5f_18.A1" office:value-type="string">
            <text:p text:style-name="P7">2144</text:p>
          </table:table-cell>
          <table:table-cell table:style-name="TBL_5f_0_5f_18.B1" office:value-type="string">
            <text:p text:style-name="P7">RUBENS DOS SANTOS</text:p>
          </table:table-cell>
          <table:table-cell table:style-name="TBL_5f_0_5f_18.B1" office:value-type="string">
            <text:p text:style-name="P7">CAPITÃO - requisitado-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94,4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521,3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521,39</text:p>
          </table:table-cell>
        </table:table-row>
        <table:table-row table:style-name="TBL_5f_0_5f_18.1">
          <table:table-cell table:style-name="TBL_5f_0_5f_18.A1" office:value-type="string">
            <text:p text:style-name="P7">249</text:p>
          </table:table-cell>
          <table:table-cell table:style-name="TBL_5f_0_5f_18.B1" office:value-type="string">
            <text:p text:style-name="P7">RUBENS ESTEVES DE MOURA</text:p>
          </table:table-cell>
          <table:table-cell table:style-name="TBL_5f_0_5f_18.B1" office:value-type="string">
            <text:p text:style-name="P7">MOTOR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17</text:p>
          </table:table-cell>
          <table:table-cell table:style-name="TBL_5f_0_5f_18.B1" office:value-type="string">
            <text:p text:style-name="P7">RUIRONALDI DOS SANTOS CRUZ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0.662,49</text:p>
          </table:table-cell>
          <table:table-cell table:style-name="TBL_5f_0_5f_18.E1" office:value-type="string">
            <text:p text:style-name="P8">1.225,49</text:p>
          </table:table-cell>
          <table:table-cell table:style-name="TBL_5f_0_5f_18.E1" office:value-type="string">
            <text:p text:style-name="P8">1.200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26,33</text:p>
          </table:table-cell>
          <table:table-cell table:style-name="TBL_5f_0_5f_18.E1" office:value-type="string">
            <text:p text:style-name="P8">8.236,16</text:p>
          </table:table-cell>
        </table:table-row>
        <table:table-row table:style-name="TBL_5f_0_5f_18.1">
          <table:table-cell table:style-name="TBL_5f_0_5f_18.A1" office:value-type="string">
            <text:p text:style-name="P7">117</text:p>
          </table:table-cell>
          <table:table-cell table:style-name="TBL_5f_0_5f_18.B1" office:value-type="string">
            <text:p text:style-name="P7">RUTH ARAUJO FALCAO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64</text:p>
          </table:table-cell>
          <table:table-cell table:style-name="TBL_5f_0_5f_18.B1" office:value-type="string">
            <text:p text:style-name="P7">RUY WANDERLA DE OLIVEIRA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14</text:p>
          </table:table-cell>
          <table:table-cell table:style-name="TBL_5f_0_5f_18.B1" office:value-type="string">
            <text:p text:style-name="P7">SALVIO HENRIQUE DA ROCHA COSTA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GRUPO DE APOIO OPERACIONAL - SEC. GERAL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7,5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699,14</text:p>
          </table:table-cell>
          <table:table-cell table:style-name="TBL_5f_0_5f_18.E1" office:value-type="string">
            <text:p text:style-name="P8">252,21</text:p>
          </table:table-cell>
          <table:table-cell table:style-name="TBL_5f_0_5f_18.E1" office:value-type="string">
            <text:p text:style-name="P8">47,5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99,76</text:p>
          </table:table-cell>
          <table:table-cell table:style-name="TBL_5f_0_5f_18.E1" office:value-type="string">
            <text:p text:style-name="P8">4.399,38</text:p>
          </table:table-cell>
        </table:table-row>
        <table:table-row table:style-name="TBL_5f_0_5f_18.1">
          <table:table-cell table:style-name="TBL_5f_0_5f_18.A1" office:value-type="string">
            <text:p text:style-name="P7">2023</text:p>
          </table:table-cell>
          <table:table-cell table:style-name="TBL_5f_0_5f_18.B1" office:value-type="string">
            <text:p text:style-name="P7">SAMUEL NEVES DE OLIVEIRA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720</text:p>
          </table:table-cell>
          <table:table-cell table:style-name="TBL_5f_0_5f_18.B1" office:value-type="string">
            <text:p text:style-name="P7">SANDRA AUGUSTA BARRETO ROLLEMBERG CONRADO</text:p>
          </table:table-cell>
          <table:table-cell table:style-name="TBL_5f_0_5f_18.B1" office:value-type="string">
            <text:p text:style-name="P7">Assessor do Diretor Financeiro</text:p>
          </table:table-cell>
          <table:table-cell table:style-name="TBL_5f_0_5f_18.B1" office:value-type="string">
            <text:p text:style-name="P7">DIRETORIA FINANCEIR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499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8.672,06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606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58,81</text:p>
          </table:table-cell>
          <table:table-cell table:style-name="TBL_5f_0_5f_18.E1" office:value-type="string">
            <text:p text:style-name="P8">7.313,25</text:p>
          </table:table-cell>
        </table:table-row>
        <table:table-row table:style-name="TBL_5f_0_5f_18.1">
          <table:table-cell table:style-name="TBL_5f_0_5f_18.A1" office:value-type="string">
            <text:p text:style-name="P7">1316</text:p>
          </table:table-cell>
          <table:table-cell table:style-name="TBL_5f_0_5f_18.B1" office:value-type="string">
            <text:p text:style-name="P7">SANDRA ELIZABETH DE ALMEIDA RAMOS SALVIAN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ÇA DA CURADORIA DA INFÂNCIA E DA ADOLESCÊNCIA - ARACAJU</text:p>
          </table:table-cell>
          <table:table-cell table:style-name="TBL_5f_0_5f_18.E1" office:value-type="string">
            <text:p text:style-name="P8">10.186,22</text:p>
          </table:table-cell>
          <table:table-cell table:style-name="TBL_5f_0_5f_18.E1" office:value-type="string">
            <text:p text:style-name="P8">1.527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0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4.023,14</text:p>
          </table:table-cell>
          <table:table-cell table:style-name="TBL_5f_0_5f_18.E1" office:value-type="string">
            <text:p text:style-name="P8">1.639,98</text:p>
          </table:table-cell>
          <table:table-cell table:style-name="TBL_5f_0_5f_18.E1" office:value-type="string">
            <text:p text:style-name="P8">1.958,9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598,88</text:p>
          </table:table-cell>
          <table:table-cell table:style-name="TBL_5f_0_5f_18.E1" office:value-type="string">
            <text:p text:style-name="P8">10.424,26</text:p>
          </table:table-cell>
        </table:table-row>
        <table:table-row table:style-name="TBL_5f_0_5f_18.1">
          <table:table-cell table:style-name="TBL_5f_0_5f_18.A1" office:value-type="string">
            <text:p text:style-name="P7">1323</text:p>
          </table:table-cell>
          <table:table-cell table:style-name="TBL_5f_0_5f_18.B1" office:value-type="string">
            <text:p text:style-name="P7">SANDRO DE REZENDE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ITABAIANA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1.35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2.942,76</text:p>
          </table:table-cell>
          <table:table-cell table:style-name="TBL_5f_0_5f_18.E1" office:value-type="string">
            <text:p text:style-name="P8">1.459,58</text:p>
          </table:table-cell>
          <table:table-cell table:style-name="TBL_5f_0_5f_18.E1" office:value-type="string">
            <text:p text:style-name="P8">1.544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03,73</text:p>
          </table:table-cell>
          <table:table-cell table:style-name="TBL_5f_0_5f_18.E1" office:value-type="string">
            <text:p text:style-name="P8">9.939,03</text:p>
          </table:table-cell>
        </table:table-row>
        <table:table-row table:style-name="TBL_5f_0_5f_18.1">
          <table:table-cell table:style-name="TBL_5f_0_5f_18.A1" office:value-type="string">
            <text:p text:style-name="P7">579</text:p>
          </table:table-cell>
          <table:table-cell table:style-name="TBL_5f_0_5f_18.B1" office:value-type="string">
            <text:p text:style-name="P7">SANDRO LUIZ DA COST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2ª PROMOTORIA DE JUSTICA DISTRITAL - NOSSA SENHORA DO SOCORRO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68,91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39.230,94</text:p>
          </table:table-cell>
          <table:table-cell table:style-name="TBL_5f_0_5f_18.E1" office:value-type="string">
            <text:p text:style-name="P8">4.716,48</text:p>
          </table:table-cell>
          <table:table-cell table:style-name="TBL_5f_0_5f_18.E1" office:value-type="string">
            <text:p text:style-name="P8">7.868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584,63</text:p>
          </table:table-cell>
          <table:table-cell table:style-name="TBL_5f_0_5f_18.E1" office:value-type="string">
            <text:p text:style-name="P8">26.646,31</text:p>
          </table:table-cell>
        </table:table-row>
        <table:table-row table:style-name="TBL_5f_0_5f_18.1">
          <table:table-cell table:style-name="TBL_5f_0_5f_18.A1" office:value-type="string">
            <text:p text:style-name="P7">1626</text:p>
          </table:table-cell>
          <table:table-cell table:style-name="TBL_5f_0_5f_18.B1" office:value-type="string">
            <text:p text:style-name="P7">SANDRO STEFANO SA AZEVEDO</text:p>
          </table:table-cell>
          <table:table-cell table:style-name="TBL_5f_0_5f_18.B1" office:value-type="string">
            <text:p text:style-name="P7">ANALISTA DO MP -Informática - G. e A.de P. de Sistemas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1.625,20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261,8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85,15</text:p>
          </table:table-cell>
          <table:table-cell table:style-name="TBL_5f_0_5f_18.E1" office:value-type="string">
            <text:p text:style-name="P8">9.040,05</text:p>
          </table:table-cell>
        </table:table-row>
        <table:table-row table:style-name="TBL_5f_0_5f_18.1">
          <table:table-cell table:style-name="TBL_5f_0_5f_18.A1" office:value-type="string">
            <text:p text:style-name="P7">2179</text:p>
          </table:table-cell>
          <table:table-cell table:style-name="TBL_5f_0_5f_18.B1" office:value-type="string">
            <text:p text:style-name="P7">SAULO ALMEIDA CABRAL</text:p>
          </table:table-cell>
          <table:table-cell table:style-name="TBL_5f_0_5f_18.B1" office:value-type="string">
            <text:p text:style-name="P7">SOLDADO - requistado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654</text:p>
          </table:table-cell>
          <table:table-cell table:style-name="TBL_5f_0_5f_18.B1" office:value-type="string">
            <text:p text:style-name="P7">SAULO DOS SANTOS LOPES CRUZ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BARRA DOS COQUEIROS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46,44</text:p>
          </table:table-cell>
          <table:table-cell table:style-name="TBL_5f_0_5f_18.E1" office:value-type="string">
            <text:p text:style-name="P8">10.899,94</text:p>
          </table:table-cell>
          <table:table-cell table:style-name="TBL_5f_0_5f_18.E1" office:value-type="string">
            <text:p text:style-name="P8">1.225,49</text:p>
          </table:table-cell>
          <table:table-cell table:style-name="TBL_5f_0_5f_18.E1" office:value-type="string">
            <text:p text:style-name="P8">1.200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26,33</text:p>
          </table:table-cell>
          <table:table-cell table:style-name="TBL_5f_0_5f_18.E1" office:value-type="string">
            <text:p text:style-name="P8">8.473,61</text:p>
          </table:table-cell>
        </table:table-row>
        <table:table-row table:style-name="TBL_5f_0_5f_18.1">
          <table:table-cell table:style-name="TBL_5f_0_5f_18.A1" office:value-type="string">
            <text:p text:style-name="P7">1670</text:p>
          </table:table-cell>
          <table:table-cell table:style-name="TBL_5f_0_5f_18.B1" office:value-type="string">
            <text:p text:style-name="P7">SAULO MORAIS DE ANDRADE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2.562,60</text:p>
          </table:table-cell>
          <table:table-cell table:style-name="TBL_5f_0_5f_18.E1" office:value-type="string">
            <text:p text:style-name="P8">2.412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5.436,73</text:p>
          </table:table-cell>
          <table:table-cell table:style-name="TBL_5f_0_5f_18.E1" office:value-type="string">
            <text:p text:style-name="P8">1.556,12</text:p>
          </table:table-cell>
          <table:table-cell table:style-name="TBL_5f_0_5f_18.E1" office:value-type="string">
            <text:p text:style-name="P8">2.318,5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874,68</text:p>
          </table:table-cell>
          <table:table-cell table:style-name="TBL_5f_0_5f_18.E1" office:value-type="string">
            <text:p text:style-name="P8">11.562,05</text:p>
          </table:table-cell>
        </table:table-row>
        <table:table-row table:style-name="TBL_5f_0_5f_18.1">
          <table:table-cell table:style-name="TBL_5f_0_5f_18.A1" office:value-type="string">
            <text:p text:style-name="P7">1858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59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DIRETOR DE RECURSOS HUMANOS</text:p>
          </table:table-cell>
          <table:table-cell table:style-name="TBL_5f_0_5f_18.B1" office:value-type="string">
            <text:p text:style-name="P7">DIRETORIA DE RECURSOS HUMAN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93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0.992,93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1.190,53</text:p>
          </table:table-cell>
          <table:table-cell table:style-name="TBL_5f_0_5f_18.E1" office:value-type="string">
            <text:p text:style-name="P8">2.691,73</text:p>
          </table:table-cell>
          <table:table-cell table:style-name="TBL_5f_0_5f_18.E1" office:value-type="string">
            <text:p text:style-name="P8">4.634,23</text:p>
          </table:table-cell>
          <table:table-cell table:style-name="TBL_5f_0_5f_18.E1" office:value-type="string">
            <text:p text:style-name="P8">6.358,70</text:p>
          </table:table-cell>
        </table:table-row>
        <table:table-row table:style-name="TBL_5f_0_5f_18.1">
          <table:table-cell table:style-name="TBL_5f_0_5f_18.A1" office:value-type="string">
            <text:p text:style-name="P7">1963</text:p>
          </table:table-cell>
          <table:table-cell table:style-name="TBL_5f_0_5f_18.B1" office:value-type="string">
            <text:p text:style-name="P7">SAVIO ROBERTO AMORIM ARAGAO SILVA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715,2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689,98</text:p>
          </table:table-cell>
          <table:table-cell table:style-name="TBL_5f_0_5f_18.E1" office:value-type="string">
            <text:p text:style-name="P8">1.369,34</text:p>
          </table:table-cell>
          <table:table-cell table:style-name="TBL_5f_0_5f_18.E1" office:value-type="string">
            <text:p text:style-name="P8">1.443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13,18</text:p>
          </table:table-cell>
          <table:table-cell table:style-name="TBL_5f_0_5f_18.E1" office:value-type="string">
            <text:p text:style-name="P8">8.876,80</text:p>
          </table:table-cell>
        </table:table-row>
        <table:table-row table:style-name="TBL_5f_0_5f_18.1">
          <table:table-cell table:style-name="TBL_5f_0_5f_18.A1" office:value-type="string">
            <text:p text:style-name="P7">1849</text:p>
          </table:table-cell>
          <table:table-cell table:style-name="TBL_5f_0_5f_18.B1" office:value-type="string">
            <text:p text:style-name="P7">SERGIO DA FONSECA SANTOS</text:p>
          </table:table-cell>
          <table:table-cell table:style-name="TBL_5f_0_5f_18.B1" office:value-type="string">
            <text:p text:style-name="P7">SUBTENENTE - requisitado</text:p>
          </table:table-cell>
          <table:table-cell table:style-name="TBL_5f_0_5f_18.B1" office:value-type="string">
            <text:p text:style-name="P7">CENTRAL DE NOTIFICACOES E INTIMACOE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564</text:p>
          </table:table-cell>
          <table:table-cell table:style-name="TBL_5f_0_5f_18.B1" office:value-type="string">
            <text:p text:style-name="P7">SERGIO DOS SANTOS SILVA</text:p>
          </table:table-cell>
          <table:table-cell table:style-name="TBL_5f_0_5f_18.B1" office:value-type="string">
            <text:p text:style-name="P7">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456</text:p>
          </table:table-cell>
          <table:table-cell table:style-name="TBL_5f_0_5f_18.B1" office:value-type="string">
            <text:p text:style-name="P7">SERGIO WALDEMAR BARRETO RODRIGUES FILHO</text:p>
          </table:table-cell>
          <table:table-cell table:style-name="TBL_5f_0_5f_18.B1" office:value-type="string">
            <text:p text:style-name="P7">ASSESSOR DE PROCURADOR DE JUSTIÇA</text:p>
          </table:table-cell>
          <table:table-cell table:style-name="TBL_5f_0_5f_18.B1" office:value-type="string">
            <text:p text:style-name="P7">4ª PROCURADORIA DE JUSTICA (1ª CAMARA CIVEL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15,6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14.699,76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2.258,5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10,50</text:p>
          </table:table-cell>
          <table:table-cell table:style-name="TBL_5f_0_5f_18.E1" office:value-type="string">
            <text:p text:style-name="P8">11.689,26</text:p>
          </table:table-cell>
        </table:table-row>
        <table:table-row table:style-name="TBL_5f_0_5f_18.1">
          <table:table-cell table:style-name="TBL_5f_0_5f_18.A1" office:value-type="string">
            <text:p text:style-name="P7">1377</text:p>
          </table:table-cell>
          <table:table-cell table:style-name="TBL_5f_0_5f_18.B1" office:value-type="string">
            <text:p text:style-name="P7">SHEILA ANDRADE ARAUJO MA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ENTRO DE APOIO OPERACIONAL DOS DIREITOS DA MULHER</text:p>
          </table:table-cell>
          <table:table-cell table:style-name="TBL_5f_0_5f_18.E1" office:value-type="string">
            <text:p text:style-name="P8">4.972,24</text:p>
          </table:table-cell>
          <table:table-cell table:style-name="TBL_5f_0_5f_18.E1" office:value-type="string">
            <text:p text:style-name="P8">745,84</text:p>
          </table:table-cell>
          <table:table-cell table:style-name="TBL_5f_0_5f_18.E1" office:value-type="string">
            <text:p text:style-name="P8">1.255,5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9.146,57</text:p>
          </table:table-cell>
          <table:table-cell table:style-name="TBL_5f_0_5f_18.E1" office:value-type="string">
            <text:p text:style-name="P8">800,53</text:p>
          </table:table-cell>
          <table:table-cell table:style-name="TBL_5f_0_5f_18.E1" office:value-type="string">
            <text:p text:style-name="P8">723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524,50</text:p>
          </table:table-cell>
          <table:table-cell table:style-name="TBL_5f_0_5f_18.E1" office:value-type="string">
            <text:p text:style-name="P8">7.622,07</text:p>
          </table:table-cell>
        </table:table-row>
        <table:table-row table:style-name="TBL_5f_0_5f_18.1">
          <table:table-cell table:style-name="TBL_5f_0_5f_18.A1" office:value-type="string">
            <text:p text:style-name="P7">1697</text:p>
          </table:table-cell>
          <table:table-cell table:style-name="TBL_5f_0_5f_18.B1" office:value-type="string">
            <text:p text:style-name="P7">SHEILA CUSTODIO LEAL NOVAES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5ª PROMOTORIA DE JUSTICA CRIMINAL - ARACAJU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361,27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313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37,29</text:p>
          </table:table-cell>
          <table:table-cell table:style-name="TBL_5f_0_5f_18.E1" office:value-type="string">
            <text:p text:style-name="P8">8.723,98</text:p>
          </table:table-cell>
        </table:table-row>
        <table:table-row table:style-name="TBL_5f_0_5f_18.1">
          <table:table-cell table:style-name="TBL_5f_0_5f_18.A1" office:value-type="string">
            <text:p text:style-name="P7">1365</text:p>
          </table:table-cell>
          <table:table-cell table:style-name="TBL_5f_0_5f_18.B1" office:value-type="string">
            <text:p text:style-name="P7">SHIRLANE BARBOSA SAN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RETORIA ADMINISTRATIVA - SG</text:p>
          </table:table-cell>
          <table:table-cell table:style-name="TBL_5f_0_5f_18.E1" office:value-type="string">
            <text:p text:style-name="P8">4.174,78</text:p>
          </table:table-cell>
          <table:table-cell table:style-name="TBL_5f_0_5f_18.E1" office:value-type="string">
            <text:p text:style-name="P8">626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709,99</text:p>
          </table:table-cell>
          <table:table-cell table:style-name="TBL_5f_0_5f_18.E1" office:value-type="string">
            <text:p text:style-name="P8">672,14</text:p>
          </table:table-cell>
          <table:table-cell table:style-name="TBL_5f_0_5f_18.E1" office:value-type="string">
            <text:p text:style-name="P8">292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65,00</text:p>
          </table:table-cell>
          <table:table-cell table:style-name="TBL_5f_0_5f_18.E1" office:value-type="string">
            <text:p text:style-name="P8">5.744,99</text:p>
          </table:table-cell>
        </table:table-row>
        <table:table-row table:style-name="TBL_5f_0_5f_18.1">
          <table:table-cell table:style-name="TBL_5f_0_5f_18.A1" office:value-type="string">
            <text:p text:style-name="P7">2025</text:p>
          </table:table-cell>
          <table:table-cell table:style-name="TBL_5f_0_5f_18.B1" office:value-type="string">
            <text:p text:style-name="P7">SIDIVAL DOS SANTOS FREITAS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</table:table>
      <table:table table:name="TBL_0_19" table:style-name="TBL_5f_0_5f_19">
        <table:table-column table:style-name="TBL_5f_0_5f_19.A"/>
        <table:table-column table:style-name="TBL_5f_0_5f_19.B"/>
        <table:table-column table:style-name="TBL_5f_0_5f_19.C"/>
        <table:table-column table:style-name="TBL_5f_0_5f_19.D"/>
        <table:table-column table:style-name="TBL_5f_0_5f_19.E"/>
        <table:table-column table:style-name="TBL_5f_0_5f_19.F"/>
        <table:table-column table:style-name="TBL_5f_0_5f_19.G"/>
        <table:table-column table:style-name="TBL_5f_0_5f_19.H"/>
        <table:table-column table:style-name="TBL_5f_0_5f_19.I"/>
        <table:table-column table:style-name="TBL_5f_0_5f_19.J"/>
        <table:table-column table:style-name="TBL_5f_0_5f_19.E"/>
        <table:table-column table:style-name="TBL_5f_0_5f_19.L" table:number-columns-repeated="2"/>
        <table:table-column table:style-name="TBL_5f_0_5f_19.J"/>
        <table:table-column table:style-name="TBL_5f_0_5f_19.O"/>
        <table:table-column table:style-name="TBL_5f_0_5f_19.P"/>
        <table:table-column table:style-name="TBL_5f_0_5f_19.Q"/>
        <table:table-column table:style-name="TBL_5f_0_5f_19.R"/>
        <table:table-row table:style-name="TBL_5f_0_5f_19.1">
          <table:table-cell table:style-name="TBL_5f_0_5f_19.A1" office:value-type="string">
            <text:p text:style-name="P7"><text:bookmark text:name="JR_PAGE_ANCHOR_0_20"/>1599</text:p>
          </table:table-cell>
          <table:table-cell table:style-name="TBL_5f_0_5f_19.B1" office:value-type="string">
            <text:p text:style-name="P7">SILENE MARIA DE FRANCA JANSSEN</text:p>
          </table:table-cell>
          <table:table-cell table:style-name="TBL_5f_0_5f_19.B1" office:value-type="string">
            <text:p text:style-name="P7">Chefe do Núcleo de Contabilidade</text:p>
          </table:table-cell>
          <table:table-cell table:style-name="TBL_5f_0_5f_19.B1" office:value-type="string">
            <text:p text:style-name="P7">DIVISAO FINANCEIRA/DF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308,4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6.692,54</text:p>
          </table:table-cell>
          <table:table-cell table:style-name="TBL_5f_0_5f_19.E1" office:value-type="string">
            <text:p text:style-name="P8">454,46</text:p>
          </table:table-cell>
          <table:table-cell table:style-name="TBL_5f_0_5f_19.E1" office:value-type="string">
            <text:p text:style-name="P8">231,0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85,48</text:p>
          </table:table-cell>
          <table:table-cell table:style-name="TBL_5f_0_5f_19.E1" office:value-type="string">
            <text:p text:style-name="P8">6.007,06</text:p>
          </table:table-cell>
        </table:table-row>
        <table:table-row table:style-name="TBL_5f_0_5f_19.1">
          <table:table-cell table:style-name="TBL_5f_0_5f_19.A1" office:value-type="string">
            <text:p text:style-name="P7">479</text:p>
          </table:table-cell>
          <table:table-cell table:style-name="TBL_5f_0_5f_19.B1" office:value-type="string">
            <text:p text:style-name="P7">SILVIA BRITO LUDUVICE</text:p>
          </table:table-cell>
          <table:table-cell table:style-name="TBL_5f_0_5f_19.B1" office:value-type="string">
            <text:p text:style-name="P7">ASSESSOR DE APOIO OPERACIONAL </text:p>
          </table:table-cell>
          <table:table-cell table:style-name="TBL_5f_0_5f_19.B1" office:value-type="string">
            <text:p text:style-name="P7">2ª PROMOTORIA DE JUSTICA DOS DIREITOS DO CIDADAO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51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5.435,61</text:p>
          </table:table-cell>
          <table:table-cell table:style-name="TBL_5f_0_5f_19.E1" office:value-type="string">
            <text:p text:style-name="P8">283,58</text:p>
          </table:table-cell>
          <table:table-cell table:style-name="TBL_5f_0_5f_19.E1" office:value-type="string">
            <text:p text:style-name="P8">64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48,38</text:p>
          </table:table-cell>
          <table:table-cell table:style-name="TBL_5f_0_5f_19.E1" office:value-type="string">
            <text:p text:style-name="P8">5.087,23</text:p>
          </table:table-cell>
        </table:table-row>
        <table:table-row table:style-name="TBL_5f_0_5f_19.1">
          <table:table-cell table:style-name="TBL_5f_0_5f_19.A1" office:value-type="string">
            <text:p text:style-name="P7">1352</text:p>
          </table:table-cell>
          <table:table-cell table:style-name="TBL_5f_0_5f_19.B1" office:value-type="string">
            <text:p text:style-name="P7">SILVIA FERNANDA CARVALHO MENEZES DE ME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9.065,70</text:p>
          </table:table-cell>
          <table:table-cell table:style-name="TBL_5f_0_5f_19.E1" office:value-type="string">
            <text:p text:style-name="P8">1.359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42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176,98</text:p>
          </table:table-cell>
          <table:table-cell table:style-name="TBL_5f_0_5f_19.E1" office:value-type="string">
            <text:p text:style-name="P8">1.459,58</text:p>
          </table:table-cell>
          <table:table-cell table:style-name="TBL_5f_0_5f_19.E1" office:value-type="string">
            <text:p text:style-name="P8">1.596,2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55,86</text:p>
          </table:table-cell>
          <table:table-cell table:style-name="TBL_5f_0_5f_19.E1" office:value-type="string">
            <text:p text:style-name="P8">11.121,12</text:p>
          </table:table-cell>
        </table:table-row>
        <table:table-row table:style-name="TBL_5f_0_5f_19.1">
          <table:table-cell table:style-name="TBL_5f_0_5f_19.A1" office:value-type="string">
            <text:p text:style-name="P7">1805</text:p>
          </table:table-cell>
          <table:table-cell table:style-name="TBL_5f_0_5f_19.B1" office:value-type="string">
            <text:p text:style-name="P7">SILVIA FRANCA DE SOUZA MORELLI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DE DEFESA DO CONSUMIDOR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439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6.786,89</text:p>
          </table:table-cell>
          <table:table-cell table:style-name="TBL_5f_0_5f_19.E1" office:value-type="string">
            <text:p text:style-name="P8">645,96</text:p>
          </table:table-cell>
          <table:table-cell table:style-name="TBL_5f_0_5f_19.E1" office:value-type="string">
            <text:p text:style-name="P8">256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02,63</text:p>
          </table:table-cell>
          <table:table-cell table:style-name="TBL_5f_0_5f_19.E1" office:value-type="string">
            <text:p text:style-name="P8">5.884,26</text:p>
          </table:table-cell>
        </table:table-row>
        <table:table-row table:style-name="TBL_5f_0_5f_19.1">
          <table:table-cell table:style-name="TBL_5f_0_5f_19.A1" office:value-type="string">
            <text:p text:style-name="P7">1870</text:p>
          </table:table-cell>
          <table:table-cell table:style-name="TBL_5f_0_5f_19.B1" office:value-type="string">
            <text:p text:style-name="P7">SILVIA LEAL ALBUQUERQUE</text:p>
          </table:table-cell>
          <table:table-cell table:style-name="TBL_5f_0_5f_19.B1" office:value-type="string">
            <text:p text:style-name="P7">PROMOTOR DE JUSTIÇA SUBSTITUTO</text:p>
          </table:table-cell>
          <table:table-cell table:style-name="TBL_5f_0_5f_19.B1" office:value-type="string">
            <text:p text:style-name="P7">PROMOTOR DE JUSTICA SUBSTITUTO</text:p>
          </table:table-cell>
          <table:table-cell table:style-name="TBL_5f_0_5f_19.E1" office:value-type="string">
            <text:p text:style-name="P8">30.404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298,19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6.875,53</text:p>
          </table:table-cell>
          <table:table-cell table:style-name="TBL_5f_0_5f_19.E1" office:value-type="string">
            <text:p text:style-name="P8">4.256,62</text:p>
          </table:table-cell>
          <table:table-cell table:style-name="TBL_5f_0_5f_19.E1" office:value-type="string">
            <text:p text:style-name="P8">7.503,2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759,91</text:p>
          </table:table-cell>
          <table:table-cell table:style-name="TBL_5f_0_5f_19.E1" office:value-type="string">
            <text:p text:style-name="P8">25.115,62</text:p>
          </table:table-cell>
        </table:table-row>
        <table:table-row table:style-name="TBL_5f_0_5f_19.1">
          <table:table-cell table:style-name="TBL_5f_0_5f_19.A1" office:value-type="string">
            <text:p text:style-name="P7">1206</text:p>
          </table:table-cell>
          <table:table-cell table:style-name="TBL_5f_0_5f_19.B1" office:value-type="string">
            <text:p text:style-name="P7">SILVIA ROBERTA FERREIRA TAVARES</text:p>
          </table:table-cell>
          <table:table-cell table:style-name="TBL_5f_0_5f_19.B1" office:value-type="string">
            <text:p text:style-name="P7">ANALISTA DO MP - ENGENHARIA CIVIL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8.068,44</text:p>
          </table:table-cell>
          <table:table-cell table:style-name="TBL_5f_0_5f_19.E1" office:value-type="string">
            <text:p text:style-name="P8">1.210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1.187,70</text:p>
          </table:table-cell>
          <table:table-cell table:style-name="TBL_5f_0_5f_19.E1" office:value-type="string">
            <text:p text:style-name="P8">1.299,02</text:p>
          </table:table-cell>
          <table:table-cell table:style-name="TBL_5f_0_5f_19.E1" office:value-type="string">
            <text:p text:style-name="P8">1.325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24,07</text:p>
          </table:table-cell>
          <table:table-cell table:style-name="TBL_5f_0_5f_19.E1" office:value-type="string">
            <text:p text:style-name="P8">8.563,63</text:p>
          </table:table-cell>
        </table:table-row>
        <table:table-row table:style-name="TBL_5f_0_5f_19.1">
          <table:table-cell table:style-name="TBL_5f_0_5f_19.A1" office:value-type="string">
            <text:p text:style-name="P7">1525</text:p>
          </table:table-cell>
          <table:table-cell table:style-name="TBL_5f_0_5f_19.B1" office:value-type="string">
            <text:p text:style-name="P7">SILVIA TAMARA MENDONCA DO CARM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9ª PROMOTORIA DE JUSTICA DOS DIREITOS DO CIDADAO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3.692,3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436,73</text:p>
          </table:table-cell>
          <table:table-cell table:style-name="TBL_5f_0_5f_19.E1" office:value-type="string">
            <text:p text:style-name="P8">1.376,96</text:p>
          </table:table-cell>
          <table:table-cell table:style-name="TBL_5f_0_5f_19.E1" office:value-type="string">
            <text:p text:style-name="P8">2.472,1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849,06</text:p>
          </table:table-cell>
          <table:table-cell table:style-name="TBL_5f_0_5f_19.E1" office:value-type="string">
            <text:p text:style-name="P8">11.587,67</text:p>
          </table:table-cell>
        </table:table-row>
        <table:table-row table:style-name="TBL_5f_0_5f_19.1">
          <table:table-cell table:style-name="TBL_5f_0_5f_19.A1" office:value-type="string">
            <text:p text:style-name="P7">202</text:p>
          </table:table-cell>
          <table:table-cell table:style-name="TBL_5f_0_5f_19.B1" office:value-type="string">
            <text:p text:style-name="P7">SILVIO ROBERTO MATOS EUZEBI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5.862,03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098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814,59</text:p>
          </table:table-cell>
          <table:table-cell table:style-name="TBL_5f_0_5f_19.E1" office:value-type="string">
            <text:p text:style-name="P8">24.047,44</text:p>
          </table:table-cell>
        </table:table-row>
        <table:table-row table:style-name="TBL_5f_0_5f_19.1">
          <table:table-cell table:style-name="TBL_5f_0_5f_19.A1" office:value-type="string">
            <text:p text:style-name="P7">1735</text:p>
          </table:table-cell>
          <table:table-cell table:style-name="TBL_5f_0_5f_19.B1" office:value-type="string">
            <text:p text:style-name="P7">SIMONE FELICIO DOS SANTOS</text:p>
          </table:table-cell>
          <table:table-cell table:style-name="TBL_5f_0_5f_19.B1" office:value-type="string">
            <text:p text:style-name="P7">ANALISTA DO MP - SERVIÇO SOCI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710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65,77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5.001,75</text:p>
          </table:table-cell>
          <table:table-cell table:style-name="TBL_5f_0_5f_19.E1" office:value-type="string">
            <text:p text:style-name="P8">1.436,83</text:p>
          </table:table-cell>
          <table:table-cell table:style-name="TBL_5f_0_5f_19.E1" office:value-type="string">
            <text:p text:style-name="P8">2.211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648,13</text:p>
          </table:table-cell>
          <table:table-cell table:style-name="TBL_5f_0_5f_19.E1" office:value-type="string">
            <text:p text:style-name="P8">11.353,62</text:p>
          </table:table-cell>
        </table:table-row>
        <table:table-row table:style-name="TBL_5f_0_5f_19.1">
          <table:table-cell table:style-name="TBL_5f_0_5f_19.A1" office:value-type="string">
            <text:p text:style-name="P7">877</text:p>
          </table:table-cell>
          <table:table-cell table:style-name="TBL_5f_0_5f_19.B1" office:value-type="string">
            <text:p text:style-name="P7">SOLANO LUCIO DE OLIVEIRA SILVA</text:p>
          </table:table-cell>
          <table:table-cell table:style-name="TBL_5f_0_5f_19.B1" office:value-type="string">
            <text:p text:style-name="P7">PROMOTOR DE JUSTIÇA DE ENTR. INICIAL</text:p>
          </table:table-cell>
          <table:table-cell table:style-name="TBL_5f_0_5f_19.B1" office:value-type="string">
            <text:p text:style-name="P7">PROMOTORIA DE JUSTICA - UMBAUBA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4.177,57</text:p>
          </table:table-cell>
          <table:table-cell table:style-name="TBL_5f_0_5f_19.E1" office:value-type="string">
            <text:p text:style-name="P8">4.480,65</text:p>
          </table:table-cell>
          <table:table-cell table:style-name="TBL_5f_0_5f_19.E1" office:value-type="string">
            <text:p text:style-name="P8">5.929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410,63</text:p>
          </table:table-cell>
          <table:table-cell table:style-name="TBL_5f_0_5f_19.E1" office:value-type="string">
            <text:p text:style-name="P8">23.766,94</text:p>
          </table:table-cell>
        </table:table-row>
        <table:table-row table:style-name="TBL_5f_0_5f_19.1">
          <table:table-cell table:style-name="TBL_5f_0_5f_19.A1" office:value-type="string">
            <text:p text:style-name="P7">1980</text:p>
          </table:table-cell>
          <table:table-cell table:style-name="TBL_5f_0_5f_19.B1" office:value-type="string">
            <text:p text:style-name="P7">SONIA KAROLINE AMARAL OLIVEIRA</text:p>
          </table:table-cell>
          <table:table-cell table:style-name="TBL_5f_0_5f_19.B1" office:value-type="string">
            <text:p text:style-name="P7">ASSESSOR OPERACION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92,61</text:p>
          </table:table-cell>
          <table:table-cell table:style-name="TBL_5f_0_5f_19.E1" office:value-type="string">
            <text:p text:style-name="P8">611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27,78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5.241,34</text:p>
          </table:table-cell>
          <table:table-cell table:style-name="TBL_5f_0_5f_19.E1" office:value-type="string">
            <text:p text:style-name="P8">243,84</text:p>
          </table:table-cell>
          <table:table-cell table:style-name="TBL_5f_0_5f_19.E1" office:value-type="string">
            <text:p text:style-name="P8">28,7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72,56</text:p>
          </table:table-cell>
          <table:table-cell table:style-name="TBL_5f_0_5f_19.E1" office:value-type="string">
            <text:p text:style-name="P8">4.968,78</text:p>
          </table:table-cell>
        </table:table-row>
        <table:table-row table:style-name="TBL_5f_0_5f_19.1">
          <table:table-cell table:style-name="TBL_5f_0_5f_19.A1" office:value-type="string">
            <text:p text:style-name="P7">2063</text:p>
          </table:table-cell>
          <table:table-cell table:style-name="TBL_5f_0_5f_19.B1" office:value-type="string">
            <text:p text:style-name="P7">STANLEY KLEBER NOGUEIR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- ITAPORANGA D'AJUDA</text:p>
          </table:table-cell>
          <table:table-cell table:style-name="TBL_5f_0_5f_19.E1" office:value-type="string">
            <text:p text:style-name="P8">3.938,47</text:p>
          </table:table-cell>
          <table:table-cell table:style-name="TBL_5f_0_5f_19.E1" office:value-type="string">
            <text:p text:style-name="P8">787,69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189,93</text:p>
          </table:table-cell>
          <table:table-cell table:style-name="TBL_5f_0_5f_19.E1" office:value-type="string">
            <text:p text:style-name="P8">661,66</text:p>
          </table:table-cell>
          <table:table-cell table:style-name="TBL_5f_0_5f_19.E1" office:value-type="string">
            <text:p text:style-name="P8">509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70,99</text:p>
          </table:table-cell>
          <table:table-cell table:style-name="TBL_5f_0_5f_19.E1" office:value-type="string">
            <text:p text:style-name="P8">7.018,94</text:p>
          </table:table-cell>
        </table:table-row>
        <table:table-row table:style-name="TBL_5f_0_5f_19.1">
          <table:table-cell table:style-name="TBL_5f_0_5f_19.A1" office:value-type="string">
            <text:p text:style-name="P7">1742</text:p>
          </table:table-cell>
          <table:table-cell table:style-name="TBL_5f_0_5f_19.B1" office:value-type="string">
            <text:p text:style-name="P7">SUSANA ARRUDA DE OLIVEIRA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7ª PROCURADORIA DE JUSTICA (2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224,68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2.206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958,36</text:p>
          </table:table-cell>
          <table:table-cell table:style-name="TBL_5f_0_5f_19.E1" office:value-type="string">
            <text:p text:style-name="P8">11.266,32</text:p>
          </table:table-cell>
        </table:table-row>
        <table:table-row table:style-name="TBL_5f_0_5f_19.1">
          <table:table-cell table:style-name="TBL_5f_0_5f_19.A1" office:value-type="string">
            <text:p text:style-name="P7">1967</text:p>
          </table:table-cell>
          <table:table-cell table:style-name="TBL_5f_0_5f_19.B1" office:value-type="string">
            <text:p text:style-name="P7">SUSANA RAQUEL CIPRIANO SAMPAIO REZENDE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RIACHUELO</text:p>
          </table:table-cell>
          <table:table-cell table:style-name="TBL_5f_0_5f_19.E1" office:value-type="string">
            <text:p text:style-name="P8">6.029,21</text:p>
          </table:table-cell>
          <table:table-cell table:style-name="TBL_5f_0_5f_19.E1" office:value-type="string">
            <text:p text:style-name="P8">475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830,18</text:p>
          </table:table-cell>
          <table:table-cell table:style-name="TBL_5f_0_5f_19.E1" office:value-type="string">
            <text:p text:style-name="P8">910,69</text:p>
          </table:table-cell>
          <table:table-cell table:style-name="TBL_5f_0_5f_19.E1" office:value-type="string">
            <text:p text:style-name="P8">669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79,74</text:p>
          </table:table-cell>
          <table:table-cell table:style-name="TBL_5f_0_5f_19.E1" office:value-type="string">
            <text:p text:style-name="P8">7.250,44</text:p>
          </table:table-cell>
        </table:table-row>
        <table:table-row table:style-name="TBL_5f_0_5f_19.1">
          <table:table-cell table:style-name="TBL_5f_0_5f_19.A1" office:value-type="string">
            <text:p text:style-name="P7">622</text:p>
          </table:table-cell>
          <table:table-cell table:style-name="TBL_5f_0_5f_19.B1" office:value-type="string">
            <text:p text:style-name="P7">SUZY MARY DE CARVALHO VIEIR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9.230,94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868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584,63</text:p>
          </table:table-cell>
          <table:table-cell table:style-name="TBL_5f_0_5f_19.E1" office:value-type="string">
            <text:p text:style-name="P8">26.646,31</text:p>
          </table:table-cell>
        </table:table-row>
        <table:table-row table:style-name="TBL_5f_0_5f_19.1">
          <table:table-cell table:style-name="TBL_5f_0_5f_19.A1" office:value-type="string">
            <text:p text:style-name="P7">1290</text:p>
          </table:table-cell>
          <table:table-cell table:style-name="TBL_5f_0_5f_19.B1" office:value-type="string">
            <text:p text:style-name="P7">SYLVIO ALEXANDRE DE OLIVEIRA BELEM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ATRIMONIO/DM/DA/SG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234,08</text:p>
          </table:table-cell>
          <table:table-cell table:style-name="TBL_5f_0_5f_19.E1" office:value-type="string">
            <text:p text:style-name="P8">848,56</text:p>
          </table:table-cell>
          <table:table-cell table:style-name="TBL_5f_0_5f_19.E1" office:value-type="string">
            <text:p text:style-name="P8">564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12,67</text:p>
          </table:table-cell>
          <table:table-cell table:style-name="TBL_5f_0_5f_19.E1" office:value-type="string">
            <text:p text:style-name="P8">6.821,41</text:p>
          </table:table-cell>
        </table:table-row>
        <table:table-row table:style-name="TBL_5f_0_5f_19.1">
          <table:table-cell table:style-name="TBL_5f_0_5f_19.A1" office:value-type="string">
            <text:p text:style-name="P7">1830</text:p>
          </table:table-cell>
          <table:table-cell table:style-name="TBL_5f_0_5f_19.B1" office:value-type="string">
            <text:p text:style-name="P7">TAISA TORRES ARAGAO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ÇA ESPECIAL CÍVEL E CRIMINAL DE NOSSA SENHORA DO SOCORRO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7.037,25</text:p>
          </table:table-cell>
          <table:table-cell table:style-name="TBL_5f_0_5f_19.E1" office:value-type="string">
            <text:p text:style-name="P8">684,71</text:p>
          </table:table-cell>
          <table:table-cell table:style-name="TBL_5f_0_5f_19.E1" office:value-type="string">
            <text:p text:style-name="P8">310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94,95</text:p>
          </table:table-cell>
          <table:table-cell table:style-name="TBL_5f_0_5f_19.E1" office:value-type="string">
            <text:p text:style-name="P8">6.042,30</text:p>
          </table:table-cell>
        </table:table-row>
        <table:table-row table:style-name="TBL_5f_0_5f_19.1">
          <table:table-cell table:style-name="TBL_5f_0_5f_19.A1" office:value-type="string">
            <text:p text:style-name="P7">634</text:p>
          </table:table-cell>
          <table:table-cell table:style-name="TBL_5f_0_5f_19.B1" office:value-type="string">
            <text:p text:style-name="P7">TALITA CUNEGUNDES FERNANDES DA SILV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9.230,94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711,7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428,22</text:p>
          </table:table-cell>
          <table:table-cell table:style-name="TBL_5f_0_5f_19.E1" office:value-type="string">
            <text:p text:style-name="P8">26.802,72</text:p>
          </table:table-cell>
        </table:table-row>
        <table:table-row table:style-name="TBL_5f_0_5f_19.1">
          <table:table-cell table:style-name="TBL_5f_0_5f_19.A1" office:value-type="string">
            <text:p text:style-name="P7">659</text:p>
          </table:table-cell>
          <table:table-cell table:style-name="TBL_5f_0_5f_19.B1" office:value-type="string">
            <text:p text:style-name="P7">TATIANA SOUTO QUIRIN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4ª PROMOTORIA DE JUSTIÇA AUXILIAR DE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38.114,02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972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688,91</text:p>
          </table:table-cell>
          <table:table-cell table:style-name="TBL_5f_0_5f_19.E1" office:value-type="string">
            <text:p text:style-name="P8">25.425,11</text:p>
          </table:table-cell>
        </table:table-row>
        <table:table-row table:style-name="TBL_5f_0_5f_19.1">
          <table:table-cell table:style-name="TBL_5f_0_5f_19.A1" office:value-type="string">
            <text:p text:style-name="P7">1481</text:p>
          </table:table-cell>
          <table:table-cell table:style-name="TBL_5f_0_5f_19.B1" office:value-type="string">
            <text:p text:style-name="P7">TATIANE AGUIAR GUIMARAES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MEDICO/SG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9.108,65</text:p>
          </table:table-cell>
          <table:table-cell table:style-name="TBL_5f_0_5f_19.E1" office:value-type="string">
            <text:p text:style-name="P8">848,56</text:p>
          </table:table-cell>
          <table:table-cell table:style-name="TBL_5f_0_5f_19.E1" office:value-type="string">
            <text:p text:style-name="P8">877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5,75</text:p>
          </table:table-cell>
          <table:table-cell table:style-name="TBL_5f_0_5f_19.E1" office:value-type="string">
            <text:p text:style-name="P8">7.382,90</text:p>
          </table:table-cell>
        </table:table-row>
        <table:table-row table:style-name="TBL_5f_0_5f_19.1">
          <table:table-cell table:style-name="TBL_5f_0_5f_19.A1" office:value-type="string">
            <text:p text:style-name="P7">2049</text:p>
          </table:table-cell>
          <table:table-cell table:style-name="TBL_5f_0_5f_19.B1" office:value-type="string">
            <text:p text:style-name="P7">TATIANE DOS SANTOS SILVA LISBO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BARRA DOS COQUEIROS</text:p>
          </table:table-cell>
          <table:table-cell table:style-name="TBL_5f_0_5f_19.E1" office:value-type="string">
            <text:p text:style-name="P8">5.687,93</text:p>
          </table:table-cell>
          <table:table-cell table:style-name="TBL_5f_0_5f_19.E1" office:value-type="string">
            <text:p text:style-name="P8">448,7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10,37</text:p>
          </table:table-cell>
          <table:table-cell table:style-name="TBL_5f_0_5f_19.E1" office:value-type="string">
            <text:p text:style-name="P8">8.547,08</text:p>
          </table:table-cell>
          <table:table-cell table:style-name="TBL_5f_0_5f_19.E1" office:value-type="string">
            <text:p text:style-name="P8">859,14</text:p>
          </table:table-cell>
          <table:table-cell table:style-name="TBL_5f_0_5f_19.E1" office:value-type="string">
            <text:p text:style-name="P8">581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41,11</text:p>
          </table:table-cell>
          <table:table-cell table:style-name="TBL_5f_0_5f_19.E1" office:value-type="string">
            <text:p text:style-name="P8">7.105,97</text:p>
          </table:table-cell>
        </table:table-row>
        <table:table-row table:style-name="TBL_5f_0_5f_19.1">
          <table:table-cell table:style-name="TBL_5f_0_5f_19.A1" office:value-type="string">
            <text:p text:style-name="P7">316</text:p>
          </table:table-cell>
          <table:table-cell table:style-name="TBL_5f_0_5f_19.B1" office:value-type="string">
            <text:p text:style-name="P7">TEREZINHA CRISTINA SANTANA SALES</text:p>
          </table:table-cell>
          <table:table-cell table:style-name="TBL_5f_0_5f_19.B1" office:value-type="string">
            <text:p text:style-name="P7">PROFESSOR - requisitado</text:p>
          </table:table-cell>
          <table:table-cell table:style-name="TBL_5f_0_5f_19.B1" office:value-type="string">
            <text:p text:style-name="P7">2ª PROMOTORIA DE JUSTICA - NOSSA SENHORA DA GLOR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.104,42</text:p>
          </table:table-cell>
          <table:table-cell table:style-name="TBL_5f_0_5f_19.E1" office:value-type="string">
            <text:p text:style-name="P8">67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7,33</text:p>
          </table:table-cell>
          <table:table-cell table:style-name="TBL_5f_0_5f_19.E1" office:value-type="string">
            <text:p text:style-name="P8">3.037,09</text:p>
          </table:table-cell>
        </table:table-row>
        <table:table-row table:style-name="TBL_5f_0_5f_19.1">
          <table:table-cell table:style-name="TBL_5f_0_5f_19.A1" office:value-type="string">
            <text:p text:style-name="P7">1687</text:p>
          </table:table-cell>
          <table:table-cell table:style-name="TBL_5f_0_5f_19.B1" office:value-type="string">
            <text:p text:style-name="P7">THAIS SARMENTO MESSIAS</text:p>
          </table:table-cell>
          <table:table-cell table:style-name="TBL_5f_0_5f_19.B1" office:value-type="string">
            <text:p text:style-name="P7">AGENTE ADMINISTRATIVO - requisitado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1.002,59</text:p>
          </table:table-cell>
          <table:table-cell table:style-name="TBL_5f_0_5f_19.E1" office:value-type="string">
            <text:p text:style-name="P8">120,31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3.110,40</text:p>
          </table:table-cell>
          <table:table-cell table:style-name="TBL_5f_0_5f_19.E1" office:value-type="string">
            <text:p text:style-name="P8">168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68,39</text:p>
          </table:table-cell>
          <table:table-cell table:style-name="TBL_5f_0_5f_19.E1" office:value-type="string">
            <text:p text:style-name="P8">2.942,01</text:p>
          </table:table-cell>
        </table:table-row>
        <table:table-row table:style-name="TBL_5f_0_5f_19.1">
          <table:table-cell table:style-name="TBL_5f_0_5f_19.A1" office:value-type="string">
            <text:p text:style-name="P7">1844</text:p>
          </table:table-cell>
          <table:table-cell table:style-name="TBL_5f_0_5f_19.B1" office:value-type="string">
            <text:p text:style-name="P7">THAMIRES ATHYNA MENDONCA DA ROCH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LANEJAMENTO ESTRATEGICO E PROJETOS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1.255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8.055,37</text:p>
          </table:table-cell>
          <table:table-cell table:style-name="TBL_5f_0_5f_19.E1" office:value-type="string">
            <text:p text:style-name="P8">684,71</text:p>
          </table:table-cell>
          <table:table-cell table:style-name="TBL_5f_0_5f_19.E1" office:value-type="string">
            <text:p text:style-name="P8">632,6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17,31</text:p>
          </table:table-cell>
          <table:table-cell table:style-name="TBL_5f_0_5f_19.E1" office:value-type="string">
            <text:p text:style-name="P8">6.738,06</text:p>
          </table:table-cell>
        </table:table-row>
        <table:table-row table:style-name="TBL_5f_0_5f_19.1">
          <table:table-cell table:style-name="TBL_5f_0_5f_19.A1" office:value-type="string">
            <text:p text:style-name="P7">1936</text:p>
          </table:table-cell>
          <table:table-cell table:style-name="TBL_5f_0_5f_19.B1" office:value-type="string">
            <text:p text:style-name="P7">THEREZA RAQUEL MACEDO GUIMARA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GRUPO DE APOIO OPERACIONAL - SEC. GERAL</text:p>
          </table:table-cell>
          <table:table-cell table:style-name="TBL_5f_0_5f_19.E1" office:value-type="string">
            <text:p text:style-name="P8">2.943,06</text:p>
          </table:table-cell>
          <table:table-cell table:style-name="TBL_5f_0_5f_19.E1" office:value-type="string">
            <text:p text:style-name="P8">232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5.084,25</text:p>
          </table:table-cell>
          <table:table-cell table:style-name="TBL_5f_0_5f_19.E1" office:value-type="string">
            <text:p text:style-name="P8">444,54</text:p>
          </table:table-cell>
          <table:table-cell table:style-name="TBL_5f_0_5f_19.E1" office:value-type="string">
            <text:p text:style-name="P8">62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06,54</text:p>
          </table:table-cell>
          <table:table-cell table:style-name="TBL_5f_0_5f_19.E1" office:value-type="string">
            <text:p text:style-name="P8">4.577,71</text:p>
          </table:table-cell>
        </table:table-row>
        <table:table-row table:style-name="TBL_5f_0_5f_19.1">
          <table:table-cell table:style-name="TBL_5f_0_5f_19.A1" office:value-type="string">
            <text:p text:style-name="P7">1534</text:p>
          </table:table-cell>
          <table:table-cell table:style-name="TBL_5f_0_5f_19.B1" office:value-type="string">
            <text:p text:style-name="P7">THIAGO JOSE MENEZES DA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885,05</text:p>
          </table:table-cell>
          <table:table-cell table:style-name="TBL_5f_0_5f_19.E1" office:value-type="string">
            <text:p text:style-name="P8">2.585,0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9.804,39</text:p>
          </table:table-cell>
          <table:table-cell table:style-name="TBL_5f_0_5f_19.E1" office:value-type="string">
            <text:p text:style-name="P8">743,44</text:p>
          </table:table-cell>
          <table:table-cell table:style-name="TBL_5f_0_5f_19.E1" office:value-type="string">
            <text:p text:style-name="P8">1.045,2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88,73</text:p>
          </table:table-cell>
          <table:table-cell table:style-name="TBL_5f_0_5f_19.E1" office:value-type="string">
            <text:p text:style-name="P8">8.015,66</text:p>
          </table:table-cell>
        </table:table-row>
        <table:table-row table:style-name="TBL_5f_0_5f_19.1">
          <table:table-cell table:style-name="TBL_5f_0_5f_19.A1" office:value-type="string">
            <text:p text:style-name="P7">1480</text:p>
          </table:table-cell>
          <table:table-cell table:style-name="TBL_5f_0_5f_19.B1" office:value-type="string">
            <text:p text:style-name="P7">THIAGO LIMA FEITOZA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9.065,70</text:p>
          </table:table-cell>
          <table:table-cell table:style-name="TBL_5f_0_5f_19.E1" office:value-type="string">
            <text:p text:style-name="P8">1.359,86</text:p>
          </table:table-cell>
          <table:table-cell table:style-name="TBL_5f_0_5f_19.E1" office:value-type="string">
            <text:p text:style-name="P8">3.692,3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6.026,86</text:p>
          </table:table-cell>
          <table:table-cell table:style-name="TBL_5f_0_5f_19.E1" office:value-type="string">
            <text:p text:style-name="P8">1.459,58</text:p>
          </table:table-cell>
          <table:table-cell table:style-name="TBL_5f_0_5f_19.E1" office:value-type="string">
            <text:p text:style-name="P8">2.611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071,25</text:p>
          </table:table-cell>
          <table:table-cell table:style-name="TBL_5f_0_5f_19.E1" office:value-type="string">
            <text:p text:style-name="P8">11.955,61</text:p>
          </table:table-cell>
        </table:table-row>
        <table:table-row table:style-name="TBL_5f_0_5f_19.1">
          <table:table-cell table:style-name="TBL_5f_0_5f_19.A1" office:value-type="string">
            <text:p text:style-name="P7">1906</text:p>
          </table:table-cell>
          <table:table-cell table:style-name="TBL_5f_0_5f_19.B1" office:value-type="string">
            <text:p text:style-name="P7">THISSIANE MATOS BATISTA ALMEID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DA CURADORIA DA FAZENDA PUBLICA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329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6.413,16</text:p>
          </table:table-cell>
          <table:table-cell table:style-name="TBL_5f_0_5f_19.E1" office:value-type="string">
            <text:p text:style-name="P8">630,58</text:p>
          </table:table-cell>
          <table:table-cell table:style-name="TBL_5f_0_5f_19.E1" office:value-type="string">
            <text:p text:style-name="P8">235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66,01</text:p>
          </table:table-cell>
          <table:table-cell table:style-name="TBL_5f_0_5f_19.E1" office:value-type="string">
            <text:p text:style-name="P8">5.547,15</text:p>
          </table:table-cell>
        </table:table-row>
        <table:table-row table:style-name="TBL_5f_0_5f_19.1">
          <table:table-cell table:style-name="TBL_5f_0_5f_19.A1" office:value-type="string">
            <text:p text:style-name="P7">1940</text:p>
          </table:table-cell>
          <table:table-cell table:style-name="TBL_5f_0_5f_19.B1" office:value-type="string">
            <text:p text:style-name="P7">THYARA KAHENA SOTERO ALVES PASS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TOBIAS BARRETO</text:p>
          </table:table-cell>
          <table:table-cell table:style-name="TBL_5f_0_5f_19.E1" office:value-type="string">
            <text:p text:style-name="P8">6.774,42</text:p>
          </table:table-cell>
          <table:table-cell table:style-name="TBL_5f_0_5f_19.E1" office:value-type="string">
            <text:p text:style-name="P8">712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85,2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97,74</text:p>
          </table:table-cell>
          <table:table-cell table:style-name="TBL_5f_0_5f_19.E1" office:value-type="string">
            <text:p text:style-name="P8">11.770,12</text:p>
          </table:table-cell>
          <table:table-cell table:style-name="TBL_5f_0_5f_19.E1" office:value-type="string">
            <text:p text:style-name="P8">1.048,19</text:p>
          </table:table-cell>
          <table:table-cell table:style-name="TBL_5f_0_5f_19.E1" office:value-type="string">
            <text:p text:style-name="P8">901,3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49,53</text:p>
          </table:table-cell>
          <table:table-cell table:style-name="TBL_5f_0_5f_19.E1" office:value-type="string">
            <text:p text:style-name="P8">9.820,59</text:p>
          </table:table-cell>
        </table:table-row>
        <table:table-row table:style-name="TBL_5f_0_5f_19.1">
          <table:table-cell table:style-name="TBL_5f_0_5f_19.A1" office:value-type="string">
            <text:p text:style-name="P7">2048</text:p>
          </table:table-cell>
          <table:table-cell table:style-name="TBL_5f_0_5f_19.B1" office:value-type="string">
            <text:p text:style-name="P7">TIAGO RODRIGUES APOSTO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3ª PROMOTORIA DE JUSTICA CRIMINAL - NOSSA SENHORA DO SOCORRO</text:p>
          </table:table-cell>
          <table:table-cell table:style-name="TBL_5f_0_5f_19.E1" office:value-type="string">
            <text:p text:style-name="P8">6.390,96</text:p>
          </table:table-cell>
          <table:table-cell table:style-name="TBL_5f_0_5f_19.E1" office:value-type="string">
            <text:p text:style-name="P8">504,2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9.041,65</text:p>
          </table:table-cell>
          <table:table-cell table:style-name="TBL_5f_0_5f_19.E1" office:value-type="string">
            <text:p text:style-name="P8">965,33</text:p>
          </table:table-cell>
          <table:table-cell table:style-name="TBL_5f_0_5f_19.E1" office:value-type="string">
            <text:p text:style-name="P8">761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6,69</text:p>
          </table:table-cell>
          <table:table-cell table:style-name="TBL_5f_0_5f_19.E1" office:value-type="string">
            <text:p text:style-name="P8">7.314,96</text:p>
          </table:table-cell>
        </table:table-row>
        <table:table-row table:style-name="TBL_5f_0_5f_19.1">
          <table:table-cell table:style-name="TBL_5f_0_5f_19.A1" office:value-type="string">
            <text:p text:style-name="P7">374</text:p>
          </table:table-cell>
          <table:table-cell table:style-name="TBL_5f_0_5f_19.B1" office:value-type="string">
            <text:p text:style-name="P7">ULISSES GOMES DE ANDRADE</text:p>
          </table:table-cell>
          <table:table-cell table:style-name="TBL_5f_0_5f_19.B1" office:value-type="string">
            <text:p text:style-name="P7">ASSESSOR DO DIRETOR ADMINISTRATIV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672,06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711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63,08</text:p>
          </table:table-cell>
          <table:table-cell table:style-name="TBL_5f_0_5f_19.E1" office:value-type="string">
            <text:p text:style-name="P8">7.208,98</text:p>
          </table:table-cell>
        </table:table-row>
        <table:table-row table:style-name="TBL_5f_0_5f_19.1">
          <table:table-cell table:style-name="TBL_5f_0_5f_19.A1" office:value-type="string">
            <text:p text:style-name="P7">2255</text:p>
          </table:table-cell>
          <table:table-cell table:style-name="TBL_5f_0_5f_19.B1" office:value-type="string">
            <text:p text:style-name="P7">UNILSON XAVIER DE SANTANA</text:p>
          </table:table-cell>
          <table:table-cell table:style-name="TBL_5f_0_5f_19.B1" office:value-type="string">
            <text:p text:style-name="P7">3º SARGENTO - requisitado - BESP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13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13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13,23</text:p>
          </table:table-cell>
        </table:table-row>
        <table:table-row table:style-name="TBL_5f_0_5f_19.1">
          <table:table-cell table:style-name="TBL_5f_0_5f_19.A1" office:value-type="string">
            <text:p text:style-name="P7">1668</text:p>
          </table:table-cell>
          <table:table-cell table:style-name="TBL_5f_0_5f_19.B1" office:value-type="string">
            <text:p text:style-name="P7">VALDECI SANTOS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</table:table-row>
        <table:table-row table:style-name="TBL_5f_0_5f_19.1">
          <table:table-cell table:style-name="TBL_5f_0_5f_19.A1" office:value-type="string">
            <text:p text:style-name="P7">1914</text:p>
          </table:table-cell>
          <table:table-cell table:style-name="TBL_5f_0_5f_19.B1" office:value-type="string">
            <text:p text:style-name="P7">VALDETE ALINE ALMEIDA DE MENEZES 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224,68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2.310,6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62,63</text:p>
          </table:table-cell>
          <table:table-cell table:style-name="TBL_5f_0_5f_19.E1" office:value-type="string">
            <text:p text:style-name="P8">11.162,05</text:p>
          </table:table-cell>
        </table:table-row>
        <table:table-row table:style-name="TBL_5f_0_5f_19.1">
          <table:table-cell table:style-name="TBL_5f_0_5f_19.A1" office:value-type="string">
            <text:p text:style-name="P7">2080</text:p>
          </table:table-cell>
          <table:table-cell table:style-name="TBL_5f_0_5f_19.B1" office:value-type="string">
            <text:p text:style-name="P7">VALDIVIA MARQUES BOMFIM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8.463,95</text:p>
          </table:table-cell>
          <table:table-cell table:style-name="TBL_5f_0_5f_19.E1" office:value-type="string">
            <text:p text:style-name="P8">600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1.237,44</text:p>
          </table:table-cell>
          <table:table-cell table:style-name="TBL_5f_0_5f_19.E1" office:value-type="string">
            <text:p text:style-name="P8">1.269,03</text:p>
          </table:table-cell>
          <table:table-cell table:style-name="TBL_5f_0_5f_19.E1" office:value-type="string">
            <text:p text:style-name="P8">1.274,4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43,43</text:p>
          </table:table-cell>
          <table:table-cell table:style-name="TBL_5f_0_5f_19.E1" office:value-type="string">
            <text:p text:style-name="P8">8.694,01</text:p>
          </table:table-cell>
        </table:table-row>
        <table:table-row table:style-name="TBL_5f_0_5f_19.1">
          <table:table-cell table:style-name="TBL_5f_0_5f_19.A1" office:value-type="string">
            <text:p text:style-name="P7">1499</text:p>
          </table:table-cell>
          <table:table-cell table:style-name="TBL_5f_0_5f_19.B1" office:value-type="string">
            <text:p text:style-name="P7">VALERIA CHAGAS MEL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6ª PROCURADORIA DE JUSTICA (CAMARA CRIMINA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05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8.593,84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3.439,6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91,57</text:p>
          </table:table-cell>
          <table:table-cell table:style-name="TBL_5f_0_5f_19.E1" office:value-type="string">
            <text:p text:style-name="P8">14.402,27</text:p>
          </table:table-cell>
        </table:table-row>
        <table:table-row table:style-name="TBL_5f_0_5f_19.1">
          <table:table-cell table:style-name="TBL_5f_0_5f_19.A1" office:value-type="string">
            <text:p text:style-name="P7">2194</text:p>
          </table:table-cell>
          <table:table-cell table:style-name="TBL_5f_0_5f_19.B1" office:value-type="string">
            <text:p text:style-name="P7">VALFRAN ARAGAO COSTA</text:p>
          </table:table-cell>
          <table:table-cell table:style-name="TBL_5f_0_5f_19.B1" office:value-type="string">
            <text:p text:style-name="P7">REDATOR TÉCNIC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</table:table-row>
        <table:table-row table:style-name="TBL_5f_0_5f_19.1">
          <table:table-cell table:style-name="TBL_5f_0_5f_19.A1" office:value-type="string">
            <text:p text:style-name="P7">2188</text:p>
          </table:table-cell>
          <table:table-cell table:style-name="TBL_5f_0_5f_19.B1" office:value-type="string">
            <text:p text:style-name="P7">VALMIR DOS SANTOS</text:p>
          </table:table-cell>
          <table:table-cell table:style-name="TBL_5f_0_5f_19.B1" office:value-type="string">
            <text:p text:style-name="P7">3º SARGENTO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</table:table-row>
        <table:table-row table:style-name="TBL_5f_0_5f_19.1">
          <table:table-cell table:style-name="TBL_5f_0_5f_19.A1" office:value-type="string">
            <text:p text:style-name="P7">1103</text:p>
          </table:table-cell>
          <table:table-cell table:style-name="TBL_5f_0_5f_19.B1" office:value-type="string">
            <text:p text:style-name="P7">VALTER REINALDO SILVA</text:p>
          </table:table-cell>
          <table:table-cell table:style-name="TBL_5f_0_5f_19.B1" office:value-type="string">
            <text:p text:style-name="P7">Assessor do Núcleo de C. e D. Proc. do C. Superior</text:p>
          </table:table-cell>
          <table:table-cell table:style-name="TBL_5f_0_5f_19.B1" office:value-type="string">
            <text:p text:style-name="P7">GABINETE DO SECRETARIO GERALPGJ/MP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17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5.326,97</text:p>
          </table:table-cell>
          <table:table-cell table:style-name="TBL_5f_0_5f_19.E1" office:value-type="string">
            <text:p text:style-name="P8">329,79</text:p>
          </table:table-cell>
          <table:table-cell table:style-name="TBL_5f_0_5f_19.E1" office:value-type="string">
            <text:p text:style-name="P8">62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91,79</text:p>
          </table:table-cell>
          <table:table-cell table:style-name="TBL_5f_0_5f_19.E1" office:value-type="string">
            <text:p text:style-name="P8">4.935,18</text:p>
          </table:table-cell>
        </table:table-row>
        <table:table-row table:style-name="TBL_5f_0_5f_19.1">
          <table:table-cell table:style-name="TBL_5f_0_5f_19.A1" office:value-type="string">
            <text:p text:style-name="P7">232</text:p>
          </table:table-cell>
          <table:table-cell table:style-name="TBL_5f_0_5f_19.B1" office:value-type="string">
            <text:p text:style-name="P7">VALTER VIEIRA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GABINETE DE SEGURANCA INSTITUCIONAL - GSI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3.032,7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10.687,41</text:p>
          </table:table-cell>
          <table:table-cell table:style-name="TBL_5f_0_5f_19.E1" office:value-type="string">
            <text:p text:style-name="P8">1.162,47</text:p>
          </table:table-cell>
          <table:table-cell table:style-name="TBL_5f_0_5f_19.E1" office:value-type="string">
            <text:p text:style-name="P8">1.094,3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56,85</text:p>
          </table:table-cell>
          <table:table-cell table:style-name="TBL_5f_0_5f_19.E1" office:value-type="string">
            <text:p text:style-name="P8">8.430,56</text:p>
          </table:table-cell>
        </table:table-row>
        <table:table-row table:style-name="TBL_5f_0_5f_19.1">
          <table:table-cell table:style-name="TBL_5f_0_5f_19.A1" office:value-type="string">
            <text:p text:style-name="P7">815</text:p>
          </table:table-cell>
          <table:table-cell table:style-name="TBL_5f_0_5f_19.B1" office:value-type="string">
            <text:p text:style-name="P7">VANDERLEY DOS SANTOS RODRIGUES</text:p>
          </table:table-cell>
          <table:table-cell table:style-name="TBL_5f_0_5f_19.B1" office:value-type="string">
            <text:p text:style-name="P7">Coordenador da Divisão de Design e Midia</text:p>
          </table:table-cell>
          <table:table-cell table:style-name="TBL_5f_0_5f_19.B1" office:value-type="string">
            <text:p text:style-name="P7">DIVISAO DE DESIGN E MID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68,3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0.040,36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983,1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09</text:p>
          </table:table-cell>
          <table:table-cell table:style-name="TBL_5f_0_5f_19.E1" office:value-type="string">
            <text:p text:style-name="P8">8.305,27</text:p>
          </table:table-cell>
        </table:table-row>
        <table:table-row table:style-name="TBL_5f_0_5f_19.1">
          <table:table-cell table:style-name="TBL_5f_0_5f_19.A1" office:value-type="string">
            <text:p text:style-name="P7">1969</text:p>
          </table:table-cell>
          <table:table-cell table:style-name="TBL_5f_0_5f_19.B1" office:value-type="string">
            <text:p text:style-name="P7">VANESSA GOIS NASCIMENT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MALHADOR</text:p>
          </table:table-cell>
          <table:table-cell table:style-name="TBL_5f_0_5f_19.E1" office:value-type="string">
            <text:p text:style-name="P8">6.774,42</text:p>
          </table:table-cell>
          <table:table-cell table:style-name="TBL_5f_0_5f_19.E1" office:value-type="string">
            <text:p text:style-name="P8">534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9.634,19</text:p>
          </table:table-cell>
          <table:table-cell table:style-name="TBL_5f_0_5f_19.E1" office:value-type="string">
            <text:p text:style-name="P8">1.023,25</text:p>
          </table:table-cell>
          <table:table-cell table:style-name="TBL_5f_0_5f_19.E1" office:value-type="string">
            <text:p text:style-name="P8">859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82,45</text:p>
          </table:table-cell>
          <table:table-cell table:style-name="TBL_5f_0_5f_19.E1" office:value-type="string">
            <text:p text:style-name="P8">7.751,74</text:p>
          </table:table-cell>
        </table:table-row>
        <table:table-row table:style-name="TBL_5f_0_5f_19.1">
          <table:table-cell table:style-name="TBL_5f_0_5f_19.A1" office:value-type="string">
            <text:p text:style-name="P7">1229</text:p>
          </table:table-cell>
          <table:table-cell table:style-name="TBL_5f_0_5f_19.B1" office:value-type="string">
            <text:p text:style-name="P7">VANESSA MOTA COUTINHO INACIO DE SOUZ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10.186,22</text:p>
          </table:table-cell>
          <table:table-cell table:style-name="TBL_5f_0_5f_19.E1" office:value-type="string">
            <text:p text:style-name="P8">2.037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4.396,38</text:p>
          </table:table-cell>
          <table:table-cell table:style-name="TBL_5f_0_5f_19.E1" office:value-type="string">
            <text:p text:style-name="P8">1.711,28</text:p>
          </table:table-cell>
          <table:table-cell table:style-name="TBL_5f_0_5f_19.E1" office:value-type="string">
            <text:p text:style-name="P8">2.021,4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732,77</text:p>
          </table:table-cell>
          <table:table-cell table:style-name="TBL_5f_0_5f_19.E1" office:value-type="string">
            <text:p text:style-name="P8">10.663,61</text:p>
          </table:table-cell>
        </table:table-row>
        <table:table-row table:style-name="TBL_5f_0_5f_19.1">
          <table:table-cell table:style-name="TBL_5f_0_5f_19.A1" office:value-type="string">
            <text:p text:style-name="P7">1238</text:p>
          </table:table-cell>
          <table:table-cell table:style-name="TBL_5f_0_5f_19.B1" office:value-type="string">
            <text:p text:style-name="P7">VANUSA MADUREIRA SOUZA MACED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6ª PROMOTORIA DE JUSTICA DISTRITAL - ARACAJU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2.008,35</text:p>
          </table:table-cell>
          <table:table-cell table:style-name="TBL_5f_0_5f_19.E1" office:value-type="string">
            <text:p text:style-name="P8">1.376,96</text:p>
          </table:table-cell>
          <table:table-cell table:style-name="TBL_5f_0_5f_19.E1" office:value-type="string">
            <text:p text:style-name="P8">1.352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29,40</text:p>
          </table:table-cell>
          <table:table-cell table:style-name="TBL_5f_0_5f_19.E1" office:value-type="string">
            <text:p text:style-name="P8">9.278,95</text:p>
          </table:table-cell>
        </table:table-row>
      </table:table>
      <table:table table:name="TBL_0_20" table:style-name="TBL_5f_0_5f_20">
        <table:table-column table:style-name="TBL_5f_0_5f_20.A"/>
        <table:table-column table:style-name="TBL_5f_0_5f_20.B"/>
        <table:table-column table:style-name="TBL_5f_0_5f_20.C"/>
        <table:table-column table:style-name="TBL_5f_0_5f_20.D"/>
        <table:table-column table:style-name="TBL_5f_0_5f_20.E"/>
        <table:table-column table:style-name="TBL_5f_0_5f_20.F"/>
        <table:table-column table:style-name="TBL_5f_0_5f_20.G"/>
        <table:table-column table:style-name="TBL_5f_0_5f_20.H"/>
        <table:table-column table:style-name="TBL_5f_0_5f_20.I"/>
        <table:table-column table:style-name="TBL_5f_0_5f_20.J"/>
        <table:table-column table:style-name="TBL_5f_0_5f_20.E"/>
        <table:table-column table:style-name="TBL_5f_0_5f_20.L" table:number-columns-repeated="2"/>
        <table:table-column table:style-name="TBL_5f_0_5f_20.J"/>
        <table:table-column table:style-name="TBL_5f_0_5f_20.O"/>
        <table:table-column table:style-name="TBL_5f_0_5f_20.P"/>
        <table:table-column table:style-name="TBL_5f_0_5f_20.Q"/>
        <table:table-column table:style-name="TBL_5f_0_5f_20.R"/>
        <table:table-row table:style-name="TBL_5f_0_5f_20.1">
          <table:table-cell table:style-name="TBL_5f_0_5f_20.A1" office:value-type="string">
            <text:p text:style-name="P7"><text:bookmark text:name="JR_PAGE_ANCHOR_0_21"/>599</text:p>
          </table:table-cell>
          <table:table-cell table:style-name="TBL_5f_0_5f_20.B1" office:value-type="string">
            <text:p text:style-name="P7">VERA LUCIA OLIVEIRA UCHO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9</text:p>
          </table:table-cell>
          <table:table-cell table:style-name="TBL_5f_0_5f_20.B1" office:value-type="string">
            <text:p text:style-name="P7">VERONICA DE OLIVEIRA LAZAR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DAS EXECUCOES CRIMINAIS -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1.048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863,2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2.460,18</text:p>
          </table:table-cell>
          <table:table-cell table:style-name="TBL_5f_0_5f_20.E1" office:value-type="string">
            <text:p text:style-name="P8">4.863,29</text:p>
          </table:table-cell>
          <table:table-cell table:style-name="TBL_5f_0_5f_20.E1" office:value-type="string">
            <text:p text:style-name="P8">8.683,5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546,81</text:p>
          </table:table-cell>
          <table:table-cell table:style-name="TBL_5f_0_5f_20.E1" office:value-type="string">
            <text:p text:style-name="P8">28.913,37</text:p>
          </table:table-cell>
        </table:table-row>
        <table:table-row table:style-name="TBL_5f_0_5f_20.1">
          <table:table-cell table:style-name="TBL_5f_0_5f_20.A1" office:value-type="string">
            <text:p text:style-name="P7">821</text:p>
          </table:table-cell>
          <table:table-cell table:style-name="TBL_5f_0_5f_20.B1" office:value-type="string">
            <text:p text:style-name="P7">VERONICA DINIZ FRANCO OLIVEIRA</text:p>
          </table:table-cell>
          <table:table-cell table:style-name="TBL_5f_0_5f_20.B1" office:value-type="string">
            <text:p text:style-name="P7">CHEFE DO NÚCLEO DE C. E DIST. PROCESSUAL</text:p>
          </table:table-cell>
          <table:table-cell table:style-name="TBL_5f_0_5f_20.B1" office:value-type="string">
            <text:p text:style-name="P7">GABINETE DO SECRETARIO GERALPGJ/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308,4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436,1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7.917,55</text:p>
          </table:table-cell>
          <table:table-cell table:style-name="TBL_5f_0_5f_20.E1" office:value-type="string">
            <text:p text:style-name="P8">655,52</text:p>
          </table:table-cell>
          <table:table-cell table:style-name="TBL_5f_0_5f_20.E1" office:value-type="string">
            <text:p text:style-name="P8">425,8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81,39</text:p>
          </table:table-cell>
          <table:table-cell table:style-name="TBL_5f_0_5f_20.E1" office:value-type="string">
            <text:p text:style-name="P8">6.836,16</text:p>
          </table:table-cell>
        </table:table-row>
        <table:table-row table:style-name="TBL_5f_0_5f_20.1">
          <table:table-cell table:style-name="TBL_5f_0_5f_20.A1" office:value-type="string">
            <text:p text:style-name="P7">1535</text:p>
          </table:table-cell>
          <table:table-cell table:style-name="TBL_5f_0_5f_20.B1" office:value-type="string">
            <text:p text:style-name="P7">VERONICA EUGENIA MORALES SALINAS ALV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AS ATIVIDADES CIVEIS E CRIMINAIS</text:p>
          </table:table-cell>
          <table:table-cell table:style-name="TBL_5f_0_5f_20.E1" office:value-type="string">
            <text:p text:style-name="P8">4.425,27</text:p>
          </table:table-cell>
          <table:table-cell table:style-name="TBL_5f_0_5f_20.E1" office:value-type="string">
            <text:p text:style-name="P8">663,7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7.261,98</text:p>
          </table:table-cell>
          <table:table-cell table:style-name="TBL_5f_0_5f_20.E1" office:value-type="string">
            <text:p text:style-name="P8">712,47</text:p>
          </table:table-cell>
          <table:table-cell table:style-name="TBL_5f_0_5f_20.E1" office:value-type="string">
            <text:p text:style-name="P8">348,6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61,07</text:p>
          </table:table-cell>
          <table:table-cell table:style-name="TBL_5f_0_5f_20.E1" office:value-type="string">
            <text:p text:style-name="P8">6.200,91</text:p>
          </table:table-cell>
        </table:table-row>
        <table:table-row table:style-name="TBL_5f_0_5f_20.1">
          <table:table-cell table:style-name="TBL_5f_0_5f_20.A1" office:value-type="string">
            <text:p text:style-name="P7">240</text:p>
          </table:table-cell>
          <table:table-cell table:style-name="TBL_5f_0_5f_20.B1" office:value-type="string">
            <text:p text:style-name="P7">VERONICA PEREIRA DA CRUZ</text:p>
          </table:table-cell>
          <table:table-cell table:style-name="TBL_5f_0_5f_20.B1" office:value-type="string">
            <text:p text:style-name="P7">SECRETÁRIA - requisitado</text:p>
          </table:table-cell>
          <table:table-cell table:style-name="TBL_5f_0_5f_20.B1" office:value-type="string">
            <text:p text:style-name="P7">PROMOTORIA DE JUSTICA - FREI PAUL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31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3.315,57</text:p>
          </table:table-cell>
          <table:table-cell table:style-name="TBL_5f_0_5f_20.E1" office:value-type="string">
            <text:p text:style-name="P8">67,3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7,33</text:p>
          </table:table-cell>
          <table:table-cell table:style-name="TBL_5f_0_5f_20.E1" office:value-type="string">
            <text:p text:style-name="P8">3.248,24</text:p>
          </table:table-cell>
        </table:table-row>
        <table:table-row table:style-name="TBL_5f_0_5f_20.1">
          <table:table-cell table:style-name="TBL_5f_0_5f_20.A1" office:value-type="string">
            <text:p text:style-name="P7">166</text:p>
          </table:table-cell>
          <table:table-cell table:style-name="TBL_5f_0_5f_20.B1" office:value-type="string">
            <text:p text:style-name="P7">VICENTE CABRAL LEAO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64</text:p>
          </table:table-cell>
          <table:table-cell table:style-name="TBL_5f_0_5f_20.B1" office:value-type="string">
            <text:p text:style-name="P7">VICTOR JOSE PINTO RIBEIRO SILVEIRA ALMEIDA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VISAO DE CONTROLE INTERN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590,77</text:p>
          </table:table-cell>
          <table:table-cell table:style-name="TBL_5f_0_5f_20.E1" office:value-type="string">
            <text:p text:style-name="P8">5.632,5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2.070,82</text:p>
          </table:table-cell>
          <table:table-cell table:style-name="TBL_5f_0_5f_20.E1" office:value-type="string">
            <text:p text:style-name="P8">634,09</text:p>
          </table:table-cell>
          <table:table-cell table:style-name="TBL_5f_0_5f_20.E1" office:value-type="string">
            <text:p text:style-name="P8">1.750,7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86</text:p>
          </table:table-cell>
          <table:table-cell table:style-name="TBL_5f_0_5f_20.E1" office:value-type="string">
            <text:p text:style-name="P8">9.685,96</text:p>
          </table:table-cell>
        </table:table-row>
        <table:table-row table:style-name="TBL_5f_0_5f_20.1">
          <table:table-cell table:style-name="TBL_5f_0_5f_20.A1" office:value-type="string">
            <text:p text:style-name="P7">2245</text:p>
          </table:table-cell>
          <table:table-cell table:style-name="TBL_5f_0_5f_20.B1" office:value-type="string">
            <text:p text:style-name="P7">VICTOR OSORIO RAMOS PORTO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RETORIA DE TECNOLOGIA DA INFORMACA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001,60</text:p>
          </table:table-cell>
          <table:table-cell table:style-name="TBL_5f_0_5f_20.E1" office:value-type="string">
            <text:p text:style-name="P8">171,83</text:p>
          </table:table-cell>
          <table:table-cell table:style-name="TBL_5f_0_5f_20.E1" office:value-type="string">
            <text:p text:style-name="P8">1,2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3,09</text:p>
          </table:table-cell>
          <table:table-cell table:style-name="TBL_5f_0_5f_20.E1" office:value-type="string">
            <text:p text:style-name="P8">3.828,51</text:p>
          </table:table-cell>
        </table:table-row>
        <table:table-row table:style-name="TBL_5f_0_5f_20.1">
          <table:table-cell table:style-name="TBL_5f_0_5f_20.A1" office:value-type="string">
            <text:p text:style-name="P7">64</text:p>
          </table:table-cell>
          <table:table-cell table:style-name="TBL_5f_0_5f_20.B1" office:value-type="string">
            <text:p text:style-name="P7">VIRGILIO DO VALE VIAN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- ITABAIANA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2.133,7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3.398,42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8.929,7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646,26</text:p>
          </table:table-cell>
          <table:table-cell table:style-name="TBL_5f_0_5f_20.E1" office:value-type="string">
            <text:p text:style-name="P8">29.752,16</text:p>
          </table:table-cell>
        </table:table-row>
        <table:table-row table:style-name="TBL_5f_0_5f_20.1">
          <table:table-cell table:style-name="TBL_5f_0_5f_20.A1" office:value-type="string">
            <text:p text:style-name="P7">1745</text:p>
          </table:table-cell>
          <table:table-cell table:style-name="TBL_5f_0_5f_20.B1" office:value-type="string">
            <text:p text:style-name="P7">VITOR ARTUR RALIN DE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MATERIAL/DM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001,60</text:p>
          </table:table-cell>
          <table:table-cell table:style-name="TBL_5f_0_5f_20.E1" office:value-type="string">
            <text:p text:style-name="P8">171,83</text:p>
          </table:table-cell>
          <table:table-cell table:style-name="TBL_5f_0_5f_20.E1" office:value-type="string">
            <text:p text:style-name="P8">1,2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3,09</text:p>
          </table:table-cell>
          <table:table-cell table:style-name="TBL_5f_0_5f_20.E1" office:value-type="string">
            <text:p text:style-name="P8">3.828,51</text:p>
          </table:table-cell>
        </table:table-row>
        <table:table-row table:style-name="TBL_5f_0_5f_20.1">
          <table:table-cell table:style-name="TBL_5f_0_5f_20.A1" office:value-type="string">
            <text:p text:style-name="P7">2243</text:p>
          </table:table-cell>
          <table:table-cell table:style-name="TBL_5f_0_5f_20.B1" office:value-type="string">
            <text:p text:style-name="P7">VITORIA CARVALHO PLECH PER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GRUPO DE APOIO OPERACIONAL - SEC. GERAL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001,60</text:p>
          </table:table-cell>
          <table:table-cell table:style-name="TBL_5f_0_5f_20.E1" office:value-type="string">
            <text:p text:style-name="P8">171,83</text:p>
          </table:table-cell>
          <table:table-cell table:style-name="TBL_5f_0_5f_20.E1" office:value-type="string">
            <text:p text:style-name="P8">1,2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3,09</text:p>
          </table:table-cell>
          <table:table-cell table:style-name="TBL_5f_0_5f_20.E1" office:value-type="string">
            <text:p text:style-name="P8">3.828,51</text:p>
          </table:table-cell>
        </table:table-row>
        <table:table-row table:style-name="TBL_5f_0_5f_20.1">
          <table:table-cell table:style-name="TBL_5f_0_5f_20.A1" office:value-type="string">
            <text:p text:style-name="P7">2103</text:p>
          </table:table-cell>
          <table:table-cell table:style-name="TBL_5f_0_5f_20.B1" office:value-type="string">
            <text:p text:style-name="P7">VIVIANE MILENA FERREIRA DE MELO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3ª PROMOTORIA DE JUSTICA DOS DIREITOS DO CIDADAO</text:p>
          </table:table-cell>
          <table:table-cell table:style-name="TBL_5f_0_5f_20.E1" office:value-type="string">
            <text:p text:style-name="P8">3.715,54</text:p>
          </table:table-cell>
          <table:table-cell table:style-name="TBL_5f_0_5f_20.E1" office:value-type="string">
            <text:p text:style-name="P8">185,7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810,31</text:p>
          </table:table-cell>
          <table:table-cell table:style-name="TBL_5f_0_5f_20.E1" office:value-type="string">
            <text:p text:style-name="P8">546,18</text:p>
          </table:table-cell>
          <table:table-cell table:style-name="TBL_5f_0_5f_20.E1" office:value-type="string">
            <text:p text:style-name="P8">120,0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66,21</text:p>
          </table:table-cell>
          <table:table-cell table:style-name="TBL_5f_0_5f_20.E1" office:value-type="string">
            <text:p text:style-name="P8">5.144,10</text:p>
          </table:table-cell>
        </table:table-row>
        <table:table-row table:style-name="TBL_5f_0_5f_20.1">
          <table:table-cell table:style-name="TBL_5f_0_5f_20.A1" office:value-type="string">
            <text:p text:style-name="P7">1407</text:p>
          </table:table-cell>
          <table:table-cell table:style-name="TBL_5f_0_5f_20.B1" office:value-type="string">
            <text:p text:style-name="P7">VOLESSA FREIRE SAMPAIO FISCIN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CARMOPOLIS</text:p>
          </table:table-cell>
          <table:table-cell table:style-name="TBL_5f_0_5f_20.E1" office:value-type="string">
            <text:p text:style-name="P8">9.065,70</text:p>
          </table:table-cell>
          <table:table-cell table:style-name="TBL_5f_0_5f_20.E1" office:value-type="string">
            <text:p text:style-name="P8">2.719,7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17,20</text:p>
          </table:table-cell>
          <table:table-cell table:style-name="TBL_5f_0_5f_20.E1" office:value-type="string">
            <text:p text:style-name="P8">14.302,61</text:p>
          </table:table-cell>
          <table:table-cell table:style-name="TBL_5f_0_5f_20.E1" office:value-type="string">
            <text:p text:style-name="P8">1.649,96</text:p>
          </table:table-cell>
          <table:table-cell table:style-name="TBL_5f_0_5f_20.E1" office:value-type="string">
            <text:p text:style-name="P8">1.917,8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567,85</text:p>
          </table:table-cell>
          <table:table-cell table:style-name="TBL_5f_0_5f_20.E1" office:value-type="string">
            <text:p text:style-name="P8">10.734,76</text:p>
          </table:table-cell>
        </table:table-row>
        <table:table-row table:style-name="TBL_5f_0_5f_20.1">
          <table:table-cell table:style-name="TBL_5f_0_5f_20.A1" office:value-type="string">
            <text:p text:style-name="P7">1639</text:p>
          </table:table-cell>
          <table:table-cell table:style-name="TBL_5f_0_5f_20.B1" office:value-type="string">
            <text:p text:style-name="P7">WALTENBERG LIMA DE SA</text:p>
          </table:table-cell>
          <table:table-cell table:style-name="TBL_5f_0_5f_20.B1" office:value-type="string">
            <text:p text:style-name="P7">PROMOTOR DE JUSTIÇA DE ENTR. INICIAL</text:p>
          </table:table-cell>
          <table:table-cell table:style-name="TBL_5f_0_5f_20.B1" office:value-type="string">
            <text:p text:style-name="P7">1ª PROMOTORIA DE JUSTICA - NEOPOLIS</text:p>
          </table:table-cell>
          <table:table-cell table:style-name="TBL_5f_0_5f_20.E1" office:value-type="string">
            <text:p text:style-name="P8">32.00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569,39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40.746,96</text:p>
          </table:table-cell>
          <table:table-cell table:style-name="TBL_5f_0_5f_20.E1" office:value-type="string">
            <text:p text:style-name="P8">4.480,65</text:p>
          </table:table-cell>
          <table:table-cell table:style-name="TBL_5f_0_5f_20.E1" office:value-type="string">
            <text:p text:style-name="P8">8.297,7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2.778,42</text:p>
          </table:table-cell>
          <table:table-cell table:style-name="TBL_5f_0_5f_20.E1" office:value-type="string">
            <text:p text:style-name="P8">27.968,54</text:p>
          </table:table-cell>
        </table:table-row>
        <table:table-row table:style-name="TBL_5f_0_5f_20.1">
          <table:table-cell table:style-name="TBL_5f_0_5f_20.A1" office:value-type="string">
            <text:p text:style-name="P7">347</text:p>
          </table:table-cell>
          <table:table-cell table:style-name="TBL_5f_0_5f_20.B1" office:value-type="string">
            <text:p text:style-name="P7">WALTER CESAR NUNES SILV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1ª PROMOTORIA DE JUSTICA - LARANJEIRAS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2.352,6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368,91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51.794,76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10.196,3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4.912,81</text:p>
          </table:table-cell>
          <table:table-cell table:style-name="TBL_5f_0_5f_20.E1" office:value-type="string">
            <text:p text:style-name="P8">36.881,95</text:p>
          </table:table-cell>
        </table:table-row>
        <table:table-row table:style-name="TBL_5f_0_5f_20.1">
          <table:table-cell table:style-name="TBL_5f_0_5f_20.A1" office:value-type="string">
            <text:p text:style-name="P7">178</text:p>
          </table:table-cell>
          <table:table-cell table:style-name="TBL_5f_0_5f_20.B1" office:value-type="string">
            <text:p text:style-name="P7">WANDERLEY SIQUEIRA MONTE SANTO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SETOR DE PROTOCOLO/ DAA/DA/SG</text:p>
          </table:table-cell>
          <table:table-cell table:style-name="TBL_5f_0_5f_20.E1" office:value-type="string">
            <text:p text:style-name="P8">5.270,57</text:p>
          </table:table-cell>
          <table:table-cell table:style-name="TBL_5f_0_5f_20.E1" office:value-type="string">
            <text:p text:style-name="P8">12.732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20,4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23.383,14</text:p>
          </table:table-cell>
          <table:table-cell table:style-name="TBL_5f_0_5f_20.E1" office:value-type="string">
            <text:p text:style-name="P8">2.520,49</text:p>
          </table:table-cell>
          <table:table-cell table:style-name="TBL_5f_0_5f_20.E1" office:value-type="string">
            <text:p text:style-name="P8">3.873,0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393,55</text:p>
          </table:table-cell>
          <table:table-cell table:style-name="TBL_5f_0_5f_20.E1" office:value-type="string">
            <text:p text:style-name="P8">16.989,59</text:p>
          </table:table-cell>
        </table:table-row>
        <table:table-row table:style-name="TBL_5f_0_5f_20.1">
          <table:table-cell table:style-name="TBL_5f_0_5f_20.A1" office:value-type="string">
            <text:p text:style-name="P7">97</text:p>
          </table:table-cell>
          <table:table-cell table:style-name="TBL_5f_0_5f_20.B1" office:value-type="string">
            <text:p text:style-name="P7">WASHINGTON LUIZ MENDONCA</text:p>
          </table:table-cell>
          <table:table-cell table:style-name="TBL_5f_0_5f_20.B1" office:value-type="string">
            <text:p text:style-name="P7">* PROFESSOR 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2034</text:p>
          </table:table-cell>
          <table:table-cell table:style-name="TBL_5f_0_5f_20.B1" office:value-type="string">
            <text:p text:style-name="P7">WELLINGTON FERREIRA DANTAS</text:p>
          </table:table-cell>
          <table:table-cell table:style-name="TBL_5f_0_5f_20.B1" office:value-type="string">
            <text:p text:style-name="P7">3º SARGENTO - requisitado - BESP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</table:table-row>
        <table:table-row table:style-name="TBL_5f_0_5f_20.1">
          <table:table-cell table:style-name="TBL_5f_0_5f_20.A1" office:value-type="string">
            <text:p text:style-name="P7">2029</text:p>
          </table:table-cell>
          <table:table-cell table:style-name="TBL_5f_0_5f_20.B1" office:value-type="string">
            <text:p text:style-name="P7">WESLEY CRISTIAN SANTOS ALMEIDA</text:p>
          </table:table-cell>
          <table:table-cell table:style-name="TBL_5f_0_5f_20.B1" office:value-type="string">
            <text:p text:style-name="P7">ASSESSOR OPERACIONAL FUNCIONAL </text:p>
          </table:table-cell>
          <table:table-cell table:style-name="TBL_5f_0_5f_20.B1" office:value-type="string">
            <text:p text:style-name="P7">GRUPO DE ATUACAO ESPECIAL DE COMBATE AO CRIME ORGANIZADO (GAECO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260,3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6.169,35</text:p>
          </table:table-cell>
          <table:table-cell table:style-name="TBL_5f_0_5f_20.E1" office:value-type="string">
            <text:p text:style-name="P8">447,73</text:p>
          </table:table-cell>
          <table:table-cell table:style-name="TBL_5f_0_5f_20.E1" office:value-type="string">
            <text:p text:style-name="P8">103,3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51,07</text:p>
          </table:table-cell>
          <table:table-cell table:style-name="TBL_5f_0_5f_20.E1" office:value-type="string">
            <text:p text:style-name="P8">5.618,28</text:p>
          </table:table-cell>
        </table:table-row>
        <table:table-row table:style-name="TBL_5f_0_5f_20.1">
          <table:table-cell table:style-name="TBL_5f_0_5f_20.A1" office:value-type="string">
            <text:p text:style-name="P7">785</text:p>
          </table:table-cell>
          <table:table-cell table:style-name="TBL_5f_0_5f_20.B1" office:value-type="string">
            <text:p text:style-name="P7">WESLEY DE SANTANA SANTOS</text:p>
          </table:table-cell>
          <table:table-cell table:style-name="TBL_5f_0_5f_20.B1" office:value-type="string">
            <text:p text:style-name="P7">Chefe do Setor de A. e Est. do Cartório</text:p>
          </table:table-cell>
          <table:table-cell table:style-name="TBL_5f_0_5f_20.B1" office:value-type="string">
            <text:p text:style-name="P7">CARTORIO DO 2º GRA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417,9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540,65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6.867,62</text:p>
          </table:table-cell>
          <table:table-cell table:style-name="TBL_5f_0_5f_20.E1" office:value-type="string">
            <text:p text:style-name="P8">545,48</text:p>
          </table:table-cell>
          <table:table-cell table:style-name="TBL_5f_0_5f_20.E1" office:value-type="string">
            <text:p text:style-name="P8">271,5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816,99</text:p>
          </table:table-cell>
          <table:table-cell table:style-name="TBL_5f_0_5f_20.E1" office:value-type="string">
            <text:p text:style-name="P8">6.050,63</text:p>
          </table:table-cell>
        </table:table-row>
        <table:table-row table:style-name="TBL_5f_0_5f_20.1">
          <table:table-cell table:style-name="TBL_5f_0_5f_20.A1" office:value-type="string">
            <text:p text:style-name="P7">2132</text:p>
          </table:table-cell>
          <table:table-cell table:style-name="TBL_5f_0_5f_20.B1" office:value-type="string">
            <text:p text:style-name="P7">WESLEY SANTOS CERQU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APOIO ADMINISTRATIVO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27,78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629,38</text:p>
          </table:table-cell>
          <table:table-cell table:style-name="TBL_5f_0_5f_20.E1" office:value-type="string">
            <text:p text:style-name="P8">243,84</text:p>
          </table:table-cell>
          <table:table-cell table:style-name="TBL_5f_0_5f_20.E1" office:value-type="string">
            <text:p text:style-name="P8">28,7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72,56</text:p>
          </table:table-cell>
          <table:table-cell table:style-name="TBL_5f_0_5f_20.E1" office:value-type="string">
            <text:p text:style-name="P8">4.356,82</text:p>
          </table:table-cell>
        </table:table-row>
        <table:table-row table:style-name="TBL_5f_0_5f_20.1">
          <table:table-cell table:style-name="TBL_5f_0_5f_20.A1" office:value-type="string">
            <text:p text:style-name="P7">1947</text:p>
          </table:table-cell>
          <table:table-cell table:style-name="TBL_5f_0_5f_20.B1" office:value-type="string">
            <text:p text:style-name="P7">WILLDE PEREIRA SOBRAL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ESPECIAL CÍVEL E CRIMINAL - NOSSA SENHORA DO SOCORRO</text:p>
          </table:table-cell>
          <table:table-cell table:style-name="TBL_5f_0_5f_20.E1" office:value-type="string">
            <text:p text:style-name="P8">10.514,81</text:p>
          </table:table-cell>
          <table:table-cell table:style-name="TBL_5f_0_5f_20.E1" office:value-type="string">
            <text:p text:style-name="P8">1.359,8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46,44</text:p>
          </table:table-cell>
          <table:table-cell table:style-name="TBL_5f_0_5f_20.E1" office:value-type="string">
            <text:p text:style-name="P8">14.021,11</text:p>
          </table:table-cell>
          <table:table-cell table:style-name="TBL_5f_0_5f_20.E1" office:value-type="string">
            <text:p text:style-name="P8">1.662,45</text:p>
          </table:table-cell>
          <table:table-cell table:style-name="TBL_5f_0_5f_20.E1" office:value-type="string">
            <text:p text:style-name="P8">1.939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601,45</text:p>
          </table:table-cell>
          <table:table-cell table:style-name="TBL_5f_0_5f_20.E1" office:value-type="string">
            <text:p text:style-name="P8">10.419,66</text:p>
          </table:table-cell>
        </table:table-row>
        <table:table-row table:style-name="TBL_5f_0_5f_20.1">
          <table:table-cell table:style-name="TBL_5f_0_5f_20.A1" office:value-type="string">
            <text:p text:style-name="P7">2214</text:p>
          </table:table-cell>
          <table:table-cell table:style-name="TBL_5f_0_5f_20.B1" office:value-type="string">
            <text:p text:style-name="P7">WILTON ARAUJO SANTOS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696</text:p>
          </table:table-cell>
          <table:table-cell table:style-name="TBL_5f_0_5f_20.B1" office:value-type="string">
            <text:p text:style-name="P7">WOLNEY MACIEL DE CARVALHO NE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CA DISTRITAL - ARACAJU </text:p>
          </table:table-cell>
          <table:table-cell table:style-name="TBL_5f_0_5f_20.E1" office:value-type="string">
            <text:p text:style-name="P8">8.552,55</text:p>
          </table:table-cell>
          <table:table-cell table:style-name="TBL_5f_0_5f_20.E1" office:value-type="string">
            <text:p text:style-name="P8">1.710,5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2.172,05</text:p>
          </table:table-cell>
          <table:table-cell table:style-name="TBL_5f_0_5f_20.E1" office:value-type="string">
            <text:p text:style-name="P8">1.436,83</text:p>
          </table:table-cell>
          <table:table-cell table:style-name="TBL_5f_0_5f_20.E1" office:value-type="string">
            <text:p text:style-name="P8">1.557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994,68</text:p>
          </table:table-cell>
          <table:table-cell table:style-name="TBL_5f_0_5f_20.E1" office:value-type="string">
            <text:p text:style-name="P8">9.177,37</text:p>
          </table:table-cell>
        </table:table-row>
        <table:table-row table:style-name="TBL_5f_0_5f_20.1">
          <table:table-cell table:style-name="TBL_5f_0_5f_20.A1" office:value-type="string">
            <text:p text:style-name="P7">1794</text:p>
          </table:table-cell>
          <table:table-cell table:style-name="TBL_5f_0_5f_20.B1" office:value-type="string">
            <text:p text:style-name="P7">YANNE LEITE MENES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DOS DIREITOS A EDUCACA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414,33</text:p>
          </table:table-cell>
          <table:table-cell table:style-name="TBL_5f_0_5f_20.E1" office:value-type="string">
            <text:p text:style-name="P8">1.138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7.400,29</text:p>
          </table:table-cell>
          <table:table-cell table:style-name="TBL_5f_0_5f_20.E1" office:value-type="string">
            <text:p text:style-name="P8">609,39</text:p>
          </table:table-cell>
          <table:table-cell table:style-name="TBL_5f_0_5f_20.E1" office:value-type="string">
            <text:p text:style-name="P8">421,0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30,42</text:p>
          </table:table-cell>
          <table:table-cell table:style-name="TBL_5f_0_5f_20.E1" office:value-type="string">
            <text:p text:style-name="P8">6.369,87</text:p>
          </table:table-cell>
        </table:table-row>
        <table:table-row table:style-name="TBL_5f_0_5f_20.26">
          <table:table-cell table:style-name="TBL_5f_0_5f_20.A26" office:value-type="string">
            <text:p text:style-name="P5">Total Geral</text:p>
          </table:table-cell>
          <table:table-cell table:style-name="TBL_5f_0_5f_20.B1" office:value-type="string">
            <text:p text:style-name="P4">899</text:p>
          </table:table-cell>
          <table:table-cell table:style-name="TBL_5f_0_5f_20.C26" office:value-type="string">
            <text:p text:style-name="P1"/>
          </table:table-cell>
          <table:table-cell table:style-name="TBL_5f_0_5f_20.C26" office:value-type="string">
            <text:p text:style-name="P1"/>
          </table:table-cell>
          <table:table-cell table:style-name="TBL_5f_0_5f_20.E1" office:value-type="string">
            <text:p text:style-name="P6">7.055.287,89</text:p>
          </table:table-cell>
          <table:table-cell table:style-name="TBL_5f_0_5f_20.E1" office:value-type="string">
            <text:p text:style-name="P6">758.668,75</text:p>
          </table:table-cell>
          <table:table-cell table:style-name="TBL_5f_0_5f_20.E1" office:value-type="string">
            <text:p text:style-name="P6">1.176.460,05</text:p>
          </table:table-cell>
          <table:table-cell table:style-name="TBL_5f_0_5f_20.E1" office:value-type="string">
            <text:p text:style-name="P6">172.368,12</text:p>
          </table:table-cell>
          <table:table-cell table:style-name="TBL_5f_0_5f_20.E1" office:value-type="string">
            <text:p text:style-name="P6">339.895,03</text:p>
          </table:table-cell>
          <table:table-cell table:style-name="TBL_5f_0_5f_20.E1" office:value-type="string">
            <text:p text:style-name="P6">181.331,27</text:p>
          </table:table-cell>
          <table:table-cell table:style-name="TBL_5f_0_5f_20.E1" office:value-type="string">
            <text:p text:style-name="P6">286.047,37</text:p>
          </table:table-cell>
          <table:table-cell table:style-name="TBL_5f_0_5f_20.E1" office:value-type="string">
            <text:p text:style-name="P6">1.940.047,42</text:p>
          </table:table-cell>
          <table:table-cell table:style-name="TBL_5f_0_5f_20.E1" office:value-type="string">
            <text:p text:style-name="P6">11.910.105,90</text:p>
          </table:table-cell>
          <table:table-cell table:style-name="TBL_5f_0_5f_20.E1" office:value-type="string">
            <text:p text:style-name="P6">1.126.625,36</text:p>
          </table:table-cell>
          <table:table-cell table:style-name="TBL_5f_0_5f_20.E1" office:value-type="string">
            <text:p text:style-name="P6">1.693.970,84</text:p>
          </table:table-cell>
          <table:table-cell table:style-name="TBL_5f_0_5f_20.E1" office:value-type="string">
            <text:p text:style-name="P6">27.613,58</text:p>
          </table:table-cell>
          <table:table-cell table:style-name="TBL_5f_0_5f_20.E1" office:value-type="string">
            <text:p text:style-name="P6">2.848.209,78</text:p>
          </table:table-cell>
          <table:table-cell table:style-name="TBL_5f_0_5f_20.E1" office:value-type="string">
            <text:p text:style-name="P6">9.061.896,12</text:p>
          </table:table-cell>
        </table:table-row>
        <table:table-row table:style-name="TBL_5f_0_5f_20.27">
          <table:table-cell table:style-name="TBL_5f_0_5f_20.A27" office:value-type="string">
            <text:p text:style-name="P10">Data da última atualização:</text:p>
          </table:table-cell>
          <table:table-cell table:style-name="TBL_5f_0_5f_20.A27" table:number-columns-spanned="17" office:value-type="string">
            <text:p text:style-name="P3">31/03/2021 07:55: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20.28">
          <table:table-cell table:style-name="TBL_5f_0_5f_20.A27" table:number-columns-spanned="18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21" meta:image-count="0" meta:object-count="0" meta:page-count="21" meta:paragraph-count="16226" meta:word-count="26982" meta:character-count="166603" meta:non-whitespace-character-count="155707"/>
    <meta:generator>LibreOffice/6.4.6.2$Windows_X86_64 LibreOffice_project/0ce51a4fd21bff07a5c061082cc82c5ed232f115</meta:generator>
  </office:meta>
</office:document-meta>
</file>